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automatic-styles>
    <style:style style:name="co1" style:family="table-column">
      <style:table-column-properties fo:break-before="auto" style:column-width="1.635cm"/>
    </style:style>
    <style:style style:name="co2" style:family="table-column">
      <style:table-column-properties fo:break-before="auto" style:column-width="2.217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0.61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0.75cm"/>
    </style:style>
    <style:style style:name="co14" style:family="table-column">
      <style:table-column-properties fo:break-before="auto" style:column-width="0.582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108cm"/>
    </style:style>
    <style:style style:name="co18" style:family="table-column">
      <style:table-column-properties fo:break-before="auto" style:column-width="0.63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0.72cm"/>
    </style:style>
    <style:style style:name="co21" style:family="table-column">
      <style:table-column-properties fo:break-before="auto" style:column-width="0.914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0.887cm"/>
    </style:style>
    <style:style style:name="co25" style:family="table-column">
      <style:table-column-properties fo:break-before="auto" style:column-width="1.2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PageStyle_5f_Vzorci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" style:base-cell-address="januar.M2"/>
      <style:map style:condition="cell-content()&gt;1" style:apply-style-name="ConditionalStyle_5f_4" style:base-cell-address="januar.M2"/>
    </style:style>
    <style:style style:name="ce38" style:family="table-cell" style:parent-style-name="Default" style:data-style-name="N100">
      <style:table-cell-properties style:rotation-align="none"/>
    </style:style>
    <style:style style:name="ce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" style:base-cell-address="januar.N2"/>
      <style:map style:condition="cell-content()&gt;1" style:apply-style-name="ConditionalStyle_5f_6" style:base-cell-address="januar.N2"/>
    </style:style>
    <style:style style:name="ce4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7" style:base-cell-address="januar.S2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8" style:base-cell-address="januar.S33"/>
    </style:style>
    <style:style style:name="ce4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9" style:base-cell-address="januar.T2"/>
      <style:map style:condition="cell-content()&gt;1" style:apply-style-name="ConditionalStyle_5f_10" style:base-cell-address="januar.T2"/>
    </style:style>
    <style:style style:name="ce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1" style:base-cell-address="januar.U2"/>
      <style:map style:condition="cell-content()&gt;2" style:apply-style-name="ConditionalStyle_5f_12" style:base-cell-address="januar.U2"/>
    </style:style>
    <style:style style:name="ce4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3" style:base-cell-address="februar.B2"/>
      <style:map style:condition="cell-content()=&quot;ned&quot;" style:apply-style-name="ConditionalStyle_5f_14" style:base-cell-address="februar.B2"/>
    </style:style>
    <style:style style:name="ce4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3" style:base-cell-address="februar.B2"/>
      <style:map style:condition="cell-content()=&quot;ned&quot;" style:apply-style-name="ConditionalStyle_5f_14" style:base-cell-address="februar.B2"/>
    </style:style>
    <style:style style:name="ce49" style:family="table-cell" style:parent-style-name="Default" style:data-style-name="N100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5" style:base-cell-address="februar.M2"/>
      <style:map style:condition="cell-content()&gt;1" style:apply-style-name="ConditionalStyle_5f_16" style:base-cell-address="februar.M2"/>
    </style:style>
    <style:style style:name="ce5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7" style:base-cell-address="februar.N2"/>
      <style:map style:condition="cell-content()&gt;1" style:apply-style-name="ConditionalStyle_5f_18" style:base-cell-address="februar.N2"/>
    </style:style>
    <style:style style:name="ce5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9" style:base-cell-address="februar.S2"/>
    </style:style>
    <style:style style:name="ce5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20" style:base-cell-address="februar.T2"/>
      <style:map style:condition="cell-content()&gt;1" style:apply-style-name="ConditionalStyle_5f_21" style:base-cell-address="februar.T2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2" style:base-cell-address="februar.U2"/>
      <style:map style:condition="cell-content()&gt;2" style:apply-style-name="ConditionalStyle_5f_23" style:base-cell-address="februar.U2"/>
    </style:style>
    <style:style style:name="ce5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4" style:base-cell-address="marec.B2"/>
      <style:map style:condition="cell-content()=&quot;ned&quot;" style:apply-style-name="ConditionalStyle_5f_25" style:base-cell-address="marec.B2"/>
    </style:style>
    <style:style style:name="ce5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4" style:base-cell-address="marec.B2"/>
      <style:map style:condition="cell-content()=&quot;ned&quot;" style:apply-style-name="ConditionalStyle_5f_25" style:base-cell-address="marec.B2"/>
    </style:style>
    <style:style style:name="ce6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6" style:base-cell-address="marec.M2"/>
      <style:map style:condition="cell-content()&gt;1" style:apply-style-name="ConditionalStyle_5f_27" style:base-cell-address="marec.M2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8" style:base-cell-address="marec.N2"/>
      <style:map style:condition="cell-content()&gt;1" style:apply-style-name="ConditionalStyle_5f_29" style:base-cell-address="marec.N2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30" style:base-cell-address="marec.S2"/>
    </style:style>
    <style:style style:name="ce67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31" style:base-cell-address="marec.T2"/>
      <style:map style:condition="cell-content()&gt;1" style:apply-style-name="ConditionalStyle_5f_32" style:base-cell-address="marec.T2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33" style:base-cell-address="marec.U2"/>
      <style:map style:condition="cell-content()&gt;2" style:apply-style-name="ConditionalStyle_5f_34" style:base-cell-address="marec.U2"/>
    </style:style>
    <style:style style:name="ce6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35" style:base-cell-address="april.B2"/>
      <style:map style:condition="cell-content()=&quot;ned&quot;" style:apply-style-name="ConditionalStyle_5f_36" style:base-cell-address="april.B2"/>
    </style:style>
    <style:style style:name="ce7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35" style:base-cell-address="april.B2"/>
      <style:map style:condition="cell-content()=&quot;ned&quot;" style:apply-style-name="ConditionalStyle_5f_36" style:base-cell-address="april.B2"/>
    </style:style>
    <style:style style:name="ce7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00">
      <style:table-cell-properties fo:background-color="#ffffc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7" style:base-cell-address="april.M2"/>
      <style:map style:condition="cell-content()&gt;1" style:apply-style-name="ConditionalStyle_5f_38" style:base-cell-address="april.M2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9" style:base-cell-address="april.N2"/>
      <style:map style:condition="cell-content()&gt;1" style:apply-style-name="ConditionalStyle_5f_40" style:base-cell-address="april.N2"/>
    </style:style>
    <style:style style:name="ce7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41" style:base-cell-address="april.S2"/>
    </style:style>
    <style:style style:name="ce80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42" style:base-cell-address="april.T2"/>
      <style:map style:condition="cell-content()&gt;1" style:apply-style-name="ConditionalStyle_5f_43" style:base-cell-address="april.T2"/>
    </style:style>
    <style:style style:name="ce8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44" style:base-cell-address="april.U2"/>
      <style:map style:condition="cell-content()&gt;2" style:apply-style-name="ConditionalStyle_5f_45" style:base-cell-address="april.U2"/>
    </style:style>
    <style:style style:name="ce8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46" style:base-cell-address="maj.B2"/>
      <style:map style:condition="cell-content()=&quot;ned&quot;" style:apply-style-name="ConditionalStyle_5f_47" style:base-cell-address="maj.B2"/>
    </style:style>
    <style:style style:name="ce8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46" style:base-cell-address="maj.B2"/>
      <style:map style:condition="cell-content()=&quot;ned&quot;" style:apply-style-name="ConditionalStyle_5f_47" style:base-cell-address="maj.B2"/>
    </style:style>
    <style:style style:name="ce8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8" style:base-cell-address="maj.M2"/>
      <style:map style:condition="cell-content()&gt;1" style:apply-style-name="ConditionalStyle_5f_49" style:base-cell-address="maj.M2"/>
    </style:style>
    <style:style style:name="ce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0" style:base-cell-address="maj.N2"/>
      <style:map style:condition="cell-content()&gt;1" style:apply-style-name="ConditionalStyle_5f_51" style:base-cell-address="maj.N2"/>
    </style:style>
    <style:style style:name="ce8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2" style:base-cell-address="maj.S2"/>
    </style:style>
    <style:style style:name="ce87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53" style:base-cell-address="maj.T2"/>
      <style:map style:condition="cell-content()&gt;1" style:apply-style-name="ConditionalStyle_5f_54" style:base-cell-address="maj.T2"/>
    </style:style>
    <style:style style:name="ce8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55" style:base-cell-address="maj.U2"/>
      <style:map style:condition="cell-content()&gt;2" style:apply-style-name="ConditionalStyle_5f_56" style:base-cell-address="maj.U2"/>
    </style:style>
    <style:style style:name="ce8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7" style:base-cell-address="junij.B2"/>
      <style:map style:condition="cell-content()=&quot;ned&quot;" style:apply-style-name="ConditionalStyle_5f_58" style:base-cell-address="junij.B2"/>
    </style:style>
    <style:style style:name="ce9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7" style:base-cell-address="junij.B2"/>
      <style:map style:condition="cell-content()=&quot;ned&quot;" style:apply-style-name="ConditionalStyle_5f_58" style:base-cell-address="junij.B2"/>
    </style:style>
    <style:style style:name="ce9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9" style:base-cell-address="junij.M2"/>
      <style:map style:condition="cell-content()&gt;1" style:apply-style-name="ConditionalStyle_5f_60" style:base-cell-address="junij.M2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1" style:base-cell-address="junij.N2"/>
      <style:map style:condition="cell-content()&gt;1" style:apply-style-name="ConditionalStyle_5f_62" style:base-cell-address="junij.N2"/>
    </style:style>
    <style:style style:name="ce94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63" style:base-cell-address="junij.S2"/>
    </style:style>
    <style:style style:name="ce9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4" style:base-cell-address="junij.T2"/>
      <style:map style:condition="cell-content()&gt;1" style:apply-style-name="ConditionalStyle_5f_65" style:base-cell-address="junij.T2"/>
    </style:style>
    <style:style style:name="ce9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66" style:base-cell-address="junij.U2"/>
      <style:map style:condition="cell-content()&gt;2" style:apply-style-name="ConditionalStyle_5f_67" style:base-cell-address="junij.U2"/>
    </style:style>
    <style:style style:name="ce9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3" style:base-cell-address="julij.B2"/>
      <style:map style:condition="cell-content()=&quot;ned&quot;" style:apply-style-name="ConditionalStyle_5f_74" style:base-cell-address="julij.B2"/>
    </style:style>
    <style:style style:name="ce9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3" style:base-cell-address="julij.B2"/>
      <style:map style:condition="cell-content()=&quot;ned&quot;" style:apply-style-name="ConditionalStyle_5f_74" style:base-cell-address="julij.B2"/>
    </style:style>
    <style:style style:name="ce9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5" style:base-cell-address="julij.M2"/>
      <style:map style:condition="cell-content()&gt;1" style:apply-style-name="ConditionalStyle_5f_76" style:base-cell-address="julij.M2"/>
    </style:style>
    <style:style style:name="ce10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7" style:base-cell-address="julij.N2"/>
      <style:map style:condition="cell-content()&gt;1" style:apply-style-name="ConditionalStyle_5f_78" style:base-cell-address="julij.N2"/>
    </style:style>
    <style:style style:name="ce101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68" style:base-cell-address="julij.S2"/>
    </style:style>
    <style:style style:name="ce102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9" style:base-cell-address="julij.T2"/>
      <style:map style:condition="cell-content()&gt;1" style:apply-style-name="ConditionalStyle_5f_70" style:base-cell-address="julij.T2"/>
    </style:style>
    <style:style style:name="ce10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71" style:base-cell-address="julij.U2"/>
      <style:map style:condition="cell-content()&gt;2" style:apply-style-name="ConditionalStyle_5f_72" style:base-cell-address="julij.U2"/>
    </style:style>
    <style:style style:name="ce10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avgust.B2"/>
      <style:map style:condition="cell-content()=&quot;ned&quot;" style:apply-style-name="ConditionalStyle_5f_80" style:base-cell-address="avgust.B2"/>
    </style:style>
    <style:style style:name="ce10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avgust.B2"/>
      <style:map style:condition="cell-content()=&quot;ned&quot;" style:apply-style-name="ConditionalStyle_5f_80" style:base-cell-address="avgust.B2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1" style:base-cell-address="avgust.M2"/>
      <style:map style:condition="cell-content()&gt;1" style:apply-style-name="ConditionalStyle_5f_82" style:base-cell-address="avgust.M2"/>
    </style:style>
    <style:style style:name="ce10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3" style:base-cell-address="avgust.N2"/>
      <style:map style:condition="cell-content()&gt;1" style:apply-style-name="ConditionalStyle_5f_84" style:base-cell-address="avgust.N2"/>
    </style:style>
    <style:style style:name="ce10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85" style:base-cell-address="avgust.S2"/>
    </style:style>
    <style:style style:name="ce110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86" style:base-cell-address="avgust.T2"/>
      <style:map style:condition="cell-content()&gt;1" style:apply-style-name="ConditionalStyle_5f_87" style:base-cell-address="avgust.T2"/>
    </style:style>
    <style:style style:name="ce1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88" style:base-cell-address="avgust.U2"/>
      <style:map style:condition="cell-content()&gt;2" style:apply-style-name="ConditionalStyle_5f_89" style:base-cell-address="avgust.U2"/>
    </style:style>
    <style:style style:name="ce1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0" style:base-cell-address="september.B2"/>
      <style:map style:condition="cell-content()=&quot;ned&quot;" style:apply-style-name="ConditionalStyle_5f_91" style:base-cell-address="september.B2"/>
    </style:style>
    <style:style style:name="ce11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0" style:base-cell-address="september.B2"/>
      <style:map style:condition="cell-content()=&quot;ned&quot;" style:apply-style-name="ConditionalStyle_5f_91" style:base-cell-address="september.B2"/>
    </style:style>
    <style:style style:name="ce1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2" style:base-cell-address="september.M2"/>
      <style:map style:condition="cell-content()&gt;1" style:apply-style-name="ConditionalStyle_5f_93" style:base-cell-address="september.M2"/>
    </style:style>
    <style:style style:name="ce1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4" style:base-cell-address="september.N2"/>
      <style:map style:condition="cell-content()&gt;1" style:apply-style-name="ConditionalStyle_5f_95" style:base-cell-address="september.N2"/>
    </style:style>
    <style:style style:name="ce118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96" style:base-cell-address="september.S2"/>
    </style:style>
    <style:style style:name="ce11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97" style:base-cell-address="september.T2"/>
      <style:map style:condition="cell-content()&gt;1" style:apply-style-name="ConditionalStyle_5f_98" style:base-cell-address="september.T2"/>
    </style:style>
    <style:style style:name="ce12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99" style:base-cell-address="september.U2"/>
      <style:map style:condition="cell-content()&gt;2" style:apply-style-name="ConditionalStyle_5f_100" style:base-cell-address="september.U2"/>
    </style:style>
    <style:style style:name="ce1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1" style:base-cell-address="oktober.B2"/>
      <style:map style:condition="cell-content()=&quot;ned&quot;" style:apply-style-name="ConditionalStyle_5f_102" style:base-cell-address="oktober.B2"/>
    </style:style>
    <style:style style:name="ce12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1" style:base-cell-address="oktober.B2"/>
      <style:map style:condition="cell-content()=&quot;ned&quot;" style:apply-style-name="ConditionalStyle_5f_102" style:base-cell-address="oktober.B2"/>
    </style:style>
    <style:style style:name="ce12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3" style:base-cell-address="oktober.M2"/>
      <style:map style:condition="cell-content()&gt;1" style:apply-style-name="ConditionalStyle_5f_104" style:base-cell-address="oktober.M2"/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5" style:base-cell-address="oktober.M5"/>
      <style:map style:condition="cell-content()&gt;1" style:apply-style-name="ConditionalStyle_5f_106" style:base-cell-address="oktober.M5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8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07" style:base-cell-address="oktober.S2"/>
    </style:style>
    <style:style style:name="ce12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08" style:base-cell-address="oktober.T2"/>
      <style:map style:condition="cell-content()&gt;1" style:apply-style-name="ConditionalStyle_5f_109" style:base-cell-address="oktober.T2"/>
    </style:style>
    <style:style style:name="ce1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10" style:base-cell-address="oktober.U2"/>
      <style:map style:condition="cell-content()&gt;2" style:apply-style-name="ConditionalStyle_5f_111" style:base-cell-address="oktober.U2"/>
    </style:style>
    <style:style style:name="ce13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12" style:base-cell-address="november.B2"/>
      <style:map style:condition="cell-content()=&quot;ned&quot;" style:apply-style-name="ConditionalStyle_5f_113" style:base-cell-address="november.B2"/>
    </style:style>
    <style:style style:name="ce1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12" style:base-cell-address="november.B2"/>
      <style:map style:condition="cell-content()=&quot;ned&quot;" style:apply-style-name="ConditionalStyle_5f_113" style:base-cell-address="november.B2"/>
    </style:style>
    <style:style style:name="ce1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4" style:base-cell-address="november.M2"/>
      <style:map style:condition="cell-content()&gt;1" style:apply-style-name="ConditionalStyle_5f_115" style:base-cell-address="november.M2"/>
    </style:style>
    <style:style style:name="ce13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6" style:base-cell-address="november.M5"/>
      <style:map style:condition="cell-content()&gt;1" style:apply-style-name="ConditionalStyle_5f_117" style:base-cell-address="november.M5"/>
    </style:style>
    <style:style style:name="ce13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18" style:base-cell-address="november.S2"/>
    </style:style>
    <style:style style:name="ce13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19" style:base-cell-address="november.T2"/>
      <style:map style:condition="cell-content()&gt;1" style:apply-style-name="ConditionalStyle_5f_120" style:base-cell-address="november.T2"/>
    </style:style>
    <style:style style:name="ce1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21" style:base-cell-address="november.U2"/>
      <style:map style:condition="cell-content()&gt;2" style:apply-style-name="ConditionalStyle_5f_122" style:base-cell-address="november.U2"/>
    </style:style>
    <style:style style:name="ce13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3" style:base-cell-address="december.B2"/>
      <style:map style:condition="cell-content()=&quot;ned&quot;" style:apply-style-name="ConditionalStyle_5f_124" style:base-cell-address="december.B2"/>
    </style:style>
    <style:style style:name="ce13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3" style:base-cell-address="december.B2"/>
      <style:map style:condition="cell-content()=&quot;ned&quot;" style:apply-style-name="ConditionalStyle_5f_124" style:base-cell-address="december.B2"/>
    </style:style>
    <style:style style:name="ce140" style:family="table-cell" style:parent-style-name="Default">
      <style:table-cell-properties style:diagonal-bl-tr="none" style:diagonal-tl-br="none" fo:border="0.06pt solid #000000" style:rotation-align="none"/>
    </style:style>
    <style:style style:name="ce14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5" style:base-cell-address="december.M2"/>
      <style:map style:condition="cell-content()&gt;1" style:apply-style-name="ConditionalStyle_5f_126" style:base-cell-address="december.M2"/>
    </style:style>
    <style:style style:name="ce1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7" style:base-cell-address="december.M5"/>
      <style:map style:condition="cell-content()&gt;1" style:apply-style-name="ConditionalStyle_5f_128" style:base-cell-address="december.M5"/>
    </style:style>
    <style:style style:name="ce144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29" style:base-cell-address="december.S2"/>
    </style:style>
    <style:style style:name="ce14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30" style:base-cell-address="december.T2"/>
      <style:map style:condition="cell-content()&gt;1" style:apply-style-name="ConditionalStyle_5f_131" style:base-cell-address="december.T2"/>
    </style:style>
    <style:style style:name="ce1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32" style:base-cell-address="december.U2"/>
      <style:map style:condition="cell-content()&gt;2" style:apply-style-name="ConditionalStyle_5f_133" style:base-cell-address="december.U2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75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Luxi San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xi San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4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7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Luxi San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xi San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4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9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Luxi San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xi San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1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2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8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Luxi San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xi San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8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9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3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5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Times New Roman'" style:font-family-generic-complex="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5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0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6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5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2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4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7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48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7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49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5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59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58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7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4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6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6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64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0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76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1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0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2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1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3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3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7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77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1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2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1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66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51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50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09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82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'Luxi San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xi San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'Luxi San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xi San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Times New Roman'" style:font-family-generic-complex="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Times New Roman'" style:font-family-generic-complex="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zorciVnosov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55" table:default-cell-style-name="ce9"/>
        <table:table-column table:style-name="co3" table:number-columns-repeated="768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51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2☻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VIT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KVIT☻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☻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1-19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☻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☻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51$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52$</text:p>
          </table:table-cell>
          <table:table-cell table:number-columns-repeated="1023"/>
        </table:table-row>
        <table:table-row table:style-name="ro1" table:number-rows-repeated="12">
          <table:table-cell table:style-name="ce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14">
          <table:table-cell table:style-name="ce1"/>
          <table:table-cell table:number-columns-repeated="1023"/>
        </table:table-row>
        <table:table-row table:style-name="ro4" table:number-rows-repeated="10484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anuar" table:style-name="ta2">
        <table:table-column table:style-name="co4" table:default-cell-style-name="ce9"/>
        <table:table-column table:style-name="co5" table:default-cell-style-name="ce9"/>
        <table:table-column table:style-name="co6" table:number-columns-repeated="10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1" table:number-columns-repeated="235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MIR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01" calcext:value-type="date">
            <text:p>1. I. 08</text:p>
          </table:table-cell>
          <table:table-cell table:style-name="ce16" table:formula="of:=TEXT([.A2];&quot;Ddd&quot;)" office:value-type="string" office:string-value="tor" calcext:value-type="string">
            <text:p>tor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svg:width="3.492cm" svg:height="1.412cm" svg:x="6.24cm" svg:y="-0.013cm" draw:caption-point-x="-0.486cm" draw:caption-point-y="0.725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28" table:number-columns-repeated="5"/>
          <table:table-cell table:style-name="ce21" office:value-type="string" calcext:value-type="string">
            <office:annotation draw:style-name="gr1" draw:text-style-name="P2" svg:width="3.006cm" svg:height="1.412cm" svg:x="15.066cm" svg:y="-0.013cm" draw:caption-point-x="-1.502cm" draw:caption-point-y="0.725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6" office:value-type="string" calcext:value-type="string">
            <office:annotation draw:style-name="gr2" draw:text-style-name="P4" svg:width="2.938cm" svg:height="1.807cm" svg:x="16.4cm" svg:y="-0.013cm" draw:caption-point-x="-1.534cm" draw:caption-point-y="0.725cm">
              <dc:date>2022-03-21T00:00:00</dc:date>
              <text:p text:style-name="P3">dežurstvo za silvestrovo, torej 31.12.-1.1.</text:p>
              <text:p text:style-name="P3">LP, Špela </text:p>
            </office:annotation>
            <text:p>☻</text:p>
          </table:table-cell>
          <table:table-cell table:style-name="ce34" office:value-type="string" calcext:value-type="string">
            <text:p>PIN</text:p>
          </table:table-cell>
          <table:table-cell table:style-name="ce37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40" table:formula="of:=COUNTIF([.C2:.K2];&quot;51&quot;)+COUNTIF([.C2:.K2];&quot;51☻&quot;)" office:value-type="float" office:value="0" calcext:value-type="float">
            <text:p>0</text:p>
          </table:table-cell>
          <table:table-cell table:style-name="ce40" table:formula="of:=COUNTIF([.C2:.K2];&quot;52&quot;)+COUNTIF([.C2:.K2];&quot;52☻&quot;)" office:value-type="float" office:value="0" calcext:value-type="float">
            <text:p>0</text:p>
          </table:table-cell>
          <table:table-cell table:style-name="ce40" table:formula="of:=COUNTIF([.C2:.K2];&quot;11-19&quot;)+COUNTIF([.C2:.K2];&quot;2&quot;)" office:value-type="float" office:value="0" calcext:value-type="float">
            <text:p>0</text:p>
          </table:table-cell>
          <table:table-cell table:style-name="ce40" table:formula="of:=COUNTIF([.C2:.K2];&quot;U&quot;)+COUNTIF([.C2:.K2];&quot;U☻&quot;)" office:value-type="float" office:value="0" calcext:value-type="float">
            <text:p>0</text:p>
          </table:table-cell>
          <table:table-cell table:style-name="ce40" table:formula="of:=COUNTIF([.C2:.K2];&quot;KVIT&quot;)+COUNTIF([.C2:.K2];&quot;KVIT☻&quot;)" office:value-type="float" office:value="0" calcext:value-type="float">
            <text:p>0</text:p>
          </table:table-cell>
          <table:table-cell table:style-name="ce43" table:formula="of:=COUNTBLANK([.C2:.K2])" office:value-type="float" office:value="6" calcext:value-type="float">
            <text:p>6</text:p>
          </table:table-cell>
          <table:table-cell table:style-name="ce45" table:formula="of:=COUNTIF([.C2:.K2];&quot;x&quot;)" office:value-type="float" office:value="0" calcext:value-type="float">
            <text:p>0</text:p>
          </table:table-cell>
          <table:table-cell table:style-name="ce46" table:formula="of:=COUNTIF([.C2:.K2];&quot;51&quot;)+COUNTIF([.C2:.K2];&quot;51☻&quot;)+COUNTIF([.C2:.K2];&quot;2&quot;)+COUNTIF([.C2:.K2];&quot;52&quot;)+COUNTIF([.C2:.K2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02" calcext:value-type="date">
            <text:p>2. I. 08</text:p>
          </table:table-cell>
          <table:table-cell table:style-name="ce16" table:formula="of:=TEXT([.A3];&quot;Ddd&quot;)" office:value-type="string" office:string-value="sre" calcext:value-type="string">
            <text:p>sre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svg:width="3.492cm" svg:height="1.412cm" svg:x="6.24cm" svg:y="-0.013cm" draw:caption-point-x="-0.486cm" draw:caption-point-y="1.427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28" table:number-columns-repeated="2"/>
          <table:table-cell table:style-name="ce24"/>
          <table:table-cell table:style-name="ce6" office:value-type="string" calcext:value-type="string">
            <text:p>☻</text:p>
          </table:table-cell>
          <table:table-cell table:style-name="ce28"/>
          <table:table-cell table:style-name="ce21" office:value-type="string" calcext:value-type="string">
            <office:annotation draw:style-name="gr1" draw:text-style-name="P2" svg:width="3.006cm" svg:height="1.412cm" svg:x="15.066cm" svg:y="-0.013cm" draw:caption-point-x="-1.502cm" draw:caption-point-y="1.427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28"/>
          <table:table-cell table:style-name="ce34" office:value-type="string" calcext:value-type="string">
            <text:p>PIN</text:p>
          </table:table-cell>
          <table:table-cell table:style-name="ce37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40" table:formula="of:=COUNTIF([.C3:.K3];&quot;51&quot;)+COUNTIF([.C3:.K3];&quot;51☻&quot;)" office:value-type="float" office:value="0" calcext:value-type="float">
            <text:p>0</text:p>
          </table:table-cell>
          <table:table-cell table:style-name="ce40" table:formula="of:=COUNTIF([.C3:.K3];&quot;52&quot;)+COUNTIF([.C3:.K3];&quot;52☻&quot;)" office:value-type="float" office:value="0" calcext:value-type="float">
            <text:p>0</text:p>
          </table:table-cell>
          <table:table-cell table:style-name="ce40" table:formula="of:=COUNTIF([.C3:.K3];&quot;11-19&quot;)+COUNTIF([.C3:.K3];&quot;2&quot;)" office:value-type="float" office:value="0" calcext:value-type="float">
            <text:p>0</text:p>
          </table:table-cell>
          <table:table-cell table:style-name="ce40" table:formula="of:=COUNTIF([.C3:.K3];&quot;U&quot;)+COUNTIF([.C3:.K3];&quot;U☻&quot;)" office:value-type="float" office:value="0" calcext:value-type="float">
            <text:p>0</text:p>
          </table:table-cell>
          <table:table-cell table:style-name="ce40" table:formula="of:=COUNTIF([.C3:.K3];&quot;KVIT&quot;)+COUNTIF([.C3:.K3];&quot;KVIT☻&quot;)" office:value-type="float" office:value="0" calcext:value-type="float">
            <text:p>0</text:p>
          </table:table-cell>
          <table:table-cell table:style-name="ce43" table:formula="of:=COUNTBLANK([.C3:.K3])" office:value-type="float" office:value="6" calcext:value-type="float">
            <text:p>6</text:p>
          </table:table-cell>
          <table:table-cell table:style-name="ce45" table:formula="of:=COUNTIF([.C3:.K3];&quot;x&quot;)" office:value-type="float" office:value="0" calcext:value-type="float">
            <text:p>0</text:p>
          </table:table-cell>
          <table:table-cell table:style-name="ce46" table:formula="of:=COUNTIF([.C3:.K3];&quot;51&quot;)+COUNTIF([.C3:.K3];&quot;51☻&quot;)+COUNTIF([.C3:.K3];&quot;2&quot;)+COUNTIF([.C3:.K3];&quot;52&quot;)+COUNTIF([.C3:.K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03" calcext:value-type="date">
            <text:p>3. I. 08</text:p>
          </table:table-cell>
          <table:table-cell table:style-name="ce17" table:formula="of:=TEXT([.A4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office:annotation draw:style-name="gr3" draw:text-style-name="P4" svg:width="3.492cm" svg:height="1.261cm" svg:x="4.896cm" svg:y="0.22cm" draw:caption-point-x="-0.444cm" draw:caption-point-y="1.896cm">
              <dc:date>2022-03-21T00:00:00</dc:date>
              <text:p text:style-name="P3">na dopustu 3. in 4. januarja</text:p>
            </office:annotation>
            <text:p>D</text:p>
          </table:table-cell>
          <table:table-cell table:style-name="ce3" office:value-type="string" calcext:value-type="string">
            <office:annotation draw:style-name="gr4" draw:text-style-name="P2" svg:width="3.492cm" svg:height="1.412cm" svg:x="6.24cm" svg:y="0.22cm" draw:caption-point-x="-0.486cm" draw:caption-point-y="1.896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5" draw:text-style-name="P4" svg:width="2.719cm" svg:height="0.675cm" svg:x="12.379cm" svg:y="0.22cm" draw:caption-point-x="-1.418cm" draw:caption-point-y="1.896cm">
              <dc:date>2022-03-21T00:00:00</dc:date>
              <text:p text:style-name="P3">Prosto HNMP</text:p>
            </office:annotation>
            <text:p>x</text:p>
          </table:table-cell>
          <table:table-cell table:style-name="ce2"/>
          <table:table-cell table:style-name="ce3" office:value-type="string" calcext:value-type="string">
            <office:annotation draw:style-name="gr4" draw:text-style-name="P2" svg:width="3.006cm" svg:height="1.412cm" svg:x="15.066cm" svg:y="0.22cm" draw:caption-point-x="-1.502cm" draw:caption-point-y="1.896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37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40" table:formula="of:=COUNTIF([.C4:.K4];&quot;51&quot;)+COUNTIF([.C4:.K4];&quot;51☻&quot;)" office:value-type="float" office:value="1" calcext:value-type="float">
            <text:p>1</text:p>
          </table:table-cell>
          <table:table-cell table:style-name="ce40" table:formula="of:=COUNTIF([.C4:.K4];&quot;52&quot;)+COUNTIF([.C4:.K4];&quot;52☻&quot;)" office:value-type="float" office:value="1" calcext:value-type="float">
            <text:p>1</text:p>
          </table:table-cell>
          <table:table-cell table:style-name="ce40" table:formula="of:=COUNTIF([.C4:.K4];&quot;11-19&quot;)+COUNTIF([.C4:.K4];&quot;2&quot;)" office:value-type="float" office:value="0" calcext:value-type="float">
            <text:p>0</text:p>
          </table:table-cell>
          <table:table-cell table:style-name="ce40" table:formula="of:=COUNTIF([.C4:.K4];&quot;U&quot;)+COUNTIF([.C4:.K4];&quot;U☻&quot;)" office:value-type="float" office:value="0" calcext:value-type="float">
            <text:p>0</text:p>
          </table:table-cell>
          <table:table-cell table:style-name="ce40" table:formula="of:=COUNTIF([.C4:.K4];&quot;KVIT&quot;)+COUNTIF([.C4:.K4];&quot;KVIT☻&quot;)" office:value-type="float" office:value="1" calcext:value-type="float">
            <text:p>1</text:p>
          </table:table-cell>
          <table:table-cell table:style-name="ce43" table:formula="of:=COUNTBLANK([.C4:.K4])" office:value-type="float" office:value="1" calcext:value-type="float">
            <text:p>1</text:p>
          </table:table-cell>
          <table:table-cell table:style-name="ce45" table:formula="of:=COUNTIF([.C4:.K4];&quot;x&quot;)" office:value-type="float" office:value="1" calcext:value-type="float">
            <text:p>1</text:p>
          </table:table-cell>
          <table:table-cell table:style-name="ce46" table:formula="of:=COUNTIF([.C4:.K4];&quot;51&quot;)+COUNTIF([.C4:.K4];&quot;51☻&quot;)+COUNTIF([.C4:.K4];&quot;2&quot;)+COUNTIF([.C4:.K4];&quot;52&quot;)+COUNTIF([.C4:.K4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04" calcext:value-type="date">
            <text:p>4. I. 08</text:p>
          </table:table-cell>
          <table:table-cell table:style-name="ce17" table:formula="of:=TEXT([.A5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office:annotation draw:style-name="gr3" draw:text-style-name="P4" svg:width="3.492cm" svg:height="1.261cm" svg:x="4.896cm" svg:y="0.922cm" draw:caption-point-x="-0.444cm" draw:caption-point-y="1.896cm">
              <dc:date>2022-03-21T00:00:00</dc:date>
              <text:p text:style-name="P3">na dopustu 3. in 4. januarja</text:p>
            </office:annotation>
            <text:p>D</text:p>
          </table:table-cell>
          <table:table-cell table:style-name="ce3" office:value-type="string" calcext:value-type="string">
            <office:annotation draw:style-name="gr6" draw:text-style-name="P2" svg:width="3.492cm" svg:height="1.419cm" svg:x="6.24cm" svg:y="0.922cm" draw:caption-point-x="-0.486cm" draw:caption-point-y="1.896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string" calcext:value-type="string">
            <office:annotation draw:style-name="gr6" draw:text-style-name="P2" svg:width="3.006cm" svg:height="1.419cm" svg:x="15.066cm" svg:y="0.922cm" draw:caption-point-x="-1.502cm" draw:caption-point-y="1.896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37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40" table:formula="of:=COUNTIF([.C5:.K5];&quot;51&quot;)+COUNTIF([.C5:.K5];&quot;51☻&quot;)" office:value-type="float" office:value="1" calcext:value-type="float">
            <text:p>1</text:p>
          </table:table-cell>
          <table:table-cell table:style-name="ce40" table:formula="of:=COUNTIF([.C5:.K5];&quot;52&quot;)+COUNTIF([.C5:.K5];&quot;52☻&quot;)" office:value-type="float" office:value="1" calcext:value-type="float">
            <text:p>1</text:p>
          </table:table-cell>
          <table:table-cell table:style-name="ce40" table:formula="of:=COUNTIF([.C5:.K5];&quot;11-19&quot;)+COUNTIF([.C5:.K5];&quot;2&quot;)" office:value-type="float" office:value="0" calcext:value-type="float">
            <text:p>0</text:p>
          </table:table-cell>
          <table:table-cell table:style-name="ce40" table:formula="of:=COUNTIF([.C5:.K5];&quot;U&quot;)+COUNTIF([.C5:.K5];&quot;U☻&quot;)" office:value-type="float" office:value="0" calcext:value-type="float">
            <text:p>0</text:p>
          </table:table-cell>
          <table:table-cell table:style-name="ce40" table:formula="of:=COUNTIF([.C5:.K5];&quot;KVIT&quot;)+COUNTIF([.C5:.K5];&quot;KVIT☻&quot;)" office:value-type="float" office:value="1" calcext:value-type="float">
            <text:p>1</text:p>
          </table:table-cell>
          <table:table-cell table:style-name="ce43" table:formula="of:=COUNTBLANK([.C5:.K5])" office:value-type="float" office:value="1" calcext:value-type="float">
            <text:p>1</text:p>
          </table:table-cell>
          <table:table-cell table:style-name="ce45" table:formula="of:=COUNTIF([.C5:.K5];&quot;x&quot;)" office:value-type="float" office:value="1" calcext:value-type="float">
            <text:p>1</text:p>
          </table:table-cell>
          <table:table-cell table:style-name="ce46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05" calcext:value-type="date">
            <text:p>5. I. 08</text:p>
          </table:table-cell>
          <table:table-cell table:style-name="ce17" table:formula="of:=TEXT([.A6];&quot;Ddd&quot;)" office:value-type="string" office:string-value="sob" calcext:value-type="string">
            <text:p>sob</text:p>
          </table:table-cell>
          <table:table-cell table:style-name="ce21"/>
          <table:table-cell table:style-name="ce21" office:value-type="string" calcext:value-type="string">
            <office:annotation draw:style-name="gr6" draw:text-style-name="P2" svg:width="3.492cm" svg:height="1.419cm" svg:x="6.24cm" svg:y="1.624cm" draw:caption-point-x="-0.486cm" draw:caption-point-y="1.896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21" office:value-type="string" calcext:value-type="string">
            <office:annotation draw:style-name="gr7" draw:text-style-name="P4" svg:width="3.492cm" svg:height="1.24cm" svg:x="7.585cm" svg:y="1.634cm" draw:caption-point-x="-0.529cm" draw:caption-point-y="1.886cm">
              <dc:date>2022-03-21T00:00:00</dc:date>
              <text:p text:style-name="P3">weekend 5. 6. januar</text:p>
            </office:annotation>
            <text:p>☻</text:p>
          </table:table-cell>
          <table:table-cell table:style-name="ce24"/>
          <table:table-cell table:style-name="ce21"/>
          <table:table-cell table:style-name="ce20"/>
          <table:table-cell table:style-name="ce21"/>
          <table:table-cell table:style-name="ce21" office:value-type="string" calcext:value-type="string">
            <office:annotation draw:style-name="gr6" draw:text-style-name="P2" svg:width="3.006cm" svg:height="1.419cm" svg:x="15.066cm" svg:y="1.624cm" draw:caption-point-x="-1.502cm" draw:caption-point-y="1.896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KOS</text:p>
          </table:table-cell>
          <table:table-cell table:style-name="ce37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40" table:formula="of:=COUNTIF([.C6:.K6];&quot;51&quot;)+COUNTIF([.C6:.K6];&quot;51☻&quot;)" office:value-type="float" office:value="0" calcext:value-type="float">
            <text:p>0</text:p>
          </table:table-cell>
          <table:table-cell table:style-name="ce40" table:formula="of:=COUNTIF([.C6:.K6];&quot;52&quot;)+COUNTIF([.C6:.K6];&quot;52☻&quot;)" office:value-type="float" office:value="0" calcext:value-type="float">
            <text:p>0</text:p>
          </table:table-cell>
          <table:table-cell table:style-name="ce40" table:formula="of:=COUNTIF([.C6:.K6];&quot;11-19&quot;)+COUNTIF([.C6:.K6];&quot;2&quot;)" office:value-type="float" office:value="0" calcext:value-type="float">
            <text:p>0</text:p>
          </table:table-cell>
          <table:table-cell table:style-name="ce40" table:formula="of:=COUNTIF([.C6:.K6];&quot;U&quot;)+COUNTIF([.C6:.K6];&quot;U☻&quot;)" office:value-type="float" office:value="0" calcext:value-type="float">
            <text:p>0</text:p>
          </table:table-cell>
          <table:table-cell table:style-name="ce40" table:formula="of:=COUNTIF([.C6:.K6];&quot;KVIT&quot;)+COUNTIF([.C6:.K6];&quot;KVIT☻&quot;)" office:value-type="float" office:value="0" calcext:value-type="float">
            <text:p>0</text:p>
          </table:table-cell>
          <table:table-cell table:style-name="ce43" table:formula="of:=COUNTBLANK([.C6:.K6])" office:value-type="float" office:value="6" calcext:value-type="float">
            <text:p>6</text:p>
          </table:table-cell>
          <table:table-cell table:style-name="ce45" table:formula="of:=COUNTIF([.C6:.K6];&quot;x&quot;)" office:value-type="float" office:value="0" calcext:value-type="float">
            <text:p>0</text:p>
          </table:table-cell>
          <table:table-cell table:style-name="ce46" table:formula="of:=COUNTIF([.C6:.K6];&quot;51&quot;)+COUNTIF([.C6:.K6];&quot;51☻&quot;)+COUNTIF([.C6:.K6];&quot;2&quot;)+COUNTIF([.C6:.K6];&quot;52&quot;)+COUNTIF([.C6:.K6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06" calcext:value-type="date">
            <text:p>6. I. 08</text:p>
          </table:table-cell>
          <table:table-cell table:style-name="ce17" table:formula="of:=TEXT([.A7];&quot;Ddd&quot;)" office:value-type="string" office:string-value="ned" calcext:value-type="string">
            <text:p>ned</text:p>
          </table:table-cell>
          <table:table-cell table:style-name="ce21"/>
          <table:table-cell table:style-name="ce21" office:value-type="string" calcext:value-type="string">
            <office:annotation draw:style-name="gr4" draw:text-style-name="P2" svg:width="3.492cm" svg:height="1.412cm" svg:x="6.24cm" svg:y="2.326cm" draw:caption-point-x="-0.486cm" draw:caption-point-y="1.896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21" office:value-type="string" calcext:value-type="string">
            <office:annotation draw:style-name="gr8" draw:text-style-name="P4" svg:width="3.492cm" svg:height="1.25cm" svg:x="7.585cm" svg:y="2.326cm" draw:caption-point-x="-0.529cm" draw:caption-point-y="1.896cm">
              <dc:date>2022-03-21T00:00:00</dc:date>
              <text:p text:style-name="P3">weekend 5. 6. januar</text:p>
            </office:annotation>
            <text:p>☻</text:p>
          </table:table-cell>
          <table:table-cell table:style-name="ce28">
            <office:annotation draw:style-name="gr5" draw:text-style-name="P4" svg:width="2.71cm" svg:height="0.675cm" svg:x="8.6cm" svg:y="2.326cm" draw:caption-point-x="-0.243cm" draw:caption-point-y="1.896cm">
              <dc:date>2022-03-21T00:00:00</dc:date>
              <text:p text:style-name="P3">Helikopter</text:p>
            </office:annotation>
          </table:table-cell>
          <table:table-cell table:style-name="ce21"/>
          <table:table-cell table:style-name="ce20" table:number-columns-repeated="2"/>
          <table:table-cell table:style-name="ce21" office:value-type="string" calcext:value-type="string">
            <office:annotation draw:style-name="gr4" draw:text-style-name="P2" svg:width="3.006cm" svg:height="1.412cm" svg:x="15.066cm" svg:y="2.326cm" draw:caption-point-x="-1.502cm" draw:caption-point-y="1.896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KOS</text:p>
          </table:table-cell>
          <table:table-cell table:style-name="ce37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40" table:formula="of:=COUNTIF([.C7:.K7];&quot;51&quot;)+COUNTIF([.C7:.K7];&quot;51☻&quot;)" office:value-type="float" office:value="0" calcext:value-type="float">
            <text:p>0</text:p>
          </table:table-cell>
          <table:table-cell table:style-name="ce40" table:formula="of:=COUNTIF([.C7:.K7];&quot;52&quot;)+COUNTIF([.C7:.K7];&quot;52☻&quot;)" office:value-type="float" office:value="0" calcext:value-type="float">
            <text:p>0</text:p>
          </table:table-cell>
          <table:table-cell table:style-name="ce40" table:formula="of:=COUNTIF([.C7:.K7];&quot;11-19&quot;)+COUNTIF([.C7:.K7];&quot;2&quot;)" office:value-type="float" office:value="0" calcext:value-type="float">
            <text:p>0</text:p>
          </table:table-cell>
          <table:table-cell table:style-name="ce40" table:formula="of:=COUNTIF([.C7:.K7];&quot;U&quot;)+COUNTIF([.C7:.K7];&quot;U☻&quot;)" office:value-type="float" office:value="0" calcext:value-type="float">
            <text:p>0</text:p>
          </table:table-cell>
          <table:table-cell table:style-name="ce40" table:formula="of:=COUNTIF([.C7:.K7];&quot;KVIT&quot;)+COUNTIF([.C7:.K7];&quot;KVIT☻&quot;)" office:value-type="float" office:value="0" calcext:value-type="float">
            <text:p>0</text:p>
          </table:table-cell>
          <table:table-cell table:style-name="ce43" table:formula="of:=COUNTBLANK([.C7:.K7])" office:value-type="float" office:value="6" calcext:value-type="float">
            <text:p>6</text:p>
          </table:table-cell>
          <table:table-cell table:style-name="ce45" table:formula="of:=COUNTIF([.C7:.K7];&quot;x&quot;)" office:value-type="float" office:value="0" calcext:value-type="float">
            <text:p>0</text:p>
          </table:table-cell>
          <table:table-cell table:style-name="ce46" table:formula="of:=COUNTIF([.C7:.K7];&quot;51&quot;)+COUNTIF([.C7:.K7];&quot;51☻&quot;)+COUNTIF([.C7:.K7];&quot;2&quot;)+COUNTIF([.C7:.K7];&quot;52&quot;)+COUNTIF([.C7:.K7];&quot;52☻&quot;)" office:value-type="float" office:value="0" calcext:value-type="float">
            <text:p>0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07" calcext:value-type="date">
            <text:p>7. I. 08</text:p>
          </table:table-cell>
          <table:table-cell table:style-name="ce17" table:formula="of:=TEXT([.A8];&quot;Ddd&quot;)" office:value-type="string" office:string-value="pon" calcext:value-type="string">
            <text:p>pon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office:value-type="string" calcext:value-type="string">
            <office:annotation draw:style-name="gr9" draw:text-style-name="P2" svg:width="3.006cm" svg:height="1.412cm" svg:x="15.066cm" svg:y="3.028cm" draw:caption-point-x="-1.502cm" draw:caption-point-y="1.896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33" office:value-type="string" calcext:value-type="string">
            <text:p>U☻</text:p>
          </table:table-cell>
          <table:table-cell table:style-name="ce34" office:value-type="string" calcext:value-type="string">
            <text:p>KOS</text:p>
          </table:table-cell>
          <table:table-cell table:style-name="ce37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40" table:formula="of:=COUNTIF([.C8:.K8];&quot;51&quot;)+COUNTIF([.C8:.K8];&quot;51☻&quot;)" office:value-type="float" office:value="1" calcext:value-type="float">
            <text:p>1</text:p>
          </table:table-cell>
          <table:table-cell table:style-name="ce40" table:formula="of:=COUNTIF([.C8:.K8];&quot;52&quot;)+COUNTIF([.C8:.K8];&quot;52☻&quot;)" office:value-type="float" office:value="1" calcext:value-type="float">
            <text:p>1</text:p>
          </table:table-cell>
          <table:table-cell table:style-name="ce40" table:formula="of:=COUNTIF([.C8:.K8];&quot;11-19&quot;)+COUNTIF([.C8:.K8];&quot;2&quot;)" office:value-type="float" office:value="2" calcext:value-type="float">
            <text:p>2</text:p>
          </table:table-cell>
          <table:table-cell table:style-name="ce40" table:formula="of:=COUNTIF([.C8:.K8];&quot;U&quot;)+COUNTIF([.C8:.K8];&quot;U☻&quot;)" office:value-type="float" office:value="1" calcext:value-type="float">
            <text:p>1</text:p>
          </table:table-cell>
          <table:table-cell table:style-name="ce40" table:formula="of:=COUNTIF([.C8:.K8];&quot;KVIT&quot;)+COUNTIF([.C8:.K8];&quot;KVIT☻&quot;)" office:value-type="float" office:value="1" calcext:value-type="float">
            <text:p>1</text:p>
          </table:table-cell>
          <table:table-cell table:style-name="ce43" table:formula="of:=COUNTBLANK([.C8:.K8])" office:value-type="float" office:value="1" calcext:value-type="float">
            <text:p>1</text:p>
          </table:table-cell>
          <table:table-cell table:style-name="ce45" table:formula="of:=COUNTIF([.C8:.K8];&quot;x&quot;)" office:value-type="float" office:value="1" calcext:value-type="float">
            <text:p>1</text:p>
          </table:table-cell>
          <table:table-cell table:style-name="ce46" table:formula="of:=COUNTIF([.C8:.K8];&quot;51&quot;)+COUNTIF([.C8:.K8];&quot;51☻&quot;)+COUNTIF([.C8:.K8];&quot;2&quot;)+COUNTIF([.C8:.K8];&quot;52&quot;)+COUNTIF([.C8:.K8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08" calcext:value-type="date">
            <text:p>8. I. 08</text:p>
          </table:table-cell>
          <table:table-cell table:style-name="ce17" table:formula="of:=TEXT([.A9];&quot;Ddd&quot;)" office:value-type="string" office:string-value="tor" calcext:value-type="string">
            <text:p>tor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10" draw:text-style-name="P6" svg:width="2.699cm" svg:height="0.686cm" svg:x="9.902cm" svg:y="3.73cm" draw:caption-point-x="-0.243cm" draw:caption-point-y="1.896cm">
              <dc:date>2022-03-21T00:00:00</dc:date>
              <text:p text:style-name="P5">cit</text:p>
            </office:annotation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office:value-type="string" calcext:value-type="string">
            <office:annotation draw:style-name="gr9" draw:text-style-name="P2" svg:width="3.006cm" svg:height="1.412cm" svg:x="15.066cm" svg:y="3.73cm" draw:caption-point-x="-1.502cm" draw:caption-point-y="1.896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37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40" table:formula="of:=COUNTIF([.C9:.K9];&quot;51&quot;)+COUNTIF([.C9:.K9];&quot;51☻&quot;)" office:value-type="float" office:value="1" calcext:value-type="float">
            <text:p>1</text:p>
          </table:table-cell>
          <table:table-cell table:style-name="ce40" table:formula="of:=COUNTIF([.C9:.K9];&quot;52&quot;)+COUNTIF([.C9:.K9];&quot;52☻&quot;)" office:value-type="float" office:value="1" calcext:value-type="float">
            <text:p>1</text:p>
          </table:table-cell>
          <table:table-cell table:style-name="ce40" table:formula="of:=COUNTIF([.C9:.K9];&quot;11-19&quot;)+COUNTIF([.C9:.K9];&quot;2&quot;)" office:value-type="float" office:value="2" calcext:value-type="float">
            <text:p>2</text:p>
          </table:table-cell>
          <table:table-cell table:style-name="ce40" table:formula="of:=COUNTIF([.C9:.K9];&quot;U&quot;)+COUNTIF([.C9:.K9];&quot;U☻&quot;)" office:value-type="float" office:value="1" calcext:value-type="float">
            <text:p>1</text:p>
          </table:table-cell>
          <table:table-cell table:style-name="ce40" table:formula="of:=COUNTIF([.C9:.K9];&quot;KVIT&quot;)+COUNTIF([.C9:.K9];&quot;KVIT☻&quot;)" office:value-type="float" office:value="1" calcext:value-type="float">
            <text:p>1</text:p>
          </table:table-cell>
          <table:table-cell table:style-name="ce43" table:formula="of:=COUNTBLANK([.C9:.K9])" office:value-type="float" office:value="1" calcext:value-type="float">
            <text:p>1</text:p>
          </table:table-cell>
          <table:table-cell table:style-name="ce45" table:formula="of:=COUNTIF([.C9:.K9];&quot;x&quot;)" office:value-type="float" office:value="1" calcext:value-type="float">
            <text:p>1</text:p>
          </table:table-cell>
          <table:table-cell table:style-name="ce46" table:formula="of:=COUNTIF([.C9:.K9];&quot;51&quot;)+COUNTIF([.C9:.K9];&quot;51☻&quot;)+COUNTIF([.C9:.K9];&quot;2&quot;)+COUNTIF([.C9:.K9];&quot;52&quot;)+COUNTIF([.C9:.K9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09" calcext:value-type="date">
            <text:p>9. I. 08</text:p>
          </table:table-cell>
          <table:table-cell table:style-name="ce17" table:formula="of:=TEXT([.A10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5" draw:text-style-name="P4" svg:width="2.699cm" svg:height="0.675cm" svg:x="9.902cm" svg:y="4.432cm" draw:caption-point-x="-0.243cm" draw:caption-point-y="1.896cm">
              <dc:date>2022-03-21T00:00:00</dc:date>
              <text:p text:style-name="P3">neuro</text:p>
            </office:annotation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/>
          <table:table-cell table:style-name="ce3" office:value-type="string" calcext:value-type="string">
            <office:annotation draw:style-name="gr4" draw:text-style-name="P2" svg:width="3.006cm" svg:height="1.412cm" svg:x="15.066cm" svg:y="4.421cm" draw:caption-point-x="-1.502cm" draw:caption-point-y="1.907cm">
              <dc:date>2022-03-21T00:00:00</dc:date>
              <text:p text:style-name="P1">dopust od 28.12.2007 do 9.1.2008</text:p>
            </office:annotation>
            <text:p>11-19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37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40" table:formula="of:=COUNTIF([.C10:.K10];&quot;51&quot;)+COUNTIF([.C10:.K10];&quot;51☻&quot;)" office:value-type="float" office:value="2" calcext:value-type="float">
            <text:p>2</text:p>
          </table:table-cell>
          <table:table-cell table:style-name="ce40" table:formula="of:=COUNTIF([.C10:.K10];&quot;52&quot;)+COUNTIF([.C10:.K10];&quot;52☻&quot;)" office:value-type="float" office:value="1" calcext:value-type="float">
            <text:p>1</text:p>
          </table:table-cell>
          <table:table-cell table:style-name="ce40" table:formula="of:=COUNTIF([.C10:.K10];&quot;11-19&quot;)+COUNTIF([.C10:.K10];&quot;2&quot;)" office:value-type="float" office:value="2" calcext:value-type="float">
            <text:p>2</text:p>
          </table:table-cell>
          <table:table-cell table:style-name="ce40" table:formula="of:=COUNTIF([.C10:.K10];&quot;U&quot;)+COUNTIF([.C10:.K10];&quot;U☻&quot;)" office:value-type="float" office:value="1" calcext:value-type="float">
            <text:p>1</text:p>
          </table:table-cell>
          <table:table-cell table:style-name="ce40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43" table:formula="of:=COUNTBLANK([.C10:.K10])" office:value-type="float" office:value="1" calcext:value-type="float">
            <text:p>1</text:p>
          </table:table-cell>
          <table:table-cell table:style-name="ce45" table:formula="of:=COUNTIF([.C10:.K10];&quot;x&quot;)" office:value-type="float" office:value="1" calcext:value-type="float">
            <text:p>1</text:p>
          </table:table-cell>
          <table:table-cell table:style-name="ce46" table:formula="of:=COUNTIF([.C10:.K10];&quot;51&quot;)+COUNTIF([.C10:.K10];&quot;51☻&quot;)+COUNTIF([.C10:.K10];&quot;2&quot;)+COUNTIF([.C10:.K10];&quot;52&quot;)+COUNTIF([.C10:.K10];&quot;52☻&quot;)" office:value-type="float" office:value="3" calcext:value-type="float">
            <text:p>3</text:p>
          </table:table-cell>
          <table:table-cell table:style-name="ce14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10" calcext:value-type="date">
            <text:p>10. I. 08</text:p>
          </table:table-cell>
          <table:table-cell table:style-name="ce17" table:formula="of:=TEXT([.A11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37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40" table:formula="of:=COUNTIF([.C11:.K11];&quot;51&quot;)+COUNTIF([.C11:.K11];&quot;51☻&quot;)" office:value-type="float" office:value="2" calcext:value-type="float">
            <text:p>2</text:p>
          </table:table-cell>
          <table:table-cell table:style-name="ce40" table:formula="of:=COUNTIF([.C11:.K11];&quot;52&quot;)+COUNTIF([.C11:.K11];&quot;52☻&quot;)" office:value-type="float" office:value="1" calcext:value-type="float">
            <text:p>1</text:p>
          </table:table-cell>
          <table:table-cell table:style-name="ce40" table:formula="of:=COUNTIF([.C11:.K11];&quot;11-19&quot;)+COUNTIF([.C11:.K11];&quot;2&quot;)" office:value-type="float" office:value="1" calcext:value-type="float">
            <text:p>1</text:p>
          </table:table-cell>
          <table:table-cell table:style-name="ce40" table:formula="of:=COUNTIF([.C11:.K11];&quot;U&quot;)+COUNTIF([.C11:.K11];&quot;U☻&quot;)" office:value-type="float" office:value="1" calcext:value-type="float">
            <text:p>1</text:p>
          </table:table-cell>
          <table:table-cell table:style-name="ce40" table:formula="of:=COUNTIF([.C11:.K11];&quot;KVIT&quot;)+COUNTIF([.C11:.K11];&quot;KVIT☻&quot;)" office:value-type="float" office:value="2" calcext:value-type="float">
            <text:p>2</text:p>
          </table:table-cell>
          <table:table-cell table:style-name="ce43" table:formula="of:=COUNTBLANK([.C11:.K11])" office:value-type="float" office:value="1" calcext:value-type="float">
            <text:p>1</text:p>
          </table:table-cell>
          <table:table-cell table:style-name="ce45" table:formula="of:=COUNTIF([.C11:.K11];&quot;x&quot;)" office:value-type="float" office:value="1" calcext:value-type="float">
            <text:p>1</text:p>
          </table:table-cell>
          <table:table-cell table:style-name="ce46" table:formula="of:=COUNTIF([.C11:.K11];&quot;51&quot;)+COUNTIF([.C11:.K11];&quot;51☻&quot;)+COUNTIF([.C11:.K11];&quot;2&quot;)+COUNTIF([.C11:.K11];&quot;52&quot;)+COUNTIF([.C11:.K11];&quot;52☻&quot;)" office:value-type="float" office:value="3" calcext:value-type="float">
            <text:p>3</text:p>
          </table:table-cell>
          <table:table-cell table:style-name="ce14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11" calcext:value-type="date">
            <text:p>11. I. 08</text:p>
          </table:table-cell>
          <table:table-cell table:style-name="ce17" table:formula="of:=TEXT([.A12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5" draw:text-style-name="P4" svg:width="2.699cm" svg:height="0.675cm" svg:x="8.6cm" svg:y="5.836cm" draw:caption-point-x="-0.243cm" draw:caption-point-y="1.896cm">
              <dc:date>2022-03-21T00:00:00</dc:date>
              <text:p text:style-name="P3">cit</text:p>
            </office:annotation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2"/>
          <table:table-cell table:style-name="ce3" office:value-type="string" calcext:value-type="string"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34" office:value-type="string" calcext:value-type="string">
            <text:p>KOS</text:p>
          </table:table-cell>
          <table:table-cell table:style-name="ce37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40" table:formula="of:=COUNTIF([.C12:.K12];&quot;51&quot;)+COUNTIF([.C12:.K12];&quot;51☻&quot;)" office:value-type="float" office:value="1" calcext:value-type="float">
            <text:p>1</text:p>
          </table:table-cell>
          <table:table-cell table:style-name="ce40" table:formula="of:=COUNTIF([.C12:.K12];&quot;52&quot;)+COUNTIF([.C12:.K12];&quot;52☻&quot;)" office:value-type="float" office:value="1" calcext:value-type="float">
            <text:p>1</text:p>
          </table:table-cell>
          <table:table-cell table:style-name="ce40" table:formula="of:=COUNTIF([.C12:.K12];&quot;11-19&quot;)+COUNTIF([.C12:.K12];&quot;2&quot;)" office:value-type="float" office:value="1" calcext:value-type="float">
            <text:p>1</text:p>
          </table:table-cell>
          <table:table-cell table:style-name="ce40" table:formula="of:=COUNTIF([.C12:.K12];&quot;U&quot;)+COUNTIF([.C12:.K12];&quot;U☻&quot;)" office:value-type="float" office:value="1" calcext:value-type="float">
            <text:p>1</text:p>
          </table:table-cell>
          <table:table-cell table:style-name="ce40" table:formula="of:=COUNTIF([.C12:.K12];&quot;KVIT&quot;)+COUNTIF([.C12:.K12];&quot;KVIT☻&quot;)" office:value-type="float" office:value="2" calcext:value-type="float">
            <text:p>2</text:p>
          </table:table-cell>
          <table:table-cell table:style-name="ce43" table:formula="of:=COUNTBLANK([.C12:.K12])" office:value-type="float" office:value="1" calcext:value-type="float">
            <text:p>1</text:p>
          </table:table-cell>
          <table:table-cell table:style-name="ce45" table:formula="of:=COUNTIF([.C12:.K12];&quot;x&quot;)" office:value-type="float" office:value="1" calcext:value-type="float">
            <text:p>1</text:p>
          </table:table-cell>
          <table:table-cell table:style-name="ce46" table:formula="of:=COUNTIF([.C12:.K12];&quot;51&quot;)+COUNTIF([.C12:.K12];&quot;51☻&quot;)+COUNTIF([.C12:.K12];&quot;2&quot;)+COUNTIF([.C12:.K12];&quot;52&quot;)+COUNTIF([.C12:.K12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12" calcext:value-type="date">
            <text:p>12. I. 08</text:p>
          </table:table-cell>
          <table:table-cell table:style-name="ce17" table:formula="of:=TEXT([.A13];&quot;Ddd&quot;)" office:value-type="string" office:string-value="sob" calcext:value-type="string">
            <text:p>sob</text:p>
          </table:table-cell>
          <table:table-cell table:style-name="ce22" office:value-type="string" calcext:value-type="string">
            <office:annotation draw:style-name="gr11" draw:text-style-name="P4" svg:width="3.492cm" svg:height="1.412cm" svg:x="4.896cm" svg:y="6.538cm" draw:caption-point-x="-0.444cm" draw:caption-point-y="1.896cm">
              <dc:date>2022-03-21T00:00:00</dc:date>
              <text:p text:style-name="P3">prosila bi te za en vikend, 12., 13. januar</text:p>
            </office:annotation>
            <text:p>☻</text:p>
          </table:table-cell>
          <table:table-cell table:style-name="ce21" table:number-columns-repeated="3"/>
          <table:table-cell table:style-name="ce20"/>
          <table:table-cell table:style-name="ce21"/>
          <table:table-cell table:style-name="ce30"/>
          <table:table-cell table:style-name="ce24"/>
          <table:table-cell table:style-name="ce21"/>
          <table:table-cell table:style-name="ce34" office:value-type="string" calcext:value-type="string">
            <text:p>ŠOŠ</text:p>
          </table:table-cell>
          <table:table-cell table:style-name="ce37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40" table:formula="of:=COUNTIF([.C13:.K13];&quot;51&quot;)+COUNTIF([.C13:.K13];&quot;51☻&quot;)" office:value-type="float" office:value="0" calcext:value-type="float">
            <text:p>0</text:p>
          </table:table-cell>
          <table:table-cell table:style-name="ce40" table:formula="of:=COUNTIF([.C13:.K13];&quot;52&quot;)+COUNTIF([.C13:.K13];&quot;52☻&quot;)" office:value-type="float" office:value="0" calcext:value-type="float">
            <text:p>0</text:p>
          </table:table-cell>
          <table:table-cell table:style-name="ce40" table:formula="of:=COUNTIF([.C13:.K13];&quot;11-19&quot;)+COUNTIF([.C13:.K13];&quot;2&quot;)" office:value-type="float" office:value="0" calcext:value-type="float">
            <text:p>0</text:p>
          </table:table-cell>
          <table:table-cell table:style-name="ce40" table:formula="of:=COUNTIF([.C13:.K13];&quot;U&quot;)+COUNTIF([.C13:.K13];&quot;U☻&quot;)" office:value-type="float" office:value="0" calcext:value-type="float">
            <text:p>0</text:p>
          </table:table-cell>
          <table:table-cell table:style-name="ce40" table:formula="of:=COUNTIF([.C13:.K13];&quot;KVIT&quot;)+COUNTIF([.C13:.K13];&quot;KVIT☻&quot;)" office:value-type="float" office:value="0" calcext:value-type="float">
            <text:p>0</text:p>
          </table:table-cell>
          <table:table-cell table:style-name="ce43" table:formula="of:=COUNTBLANK([.C13:.K13])" office:value-type="float" office:value="8" calcext:value-type="float">
            <text:p>8</text:p>
          </table:table-cell>
          <table:table-cell table:style-name="ce45" table:formula="of:=COUNTIF([.C13:.K13];&quot;x&quot;)" office:value-type="float" office:value="0" calcext:value-type="float">
            <text:p>0</text:p>
          </table:table-cell>
          <table:table-cell table:style-name="ce46" table:formula="of:=COUNTIF([.C13:.K13];&quot;51&quot;)+COUNTIF([.C13:.K13];&quot;51☻&quot;)+COUNTIF([.C13:.K13];&quot;2&quot;)+COUNTIF([.C13:.K13];&quot;52&quot;)+COUNTIF([.C13:.K1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13" calcext:value-type="date">
            <text:p>13. I. 08</text:p>
          </table:table-cell>
          <table:table-cell table:style-name="ce17" table:formula="of:=TEXT([.A14];&quot;Ddd&quot;)" office:value-type="string" office:string-value="ned" calcext:value-type="string">
            <text:p>ned</text:p>
          </table:table-cell>
          <table:table-cell table:style-name="ce22" office:value-type="string" calcext:value-type="string">
            <office:annotation draw:style-name="gr12" draw:text-style-name="P4" svg:width="3.492cm" svg:height="1.419cm" svg:x="4.896cm" svg:y="7.229cm" draw:caption-point-x="-0.444cm" draw:caption-point-y="1.907cm">
              <dc:date>2022-03-21T00:00:00</dc:date>
              <text:p text:style-name="P3">prosila bi te za en vikend, 12., 13. januar</text:p>
            </office:annotation>
            <text:p>☻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28"/>
          <table:table-cell table:style-name="ce25"/>
          <table:table-cell table:style-name="ce32"/>
          <table:table-cell table:style-name="ce24"/>
          <table:table-cell table:style-name="ce34" office:value-type="string" calcext:value-type="string">
            <text:p>ŠOŠ</text:p>
          </table:table-cell>
          <table:table-cell table:style-name="ce37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40" table:formula="of:=COUNTIF([.C14:.K14];&quot;51&quot;)+COUNTIF([.C14:.K14];&quot;51☻&quot;)" office:value-type="float" office:value="0" calcext:value-type="float">
            <text:p>0</text:p>
          </table:table-cell>
          <table:table-cell table:style-name="ce40" table:formula="of:=COUNTIF([.C14:.K14];&quot;52&quot;)+COUNTIF([.C14:.K14];&quot;52☻&quot;)" office:value-type="float" office:value="0" calcext:value-type="float">
            <text:p>0</text:p>
          </table:table-cell>
          <table:table-cell table:style-name="ce40" table:formula="of:=COUNTIF([.C14:.K14];&quot;11-19&quot;)+COUNTIF([.C14:.K14];&quot;2&quot;)" office:value-type="float" office:value="0" calcext:value-type="float">
            <text:p>0</text:p>
          </table:table-cell>
          <table:table-cell table:style-name="ce40" table:formula="of:=COUNTIF([.C14:.K14];&quot;U&quot;)+COUNTIF([.C14:.K14];&quot;U☻&quot;)" office:value-type="float" office:value="0" calcext:value-type="float">
            <text:p>0</text:p>
          </table:table-cell>
          <table:table-cell table:style-name="ce40" table:formula="of:=COUNTIF([.C14:.K14];&quot;KVIT&quot;)+COUNTIF([.C14:.K14];&quot;KVIT☻&quot;)" office:value-type="float" office:value="0" calcext:value-type="float">
            <text:p>0</text:p>
          </table:table-cell>
          <table:table-cell table:style-name="ce43" table:formula="of:=COUNTBLANK([.C14:.K14])" office:value-type="float" office:value="8" calcext:value-type="float">
            <text:p>8</text:p>
          </table:table-cell>
          <table:table-cell table:style-name="ce45" table:formula="of:=COUNTIF([.C14:.K14];&quot;x&quot;)" office:value-type="float" office:value="0" calcext:value-type="float">
            <text:p>0</text:p>
          </table:table-cell>
          <table:table-cell table:style-name="ce46" table:formula="of:=COUNTIF([.C14:.K14];&quot;51&quot;)+COUNTIF([.C14:.K14];&quot;51☻&quot;)+COUNTIF([.C14:.K14];&quot;2&quot;)+COUNTIF([.C14:.K14];&quot;52&quot;)+COUNTIF([.C14:.K14];&quot;52☻&quot;)" office:value-type="float" office:value="0" calcext:value-type="float">
            <text:p>0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14" calcext:value-type="date">
            <text:p>14. I. 08</text:p>
          </table:table-cell>
          <table:table-cell table:style-name="ce17" table:formula="of:=TEXT([.A15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5" draw:text-style-name="P4" svg:width="2.699cm" svg:height="0.675cm" svg:x="9.902cm" svg:y="7.942cm" draw:caption-point-x="-0.243cm" draw:caption-point-y="1.896cm">
              <dc:date>2022-03-21T00:00:00</dc:date>
              <text:p text:style-name="P3">cit</text:p>
            </office:annotation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1"/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37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40" table:formula="of:=COUNTIF([.C15:.K15];&quot;51&quot;)+COUNTIF([.C15:.K15];&quot;51☻&quot;)" office:value-type="float" office:value="1" calcext:value-type="float">
            <text:p>1</text:p>
          </table:table-cell>
          <table:table-cell table:style-name="ce40" table:formula="of:=COUNTIF([.C15:.K15];&quot;52&quot;)+COUNTIF([.C15:.K15];&quot;52☻&quot;)" office:value-type="float" office:value="1" calcext:value-type="float">
            <text:p>1</text:p>
          </table:table-cell>
          <table:table-cell table:style-name="ce40" table:formula="of:=COUNTIF([.C15:.K15];&quot;11-19&quot;)+COUNTIF([.C15:.K15];&quot;2&quot;)" office:value-type="float" office:value="1" calcext:value-type="float">
            <text:p>1</text:p>
          </table:table-cell>
          <table:table-cell table:style-name="ce40" table:formula="of:=COUNTIF([.C15:.K15];&quot;U&quot;)+COUNTIF([.C15:.K15];&quot;U☻&quot;)" office:value-type="float" office:value="1" calcext:value-type="float">
            <text:p>1</text:p>
          </table:table-cell>
          <table:table-cell table:style-name="ce40" table:formula="of:=COUNTIF([.C15:.K15];&quot;KVIT&quot;)+COUNTIF([.C15:.K15];&quot;KVIT☻&quot;)" office:value-type="float" office:value="3" calcext:value-type="float">
            <text:p>3</text:p>
          </table:table-cell>
          <table:table-cell table:style-name="ce43" table:formula="of:=COUNTBLANK([.C15:.K15])" office:value-type="float" office:value="1" calcext:value-type="float">
            <text:p>1</text:p>
          </table:table-cell>
          <table:table-cell table:style-name="ce45" table:formula="of:=COUNTIF([.C15:.K15];&quot;x&quot;)" office:value-type="float" office:value="1" calcext:value-type="float">
            <text:p>1</text:p>
          </table:table-cell>
          <table:table-cell table:style-name="ce46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15" calcext:value-type="date">
            <text:p>15. I. 08</text:p>
          </table:table-cell>
          <table:table-cell table:style-name="ce17" table:formula="of:=TEXT([.A16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7" draw:text-style-name="P4" svg:width="2.72cm" svg:height="1.24cm" svg:x="4.695cm" svg:y="8.644cm" draw:caption-point-x="-0.243cm" draw:caption-point-y="1.896cm">
              <dc:date>2022-03-21T00:00:00</dc:date>
              <text:p text:style-name="P3">dopust 15. januarja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15"/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ŠOŠ</text:p>
          </table:table-cell>
          <table:table-cell table:style-name="ce37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40" table:formula="of:=COUNTIF([.C16:.K16];&quot;51&quot;)+COUNTIF([.C16:.K16];&quot;51☻&quot;)" office:value-type="float" office:value="1" calcext:value-type="float">
            <text:p>1</text:p>
          </table:table-cell>
          <table:table-cell table:style-name="ce40" table:formula="of:=COUNTIF([.C16:.K16];&quot;52&quot;)+COUNTIF([.C16:.K16];&quot;52☻&quot;)" office:value-type="float" office:value="1" calcext:value-type="float">
            <text:p>1</text:p>
          </table:table-cell>
          <table:table-cell table:style-name="ce40" table:formula="of:=COUNTIF([.C16:.K16];&quot;11-19&quot;)+COUNTIF([.C16:.K16];&quot;2&quot;)" office:value-type="float" office:value="1" calcext:value-type="float">
            <text:p>1</text:p>
          </table:table-cell>
          <table:table-cell table:style-name="ce40" table:formula="of:=COUNTIF([.C16:.K16];&quot;U&quot;)+COUNTIF([.C16:.K16];&quot;U☻&quot;)" office:value-type="float" office:value="1" calcext:value-type="float">
            <text:p>1</text:p>
          </table:table-cell>
          <table:table-cell table:style-name="ce40" table:formula="of:=COUNTIF([.C16:.K16];&quot;KVIT&quot;)+COUNTIF([.C16:.K16];&quot;KVIT☻&quot;)" office:value-type="float" office:value="2" calcext:value-type="float">
            <text:p>2</text:p>
          </table:table-cell>
          <table:table-cell table:style-name="ce43" table:formula="of:=COUNTBLANK([.C16:.K16])" office:value-type="float" office:value="1" calcext:value-type="float">
            <text:p>1</text:p>
          </table:table-cell>
          <table:table-cell table:style-name="ce45" table:formula="of:=COUNTIF([.C16:.K16];&quot;x&quot;)" office:value-type="float" office:value="1" calcext:value-type="float">
            <text:p>1</text:p>
          </table:table-cell>
          <table:table-cell table:style-name="ce46" table:formula="of:=COUNTIF([.C16:.K16];&quot;51&quot;)+COUNTIF([.C16:.K16];&quot;51☻&quot;)+COUNTIF([.C16:.K16];&quot;2&quot;)+COUNTIF([.C16:.K16];&quot;52&quot;)+COUNTIF([.C16:.K16];&quot;52☻&quot;)" office:value-type="float" office:value="2" calcext:value-type="float">
            <text:p>2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16" calcext:value-type="date">
            <text:p>16. I. 08</text:p>
          </table:table-cell>
          <table:table-cell table:style-name="ce17" table:formula="of:=TEXT([.A17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26" office:value-type="string" calcext:value-type="string">
            <text:p>KVIT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37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40" table:formula="of:=COUNTIF([.C17:.K17];&quot;51&quot;)+COUNTIF([.C17:.K17];&quot;51☻&quot;)" office:value-type="float" office:value="1" calcext:value-type="float">
            <text:p>1</text:p>
          </table:table-cell>
          <table:table-cell table:style-name="ce40" table:formula="of:=COUNTIF([.C17:.K17];&quot;52&quot;)+COUNTIF([.C17:.K17];&quot;52☻&quot;)" office:value-type="float" office:value="1" calcext:value-type="float">
            <text:p>1</text:p>
          </table:table-cell>
          <table:table-cell table:style-name="ce40" table:formula="of:=COUNTIF([.C17:.K17];&quot;11-19&quot;)+COUNTIF([.C17:.K17];&quot;2&quot;)" office:value-type="float" office:value="1" calcext:value-type="float">
            <text:p>1</text:p>
          </table:table-cell>
          <table:table-cell table:style-name="ce40" table:formula="of:=COUNTIF([.C17:.K17];&quot;U&quot;)+COUNTIF([.C17:.K17];&quot;U☻&quot;)" office:value-type="float" office:value="1" calcext:value-type="float">
            <text:p>1</text:p>
          </table:table-cell>
          <table:table-cell table:style-name="ce40" table:formula="of:=COUNTIF([.C17:.K17];&quot;KVIT&quot;)+COUNTIF([.C17:.K17];&quot;KVIT☻&quot;)" office:value-type="float" office:value="3" calcext:value-type="float">
            <text:p>3</text:p>
          </table:table-cell>
          <table:table-cell table:style-name="ce43" table:formula="of:=COUNTBLANK([.C17:.K17])" office:value-type="float" office:value="1" calcext:value-type="float">
            <text:p>1</text:p>
          </table:table-cell>
          <table:table-cell table:style-name="ce45" table:formula="of:=COUNTIF([.C17:.K17];&quot;x&quot;)" office:value-type="float" office:value="1" calcext:value-type="float">
            <text:p>1</text:p>
          </table:table-cell>
          <table:table-cell table:style-name="ce46" table:formula="of:=COUNTIF([.C17:.K17];&quot;51&quot;)+COUNTIF([.C17:.K17];&quot;51☻&quot;)+COUNTIF([.C17:.K17];&quot;2&quot;)+COUNTIF([.C17:.K17];&quot;52&quot;)+COUNTIF([.C17:.K17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3" office:value-type="date" office:date-value="2008-01-17" calcext:value-type="date">
            <text:p>17. I. 08</text:p>
          </table:table-cell>
          <table:table-cell table:style-name="ce17" table:formula="of:=TEXT([.A18];&quot;Ddd&quot;)" office:value-type="string" office:string-value="čet" calcext:value-type="string">
            <text:p>čet</text:p>
          </table:table-cell>
          <table:table-cell table:style-name="ce2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office:annotation draw:style-name="gr13" draw:text-style-name="P4" svg:width="2.71cm" svg:height="0.665cm" svg:x="9.902cm" svg:y="10.048cm" draw:caption-point-x="-0.243cm" draw:caption-point-y="1.896cm">
              <dc:date>2022-03-21T00:00:00</dc:date>
              <text:p text:style-name="P3">helikopter</text:p>
            </office:annotation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5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37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40" table:formula="of:=COUNTIF([.C18:.K18];&quot;51&quot;)+COUNTIF([.C18:.K18];&quot;51☻&quot;)" office:value-type="float" office:value="1" calcext:value-type="float">
            <text:p>1</text:p>
          </table:table-cell>
          <table:table-cell table:style-name="ce40" table:formula="of:=COUNTIF([.C18:.K18];&quot;52&quot;)+COUNTIF([.C18:.K18];&quot;52☻&quot;)" office:value-type="float" office:value="1" calcext:value-type="float">
            <text:p>1</text:p>
          </table:table-cell>
          <table:table-cell table:style-name="ce40" table:formula="of:=COUNTIF([.C18:.K18];&quot;11-19&quot;)+COUNTIF([.C18:.K18];&quot;2&quot;)" office:value-type="float" office:value="1" calcext:value-type="float">
            <text:p>1</text:p>
          </table:table-cell>
          <table:table-cell table:style-name="ce40" table:formula="of:=COUNTIF([.C18:.K18];&quot;U&quot;)+COUNTIF([.C18:.K18];&quot;U☻&quot;)" office:value-type="float" office:value="1" calcext:value-type="float">
            <text:p>1</text:p>
          </table:table-cell>
          <table:table-cell table:style-name="ce40" table:formula="of:=COUNTIF([.C18:.K18];&quot;KVIT&quot;)+COUNTIF([.C18:.K18];&quot;KVIT☻&quot;)" office:value-type="float" office:value="3" calcext:value-type="float">
            <text:p>3</text:p>
          </table:table-cell>
          <table:table-cell table:style-name="ce43" table:formula="of:=COUNTBLANK([.C18:.K18])" office:value-type="float" office:value="1" calcext:value-type="float">
            <text:p>1</text:p>
          </table:table-cell>
          <table:table-cell table:style-name="ce45" table:formula="of:=COUNTIF([.C18:.K18];&quot;x&quot;)" office:value-type="float" office:value="1" calcext:value-type="float">
            <text:p>1</text:p>
          </table:table-cell>
          <table:table-cell table:style-name="ce46" table:formula="of:=COUNTIF([.C18:.K18];&quot;51&quot;)+COUNTIF([.C18:.K18];&quot;51☻&quot;)+COUNTIF([.C18:.K18];&quot;2&quot;)+COUNTIF([.C18:.K18];&quot;52&quot;)+COUNTIF([.C18:.K18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18" calcext:value-type="date">
            <text:p>18. I. 08</text:p>
          </table:table-cell>
          <table:table-cell table:style-name="ce17" table:formula="of:=TEXT([.A19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52☻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DAN</text:p>
          </table:table-cell>
          <table:table-cell table:style-name="ce37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40" table:formula="of:=COUNTIF([.C19:.K19];&quot;51&quot;)+COUNTIF([.C19:.K19];&quot;51☻&quot;)" office:value-type="float" office:value="1" calcext:value-type="float">
            <text:p>1</text:p>
          </table:table-cell>
          <table:table-cell table:style-name="ce40" table:formula="of:=COUNTIF([.C19:.K19];&quot;52&quot;)+COUNTIF([.C19:.K19];&quot;52☻&quot;)" office:value-type="float" office:value="1" calcext:value-type="float">
            <text:p>1</text:p>
          </table:table-cell>
          <table:table-cell table:style-name="ce40" table:formula="of:=COUNTIF([.C19:.K19];&quot;11-19&quot;)+COUNTIF([.C19:.K19];&quot;2&quot;)" office:value-type="float" office:value="1" calcext:value-type="float">
            <text:p>1</text:p>
          </table:table-cell>
          <table:table-cell table:style-name="ce40" table:formula="of:=COUNTIF([.C19:.K19];&quot;U&quot;)+COUNTIF([.C19:.K19];&quot;U☻&quot;)" office:value-type="float" office:value="1" calcext:value-type="float">
            <text:p>1</text:p>
          </table:table-cell>
          <table:table-cell table:style-name="ce40" table:formula="of:=COUNTIF([.C19:.K19];&quot;KVIT&quot;)+COUNTIF([.C19:.K19];&quot;KVIT☻&quot;)" office:value-type="float" office:value="3" calcext:value-type="float">
            <text:p>3</text:p>
          </table:table-cell>
          <table:table-cell table:style-name="ce43" table:formula="of:=COUNTBLANK([.C19:.K19])" office:value-type="float" office:value="1" calcext:value-type="float">
            <text:p>1</text:p>
          </table:table-cell>
          <table:table-cell table:style-name="ce45" table:formula="of:=COUNTIF([.C19:.K19];&quot;x&quot;)" office:value-type="float" office:value="1" calcext:value-type="float">
            <text:p>1</text:p>
          </table:table-cell>
          <table:table-cell table:style-name="ce46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19" calcext:value-type="date">
            <text:p>19. I. 08</text:p>
          </table:table-cell>
          <table:table-cell table:style-name="ce17" table:formula="of:=TEXT([.A20];&quot;Ddd&quot;)" office:value-type="string" office:string-value="sob" calcext:value-type="string">
            <text:p>sob</text:p>
          </table:table-cell>
          <table:table-cell table:style-name="ce24">
            <office:annotation draw:style-name="gr11" draw:text-style-name="P4" svg:width="3.492cm" svg:height="1.412cm" svg:x="4.896cm" svg:y="11.441cm" draw:caption-point-x="-0.444cm" draw:caption-point-y="1.907cm">
              <dc:date>2022-03-21T00:00:00</dc:date>
              <text:p text:style-name="P3">na ginekologiji deĹžurna 19. ali/in 26. januarja</text:p>
            </office:annotation>
          </table:table-cell>
          <table:table-cell table:style-name="ce22" office:value-type="string" calcext:value-type="string">
            <office:annotation draw:style-name="gr7" draw:text-style-name="P4" svg:width="2.709cm" svg:height="1.24cm" svg:x="5.997cm" svg:y="11.441cm" draw:caption-point-x="-0.243cm" draw:caption-point-y="1.907cm">
              <dc:date>2022-03-21T00:00:00</dc:date>
              <text:p text:style-name="P3">vikend. mogoce 19 in 20</text:p>
            </office:annotation>
            <text:p>☻</text:p>
          </table:table-cell>
          <table:table-cell table:style-name="ce21">
            <office:annotation draw:style-name="gr11" draw:text-style-name="P4" svg:width="3.492cm" svg:height="1.409cm" svg:x="7.585cm" svg:y="11.441cm" draw:caption-point-x="-0.529cm" draw:caption-point-y="1.907cm">
              <dc:date>2022-03-21T00:00:00</dc:date>
              <text:p text:style-name="P3">Na nevro <text:s/>v soboto 19. januarja</text:p>
            </office:annotation>
          </table:table-cell>
          <table:table-cell table:style-name="ce20">
            <office:annotation draw:style-name="gr5" draw:text-style-name="P4" svg:width="2.699cm" svg:height="0.675cm" svg:x="8.6cm" svg:y="11.441cm" draw:caption-point-x="-0.243cm" draw:caption-point-y="1.907cm">
              <dc:date>2022-03-21T00:00:00</dc:date>
              <text:p text:style-name="P3">cit</text:p>
            </office:annotation>
          </table:table-cell>
          <table:table-cell table:style-name="ce21">
            <office:annotation draw:style-name="gr5" draw:text-style-name="P4" svg:width="2.699cm" svg:height="0.675cm" svg:x="9.902cm" svg:y="11.441cm" draw:caption-point-x="-0.243cm" draw:caption-point-y="1.907cm">
              <dc:date>2022-03-21T00:00:00</dc:date>
              <text:p text:style-name="P3">neuro</text:p>
            </office:annotation>
          </table:table-cell>
          <table:table-cell table:style-name="ce21" table:number-columns-repeated="4"/>
          <table:table-cell table:style-name="ce34" office:value-type="string" calcext:value-type="string">
            <text:p>DAN</text:p>
          </table:table-cell>
          <table:table-cell table:style-name="ce37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40" table:formula="of:=COUNTIF([.C20:.K20];&quot;51&quot;)+COUNTIF([.C20:.K20];&quot;51☻&quot;)" office:value-type="float" office:value="0" calcext:value-type="float">
            <text:p>0</text:p>
          </table:table-cell>
          <table:table-cell table:style-name="ce40" table:formula="of:=COUNTIF([.C20:.K20];&quot;52&quot;)+COUNTIF([.C20:.K20];&quot;52☻&quot;)" office:value-type="float" office:value="0" calcext:value-type="float">
            <text:p>0</text:p>
          </table:table-cell>
          <table:table-cell table:style-name="ce40" table:formula="of:=COUNTIF([.C20:.K20];&quot;11-19&quot;)+COUNTIF([.C20:.K20];&quot;2&quot;)" office:value-type="float" office:value="0" calcext:value-type="float">
            <text:p>0</text:p>
          </table:table-cell>
          <table:table-cell table:style-name="ce40" table:formula="of:=COUNTIF([.C20:.K20];&quot;U&quot;)+COUNTIF([.C20:.K20];&quot;U☻&quot;)" office:value-type="float" office:value="0" calcext:value-type="float">
            <text:p>0</text:p>
          </table:table-cell>
          <table:table-cell table:style-name="ce40" table:formula="of:=COUNTIF([.C20:.K20];&quot;KVIT&quot;)+COUNTIF([.C20:.K20];&quot;KVIT☻&quot;)" office:value-type="float" office:value="0" calcext:value-type="float">
            <text:p>0</text:p>
          </table:table-cell>
          <table:table-cell table:style-name="ce43" table:formula="of:=COUNTBLANK([.C20:.K20])" office:value-type="float" office:value="8" calcext:value-type="float">
            <text:p>8</text:p>
          </table:table-cell>
          <table:table-cell table:style-name="ce45" table:formula="of:=COUNTIF([.C20:.K20];&quot;x&quot;)" office:value-type="float" office:value="0" calcext:value-type="float">
            <text:p>0</text:p>
          </table:table-cell>
          <table:table-cell table:style-name="ce46" table:formula="of:=COUNTIF([.C20:.K20];&quot;51&quot;)+COUNTIF([.C20:.K20];&quot;51☻&quot;)+COUNTIF([.C20:.K20];&quot;2&quot;)+COUNTIF([.C20:.K20];&quot;52&quot;)+COUNTIF([.C20:.K20];&quot;52☻&quot;)" office:value-type="float" office:value="0" calcext:value-type="float">
            <text:p>0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20" calcext:value-type="date">
            <text:p>20. I. 08</text:p>
          </table:table-cell>
          <table:table-cell table:style-name="ce17" table:formula="of:=TEXT([.A21];&quot;Ddd&quot;)" office:value-type="string" office:string-value="ned" calcext:value-type="string">
            <text:p>ned</text:p>
          </table:table-cell>
          <table:table-cell table:style-name="ce20"/>
          <table:table-cell table:style-name="ce22" office:value-type="string" calcext:value-type="string">
            <office:annotation draw:style-name="gr8" draw:text-style-name="P4" svg:width="2.709cm" svg:height="1.25cm" svg:x="5.997cm" svg:y="12.133cm" draw:caption-point-x="-0.243cm" draw:caption-point-y="1.917cm">
              <dc:date>2022-03-21T00:00:00</dc:date>
              <text:p text:style-name="P3">vikend. mogoce 19 in 20</text:p>
            </office:annotation>
            <text:p>☻</text:p>
          </table:table-cell>
          <table:table-cell table:style-name="ce21" table:number-columns-repeated="3"/>
          <table:table-cell table:style-name="ce28">
            <office:annotation draw:style-name="gr5" draw:text-style-name="P4" svg:width="2.719cm" svg:height="0.675cm" svg:x="11.193cm" svg:y="12.133cm" draw:caption-point-x="-0.232cm" draw:caption-point-y="1.917cm">
              <dc:date>2022-03-21T00:00:00</dc:date>
              <text:p text:style-name="P3">Helikopter</text:p>
            </office:annotation>
          </table:table-cell>
          <table:table-cell table:style-name="ce21" table:number-columns-repeated="3"/>
          <table:table-cell table:style-name="ce34" office:value-type="string" calcext:value-type="string">
            <text:p>DAN</text:p>
          </table:table-cell>
          <table:table-cell table:style-name="ce37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40" table:formula="of:=COUNTIF([.C21:.K21];&quot;51&quot;)+COUNTIF([.C21:.K21];&quot;51☻&quot;)" office:value-type="float" office:value="0" calcext:value-type="float">
            <text:p>0</text:p>
          </table:table-cell>
          <table:table-cell table:style-name="ce40" table:formula="of:=COUNTIF([.C21:.K21];&quot;52&quot;)+COUNTIF([.C21:.K21];&quot;52☻&quot;)" office:value-type="float" office:value="0" calcext:value-type="float">
            <text:p>0</text:p>
          </table:table-cell>
          <table:table-cell table:style-name="ce40" table:formula="of:=COUNTIF([.C21:.K21];&quot;11-19&quot;)+COUNTIF([.C21:.K21];&quot;2&quot;)" office:value-type="float" office:value="0" calcext:value-type="float">
            <text:p>0</text:p>
          </table:table-cell>
          <table:table-cell table:style-name="ce40" table:formula="of:=COUNTIF([.C21:.K21];&quot;U&quot;)+COUNTIF([.C21:.K21];&quot;U☻&quot;)" office:value-type="float" office:value="0" calcext:value-type="float">
            <text:p>0</text:p>
          </table:table-cell>
          <table:table-cell table:style-name="ce40" table:formula="of:=COUNTIF([.C21:.K21];&quot;KVIT&quot;)+COUNTIF([.C21:.K21];&quot;KVIT☻&quot;)" office:value-type="float" office:value="0" calcext:value-type="float">
            <text:p>0</text:p>
          </table:table-cell>
          <table:table-cell table:style-name="ce43" table:formula="of:=COUNTBLANK([.C21:.K21])" office:value-type="float" office:value="8" calcext:value-type="float">
            <text:p>8</text:p>
          </table:table-cell>
          <table:table-cell table:style-name="ce45" table:formula="of:=COUNTIF([.C21:.K21];&quot;x&quot;)" office:value-type="float" office:value="0" calcext:value-type="float">
            <text:p>0</text:p>
          </table:table-cell>
          <table:table-cell table:style-name="ce46" table:formula="of:=COUNTIF([.C21:.K21];&quot;51&quot;)+COUNTIF([.C21:.K21];&quot;51☻&quot;)+COUNTIF([.C21:.K21];&quot;2&quot;)+COUNTIF([.C21:.K21];&quot;52&quot;)+COUNTIF([.C21:.K21];&quot;52☻&quot;)" office:value-type="float" office:value="0" calcext:value-type="float">
            <text:p>0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1" calcext:value-type="date">
            <text:p>21. I. 08</text:p>
          </table:table-cell>
          <table:table-cell table:style-name="ce17" table:formula="of:=TEXT([.A22];&quot;Ddd&quot;)" office:value-type="string" office:string-value="pon" calcext:value-type="string">
            <text:p>pon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number-columns-repeated="2" table:style-name="ce2" office:value-type="string" calcext:value-type="string">
            <text:p>KVIT</text:p>
          </table:table-cell>
          <table:table-cell table:style-name="ce34" office:value-type="string" calcext:value-type="string">
            <text:p>DAN</text:p>
          </table:table-cell>
          <table:table-cell table:style-name="ce37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40" table:formula="of:=COUNTIF([.C22:.K22];&quot;51&quot;)+COUNTIF([.C22:.K22];&quot;51☻&quot;)" office:value-type="float" office:value="1" calcext:value-type="float">
            <text:p>1</text:p>
          </table:table-cell>
          <table:table-cell table:style-name="ce40" table:formula="of:=COUNTIF([.C22:.K22];&quot;52&quot;)+COUNTIF([.C22:.K22];&quot;52☻&quot;)" office:value-type="float" office:value="1" calcext:value-type="float">
            <text:p>1</text:p>
          </table:table-cell>
          <table:table-cell table:style-name="ce40" table:formula="of:=COUNTIF([.C22:.K22];&quot;11-19&quot;)+COUNTIF([.C22:.K22];&quot;2&quot;)" office:value-type="float" office:value="1" calcext:value-type="float">
            <text:p>1</text:p>
          </table:table-cell>
          <table:table-cell table:style-name="ce40" table:formula="of:=COUNTIF([.C22:.K22];&quot;U&quot;)+COUNTIF([.C22:.K22];&quot;U☻&quot;)" office:value-type="float" office:value="1" calcext:value-type="float">
            <text:p>1</text:p>
          </table:table-cell>
          <table:table-cell table:style-name="ce40" table:formula="of:=COUNTIF([.C22:.K22];&quot;KVIT&quot;)+COUNTIF([.C22:.K22];&quot;KVIT☻&quot;)" office:value-type="float" office:value="3" calcext:value-type="float">
            <text:p>3</text:p>
          </table:table-cell>
          <table:table-cell table:style-name="ce43" table:formula="of:=COUNTBLANK([.C22:.K22])" office:value-type="float" office:value="1" calcext:value-type="float">
            <text:p>1</text:p>
          </table:table-cell>
          <table:table-cell table:style-name="ce45" table:formula="of:=COUNTIF([.C22:.K22];&quot;x&quot;)" office:value-type="float" office:value="1" calcext:value-type="float">
            <text:p>1</text:p>
          </table:table-cell>
          <table:table-cell table:style-name="ce46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2" calcext:value-type="date">
            <text:p>22. I. 08</text:p>
          </table:table-cell>
          <table:table-cell table:style-name="ce17" table:formula="of:=TEXT([.A23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5" draw:text-style-name="P4" svg:width="2.71cm" svg:height="0.675cm" svg:x="9.902cm" svg:y="13.547cm" draw:caption-point-x="-0.243cm" draw:caption-point-y="1.907cm">
              <dc:date>2022-03-21T00:00:00</dc:date>
              <text:p text:style-name="P3">helikopter</text:p>
            </office:annotation>
            <text:p>x</text:p>
          </table:table-cell>
          <table:table-cell table:style-name="ce3" office:value-type="string" calcext:value-type="string">
            <text:p>52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26" office:value-type="string" calcext:value-type="string">
            <text:p>KVIT</text:p>
          </table:table-cell>
          <table:table-cell table:style-name="ce34" office:value-type="string" calcext:value-type="string">
            <text:p>DAN</text:p>
          </table:table-cell>
          <table:table-cell table:style-name="ce37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40" table:formula="of:=COUNTIF([.C23:.K23];&quot;51&quot;)+COUNTIF([.C23:.K23];&quot;51☻&quot;)" office:value-type="float" office:value="1" calcext:value-type="float">
            <text:p>1</text:p>
          </table:table-cell>
          <table:table-cell table:style-name="ce40" table:formula="of:=COUNTIF([.C23:.K23];&quot;52&quot;)+COUNTIF([.C23:.K23];&quot;52☻&quot;)" office:value-type="float" office:value="1" calcext:value-type="float">
            <text:p>1</text:p>
          </table:table-cell>
          <table:table-cell table:style-name="ce40" table:formula="of:=COUNTIF([.C23:.K23];&quot;11-19&quot;)+COUNTIF([.C23:.K23];&quot;2&quot;)" office:value-type="float" office:value="1" calcext:value-type="float">
            <text:p>1</text:p>
          </table:table-cell>
          <table:table-cell table:style-name="ce40" table:formula="of:=COUNTIF([.C23:.K23];&quot;U&quot;)+COUNTIF([.C23:.K23];&quot;U☻&quot;)" office:value-type="float" office:value="1" calcext:value-type="float">
            <text:p>1</text:p>
          </table:table-cell>
          <table:table-cell table:style-name="ce40" table:formula="of:=COUNTIF([.C23:.K23];&quot;KVIT&quot;)+COUNTIF([.C23:.K23];&quot;KVIT☻&quot;)" office:value-type="float" office:value="3" calcext:value-type="float">
            <text:p>3</text:p>
          </table:table-cell>
          <table:table-cell table:style-name="ce43" table:formula="of:=COUNTBLANK([.C23:.K23])" office:value-type="float" office:value="1" calcext:value-type="float">
            <text:p>1</text:p>
          </table:table-cell>
          <table:table-cell table:style-name="ce45" table:formula="of:=COUNTIF([.C23:.K23];&quot;x&quot;)" office:value-type="float" office:value="1" calcext:value-type="float">
            <text:p>1</text:p>
          </table:table-cell>
          <table:table-cell table:style-name="ce46" table:formula="of:=COUNTIF([.C23:.K23];&quot;51&quot;)+COUNTIF([.C23:.K23];&quot;51☻&quot;)+COUNTIF([.C23:.K23];&quot;2&quot;)+COUNTIF([.C23:.K23];&quot;52&quot;)+COUNTIF([.C23:.K23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3" calcext:value-type="date">
            <text:p>23. I. 08</text:p>
          </table:table-cell>
          <table:table-cell table:style-name="ce17" table:formula="of:=TEXT([.A24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KVIT</text:p>
          </table:table-cell>
          <table:table-cell table:style-name="ce2"/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office:annotation draw:style-name="gr5" draw:text-style-name="P4" svg:width="3.006cm" svg:height="0.675cm" svg:x="15.098cm" svg:y="14.249cm" draw:caption-point-x="-0.232cm" draw:caption-point-y="1.907cm">
              <dc:date>2022-03-21T00:00:00</dc:date>
              <text:p text:style-name="P3">dopust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37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40" table:formula="of:=COUNTIF([.C24:.K24];&quot;51&quot;)+COUNTIF([.C24:.K24];&quot;51☻&quot;)" office:value-type="float" office:value="1" calcext:value-type="float">
            <text:p>1</text:p>
          </table:table-cell>
          <table:table-cell table:style-name="ce40" table:formula="of:=COUNTIF([.C24:.K24];&quot;52&quot;)+COUNTIF([.C24:.K24];&quot;52☻&quot;)" office:value-type="float" office:value="1" calcext:value-type="float">
            <text:p>1</text:p>
          </table:table-cell>
          <table:table-cell table:style-name="ce40" table:formula="of:=COUNTIF([.C24:.K24];&quot;11-19&quot;)+COUNTIF([.C24:.K24];&quot;2&quot;)" office:value-type="float" office:value="1" calcext:value-type="float">
            <text:p>1</text:p>
          </table:table-cell>
          <table:table-cell table:style-name="ce40" table:formula="of:=COUNTIF([.C24:.K24];&quot;U&quot;)+COUNTIF([.C24:.K24];&quot;U☻&quot;)" office:value-type="float" office:value="1" calcext:value-type="float">
            <text:p>1</text:p>
          </table:table-cell>
          <table:table-cell table:style-name="ce40" table:formula="of:=COUNTIF([.C24:.K24];&quot;KVIT&quot;)+COUNTIF([.C24:.K24];&quot;KVIT☻&quot;)" office:value-type="float" office:value="2" calcext:value-type="float">
            <text:p>2</text:p>
          </table:table-cell>
          <table:table-cell table:style-name="ce43" table:formula="of:=COUNTBLANK([.C24:.K24])" office:value-type="float" office:value="1" calcext:value-type="float">
            <text:p>1</text:p>
          </table:table-cell>
          <table:table-cell table:style-name="ce45" table:formula="of:=COUNTIF([.C24:.K24];&quot;x&quot;)" office:value-type="float" office:value="1" calcext:value-type="float">
            <text:p>1</text:p>
          </table:table-cell>
          <table:table-cell table:style-name="ce46" table:formula="of:=COUNTIF([.C24:.K24];&quot;51&quot;)+COUNTIF([.C24:.K24];&quot;51☻&quot;)+COUNTIF([.C24:.K24];&quot;2&quot;)+COUNTIF([.C24:.K24];&quot;52&quot;)+COUNTIF([.C24:.K24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4" calcext:value-type="date">
            <text:p>24. I. 08</text:p>
          </table:table-cell>
          <table:table-cell table:style-name="ce17" table:formula="of:=TEXT([.A25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office:annotation draw:style-name="gr5" draw:text-style-name="P4" svg:width="2.709cm" svg:height="0.675cm" svg:x="5.997cm" svg:y="14.951cm" draw:caption-point-x="-0.243cm" draw:caption-point-y="1.907cm">
              <dc:date>2022-03-21T00:00:00</dc:date>
              <text:p text:style-name="P3">dopust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text:p>U☻</text:p>
          </table:table-cell>
          <table:table-cell table:style-name="ce3" office:value-type="string" calcext:value-type="string">
            <text:p>5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DAN</text:p>
          </table:table-cell>
          <table:table-cell table:style-name="ce37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40" table:formula="of:=COUNTIF([.C25:.K25];&quot;51&quot;)+COUNTIF([.C25:.K25];&quot;51☻&quot;)" office:value-type="float" office:value="1" calcext:value-type="float">
            <text:p>1</text:p>
          </table:table-cell>
          <table:table-cell table:style-name="ce40" table:formula="of:=COUNTIF([.C25:.K25];&quot;52&quot;)+COUNTIF([.C25:.K25];&quot;52☻&quot;)" office:value-type="float" office:value="1" calcext:value-type="float">
            <text:p>1</text:p>
          </table:table-cell>
          <table:table-cell table:style-name="ce40" table:formula="of:=COUNTIF([.C25:.K25];&quot;11-19&quot;)+COUNTIF([.C25:.K25];&quot;2&quot;)" office:value-type="float" office:value="1" calcext:value-type="float">
            <text:p>1</text:p>
          </table:table-cell>
          <table:table-cell table:style-name="ce40" table:formula="of:=COUNTIF([.C25:.K25];&quot;U&quot;)+COUNTIF([.C25:.K25];&quot;U☻&quot;)" office:value-type="float" office:value="1" calcext:value-type="float">
            <text:p>1</text:p>
          </table:table-cell>
          <table:table-cell table:style-name="ce40" table:formula="of:=COUNTIF([.C25:.K25];&quot;KVIT&quot;)+COUNTIF([.C25:.K25];&quot;KVIT☻&quot;)" office:value-type="float" office:value="1" calcext:value-type="float">
            <text:p>1</text:p>
          </table:table-cell>
          <table:table-cell table:style-name="ce43" table:formula="of:=COUNTBLANK([.C25:.K25])" office:value-type="float" office:value="1" calcext:value-type="float">
            <text:p>1</text:p>
          </table:table-cell>
          <table:table-cell table:style-name="ce45" table:formula="of:=COUNTIF([.C25:.K25];&quot;x&quot;)" office:value-type="float" office:value="1" calcext:value-type="float">
            <text:p>1</text:p>
          </table:table-cell>
          <table:table-cell table:style-name="ce46" table:formula="of:=COUNTIF([.C25:.K25];&quot;51&quot;)+COUNTIF([.C25:.K25];&quot;51☻&quot;)+COUNTIF([.C25:.K25];&quot;2&quot;)+COUNTIF([.C25:.K25];&quot;52&quot;)+COUNTIF([.C25:.K25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5" calcext:value-type="date">
            <text:p>25. I. 08</text:p>
          </table:table-cell>
          <table:table-cell table:style-name="ce17" table:formula="of:=TEXT([.A26];&quot;Ddd&quot;)" office:value-type="string" office:string-value="pet" calcext:value-type="string">
            <text:p>pet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office:annotation draw:style-name="gr5" draw:text-style-name="P4" svg:width="2.709cm" svg:height="0.675cm" svg:x="5.997cm" svg:y="15.653cm" draw:caption-point-x="-0.243cm" draw:caption-point-y="1.907cm">
              <dc:date>2022-03-21T00:00:00</dc:date>
              <text:p text:style-name="P3">dopust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5"/>
          <table:table-cell table:style-name="ce3" office:value-type="string" calcext:value-type="string">
            <text:p>11-19</text:p>
          </table:table-cell>
          <table:table-cell table:style-name="ce26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37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40" table:formula="of:=COUNTIF([.C26:.K26];&quot;51&quot;)+COUNTIF([.C26:.K26];&quot;51☻&quot;)" office:value-type="float" office:value="1" calcext:value-type="float">
            <text:p>1</text:p>
          </table:table-cell>
          <table:table-cell table:style-name="ce40" table:formula="of:=COUNTIF([.C26:.K26];&quot;52&quot;)+COUNTIF([.C26:.K26];&quot;52☻&quot;)" office:value-type="float" office:value="1" calcext:value-type="float">
            <text:p>1</text:p>
          </table:table-cell>
          <table:table-cell table:style-name="ce40" table:formula="of:=COUNTIF([.C26:.K26];&quot;11-19&quot;)+COUNTIF([.C26:.K26];&quot;2&quot;)" office:value-type="float" office:value="1" calcext:value-type="float">
            <text:p>1</text:p>
          </table:table-cell>
          <table:table-cell table:style-name="ce40" table:formula="of:=COUNTIF([.C26:.K26];&quot;U&quot;)+COUNTIF([.C26:.K26];&quot;U☻&quot;)" office:value-type="float" office:value="1" calcext:value-type="float">
            <text:p>1</text:p>
          </table:table-cell>
          <table:table-cell table:style-name="ce40" table:formula="of:=COUNTIF([.C26:.K26];&quot;KVIT&quot;)+COUNTIF([.C26:.K26];&quot;KVIT☻&quot;)" office:value-type="float" office:value="2" calcext:value-type="float">
            <text:p>2</text:p>
          </table:table-cell>
          <table:table-cell table:style-name="ce43" table:formula="of:=COUNTBLANK([.C26:.K26])" office:value-type="float" office:value="1" calcext:value-type="float">
            <text:p>1</text:p>
          </table:table-cell>
          <table:table-cell table:style-name="ce45" table:formula="of:=COUNTIF([.C26:.K26];&quot;x&quot;)" office:value-type="float" office:value="1" calcext:value-type="float">
            <text:p>1</text:p>
          </table:table-cell>
          <table:table-cell table:style-name="ce46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26" calcext:value-type="date">
            <text:p>26. I. 08</text:p>
          </table:table-cell>
          <table:table-cell table:style-name="ce17" table:formula="of:=TEXT([.A27];&quot;Ddd&quot;)" office:value-type="string" office:string-value="sob" calcext:value-type="string">
            <text:p>sob</text:p>
          </table:table-cell>
          <table:table-cell table:style-name="ce20">
            <office:annotation draw:style-name="gr11" draw:text-style-name="P4" svg:width="3.492cm" svg:height="1.412cm" svg:x="4.896cm" svg:y="16.355cm" draw:caption-point-x="-0.444cm" draw:caption-point-y="1.907cm">
              <dc:date>2022-03-21T00:00:00</dc:date>
              <text:p text:style-name="P3">na ginekologiji deĹžurna 19. ali/in 26. januarja</text:p>
            </office:annotation>
          </table:table-cell>
          <table:table-cell table:style-name="ce24"/>
          <table:table-cell table:style-name="ce21" table:number-columns-repeated="3"/>
          <table:table-cell table:style-name="ce28"/>
          <table:table-cell table:style-name="ce21"/>
          <table:table-cell table:style-name="ce6" office:value-type="string" calcext:value-type="string">
            <text:p>☻</text:p>
          </table:table-cell>
          <table:table-cell table:style-name="ce21"/>
          <table:table-cell table:style-name="ce34" office:value-type="string" calcext:value-type="string">
            <text:p>MŠŠ</text:p>
          </table:table-cell>
          <table:table-cell table:style-name="ce37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40" table:formula="of:=COUNTIF([.C27:.K27];&quot;51&quot;)+COUNTIF([.C27:.K27];&quot;51☻&quot;)" office:value-type="float" office:value="0" calcext:value-type="float">
            <text:p>0</text:p>
          </table:table-cell>
          <table:table-cell table:style-name="ce40" table:formula="of:=COUNTIF([.C27:.K27];&quot;52&quot;)+COUNTIF([.C27:.K27];&quot;52☻&quot;)" office:value-type="float" office:value="0" calcext:value-type="float">
            <text:p>0</text:p>
          </table:table-cell>
          <table:table-cell table:style-name="ce40" table:formula="of:=COUNTIF([.C27:.K27];&quot;11-19&quot;)+COUNTIF([.C27:.K27];&quot;2&quot;)" office:value-type="float" office:value="0" calcext:value-type="float">
            <text:p>0</text:p>
          </table:table-cell>
          <table:table-cell table:style-name="ce40" table:formula="of:=COUNTIF([.C27:.K27];&quot;U&quot;)+COUNTIF([.C27:.K27];&quot;U☻&quot;)" office:value-type="float" office:value="0" calcext:value-type="float">
            <text:p>0</text:p>
          </table:table-cell>
          <table:table-cell table:style-name="ce40" table:formula="of:=COUNTIF([.C27:.K27];&quot;KVIT&quot;)+COUNTIF([.C27:.K27];&quot;KVIT☻&quot;)" office:value-type="float" office:value="0" calcext:value-type="float">
            <text:p>0</text:p>
          </table:table-cell>
          <table:table-cell table:style-name="ce43" table:formula="of:=COUNTBLANK([.C27:.K27])" office:value-type="float" office:value="8" calcext:value-type="float">
            <text:p>8</text:p>
          </table:table-cell>
          <table:table-cell table:style-name="ce45" table:formula="of:=COUNTIF([.C27:.K27];&quot;x&quot;)" office:value-type="float" office:value="0" calcext:value-type="float">
            <text:p>0</text:p>
          </table:table-cell>
          <table:table-cell table:style-name="ce46" table:formula="of:=COUNTIF([.C27:.K27];&quot;51&quot;)+COUNTIF([.C27:.K27];&quot;51☻&quot;)+COUNTIF([.C27:.K27];&quot;2&quot;)+COUNTIF([.C27:.K27];&quot;52&quot;)+COUNTIF([.C27:.K27];&quot;52☻&quot;)" office:value-type="float" office:value="0" calcext:value-type="float">
            <text:p>0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1" office:value-type="date" office:date-value="2008-01-27" calcext:value-type="date">
            <text:p>27. I. 08</text:p>
          </table:table-cell>
          <table:table-cell table:style-name="ce17" table:formula="of:=TEXT([.A28];&quot;Ddd&quot;)" office:value-type="string" office:string-value="ned" calcext:value-type="string">
            <text:p>ned</text:p>
          </table:table-cell>
          <table:table-cell table:style-name="ce21" table:number-columns-repeated="4"/>
          <table:table-cell table:style-name="ce24"/>
          <table:table-cell table:style-name="ce21" table:number-columns-repeated="2"/>
          <table:table-cell table:style-name="ce6" office:value-type="string" calcext:value-type="string">
            <text:p>☻</text:p>
          </table:table-cell>
          <table:table-cell table:style-name="ce24"/>
          <table:table-cell table:style-name="ce34" office:value-type="string" calcext:value-type="string">
            <text:p>MŠŠ</text:p>
          </table:table-cell>
          <table:table-cell table:style-name="ce37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40" table:formula="of:=COUNTIF([.C28:.K28];&quot;51&quot;)+COUNTIF([.C28:.K28];&quot;51☻&quot;)" office:value-type="float" office:value="0" calcext:value-type="float">
            <text:p>0</text:p>
          </table:table-cell>
          <table:table-cell table:style-name="ce40" table:formula="of:=COUNTIF([.C28:.K28];&quot;52&quot;)+COUNTIF([.C28:.K28];&quot;52☻&quot;)" office:value-type="float" office:value="0" calcext:value-type="float">
            <text:p>0</text:p>
          </table:table-cell>
          <table:table-cell table:style-name="ce40" table:formula="of:=COUNTIF([.C28:.K28];&quot;11-19&quot;)+COUNTIF([.C28:.K28];&quot;2&quot;)" office:value-type="float" office:value="0" calcext:value-type="float">
            <text:p>0</text:p>
          </table:table-cell>
          <table:table-cell table:style-name="ce40" table:formula="of:=COUNTIF([.C28:.K28];&quot;U&quot;)+COUNTIF([.C28:.K28];&quot;U☻&quot;)" office:value-type="float" office:value="0" calcext:value-type="float">
            <text:p>0</text:p>
          </table:table-cell>
          <table:table-cell table:style-name="ce40" table:formula="of:=COUNTIF([.C28:.K28];&quot;KVIT&quot;)+COUNTIF([.C28:.K28];&quot;KVIT☻&quot;)" office:value-type="float" office:value="0" calcext:value-type="float">
            <text:p>0</text:p>
          </table:table-cell>
          <table:table-cell table:style-name="ce43" table:formula="of:=COUNTBLANK([.C28:.K28])" office:value-type="float" office:value="8" calcext:value-type="float">
            <text:p>8</text:p>
          </table:table-cell>
          <table:table-cell table:style-name="ce45" table:formula="of:=COUNTIF([.C28:.K28];&quot;x&quot;)" office:value-type="float" office:value="0" calcext:value-type="float">
            <text:p>0</text:p>
          </table:table-cell>
          <table:table-cell table:style-name="ce46" table:formula="of:=COUNTIF([.C28:.K28];&quot;51&quot;)+COUNTIF([.C28:.K28];&quot;51☻&quot;)+COUNTIF([.C28:.K28];&quot;2&quot;)+COUNTIF([.C28:.K28];&quot;52&quot;)+COUNTIF([.C28:.K28];&quot;52☻&quot;)" office:value-type="float" office:value="0" calcext:value-type="float">
            <text:p>0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8" calcext:value-type="date">
            <text:p>28. I. 08</text:p>
          </table:table-cell>
          <table:table-cell table:style-name="ce17" table:formula="of:=TEXT([.A29];&quot;Ddd&quot;)" office:value-type="string" office:string-value="pon" calcext:value-type="string">
            <text:p>pon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office:annotation draw:style-name="gr5" draw:text-style-name="P4" svg:width="2.699cm" svg:height="0.675cm" svg:x="9.902cm" svg:y="17.749cm" draw:caption-point-x="-0.243cm" draw:caption-point-y="1.917cm">
              <dc:date>2022-03-21T00:00:00</dc:date>
              <text:p text:style-name="P3">cit</text:p>
            </office:annotation>
            <text:p>U</text:p>
          </table:table-cell>
          <table:table-cell table:style-name="ce3" office:value-type="string" calcext:value-type="string">
            <office:annotation draw:style-name="gr13" draw:text-style-name="P4" svg:width="2.719cm" svg:height="0.665cm" svg:x="12.4cm" svg:y="17.749cm" draw:caption-point-x="-1.439cm" draw:caption-point-y="1.917cm">
              <dc:date>2022-03-21T00:00:00</dc:date>
              <text:p text:style-name="P3">Helikopter</text:p>
            </office:annotation>
            <text:p>D</text:p>
          </table:table-cell>
          <table:table-cell table:style-name="ce1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37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40" table:formula="of:=COUNTIF([.C29:.K29];&quot;51&quot;)+COUNTIF([.C29:.K29];&quot;51☻&quot;)" office:value-type="float" office:value="1" calcext:value-type="float">
            <text:p>1</text:p>
          </table:table-cell>
          <table:table-cell table:style-name="ce40" table:formula="of:=COUNTIF([.C29:.K29];&quot;52&quot;)+COUNTIF([.C29:.K29];&quot;52☻&quot;)" office:value-type="float" office:value="1" calcext:value-type="float">
            <text:p>1</text:p>
          </table:table-cell>
          <table:table-cell table:style-name="ce40" table:formula="of:=COUNTIF([.C29:.K29];&quot;11-19&quot;)+COUNTIF([.C29:.K29];&quot;2&quot;)" office:value-type="float" office:value="1" calcext:value-type="float">
            <text:p>1</text:p>
          </table:table-cell>
          <table:table-cell table:style-name="ce40" table:formula="of:=COUNTIF([.C29:.K29];&quot;U&quot;)+COUNTIF([.C29:.K29];&quot;U☻&quot;)" office:value-type="float" office:value="1" calcext:value-type="float">
            <text:p>1</text:p>
          </table:table-cell>
          <table:table-cell table:style-name="ce40" table:formula="of:=COUNTIF([.C29:.K29];&quot;KVIT&quot;)+COUNTIF([.C29:.K29];&quot;KVIT☻&quot;)" office:value-type="float" office:value="2" calcext:value-type="float">
            <text:p>2</text:p>
          </table:table-cell>
          <table:table-cell table:style-name="ce43" table:formula="of:=COUNTBLANK([.C29:.K29])" office:value-type="float" office:value="1" calcext:value-type="float">
            <text:p>1</text:p>
          </table:table-cell>
          <table:table-cell table:style-name="ce45" table:formula="of:=COUNTIF([.C29:.K29];&quot;x&quot;)" office:value-type="float" office:value="1" calcext:value-type="float">
            <text:p>1</text:p>
          </table:table-cell>
          <table:table-cell table:style-name="ce46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29" calcext:value-type="date">
            <text:p>29. I. 08</text:p>
          </table:table-cell>
          <table:table-cell table:style-name="ce17" table:formula="of:=TEXT([.A30];&quot;Ddd&quot;)" office:value-type="string" office:string-value="tor" calcext:value-type="string">
            <text:p>tor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15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37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40" table:formula="of:=COUNTIF([.C30:.K30];&quot;51&quot;)+COUNTIF([.C30:.K30];&quot;51☻&quot;)" office:value-type="float" office:value="2" calcext:value-type="float">
            <text:p>2</text:p>
          </table:table-cell>
          <table:table-cell table:style-name="ce40" table:formula="of:=COUNTIF([.C30:.K30];&quot;52&quot;)+COUNTIF([.C30:.K30];&quot;52☻&quot;)" office:value-type="float" office:value="1" calcext:value-type="float">
            <text:p>1</text:p>
          </table:table-cell>
          <table:table-cell table:style-name="ce40" table:formula="of:=COUNTIF([.C30:.K30];&quot;11-19&quot;)+COUNTIF([.C30:.K30];&quot;2&quot;)" office:value-type="float" office:value="1" calcext:value-type="float">
            <text:p>1</text:p>
          </table:table-cell>
          <table:table-cell table:style-name="ce40" table:formula="of:=COUNTIF([.C30:.K30];&quot;U&quot;)+COUNTIF([.C30:.K30];&quot;U☻&quot;)" office:value-type="float" office:value="1" calcext:value-type="float">
            <text:p>1</text:p>
          </table:table-cell>
          <table:table-cell table:style-name="ce40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43" table:formula="of:=COUNTBLANK([.C30:.K30])" office:value-type="float" office:value="1" calcext:value-type="float">
            <text:p>1</text:p>
          </table:table-cell>
          <table:table-cell table:style-name="ce45" table:formula="of:=COUNTIF([.C30:.K30];&quot;x&quot;)" office:value-type="float" office:value="1" calcext:value-type="float">
            <text:p>1</text:p>
          </table:table-cell>
          <table:table-cell table:style-name="ce46" table:formula="of:=COUNTIF([.C30:.K30];&quot;51&quot;)+COUNTIF([.C30:.K30];&quot;51☻&quot;)+COUNTIF([.C30:.K30];&quot;2&quot;)+COUNTIF([.C30:.K30];&quot;52&quot;)+COUNTIF([.C30:.K30];&quot;52☻&quot;)" office:value-type="float" office:value="3" calcext:value-type="float">
            <text:p>3</text:p>
          </table:table-cell>
          <table:table-cell table:style-name="ce14" table:number-columns-repeated="3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30" calcext:value-type="date">
            <text:p>30. I. 08</text:p>
          </table:table-cell>
          <table:table-cell table:style-name="ce17" table:formula="of:=TEXT([.A31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27" office:value-type="string" calcext:value-type="string">
            <text:p><text:span text:style-name="T2">KVIT</text:span><text:span text:style-name="T3">☻</text:span>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8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37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40" table:formula="of:=COUNTIF([.C31:.K31];&quot;51&quot;)+COUNTIF([.C31:.K31];&quot;51☻&quot;)" office:value-type="float" office:value="1" calcext:value-type="float">
            <text:p>1</text:p>
          </table:table-cell>
          <table:table-cell table:style-name="ce40" table:formula="of:=COUNTIF([.C31:.K31];&quot;52&quot;)+COUNTIF([.C31:.K31];&quot;52☻&quot;)" office:value-type="float" office:value="1" calcext:value-type="float">
            <text:p>1</text:p>
          </table:table-cell>
          <table:table-cell table:style-name="ce40" table:formula="of:=COUNTIF([.C31:.K31];&quot;11-19&quot;)+COUNTIF([.C31:.K31];&quot;2&quot;)" office:value-type="float" office:value="1" calcext:value-type="float">
            <text:p>1</text:p>
          </table:table-cell>
          <table:table-cell table:style-name="ce40" table:formula="of:=COUNTIF([.C31:.K31];&quot;U&quot;)+COUNTIF([.C31:.K31];&quot;U☻&quot;)" office:value-type="float" office:value="1" calcext:value-type="float">
            <text:p>1</text:p>
          </table:table-cell>
          <table:table-cell table:style-name="ce40" table:formula="of:=COUNTIF([.C31:.K31];&quot;KVIT&quot;)+COUNTIF([.C31:.K31];&quot;KVIT☻&quot;)" office:value-type="float" office:value="3" calcext:value-type="float">
            <text:p>3</text:p>
          </table:table-cell>
          <table:table-cell table:style-name="ce43" table:formula="of:=COUNTBLANK([.C31:.K31])" office:value-type="float" office:value="1" calcext:value-type="float">
            <text:p>1</text:p>
          </table:table-cell>
          <table:table-cell table:style-name="ce45" table:formula="of:=COUNTIF([.C31:.K31];&quot;x&quot;)" office:value-type="float" office:value="1" calcext:value-type="float">
            <text:p>1</text:p>
          </table:table-cell>
          <table:table-cell table:style-name="ce46" table:formula="of:=COUNTIF([.C31:.K31];&quot;51&quot;)+COUNTIF([.C31:.K31];&quot;51☻&quot;)+COUNTIF([.C31:.K31];&quot;2&quot;)+COUNTIF([.C31:.K31];&quot;52&quot;)+COUNTIF([.C31:.K31];&quot;52☻&quot;)" office:value-type="float" office:value="2" calcext:value-type="float">
            <text:p>2</text:p>
          </table:table-cell>
          <table:table-cell table:style-name="ce14"/>
          <table:table-cell table:style-name="ce38"/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2" office:value-type="date" office:date-value="2008-01-31" calcext:value-type="date">
            <text:p>31. I. 08</text:p>
          </table:table-cell>
          <table:table-cell table:style-name="ce17" table:formula="of:=TEXT([.A32];&quot;Ddd&quot;)" office:value-type="string" office:string-value="čet" calcext:value-type="string">
            <text:p>če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27" office:value-type="string" calcext:value-type="string">
            <text:p><text:span text:style-name="T2">KVIT</text:span><text:span text:style-name="T3">☻</text:span></text:p>
          </table:table-cell>
          <table:table-cell table:style-name="ce35" office:value-type="string" calcext:value-type="string">
            <text:p>MŠŠ</text:p>
          </table:table-cell>
          <table:table-cell table:style-name="ce37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40" table:formula="of:=COUNTIF([.C32:.K32];&quot;51&quot;)+COUNTIF([.C32:.K32];&quot;51☻&quot;)" office:value-type="float" office:value="1" calcext:value-type="float">
            <text:p>1</text:p>
          </table:table-cell>
          <table:table-cell table:style-name="ce40" table:formula="of:=COUNTIF([.C32:.K32];&quot;52&quot;)+COUNTIF([.C32:.K32];&quot;52☻&quot;)" office:value-type="float" office:value="1" calcext:value-type="float">
            <text:p>1</text:p>
          </table:table-cell>
          <table:table-cell table:style-name="ce40" table:formula="of:=COUNTIF([.C32:.K32];&quot;11-19&quot;)+COUNTIF([.C32:.K32];&quot;2&quot;)" office:value-type="float" office:value="1" calcext:value-type="float">
            <text:p>1</text:p>
          </table:table-cell>
          <table:table-cell table:style-name="ce40" table:formula="of:=COUNTIF([.C32:.K32];&quot;U&quot;)+COUNTIF([.C32:.K32];&quot;U☻&quot;)" office:value-type="float" office:value="1" calcext:value-type="float">
            <text:p>1</text:p>
          </table:table-cell>
          <table:table-cell table:style-name="ce40" table:formula="of:=COUNTIF([.C32:.K32];&quot;KVIT&quot;)+COUNTIF([.C32:.K32];&quot;KVIT☻&quot;)" office:value-type="float" office:value="2" calcext:value-type="float">
            <text:p>2</text:p>
          </table:table-cell>
          <table:table-cell table:style-name="ce43" table:formula="of:=COUNTBLANK([.C32:.K32])" office:value-type="float" office:value="1" calcext:value-type="float">
            <text:p>1</text:p>
          </table:table-cell>
          <table:table-cell table:style-name="ce45" table:formula="of:=COUNTIF([.C32:.K32];&quot;x&quot;)" office:value-type="float" office:value="1" calcext:value-type="float">
            <text:p>1</text:p>
          </table:table-cell>
          <table:table-cell table:style-name="ce46" table:formula="of:=COUNTIF([.C32:.K32];&quot;51&quot;)+COUNTIF([.C32:.K32];&quot;51☻&quot;)+COUNTIF([.C32:.K32];&quot;2&quot;)+COUNTIF([.C32:.K32];&quot;52&quot;)+COUNTIF([.C32:.K32];&quot;52☻&quot;)" office:value-type="float" office:value="2" calcext:value-type="float">
            <text:p>2</text:p>
          </table:table-cell>
          <table:table-cell table:style-name="ce14"/>
          <table:table-cell table:style-name="ce38"/>
          <table:table-cell table:style-name="ce14"/>
          <table:table-cell table:style-name="ce1" table:number-columns-repeated="9"/>
          <table:table-cell table:number-columns-repeated="2"/>
          <table:table-cell table:style-name="ce1" table:number-columns-repeated="221"/>
          <table:table-cell table:number-columns-repeated="768"/>
        </table:table-row>
        <table:table-row table:style-name="ro5">
          <table:table-cell table:style-name="ce1" table:number-columns-repeated="12"/>
          <table:table-cell table:style-name="ce36" table:number-columns-repeated="6"/>
          <table:table-cell table:style-name="ce44"/>
          <table:table-cell table:style-name="ce14" table:number-columns-repeated="5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5" calcext:value-type="float">
            <text:p>5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18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 table:number-columns-repeated="12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5" table:number-rows-repeated="123">
          <table:table-cell table:style-name="ce1" table:number-columns-repeated="12"/>
          <table:table-cell table:style-name="ce36" table:number-columns-repeated="7"/>
          <table:table-cell table:style-name="ce14" table:number-columns-repeated="5"/>
          <table:table-cell table:style-name="ce1" table:number-columns-repeated="232"/>
          <table:table-cell table:number-columns-repeated="768"/>
        </table:table-row>
        <table:table-row table:style-name="ro5" table:number-rows-repeated="4">
          <table:table-cell table:style-name="ce1" table:number-columns-repeated="12"/>
          <table:table-cell table:style-name="ce36" table:number-columns-repeated="7"/>
          <table:table-cell table:style-name="ce14" table:number-columns-repeated="2"/>
          <table:table-cell table:style-name="ce38" table:number-columns-repeated="2"/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2" table:number-rows-repeated="872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anuar.B2:januar.B32">
            <calcext:condition calcext:apply-style-name="ConditionalStyle_1" calcext:value="=&quot;sob&quot;" calcext:base-cell-address="januar.B2"/>
            <calcext:condition calcext:apply-style-name="ConditionalStyle_2" calcext:value="=&quot;ned&quot;" calcext:base-cell-address="januar.B2"/>
          </calcext:conditional-format>
          <calcext:conditional-format calcext:target-range-address="januar.M2:januar.M32">
            <calcext:condition calcext:apply-style-name="ConditionalStyle_3" calcext:value="&lt;1" calcext:base-cell-address="januar.M2"/>
            <calcext:condition calcext:apply-style-name="ConditionalStyle_4" calcext:value="&gt;1" calcext:base-cell-address="januar.M2"/>
          </calcext:conditional-format>
          <calcext:conditional-format calcext:target-range-address="januar.N2:januar.R32">
            <calcext:condition calcext:apply-style-name="ConditionalStyle_5" calcext:value="&lt;1" calcext:base-cell-address="januar.N2"/>
            <calcext:condition calcext:apply-style-name="ConditionalStyle_6" calcext:value="&gt;1" calcext:base-cell-address="januar.N2"/>
          </calcext:conditional-format>
          <calcext:conditional-format calcext:target-range-address="januar.S2:januar.S32">
            <calcext:condition calcext:apply-style-name="ConditionalStyle_7" calcext:value="!=0" calcext:base-cell-address="januar.S2"/>
          </calcext:conditional-format>
          <calcext:conditional-format calcext:target-range-address="januar.S33:januar.S33">
            <calcext:condition calcext:apply-style-name="ConditionalStyle_8" calcext:value="!=0" calcext:base-cell-address="januar.S33"/>
          </calcext:conditional-format>
          <calcext:conditional-format calcext:target-range-address="januar.T2:januar.T32">
            <calcext:condition calcext:apply-style-name="ConditionalStyle_9" calcext:value="=1" calcext:base-cell-address="januar.T2"/>
            <calcext:condition calcext:apply-style-name="ConditionalStyle_10" calcext:value="&gt;1" calcext:base-cell-address="januar.T2"/>
          </calcext:conditional-format>
          <calcext:conditional-format calcext:target-range-address="januar.U2:januar.U32">
            <calcext:condition calcext:apply-style-name="ConditionalStyle_11" calcext:value="&lt;2" calcext:base-cell-address="januar.U2"/>
            <calcext:condition calcext:apply-style-name="ConditionalStyle_12" calcext:value="&gt;2" calcext:base-cell-address="januar.U2"/>
          </calcext:conditional-format>
        </calcext:conditional-formats>
      </table:table>
      <table:table table:name="februar" table:style-name="ta3">
        <table:table-column table:style-name="co15" table:default-cell-style-name="ce9"/>
        <table:table-column table:style-name="co16" table:default-cell-style-name="ce9"/>
        <table:table-column table:style-name="co6" table:number-columns-repeated="9" table:default-cell-style-name="ce9"/>
        <table:table-column table:style-name="co17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18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MIR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3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02-01" calcext:value-type="date">
            <text:p>1. II. 08</text:p>
          </table:table-cell>
          <table:table-cell table:style-name="ce47" office:value-type="string" calcext:value-type="string">
            <text:p>pet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4" draw:text-style-name="P8" svg:width="2.699cm" svg:height="1.578cm" svg:x="7.519cm" svg:y="-0.013cm" draw:caption-point-x="-0.243cm" draw:caption-point-y="0.725cm">
              <dc:date>2022-03-21T00:00:00</dc:date>
              <text:p text:style-name="P7">31.januar i <text:s/>1.februar.-IATROSSKI</text:p>
            </office:annotation>
            <text:p>D</text:p>
          </table:table-cell>
          <table:table-cell table:style-name="ce3" office:value-type="string" calcext:value-type="string">
            <office:annotation draw:style-name="gr15" draw:text-style-name="P10" svg:width="2.698cm" svg:height="1.578cm" svg:x="8.821cm" svg:y="-0.013cm" draw:caption-point-x="-0.243cm" draw:caption-point-y="0.725cm">
              <dc:date>2022-03-21T00:00:00</dc:date>
              <text:p text:style-name="P9">dopust 1. ker grem na iatroski</text:p>
            </office:annotation>
            <text:p>D</text:p>
          </table:table-cell>
          <table:table-cell table:style-name="ce2" office:value-type="string" calcext:value-type="string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2" office:value-type="string" calcext:value-type="string">
            <text:p>U☻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54" table:formula="of:=COUNTIF([.C2:.K2];&quot;51&quot;)+COUNTIF([.C2:.K2];&quot;51☻&quot;)" office:value-type="float" office:value="0" calcext:value-type="float">
            <text:p>0</text:p>
          </table:table-cell>
          <table:table-cell table:style-name="ce54" table:formula="of:=COUNTIF([.C2:.K2];&quot;52&quot;)+COUNTIF([.C2:.K2];&quot;52☻&quot;)" office:value-type="float" office:value="0" calcext:value-type="float">
            <text:p>0</text:p>
          </table:table-cell>
          <table:table-cell table:style-name="ce54" table:formula="of:=COUNTIF([.C2:.K2];&quot;11-19&quot;)+COUNTIF([.C2:.K2];&quot;2&quot;)" office:value-type="float" office:value="1" calcext:value-type="float">
            <text:p>1</text:p>
          </table:table-cell>
          <table:table-cell table:style-name="ce54" table:formula="of:=COUNTIF([.C2:.K2];&quot;U&quot;)+COUNTIF([.C2:.K2];&quot;U☻&quot;)" office:value-type="float" office:value="1" calcext:value-type="float">
            <text:p>1</text:p>
          </table:table-cell>
          <table:table-cell table:style-name="ce54" table:formula="of:=COUNTIF([.C2:.K2];&quot;KVIT&quot;)+COUNTIF([.C2:.K2];&quot;KVIT☻&quot;)" office:value-type="float" office:value="1" calcext:value-type="float">
            <text:p>1</text:p>
          </table:table-cell>
          <table:table-cell table:style-name="ce55" table:formula="of:=COUNTBLANK([.C2:.K2])" office:value-type="float" office:value="1" calcext:value-type="float">
            <text:p>1</text:p>
          </table:table-cell>
          <table:table-cell table:style-name="ce56" table:formula="of:=COUNTIF([.C2:.K2];&quot;x&quot;)" office:value-type="float" office:value="1" calcext:value-type="float">
            <text:p>1</text:p>
          </table:table-cell>
          <table:table-cell table:style-name="ce57" table:formula="of:=COUNTIF([.C2:.K2];&quot;51&quot;)+COUNTIF([.C2:.K2];&quot;51☻&quot;)+COUNTIF([.C2:.K2];&quot;2&quot;)+COUNTIF([.C2:.K2];&quot;52&quot;)+COUNTIF([.C2:.K2];&quot;52☻&quot;)" office:value-type="float" office:value="1" calcext:value-type="float">
            <text:p>1</text:p>
          </table:table-cell>
          <table:table-cell table:style-name="ce14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1" office:value-type="date" office:date-value="2008-02-02" calcext:value-type="date">
            <text:p>2. II. 08</text:p>
          </table:table-cell>
          <table:table-cell table:style-name="ce47" office:value-type="string" calcext:value-type="string">
            <text:p>sob</text:p>
          </table:table-cell>
          <table:table-cell table:style-name="ce20"/>
          <table:table-cell table:style-name="ce21"/>
          <table:table-cell table:style-name="ce20"/>
          <table:table-cell table:style-name="ce28"/>
          <table:table-cell table:style-name="ce24" table:number-columns-repeated="2"/>
          <table:table-cell table:style-name="ce28"/>
          <table:table-cell table:style-name="ce21"/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54" table:formula="of:=COUNTIF([.C3:.K3];&quot;51&quot;)+COUNTIF([.C3:.K3];&quot;51☻&quot;)" office:value-type="float" office:value="0" calcext:value-type="float">
            <text:p>0</text:p>
          </table:table-cell>
          <table:table-cell table:style-name="ce54" table:formula="of:=COUNTIF([.C3:.K3];&quot;52&quot;)+COUNTIF([.C3:.K3];&quot;52☻&quot;)" office:value-type="float" office:value="0" calcext:value-type="float">
            <text:p>0</text:p>
          </table:table-cell>
          <table:table-cell table:style-name="ce54" table:formula="of:=COUNTIF([.C3:.K3];&quot;11-19&quot;)+COUNTIF([.C3:.K3];&quot;2&quot;)" office:value-type="float" office:value="0" calcext:value-type="float">
            <text:p>0</text:p>
          </table:table-cell>
          <table:table-cell table:style-name="ce54" table:formula="of:=COUNTIF([.C3:.K3];&quot;U&quot;)+COUNTIF([.C3:.K3];&quot;U☻&quot;)" office:value-type="float" office:value="0" calcext:value-type="float">
            <text:p>0</text:p>
          </table:table-cell>
          <table:table-cell table:style-name="ce54" table:formula="of:=COUNTIF([.C3:.K3];&quot;KVIT&quot;)+COUNTIF([.C3:.K3];&quot;KVIT☻&quot;)" office:value-type="float" office:value="0" calcext:value-type="float">
            <text:p>0</text:p>
          </table:table-cell>
          <table:table-cell table:style-name="ce55" table:formula="of:=COUNTBLANK([.C3:.K3])" office:value-type="float" office:value="8" calcext:value-type="float">
            <text:p>8</text:p>
          </table:table-cell>
          <table:table-cell table:style-name="ce56" table:formula="of:=COUNTIF([.C3:.K3];&quot;x&quot;)" office:value-type="float" office:value="0" calcext:value-type="float">
            <text:p>0</text:p>
          </table:table-cell>
          <table:table-cell table:style-name="ce57" table:formula="of:=COUNTIF([.C3:.K3];&quot;51&quot;)+COUNTIF([.C3:.K3];&quot;51☻&quot;)+COUNTIF([.C3:.K3];&quot;2&quot;)+COUNTIF([.C3:.K3];&quot;52&quot;)+COUNTIF([.C3:.K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2-03" calcext:value-type="date">
            <text:p>3. II. 08</text:p>
          </table:table-cell>
          <table:table-cell table:style-name="ce47" office:value-type="string" calcext:value-type="string">
            <text:p>ned</text:p>
          </table:table-cell>
          <table:table-cell table:style-name="ce20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0"/>
          <table:table-cell table:style-name="ce21"/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54" table:formula="of:=COUNTIF([.C4:.K4];&quot;51&quot;)+COUNTIF([.C4:.K4];&quot;51☻&quot;)" office:value-type="float" office:value="0" calcext:value-type="float">
            <text:p>0</text:p>
          </table:table-cell>
          <table:table-cell table:style-name="ce54" table:formula="of:=COUNTIF([.C4:.K4];&quot;52&quot;)+COUNTIF([.C4:.K4];&quot;52☻&quot;)" office:value-type="float" office:value="0" calcext:value-type="float">
            <text:p>0</text:p>
          </table:table-cell>
          <table:table-cell table:style-name="ce54" table:formula="of:=COUNTIF([.C4:.K4];&quot;11-19&quot;)+COUNTIF([.C4:.K4];&quot;2&quot;)" office:value-type="float" office:value="0" calcext:value-type="float">
            <text:p>0</text:p>
          </table:table-cell>
          <table:table-cell table:style-name="ce54" table:formula="of:=COUNTIF([.C4:.K4];&quot;U&quot;)+COUNTIF([.C4:.K4];&quot;U☻&quot;)" office:value-type="float" office:value="0" calcext:value-type="float">
            <text:p>0</text:p>
          </table:table-cell>
          <table:table-cell table:style-name="ce54" table:formula="of:=COUNTIF([.C4:.K4];&quot;KVIT&quot;)+COUNTIF([.C4:.K4];&quot;KVIT☻&quot;)" office:value-type="float" office:value="0" calcext:value-type="float">
            <text:p>0</text:p>
          </table:table-cell>
          <table:table-cell table:style-name="ce55" table:formula="of:=COUNTBLANK([.C4:.K4])" office:value-type="float" office:value="8" calcext:value-type="float">
            <text:p>8</text:p>
          </table:table-cell>
          <table:table-cell table:style-name="ce56" table:formula="of:=COUNTIF([.C4:.K4];&quot;x&quot;)" office:value-type="float" office:value="0" calcext:value-type="float">
            <text:p>0</text:p>
          </table:table-cell>
          <table:table-cell table:style-name="ce57" table:formula="of:=COUNTIF([.C4:.K4];&quot;51&quot;)+COUNTIF([.C4:.K4];&quot;51☻&quot;)+COUNTIF([.C4:.K4];&quot;2&quot;)+COUNTIF([.C4:.K4];&quot;52&quot;)+COUNTIF([.C4:.K4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04" calcext:value-type="date">
            <text:p>4. II. 08</text:p>
          </table:table-cell>
          <table:table-cell table:style-name="ce47" office:value-type="string" calcext:value-type="string">
            <text:p>pon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KVIT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11-19</text:p>
          </table:table-cell>
          <table:table-cell table:style-name="ce49"/>
          <table:table-cell table:style-name="ce2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54" table:formula="of:=COUNTIF([.C5:.K5];&quot;51&quot;)+COUNTIF([.C5:.K5];&quot;51☻&quot;)" office:value-type="float" office:value="1" calcext:value-type="float">
            <text:p>1</text:p>
          </table:table-cell>
          <table:table-cell table:style-name="ce54" table:formula="of:=COUNTIF([.C5:.K5];&quot;52&quot;)+COUNTIF([.C5:.K5];&quot;52☻&quot;)" office:value-type="float" office:value="1" calcext:value-type="float">
            <text:p>1</text:p>
          </table:table-cell>
          <table:table-cell table:style-name="ce54" table:formula="of:=COUNTIF([.C5:.K5];&quot;11-19&quot;)+COUNTIF([.C5:.K5];&quot;2&quot;)" office:value-type="float" office:value="1" calcext:value-type="float">
            <text:p>1</text:p>
          </table:table-cell>
          <table:table-cell table:style-name="ce54" table:formula="of:=COUNTIF([.C5:.K5];&quot;U&quot;)+COUNTIF([.C5:.K5];&quot;U☻&quot;)" office:value-type="float" office:value="1" calcext:value-type="float">
            <text:p>1</text:p>
          </table:table-cell>
          <table:table-cell table:style-name="ce54" table:formula="of:=COUNTIF([.C5:.K5];&quot;KVIT&quot;)+COUNTIF([.C5:.K5];&quot;KVIT☻&quot;)" office:value-type="float" office:value="3" calcext:value-type="float">
            <text:p>3</text:p>
          </table:table-cell>
          <table:table-cell table:style-name="ce55" table:formula="of:=COUNTBLANK([.C5:.K5])" office:value-type="float" office:value="1" calcext:value-type="float">
            <text:p>1</text:p>
          </table:table-cell>
          <table:table-cell table:style-name="ce56" table:formula="of:=COUNTIF([.C5:.K5];&quot;x&quot;)" office:value-type="float" office:value="1" calcext:value-type="float">
            <text:p>1</text:p>
          </table:table-cell>
          <table:table-cell table:style-name="ce57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05" calcext:value-type="date">
            <text:p>5. II. 08</text:p>
          </table:table-cell>
          <table:table-cell table:style-name="ce47" office:value-type="string" calcext:value-type="string">
            <text:p>tor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U</text:p>
          </table:table-cell>
          <table:table-cell table:style-name="ce5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49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54" table:formula="of:=COUNTIF([.C6:.K6];&quot;51&quot;)+COUNTIF([.C6:.K6];&quot;51☻&quot;)" office:value-type="float" office:value="1" calcext:value-type="float">
            <text:p>1</text:p>
          </table:table-cell>
          <table:table-cell table:style-name="ce54" table:formula="of:=COUNTIF([.C6:.K6];&quot;52&quot;)+COUNTIF([.C6:.K6];&quot;52☻&quot;)" office:value-type="float" office:value="1" calcext:value-type="float">
            <text:p>1</text:p>
          </table:table-cell>
          <table:table-cell table:style-name="ce54" table:formula="of:=COUNTIF([.C6:.K6];&quot;11-19&quot;)+COUNTIF([.C6:.K6];&quot;2&quot;)" office:value-type="float" office:value="1" calcext:value-type="float">
            <text:p>1</text:p>
          </table:table-cell>
          <table:table-cell table:style-name="ce54" table:formula="of:=COUNTIF([.C6:.K6];&quot;U&quot;)+COUNTIF([.C6:.K6];&quot;U☻&quot;)" office:value-type="float" office:value="1" calcext:value-type="float">
            <text:p>1</text:p>
          </table:table-cell>
          <table:table-cell table:style-name="ce54" table:formula="of:=COUNTIF([.C6:.K6];&quot;KVIT&quot;)+COUNTIF([.C6:.K6];&quot;KVIT☻&quot;)" office:value-type="float" office:value="3" calcext:value-type="float">
            <text:p>3</text:p>
          </table:table-cell>
          <table:table-cell table:style-name="ce55" table:formula="of:=COUNTBLANK([.C6:.K6])" office:value-type="float" office:value="1" calcext:value-type="float">
            <text:p>1</text:p>
          </table:table-cell>
          <table:table-cell table:style-name="ce56" table:formula="of:=COUNTIF([.C6:.K6];&quot;x&quot;)" office:value-type="float" office:value="1" calcext:value-type="float">
            <text:p>1</text:p>
          </table:table-cell>
          <table:table-cell table:style-name="ce57" table:formula="of:=COUNTIF([.C6:.K6];&quot;51&quot;)+COUNTIF([.C6:.K6];&quot;51☻&quot;)+COUNTIF([.C6:.K6];&quot;2&quot;)+COUNTIF([.C6:.K6];&quot;52&quot;)+COUNTIF([.C6:.K6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06" calcext:value-type="date">
            <text:p>6. II. 08</text:p>
          </table:table-cell>
          <table:table-cell table:style-name="ce47" office:value-type="string" calcext:value-type="string">
            <text:p>sr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26" office:value-type="string" calcext:value-type="string">
            <text:p>KVIT</text:p>
          </table:table-cell>
          <table:table-cell table:style-name="ce50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54" table:formula="of:=COUNTIF([.C7:.K7];&quot;51&quot;)+COUNTIF([.C7:.K7];&quot;51☻&quot;)" office:value-type="float" office:value="1" calcext:value-type="float">
            <text:p>1</text:p>
          </table:table-cell>
          <table:table-cell table:style-name="ce54" table:formula="of:=COUNTIF([.C7:.K7];&quot;52&quot;)+COUNTIF([.C7:.K7];&quot;52☻&quot;)" office:value-type="float" office:value="1" calcext:value-type="float">
            <text:p>1</text:p>
          </table:table-cell>
          <table:table-cell table:style-name="ce54" table:formula="of:=COUNTIF([.C7:.K7];&quot;11-19&quot;)+COUNTIF([.C7:.K7];&quot;2&quot;)" office:value-type="float" office:value="1" calcext:value-type="float">
            <text:p>1</text:p>
          </table:table-cell>
          <table:table-cell table:style-name="ce54" table:formula="of:=COUNTIF([.C7:.K7];&quot;U&quot;)+COUNTIF([.C7:.K7];&quot;U☻&quot;)" office:value-type="float" office:value="1" calcext:value-type="float">
            <text:p>1</text:p>
          </table:table-cell>
          <table:table-cell table:style-name="ce54" table:formula="of:=COUNTIF([.C7:.K7];&quot;KVIT&quot;)+COUNTIF([.C7:.K7];&quot;KVIT☻&quot;)" office:value-type="float" office:value="2" calcext:value-type="float">
            <text:p>2</text:p>
          </table:table-cell>
          <table:table-cell table:style-name="ce55" table:formula="of:=COUNTBLANK([.C7:.K7])" office:value-type="float" office:value="1" calcext:value-type="float">
            <text:p>1</text:p>
          </table:table-cell>
          <table:table-cell table:style-name="ce56" table:formula="of:=COUNTIF([.C7:.K7];&quot;x&quot;)" office:value-type="float" office:value="1" calcext:value-type="float">
            <text:p>1</text:p>
          </table:table-cell>
          <table:table-cell table:style-name="ce57" table:formula="of:=COUNTIF([.C7:.K7];&quot;51&quot;)+COUNTIF([.C7:.K7];&quot;51☻&quot;)+COUNTIF([.C7:.K7];&quot;2&quot;)+COUNTIF([.C7:.K7];&quot;52&quot;)+COUNTIF([.C7:.K7];&quot;52☻&quot;)" office:value-type="float" office:value="2" calcext:value-type="float">
            <text:p>2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07" calcext:value-type="date">
            <text:p>7. II. 08</text:p>
          </table:table-cell>
          <table:table-cell table:style-name="ce47" office:value-type="string" calcext:value-type="string">
            <text:p>čet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office:annotation draw:style-name="gr16" draw:text-style-name="P4" svg:width="2.709cm" svg:height="1.229cm" svg:x="10.123cm" svg:y="3.038cm" draw:caption-point-x="-0.243cm" draw:caption-point-y="1.886cm">
              <dc:date>2022-03-21T00:00:00</dc:date>
              <text:p text:style-name="P3">ne daĹĄ za deĹžurat 7</text:p>
            </office:annotation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51"/>
          <table:table-cell table:style-name="ce2" office:value-type="string" calcext:value-type="string">
            <text:p>KVIT</text:p>
          </table:table-cell>
          <table:table-cell table:style-name="ce26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53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54" table:formula="of:=COUNTIF([.C8:.K8];&quot;51&quot;)+COUNTIF([.C8:.K8];&quot;51☻&quot;)" office:value-type="float" office:value="1" calcext:value-type="float">
            <text:p>1</text:p>
          </table:table-cell>
          <table:table-cell table:style-name="ce54" table:formula="of:=COUNTIF([.C8:.K8];&quot;52&quot;)+COUNTIF([.C8:.K8];&quot;52☻&quot;)" office:value-type="float" office:value="1" calcext:value-type="float">
            <text:p>1</text:p>
          </table:table-cell>
          <table:table-cell table:style-name="ce54" table:formula="of:=COUNTIF([.C8:.K8];&quot;11-19&quot;)+COUNTIF([.C8:.K8];&quot;2&quot;)" office:value-type="float" office:value="1" calcext:value-type="float">
            <text:p>1</text:p>
          </table:table-cell>
          <table:table-cell table:style-name="ce54" table:formula="of:=COUNTIF([.C8:.K8];&quot;U&quot;)+COUNTIF([.C8:.K8];&quot;U☻&quot;)" office:value-type="float" office:value="1" calcext:value-type="float">
            <text:p>1</text:p>
          </table:table-cell>
          <table:table-cell table:style-name="ce54" table:formula="of:=COUNTIF([.C8:.K8];&quot;KVIT&quot;)+COUNTIF([.C8:.K8];&quot;KVIT☻&quot;)" office:value-type="float" office:value="3" calcext:value-type="float">
            <text:p>3</text:p>
          </table:table-cell>
          <table:table-cell table:style-name="ce55" table:formula="of:=COUNTBLANK([.C8:.K8])" office:value-type="float" office:value="1" calcext:value-type="float">
            <text:p>1</text:p>
          </table:table-cell>
          <table:table-cell table:style-name="ce56" table:formula="of:=COUNTIF([.C8:.K8];&quot;x&quot;)" office:value-type="float" office:value="1" calcext:value-type="float">
            <text:p>1</text:p>
          </table:table-cell>
          <table:table-cell table:style-name="ce57" table:formula="of:=COUNTIF([.C8:.K8];&quot;51&quot;)+COUNTIF([.C8:.K8];&quot;51☻&quot;)+COUNTIF([.C8:.K8];&quot;2&quot;)+COUNTIF([.C8:.K8];&quot;52&quot;)+COUNTIF([.C8:.K8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2-08" calcext:value-type="date">
            <text:p>8. II. 08</text:p>
          </table:table-cell>
          <table:table-cell table:style-name="ce48" office:value-type="string" calcext:value-type="string">
            <text:p>pet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21"/>
          <table:table-cell table:style-name="ce20" office:value-type="string" calcext:value-type="string">
            <office:annotation draw:style-name="gr17" draw:text-style-name="P10" svg:width="2.698cm" svg:height="1.994cm" svg:x="8.821cm" svg:y="3.73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1">
            <office:annotation draw:style-name="gr17" draw:text-style-name="P10" svg:width="2.709cm" svg:height="1.994cm" svg:x="10.123cm" svg:y="3.73cm" draw:caption-point-x="-0.243cm" draw:caption-point-y="1.896cm">
              <dc:date>2022-03-21T00:00:00</dc:date>
              <text:p text:style-name="P9">ne 8. februarja ter 9. in 10)</text:p>
            </office:annotation>
          </table:table-cell>
          <table:table-cell table:style-name="ce21" table:number-columns-repeated="4"/>
          <table:table-cell table:style-name="ce34" office:value-type="string" calcext:value-type="string">
            <text:p>KOS</text:p>
          </table:table-cell>
          <table:table-cell table:style-name="ce53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54" table:formula="of:=COUNTIF([.C9:.K9];&quot;51&quot;)+COUNTIF([.C9:.K9];&quot;51☻&quot;)" office:value-type="float" office:value="0" calcext:value-type="float">
            <text:p>0</text:p>
          </table:table-cell>
          <table:table-cell table:style-name="ce54" table:formula="of:=COUNTIF([.C9:.K9];&quot;52&quot;)+COUNTIF([.C9:.K9];&quot;52☻&quot;)" office:value-type="float" office:value="0" calcext:value-type="float">
            <text:p>0</text:p>
          </table:table-cell>
          <table:table-cell table:style-name="ce54" table:formula="of:=COUNTIF([.C9:.K9];&quot;11-19&quot;)+COUNTIF([.C9:.K9];&quot;2&quot;)" office:value-type="float" office:value="0" calcext:value-type="float">
            <text:p>0</text:p>
          </table:table-cell>
          <table:table-cell table:style-name="ce54" table:formula="of:=COUNTIF([.C9:.K9];&quot;U&quot;)+COUNTIF([.C9:.K9];&quot;U☻&quot;)" office:value-type="float" office:value="0" calcext:value-type="float">
            <text:p>0</text:p>
          </table:table-cell>
          <table:table-cell table:style-name="ce54" table:formula="of:=COUNTIF([.C9:.K9];&quot;KVIT&quot;)+COUNTIF([.C9:.K9];&quot;KVIT☻&quot;)" office:value-type="float" office:value="0" calcext:value-type="float">
            <text:p>0</text:p>
          </table:table-cell>
          <table:table-cell table:style-name="ce55" table:formula="of:=COUNTBLANK([.C9:.K9])" office:value-type="float" office:value="7" calcext:value-type="float">
            <text:p>7</text:p>
          </table:table-cell>
          <table:table-cell table:style-name="ce56" table:formula="of:=COUNTIF([.C9:.K9];&quot;x&quot;)" office:value-type="float" office:value="0" calcext:value-type="float">
            <text:p>0</text:p>
          </table:table-cell>
          <table:table-cell table:style-name="ce57" table:formula="of:=COUNTIF([.C9:.K9];&quot;51&quot;)+COUNTIF([.C9:.K9];&quot;51☻&quot;)+COUNTIF([.C9:.K9];&quot;2&quot;)+COUNTIF([.C9:.K9];&quot;52&quot;)+COUNTIF([.C9:.K9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2-09" calcext:value-type="date">
            <text:p>9. II. 08</text:p>
          </table:table-cell>
          <table:table-cell table:style-name="ce47" office:value-type="string" calcext:value-type="string">
            <text:p>sob</text:p>
          </table:table-cell>
          <table:table-cell table:style-name="ce20"/>
          <table:table-cell table:style-name="ce6" office:value-type="string" calcext:value-type="string">
            <text:p>☻</text:p>
          </table:table-cell>
          <table:table-cell table:style-name="ce21"/>
          <table:table-cell table:style-name="ce20" office:value-type="string" calcext:value-type="string">
            <office:annotation draw:style-name="gr18" draw:text-style-name="P10" svg:width="2.698cm" svg:height="1.984cm" svg:x="8.821cm" svg:y="4.432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1">
            <office:annotation draw:style-name="gr18" draw:text-style-name="P10" svg:width="2.709cm" svg:height="1.984cm" svg:x="10.123cm" svg:y="4.432cm" draw:caption-point-x="-0.243cm" draw:caption-point-y="1.896cm">
              <dc:date>2022-03-21T00:00:00</dc:date>
              <text:p text:style-name="P9">ne 8. februarja ter 9. in 10)</text:p>
            </office:annotation>
          </table:table-cell>
          <table:table-cell table:style-name="ce24"/>
          <table:table-cell table:style-name="ce21" table:number-columns-repeated="3"/>
          <table:table-cell table:style-name="ce34" office:value-type="string" calcext:value-type="string">
            <text:p>KOS</text:p>
          </table:table-cell>
          <table:table-cell table:style-name="ce53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54" table:formula="of:=COUNTIF([.C10:.K10];&quot;51&quot;)+COUNTIF([.C10:.K10];&quot;51☻&quot;)" office:value-type="float" office:value="0" calcext:value-type="float">
            <text:p>0</text:p>
          </table:table-cell>
          <table:table-cell table:style-name="ce54" table:formula="of:=COUNTIF([.C10:.K10];&quot;52&quot;)+COUNTIF([.C10:.K10];&quot;52☻&quot;)" office:value-type="float" office:value="0" calcext:value-type="float">
            <text:p>0</text:p>
          </table:table-cell>
          <table:table-cell table:style-name="ce54" table:formula="of:=COUNTIF([.C10:.K10];&quot;11-19&quot;)+COUNTIF([.C10:.K10];&quot;2&quot;)" office:value-type="float" office:value="0" calcext:value-type="float">
            <text:p>0</text:p>
          </table:table-cell>
          <table:table-cell table:style-name="ce54" table:formula="of:=COUNTIF([.C10:.K10];&quot;U&quot;)+COUNTIF([.C10:.K10];&quot;U☻&quot;)" office:value-type="float" office:value="0" calcext:value-type="float">
            <text:p>0</text:p>
          </table:table-cell>
          <table:table-cell table:style-name="ce54" table:formula="of:=COUNTIF([.C10:.K10];&quot;KVIT&quot;)+COUNTIF([.C10:.K10];&quot;KVIT☻&quot;)" office:value-type="float" office:value="0" calcext:value-type="float">
            <text:p>0</text:p>
          </table:table-cell>
          <table:table-cell table:style-name="ce55" table:formula="of:=COUNTBLANK([.C10:.K10])" office:value-type="float" office:value="7" calcext:value-type="float">
            <text:p>7</text:p>
          </table:table-cell>
          <table:table-cell table:style-name="ce56" table:formula="of:=COUNTIF([.C10:.K10];&quot;x&quot;)" office:value-type="float" office:value="0" calcext:value-type="float">
            <text:p>0</text:p>
          </table:table-cell>
          <table:table-cell table:style-name="ce57" table:formula="of:=COUNTIF([.C10:.K10];&quot;51&quot;)+COUNTIF([.C10:.K10];&quot;51☻&quot;)+COUNTIF([.C10:.K10];&quot;2&quot;)+COUNTIF([.C10:.K10];&quot;52&quot;)+COUNTIF([.C10:.K10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2-10" calcext:value-type="date">
            <text:p>10. II. 08</text:p>
          </table:table-cell>
          <table:table-cell table:style-name="ce47" office:value-type="string" calcext:value-type="string">
            <text:p>ned</text:p>
          </table:table-cell>
          <table:table-cell table:style-name="ce20"/>
          <table:table-cell table:style-name="ce21"/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office:annotation draw:style-name="gr17" draw:text-style-name="P10" svg:width="2.698cm" svg:height="1.994cm" svg:x="8.821cm" svg:y="5.134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1">
            <office:annotation draw:style-name="gr17" draw:text-style-name="P10" svg:width="2.709cm" svg:height="1.994cm" svg:x="10.123cm" svg:y="5.134cm" draw:caption-point-x="-0.243cm" draw:caption-point-y="1.896cm">
              <dc:date>2022-03-21T00:00:00</dc:date>
              <text:p text:style-name="P9">ne 8. februarja ter 9. in 10)</text:p>
            </office:annotation>
          </table:table-cell>
          <table:table-cell table:style-name="ce21" table:number-columns-repeated="4"/>
          <table:table-cell table:style-name="ce34" office:value-type="string" calcext:value-type="string">
            <text:p>KOS</text:p>
          </table:table-cell>
          <table:table-cell table:style-name="ce53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54" table:formula="of:=COUNTIF([.C11:.K11];&quot;51&quot;)+COUNTIF([.C11:.K11];&quot;51☻&quot;)" office:value-type="float" office:value="0" calcext:value-type="float">
            <text:p>0</text:p>
          </table:table-cell>
          <table:table-cell table:style-name="ce54" table:formula="of:=COUNTIF([.C11:.K11];&quot;52&quot;)+COUNTIF([.C11:.K11];&quot;52☻&quot;)" office:value-type="float" office:value="0" calcext:value-type="float">
            <text:p>0</text:p>
          </table:table-cell>
          <table:table-cell table:style-name="ce54" table:formula="of:=COUNTIF([.C11:.K11];&quot;11-19&quot;)+COUNTIF([.C11:.K11];&quot;2&quot;)" office:value-type="float" office:value="0" calcext:value-type="float">
            <text:p>0</text:p>
          </table:table-cell>
          <table:table-cell table:style-name="ce54" table:formula="of:=COUNTIF([.C11:.K11];&quot;U&quot;)+COUNTIF([.C11:.K11];&quot;U☻&quot;)" office:value-type="float" office:value="0" calcext:value-type="float">
            <text:p>0</text:p>
          </table:table-cell>
          <table:table-cell table:style-name="ce54" table:formula="of:=COUNTIF([.C11:.K11];&quot;KVIT&quot;)+COUNTIF([.C11:.K11];&quot;KVIT☻&quot;)" office:value-type="float" office:value="0" calcext:value-type="float">
            <text:p>0</text:p>
          </table:table-cell>
          <table:table-cell table:style-name="ce55" table:formula="of:=COUNTBLANK([.C11:.K11])" office:value-type="float" office:value="7" calcext:value-type="float">
            <text:p>7</text:p>
          </table:table-cell>
          <table:table-cell table:style-name="ce56" table:formula="of:=COUNTIF([.C11:.K11];&quot;x&quot;)" office:value-type="float" office:value="0" calcext:value-type="float">
            <text:p>0</text:p>
          </table:table-cell>
          <table:table-cell table:style-name="ce57" table:formula="of:=COUNTIF([.C11:.K11];&quot;51&quot;)+COUNTIF([.C11:.K11];&quot;51☻&quot;)+COUNTIF([.C11:.K11];&quot;2&quot;)+COUNTIF([.C11:.K11];&quot;52&quot;)+COUNTIF([.C11:.K11];&quot;52☻&quot;)" office:value-type="float" office:value="0" calcext:value-type="float">
            <text:p>0</text:p>
          </table:table-cell>
          <table:table-cell table:style-name="ce14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11" calcext:value-type="date">
            <text:p>11. II. 08</text:p>
          </table:table-cell>
          <table:table-cell table:style-name="ce47" office:value-type="string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1" calcext:value-type="float">
            <text:p>51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office:annotation draw:style-name="gr17" draw:text-style-name="P10" svg:width="2.698cm" svg:height="1.994cm" svg:x="8.821cm" svg:y="5.836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2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53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54" table:formula="of:=COUNTIF([.C12:.K12];&quot;51&quot;)+COUNTIF([.C12:.K12];&quot;51☻&quot;)" office:value-type="float" office:value="1" calcext:value-type="float">
            <text:p>1</text:p>
          </table:table-cell>
          <table:table-cell table:style-name="ce54" table:formula="of:=COUNTIF([.C12:.K12];&quot;52&quot;)+COUNTIF([.C12:.K12];&quot;52☻&quot;)" office:value-type="float" office:value="1" calcext:value-type="float">
            <text:p>1</text:p>
          </table:table-cell>
          <table:table-cell table:style-name="ce54" table:formula="of:=COUNTIF([.C12:.K12];&quot;11-19&quot;)+COUNTIF([.C12:.K12];&quot;2&quot;)" office:value-type="float" office:value="1" calcext:value-type="float">
            <text:p>1</text:p>
          </table:table-cell>
          <table:table-cell table:style-name="ce54" table:formula="of:=COUNTIF([.C12:.K12];&quot;U&quot;)+COUNTIF([.C12:.K12];&quot;U☻&quot;)" office:value-type="float" office:value="1" calcext:value-type="float">
            <text:p>1</text:p>
          </table:table-cell>
          <table:table-cell table:style-name="ce54" table:formula="of:=COUNTIF([.C12:.K12];&quot;KVIT&quot;)+COUNTIF([.C12:.K12];&quot;KVIT☻&quot;)" office:value-type="float" office:value="2" calcext:value-type="float">
            <text:p>2</text:p>
          </table:table-cell>
          <table:table-cell table:style-name="ce55" table:formula="of:=COUNTBLANK([.C12:.K12])" office:value-type="float" office:value="1" calcext:value-type="float">
            <text:p>1</text:p>
          </table:table-cell>
          <table:table-cell table:style-name="ce56" table:formula="of:=COUNTIF([.C12:.K12];&quot;x&quot;)" office:value-type="float" office:value="1" calcext:value-type="float">
            <text:p>1</text:p>
          </table:table-cell>
          <table:table-cell table:style-name="ce57" table:formula="of:=COUNTIF([.C12:.K12];&quot;51&quot;)+COUNTIF([.C12:.K12];&quot;51☻&quot;)+COUNTIF([.C12:.K12];&quot;2&quot;)+COUNTIF([.C12:.K12];&quot;52&quot;)+COUNTIF([.C12:.K12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12" calcext:value-type="date">
            <text:p>12. II. 08</text:p>
          </table:table-cell>
          <table:table-cell table:style-name="ce47" office:value-type="string" calcext:value-type="string">
            <text:p>tor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office:annotation draw:style-name="gr18" draw:text-style-name="P10" svg:width="2.699cm" svg:height="1.984cm" svg:x="6.217cm" svg:y="6.538cm" draw:caption-point-x="-0.243cm" draw:caption-point-y="1.896cm">
              <dc:date>2022-03-21T00:00:00</dc:date>
              <text:p text:style-name="P9">12 febuarja bi delala rada od 11-19</text:p>
            </office:annotation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8" draw:text-style-name="P10" svg:width="2.698cm" svg:height="1.984cm" svg:x="8.821cm" svg:y="6.538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5"/>
          <table:table-cell table:style-name="ce3" office:value-type="string" calcext:value-type="string">
            <text:p>U</text:p>
          </table:table-cell>
          <table:table-cell table:style-name="ce8" office:value-type="float" office:value="51" calcext:value-type="float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53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54" table:formula="of:=COUNTIF([.C13:.K13];&quot;51&quot;)+COUNTIF([.C13:.K13];&quot;51☻&quot;)" office:value-type="float" office:value="1" calcext:value-type="float">
            <text:p>1</text:p>
          </table:table-cell>
          <table:table-cell table:style-name="ce54" table:formula="of:=COUNTIF([.C13:.K13];&quot;52&quot;)+COUNTIF([.C13:.K13];&quot;52☻&quot;)" office:value-type="float" office:value="1" calcext:value-type="float">
            <text:p>1</text:p>
          </table:table-cell>
          <table:table-cell table:style-name="ce54" table:formula="of:=COUNTIF([.C13:.K13];&quot;11-19&quot;)+COUNTIF([.C13:.K13];&quot;2&quot;)" office:value-type="float" office:value="1" calcext:value-type="float">
            <text:p>1</text:p>
          </table:table-cell>
          <table:table-cell table:style-name="ce54" table:formula="of:=COUNTIF([.C13:.K13];&quot;U&quot;)+COUNTIF([.C13:.K13];&quot;U☻&quot;)" office:value-type="float" office:value="1" calcext:value-type="float">
            <text:p>1</text:p>
          </table:table-cell>
          <table:table-cell table:style-name="ce54" table:formula="of:=COUNTIF([.C13:.K13];&quot;KVIT&quot;)+COUNTIF([.C13:.K13];&quot;KVIT☻&quot;)" office:value-type="float" office:value="1" calcext:value-type="float">
            <text:p>1</text:p>
          </table:table-cell>
          <table:table-cell table:style-name="ce55" table:formula="of:=COUNTBLANK([.C13:.K13])" office:value-type="float" office:value="1" calcext:value-type="float">
            <text:p>1</text:p>
          </table:table-cell>
          <table:table-cell table:style-name="ce56" table:formula="of:=COUNTIF([.C13:.K13];&quot;x&quot;)" office:value-type="float" office:value="1" calcext:value-type="float">
            <text:p>1</text:p>
          </table:table-cell>
          <table:table-cell table:style-name="ce57" table:formula="of:=COUNTIF([.C13:.K13];&quot;51&quot;)+COUNTIF([.C13:.K13];&quot;51☻&quot;)+COUNTIF([.C13:.K13];&quot;2&quot;)+COUNTIF([.C13:.K13];&quot;52&quot;)+COUNTIF([.C13:.K1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13" calcext:value-type="date">
            <text:p>13. II. 08</text:p>
          </table:table-cell>
          <table:table-cell table:style-name="ce47" office:value-type="string" calcext:value-type="string">
            <text:p>sre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office:annotation draw:style-name="gr19" draw:text-style-name="P4" svg:width="2.71cm" svg:height="2.597cm" svg:x="6.217cm" svg:y="7.24cm" draw:caption-point-x="-0.243cm" draw:caption-point-y="1.896cm">
              <dc:date>2022-03-21T00:00:00</dc:date>
              <text:p text:style-name="P3">vaje za studente: 13.2 od 9-13.30, 7. 5. od 14-18.30 in 15. maja od 9-13.30</text:p>
            </office:annotation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office:annotation draw:style-name="gr17" draw:text-style-name="P10" svg:width="2.698cm" svg:height="1.994cm" svg:x="8.821cm" svg:y="7.24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5" office:value-type="string" calcext:value-type="string">
            <text:p>X</text:p>
          </table:table-cell>
          <table:table-cell table:style-name="ce52"/>
          <table:table-cell table:style-name="ce2" office:value-type="string" calcext:value-type="string">
            <text:p>51☻</text:p>
          </table:table-cell>
          <table:table-cell table:style-name="ce8" office:value-type="float" office:value="52" calcext:value-type="float">
            <text:p>52</text:p>
          </table:table-cell>
          <table:table-cell table:style-name="ce34" office:value-type="string" calcext:value-type="string">
            <text:p>KOS</text:p>
          </table:table-cell>
          <table:table-cell table:style-name="ce53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54" table:formula="of:=COUNTIF([.C14:.K14];&quot;51&quot;)+COUNTIF([.C14:.K14];&quot;51☻&quot;)" office:value-type="float" office:value="1" calcext:value-type="float">
            <text:p>1</text:p>
          </table:table-cell>
          <table:table-cell table:style-name="ce54" table:formula="of:=COUNTIF([.C14:.K14];&quot;52&quot;)+COUNTIF([.C14:.K14];&quot;52☻&quot;)" office:value-type="float" office:value="1" calcext:value-type="float">
            <text:p>1</text:p>
          </table:table-cell>
          <table:table-cell table:style-name="ce54" table:formula="of:=COUNTIF([.C14:.K14];&quot;11-19&quot;)+COUNTIF([.C14:.K14];&quot;2&quot;)" office:value-type="float" office:value="1" calcext:value-type="float">
            <text:p>1</text:p>
          </table:table-cell>
          <table:table-cell table:style-name="ce54" table:formula="of:=COUNTIF([.C14:.K14];&quot;U&quot;)+COUNTIF([.C14:.K14];&quot;U☻&quot;)" office:value-type="float" office:value="1" calcext:value-type="float">
            <text:p>1</text:p>
          </table:table-cell>
          <table:table-cell table:style-name="ce54" table:formula="of:=COUNTIF([.C14:.K14];&quot;KVIT&quot;)+COUNTIF([.C14:.K14];&quot;KVIT☻&quot;)" office:value-type="float" office:value="2" calcext:value-type="float">
            <text:p>2</text:p>
          </table:table-cell>
          <table:table-cell table:style-name="ce55" table:formula="of:=COUNTBLANK([.C14:.K14])" office:value-type="float" office:value="1" calcext:value-type="float">
            <text:p>1</text:p>
          </table:table-cell>
          <table:table-cell table:style-name="ce56" table:formula="of:=COUNTIF([.C14:.K14];&quot;x&quot;)" office:value-type="float" office:value="1" calcext:value-type="float">
            <text:p>1</text:p>
          </table:table-cell>
          <table:table-cell table:style-name="ce57" table:formula="of:=COUNTIF([.C14:.K14];&quot;51&quot;)+COUNTIF([.C14:.K14];&quot;51☻&quot;)+COUNTIF([.C14:.K14];&quot;2&quot;)+COUNTIF([.C14:.K14];&quot;52&quot;)+COUNTIF([.C14:.K14];&quot;52☻&quot;)" office:value-type="float" office:value="2" calcext:value-type="float">
            <text:p>2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14" calcext:value-type="date">
            <text:p>14. II. 08</text:p>
          </table:table-cell>
          <table:table-cell table:style-name="ce47" office:value-type="string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office:annotation draw:style-name="gr18" draw:text-style-name="P10" svg:width="2.698cm" svg:height="1.984cm" svg:x="8.821cm" svg:y="7.942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D</text:p>
          </table:table-cell>
          <table:table-cell table:style-name="ce31"/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53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54" table:formula="of:=COUNTIF([.C15:.K15];&quot;51&quot;)+COUNTIF([.C15:.K15];&quot;51☻&quot;)" office:value-type="float" office:value="1" calcext:value-type="float">
            <text:p>1</text:p>
          </table:table-cell>
          <table:table-cell table:style-name="ce54" table:formula="of:=COUNTIF([.C15:.K15];&quot;52&quot;)+COUNTIF([.C15:.K15];&quot;52☻&quot;)" office:value-type="float" office:value="1" calcext:value-type="float">
            <text:p>1</text:p>
          </table:table-cell>
          <table:table-cell table:style-name="ce54" table:formula="of:=COUNTIF([.C15:.K15];&quot;11-19&quot;)+COUNTIF([.C15:.K15];&quot;2&quot;)" office:value-type="float" office:value="1" calcext:value-type="float">
            <text:p>1</text:p>
          </table:table-cell>
          <table:table-cell table:style-name="ce54" table:formula="of:=COUNTIF([.C15:.K15];&quot;U&quot;)+COUNTIF([.C15:.K15];&quot;U☻&quot;)" office:value-type="float" office:value="1" calcext:value-type="float">
            <text:p>1</text:p>
          </table:table-cell>
          <table:table-cell table:style-name="ce54" table:formula="of:=COUNTIF([.C15:.K15];&quot;KVIT&quot;)+COUNTIF([.C15:.K15];&quot;KVIT☻&quot;)" office:value-type="float" office:value="1" calcext:value-type="float">
            <text:p>1</text:p>
          </table:table-cell>
          <table:table-cell table:style-name="ce55" table:formula="of:=COUNTBLANK([.C15:.K15])" office:value-type="float" office:value="1" calcext:value-type="float">
            <text:p>1</text:p>
          </table:table-cell>
          <table:table-cell table:style-name="ce56" table:formula="of:=COUNTIF([.C15:.K15];&quot;x&quot;)" office:value-type="float" office:value="1" calcext:value-type="float">
            <text:p>1</text:p>
          </table:table-cell>
          <table:table-cell table:style-name="ce57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2-15" calcext:value-type="date">
            <text:p>15. II. 08</text:p>
          </table:table-cell>
          <table:table-cell table:style-name="ce47" office:value-type="string" calcext:value-type="string">
            <text:p>pet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17" draw:text-style-name="P10" svg:width="2.698cm" svg:height="1.994cm" svg:x="8.821cm" svg:y="8.644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N</text:p>
          </table:table-cell>
          <table:table-cell table:style-name="ce53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54" table:formula="of:=COUNTIF([.C16:.K16];&quot;51&quot;)+COUNTIF([.C16:.K16];&quot;51☻&quot;)" office:value-type="float" office:value="1" calcext:value-type="float">
            <text:p>1</text:p>
          </table:table-cell>
          <table:table-cell table:style-name="ce54" table:formula="of:=COUNTIF([.C16:.K16];&quot;52&quot;)+COUNTIF([.C16:.K16];&quot;52☻&quot;)" office:value-type="float" office:value="1" calcext:value-type="float">
            <text:p>1</text:p>
          </table:table-cell>
          <table:table-cell table:style-name="ce54" table:formula="of:=COUNTIF([.C16:.K16];&quot;11-19&quot;)+COUNTIF([.C16:.K16];&quot;2&quot;)" office:value-type="float" office:value="1" calcext:value-type="float">
            <text:p>1</text:p>
          </table:table-cell>
          <table:table-cell table:style-name="ce54" table:formula="of:=COUNTIF([.C16:.K16];&quot;U&quot;)+COUNTIF([.C16:.K16];&quot;U☻&quot;)" office:value-type="float" office:value="1" calcext:value-type="float">
            <text:p>1</text:p>
          </table:table-cell>
          <table:table-cell table:style-name="ce54" table:formula="of:=COUNTIF([.C16:.K16];&quot;KVIT&quot;)+COUNTIF([.C16:.K16];&quot;KVIT☻&quot;)" office:value-type="float" office:value="1" calcext:value-type="float">
            <text:p>1</text:p>
          </table:table-cell>
          <table:table-cell table:style-name="ce55" table:formula="of:=COUNTBLANK([.C16:.K16])" office:value-type="float" office:value="1" calcext:value-type="float">
            <text:p>1</text:p>
          </table:table-cell>
          <table:table-cell table:style-name="ce56" table:formula="of:=COUNTIF([.C16:.K16];&quot;x&quot;)" office:value-type="float" office:value="1" calcext:value-type="float">
            <text:p>1</text:p>
          </table:table-cell>
          <table:table-cell table:style-name="ce57" table:formula="of:=COUNTIF([.C16:.K16];&quot;51&quot;)+COUNTIF([.C16:.K16];&quot;51☻&quot;)+COUNTIF([.C16:.K16];&quot;2&quot;)+COUNTIF([.C16:.K16];&quot;52&quot;)+COUNTIF([.C16:.K16];&quot;52☻&quot;)" office:value-type="float" office:value="2" calcext:value-type="float">
            <text:p>2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2-16" calcext:value-type="date">
            <text:p>16. II. 08</text:p>
          </table:table-cell>
          <table:table-cell table:style-name="ce47" office:value-type="string" calcext:value-type="string">
            <text:p>sob</text:p>
          </table:table-cell>
          <table:table-cell table:style-name="ce6" office:value-type="string" calcext:value-type="string">
            <office:annotation draw:style-name="gr18" draw:text-style-name="P10" svg:width="2.698cm" svg:height="1.984cm" svg:x="4.916cm" svg:y="9.346cm" draw:caption-point-x="-0.243cm" draw:caption-point-y="1.896cm">
              <dc:date>2022-03-21T00:00:00</dc:date>
              <text:p text:style-name="P9">16., 17. feb dež</text:p>
            </office:annotation>
            <text:p>☻</text:p>
          </table:table-cell>
          <table:table-cell table:style-name="ce21" office:value-type="string" calcext:value-type="string">
            <office:annotation draw:style-name="gr18" draw:text-style-name="P10" svg:width="2.699cm" svg:height="1.984cm" svg:x="6.217cm" svg:y="9.346cm" draw:caption-point-x="-0.243cm" draw:caption-point-y="1.896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21"/>
          <table:table-cell table:style-name="ce20" office:value-type="string" calcext:value-type="string">
            <office:annotation draw:style-name="gr18" draw:text-style-name="P10" svg:width="2.698cm" svg:height="1.984cm" svg:x="8.821cm" svg:y="9.346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4"/>
          <table:table-cell table:style-name="ce21" table:number-columns-repeated="2"/>
          <table:table-cell table:style-name="ce21" office:value-type="string" calcext:value-type="string">
            <office:annotation draw:style-name="gr18" draw:text-style-name="P10" svg:width="2.978cm" svg:height="1.984cm" svg:x="14.017cm" svg:y="9.346cm" draw:caption-point-x="-0.232cm" draw:caption-point-y="1.896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21"/>
          <table:table-cell table:style-name="ce34" office:value-type="string" calcext:value-type="string">
            <text:p>KON</text:p>
          </table:table-cell>
          <table:table-cell table:style-name="ce53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54" table:formula="of:=COUNTIF([.C17:.K17];&quot;51&quot;)+COUNTIF([.C17:.K17];&quot;51☻&quot;)" office:value-type="float" office:value="0" calcext:value-type="float">
            <text:p>0</text:p>
          </table:table-cell>
          <table:table-cell table:style-name="ce54" table:formula="of:=COUNTIF([.C17:.K17];&quot;52&quot;)+COUNTIF([.C17:.K17];&quot;52☻&quot;)" office:value-type="float" office:value="0" calcext:value-type="float">
            <text:p>0</text:p>
          </table:table-cell>
          <table:table-cell table:style-name="ce54" table:formula="of:=COUNTIF([.C17:.K17];&quot;11-19&quot;)+COUNTIF([.C17:.K17];&quot;2&quot;)" office:value-type="float" office:value="0" calcext:value-type="float">
            <text:p>0</text:p>
          </table:table-cell>
          <table:table-cell table:style-name="ce54" table:formula="of:=COUNTIF([.C17:.K17];&quot;U&quot;)+COUNTIF([.C17:.K17];&quot;U☻&quot;)" office:value-type="float" office:value="0" calcext:value-type="float">
            <text:p>0</text:p>
          </table:table-cell>
          <table:table-cell table:style-name="ce54" table:formula="of:=COUNTIF([.C17:.K17];&quot;KVIT&quot;)+COUNTIF([.C17:.K17];&quot;KVIT☻&quot;)" office:value-type="float" office:value="0" calcext:value-type="float">
            <text:p>0</text:p>
          </table:table-cell>
          <table:table-cell table:style-name="ce55" table:formula="of:=COUNTBLANK([.C17:.K17])" office:value-type="float" office:value="5" calcext:value-type="float">
            <text:p>5</text:p>
          </table:table-cell>
          <table:table-cell table:style-name="ce56" table:formula="of:=COUNTIF([.C17:.K17];&quot;x&quot;)" office:value-type="float" office:value="0" calcext:value-type="float">
            <text:p>0</text:p>
          </table:table-cell>
          <table:table-cell table:style-name="ce57" table:formula="of:=COUNTIF([.C17:.K17];&quot;51&quot;)+COUNTIF([.C17:.K17];&quot;51☻&quot;)+COUNTIF([.C17:.K17];&quot;2&quot;)+COUNTIF([.C17:.K17];&quot;52&quot;)+COUNTIF([.C17:.K17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2-17" calcext:value-type="date">
            <text:p>17. II. 08</text:p>
          </table:table-cell>
          <table:table-cell table:style-name="ce47" office:value-type="string" calcext:value-type="string">
            <text:p>ned</text:p>
          </table:table-cell>
          <table:table-cell table:style-name="ce6" office:value-type="string" calcext:value-type="string">
            <office:annotation draw:style-name="gr20" draw:text-style-name="P10" svg:width="2.698cm" svg:height="1.973cm" svg:x="4.916cm" svg:y="10.048cm" draw:caption-point-x="-0.243cm" draw:caption-point-y="1.896cm">
              <dc:date>2022-03-21T00:00:00</dc:date>
              <text:p text:style-name="P9">16., 17. feb dež</text:p>
            </office:annotation>
            <text:p>☻</text:p>
          </table:table-cell>
          <table:table-cell table:style-name="ce21" office:value-type="string" calcext:value-type="string">
            <office:annotation draw:style-name="gr20" draw:text-style-name="P10" svg:width="2.699cm" svg:height="1.973cm" svg:x="6.217cm" svg:y="10.048cm" draw:caption-point-x="-0.243cm" draw:caption-point-y="1.896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21"/>
          <table:table-cell table:style-name="ce20" office:value-type="string" calcext:value-type="string">
            <office:annotation draw:style-name="gr20" draw:text-style-name="P10" svg:width="2.698cm" svg:height="1.973cm" svg:x="8.821cm" svg:y="10.048cm" draw:caption-point-x="-0.243cm" draw:caption-point-y="1.896cm">
              <dc:date>2022-03-21T00:00:00</dc:date>
              <text:p text:style-name="P9">dopust od 8. do 17. Feb</text:p>
            </office:annotation>
            <text:p>D</text:p>
          </table:table-cell>
          <table:table-cell table:style-name="ce21" table:number-columns-repeated="2"/>
          <table:table-cell table:style-name="ce30"/>
          <table:table-cell table:style-name="ce21" office:value-type="string" calcext:value-type="string">
            <office:annotation draw:style-name="gr20" draw:text-style-name="P10" svg:width="2.978cm" svg:height="1.973cm" svg:x="14.017cm" svg:y="10.048cm" draw:caption-point-x="-0.232cm" draw:caption-point-y="1.896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21"/>
          <table:table-cell table:style-name="ce34" office:value-type="string" calcext:value-type="string">
            <text:p>KON</text:p>
          </table:table-cell>
          <table:table-cell table:style-name="ce53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54" table:formula="of:=COUNTIF([.C18:.K18];&quot;51&quot;)+COUNTIF([.C18:.K18];&quot;51☻&quot;)" office:value-type="float" office:value="0" calcext:value-type="float">
            <text:p>0</text:p>
          </table:table-cell>
          <table:table-cell table:style-name="ce54" table:formula="of:=COUNTIF([.C18:.K18];&quot;52&quot;)+COUNTIF([.C18:.K18];&quot;52☻&quot;)" office:value-type="float" office:value="0" calcext:value-type="float">
            <text:p>0</text:p>
          </table:table-cell>
          <table:table-cell table:style-name="ce54" table:formula="of:=COUNTIF([.C18:.K18];&quot;11-19&quot;)+COUNTIF([.C18:.K18];&quot;2&quot;)" office:value-type="float" office:value="0" calcext:value-type="float">
            <text:p>0</text:p>
          </table:table-cell>
          <table:table-cell table:style-name="ce54" table:formula="of:=COUNTIF([.C18:.K18];&quot;U&quot;)+COUNTIF([.C18:.K18];&quot;U☻&quot;)" office:value-type="float" office:value="0" calcext:value-type="float">
            <text:p>0</text:p>
          </table:table-cell>
          <table:table-cell table:style-name="ce54" table:formula="of:=COUNTIF([.C18:.K18];&quot;KVIT&quot;)+COUNTIF([.C18:.K18];&quot;KVIT☻&quot;)" office:value-type="float" office:value="0" calcext:value-type="float">
            <text:p>0</text:p>
          </table:table-cell>
          <table:table-cell table:style-name="ce55" table:formula="of:=COUNTBLANK([.C18:.K18])" office:value-type="float" office:value="5" calcext:value-type="float">
            <text:p>5</text:p>
          </table:table-cell>
          <table:table-cell table:style-name="ce56" table:formula="of:=COUNTIF([.C18:.K18];&quot;x&quot;)" office:value-type="float" office:value="0" calcext:value-type="float">
            <text:p>0</text:p>
          </table:table-cell>
          <table:table-cell table:style-name="ce57" table:formula="of:=COUNTIF([.C18:.K18];&quot;51&quot;)+COUNTIF([.C18:.K18];&quot;51☻&quot;)+COUNTIF([.C18:.K18];&quot;2&quot;)+COUNTIF([.C18:.K18];&quot;52&quot;)+COUNTIF([.C18:.K18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18" calcext:value-type="date">
            <text:p>18. II. 08</text:p>
          </table:table-cell>
          <table:table-cell table:style-name="ce47" office:value-type="string" calcext:value-type="string">
            <text:p>pon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office:annotation draw:style-name="gr17" draw:text-style-name="P10" svg:width="2.699cm" svg:height="1.994cm" svg:x="6.217cm" svg:y="10.739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7" draw:text-style-name="P10" svg:width="2.709cm" svg:height="1.994cm" svg:x="10.123cm" svg:y="10.739cm" draw:caption-point-x="-0.243cm" draw:caption-point-y="1.907cm">
              <dc:date>2022-03-21T00:00:00</dc:date>
              <text:p text:style-name="P9">dopust od18. pa do 22. februarja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49"/>
          <table:table-cell table:style-name="ce3" office:value-type="string" calcext:value-type="string">
            <office:annotation draw:style-name="gr17" draw:text-style-name="P10" svg:width="2.978cm" svg:height="1.994cm" svg:x="14.017cm" svg:y="10.739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53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54" table:formula="of:=COUNTIF([.C19:.K19];&quot;51&quot;)+COUNTIF([.C19:.K19];&quot;51☻&quot;)" office:value-type="float" office:value="1" calcext:value-type="float">
            <text:p>1</text:p>
          </table:table-cell>
          <table:table-cell table:style-name="ce54" table:formula="of:=COUNTIF([.C19:.K19];&quot;52&quot;)+COUNTIF([.C19:.K19];&quot;52☻&quot;)" office:value-type="float" office:value="1" calcext:value-type="float">
            <text:p>1</text:p>
          </table:table-cell>
          <table:table-cell table:style-name="ce54" table:formula="of:=COUNTIF([.C19:.K19];&quot;11-19&quot;)+COUNTIF([.C19:.K19];&quot;2&quot;)" office:value-type="float" office:value="1" calcext:value-type="float">
            <text:p>1</text:p>
          </table:table-cell>
          <table:table-cell table:style-name="ce54" table:formula="of:=COUNTIF([.C19:.K19];&quot;U&quot;)+COUNTIF([.C19:.K19];&quot;U☻&quot;)" office:value-type="float" office:value="0" calcext:value-type="float">
            <text:p>0</text:p>
          </table:table-cell>
          <table:table-cell table:style-name="ce54" table:formula="of:=COUNTIF([.C19:.K19];&quot;KVIT&quot;)+COUNTIF([.C19:.K19];&quot;KVIT☻&quot;)" office:value-type="float" office:value="1" calcext:value-type="float">
            <text:p>1</text:p>
          </table:table-cell>
          <table:table-cell table:style-name="ce55" table:formula="of:=COUNTBLANK([.C19:.K19])" office:value-type="float" office:value="1" calcext:value-type="float">
            <text:p>1</text:p>
          </table:table-cell>
          <table:table-cell table:style-name="ce56" table:formula="of:=COUNTIF([.C19:.K19];&quot;x&quot;)" office:value-type="float" office:value="1" calcext:value-type="float">
            <text:p>1</text:p>
          </table:table-cell>
          <table:table-cell table:style-name="ce57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19" calcext:value-type="date">
            <text:p>19. II. 08</text:p>
          </table:table-cell>
          <table:table-cell table:style-name="ce47" office:value-type="string" calcext:value-type="string">
            <text:p>tor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18" draw:text-style-name="P10" svg:width="2.699cm" svg:height="1.984cm" svg:x="6.217cm" svg:y="11.441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8" draw:text-style-name="P10" svg:width="2.709cm" svg:height="1.984cm" svg:x="10.123cm" svg:y="11.441cm" draw:caption-point-x="-0.243cm" draw:caption-point-y="1.907cm">
              <dc:date>2022-03-21T00:00:00</dc:date>
              <text:p text:style-name="P9">dopust od18. pa do 22. februarja</text:p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49"/>
          <table:table-cell table:style-name="ce3" office:value-type="string" calcext:value-type="string">
            <office:annotation draw:style-name="gr18" draw:text-style-name="P10" svg:width="2.978cm" svg:height="1.984cm" svg:x="14.017cm" svg:y="11.441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N</text:p>
          </table:table-cell>
          <table:table-cell table:style-name="ce53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54" table:formula="of:=COUNTIF([.C20:.K20];&quot;51&quot;)+COUNTIF([.C20:.K20];&quot;51☻&quot;)" office:value-type="float" office:value="1" calcext:value-type="float">
            <text:p>1</text:p>
          </table:table-cell>
          <table:table-cell table:style-name="ce54" table:formula="of:=COUNTIF([.C20:.K20];&quot;52&quot;)+COUNTIF([.C20:.K20];&quot;52☻&quot;)" office:value-type="float" office:value="1" calcext:value-type="float">
            <text:p>1</text:p>
          </table:table-cell>
          <table:table-cell table:style-name="ce54" table:formula="of:=COUNTIF([.C20:.K20];&quot;11-19&quot;)+COUNTIF([.C20:.K20];&quot;2&quot;)" office:value-type="float" office:value="1" calcext:value-type="float">
            <text:p>1</text:p>
          </table:table-cell>
          <table:table-cell table:style-name="ce54" table:formula="of:=COUNTIF([.C20:.K20];&quot;U&quot;)+COUNTIF([.C20:.K20];&quot;U☻&quot;)" office:value-type="float" office:value="0" calcext:value-type="float">
            <text:p>0</text:p>
          </table:table-cell>
          <table:table-cell table:style-name="ce54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55" table:formula="of:=COUNTBLANK([.C20:.K20])" office:value-type="float" office:value="1" calcext:value-type="float">
            <text:p>1</text:p>
          </table:table-cell>
          <table:table-cell table:style-name="ce56" table:formula="of:=COUNTIF([.C20:.K20];&quot;x&quot;)" office:value-type="float" office:value="1" calcext:value-type="float">
            <text:p>1</text:p>
          </table:table-cell>
          <table:table-cell table:style-name="ce57" table:formula="of:=COUNTIF([.C20:.K20];&quot;51&quot;)+COUNTIF([.C20:.K20];&quot;51☻&quot;)+COUNTIF([.C20:.K20];&quot;2&quot;)+COUNTIF([.C20:.K20];&quot;52&quot;)+COUNTIF([.C20:.K20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38"/>
          <table:table-cell table:number-columns-repeated="1000"/>
        </table:table-row>
        <table:table-row table:style-name="ro5">
          <table:table-cell table:style-name="ce12" office:value-type="date" office:date-value="2008-02-20" calcext:value-type="date">
            <text:p>20. II. 08</text:p>
          </table:table-cell>
          <table:table-cell table:style-name="ce47" office:value-type="string" calcext:value-type="string">
            <text:p>sr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17" draw:text-style-name="P10" svg:width="2.699cm" svg:height="1.994cm" svg:x="6.217cm" svg:y="12.143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7" draw:text-style-name="P10" svg:width="2.709cm" svg:height="1.994cm" svg:x="10.123cm" svg:y="12.143cm" draw:caption-point-x="-0.243cm" draw:caption-point-y="1.907cm">
              <dc:date>2022-03-21T00:00:00</dc:date>
              <text:p text:style-name="P9">dopust od18. pa do 22. februarja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49"/>
          <table:table-cell table:style-name="ce3" office:value-type="string" calcext:value-type="string">
            <office:annotation draw:style-name="gr17" draw:text-style-name="P10" svg:width="2.978cm" svg:height="1.994cm" svg:x="14.017cm" svg:y="12.143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34" office:value-type="string" calcext:value-type="string">
            <text:p>HOL</text:p>
          </table:table-cell>
          <table:table-cell table:style-name="ce53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54" table:formula="of:=COUNTIF([.C21:.K21];&quot;51&quot;)+COUNTIF([.C21:.K21];&quot;51☻&quot;)" office:value-type="float" office:value="1" calcext:value-type="float">
            <text:p>1</text:p>
          </table:table-cell>
          <table:table-cell table:style-name="ce54" table:formula="of:=COUNTIF([.C21:.K21];&quot;52&quot;)+COUNTIF([.C21:.K21];&quot;52☻&quot;)" office:value-type="float" office:value="1" calcext:value-type="float">
            <text:p>1</text:p>
          </table:table-cell>
          <table:table-cell table:style-name="ce54" table:formula="of:=COUNTIF([.C21:.K21];&quot;11-19&quot;)+COUNTIF([.C21:.K21];&quot;2&quot;)" office:value-type="float" office:value="1" calcext:value-type="float">
            <text:p>1</text:p>
          </table:table-cell>
          <table:table-cell table:style-name="ce54" table:formula="of:=COUNTIF([.C21:.K21];&quot;U&quot;)+COUNTIF([.C21:.K21];&quot;U☻&quot;)" office:value-type="float" office:value="0" calcext:value-type="float">
            <text:p>0</text:p>
          </table:table-cell>
          <table:table-cell table:style-name="ce54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55" table:formula="of:=COUNTBLANK([.C21:.K21])" office:value-type="float" office:value="1" calcext:value-type="float">
            <text:p>1</text:p>
          </table:table-cell>
          <table:table-cell table:style-name="ce56" table:formula="of:=COUNTIF([.C21:.K21];&quot;x&quot;)" office:value-type="float" office:value="1" calcext:value-type="float">
            <text:p>1</text:p>
          </table:table-cell>
          <table:table-cell table:style-name="ce57" table:formula="of:=COUNTIF([.C21:.K21];&quot;51&quot;)+COUNTIF([.C21:.K21];&quot;51☻&quot;)+COUNTIF([.C21:.K21];&quot;2&quot;)+COUNTIF([.C21:.K21];&quot;52&quot;)+COUNTIF([.C21:.K21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1" calcext:value-type="date">
            <text:p>21. II. 08</text:p>
          </table:table-cell>
          <table:table-cell table:style-name="ce47" office:value-type="string" calcext:value-type="string">
            <text:p>čet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17" draw:text-style-name="P10" svg:width="2.699cm" svg:height="1.994cm" svg:x="6.217cm" svg:y="12.845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7" draw:text-style-name="P10" svg:width="2.709cm" svg:height="1.994cm" svg:x="10.123cm" svg:y="12.845cm" draw:caption-point-x="-0.243cm" draw:caption-point-y="1.907cm">
              <dc:date>2022-03-21T00:00:00</dc:date>
              <text:p text:style-name="P9">dopust od18. pa do 22. februarja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51"/>
          <table:table-cell table:style-name="ce3" office:value-type="string" calcext:value-type="string">
            <office:annotation draw:style-name="gr17" draw:text-style-name="P10" svg:width="2.978cm" svg:height="1.994cm" svg:x="14.017cm" svg:y="12.845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53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54" table:formula="of:=COUNTIF([.C22:.K22];&quot;51&quot;)+COUNTIF([.C22:.K22];&quot;51☻&quot;)" office:value-type="float" office:value="1" calcext:value-type="float">
            <text:p>1</text:p>
          </table:table-cell>
          <table:table-cell table:style-name="ce54" table:formula="of:=COUNTIF([.C22:.K22];&quot;52&quot;)+COUNTIF([.C22:.K22];&quot;52☻&quot;)" office:value-type="float" office:value="1" calcext:value-type="float">
            <text:p>1</text:p>
          </table:table-cell>
          <table:table-cell table:style-name="ce54" table:formula="of:=COUNTIF([.C22:.K22];&quot;11-19&quot;)+COUNTIF([.C22:.K22];&quot;2&quot;)" office:value-type="float" office:value="1" calcext:value-type="float">
            <text:p>1</text:p>
          </table:table-cell>
          <table:table-cell table:style-name="ce54" table:formula="of:=COUNTIF([.C22:.K22];&quot;U&quot;)+COUNTIF([.C22:.K22];&quot;U☻&quot;)" office:value-type="float" office:value="0" calcext:value-type="float">
            <text:p>0</text:p>
          </table:table-cell>
          <table:table-cell table:style-name="ce54" table:formula="of:=COUNTIF([.C22:.K22];&quot;KVIT&quot;)+COUNTIF([.C22:.K22];&quot;KVIT☻&quot;)" office:value-type="float" office:value="1" calcext:value-type="float">
            <text:p>1</text:p>
          </table:table-cell>
          <table:table-cell table:style-name="ce55" table:formula="of:=COUNTBLANK([.C22:.K22])" office:value-type="float" office:value="1" calcext:value-type="float">
            <text:p>1</text:p>
          </table:table-cell>
          <table:table-cell table:style-name="ce56" table:formula="of:=COUNTIF([.C22:.K22];&quot;x&quot;)" office:value-type="float" office:value="1" calcext:value-type="float">
            <text:p>1</text:p>
          </table:table-cell>
          <table:table-cell table:style-name="ce57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2" calcext:value-type="date">
            <text:p>22. II. 08</text:p>
          </table:table-cell>
          <table:table-cell table:style-name="ce47" office:value-type="string" calcext:value-type="string">
            <text:p>pe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office:annotation draw:style-name="gr17" draw:text-style-name="P10" svg:width="2.699cm" svg:height="1.994cm" svg:x="6.217cm" svg:y="13.547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7" draw:text-style-name="P10" svg:width="2.709cm" svg:height="1.994cm" svg:x="10.123cm" svg:y="13.547cm" draw:caption-point-x="-0.243cm" draw:caption-point-y="1.907cm">
              <dc:date>2022-03-21T00:00:00</dc:date>
              <text:p text:style-name="P9">dopust od18. pa do 22. februarja</text:p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51"/>
          <table:table-cell table:style-name="ce3" office:value-type="string" calcext:value-type="string">
            <office:annotation draw:style-name="gr17" draw:text-style-name="P10" svg:width="2.978cm" svg:height="1.994cm" svg:x="14.017cm" svg:y="13.547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2" office:value-type="string" calcext:value-type="string">
            <office:annotation draw:style-name="gr17" draw:text-style-name="P10" svg:width="2.886cm" svg:height="1.994cm" svg:x="15.319cm" svg:y="13.547cm" draw:caption-point-x="-0.232cm" draw:caption-point-y="1.907cm">
              <dc:date>2022-03-21T00:00:00</dc:date>
              <text:p text:style-name="P9">22.2.08) <text:s/>v dopoldanskem</text:p>
              <text:p text:style-name="P9"/>
            </office:annotation>
            <text:p>52</text:p>
          </table:table-cell>
          <table:table-cell table:style-name="ce34" office:value-type="string" calcext:value-type="string">
            <text:p>PIN</text:p>
          </table:table-cell>
          <table:table-cell table:style-name="ce53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54" table:formula="of:=COUNTIF([.C23:.K23];&quot;51&quot;)+COUNTIF([.C23:.K23];&quot;51☻&quot;)" office:value-type="float" office:value="1" calcext:value-type="float">
            <text:p>1</text:p>
          </table:table-cell>
          <table:table-cell table:style-name="ce54" table:formula="of:=COUNTIF([.C23:.K23];&quot;52&quot;)+COUNTIF([.C23:.K23];&quot;52☻&quot;)" office:value-type="float" office:value="1" calcext:value-type="float">
            <text:p>1</text:p>
          </table:table-cell>
          <table:table-cell table:style-name="ce54" table:formula="of:=COUNTIF([.C23:.K23];&quot;11-19&quot;)+COUNTIF([.C23:.K23];&quot;2&quot;)" office:value-type="float" office:value="1" calcext:value-type="float">
            <text:p>1</text:p>
          </table:table-cell>
          <table:table-cell table:style-name="ce54" table:formula="of:=COUNTIF([.C23:.K23];&quot;U&quot;)+COUNTIF([.C23:.K23];&quot;U☻&quot;)" office:value-type="float" office:value="0" calcext:value-type="float">
            <text:p>0</text:p>
          </table:table-cell>
          <table:table-cell table:style-name="ce54" table:formula="of:=COUNTIF([.C23:.K23];&quot;KVIT&quot;)+COUNTIF([.C23:.K23];&quot;KVIT☻&quot;)" office:value-type="float" office:value="1" calcext:value-type="float">
            <text:p>1</text:p>
          </table:table-cell>
          <table:table-cell table:style-name="ce55" table:formula="of:=COUNTBLANK([.C23:.K23])" office:value-type="float" office:value="1" calcext:value-type="float">
            <text:p>1</text:p>
          </table:table-cell>
          <table:table-cell table:style-name="ce56" table:formula="of:=COUNTIF([.C23:.K23];&quot;x&quot;)" office:value-type="float" office:value="1" calcext:value-type="float">
            <text:p>1</text:p>
          </table:table-cell>
          <table:table-cell table:style-name="ce57" table:formula="of:=COUNTIF([.C23:.K23];&quot;51&quot;)+COUNTIF([.C23:.K23];&quot;51☻&quot;)+COUNTIF([.C23:.K23];&quot;2&quot;)+COUNTIF([.C23:.K23];&quot;52&quot;)+COUNTIF([.C23:.K23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2-23" calcext:value-type="date">
            <text:p>23. II. 08</text:p>
          </table:table-cell>
          <table:table-cell table:style-name="ce47" office:value-type="string" calcext:value-type="string">
            <text:p>sob</text:p>
          </table:table-cell>
          <table:table-cell table:style-name="ce21"/>
          <table:table-cell table:style-name="ce21" office:value-type="string" calcext:value-type="string">
            <office:annotation draw:style-name="gr17" draw:text-style-name="P10" svg:width="2.699cm" svg:height="1.994cm" svg:x="6.217cm" svg:y="14.249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21"/>
          <table:table-cell table:style-name="ce6" office:value-type="string" calcext:value-type="string">
            <office:annotation draw:style-name="gr17" draw:text-style-name="P10" svg:width="2.698cm" svg:height="1.994cm" svg:x="8.821cm" svg:y="14.249cm" draw:caption-point-x="-0.243cm" draw:caption-point-y="1.907cm">
              <dc:date>2022-03-21T00:00:00</dc:date>
              <text:p text:style-name="P9">vikend 23/24 ali če hoče kdo deliti vikend z mano</text:p>
            </office:annotation>
            <text:p>☻</text:p>
          </table:table-cell>
          <table:table-cell table:style-name="ce21" table:number-columns-repeated="2"/>
          <table:table-cell table:style-name="ce20"/>
          <table:table-cell table:style-name="ce21" office:value-type="string" calcext:value-type="string">
            <office:annotation draw:style-name="gr17" draw:text-style-name="P10" svg:width="2.978cm" svg:height="1.994cm" svg:x="14.017cm" svg:y="14.249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21" office:value-type="string" calcext:value-type="string">
            <office:annotation draw:style-name="gr17" draw:text-style-name="P10" svg:width="2.886cm" svg:height="1.994cm" svg:x="15.319cm" svg:y="14.249cm" draw:caption-point-x="-0.232cm" draw:caption-point-y="1.90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MIR</text:p>
          </table:table-cell>
          <table:table-cell table:style-name="ce53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54" table:formula="of:=COUNTIF([.C24:.K24];&quot;51&quot;)+COUNTIF([.C24:.K24];&quot;51☻&quot;)" office:value-type="float" office:value="0" calcext:value-type="float">
            <text:p>0</text:p>
          </table:table-cell>
          <table:table-cell table:style-name="ce54" table:formula="of:=COUNTIF([.C24:.K24];&quot;52&quot;)+COUNTIF([.C24:.K24];&quot;52☻&quot;)" office:value-type="float" office:value="0" calcext:value-type="float">
            <text:p>0</text:p>
          </table:table-cell>
          <table:table-cell table:style-name="ce54" table:formula="of:=COUNTIF([.C24:.K24];&quot;11-19&quot;)+COUNTIF([.C24:.K24];&quot;2&quot;)" office:value-type="float" office:value="0" calcext:value-type="float">
            <text:p>0</text:p>
          </table:table-cell>
          <table:table-cell table:style-name="ce54" table:formula="of:=COUNTIF([.C24:.K24];&quot;U&quot;)+COUNTIF([.C24:.K24];&quot;U☻&quot;)" office:value-type="float" office:value="0" calcext:value-type="float">
            <text:p>0</text:p>
          </table:table-cell>
          <table:table-cell table:style-name="ce54" table:formula="of:=COUNTIF([.C24:.K24];&quot;KVIT&quot;)+COUNTIF([.C24:.K24];&quot;KVIT☻&quot;)" office:value-type="float" office:value="0" calcext:value-type="float">
            <text:p>0</text:p>
          </table:table-cell>
          <table:table-cell table:style-name="ce55" table:formula="of:=COUNTBLANK([.C24:.K24])" office:value-type="float" office:value="5" calcext:value-type="float">
            <text:p>5</text:p>
          </table:table-cell>
          <table:table-cell table:style-name="ce56" table:formula="of:=COUNTIF([.C24:.K24];&quot;x&quot;)" office:value-type="float" office:value="0" calcext:value-type="float">
            <text:p>0</text:p>
          </table:table-cell>
          <table:table-cell table:style-name="ce57" table:formula="of:=COUNTIF([.C24:.K24];&quot;51&quot;)+COUNTIF([.C24:.K24];&quot;51☻&quot;)+COUNTIF([.C24:.K24];&quot;2&quot;)+COUNTIF([.C24:.K24];&quot;52&quot;)+COUNTIF([.C24:.K24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2-24" calcext:value-type="date">
            <text:p>24. II. 08</text:p>
          </table:table-cell>
          <table:table-cell table:style-name="ce47" office:value-type="string" calcext:value-type="string">
            <text:p>ned</text:p>
          </table:table-cell>
          <table:table-cell table:style-name="ce21"/>
          <table:table-cell table:style-name="ce21" office:value-type="string" calcext:value-type="string">
            <office:annotation draw:style-name="gr18" draw:text-style-name="P10" svg:width="2.699cm" svg:height="1.984cm" svg:x="6.217cm" svg:y="14.951cm" draw:caption-point-x="-0.243cm" draw:caption-point-y="1.907cm">
              <dc:date>2022-03-21T00:00:00</dc:date>
              <text:p text:style-name="P9">dopust ljubljanske pocitnice od 18. do 24</text:p>
            </office:annotation>
            <text:p>D</text:p>
          </table:table-cell>
          <table:table-cell table:style-name="ce21"/>
          <table:table-cell table:style-name="ce6" office:value-type="string" calcext:value-type="string">
            <office:annotation draw:style-name="gr18" draw:text-style-name="P10" svg:width="2.698cm" svg:height="1.984cm" svg:x="8.821cm" svg:y="14.951cm" draw:caption-point-x="-0.243cm" draw:caption-point-y="1.907cm">
              <dc:date>2022-03-21T00:00:00</dc:date>
              <text:p text:style-name="P9">vikend 23/24 ali če hoče kdo deliti vikend z mano</text:p>
            </office:annotation>
            <text:p>☻</text:p>
          </table:table-cell>
          <table:table-cell table:style-name="ce21" table:number-columns-repeated="3"/>
          <table:table-cell table:style-name="ce21" office:value-type="string" calcext:value-type="string">
            <office:annotation draw:style-name="gr18" draw:text-style-name="P10" svg:width="2.978cm" svg:height="1.984cm" svg:x="14.017cm" svg:y="14.951cm" draw:caption-point-x="-0.232cm" draw:caption-point-y="1.907cm">
              <dc:date>2022-03-21T00:00:00</dc:date>
              <text:p text:style-name="P9">dopust od 16.02. do 24.02.2008.</text:p>
              <text:p text:style-name="P9"/>
            </office:annotation>
            <text:p>D</text:p>
          </table:table-cell>
          <table:table-cell table:style-name="ce21" office:value-type="string" calcext:value-type="string">
            <office:annotation draw:style-name="gr18" draw:text-style-name="P10" svg:width="2.886cm" svg:height="1.984cm" svg:x="15.319cm" svg:y="14.951cm" draw:caption-point-x="-0.232cm" draw:caption-point-y="1.90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MIR</text:p>
          </table:table-cell>
          <table:table-cell table:style-name="ce53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54" table:formula="of:=COUNTIF([.C25:.K25];&quot;51&quot;)+COUNTIF([.C25:.K25];&quot;51☻&quot;)" office:value-type="float" office:value="0" calcext:value-type="float">
            <text:p>0</text:p>
          </table:table-cell>
          <table:table-cell table:style-name="ce54" table:formula="of:=COUNTIF([.C25:.K25];&quot;52&quot;)+COUNTIF([.C25:.K25];&quot;52☻&quot;)" office:value-type="float" office:value="0" calcext:value-type="float">
            <text:p>0</text:p>
          </table:table-cell>
          <table:table-cell table:style-name="ce54" table:formula="of:=COUNTIF([.C25:.K25];&quot;11-19&quot;)+COUNTIF([.C25:.K25];&quot;2&quot;)" office:value-type="float" office:value="0" calcext:value-type="float">
            <text:p>0</text:p>
          </table:table-cell>
          <table:table-cell table:style-name="ce54" table:formula="of:=COUNTIF([.C25:.K25];&quot;U&quot;)+COUNTIF([.C25:.K25];&quot;U☻&quot;)" office:value-type="float" office:value="0" calcext:value-type="float">
            <text:p>0</text:p>
          </table:table-cell>
          <table:table-cell table:style-name="ce54" table:formula="of:=COUNTIF([.C25:.K25];&quot;KVIT&quot;)+COUNTIF([.C25:.K25];&quot;KVIT☻&quot;)" office:value-type="float" office:value="0" calcext:value-type="float">
            <text:p>0</text:p>
          </table:table-cell>
          <table:table-cell table:style-name="ce55" table:formula="of:=COUNTBLANK([.C25:.K25])" office:value-type="float" office:value="5" calcext:value-type="float">
            <text:p>5</text:p>
          </table:table-cell>
          <table:table-cell table:style-name="ce56" table:formula="of:=COUNTIF([.C25:.K25];&quot;x&quot;)" office:value-type="float" office:value="0" calcext:value-type="float">
            <text:p>0</text:p>
          </table:table-cell>
          <table:table-cell table:style-name="ce57" table:formula="of:=COUNTIF([.C25:.K25];&quot;51&quot;)+COUNTIF([.C25:.K25];&quot;51☻&quot;)+COUNTIF([.C25:.K25];&quot;2&quot;)+COUNTIF([.C25:.K25];&quot;52&quot;)+COUNTIF([.C25:.K25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5" calcext:value-type="date">
            <text:p>25. II. 08</text:p>
          </table:table-cell>
          <table:table-cell table:style-name="ce47" office:value-type="string" calcext:value-type="string">
            <text:p>pon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5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17" draw:text-style-name="P10" svg:width="2.886cm" svg:height="1.994cm" svg:x="15.319cm" svg:y="15.653cm" draw:caption-point-x="-0.232cm" draw:caption-point-y="1.90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MIR</text:p>
          </table:table-cell>
          <table:table-cell table:style-name="ce53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54" table:formula="of:=COUNTIF([.C26:.K26];&quot;51&quot;)+COUNTIF([.C26:.K26];&quot;51☻&quot;)" office:value-type="float" office:value="1" calcext:value-type="float">
            <text:p>1</text:p>
          </table:table-cell>
          <table:table-cell table:style-name="ce54" table:formula="of:=COUNTIF([.C26:.K26];&quot;52&quot;)+COUNTIF([.C26:.K26];&quot;52☻&quot;)" office:value-type="float" office:value="1" calcext:value-type="float">
            <text:p>1</text:p>
          </table:table-cell>
          <table:table-cell table:style-name="ce54" table:formula="of:=COUNTIF([.C26:.K26];&quot;11-19&quot;)+COUNTIF([.C26:.K26];&quot;2&quot;)" office:value-type="float" office:value="1" calcext:value-type="float">
            <text:p>1</text:p>
          </table:table-cell>
          <table:table-cell table:style-name="ce54" table:formula="of:=COUNTIF([.C26:.K26];&quot;U&quot;)+COUNTIF([.C26:.K26];&quot;U☻&quot;)" office:value-type="float" office:value="1" calcext:value-type="float">
            <text:p>1</text:p>
          </table:table-cell>
          <table:table-cell table:style-name="ce54" table:formula="of:=COUNTIF([.C26:.K26];&quot;KVIT&quot;)+COUNTIF([.C26:.K26];&quot;KVIT☻&quot;)" office:value-type="float" office:value="1" calcext:value-type="float">
            <text:p>1</text:p>
          </table:table-cell>
          <table:table-cell table:style-name="ce55" table:formula="of:=COUNTBLANK([.C26:.K26])" office:value-type="float" office:value="1" calcext:value-type="float">
            <text:p>1</text:p>
          </table:table-cell>
          <table:table-cell table:style-name="ce56" table:formula="of:=COUNTIF([.C26:.K26];&quot;x&quot;)" office:value-type="float" office:value="1" calcext:value-type="float">
            <text:p>1</text:p>
          </table:table-cell>
          <table:table-cell table:style-name="ce57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6" calcext:value-type="date">
            <text:p>26. II. 08</text:p>
          </table:table-cell>
          <table:table-cell table:style-name="ce47" office:value-type="string" calcext:value-type="string">
            <text:p>tor</text:p>
          </table:table-cell>
          <table:table-cell table:style-name="ce8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office:annotation draw:style-name="gr18" draw:text-style-name="P10" svg:width="2.886cm" svg:height="1.984cm" svg:x="15.319cm" svg:y="16.355cm" draw:caption-point-x="-0.232cm" draw:caption-point-y="1.90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53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54" table:formula="of:=COUNTIF([.C27:.K27];&quot;51&quot;)+COUNTIF([.C27:.K27];&quot;51☻&quot;)" office:value-type="float" office:value="0" calcext:value-type="float">
            <text:p>0</text:p>
          </table:table-cell>
          <table:table-cell table:style-name="ce54" table:formula="of:=COUNTIF([.C27:.K27];&quot;52&quot;)+COUNTIF([.C27:.K27];&quot;52☻&quot;)" office:value-type="float" office:value="0" calcext:value-type="float">
            <text:p>0</text:p>
          </table:table-cell>
          <table:table-cell table:style-name="ce54" table:formula="of:=COUNTIF([.C27:.K27];&quot;11-19&quot;)+COUNTIF([.C27:.K27];&quot;2&quot;)" office:value-type="float" office:value="1" calcext:value-type="float">
            <text:p>1</text:p>
          </table:table-cell>
          <table:table-cell table:style-name="ce54" table:formula="of:=COUNTIF([.C27:.K27];&quot;U&quot;)+COUNTIF([.C27:.K27];&quot;U☻&quot;)" office:value-type="float" office:value="1" calcext:value-type="float">
            <text:p>1</text:p>
          </table:table-cell>
          <table:table-cell table:style-name="ce54" table:formula="of:=COUNTIF([.C27:.K27];&quot;KVIT&quot;)+COUNTIF([.C27:.K27];&quot;KVIT☻&quot;)" office:value-type="float" office:value="1" calcext:value-type="float">
            <text:p>1</text:p>
          </table:table-cell>
          <table:table-cell table:style-name="ce55" table:formula="of:=COUNTBLANK([.C27:.K27])" office:value-type="float" office:value="1" calcext:value-type="float">
            <text:p>1</text:p>
          </table:table-cell>
          <table:table-cell table:style-name="ce56" table:formula="of:=COUNTIF([.C27:.K27];&quot;x&quot;)" office:value-type="float" office:value="1" calcext:value-type="float">
            <text:p>1</text:p>
          </table:table-cell>
          <table:table-cell table:style-name="ce57" table:formula="of:=COUNTIF([.C27:.K27];&quot;51&quot;)+COUNTIF([.C27:.K27];&quot;51☻&quot;)+COUNTIF([.C27:.K27];&quot;2&quot;)+COUNTIF([.C27:.K27];&quot;52&quot;)+COUNTIF([.C27:.K27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7" calcext:value-type="date">
            <text:p>27. II. 08</text:p>
          </table:table-cell>
          <table:table-cell table:style-name="ce47" office:value-type="string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18" draw:text-style-name="P10" svg:width="2.886cm" svg:height="1.984cm" svg:x="15.319cm" svg:y="17.057cm" draw:caption-point-x="-0.232cm" draw:caption-point-y="1.90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MIR</text:p>
          </table:table-cell>
          <table:table-cell table:style-name="ce53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54" table:formula="of:=COUNTIF([.C28:.K28];&quot;51&quot;)+COUNTIF([.C28:.K28];&quot;51☻&quot;)" office:value-type="float" office:value="1" calcext:value-type="float">
            <text:p>1</text:p>
          </table:table-cell>
          <table:table-cell table:style-name="ce54" table:formula="of:=COUNTIF([.C28:.K28];&quot;52&quot;)+COUNTIF([.C28:.K28];&quot;52☻&quot;)" office:value-type="float" office:value="1" calcext:value-type="float">
            <text:p>1</text:p>
          </table:table-cell>
          <table:table-cell table:style-name="ce54" table:formula="of:=COUNTIF([.C28:.K28];&quot;11-19&quot;)+COUNTIF([.C28:.K28];&quot;2&quot;)" office:value-type="float" office:value="1" calcext:value-type="float">
            <text:p>1</text:p>
          </table:table-cell>
          <table:table-cell table:style-name="ce54" table:formula="of:=COUNTIF([.C28:.K28];&quot;U&quot;)+COUNTIF([.C28:.K28];&quot;U☻&quot;)" office:value-type="float" office:value="1" calcext:value-type="float">
            <text:p>1</text:p>
          </table:table-cell>
          <table:table-cell table:style-name="ce54" table:formula="of:=COUNTIF([.C28:.K28];&quot;KVIT&quot;)+COUNTIF([.C28:.K28];&quot;KVIT☻&quot;)" office:value-type="float" office:value="1" calcext:value-type="float">
            <text:p>1</text:p>
          </table:table-cell>
          <table:table-cell table:style-name="ce55" table:formula="of:=COUNTBLANK([.C28:.K28])" office:value-type="float" office:value="1" calcext:value-type="float">
            <text:p>1</text:p>
          </table:table-cell>
          <table:table-cell table:style-name="ce56" table:formula="of:=COUNTIF([.C28:.K28];&quot;x&quot;)" office:value-type="float" office:value="1" calcext:value-type="float">
            <text:p>1</text:p>
          </table:table-cell>
          <table:table-cell table:style-name="ce57" table:formula="of:=COUNTIF([.C28:.K28];&quot;51&quot;)+COUNTIF([.C28:.K28];&quot;51☻&quot;)+COUNTIF([.C28:.K28];&quot;2&quot;)+COUNTIF([.C28:.K28];&quot;52&quot;)+COUNTIF([.C28:.K28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8" calcext:value-type="date">
            <text:p>28. II. 08</text:p>
          </table:table-cell>
          <table:table-cell table:style-name="ce47" office:value-type="string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5" office:value-type="string" calcext:value-type="string">
            <text:p>X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office:annotation draw:style-name="gr17" draw:text-style-name="P10" svg:width="2.886cm" svg:height="1.994cm" svg:x="15.319cm" svg:y="17.749cm" draw:caption-point-x="-0.232cm" draw:caption-point-y="1.91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MIR</text:p>
          </table:table-cell>
          <table:table-cell table:style-name="ce53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54" table:formula="of:=COUNTIF([.C29:.K29];&quot;51&quot;)+COUNTIF([.C29:.K29];&quot;51☻&quot;)" office:value-type="float" office:value="1" calcext:value-type="float">
            <text:p>1</text:p>
          </table:table-cell>
          <table:table-cell table:style-name="ce54" table:formula="of:=COUNTIF([.C29:.K29];&quot;52&quot;)+COUNTIF([.C29:.K29];&quot;52☻&quot;)" office:value-type="float" office:value="1" calcext:value-type="float">
            <text:p>1</text:p>
          </table:table-cell>
          <table:table-cell table:style-name="ce54" table:formula="of:=COUNTIF([.C29:.K29];&quot;11-19&quot;)+COUNTIF([.C29:.K29];&quot;2&quot;)" office:value-type="float" office:value="1" calcext:value-type="float">
            <text:p>1</text:p>
          </table:table-cell>
          <table:table-cell table:style-name="ce54" table:formula="of:=COUNTIF([.C29:.K29];&quot;U&quot;)+COUNTIF([.C29:.K29];&quot;U☻&quot;)" office:value-type="float" office:value="1" calcext:value-type="float">
            <text:p>1</text:p>
          </table:table-cell>
          <table:table-cell table:style-name="ce54" table:formula="of:=COUNTIF([.C29:.K29];&quot;KVIT&quot;)+COUNTIF([.C29:.K29];&quot;KVIT☻&quot;)" office:value-type="float" office:value="1" calcext:value-type="float">
            <text:p>1</text:p>
          </table:table-cell>
          <table:table-cell table:style-name="ce55" table:formula="of:=COUNTBLANK([.C29:.K29])" office:value-type="float" office:value="1" calcext:value-type="float">
            <text:p>1</text:p>
          </table:table-cell>
          <table:table-cell table:style-name="ce56" table:formula="of:=COUNTIF([.C29:.K29];&quot;x&quot;)" office:value-type="float" office:value="1" calcext:value-type="float">
            <text:p>1</text:p>
          </table:table-cell>
          <table:table-cell table:style-name="ce57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2-29" calcext:value-type="date">
            <text:p>29. II. 08</text:p>
          </table:table-cell>
          <table:table-cell table:style-name="ce47" office:value-type="string" calcext:value-type="string">
            <text:p>pet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office:annotation draw:style-name="gr18" draw:text-style-name="P10" svg:width="2.886cm" svg:height="1.984cm" svg:x="15.319cm" svg:y="18.451cm" draw:caption-point-x="-0.232cm" draw:caption-point-y="1.917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MIR</text:p>
          </table:table-cell>
          <table:table-cell table:style-name="ce53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54" table:formula="of:=COUNTIF([.C30:.K30];&quot;51&quot;)+COUNTIF([.C30:.K30];&quot;51☻&quot;)" office:value-type="float" office:value="1" calcext:value-type="float">
            <text:p>1</text:p>
          </table:table-cell>
          <table:table-cell table:style-name="ce54" table:formula="of:=COUNTIF([.C30:.K30];&quot;52&quot;)+COUNTIF([.C30:.K30];&quot;52☻&quot;)" office:value-type="float" office:value="0" calcext:value-type="float">
            <text:p>0</text:p>
          </table:table-cell>
          <table:table-cell table:style-name="ce54" table:formula="of:=COUNTIF([.C30:.K30];&quot;11-19&quot;)+COUNTIF([.C30:.K30];&quot;2&quot;)" office:value-type="float" office:value="1" calcext:value-type="float">
            <text:p>1</text:p>
          </table:table-cell>
          <table:table-cell table:style-name="ce54" table:formula="of:=COUNTIF([.C30:.K30];&quot;U&quot;)+COUNTIF([.C30:.K30];&quot;U☻&quot;)" office:value-type="float" office:value="1" calcext:value-type="float">
            <text:p>1</text:p>
          </table:table-cell>
          <table:table-cell table:style-name="ce54" table:formula="of:=COUNTIF([.C30:.K30];&quot;KVIT&quot;)+COUNTIF([.C30:.K30];&quot;KVIT☻&quot;)" office:value-type="float" office:value="1" calcext:value-type="float">
            <text:p>1</text:p>
          </table:table-cell>
          <table:table-cell table:style-name="ce55" table:formula="of:=COUNTBLANK([.C30:.K30])" office:value-type="float" office:value="1" calcext:value-type="float">
            <text:p>1</text:p>
          </table:table-cell>
          <table:table-cell table:style-name="ce56" table:formula="of:=COUNTIF([.C30:.K30];&quot;x&quot;)" office:value-type="float" office:value="1" calcext:value-type="float">
            <text:p>1</text:p>
          </table:table-cell>
          <table:table-cell table:style-name="ce57" table:formula="of:=COUNTIF([.C30:.K30];&quot;51&quot;)+COUNTIF([.C30:.K30];&quot;51☻&quot;)+COUNTIF([.C30:.K30];&quot;2&quot;)+COUNTIF([.C30:.K30];&quot;52&quot;)+COUNTIF([.C30:.K30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2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6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1:.C31];&quot;☻&quot;)+COUNTIF([.C1:.C31];&quot;51☻&quot;)+COUNTIF([.C1:.C31];&quot;52☻&quot;)+COUNTIF([.C1:.C31];&quot;1☻&quot;)+COUNTIF([.C1:.C31];&quot;kvit☻&quot;)+COUNTIF([.C1:.C31];&quot;U☻&quot;)" office:value-type="float" office:value="4" calcext:value-type="float">
            <text:p>4</text:p>
          </table:table-cell>
          <table:table-cell table:style-name="ce14" table:formula="of:=COUNTIF([.D1:.D31];&quot;☻&quot;)+COUNTIF([.D1:.D31];&quot;51☻&quot;)+COUNTIF([.D1:.D31];&quot;52☻&quot;)+COUNTIF([.D1:.D31];&quot;1☻&quot;)+COUNTIF([.D1:.D31];&quot;kvit☻&quot;)+COUNTIF([.D1:.D31];&quot;U☻&quot;)" office:value-type="float" office:value="4" calcext:value-type="float">
            <text:p>4</text:p>
          </table:table-cell>
          <table:table-cell table:style-name="ce14" table:formula="of:=COUNTIF([.E1:.E31];&quot;☻&quot;)+COUNTIF([.E1:.E31];&quot;51☻&quot;)+COUNTIF([.E1:.E31];&quot;52☻&quot;)+COUNTIF([.E1:.E31];&quot;1☻&quot;)+COUNTIF([.E1:.E31];&quot;kvit☻&quot;)+COUNTIF([.E1:.E31];&quot;U☻&quot;)" office:value-type="float" office:value="4" calcext:value-type="float">
            <text:p>4</text:p>
          </table:table-cell>
          <table:table-cell table:style-name="ce14" table:formula="of:=COUNTIF([.F1:.F31];&quot;☻&quot;)+COUNTIF([.F1:.F31];&quot;51☻&quot;)+COUNTIF([.F1:.F31];&quot;52☻&quot;)+COUNTIF([.F1:.F31];&quot;1☻&quot;)+COUNTIF([.F1:.F31];&quot;kvit☻&quot;)+COUNTIF([.F1:.F31];&quot;U☻&quot;)" office:value-type="float" office:value="3" calcext:value-type="float">
            <text:p>3</text:p>
          </table:table-cell>
          <table:table-cell table:style-name="ce14" table:formula="of:=COUNTIF([.G1:.G31];&quot;☻&quot;)+COUNTIF([.G1:.G31];&quot;51☻&quot;)+COUNTIF([.G1:.G31];&quot;52☻&quot;)+COUNTIF([.G1:.G31];&quot;1☻&quot;)+COUNTIF([.G1:.G31];&quot;kvit☻&quot;)+COUNTIF([.G1:.G31];&quot;U☻&quot;)" office:value-type="float" office:value="4" calcext:value-type="float">
            <text:p>4</text:p>
          </table:table-cell>
          <table:table-cell table:style-name="ce14" table:formula="of:=COUNTIF([.H1:.H31];&quot;☻&quot;)+COUNTIF([.H1:.H31];&quot;51☻&quot;)+COUNTIF([.H1:.H31];&quot;52☻&quot;)+COUNTIF([.H1:.H31];&quot;1☻&quot;)+COUNTIF([.H1:.H31];&quot;kvit☻&quot;)+COUNTIF([.H1:.H31];&quot;U☻&quot;)" office:value-type="float" office:value="3" calcext:value-type="float">
            <text:p>3</text:p>
          </table:table-cell>
          <table:table-cell table:style-name="ce14" table:formula="of:=COUNTIF([.I1:.I31];&quot;☻&quot;)+COUNTIF([.I1:.I31];&quot;51☻&quot;)+COUNTIF([.I1:.I31];&quot;52☻&quot;)+COUNTIF([.I1:.I31];&quot;1☻&quot;)+COUNTIF([.I1:.I31];&quot;kvit☻&quot;)+COUNTIF([.I1:.I31];&quot;U☻&quot;)" office:value-type="float" office:value="0" calcext:value-type="float">
            <text:p>0</text:p>
          </table:table-cell>
          <table:table-cell table:style-name="ce14" table:formula="of:=COUNTIF([.J1:.J31];&quot;☻&quot;)+COUNTIF([.J1:.J31];&quot;51☻&quot;)+COUNTIF([.J1:.J31];&quot;52☻&quot;)+COUNTIF([.J1:.J31];&quot;1☻&quot;)+COUNTIF([.J1:.J31];&quot;kvit☻&quot;)+COUNTIF([.J1:.J31];&quot;U☻&quot;)" office:value-type="float" office:value="3" calcext:value-type="float">
            <text:p>3</text:p>
          </table:table-cell>
          <table:table-cell table:style-name="ce14" table:formula="of:=COUNTIF([.K1:.K31];&quot;☻&quot;)+COUNTIF([.K1:.K31];&quot;51☻&quot;)+COUNTIF([.K1:.K31];&quot;52☻&quot;)+COUNTIF([.K1:.K31];&quot;1☻&quot;)+COUNTIF([.K1:.K31];&quot;kvit☻&quot;)+COUNTIF([.K1:.K31];&quot;U☻&quot;)" office:value-type="float" office:value="4" calcext:value-type="float">
            <text:p>4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18" office:value-type="string" calcext:value-type="string">
            <text:p>KVIT</text:p>
          </table:table-cell>
          <table:table-cell table:style-name="ce14" table:formula="of:=COUNTIF([.C1:.C31];&quot;KVIT&quot;)+COUNTIF([.C1:.C31];&quot;51KVIT&quot;)+COUNTIF([.C1:.C31];&quot;52KVIT&quot;)+COUNTIF([.C1:.C31];&quot;1KVIT&quot;)" office:value-type="float" office:value="4" calcext:value-type="float">
            <text:p>4</text:p>
          </table:table-cell>
          <table:table-cell table:style-name="ce14" table:formula="of:=COUNTIF([.D1:.D31];&quot;KVIT&quot;)+COUNTIF([.D1:.D31];&quot;51KVIT&quot;)+COUNTIF([.D1:.D31];&quot;52KVIT&quot;)+COUNTIF([.D1:.D31];&quot;1KVIT&quot;)" office:value-type="float" office:value="6" calcext:value-type="float">
            <text:p>6</text:p>
          </table:table-cell>
          <table:table-cell table:style-name="ce14" table:formula="of:=COUNTIF([.E1:.E31];&quot;KVIT&quot;)+COUNTIF([.E1:.E31];&quot;51KVIT&quot;)+COUNTIF([.E1:.E31];&quot;52KVIT&quot;)+COUNTIF([.E1:.E31];&quot;1KVIT&quot;)" office:value-type="float" office:value="2" calcext:value-type="float">
            <text:p>2</text:p>
          </table:table-cell>
          <table:table-cell table:style-name="ce14" table:formula="of:=COUNTIF([.F1:.F31];&quot;KVIT&quot;)+COUNTIF([.F1:.F31];&quot;51KVIT&quot;)+COUNTIF([.F1:.F31];&quot;52KVIT&quot;)+COUNTIF([.F1:.F31];&quot;1KVIT&quot;)" office:value-type="float" office:value="6" calcext:value-type="float">
            <text:p>6</text:p>
          </table:table-cell>
          <table:table-cell table:style-name="ce14" table:formula="of:=COUNTIF([.G1:.G31];&quot;KVIT&quot;)+COUNTIF([.G1:.G31];&quot;51KVIT&quot;)+COUNTIF([.G1:.G31];&quot;52KVIT&quot;)+COUNTIF([.G1:.G31];&quot;1KVIT&quot;)" office:value-type="float" office:value="3" calcext:value-type="float">
            <text:p>3</text:p>
          </table:table-cell>
          <table:table-cell table:style-name="ce14" table:formula="of:=COUNTIF([.H1:.H31];&quot;KVIT&quot;)+COUNTIF([.H1:.H31];&quot;51KVIT&quot;)+COUNTIF([.H1:.H31];&quot;52KVIT&quot;)+COUNTIF([.H1:.H31];&quot;1KVIT&quot;)" office:value-type="float" office:value="3" calcext:value-type="float">
            <text:p>3</text:p>
          </table:table-cell>
          <table:table-cell table:style-name="ce14" table:formula="of:=COUNTIF([.I1:.I31];&quot;KVIT&quot;)+COUNTIF([.I1:.I31];&quot;51KVIT&quot;)+COUNTIF([.I1:.I31];&quot;52KVIT&quot;)+COUNTIF([.I1:.I31];&quot;1KVIT&quot;)" office:value-type="float" office:value="0" calcext:value-type="float">
            <text:p>0</text:p>
          </table:table-cell>
          <table:table-cell table:style-name="ce14" table:formula="of:=COUNTIF([.J1:.J31];&quot;KVIT&quot;)+COUNTIF([.J1:.J31];&quot;51KVIT&quot;)+COUNTIF([.J1:.J31];&quot;52KVIT&quot;)+COUNTIF([.J1:.J31];&quot;1KVIT&quot;)" office:value-type="float" office:value="3" calcext:value-type="float">
            <text:p>3</text:p>
          </table:table-cell>
          <table:table-cell table:style-name="ce14" table:formula="of:=COUNTIF([.K1:.K31];&quot;KVIT&quot;)+COUNTIF([.K1:.K31];&quot;51KVIT&quot;)+COUNTIF([.K1:.K31];&quot;52KVIT&quot;)+COUNTIF([.K1:.K31];&quot;1KVIT&quot;)" office:value-type="float" office:value="1" calcext:value-type="float">
            <text:p>1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24">
          <table:table-cell table:style-name="ce1" table:number-columns-repeated="12"/>
          <table:table-cell table:style-name="ce36" table:number-columns-repeated="7"/>
          <table:table-cell table:style-name="ce14" table:number-columns-repeated="5"/>
          <table:table-cell table:number-columns-repeated="1000"/>
        </table:table-row>
        <table:table-row table:style-name="ro1" table:number-rows-repeated="3">
          <table:table-cell table:number-columns-repeated="12"/>
          <table:table-cell table:style-name="ce36" table:number-columns-repeated="7"/>
          <table:table-cell table:style-name="ce14" table:number-columns-repeated="2"/>
          <table:table-cell table:style-name="ce38" table:number-columns-repeated="3"/>
          <table:table-cell table:number-columns-repeated="1000"/>
        </table:table-row>
        <table:table-row table:style-name="ro2" table:number-rows-repeated="872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64502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bruar.B2:februar.B30">
            <calcext:condition calcext:apply-style-name="ConditionalStyle_13" calcext:value="=&quot;sob&quot;" calcext:base-cell-address="februar.B2"/>
            <calcext:condition calcext:apply-style-name="ConditionalStyle_14" calcext:value="=&quot;ned&quot;" calcext:base-cell-address="februar.B2"/>
          </calcext:conditional-format>
          <calcext:conditional-format calcext:target-range-address="februar.M2:februar.M30">
            <calcext:condition calcext:apply-style-name="ConditionalStyle_15" calcext:value="&lt;1" calcext:base-cell-address="februar.M2"/>
            <calcext:condition calcext:apply-style-name="ConditionalStyle_16" calcext:value="&gt;1" calcext:base-cell-address="februar.M2"/>
          </calcext:conditional-format>
          <calcext:conditional-format calcext:target-range-address="februar.N2:februar.R30">
            <calcext:condition calcext:apply-style-name="ConditionalStyle_17" calcext:value="&lt;1" calcext:base-cell-address="februar.N2"/>
            <calcext:condition calcext:apply-style-name="ConditionalStyle_18" calcext:value="&gt;1" calcext:base-cell-address="februar.N2"/>
          </calcext:conditional-format>
          <calcext:conditional-format calcext:target-range-address="februar.S2:februar.S30">
            <calcext:condition calcext:apply-style-name="ConditionalStyle_19" calcext:value="!=0" calcext:base-cell-address="februar.S2"/>
          </calcext:conditional-format>
          <calcext:conditional-format calcext:target-range-address="februar.T2:februar.T30">
            <calcext:condition calcext:apply-style-name="ConditionalStyle_20" calcext:value="=1" calcext:base-cell-address="februar.T2"/>
            <calcext:condition calcext:apply-style-name="ConditionalStyle_21" calcext:value="&gt;1" calcext:base-cell-address="februar.T2"/>
          </calcext:conditional-format>
          <calcext:conditional-format calcext:target-range-address="februar.U2:februar.U30">
            <calcext:condition calcext:apply-style-name="ConditionalStyle_22" calcext:value="&lt;2" calcext:base-cell-address="februar.U2"/>
            <calcext:condition calcext:apply-style-name="ConditionalStyle_23" calcext:value="&gt;2" calcext:base-cell-address="februar.U2"/>
          </calcext:conditional-format>
        </calcext:conditional-formats>
      </table:table>
      <table:table table:name="marec" table:style-name="ta4">
        <table:table-column table:style-name="co15" table:default-cell-style-name="ce9"/>
        <table:table-column table:style-name="co5" table:default-cell-style-name="ce9"/>
        <table:table-column table:style-name="co6" table:number-columns-repeated="9" table:default-cell-style-name="ce9"/>
        <table:table-column table:style-name="co19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20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MIR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62" table:formula="of:=[$VzorciVnosov.$A$4]" office:value-type="string" office:string-value="51" calcext:value-type="string">
            <text:p>51</text:p>
          </table:table-cell>
          <table:table-cell table:style-name="ce62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64" table:formula="of:=[$VzorciVnosov.$A$8]" office:value-type="string" office:string-value="U" calcext:value-type="string">
            <text:p>U</text:p>
          </table:table-cell>
          <table:table-cell table:style-name="ce62" table:formula="of:=[$VzorciVnosov.$A$6]" office:value-type="string" office:string-value="KVIT" calcext:value-type="string">
            <text:p>KVIT</text:p>
          </table:table-cell>
          <table:table-cell table:style-name="ce65" office:value-type="string" calcext:value-type="string">
            <text:p>Brez</text:p>
          </table:table-cell>
          <table:table-cell table:style-name="ce61" office:value-type="string" calcext:value-type="string">
            <text:p>X</text:p>
          </table:table-cell>
          <table:table-cell table:style-name="ce1" office:value-type="string" calcext:value-type="string">
            <text:p>Op</text:p>
          </table:table-cell>
          <table:table-cell table:style-name="ce1" table:number-columns-repeated="235"/>
          <table:table-cell table:number-columns-repeated="768"/>
        </table:table-row>
        <table:table-row table:style-name="ro5">
          <table:table-cell table:style-name="ce11" office:value-type="date" office:date-value="2008-03-01" calcext:value-type="date">
            <text:p>1. III. 08</text:p>
          </table:table-cell>
          <table:table-cell table:style-name="ce58" table:formula="of:=TEXT([.A2];&quot;Ddd&quot;)" office:value-type="string" office:string-value="sob" calcext:value-type="string">
            <text:p>sob</text:p>
          </table:table-cell>
          <table:table-cell table:style-name="ce20" table:number-columns-repeated="3"/>
          <table:table-cell table:style-name="ce28"/>
          <table:table-cell table:style-name="ce6" office:value-type="string" calcext:value-type="string">
            <office:annotation draw:style-name="gr17" draw:text-style-name="P10" svg:width="2.71cm" svg:height="1.994cm" svg:x="9.898cm" svg:y="0.156cm" draw:caption-point-x="-0.158cm" draw:caption-point-y="0.556cm">
              <dc:date>2022-03-21T00:00:00</dc:date>
              <text:p text:style-name="P9">prvi vikend v marcu (1 in 2. marec) </text:p>
            </office:annotation>
            <text:p>☻</text:p>
          </table:table-cell>
          <table:table-cell table:style-name="ce20" office:value-type="string" calcext:value-type="string">
            <text:p>D</text:p>
          </table:table-cell>
          <table:table-cell table:style-name="ce28"/>
          <table:table-cell table:style-name="ce21" office:value-type="string" calcext:value-type="string">
            <office:annotation draw:style-name="gr11" draw:text-style-name="P4" svg:width="3.023cm" svg:height="1.412cm" svg:x="13.804cm" svg:y="0.156cm" draw:caption-point-x="-0.158cm" draw:caption-point-y="0.55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21" office:value-type="string" calcext:value-type="string">
            <office:annotation draw:style-name="gr17" draw:text-style-name="P10" svg:width="2.922cm" svg:height="1.994cm" svg:x="15.105cm" svg:y="0.156cm" draw:caption-point-x="-0.158cm" draw:caption-point-y="0.556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60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63" table:formula="of:=COUNTIF([.C2:.K2];&quot;51&quot;)+COUNTIF([.C2:.K2];&quot;51☻&quot;)" office:value-type="float" office:value="0" calcext:value-type="float">
            <text:p>0</text:p>
          </table:table-cell>
          <table:table-cell table:style-name="ce63" table:formula="of:=COUNTIF([.C2:.K2];&quot;52&quot;)+COUNTIF([.C2:.K2];&quot;52☻&quot;)" office:value-type="float" office:value="0" calcext:value-type="float">
            <text:p>0</text:p>
          </table:table-cell>
          <table:table-cell table:style-name="ce63" table:formula="of:=COUNTIF([.C2:.K2];&quot;11-19&quot;)+COUNTIF([.C2:.K2];&quot;2&quot;)" office:value-type="float" office:value="0" calcext:value-type="float">
            <text:p>0</text:p>
          </table:table-cell>
          <table:table-cell table:style-name="ce63" table:formula="of:=COUNTIF([.C2:.K2];&quot;U&quot;)+COUNTIF([.C2:.K2];&quot;U☻&quot;)" office:value-type="float" office:value="0" calcext:value-type="float">
            <text:p>0</text:p>
          </table:table-cell>
          <table:table-cell table:style-name="ce63" table:formula="of:=COUNTIF([.C2:.K2];&quot;KVIT&quot;)+COUNTIF([.C2:.K2];&quot;KVIT☻&quot;)" office:value-type="float" office:value="0" calcext:value-type="float">
            <text:p>0</text:p>
          </table:table-cell>
          <table:table-cell table:style-name="ce66" table:formula="of:=COUNTBLANK([.C2:.K2])" office:value-type="float" office:value="5" calcext:value-type="float">
            <text:p>5</text:p>
          </table:table-cell>
          <table:table-cell table:style-name="ce67" table:formula="of:=COUNTIF([.C2:.K2];&quot;x&quot;)" office:value-type="float" office:value="0" calcext:value-type="float">
            <text:p>0</text:p>
          </table:table-cell>
          <table:table-cell table:style-name="ce68" table:formula="of:=COUNTIF([.C2:.K2];&quot;51&quot;)+COUNTIF([.C2:.K2];&quot;51☻&quot;)+COUNTIF([.C2:.K2];&quot;2&quot;)+COUNTIF([.C2:.K2];&quot;52&quot;)+COUNTIF([.C2:.K2];&quot;52☻&quot;)" office:value-type="float" office:value="0" calcext:value-type="float">
            <text:p>0</text:p>
          </table:table-cell>
          <table:table-cell table:style-name="ce1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" table:number-columns-repeated="233"/>
          <table:table-cell table:number-columns-repeated="768"/>
        </table:table-row>
        <table:table-row table:style-name="ro5">
          <table:table-cell table:style-name="ce11" office:value-type="date" office:date-value="2008-03-02" calcext:value-type="date">
            <text:p>2. III. 08</text:p>
          </table:table-cell>
          <table:table-cell table:style-name="ce58" table:formula="of:=TEXT([.A3];&quot;Ddd&quot;)" office:value-type="string" office:string-value="ned" calcext:value-type="string">
            <text:p>ned</text:p>
          </table:table-cell>
          <table:table-cell table:style-name="ce20" table:number-columns-repeated="3"/>
          <table:table-cell table:style-name="ce28"/>
          <table:table-cell table:style-name="ce6" office:value-type="string" calcext:value-type="string">
            <office:annotation draw:style-name="gr21" draw:text-style-name="P10" svg:width="2.71cm" svg:height="2.005cm" svg:x="9.898cm" svg:y="0.858cm" draw:caption-point-x="-0.158cm" draw:caption-point-y="0.556cm">
              <dc:date>2022-03-21T00:00:00</dc:date>
              <text:p text:style-name="P9">prvi vikend v marcu (1 in 2. marec) </text:p>
            </office:annotation>
            <text:p>☻</text:p>
          </table:table-cell>
          <table:table-cell table:style-name="ce20" office:value-type="string" calcext:value-type="string">
            <text:p>D</text:p>
          </table:table-cell>
          <table:table-cell table:style-name="ce28"/>
          <table:table-cell table:style-name="ce21" office:value-type="string" calcext:value-type="string">
            <office:annotation draw:style-name="gr11" draw:text-style-name="P4" svg:width="3.023cm" svg:height="1.412cm" svg:x="13.804cm" svg:y="0.858cm" draw:caption-point-x="-0.158cm" draw:caption-point-y="0.55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21" office:value-type="string" calcext:value-type="string">
            <office:annotation draw:style-name="gr21" draw:text-style-name="P10" svg:width="2.922cm" svg:height="2.005cm" svg:x="15.105cm" svg:y="0.858cm" draw:caption-point-x="-0.158cm" draw:caption-point-y="0.556cm">
              <dc:date>2022-03-21T00:00:00</dc:date>
              <text:p text:style-name="P9">dopust zadnji teden februarja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60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63" table:formula="of:=COUNTIF([.C3:.K3];&quot;51&quot;)+COUNTIF([.C3:.K3];&quot;51☻&quot;)" office:value-type="float" office:value="0" calcext:value-type="float">
            <text:p>0</text:p>
          </table:table-cell>
          <table:table-cell table:style-name="ce63" table:formula="of:=COUNTIF([.C3:.K3];&quot;52&quot;)+COUNTIF([.C3:.K3];&quot;52☻&quot;)" office:value-type="float" office:value="0" calcext:value-type="float">
            <text:p>0</text:p>
          </table:table-cell>
          <table:table-cell table:style-name="ce63" table:formula="of:=COUNTIF([.C3:.K3];&quot;11-19&quot;)+COUNTIF([.C3:.K3];&quot;2&quot;)" office:value-type="float" office:value="0" calcext:value-type="float">
            <text:p>0</text:p>
          </table:table-cell>
          <table:table-cell table:style-name="ce63" table:formula="of:=COUNTIF([.C3:.K3];&quot;U&quot;)+COUNTIF([.C3:.K3];&quot;U☻&quot;)" office:value-type="float" office:value="0" calcext:value-type="float">
            <text:p>0</text:p>
          </table:table-cell>
          <table:table-cell table:style-name="ce63" table:formula="of:=COUNTIF([.C3:.K3];&quot;KVIT&quot;)+COUNTIF([.C3:.K3];&quot;KVIT☻&quot;)" office:value-type="float" office:value="0" calcext:value-type="float">
            <text:p>0</text:p>
          </table:table-cell>
          <table:table-cell table:style-name="ce66" table:formula="of:=COUNTBLANK([.C3:.K3])" office:value-type="float" office:value="5" calcext:value-type="float">
            <text:p>5</text:p>
          </table:table-cell>
          <table:table-cell table:style-name="ce67" table:formula="of:=COUNTIF([.C3:.K3];&quot;x&quot;)" office:value-type="float" office:value="0" calcext:value-type="float">
            <text:p>0</text:p>
          </table:table-cell>
          <table:table-cell table:style-name="ce68" table:formula="of:=COUNTIF([.C3:.K3];&quot;51&quot;)+COUNTIF([.C3:.K3];&quot;51☻&quot;)+COUNTIF([.C3:.K3];&quot;2&quot;)+COUNTIF([.C3:.K3];&quot;52&quot;)+COUNTIF([.C3:.K3];&quot;52☻&quot;)" office:value-type="float" office:value="0" calcext:value-type="float">
            <text:p>0</text:p>
          </table:table-cell>
          <table:table-cell table:style-name="ce1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03" calcext:value-type="date">
            <text:p>3. III. 08</text:p>
          </table:table-cell>
          <table:table-cell table:style-name="ce59" table:formula="of:=TEXT([.A4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office:annotation draw:style-name="gr22" draw:text-style-name="P4" svg:width="2.71cm" svg:height="2.707cm" svg:x="4.702cm" svg:y="1.56cm" draw:caption-point-x="-0.169cm" draw:caption-point-y="0.556cm">
              <dc:date>2022-03-21T00:00:00</dc:date>
              <text:p text:style-name="P3">prosim za deĹžurni vikend 8. in 9. marec s pripadajoÄ�im KVIT tednom in TX </text:p>
            </office:annotation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2"/>
          <table:table-cell table:style-name="ce3" office:value-type="string" calcext:value-type="string">
            <office:annotation draw:style-name="gr11" draw:text-style-name="P4" svg:width="3.023cm" svg:height="1.412cm" svg:x="13.804cm" svg:y="1.56cm" draw:caption-point-x="-0.158cm" draw:caption-point-y="0.55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60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63" table:formula="of:=COUNTIF([.C4:.K4];&quot;51&quot;)+COUNTIF([.C4:.K4];&quot;51☻&quot;)" office:value-type="float" office:value="1" calcext:value-type="float">
            <text:p>1</text:p>
          </table:table-cell>
          <table:table-cell table:style-name="ce63" table:formula="of:=COUNTIF([.C4:.K4];&quot;52&quot;)+COUNTIF([.C4:.K4];&quot;52☻&quot;)" office:value-type="float" office:value="1" calcext:value-type="float">
            <text:p>1</text:p>
          </table:table-cell>
          <table:table-cell table:style-name="ce63" table:formula="of:=COUNTIF([.C4:.K4];&quot;11-19&quot;)+COUNTIF([.C4:.K4];&quot;2&quot;)" office:value-type="float" office:value="1" calcext:value-type="float">
            <text:p>1</text:p>
          </table:table-cell>
          <table:table-cell table:style-name="ce63" table:formula="of:=COUNTIF([.C4:.K4];&quot;U&quot;)+COUNTIF([.C4:.K4];&quot;U☻&quot;)" office:value-type="float" office:value="1" calcext:value-type="float">
            <text:p>1</text:p>
          </table:table-cell>
          <table:table-cell table:style-name="ce63" table:formula="of:=COUNTIF([.C4:.K4];&quot;KVIT&quot;)+COUNTIF([.C4:.K4];&quot;KVIT☻&quot;)" office:value-type="float" office:value="2" calcext:value-type="float">
            <text:p>2</text:p>
          </table:table-cell>
          <table:table-cell table:style-name="ce66" table:formula="of:=COUNTBLANK([.C4:.K4])" office:value-type="float" office:value="1" calcext:value-type="float">
            <text:p>1</text:p>
          </table:table-cell>
          <table:table-cell table:style-name="ce67" table:formula="of:=COUNTIF([.C4:.K4];&quot;x&quot;)" office:value-type="float" office:value="1" calcext:value-type="float">
            <text:p>1</text:p>
          </table:table-cell>
          <table:table-cell table:style-name="ce68" table:formula="of:=COUNTIF([.C4:.K4];&quot;51&quot;)+COUNTIF([.C4:.K4];&quot;51☻&quot;)+COUNTIF([.C4:.K4];&quot;2&quot;)+COUNTIF([.C4:.K4];&quot;52&quot;)+COUNTIF([.C4:.K4];&quot;52☻&quot;)" office:value-type="float" office:value="2" calcext:value-type="float">
            <text:p>2</text:p>
          </table:table-cell>
          <table:table-cell table:style-name="ce1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04" calcext:value-type="date">
            <text:p>4. III. 08</text:p>
          </table:table-cell>
          <table:table-cell table:style-name="ce59" table:formula="of:=TEXT([.A5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office:annotation draw:style-name="gr22" draw:text-style-name="P4" svg:width="2.71cm" svg:height="2.707cm" svg:x="4.702cm" svg:y="2.262cm" draw:caption-point-x="-0.169cm" draw:caption-point-y="0.556cm">
              <dc:date>2022-03-21T00:00:00</dc:date>
              <text:p text:style-name="P3">prosim za deĹžurni vikend 8. in 9. marec s pripadajoÄ�im KVIT tednom in TX </text:p>
            </office:annotation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2"/>
          <table:table-cell table:style-name="ce3" office:value-type="string" calcext:value-type="string">
            <office:annotation draw:style-name="gr23" draw:text-style-name="P4" svg:width="3.023cm" svg:height="1.412cm" svg:x="13.804cm" svg:y="2.262cm" draw:caption-point-x="-0.158cm" draw:caption-point-y="0.55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S</text:p>
          </table:table-cell>
          <table:table-cell table:style-name="ce60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63" table:formula="of:=COUNTIF([.C5:.K5];&quot;51&quot;)+COUNTIF([.C5:.K5];&quot;51☻&quot;)" office:value-type="float" office:value="1" calcext:value-type="float">
            <text:p>1</text:p>
          </table:table-cell>
          <table:table-cell table:style-name="ce63" table:formula="of:=COUNTIF([.C5:.K5];&quot;52&quot;)+COUNTIF([.C5:.K5];&quot;52☻&quot;)" office:value-type="float" office:value="1" calcext:value-type="float">
            <text:p>1</text:p>
          </table:table-cell>
          <table:table-cell table:style-name="ce63" table:formula="of:=COUNTIF([.C5:.K5];&quot;11-19&quot;)+COUNTIF([.C5:.K5];&quot;2&quot;)" office:value-type="float" office:value="1" calcext:value-type="float">
            <text:p>1</text:p>
          </table:table-cell>
          <table:table-cell table:style-name="ce63" table:formula="of:=COUNTIF([.C5:.K5];&quot;U&quot;)+COUNTIF([.C5:.K5];&quot;U☻&quot;)" office:value-type="float" office:value="1" calcext:value-type="float">
            <text:p>1</text:p>
          </table:table-cell>
          <table:table-cell table:style-name="ce63" table:formula="of:=COUNTIF([.C5:.K5];&quot;KVIT&quot;)+COUNTIF([.C5:.K5];&quot;KVIT☻&quot;)" office:value-type="float" office:value="1" calcext:value-type="float">
            <text:p>1</text:p>
          </table:table-cell>
          <table:table-cell table:style-name="ce66" table:formula="of:=COUNTBLANK([.C5:.K5])" office:value-type="float" office:value="1" calcext:value-type="float">
            <text:p>1</text:p>
          </table:table-cell>
          <table:table-cell table:style-name="ce67" table:formula="of:=COUNTIF([.C5:.K5];&quot;x&quot;)" office:value-type="float" office:value="1" calcext:value-type="float">
            <text:p>1</text:p>
          </table:table-cell>
          <table:table-cell table:style-name="ce68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05" calcext:value-type="date">
            <text:p>5. III. 08</text:p>
          </table:table-cell>
          <table:table-cell table:style-name="ce59" table:formula="of:=TEXT([.A6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office:annotation draw:style-name="gr22" draw:text-style-name="P4" svg:width="2.71cm" svg:height="2.707cm" svg:x="4.702cm" svg:y="2.964cm" draw:caption-point-x="-0.169cm" draw:caption-point-y="0.556cm">
              <dc:date>2022-03-21T00:00:00</dc:date>
              <text:p text:style-name="P3">prosim za deĹžurni vikend 8. in 9. marec s pripadajoÄ�im KVIT tednom in TX </text:p>
            </office:annotation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8" office:value-type="string" calcext:value-type="string">
            <text:p>KVIT</text:p>
          </table:table-cell>
          <table:table-cell table:style-name="ce2"/>
          <table:table-cell table:style-name="ce3" office:value-type="string" calcext:value-type="string">
            <office:annotation draw:style-name="gr23" draw:text-style-name="P4" svg:width="3.023cm" svg:height="1.412cm" svg:x="13.804cm" svg:y="2.964cm" draw:caption-point-x="-0.158cm" draw:caption-point-y="0.55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60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63" table:formula="of:=COUNTIF([.C6:.K6];&quot;51&quot;)+COUNTIF([.C6:.K6];&quot;51☻&quot;)" office:value-type="float" office:value="1" calcext:value-type="float">
            <text:p>1</text:p>
          </table:table-cell>
          <table:table-cell table:style-name="ce63" table:formula="of:=COUNTIF([.C6:.K6];&quot;52&quot;)+COUNTIF([.C6:.K6];&quot;52☻&quot;)" office:value-type="float" office:value="1" calcext:value-type="float">
            <text:p>1</text:p>
          </table:table-cell>
          <table:table-cell table:style-name="ce63" table:formula="of:=COUNTIF([.C6:.K6];&quot;11-19&quot;)+COUNTIF([.C6:.K6];&quot;2&quot;)" office:value-type="float" office:value="1" calcext:value-type="float">
            <text:p>1</text:p>
          </table:table-cell>
          <table:table-cell table:style-name="ce63" table:formula="of:=COUNTIF([.C6:.K6];&quot;U&quot;)+COUNTIF([.C6:.K6];&quot;U☻&quot;)" office:value-type="float" office:value="1" calcext:value-type="float">
            <text:p>1</text:p>
          </table:table-cell>
          <table:table-cell table:style-name="ce63" table:formula="of:=COUNTIF([.C6:.K6];&quot;KVIT&quot;)+COUNTIF([.C6:.K6];&quot;KVIT☻&quot;)" office:value-type="float" office:value="2" calcext:value-type="float">
            <text:p>2</text:p>
          </table:table-cell>
          <table:table-cell table:style-name="ce66" table:formula="of:=COUNTBLANK([.C6:.K6])" office:value-type="float" office:value="1" calcext:value-type="float">
            <text:p>1</text:p>
          </table:table-cell>
          <table:table-cell table:style-name="ce67" table:formula="of:=COUNTIF([.C6:.K6];&quot;x&quot;)" office:value-type="float" office:value="1" calcext:value-type="float">
            <text:p>1</text:p>
          </table:table-cell>
          <table:table-cell table:style-name="ce68" table:formula="of:=COUNTIF([.C6:.K6];&quot;51&quot;)+COUNTIF([.C6:.K6];&quot;51☻&quot;)+COUNTIF([.C6:.K6];&quot;2&quot;)+COUNTIF([.C6:.K6];&quot;52&quot;)+COUNTIF([.C6:.K6];&quot;52☻&quot;)" office:value-type="float" office:value="2" calcext:value-type="float">
            <text:p>2</text:p>
          </table:table-cell>
          <table:table-cell table:style-name="ce1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06" calcext:value-type="date">
            <text:p>6. III. 08</text:p>
          </table:table-cell>
          <table:table-cell table:style-name="ce59" table:formula="of:=TEXT([.A7];&quot;Ddd&quot;)" office:value-type="string" office:string-value="čet" calcext:value-type="string">
            <text:p>čet</text:p>
          </table:table-cell>
          <table:table-cell table:style-name="ce26" office:value-type="string" calcext:value-type="string">
            <office:annotation draw:style-name="gr24" draw:text-style-name="P4" svg:width="2.71cm" svg:height="2.718cm" svg:x="4.702cm" svg:y="3.656cm" draw:caption-point-x="-0.169cm" draw:caption-point-y="0.566cm">
              <dc:date>2022-03-21T00:00:00</dc:date>
              <text:p text:style-name="P3">prosim za deĹžurni vikend 8. in 9. marec s pripadajoÄ�im KVIT tednom in TX </text:p>
            </office:annotation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25" draw:text-style-name="P4" svg:width="2.71cm" svg:height="1.984cm" svg:x="9.898cm" svg:y="3.656cm" draw:caption-point-x="-0.158cm" draw:caption-point-y="0.566cm">
              <dc:date>2022-03-21T00:00:00</dc:date>
              <text:p text:style-name="P3">3 navadna dežurstva , po možnosti <text:s/>(6., 12. in 18.)</text:p>
            </office:annotation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2"/>
          <table:table-cell table:style-name="ce3" office:value-type="string" calcext:value-type="string">
            <office:annotation draw:style-name="gr11" draw:text-style-name="P4" svg:width="3.023cm" svg:height="1.412cm" svg:x="13.804cm" svg:y="3.656cm" draw:caption-point-x="-0.158cm" draw:caption-point-y="0.56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63" table:formula="of:=COUNTIF([.C7:.K7];&quot;51&quot;)+COUNTIF([.C7:.K7];&quot;51☻&quot;)" office:value-type="float" office:value="1" calcext:value-type="float">
            <text:p>1</text:p>
          </table:table-cell>
          <table:table-cell table:style-name="ce63" table:formula="of:=COUNTIF([.C7:.K7];&quot;52&quot;)+COUNTIF([.C7:.K7];&quot;52☻&quot;)" office:value-type="float" office:value="1" calcext:value-type="float">
            <text:p>1</text:p>
          </table:table-cell>
          <table:table-cell table:style-name="ce63" table:formula="of:=COUNTIF([.C7:.K7];&quot;11-19&quot;)+COUNTIF([.C7:.K7];&quot;2&quot;)" office:value-type="float" office:value="1" calcext:value-type="float">
            <text:p>1</text:p>
          </table:table-cell>
          <table:table-cell table:style-name="ce63" table:formula="of:=COUNTIF([.C7:.K7];&quot;U&quot;)+COUNTIF([.C7:.K7];&quot;U☻&quot;)" office:value-type="float" office:value="1" calcext:value-type="float">
            <text:p>1</text:p>
          </table:table-cell>
          <table:table-cell table:style-name="ce63" table:formula="of:=COUNTIF([.C7:.K7];&quot;KVIT&quot;)+COUNTIF([.C7:.K7];&quot;KVIT☻&quot;)" office:value-type="float" office:value="2" calcext:value-type="float">
            <text:p>2</text:p>
          </table:table-cell>
          <table:table-cell table:style-name="ce66" table:formula="of:=COUNTBLANK([.C7:.K7])" office:value-type="float" office:value="1" calcext:value-type="float">
            <text:p>1</text:p>
          </table:table-cell>
          <table:table-cell table:style-name="ce67" table:formula="of:=COUNTIF([.C7:.K7];&quot;x&quot;)" office:value-type="float" office:value="1" calcext:value-type="float">
            <text:p>1</text:p>
          </table:table-cell>
          <table:table-cell table:style-name="ce68" table:formula="of:=COUNTIF([.C7:.K7];&quot;51&quot;)+COUNTIF([.C7:.K7];&quot;51☻&quot;)+COUNTIF([.C7:.K7];&quot;2&quot;)+COUNTIF([.C7:.K7];&quot;52&quot;)+COUNTIF([.C7:.K7];&quot;52☻&quot;)" office:value-type="float" office:value="2" calcext:value-type="float">
            <text:p>2</text:p>
          </table:table-cell>
          <table:table-cell table:style-name="ce1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07" calcext:value-type="date">
            <text:p>7. III. 08</text:p>
          </table:table-cell>
          <table:table-cell table:style-name="ce59" table:formula="of:=TEXT([.A8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office:annotation draw:style-name="gr24" draw:text-style-name="P4" svg:width="2.71cm" svg:height="2.718cm" svg:x="4.702cm" svg:y="4.358cm" draw:caption-point-x="-0.169cm" draw:caption-point-y="0.566cm">
              <dc:date>2022-03-21T00:00:00</dc:date>
              <text:p text:style-name="P3">prosim za deĹžurni vikend 8. in 9. marec s pripadajoÄ�im KVIT tednom in TX </text:p>
            </office:annotation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2"/>
          <table:table-cell table:style-name="ce3" office:value-type="string" calcext:value-type="string">
            <office:annotation draw:style-name="gr23" draw:text-style-name="P4" svg:width="3.023cm" svg:height="1.412cm" svg:x="13.804cm" svg:y="4.358cm" draw:caption-point-x="-0.158cm" draw:caption-point-y="0.56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26" office:value-type="float" office:value="52" calcext:value-type="float">
            <text:p>52</text:p>
          </table:table-cell>
          <table:table-cell table:style-name="ce34" office:value-type="string" calcext:value-type="string">
            <text:p>KOS</text:p>
          </table:table-cell>
          <table:table-cell table:style-name="ce60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63" table:formula="of:=COUNTIF([.C8:.K8];&quot;51&quot;)+COUNTIF([.C8:.K8];&quot;51☻&quot;)" office:value-type="float" office:value="1" calcext:value-type="float">
            <text:p>1</text:p>
          </table:table-cell>
          <table:table-cell table:style-name="ce63" table:formula="of:=COUNTIF([.C8:.K8];&quot;52&quot;)+COUNTIF([.C8:.K8];&quot;52☻&quot;)" office:value-type="float" office:value="1" calcext:value-type="float">
            <text:p>1</text:p>
          </table:table-cell>
          <table:table-cell table:style-name="ce63" table:formula="of:=COUNTIF([.C8:.K8];&quot;11-19&quot;)+COUNTIF([.C8:.K8];&quot;2&quot;)" office:value-type="float" office:value="1" calcext:value-type="float">
            <text:p>1</text:p>
          </table:table-cell>
          <table:table-cell table:style-name="ce63" table:formula="of:=COUNTIF([.C8:.K8];&quot;U&quot;)+COUNTIF([.C8:.K8];&quot;U☻&quot;)" office:value-type="float" office:value="1" calcext:value-type="float">
            <text:p>1</text:p>
          </table:table-cell>
          <table:table-cell table:style-name="ce63" table:formula="of:=COUNTIF([.C8:.K8];&quot;KVIT&quot;)+COUNTIF([.C8:.K8];&quot;KVIT☻&quot;)" office:value-type="float" office:value="1" calcext:value-type="float">
            <text:p>1</text:p>
          </table:table-cell>
          <table:table-cell table:style-name="ce66" table:formula="of:=COUNTBLANK([.C8:.K8])" office:value-type="float" office:value="1" calcext:value-type="float">
            <text:p>1</text:p>
          </table:table-cell>
          <table:table-cell table:style-name="ce67" table:formula="of:=COUNTIF([.C8:.K8];&quot;x&quot;)" office:value-type="float" office:value="1" calcext:value-type="float">
            <text:p>1</text:p>
          </table:table-cell>
          <table:table-cell table:style-name="ce68" table:formula="of:=COUNTIF([.C8:.K8];&quot;51&quot;)+COUNTIF([.C8:.K8];&quot;51☻&quot;)+COUNTIF([.C8:.K8];&quot;2&quot;)+COUNTIF([.C8:.K8];&quot;52&quot;)+COUNTIF([.C8:.K8];&quot;52☻&quot;)" office:value-type="float" office:value="2" calcext:value-type="float">
            <text:p>2</text:p>
          </table:table-cell>
          <table:table-cell table:style-name="ce1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3-08" calcext:value-type="date">
            <text:p>8. III. 08</text:p>
          </table:table-cell>
          <table:table-cell table:style-name="ce58" table:formula="of:=TEXT([.A9];&quot;Ddd&quot;)" office:value-type="string" office:string-value="sob" calcext:value-type="string">
            <text:p>sob</text:p>
          </table:table-cell>
          <table:table-cell table:style-name="ce24" office:value-type="string" calcext:value-type="string">
            <office:annotation draw:style-name="gr24" draw:text-style-name="P4" svg:width="2.71cm" svg:height="2.718cm" svg:x="4.702cm" svg:y="5.06cm" draw:caption-point-x="-0.169cm" draw:caption-point-y="0.566cm">
              <dc:date>2022-03-21T00:00:00</dc:date>
              <text:p text:style-name="P3">prosim za deĹžurni vikend 8. in 9. marec s pripadajoÄ�im KVIT tednom in TX </text:p>
            </office:annotation>
            <text:p>☻</text:p>
          </table:table-cell>
          <table:table-cell table:style-name="ce24"/>
          <table:table-cell table:style-name="ce21" table:number-columns-repeated="3"/>
          <table:table-cell table:style-name="ce24"/>
          <table:table-cell table:style-name="ce28"/>
          <table:table-cell table:style-name="ce21" office:value-type="string" calcext:value-type="string">
            <office:annotation draw:style-name="gr11" draw:text-style-name="P4" svg:width="3.023cm" svg:height="1.412cm" svg:x="13.804cm" svg:y="5.06cm" draw:caption-point-x="-0.158cm" draw:caption-point-y="0.56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MŠŠ</text:p>
          </table:table-cell>
          <table:table-cell table:style-name="ce60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63" table:formula="of:=COUNTIF([.C9:.K9];&quot;51&quot;)+COUNTIF([.C9:.K9];&quot;51☻&quot;)" office:value-type="float" office:value="0" calcext:value-type="float">
            <text:p>0</text:p>
          </table:table-cell>
          <table:table-cell table:style-name="ce63" table:formula="of:=COUNTIF([.C9:.K9];&quot;52&quot;)+COUNTIF([.C9:.K9];&quot;52☻&quot;)" office:value-type="float" office:value="0" calcext:value-type="float">
            <text:p>0</text:p>
          </table:table-cell>
          <table:table-cell table:style-name="ce63" table:formula="of:=COUNTIF([.C9:.K9];&quot;11-19&quot;)+COUNTIF([.C9:.K9];&quot;2&quot;)" office:value-type="float" office:value="0" calcext:value-type="float">
            <text:p>0</text:p>
          </table:table-cell>
          <table:table-cell table:style-name="ce63" table:formula="of:=COUNTIF([.C9:.K9];&quot;U&quot;)+COUNTIF([.C9:.K9];&quot;U☻&quot;)" office:value-type="float" office:value="0" calcext:value-type="float">
            <text:p>0</text:p>
          </table:table-cell>
          <table:table-cell table:style-name="ce63" table:formula="of:=COUNTIF([.C9:.K9];&quot;KVIT&quot;)+COUNTIF([.C9:.K9];&quot;KVIT☻&quot;)" office:value-type="float" office:value="0" calcext:value-type="float">
            <text:p>0</text:p>
          </table:table-cell>
          <table:table-cell table:style-name="ce66" table:formula="of:=COUNTBLANK([.C9:.K9])" office:value-type="float" office:value="7" calcext:value-type="float">
            <text:p>7</text:p>
          </table:table-cell>
          <table:table-cell table:style-name="ce67" table:formula="of:=COUNTIF([.C9:.K9];&quot;x&quot;)" office:value-type="float" office:value="0" calcext:value-type="float">
            <text:p>0</text:p>
          </table:table-cell>
          <table:table-cell table:style-name="ce68" table:formula="of:=COUNTIF([.C9:.K9];&quot;51&quot;)+COUNTIF([.C9:.K9];&quot;51☻&quot;)+COUNTIF([.C9:.K9];&quot;2&quot;)+COUNTIF([.C9:.K9];&quot;52&quot;)+COUNTIF([.C9:.K9];&quot;52☻&quot;)" office:value-type="float" office:value="0" calcext:value-type="float">
            <text:p>0</text:p>
          </table:table-cell>
          <table:table-cell table:style-name="ce1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3-09" calcext:value-type="date">
            <text:p>9. III. 08</text:p>
          </table:table-cell>
          <table:table-cell table:style-name="ce58" table:formula="of:=TEXT([.A10];&quot;Ddd&quot;)" office:value-type="string" office:string-value="ned" calcext:value-type="string">
            <text:p>ned</text:p>
          </table:table-cell>
          <table:table-cell table:style-name="ce24" office:value-type="string" calcext:value-type="string">
            <office:annotation draw:style-name="gr24" draw:text-style-name="P4" svg:width="2.71cm" svg:height="2.718cm" svg:x="4.702cm" svg:y="5.762cm" draw:caption-point-x="-0.169cm" draw:caption-point-y="0.566cm">
              <dc:date>2022-03-21T00:00:00</dc:date>
              <text:p text:style-name="P3">prosim za deĹžurni vikend 8. in 9. marec s pripadajoÄ�im KVIT tednom in TX </text:p>
            </office:annotation>
            <text:p>☻</text:p>
          </table:table-cell>
          <table:table-cell table:style-name="ce21" table:number-columns-repeated="4"/>
          <table:table-cell table:style-name="ce24"/>
          <table:table-cell table:style-name="ce21"/>
          <table:table-cell table:style-name="ce21" office:value-type="string" calcext:value-type="string">
            <office:annotation draw:style-name="gr11" draw:text-style-name="P4" svg:width="3.023cm" svg:height="1.412cm" svg:x="13.804cm" svg:y="5.762cm" draw:caption-point-x="-0.158cm" draw:caption-point-y="0.566cm">
              <dc:date>2022-03-21T00:00:00</dc:date>
              <text:p text:style-name="P3">dopust od 01.03.08 do 09.03.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MŠŠ</text:p>
          </table:table-cell>
          <table:table-cell table:style-name="ce60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63" table:formula="of:=COUNTIF([.C10:.K10];&quot;51&quot;)+COUNTIF([.C10:.K10];&quot;51☻&quot;)" office:value-type="float" office:value="0" calcext:value-type="float">
            <text:p>0</text:p>
          </table:table-cell>
          <table:table-cell table:style-name="ce63" table:formula="of:=COUNTIF([.C10:.K10];&quot;52&quot;)+COUNTIF([.C10:.K10];&quot;52☻&quot;)" office:value-type="float" office:value="0" calcext:value-type="float">
            <text:p>0</text:p>
          </table:table-cell>
          <table:table-cell table:style-name="ce63" table:formula="of:=COUNTIF([.C10:.K10];&quot;11-19&quot;)+COUNTIF([.C10:.K10];&quot;2&quot;)" office:value-type="float" office:value="0" calcext:value-type="float">
            <text:p>0</text:p>
          </table:table-cell>
          <table:table-cell table:style-name="ce63" table:formula="of:=COUNTIF([.C10:.K10];&quot;U&quot;)+COUNTIF([.C10:.K10];&quot;U☻&quot;)" office:value-type="float" office:value="0" calcext:value-type="float">
            <text:p>0</text:p>
          </table:table-cell>
          <table:table-cell table:style-name="ce63" table:formula="of:=COUNTIF([.C10:.K10];&quot;KVIT&quot;)+COUNTIF([.C10:.K10];&quot;KVIT☻&quot;)" office:value-type="float" office:value="0" calcext:value-type="float">
            <text:p>0</text:p>
          </table:table-cell>
          <table:table-cell table:style-name="ce66" table:formula="of:=COUNTBLANK([.C10:.K10])" office:value-type="float" office:value="7" calcext:value-type="float">
            <text:p>7</text:p>
          </table:table-cell>
          <table:table-cell table:style-name="ce67" table:formula="of:=COUNTIF([.C10:.K10];&quot;x&quot;)" office:value-type="float" office:value="0" calcext:value-type="float">
            <text:p>0</text:p>
          </table:table-cell>
          <table:table-cell table:style-name="ce68" table:formula="of:=COUNTIF([.C10:.K10];&quot;51&quot;)+COUNTIF([.C10:.K10];&quot;51☻&quot;)+COUNTIF([.C10:.K10];&quot;2&quot;)+COUNTIF([.C10:.K10];&quot;52&quot;)+COUNTIF([.C10:.K10];&quot;52☻&quot;)" office:value-type="float" office:value="0" calcext:value-type="float">
            <text:p>0</text:p>
          </table:table-cell>
          <table:table-cell table:style-name="ce1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10" calcext:value-type="date">
            <text:p>10. III. 08</text:p>
          </table:table-cell>
          <table:table-cell table:style-name="ce59" table:formula="of:=TEXT([.A11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8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60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63" table:formula="of:=COUNTIF([.C11:.K11];&quot;51&quot;)+COUNTIF([.C11:.K11];&quot;51☻&quot;)" office:value-type="float" office:value="1" calcext:value-type="float">
            <text:p>1</text:p>
          </table:table-cell>
          <table:table-cell table:style-name="ce63" table:formula="of:=COUNTIF([.C11:.K11];&quot;52&quot;)+COUNTIF([.C11:.K11];&quot;52☻&quot;)" office:value-type="float" office:value="1" calcext:value-type="float">
            <text:p>1</text:p>
          </table:table-cell>
          <table:table-cell table:style-name="ce63" table:formula="of:=COUNTIF([.C11:.K11];&quot;11-19&quot;)+COUNTIF([.C11:.K11];&quot;2&quot;)" office:value-type="float" office:value="1" calcext:value-type="float">
            <text:p>1</text:p>
          </table:table-cell>
          <table:table-cell table:style-name="ce63" table:formula="of:=COUNTIF([.C11:.K11];&quot;U&quot;)+COUNTIF([.C11:.K11];&quot;U☻&quot;)" office:value-type="float" office:value="1" calcext:value-type="float">
            <text:p>1</text:p>
          </table:table-cell>
          <table:table-cell table:style-name="ce63" table:formula="of:=COUNTIF([.C11:.K11];&quot;KVIT&quot;)+COUNTIF([.C11:.K11];&quot;KVIT☻&quot;)" office:value-type="float" office:value="1" calcext:value-type="float">
            <text:p>1</text:p>
          </table:table-cell>
          <table:table-cell table:style-name="ce66" table:formula="of:=COUNTBLANK([.C11:.K11])" office:value-type="float" office:value="1" calcext:value-type="float">
            <text:p>1</text:p>
          </table:table-cell>
          <table:table-cell table:style-name="ce67" table:formula="of:=COUNTIF([.C11:.K11];&quot;x&quot;)" office:value-type="float" office:value="1" calcext:value-type="float">
            <text:p>1</text:p>
          </table:table-cell>
          <table:table-cell table:style-name="ce68" table:formula="of:=COUNTIF([.C11:.K11];&quot;51&quot;)+COUNTIF([.C11:.K11];&quot;51☻&quot;)+COUNTIF([.C11:.K11];&quot;2&quot;)+COUNTIF([.C11:.K11];&quot;52&quot;)+COUNTIF([.C11:.K11];&quot;52☻&quot;)" office:value-type="float" office:value="2" calcext:value-type="float">
            <text:p>2</text:p>
          </table:table-cell>
          <table:table-cell table:style-name="ce1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11" calcext:value-type="date">
            <text:p>11. III. 08</text:p>
          </table:table-cell>
          <table:table-cell table:style-name="ce59" table:formula="of:=TEXT([.A12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52" calcext:value-type="float">
            <text:p>52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text:p>KVIT</text:p>
          </table:table-cell>
          <table:table-cell table:style-name="ce2"/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60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63" table:formula="of:=COUNTIF([.C12:.K12];&quot;51&quot;)+COUNTIF([.C12:.K12];&quot;51☻&quot;)" office:value-type="float" office:value="1" calcext:value-type="float">
            <text:p>1</text:p>
          </table:table-cell>
          <table:table-cell table:style-name="ce63" table:formula="of:=COUNTIF([.C12:.K12];&quot;52&quot;)+COUNTIF([.C12:.K12];&quot;52☻&quot;)" office:value-type="float" office:value="1" calcext:value-type="float">
            <text:p>1</text:p>
          </table:table-cell>
          <table:table-cell table:style-name="ce63" table:formula="of:=COUNTIF([.C12:.K12];&quot;11-19&quot;)+COUNTIF([.C12:.K12];&quot;2&quot;)" office:value-type="float" office:value="1" calcext:value-type="float">
            <text:p>1</text:p>
          </table:table-cell>
          <table:table-cell table:style-name="ce63" table:formula="of:=COUNTIF([.C12:.K12];&quot;U&quot;)+COUNTIF([.C12:.K12];&quot;U☻&quot;)" office:value-type="float" office:value="1" calcext:value-type="float">
            <text:p>1</text:p>
          </table:table-cell>
          <table:table-cell table:style-name="ce63" table:formula="of:=COUNTIF([.C12:.K12];&quot;KVIT&quot;)+COUNTIF([.C12:.K12];&quot;KVIT☻&quot;)" office:value-type="float" office:value="3" calcext:value-type="float">
            <text:p>3</text:p>
          </table:table-cell>
          <table:table-cell table:style-name="ce66" table:formula="of:=COUNTBLANK([.C12:.K12])" office:value-type="float" office:value="1" calcext:value-type="float">
            <text:p>1</text:p>
          </table:table-cell>
          <table:table-cell table:style-name="ce67" table:formula="of:=COUNTIF([.C12:.K12];&quot;x&quot;)" office:value-type="float" office:value="1" calcext:value-type="float">
            <text:p>1</text:p>
          </table:table-cell>
          <table:table-cell table:style-name="ce68" table:formula="of:=COUNTIF([.C12:.K12];&quot;51&quot;)+COUNTIF([.C12:.K12];&quot;51☻&quot;)+COUNTIF([.C12:.K12];&quot;2&quot;)+COUNTIF([.C12:.K12];&quot;52&quot;)+COUNTIF([.C12:.K12];&quot;52☻&quot;)" office:value-type="float" office:value="2" calcext:value-type="float">
            <text:p>2</text:p>
          </table:table-cell>
          <table:table-cell table:style-name="ce1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12" calcext:value-type="date">
            <text:p>12. III. 08</text:p>
          </table:table-cell>
          <table:table-cell table:style-name="ce59" table:formula="of:=TEXT([.A13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office:annotation draw:style-name="gr25" draw:text-style-name="P4" svg:width="2.71cm" svg:height="1.984cm" svg:x="9.898cm" svg:y="7.868cm" draw:caption-point-x="-0.158cm" draw:caption-point-y="0.566cm">
              <dc:date>2022-03-21T00:00:00</dc:date>
              <text:p text:style-name="P3">3 navadna dežurstva , po možnosti <text:s/>(6., 12. in 18.)</text:p>
            </office:annotation>
            <text:p>52☻</text:p>
          </table:table-cell>
          <table:table-cell table:style-name="ce2" office:value-type="string" calcext:value-type="string">
            <office:annotation draw:style-name="gr5" draw:text-style-name="P4" svg:width="2.71cm" svg:height="0.675cm" svg:x="11.2cm" svg:y="7.868cm" draw:caption-point-x="-0.158cm" draw:caption-point-y="0.566cm">
              <dc:date>2022-03-21T00:00:00</dc:date>
              <text:p text:style-name="P3">Pučnik</text:p>
            </office:annotation>
            <text:p>D</text:p>
          </table:table-cell>
          <table:table-cell table:style-name="ce5"/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60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63" table:formula="of:=COUNTIF([.C13:.K13];&quot;51&quot;)+COUNTIF([.C13:.K13];&quot;51☻&quot;)" office:value-type="float" office:value="1" calcext:value-type="float">
            <text:p>1</text:p>
          </table:table-cell>
          <table:table-cell table:style-name="ce63" table:formula="of:=COUNTIF([.C13:.K13];&quot;52&quot;)+COUNTIF([.C13:.K13];&quot;52☻&quot;)" office:value-type="float" office:value="1" calcext:value-type="float">
            <text:p>1</text:p>
          </table:table-cell>
          <table:table-cell table:style-name="ce63" table:formula="of:=COUNTIF([.C13:.K13];&quot;11-19&quot;)+COUNTIF([.C13:.K13];&quot;2&quot;)" office:value-type="float" office:value="1" calcext:value-type="float">
            <text:p>1</text:p>
          </table:table-cell>
          <table:table-cell table:style-name="ce63" table:formula="of:=COUNTIF([.C13:.K13];&quot;U&quot;)+COUNTIF([.C13:.K13];&quot;U☻&quot;)" office:value-type="float" office:value="1" calcext:value-type="float">
            <text:p>1</text:p>
          </table:table-cell>
          <table:table-cell table:style-name="ce63" table:formula="of:=COUNTIF([.C13:.K13];&quot;KVIT&quot;)+COUNTIF([.C13:.K13];&quot;KVIT☻&quot;)" office:value-type="float" office:value="2" calcext:value-type="float">
            <text:p>2</text:p>
          </table:table-cell>
          <table:table-cell table:style-name="ce66" table:formula="of:=COUNTBLANK([.C13:.K13])" office:value-type="float" office:value="1" calcext:value-type="float">
            <text:p>1</text:p>
          </table:table-cell>
          <table:table-cell table:style-name="ce67" table:formula="of:=COUNTIF([.C13:.K13];&quot;x&quot;)" office:value-type="float" office:value="1" calcext:value-type="float">
            <text:p>1</text:p>
          </table:table-cell>
          <table:table-cell table:style-name="ce68" table:formula="of:=COUNTIF([.C13:.K13];&quot;51&quot;)+COUNTIF([.C13:.K13];&quot;51☻&quot;)+COUNTIF([.C13:.K13];&quot;2&quot;)+COUNTIF([.C13:.K13];&quot;52&quot;)+COUNTIF([.C13:.K13];&quot;52☻&quot;)" office:value-type="float" office:value="2" calcext:value-type="float">
            <text:p>2</text:p>
          </table:table-cell>
          <table:table-cell table:style-name="ce1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13" calcext:value-type="date">
            <text:p>13. III. 08</text:p>
          </table:table-cell>
          <table:table-cell table:style-name="ce59" table:formula="of:=TEXT([.A14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51☻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office:annotation draw:style-name="gr5" draw:text-style-name="P4" svg:width="2.71cm" svg:height="0.675cm" svg:x="9.898cm" svg:y="8.57cm" draw:caption-point-x="-0.158cm" draw:caption-point-y="0.566cm">
              <dc:date>2022-03-21T00:00:00</dc:date>
              <text:p text:style-name="P3">pučnik</text:p>
            </office:annotation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52"/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60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63" table:formula="of:=COUNTIF([.C14:.K14];&quot;51&quot;)+COUNTIF([.C14:.K14];&quot;51☻&quot;)" office:value-type="float" office:value="2" calcext:value-type="float">
            <text:p>2</text:p>
          </table:table-cell>
          <table:table-cell table:style-name="ce63" table:formula="of:=COUNTIF([.C14:.K14];&quot;52&quot;)+COUNTIF([.C14:.K14];&quot;52☻&quot;)" office:value-type="float" office:value="1" calcext:value-type="float">
            <text:p>1</text:p>
          </table:table-cell>
          <table:table-cell table:style-name="ce63" table:formula="of:=COUNTIF([.C14:.K14];&quot;11-19&quot;)+COUNTIF([.C14:.K14];&quot;2&quot;)" office:value-type="float" office:value="2" calcext:value-type="float">
            <text:p>2</text:p>
          </table:table-cell>
          <table:table-cell table:style-name="ce63" table:formula="of:=COUNTIF([.C14:.K14];&quot;U&quot;)+COUNTIF([.C14:.K14];&quot;U☻&quot;)" office:value-type="float" office:value="1" calcext:value-type="float">
            <text:p>1</text:p>
          </table:table-cell>
          <table:table-cell table:style-name="ce63" table:formula="of:=COUNTIF([.C14:.K14];&quot;KVIT&quot;)+COUNTIF([.C14:.K14];&quot;KVIT☻&quot;)" office:value-type="float" office:value="1" calcext:value-type="float">
            <text:p>1</text:p>
          </table:table-cell>
          <table:table-cell table:style-name="ce66" table:formula="of:=COUNTBLANK([.C14:.K14])" office:value-type="float" office:value="1" calcext:value-type="float">
            <text:p>1</text:p>
          </table:table-cell>
          <table:table-cell table:style-name="ce67" table:formula="of:=COUNTIF([.C14:.K14];&quot;x&quot;)" office:value-type="float" office:value="1" calcext:value-type="float">
            <text:p>1</text:p>
          </table:table-cell>
          <table:table-cell table:style-name="ce68" table:formula="of:=COUNTIF([.C14:.K14];&quot;51&quot;)+COUNTIF([.C14:.K14];&quot;51☻&quot;)+COUNTIF([.C14:.K14];&quot;2&quot;)+COUNTIF([.C14:.K14];&quot;52&quot;)+COUNTIF([.C14:.K14];&quot;52☻&quot;)" office:value-type="float" office:value="3" calcext:value-type="float">
            <text:p>3</text:p>
          </table:table-cell>
          <table:table-cell table:style-name="ce1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14" calcext:value-type="date">
            <text:p>14. III. 08</text:p>
          </table:table-cell>
          <table:table-cell table:style-name="ce59" table:formula="of:=TEXT([.A15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8" office:value-type="float" office:value="52" calcext:value-type="float">
            <text:p>52</text:p>
          </table:table-cell>
          <table:table-cell table:style-name="ce31"/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60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63" table:formula="of:=COUNTIF([.C15:.K15];&quot;51&quot;)+COUNTIF([.C15:.K15];&quot;51☻&quot;)" office:value-type="float" office:value="1" calcext:value-type="float">
            <text:p>1</text:p>
          </table:table-cell>
          <table:table-cell table:style-name="ce63" table:formula="of:=COUNTIF([.C15:.K15];&quot;52&quot;)+COUNTIF([.C15:.K15];&quot;52☻&quot;)" office:value-type="float" office:value="1" calcext:value-type="float">
            <text:p>1</text:p>
          </table:table-cell>
          <table:table-cell table:style-name="ce63" table:formula="of:=COUNTIF([.C15:.K15];&quot;11-19&quot;)+COUNTIF([.C15:.K15];&quot;2&quot;)" office:value-type="float" office:value="1" calcext:value-type="float">
            <text:p>1</text:p>
          </table:table-cell>
          <table:table-cell table:style-name="ce63" table:formula="of:=COUNTIF([.C15:.K15];&quot;U&quot;)+COUNTIF([.C15:.K15];&quot;U☻&quot;)" office:value-type="float" office:value="1" calcext:value-type="float">
            <text:p>1</text:p>
          </table:table-cell>
          <table:table-cell table:style-name="ce63" table:formula="of:=COUNTIF([.C15:.K15];&quot;KVIT&quot;)+COUNTIF([.C15:.K15];&quot;KVIT☻&quot;)" office:value-type="float" office:value="2" calcext:value-type="float">
            <text:p>2</text:p>
          </table:table-cell>
          <table:table-cell table:style-name="ce66" table:formula="of:=COUNTBLANK([.C15:.K15])" office:value-type="float" office:value="1" calcext:value-type="float">
            <text:p>1</text:p>
          </table:table-cell>
          <table:table-cell table:style-name="ce67" table:formula="of:=COUNTIF([.C15:.K15];&quot;x&quot;)" office:value-type="float" office:value="1" calcext:value-type="float">
            <text:p>1</text:p>
          </table:table-cell>
          <table:table-cell table:style-name="ce68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1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3-15" calcext:value-type="date">
            <text:p>15. III. 08</text:p>
          </table:table-cell>
          <table:table-cell table:style-name="ce58" table:formula="of:=TEXT([.A16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0" table:number-columns-repeated="2"/>
          <table:table-cell table:style-name="ce21">
            <office:annotation draw:style-name="gr13" draw:text-style-name="P4" svg:width="2.71cm" svg:height="0.665cm" svg:x="11.2cm" svg:y="9.974cm" draw:caption-point-x="-0.158cm" draw:caption-point-y="0.566cm">
              <dc:date>2022-03-21T00:00:00</dc:date>
              <text:p text:style-name="P3">pučnik</text:p>
            </office:annotation>
          </table:table-cell>
          <table:table-cell table:style-name="ce28"/>
          <table:table-cell table:style-name="ce24"/>
          <table:table-cell table:style-name="ce24" office:value-type="string" calcext:value-type="string">
            <office:annotation draw:style-name="gr26" draw:text-style-name="P4" svg:width="2.922cm" svg:height="1.017cm" svg:x="15.105cm" svg:y="9.974cm" draw:caption-point-x="-0.158cm" draw:caption-point-y="0.566cm">
              <dc:date>2022-03-21T00:00:00</dc:date>
              <text:p text:style-name="P3">vikend dežurno 15. in 16. marec.</text:p>
            </office:annotation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63" table:formula="of:=COUNTIF([.C16:.K16];&quot;51&quot;)+COUNTIF([.C16:.K16];&quot;51☻&quot;)" office:value-type="float" office:value="0" calcext:value-type="float">
            <text:p>0</text:p>
          </table:table-cell>
          <table:table-cell table:style-name="ce63" table:formula="of:=COUNTIF([.C16:.K16];&quot;52&quot;)+COUNTIF([.C16:.K16];&quot;52☻&quot;)" office:value-type="float" office:value="0" calcext:value-type="float">
            <text:p>0</text:p>
          </table:table-cell>
          <table:table-cell table:style-name="ce63" table:formula="of:=COUNTIF([.C16:.K16];&quot;11-19&quot;)+COUNTIF([.C16:.K16];&quot;2&quot;)" office:value-type="float" office:value="0" calcext:value-type="float">
            <text:p>0</text:p>
          </table:table-cell>
          <table:table-cell table:style-name="ce63" table:formula="of:=COUNTIF([.C16:.K16];&quot;U&quot;)+COUNTIF([.C16:.K16];&quot;U☻&quot;)" office:value-type="float" office:value="0" calcext:value-type="float">
            <text:p>0</text:p>
          </table:table-cell>
          <table:table-cell table:style-name="ce63" table:formula="of:=COUNTIF([.C16:.K16];&quot;KVIT&quot;)+COUNTIF([.C16:.K16];&quot;KVIT☻&quot;)" office:value-type="float" office:value="0" calcext:value-type="float">
            <text:p>0</text:p>
          </table:table-cell>
          <table:table-cell table:style-name="ce66" table:formula="of:=COUNTBLANK([.C16:.K16])" office:value-type="float" office:value="7" calcext:value-type="float">
            <text:p>7</text:p>
          </table:table-cell>
          <table:table-cell table:style-name="ce67" table:formula="of:=COUNTIF([.C16:.K16];&quot;x&quot;)" office:value-type="float" office:value="0" calcext:value-type="float">
            <text:p>0</text:p>
          </table:table-cell>
          <table:table-cell table:style-name="ce68" table:formula="of:=COUNTIF([.C16:.K16];&quot;51&quot;)+COUNTIF([.C16:.K16];&quot;51☻&quot;)+COUNTIF([.C16:.K16];&quot;2&quot;)+COUNTIF([.C16:.K16];&quot;52&quot;)+COUNTIF([.C16:.K16];&quot;52☻&quot;)" office:value-type="float" office:value="0" calcext:value-type="float">
            <text:p>0</text:p>
          </table:table-cell>
          <table:table-cell table:style-name="ce1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3-16" calcext:value-type="date">
            <text:p>16. III. 08</text:p>
          </table:table-cell>
          <table:table-cell table:style-name="ce58" table:formula="of:=TEXT([.A17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0"/>
          <table:table-cell table:style-name="ce24"/>
          <table:table-cell table:style-name="ce21" table:number-columns-repeated="3"/>
          <table:table-cell table:style-name="ce24" office:value-type="string" calcext:value-type="string">
            <office:annotation draw:style-name="gr27" draw:text-style-name="P4" svg:width="2.922cm" svg:height="1.017cm" svg:x="15.105cm" svg:y="10.676cm" draw:caption-point-x="-0.158cm" draw:caption-point-y="0.566cm">
              <dc:date>2022-03-21T00:00:00</dc:date>
              <text:p text:style-name="P3">vikend dežurno 15. in 16. marec.</text:p>
            </office:annotation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63" table:formula="of:=COUNTIF([.C17:.K17];&quot;51&quot;)+COUNTIF([.C17:.K17];&quot;51☻&quot;)" office:value-type="float" office:value="0" calcext:value-type="float">
            <text:p>0</text:p>
          </table:table-cell>
          <table:table-cell table:style-name="ce63" table:formula="of:=COUNTIF([.C17:.K17];&quot;52&quot;)+COUNTIF([.C17:.K17];&quot;52☻&quot;)" office:value-type="float" office:value="0" calcext:value-type="float">
            <text:p>0</text:p>
          </table:table-cell>
          <table:table-cell table:style-name="ce63" table:formula="of:=COUNTIF([.C17:.K17];&quot;11-19&quot;)+COUNTIF([.C17:.K17];&quot;2&quot;)" office:value-type="float" office:value="0" calcext:value-type="float">
            <text:p>0</text:p>
          </table:table-cell>
          <table:table-cell table:style-name="ce63" table:formula="of:=COUNTIF([.C17:.K17];&quot;U&quot;)+COUNTIF([.C17:.K17];&quot;U☻&quot;)" office:value-type="float" office:value="0" calcext:value-type="float">
            <text:p>0</text:p>
          </table:table-cell>
          <table:table-cell table:style-name="ce63" table:formula="of:=COUNTIF([.C17:.K17];&quot;KVIT&quot;)+COUNTIF([.C17:.K17];&quot;KVIT☻&quot;)" office:value-type="float" office:value="0" calcext:value-type="float">
            <text:p>0</text:p>
          </table:table-cell>
          <table:table-cell table:style-name="ce66" table:formula="of:=COUNTBLANK([.C17:.K17])" office:value-type="float" office:value="7" calcext:value-type="float">
            <text:p>7</text:p>
          </table:table-cell>
          <table:table-cell table:style-name="ce67" table:formula="of:=COUNTIF([.C17:.K17];&quot;x&quot;)" office:value-type="float" office:value="0" calcext:value-type="float">
            <text:p>0</text:p>
          </table:table-cell>
          <table:table-cell table:style-name="ce68" table:formula="of:=COUNTIF([.C17:.K17];&quot;51&quot;)+COUNTIF([.C17:.K17];&quot;51☻&quot;)+COUNTIF([.C17:.K17];&quot;2&quot;)+COUNTIF([.C17:.K17];&quot;52&quot;)+COUNTIF([.C17:.K17];&quot;52☻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17" calcext:value-type="date">
            <text:p>17. III. 08</text:p>
          </table:table-cell>
          <table:table-cell table:style-name="ce59" table:formula="of:=TEXT([.A18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5" draw:text-style-name="P4" svg:width="2.719cm" svg:height="0.675cm" svg:x="8.597cm" svg:y="11.367cm" draw:caption-point-x="-0.158cm" draw:caption-point-y="0.577cm">
              <dc:date>2022-03-21T00:00:00</dc:date>
              <text:p text:style-name="P3">pučnik</text:p>
            </office:annotation>
            <text:p>D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63" table:formula="of:=COUNTIF([.C18:.K18];&quot;51&quot;)+COUNTIF([.C18:.K18];&quot;51☻&quot;)" office:value-type="float" office:value="1" calcext:value-type="float">
            <text:p>1</text:p>
          </table:table-cell>
          <table:table-cell table:style-name="ce63" table:formula="of:=COUNTIF([.C18:.K18];&quot;52&quot;)+COUNTIF([.C18:.K18];&quot;52☻&quot;)" office:value-type="float" office:value="1" calcext:value-type="float">
            <text:p>1</text:p>
          </table:table-cell>
          <table:table-cell table:style-name="ce63" table:formula="of:=COUNTIF([.C18:.K18];&quot;11-19&quot;)+COUNTIF([.C18:.K18];&quot;2&quot;)" office:value-type="float" office:value="1" calcext:value-type="float">
            <text:p>1</text:p>
          </table:table-cell>
          <table:table-cell table:style-name="ce63" table:formula="of:=COUNTIF([.C18:.K18];&quot;U&quot;)+COUNTIF([.C18:.K18];&quot;U☻&quot;)" office:value-type="float" office:value="1" calcext:value-type="float">
            <text:p>1</text:p>
          </table:table-cell>
          <table:table-cell table:style-name="ce63" table:formula="of:=COUNTIF([.C18:.K18];&quot;KVIT&quot;)+COUNTIF([.C18:.K18];&quot;KVIT☻&quot;)" office:value-type="float" office:value="1" calcext:value-type="float">
            <text:p>1</text:p>
          </table:table-cell>
          <table:table-cell table:style-name="ce66" table:formula="of:=COUNTBLANK([.C18:.K18])" office:value-type="float" office:value="1" calcext:value-type="float">
            <text:p>1</text:p>
          </table:table-cell>
          <table:table-cell table:style-name="ce67" table:formula="of:=COUNTIF([.C18:.K18];&quot;x&quot;)" office:value-type="float" office:value="1" calcext:value-type="float">
            <text:p>1</text:p>
          </table:table-cell>
          <table:table-cell table:style-name="ce68" table:formula="of:=COUNTIF([.C18:.K18];&quot;51&quot;)+COUNTIF([.C18:.K18];&quot;51☻&quot;)+COUNTIF([.C18:.K18];&quot;2&quot;)+COUNTIF([.C18:.K18];&quot;52&quot;)+COUNTIF([.C18:.K18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18" calcext:value-type="date">
            <text:p>18. III. 08</text:p>
          </table:table-cell>
          <table:table-cell table:style-name="ce59" table:formula="of:=TEXT([.A19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D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office:annotation draw:style-name="gr2" draw:text-style-name="P4" svg:width="2.71cm" svg:height="1.807cm" svg:x="9.898cm" svg:y="12.069cm" draw:caption-point-x="-0.158cm" draw:caption-point-y="0.577cm">
              <dc:date>2022-03-21T00:00:00</dc:date>
              <text:p text:style-name="P3">3 navadna dežurstva , po možnosti <text:s/>(6., 12. in 18.)</text:p>
            </office:annotation>
            <text:p>51☻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63" table:formula="of:=COUNTIF([.C19:.K19];&quot;51&quot;)+COUNTIF([.C19:.K19];&quot;51☻&quot;)" office:value-type="float" office:value="1" calcext:value-type="float">
            <text:p>1</text:p>
          </table:table-cell>
          <table:table-cell table:style-name="ce63" table:formula="of:=COUNTIF([.C19:.K19];&quot;52&quot;)+COUNTIF([.C19:.K19];&quot;52☻&quot;)" office:value-type="float" office:value="1" calcext:value-type="float">
            <text:p>1</text:p>
          </table:table-cell>
          <table:table-cell table:style-name="ce63" table:formula="of:=COUNTIF([.C19:.K19];&quot;11-19&quot;)+COUNTIF([.C19:.K19];&quot;2&quot;)" office:value-type="float" office:value="1" calcext:value-type="float">
            <text:p>1</text:p>
          </table:table-cell>
          <table:table-cell table:style-name="ce63" table:formula="of:=COUNTIF([.C19:.K19];&quot;U&quot;)+COUNTIF([.C19:.K19];&quot;U☻&quot;)" office:value-type="float" office:value="1" calcext:value-type="float">
            <text:p>1</text:p>
          </table:table-cell>
          <table:table-cell table:style-name="ce63" table:formula="of:=COUNTIF([.C19:.K19];&quot;KVIT&quot;)+COUNTIF([.C19:.K19];&quot;KVIT☻&quot;)" office:value-type="float" office:value="2" calcext:value-type="float">
            <text:p>2</text:p>
          </table:table-cell>
          <table:table-cell table:style-name="ce66" table:formula="of:=COUNTBLANK([.C19:.K19])" office:value-type="float" office:value="1" calcext:value-type="float">
            <text:p>1</text:p>
          </table:table-cell>
          <table:table-cell table:style-name="ce67" table:formula="of:=COUNTIF([.C19:.K19];&quot;x&quot;)" office:value-type="float" office:value="1" calcext:value-type="float">
            <text:p>1</text:p>
          </table:table-cell>
          <table:table-cell table:style-name="ce68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19" calcext:value-type="date">
            <text:p>19. III. 08</text:p>
          </table:table-cell>
          <table:table-cell table:style-name="ce59" table:formula="of:=TEXT([.A20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2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63" table:formula="of:=COUNTIF([.C20:.K20];&quot;51&quot;)+COUNTIF([.C20:.K20];&quot;51☻&quot;)" office:value-type="float" office:value="1" calcext:value-type="float">
            <text:p>1</text:p>
          </table:table-cell>
          <table:table-cell table:style-name="ce63" table:formula="of:=COUNTIF([.C20:.K20];&quot;52&quot;)+COUNTIF([.C20:.K20];&quot;52☻&quot;)" office:value-type="float" office:value="1" calcext:value-type="float">
            <text:p>1</text:p>
          </table:table-cell>
          <table:table-cell table:style-name="ce63" table:formula="of:=COUNTIF([.C20:.K20];&quot;11-19&quot;)+COUNTIF([.C20:.K20];&quot;2&quot;)" office:value-type="float" office:value="1" calcext:value-type="float">
            <text:p>1</text:p>
          </table:table-cell>
          <table:table-cell table:style-name="ce63" table:formula="of:=COUNTIF([.C20:.K20];&quot;U&quot;)+COUNTIF([.C20:.K20];&quot;U☻&quot;)" office:value-type="float" office:value="1" calcext:value-type="float">
            <text:p>1</text:p>
          </table:table-cell>
          <table:table-cell table:style-name="ce63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66" table:formula="of:=COUNTBLANK([.C20:.K20])" office:value-type="float" office:value="1" calcext:value-type="float">
            <text:p>1</text:p>
          </table:table-cell>
          <table:table-cell table:style-name="ce67" table:formula="of:=COUNTIF([.C20:.K20];&quot;x&quot;)" office:value-type="float" office:value="1" calcext:value-type="float">
            <text:p>1</text:p>
          </table:table-cell>
          <table:table-cell table:style-name="ce68" table:formula="of:=COUNTIF([.C20:.K20];&quot;51&quot;)+COUNTIF([.C20:.K20];&quot;51☻&quot;)+COUNTIF([.C20:.K20];&quot;2&quot;)+COUNTIF([.C20:.K20];&quot;52&quot;)+COUNTIF([.C20:.K20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20" calcext:value-type="date">
            <text:p>20. III. 08</text:p>
          </table:table-cell>
          <table:table-cell table:style-name="ce59" table:formula="of:=TEXT([.A21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8" office:value-type="float" office:value="52" calcext:value-type="float">
            <text:p>52</text:p>
          </table:table-cell>
          <table:table-cell table:style-name="ce2"/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63" table:formula="of:=COUNTIF([.C21:.K21];&quot;51&quot;)+COUNTIF([.C21:.K21];&quot;51☻&quot;)" office:value-type="float" office:value="1" calcext:value-type="float">
            <text:p>1</text:p>
          </table:table-cell>
          <table:table-cell table:style-name="ce63" table:formula="of:=COUNTIF([.C21:.K21];&quot;52&quot;)+COUNTIF([.C21:.K21];&quot;52☻&quot;)" office:value-type="float" office:value="1" calcext:value-type="float">
            <text:p>1</text:p>
          </table:table-cell>
          <table:table-cell table:style-name="ce63" table:formula="of:=COUNTIF([.C21:.K21];&quot;11-19&quot;)+COUNTIF([.C21:.K21];&quot;2&quot;)" office:value-type="float" office:value="1" calcext:value-type="float">
            <text:p>1</text:p>
          </table:table-cell>
          <table:table-cell table:style-name="ce63" table:formula="of:=COUNTIF([.C21:.K21];&quot;U&quot;)+COUNTIF([.C21:.K21];&quot;U☻&quot;)" office:value-type="float" office:value="1" calcext:value-type="float">
            <text:p>1</text:p>
          </table:table-cell>
          <table:table-cell table:style-name="ce63" table:formula="of:=COUNTIF([.C21:.K21];&quot;KVIT&quot;)+COUNTIF([.C21:.K21];&quot;KVIT☻&quot;)" office:value-type="float" office:value="2" calcext:value-type="float">
            <text:p>2</text:p>
          </table:table-cell>
          <table:table-cell table:style-name="ce66" table:formula="of:=COUNTBLANK([.C21:.K21])" office:value-type="float" office:value="1" calcext:value-type="float">
            <text:p>1</text:p>
          </table:table-cell>
          <table:table-cell table:style-name="ce67" table:formula="of:=COUNTIF([.C21:.K21];&quot;x&quot;)" office:value-type="float" office:value="1" calcext:value-type="float">
            <text:p>1</text:p>
          </table:table-cell>
          <table:table-cell table:style-name="ce68" table:formula="of:=COUNTIF([.C21:.K21];&quot;51&quot;)+COUNTIF([.C21:.K21];&quot;51☻&quot;)+COUNTIF([.C21:.K21];&quot;2&quot;)+COUNTIF([.C21:.K21];&quot;52&quot;)+COUNTIF([.C21:.K21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21" calcext:value-type="date">
            <text:p>21. III. 08</text:p>
          </table:table-cell>
          <table:table-cell table:style-name="ce59" table:formula="of:=TEXT([.A22];&quot;Ddd&quot;)" office:value-type="string" office:string-value="pet" calcext:value-type="string">
            <text:p>pet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5" draw:text-style-name="P4" svg:width="2.719cm" svg:height="0.675cm" svg:x="8.597cm" svg:y="14.175cm" draw:caption-point-x="-0.158cm" draw:caption-point-y="0.577cm">
              <dc:date>2022-03-21T00:00:00</dc:date>
              <text:p text:style-name="P3">Ne popoldan</text:p>
            </office:annotation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60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63" table:formula="of:=COUNTIF([.C22:.K22];&quot;51&quot;)+COUNTIF([.C22:.K22];&quot;51☻&quot;)" office:value-type="float" office:value="1" calcext:value-type="float">
            <text:p>1</text:p>
          </table:table-cell>
          <table:table-cell table:style-name="ce63" table:formula="of:=COUNTIF([.C22:.K22];&quot;52&quot;)+COUNTIF([.C22:.K22];&quot;52☻&quot;)" office:value-type="float" office:value="1" calcext:value-type="float">
            <text:p>1</text:p>
          </table:table-cell>
          <table:table-cell table:style-name="ce63" table:formula="of:=COUNTIF([.C22:.K22];&quot;11-19&quot;)+COUNTIF([.C22:.K22];&quot;2&quot;)" office:value-type="float" office:value="1" calcext:value-type="float">
            <text:p>1</text:p>
          </table:table-cell>
          <table:table-cell table:style-name="ce63" table:formula="of:=COUNTIF([.C22:.K22];&quot;U&quot;)+COUNTIF([.C22:.K22];&quot;U☻&quot;)" office:value-type="float" office:value="1" calcext:value-type="float">
            <text:p>1</text:p>
          </table:table-cell>
          <table:table-cell table:style-name="ce63" table:formula="of:=COUNTIF([.C22:.K22];&quot;KVIT&quot;)+COUNTIF([.C22:.K22];&quot;KVIT☻&quot;)" office:value-type="float" office:value="1" calcext:value-type="float">
            <text:p>1</text:p>
          </table:table-cell>
          <table:table-cell table:style-name="ce66" table:formula="of:=COUNTBLANK([.C22:.K22])" office:value-type="float" office:value="1" calcext:value-type="float">
            <text:p>1</text:p>
          </table:table-cell>
          <table:table-cell table:style-name="ce67" table:formula="of:=COUNTIF([.C22:.K22];&quot;x&quot;)" office:value-type="float" office:value="1" calcext:value-type="float">
            <text:p>1</text:p>
          </table:table-cell>
          <table:table-cell table:style-name="ce68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3-22" calcext:value-type="date">
            <text:p>22. III. 08</text:p>
          </table:table-cell>
          <table:table-cell table:style-name="ce58" table:formula="of:=TEXT([.A23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text:p>D</text:p>
          </table:table-cell>
          <table:table-cell table:style-name="ce24" office:value-type="string" calcext:value-type="string">
            <text:p>☻</text:p>
          </table:table-cell>
          <table:table-cell table:style-name="ce21" table:number-columns-repeated="4"/>
          <table:table-cell table:style-name="ce20" table:number-columns-repeated="2"/>
          <table:table-cell table:style-name="ce24"/>
          <table:table-cell table:style-name="ce34" office:value-type="string" calcext:value-type="string">
            <text:p>PIN</text:p>
          </table:table-cell>
          <table:table-cell table:style-name="ce60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63" table:formula="of:=COUNTIF([.C23:.K23];&quot;51&quot;)+COUNTIF([.C23:.K23];&quot;51☻&quot;)" office:value-type="float" office:value="0" calcext:value-type="float">
            <text:p>0</text:p>
          </table:table-cell>
          <table:table-cell table:style-name="ce63" table:formula="of:=COUNTIF([.C23:.K23];&quot;52&quot;)+COUNTIF([.C23:.K23];&quot;52☻&quot;)" office:value-type="float" office:value="0" calcext:value-type="float">
            <text:p>0</text:p>
          </table:table-cell>
          <table:table-cell table:style-name="ce63" table:formula="of:=COUNTIF([.C23:.K23];&quot;11-19&quot;)+COUNTIF([.C23:.K23];&quot;2&quot;)" office:value-type="float" office:value="0" calcext:value-type="float">
            <text:p>0</text:p>
          </table:table-cell>
          <table:table-cell table:style-name="ce63" table:formula="of:=COUNTIF([.C23:.K23];&quot;U&quot;)+COUNTIF([.C23:.K23];&quot;U☻&quot;)" office:value-type="float" office:value="0" calcext:value-type="float">
            <text:p>0</text:p>
          </table:table-cell>
          <table:table-cell table:style-name="ce63" table:formula="of:=COUNTIF([.C23:.K23];&quot;KVIT&quot;)+COUNTIF([.C23:.K23];&quot;KVIT☻&quot;)" office:value-type="float" office:value="0" calcext:value-type="float">
            <text:p>0</text:p>
          </table:table-cell>
          <table:table-cell table:style-name="ce66" table:formula="of:=COUNTBLANK([.C23:.K23])" office:value-type="float" office:value="7" calcext:value-type="float">
            <text:p>7</text:p>
          </table:table-cell>
          <table:table-cell table:style-name="ce67" table:formula="of:=COUNTIF([.C23:.K23];&quot;x&quot;)" office:value-type="float" office:value="0" calcext:value-type="float">
            <text:p>0</text:p>
          </table:table-cell>
          <table:table-cell table:style-name="ce68" table:formula="of:=COUNTIF([.C23:.K23];&quot;51&quot;)+COUNTIF([.C23:.K23];&quot;51☻&quot;)+COUNTIF([.C23:.K23];&quot;2&quot;)+COUNTIF([.C23:.K23];&quot;52&quot;)+COUNTIF([.C23:.K23];&quot;52☻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3-23" calcext:value-type="date">
            <text:p>23. III. 08</text:p>
          </table:table-cell>
          <table:table-cell table:style-name="ce58" table:formula="of:=TEXT([.A24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text:p>D</text:p>
          </table:table-cell>
          <table:table-cell table:style-name="ce24" office:value-type="string" calcext:value-type="string">
            <text:p>☻</text:p>
          </table:table-cell>
          <table:table-cell table:style-name="ce21" table:number-columns-repeated="2"/>
          <table:table-cell table:style-name="ce21">
            <office:annotation draw:style-name="gr5" draw:text-style-name="P4" svg:width="2.71cm" svg:height="0.675cm" svg:x="9.898cm" svg:y="15.579cm" draw:caption-point-x="-0.158cm" draw:caption-point-y="0.577cm">
              <dc:date>2022-03-21T00:00:00</dc:date>
              <text:p text:style-name="P3">pučnik</text:p>
            </office:annotation>
          </table:table-cell>
          <table:table-cell table:style-name="ce21"/>
          <table:table-cell table:style-name="ce20" table:number-columns-repeated="2"/>
          <table:table-cell table:style-name="ce21"/>
          <table:table-cell table:style-name="ce34" office:value-type="string" calcext:value-type="string">
            <text:p>PIN</text:p>
          </table:table-cell>
          <table:table-cell table:style-name="ce60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63" table:formula="of:=COUNTIF([.C24:.K24];&quot;51&quot;)+COUNTIF([.C24:.K24];&quot;51☻&quot;)" office:value-type="float" office:value="0" calcext:value-type="float">
            <text:p>0</text:p>
          </table:table-cell>
          <table:table-cell table:style-name="ce63" table:formula="of:=COUNTIF([.C24:.K24];&quot;52&quot;)+COUNTIF([.C24:.K24];&quot;52☻&quot;)" office:value-type="float" office:value="0" calcext:value-type="float">
            <text:p>0</text:p>
          </table:table-cell>
          <table:table-cell table:style-name="ce63" table:formula="of:=COUNTIF([.C24:.K24];&quot;11-19&quot;)+COUNTIF([.C24:.K24];&quot;2&quot;)" office:value-type="float" office:value="0" calcext:value-type="float">
            <text:p>0</text:p>
          </table:table-cell>
          <table:table-cell table:style-name="ce63" table:formula="of:=COUNTIF([.C24:.K24];&quot;U&quot;)+COUNTIF([.C24:.K24];&quot;U☻&quot;)" office:value-type="float" office:value="0" calcext:value-type="float">
            <text:p>0</text:p>
          </table:table-cell>
          <table:table-cell table:style-name="ce63" table:formula="of:=COUNTIF([.C24:.K24];&quot;KVIT&quot;)+COUNTIF([.C24:.K24];&quot;KVIT☻&quot;)" office:value-type="float" office:value="0" calcext:value-type="float">
            <text:p>0</text:p>
          </table:table-cell>
          <table:table-cell table:style-name="ce66" table:formula="of:=COUNTBLANK([.C24:.K24])" office:value-type="float" office:value="7" calcext:value-type="float">
            <text:p>7</text:p>
          </table:table-cell>
          <table:table-cell table:style-name="ce67" table:formula="of:=COUNTIF([.C24:.K24];&quot;x&quot;)" office:value-type="float" office:value="0" calcext:value-type="float">
            <text:p>0</text:p>
          </table:table-cell>
          <table:table-cell table:style-name="ce68" table:formula="of:=COUNTIF([.C24:.K24];&quot;51&quot;)+COUNTIF([.C24:.K24];&quot;51☻&quot;)+COUNTIF([.C24:.K24];&quot;2&quot;)+COUNTIF([.C24:.K24];&quot;52&quot;)+COUNTIF([.C24:.K24];&quot;52☻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3-24" calcext:value-type="date">
            <text:p>24. III. 08</text:p>
          </table:table-cell>
          <table:table-cell table:style-name="ce58" table:formula="of:=TEXT([.A25];&quot;Ddd&quot;)" office:value-type="string" office:string-value="pon" calcext:value-type="string">
            <text:p>pon</text:p>
          </table:table-cell>
          <table:table-cell table:style-name="ce21" office:value-type="string" calcext:value-type="string">
            <text:p>D</text:p>
          </table:table-cell>
          <table:table-cell table:style-name="ce21" table:number-columns-repeated="6"/>
          <table:table-cell table:style-name="ce24" office:value-type="string" calcext:value-type="string">
            <text:p>☻</text:p>
          </table:table-cell>
          <table:table-cell table:style-name="ce24"/>
          <table:table-cell table:style-name="ce34" office:value-type="string" calcext:value-type="string">
            <text:p>PIN</text:p>
          </table:table-cell>
          <table:table-cell table:style-name="ce60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63" table:formula="of:=COUNTIF([.C25:.K25];&quot;51&quot;)+COUNTIF([.C25:.K25];&quot;51☻&quot;)" office:value-type="float" office:value="0" calcext:value-type="float">
            <text:p>0</text:p>
          </table:table-cell>
          <table:table-cell table:style-name="ce63" table:formula="of:=COUNTIF([.C25:.K25];&quot;52&quot;)+COUNTIF([.C25:.K25];&quot;52☻&quot;)" office:value-type="float" office:value="0" calcext:value-type="float">
            <text:p>0</text:p>
          </table:table-cell>
          <table:table-cell table:style-name="ce63" table:formula="of:=COUNTIF([.C25:.K25];&quot;11-19&quot;)+COUNTIF([.C25:.K25];&quot;2&quot;)" office:value-type="float" office:value="0" calcext:value-type="float">
            <text:p>0</text:p>
          </table:table-cell>
          <table:table-cell table:style-name="ce63" table:formula="of:=COUNTIF([.C25:.K25];&quot;U&quot;)+COUNTIF([.C25:.K25];&quot;U☻&quot;)" office:value-type="float" office:value="0" calcext:value-type="float">
            <text:p>0</text:p>
          </table:table-cell>
          <table:table-cell table:style-name="ce63" table:formula="of:=COUNTIF([.C25:.K25];&quot;KVIT&quot;)+COUNTIF([.C25:.K25];&quot;KVIT☻&quot;)" office:value-type="float" office:value="0" calcext:value-type="float">
            <text:p>0</text:p>
          </table:table-cell>
          <table:table-cell table:style-name="ce66" table:formula="of:=COUNTBLANK([.C25:.K25])" office:value-type="float" office:value="7" calcext:value-type="float">
            <text:p>7</text:p>
          </table:table-cell>
          <table:table-cell table:style-name="ce67" table:formula="of:=COUNTIF([.C25:.K25];&quot;x&quot;)" office:value-type="float" office:value="0" calcext:value-type="float">
            <text:p>0</text:p>
          </table:table-cell>
          <table:table-cell table:style-name="ce68" table:formula="of:=COUNTIF([.C25:.K25];&quot;51&quot;)+COUNTIF([.C25:.K25];&quot;51☻&quot;)+COUNTIF([.C25:.K25];&quot;2&quot;)+COUNTIF([.C25:.K25];&quot;52&quot;)+COUNTIF([.C25:.K25];&quot;52☻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25" calcext:value-type="date">
            <text:p>25. III. 08</text:p>
          </table:table-cell>
          <table:table-cell table:style-name="ce59" table:formula="of:=TEXT([.A26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5"/>
          <table:table-cell table:style-name="ce3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34" office:value-type="string" calcext:value-type="string">
            <text:p>PIN</text:p>
          </table:table-cell>
          <table:table-cell table:style-name="ce60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63" table:formula="of:=COUNTIF([.C26:.K26];&quot;51&quot;)+COUNTIF([.C26:.K26];&quot;51☻&quot;)" office:value-type="float" office:value="1" calcext:value-type="float">
            <text:p>1</text:p>
          </table:table-cell>
          <table:table-cell table:style-name="ce63" table:formula="of:=COUNTIF([.C26:.K26];&quot;52&quot;)+COUNTIF([.C26:.K26];&quot;52☻&quot;)" office:value-type="float" office:value="1" calcext:value-type="float">
            <text:p>1</text:p>
          </table:table-cell>
          <table:table-cell table:style-name="ce63" table:formula="of:=COUNTIF([.C26:.K26];&quot;11-19&quot;)+COUNTIF([.C26:.K26];&quot;2&quot;)" office:value-type="float" office:value="1" calcext:value-type="float">
            <text:p>1</text:p>
          </table:table-cell>
          <table:table-cell table:style-name="ce63" table:formula="of:=COUNTIF([.C26:.K26];&quot;U&quot;)+COUNTIF([.C26:.K26];&quot;U☻&quot;)" office:value-type="float" office:value="1" calcext:value-type="float">
            <text:p>1</text:p>
          </table:table-cell>
          <table:table-cell table:style-name="ce63" table:formula="of:=COUNTIF([.C26:.K26];&quot;KVIT&quot;)+COUNTIF([.C26:.K26];&quot;KVIT☻&quot;)" office:value-type="float" office:value="3" calcext:value-type="float">
            <text:p>3</text:p>
          </table:table-cell>
          <table:table-cell table:style-name="ce66" table:formula="of:=COUNTBLANK([.C26:.K26])" office:value-type="float" office:value="1" calcext:value-type="float">
            <text:p>1</text:p>
          </table:table-cell>
          <table:table-cell table:style-name="ce67" table:formula="of:=COUNTIF([.C26:.K26];&quot;x&quot;)" office:value-type="float" office:value="1" calcext:value-type="float">
            <text:p>1</text:p>
          </table:table-cell>
          <table:table-cell table:style-name="ce68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26" calcext:value-type="date">
            <text:p>26. III. 08</text:p>
          </table:table-cell>
          <table:table-cell table:style-name="ce59" table:formula="of:=TEXT([.A27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office:annotation draw:style-name="gr13" draw:text-style-name="P4" svg:width="2.719cm" svg:height="0.665cm" svg:x="8.597cm" svg:y="17.685cm" draw:caption-point-x="-0.158cm" draw:caption-point-y="0.577cm">
              <dc:date>2022-03-21T00:00:00</dc:date>
              <text:p text:style-name="P3">pučnik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8" office:value-type="float" office:value="52" calcext:value-type="float">
            <text:p>52</text:p>
          </table:table-cell>
          <table:table-cell table:style-name="ce34" office:value-type="string" calcext:value-type="string">
            <text:p>PIN</text:p>
          </table:table-cell>
          <table:table-cell table:style-name="ce60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63" table:formula="of:=COUNTIF([.C27:.K27];&quot;51&quot;)+COUNTIF([.C27:.K27];&quot;51☻&quot;)" office:value-type="float" office:value="1" calcext:value-type="float">
            <text:p>1</text:p>
          </table:table-cell>
          <table:table-cell table:style-name="ce63" table:formula="of:=COUNTIF([.C27:.K27];&quot;52&quot;)+COUNTIF([.C27:.K27];&quot;52☻&quot;)" office:value-type="float" office:value="1" calcext:value-type="float">
            <text:p>1</text:p>
          </table:table-cell>
          <table:table-cell table:style-name="ce63" table:formula="of:=COUNTIF([.C27:.K27];&quot;11-19&quot;)+COUNTIF([.C27:.K27];&quot;2&quot;)" office:value-type="float" office:value="1" calcext:value-type="float">
            <text:p>1</text:p>
          </table:table-cell>
          <table:table-cell table:style-name="ce63" table:formula="of:=COUNTIF([.C27:.K27];&quot;U&quot;)+COUNTIF([.C27:.K27];&quot;U☻&quot;)" office:value-type="float" office:value="1" calcext:value-type="float">
            <text:p>1</text:p>
          </table:table-cell>
          <table:table-cell table:style-name="ce63" table:formula="of:=COUNTIF([.C27:.K27];&quot;KVIT&quot;)+COUNTIF([.C27:.K27];&quot;KVIT☻&quot;)" office:value-type="float" office:value="2" calcext:value-type="float">
            <text:p>2</text:p>
          </table:table-cell>
          <table:table-cell table:style-name="ce66" table:formula="of:=COUNTBLANK([.C27:.K27])" office:value-type="float" office:value="1" calcext:value-type="float">
            <text:p>1</text:p>
          </table:table-cell>
          <table:table-cell table:style-name="ce67" table:formula="of:=COUNTIF([.C27:.K27];&quot;x&quot;)" office:value-type="float" office:value="1" calcext:value-type="float">
            <text:p>1</text:p>
          </table:table-cell>
          <table:table-cell table:style-name="ce68" table:formula="of:=COUNTIF([.C27:.K27];&quot;51&quot;)+COUNTIF([.C27:.K27];&quot;51☻&quot;)+COUNTIF([.C27:.K27];&quot;2&quot;)+COUNTIF([.C27:.K27];&quot;52&quot;)+COUNTIF([.C27:.K27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27" calcext:value-type="date">
            <text:p>27. III. 08</text:p>
          </table:table-cell>
          <table:table-cell table:style-name="ce59" table:formula="of:=TEXT([.A28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26" office:value-type="string" calcext:value-type="string">
            <text:p>KVIT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PIN</text:p>
          </table:table-cell>
          <table:table-cell table:style-name="ce60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63" table:formula="of:=COUNTIF([.C28:.K28];&quot;51&quot;)+COUNTIF([.C28:.K28];&quot;51☻&quot;)" office:value-type="float" office:value="1" calcext:value-type="float">
            <text:p>1</text:p>
          </table:table-cell>
          <table:table-cell table:style-name="ce63" table:formula="of:=COUNTIF([.C28:.K28];&quot;52&quot;)+COUNTIF([.C28:.K28];&quot;52☻&quot;)" office:value-type="float" office:value="1" calcext:value-type="float">
            <text:p>1</text:p>
          </table:table-cell>
          <table:table-cell table:style-name="ce63" table:formula="of:=COUNTIF([.C28:.K28];&quot;11-19&quot;)+COUNTIF([.C28:.K28];&quot;2&quot;)" office:value-type="float" office:value="1" calcext:value-type="float">
            <text:p>1</text:p>
          </table:table-cell>
          <table:table-cell table:style-name="ce63" table:formula="of:=COUNTIF([.C28:.K28];&quot;U&quot;)+COUNTIF([.C28:.K28];&quot;U☻&quot;)" office:value-type="float" office:value="1" calcext:value-type="float">
            <text:p>1</text:p>
          </table:table-cell>
          <table:table-cell table:style-name="ce63" table:formula="of:=COUNTIF([.C28:.K28];&quot;KVIT&quot;)+COUNTIF([.C28:.K28];&quot;KVIT☻&quot;)" office:value-type="float" office:value="3" calcext:value-type="float">
            <text:p>3</text:p>
          </table:table-cell>
          <table:table-cell table:style-name="ce66" table:formula="of:=COUNTBLANK([.C28:.K28])" office:value-type="float" office:value="1" calcext:value-type="float">
            <text:p>1</text:p>
          </table:table-cell>
          <table:table-cell table:style-name="ce67" table:formula="of:=COUNTIF([.C28:.K28];&quot;x&quot;)" office:value-type="float" office:value="1" calcext:value-type="float">
            <text:p>1</text:p>
          </table:table-cell>
          <table:table-cell table:style-name="ce68" table:formula="of:=COUNTIF([.C28:.K28];&quot;51&quot;)+COUNTIF([.C28:.K28];&quot;51☻&quot;)+COUNTIF([.C28:.K28];&quot;2&quot;)+COUNTIF([.C28:.K28];&quot;52&quot;)+COUNTIF([.C28:.K28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3-28" calcext:value-type="date">
            <text:p>28. III. 08</text:p>
          </table:table-cell>
          <table:table-cell table:style-name="ce59" table:formula="of:=TEXT([.A29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7" office:value-type="string" calcext:value-type="string">
            <text:p>☻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PIN</text:p>
          </table:table-cell>
          <table:table-cell table:style-name="ce60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63" table:formula="of:=COUNTIF([.C29:.K29];&quot;51&quot;)+COUNTIF([.C29:.K29];&quot;51☻&quot;)" office:value-type="float" office:value="1" calcext:value-type="float">
            <text:p>1</text:p>
          </table:table-cell>
          <table:table-cell table:style-name="ce63" table:formula="of:=COUNTIF([.C29:.K29];&quot;52&quot;)+COUNTIF([.C29:.K29];&quot;52☻&quot;)" office:value-type="float" office:value="1" calcext:value-type="float">
            <text:p>1</text:p>
          </table:table-cell>
          <table:table-cell table:style-name="ce63" table:formula="of:=COUNTIF([.C29:.K29];&quot;11-19&quot;)+COUNTIF([.C29:.K29];&quot;2&quot;)" office:value-type="float" office:value="0" calcext:value-type="float">
            <text:p>0</text:p>
          </table:table-cell>
          <table:table-cell table:style-name="ce63" table:formula="of:=COUNTIF([.C29:.K29];&quot;U&quot;)+COUNTIF([.C29:.K29];&quot;U☻&quot;)" office:value-type="float" office:value="0" calcext:value-type="float">
            <text:p>0</text:p>
          </table:table-cell>
          <table:table-cell table:style-name="ce63" table:formula="of:=COUNTIF([.C29:.K29];&quot;KVIT&quot;)+COUNTIF([.C29:.K29];&quot;KVIT☻&quot;)" office:value-type="float" office:value="2" calcext:value-type="float">
            <text:p>2</text:p>
          </table:table-cell>
          <table:table-cell table:style-name="ce66" table:formula="of:=COUNTBLANK([.C29:.K29])" office:value-type="float" office:value="1" calcext:value-type="float">
            <text:p>1</text:p>
          </table:table-cell>
          <table:table-cell table:style-name="ce67" table:formula="of:=COUNTIF([.C29:.K29];&quot;x&quot;)" office:value-type="float" office:value="1" calcext:value-type="float">
            <text:p>1</text:p>
          </table:table-cell>
          <table:table-cell table:style-name="ce68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3-29" calcext:value-type="date">
            <text:p>29. III. 08</text:p>
          </table:table-cell>
          <table:table-cell table:style-name="ce58" table:formula="of:=TEXT([.A30];&quot;Ddd&quot;)" office:value-type="string" office:string-value="sob" calcext:value-type="string">
            <text:p>sob</text:p>
          </table:table-cell>
          <table:table-cell table:style-name="ce21"/>
          <table:table-cell table:style-name="ce24"/>
          <table:table-cell table:style-name="ce24" office:value-type="string" calcext:value-type="string">
            <text:p>☻</text:p>
          </table:table-cell>
          <table:table-cell table:style-name="ce21" table:number-columns-repeated="3"/>
          <table:table-cell table:style-name="ce28"/>
          <table:table-cell table:style-name="ce21"/>
          <table:table-cell table:style-name="ce20"/>
          <table:table-cell table:style-name="ce34" office:value-type="string" calcext:value-type="string">
            <text:p>KON</text:p>
          </table:table-cell>
          <table:table-cell table:style-name="ce60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63" table:formula="of:=COUNTIF([.C30:.K30];&quot;51&quot;)+COUNTIF([.C30:.K30];&quot;51☻&quot;)" office:value-type="float" office:value="0" calcext:value-type="float">
            <text:p>0</text:p>
          </table:table-cell>
          <table:table-cell table:style-name="ce63" table:formula="of:=COUNTIF([.C30:.K30];&quot;52&quot;)+COUNTIF([.C30:.K30];&quot;52☻&quot;)" office:value-type="float" office:value="0" calcext:value-type="float">
            <text:p>0</text:p>
          </table:table-cell>
          <table:table-cell table:style-name="ce63" table:formula="of:=COUNTIF([.C30:.K30];&quot;11-19&quot;)+COUNTIF([.C30:.K30];&quot;2&quot;)" office:value-type="float" office:value="0" calcext:value-type="float">
            <text:p>0</text:p>
          </table:table-cell>
          <table:table-cell table:style-name="ce63" table:formula="of:=COUNTIF([.C30:.K30];&quot;U&quot;)+COUNTIF([.C30:.K30];&quot;U☻&quot;)" office:value-type="float" office:value="0" calcext:value-type="float">
            <text:p>0</text:p>
          </table:table-cell>
          <table:table-cell table:style-name="ce63" table:formula="of:=COUNTIF([.C30:.K30];&quot;KVIT&quot;)+COUNTIF([.C30:.K30];&quot;KVIT☻&quot;)" office:value-type="float" office:value="0" calcext:value-type="float">
            <text:p>0</text:p>
          </table:table-cell>
          <table:table-cell table:style-name="ce66" table:formula="of:=COUNTBLANK([.C30:.K30])" office:value-type="float" office:value="8" calcext:value-type="float">
            <text:p>8</text:p>
          </table:table-cell>
          <table:table-cell table:style-name="ce67" table:formula="of:=COUNTIF([.C30:.K30];&quot;x&quot;)" office:value-type="float" office:value="0" calcext:value-type="float">
            <text:p>0</text:p>
          </table:table-cell>
          <table:table-cell table:style-name="ce68" table:formula="of:=COUNTIF([.C30:.K30];&quot;51&quot;)+COUNTIF([.C30:.K30];&quot;51☻&quot;)+COUNTIF([.C30:.K30];&quot;2&quot;)+COUNTIF([.C30:.K30];&quot;52&quot;)+COUNTIF([.C30:.K30];&quot;52☻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3-30" calcext:value-type="date">
            <text:p>30. III. 08</text:p>
          </table:table-cell>
          <table:table-cell table:style-name="ce58" table:formula="of:=TEXT([.A31];&quot;Ddd&quot;)" office:value-type="string" office:string-value="ned" calcext:value-type="string">
            <text:p>ned</text:p>
          </table:table-cell>
          <table:table-cell table:style-name="ce21"/>
          <table:table-cell table:style-name="ce24"/>
          <table:table-cell table:style-name="ce24" office:value-type="string" calcext:value-type="string">
            <text:p>☻</text:p>
          </table:table-cell>
          <table:table-cell table:style-name="ce21">
            <office:annotation draw:style-name="gr5" draw:text-style-name="P4" svg:width="2.719cm" svg:height="0.675cm" svg:x="8.597cm" svg:y="20.483cm" draw:caption-point-x="-0.158cm" draw:caption-point-y="0.587cm">
              <dc:date>2022-03-21T00:00:00</dc:date>
              <text:p text:style-name="P3">cit</text:p>
            </office:annotation>
          </table:table-cell>
          <table:table-cell table:style-name="ce21" table:number-columns-repeated="2"/>
          <table:table-cell table:style-name="ce28"/>
          <table:table-cell table:style-name="ce21"/>
          <table:table-cell table:style-name="ce20"/>
          <table:table-cell table:style-name="ce34" office:value-type="string" calcext:value-type="string">
            <text:p>KON</text:p>
          </table:table-cell>
          <table:table-cell table:style-name="ce60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63" table:formula="of:=COUNTIF([.C31:.K31];&quot;51&quot;)+COUNTIF([.C31:.K31];&quot;51☻&quot;)" office:value-type="float" office:value="0" calcext:value-type="float">
            <text:p>0</text:p>
          </table:table-cell>
          <table:table-cell table:style-name="ce63" table:formula="of:=COUNTIF([.C31:.K31];&quot;52&quot;)+COUNTIF([.C31:.K31];&quot;52☻&quot;)" office:value-type="float" office:value="0" calcext:value-type="float">
            <text:p>0</text:p>
          </table:table-cell>
          <table:table-cell table:style-name="ce63" table:formula="of:=COUNTIF([.C31:.K31];&quot;11-19&quot;)+COUNTIF([.C31:.K31];&quot;2&quot;)" office:value-type="float" office:value="0" calcext:value-type="float">
            <text:p>0</text:p>
          </table:table-cell>
          <table:table-cell table:style-name="ce63" table:formula="of:=COUNTIF([.C31:.K31];&quot;U&quot;)+COUNTIF([.C31:.K31];&quot;U☻&quot;)" office:value-type="float" office:value="0" calcext:value-type="float">
            <text:p>0</text:p>
          </table:table-cell>
          <table:table-cell table:style-name="ce63" table:formula="of:=COUNTIF([.C31:.K31];&quot;KVIT&quot;)+COUNTIF([.C31:.K31];&quot;KVIT☻&quot;)" office:value-type="float" office:value="0" calcext:value-type="float">
            <text:p>0</text:p>
          </table:table-cell>
          <table:table-cell table:style-name="ce66" table:formula="of:=COUNTBLANK([.C31:.K31])" office:value-type="float" office:value="8" calcext:value-type="float">
            <text:p>8</text:p>
          </table:table-cell>
          <table:table-cell table:style-name="ce67" table:formula="of:=COUNTIF([.C31:.K31];&quot;x&quot;)" office:value-type="float" office:value="0" calcext:value-type="float">
            <text:p>0</text:p>
          </table:table-cell>
          <table:table-cell table:style-name="ce68" table:formula="of:=COUNTIF([.C31:.K31];&quot;51&quot;)+COUNTIF([.C31:.K31];&quot;51☻&quot;)+COUNTIF([.C31:.K31];&quot;2&quot;)+COUNTIF([.C31:.K31];&quot;52&quot;)+COUNTIF([.C31:.K31];&quot;52☻&quot;)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3-31" calcext:value-type="date">
            <text:p>31. III. 08</text:p>
          </table:table-cell>
          <table:table-cell table:style-name="ce59" table:formula="of:=TEXT([.A32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5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60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63" table:formula="of:=COUNTIF([.C32:.K32];&quot;51&quot;)+COUNTIF([.C32:.K32];&quot;51☻&quot;)" office:value-type="float" office:value="1" calcext:value-type="float">
            <text:p>1</text:p>
          </table:table-cell>
          <table:table-cell table:style-name="ce63" table:formula="of:=COUNTIF([.C32:.K32];&quot;52&quot;)+COUNTIF([.C32:.K32];&quot;52☻&quot;)" office:value-type="float" office:value="1" calcext:value-type="float">
            <text:p>1</text:p>
          </table:table-cell>
          <table:table-cell table:style-name="ce63" table:formula="of:=COUNTIF([.C32:.K32];&quot;11-19&quot;)+COUNTIF([.C32:.K32];&quot;2&quot;)" office:value-type="float" office:value="1" calcext:value-type="float">
            <text:p>1</text:p>
          </table:table-cell>
          <table:table-cell table:style-name="ce63" table:formula="of:=COUNTIF([.C32:.K32];&quot;U&quot;)+COUNTIF([.C32:.K32];&quot;U☻&quot;)" office:value-type="float" office:value="1" calcext:value-type="float">
            <text:p>1</text:p>
          </table:table-cell>
          <table:table-cell table:style-name="ce63" table:formula="of:=COUNTIF([.C32:.K32];&quot;KVIT&quot;)+COUNTIF([.C32:.K32];&quot;KVIT☻&quot;)" office:value-type="float" office:value="2" calcext:value-type="float">
            <text:p>2</text:p>
          </table:table-cell>
          <table:table-cell table:style-name="ce66" table:formula="of:=COUNTBLANK([.C32:.K32])" office:value-type="float" office:value="1" calcext:value-type="float">
            <text:p>1</text:p>
          </table:table-cell>
          <table:table-cell table:style-name="ce67" table:formula="of:=COUNTIF([.C32:.K32];&quot;x&quot;)" office:value-type="float" office:value="1" calcext:value-type="float">
            <text:p>1</text:p>
          </table:table-cell>
          <table:table-cell table:style-name="ce68" table:formula="of:=COUNTIF([.C32:.K32];&quot;51&quot;)+COUNTIF([.C32:.K32];&quot;51☻&quot;)+COUNTIF([.C32:.K32];&quot;2&quot;)+COUNTIF([.C32:.K32];&quot;52&quot;)+COUNTIF([.C32:.K32];&quot;52☻&quot;)"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61" table:number-columns-repeated="7"/>
          <table:table-cell table:style-name="ce1" table:number-columns-repeated="5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6" calcext:value-type="float">
            <text:p>6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18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3" calcext:value-type="float">
            <text:p>3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 table:number-rows-repeated="124">
          <table:table-cell table:style-name="ce1" table:number-columns-repeated="12"/>
          <table:table-cell table:style-name="ce61" table:number-columns-repeated="7"/>
          <table:table-cell table:style-name="ce1" table:number-columns-repeated="5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61" table:number-columns-repeated="7"/>
          <table:table-cell table:style-name="ce1" table:number-columns-repeated="3"/>
          <table:table-cell/>
          <table:table-cell table:style-name="ce1"/>
          <table:table-cell table:number-columns-repeated="1000"/>
        </table:table-row>
        <table:table-row table:style-name="ro4" table:number-rows-repeated="104841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rec.B2:marec.B32">
            <calcext:condition calcext:apply-style-name="ConditionalStyle_24" calcext:value="=&quot;sob&quot;" calcext:base-cell-address="marec.B2"/>
            <calcext:condition calcext:apply-style-name="ConditionalStyle_25" calcext:value="=&quot;ned&quot;" calcext:base-cell-address="marec.B2"/>
          </calcext:conditional-format>
          <calcext:conditional-format calcext:target-range-address="marec.M2:marec.M32">
            <calcext:condition calcext:apply-style-name="ConditionalStyle_26" calcext:value="&lt;1" calcext:base-cell-address="marec.M2"/>
            <calcext:condition calcext:apply-style-name="ConditionalStyle_27" calcext:value="&gt;1" calcext:base-cell-address="marec.M2"/>
          </calcext:conditional-format>
          <calcext:conditional-format calcext:target-range-address="marec.N2:marec.R32">
            <calcext:condition calcext:apply-style-name="ConditionalStyle_28" calcext:value="&lt;1" calcext:base-cell-address="marec.N2"/>
            <calcext:condition calcext:apply-style-name="ConditionalStyle_29" calcext:value="&gt;1" calcext:base-cell-address="marec.N2"/>
          </calcext:conditional-format>
          <calcext:conditional-format calcext:target-range-address="marec.S2:marec.S32">
            <calcext:condition calcext:apply-style-name="ConditionalStyle_30" calcext:value="!=0" calcext:base-cell-address="marec.S2"/>
          </calcext:conditional-format>
          <calcext:conditional-format calcext:target-range-address="marec.T2:marec.T32">
            <calcext:condition calcext:apply-style-name="ConditionalStyle_31" calcext:value="=1" calcext:base-cell-address="marec.T2"/>
            <calcext:condition calcext:apply-style-name="ConditionalStyle_32" calcext:value="&gt;1" calcext:base-cell-address="marec.T2"/>
          </calcext:conditional-format>
          <calcext:conditional-format calcext:target-range-address="marec.U2:marec.U32">
            <calcext:condition calcext:apply-style-name="ConditionalStyle_33" calcext:value="&lt;2" calcext:base-cell-address="marec.U2"/>
            <calcext:condition calcext:apply-style-name="ConditionalStyle_34" calcext:value="&gt;2" calcext:base-cell-address="marec.U2"/>
          </calcext:conditional-format>
        </calcext:conditional-formats>
      </table:table>
      <table:table table:name="april" table:style-name="ta5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8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KNE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MIR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76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/>
          <table:table-cell table:style-name="ce1" table:number-columns-repeated="234"/>
          <table:table-cell table:number-columns-repeated="768"/>
        </table:table-row>
        <table:table-row table:style-name="ro5">
          <table:table-cell table:style-name="ce12" office:value-type="date" office:date-value="2008-04-01" calcext:value-type="date">
            <text:p>1. IV. 08</text:p>
          </table:table-cell>
          <table:table-cell table:style-name="ce69" table:formula="of:=TEXT([.A2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KON</text:p>
          </table:table-cell>
          <table:table-cell table:style-name="ce77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78" table:formula="of:=COUNTIF([.C2:.K2];&quot;51&quot;)+COUNTIF([.C2:.K2];&quot;51☻&quot;)" office:value-type="float" office:value="1" calcext:value-type="float">
            <text:p>1</text:p>
          </table:table-cell>
          <table:table-cell table:style-name="ce78" table:formula="of:=COUNTIF([.C2:.K2];&quot;52&quot;)+COUNTIF([.C2:.K2];&quot;52☻&quot;)" office:value-type="float" office:value="1" calcext:value-type="float">
            <text:p>1</text:p>
          </table:table-cell>
          <table:table-cell table:style-name="ce78" table:formula="of:=COUNTIF([.C2:.K2];&quot;11-19&quot;)+COUNTIF([.C2:.K2];&quot;2&quot;)" office:value-type="float" office:value="1" calcext:value-type="float">
            <text:p>1</text:p>
          </table:table-cell>
          <table:table-cell table:style-name="ce78" table:formula="of:=COUNTIF([.C2:.K2];&quot;U&quot;)+COUNTIF([.C2:.K2];&quot;U☻&quot;)" office:value-type="float" office:value="1" calcext:value-type="float">
            <text:p>1</text:p>
          </table:table-cell>
          <table:table-cell table:style-name="ce78" table:formula="of:=COUNTIF([.C2:.K2];&quot;KVIT&quot;)+COUNTIF([.C2:.K2];&quot;KVIT☻&quot;)" office:value-type="float" office:value="2" calcext:value-type="float">
            <text:p>2</text:p>
          </table:table-cell>
          <table:table-cell table:style-name="ce79" table:formula="of:=COUNTBLANK([.C2:.K2])" office:value-type="float" office:value="1" calcext:value-type="float">
            <text:p>1</text:p>
          </table:table-cell>
          <table:table-cell table:style-name="ce80" table:formula="of:=COUNTIF([.C2:.K2];&quot;x&quot;)" office:value-type="float" office:value="1" calcext:value-type="float">
            <text:p>1</text:p>
          </table:table-cell>
          <table:table-cell table:style-name="ce81" table:formula="of:=COUNTIF([.C2:.K2];&quot;51&quot;)+COUNTIF([.C2:.K2];&quot;51☻&quot;)+COUNTIF([.C2:.K2];&quot;2&quot;)+COUNTIF([.C2:.K2];&quot;52&quot;)+COUNTIF([.C2:.K2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februar.$W$2]" office:value-type="string" office:string-value="51☻" calcext:value-type="string">
            <text:p>51☻</text:p>
          </table:table-cell>
          <table:table-cell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04-02" calcext:value-type="date">
            <text:p>2. IV. 08</text:p>
          </table:table-cell>
          <table:table-cell table:style-name="ce69" table:formula="of:=TEXT([.A3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28" draw:text-style-name="P4" svg:width="2.71cm" svg:height="2.005cm" svg:x="5.919cm" svg:y="0.858cm" draw:caption-point-x="-0.169cm" draw:caption-point-y="0.556cm">
              <dc:date>2022-03-21T00:00:00</dc:date>
              <text:p text:style-name="P3">službeno odsotnost od 2.4. do 5.4. </text:p>
            </office:annotation>
            <text:p>SO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51" calcext:value-type="float">
            <text:p>51</text:p>
          </table:table-cell>
          <table:table-cell table:style-name="ce3"/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U☻</text:p>
          </table:table-cell>
          <table:table-cell table:style-name="ce34" office:value-type="string" calcext:value-type="string">
            <text:p>KON</text:p>
          </table:table-cell>
          <table:table-cell table:style-name="ce77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78" table:formula="of:=COUNTIF([.C3:.K3];&quot;51&quot;)+COUNTIF([.C3:.K3];&quot;51☻&quot;)" office:value-type="float" office:value="1" calcext:value-type="float">
            <text:p>1</text:p>
          </table:table-cell>
          <table:table-cell table:style-name="ce78" table:formula="of:=COUNTIF([.C3:.K3];&quot;52&quot;)+COUNTIF([.C3:.K3];&quot;52☻&quot;)" office:value-type="float" office:value="0" calcext:value-type="float">
            <text:p>0</text:p>
          </table:table-cell>
          <table:table-cell table:style-name="ce78" table:formula="of:=COUNTIF([.C3:.K3];&quot;11-19&quot;)+COUNTIF([.C3:.K3];&quot;2&quot;)" office:value-type="float" office:value="1" calcext:value-type="float">
            <text:p>1</text:p>
          </table:table-cell>
          <table:table-cell table:style-name="ce78" table:formula="of:=COUNTIF([.C3:.K3];&quot;U&quot;)+COUNTIF([.C3:.K3];&quot;U☻&quot;)" office:value-type="float" office:value="1" calcext:value-type="float">
            <text:p>1</text:p>
          </table:table-cell>
          <table:table-cell table:style-name="ce78" table:formula="of:=COUNTIF([.C3:.K3];&quot;KVIT&quot;)+COUNTIF([.C3:.K3];&quot;KVIT☻&quot;)" office:value-type="float" office:value="1" calcext:value-type="float">
            <text:p>1</text:p>
          </table:table-cell>
          <table:table-cell table:style-name="ce79" table:formula="of:=COUNTBLANK([.C3:.K3])" office:value-type="float" office:value="1" calcext:value-type="float">
            <text:p>1</text:p>
          </table:table-cell>
          <table:table-cell table:style-name="ce80" table:formula="of:=COUNTIF([.C3:.K3];&quot;x&quot;)" office:value-type="float" office:value="1" calcext:value-type="float">
            <text:p>1</text:p>
          </table:table-cell>
          <table:table-cell table:style-name="ce81" table:formula="of:=COUNTIF([.C3:.K3];&quot;51&quot;)+COUNTIF([.C3:.K3];&quot;51☻&quot;)+COUNTIF([.C3:.K3];&quot;2&quot;)+COUNTIF([.C3:.K3];&quot;52&quot;)+COUNTIF([.C3:.K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februar.$W$3]" office:value-type="string" office:string-value="52☻" calcext:value-type="string">
            <text:p>52☻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03" calcext:value-type="date">
            <text:p>3. IV. 08</text:p>
          </table:table-cell>
          <table:table-cell table:style-name="ce69" table:formula="of:=TEXT([.A4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office:annotation draw:style-name="gr25" draw:text-style-name="P4" svg:width="2.71cm" svg:height="1.984cm" svg:x="5.919cm" svg:y="1.56cm" draw:caption-point-x="-0.169cm" draw:caption-point-y="0.556cm">
              <dc:date>2022-03-21T00:00:00</dc:date>
              <text:p text:style-name="P3">službeno odsotnost od 2.4. do 5.4. </text:p>
            </office:annotation>
            <text:p>SO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27" office:value-type="string" calcext:value-type="string">
            <text:p>KVIT☻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N</text:p>
          </table:table-cell>
          <table:table-cell table:style-name="ce77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78" table:formula="of:=COUNTIF([.C4:.K4];&quot;51&quot;)+COUNTIF([.C4:.K4];&quot;51☻&quot;)" office:value-type="float" office:value="1" calcext:value-type="float">
            <text:p>1</text:p>
          </table:table-cell>
          <table:table-cell table:style-name="ce78" table:formula="of:=COUNTIF([.C4:.K4];&quot;52&quot;)+COUNTIF([.C4:.K4];&quot;52☻&quot;)" office:value-type="float" office:value="0" calcext:value-type="float">
            <text:p>0</text:p>
          </table:table-cell>
          <table:table-cell table:style-name="ce78" table:formula="of:=COUNTIF([.C4:.K4];&quot;11-19&quot;)+COUNTIF([.C4:.K4];&quot;2&quot;)" office:value-type="float" office:value="1" calcext:value-type="float">
            <text:p>1</text:p>
          </table:table-cell>
          <table:table-cell table:style-name="ce78" table:formula="of:=COUNTIF([.C4:.K4];&quot;U&quot;)+COUNTIF([.C4:.K4];&quot;U☻&quot;)" office:value-type="float" office:value="1" calcext:value-type="float">
            <text:p>1</text:p>
          </table:table-cell>
          <table:table-cell table:style-name="ce78" table:formula="of:=COUNTIF([.C4:.K4];&quot;KVIT&quot;)+COUNTIF([.C4:.K4];&quot;KVIT☻&quot;)" office:value-type="float" office:value="1" calcext:value-type="float">
            <text:p>1</text:p>
          </table:table-cell>
          <table:table-cell table:style-name="ce79" table:formula="of:=COUNTBLANK([.C4:.K4])" office:value-type="float" office:value="1" calcext:value-type="float">
            <text:p>1</text:p>
          </table:table-cell>
          <table:table-cell table:style-name="ce80" table:formula="of:=COUNTIF([.C4:.K4];&quot;x&quot;)" office:value-type="float" office:value="1" calcext:value-type="float">
            <text:p>1</text:p>
          </table:table-cell>
          <table:table-cell table:style-name="ce81" table:formula="of:=COUNTIF([.C4:.K4];&quot;51&quot;)+COUNTIF([.C4:.K4];&quot;51☻&quot;)+COUNTIF([.C4:.K4];&quot;2&quot;)+COUNTIF([.C4:.K4];&quot;52&quot;)+COUNTIF([.C4:.K4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4]" office:value-type="string" office:string-value="51" calcext:value-type="string">
            <text:p>51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04" calcext:value-type="date">
            <text:p>4. IV. 08</text:p>
          </table:table-cell>
          <table:table-cell table:style-name="ce69" table:formula="of:=TEXT([.A5];&quot;Ddd&quot;)" office:value-type="string" office:string-value="pet" calcext:value-type="string">
            <text:p>pet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string" calcext:value-type="string">
            <office:annotation draw:style-name="gr29" draw:text-style-name="P4" svg:width="2.71cm" svg:height="1.973cm" svg:x="5.919cm" svg:y="2.262cm" draw:caption-point-x="-0.169cm" draw:caption-point-y="0.556cm">
              <dc:date>2022-03-21T00:00:00</dc:date>
              <text:p text:style-name="P3">službeno odsotnost od 2.4. do 5.4. </text:p>
            </office:annotation>
            <text:p>SO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">
            <office:annotation draw:style-name="gr30" draw:text-style-name="P4" svg:width="2.699cm" svg:height="0.686cm" svg:x="12.491cm" svg:y="0.932cm" draw:caption-point-x="-0.232cm" draw:caption-point-y="1.886cm">
              <dc:date>2022-03-21T00:00:00</dc:date>
              <text:p text:style-name="P3">Pučnik</text:p>
            </office:annotation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2</text:p>
          </table:table-cell>
          <table:table-cell table:style-name="ce34" office:value-type="string" calcext:value-type="string">
            <text:p>KON</text:p>
          </table:table-cell>
          <table:table-cell table:style-name="ce77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78" table:formula="of:=COUNTIF([.C5:.K5];&quot;51&quot;)+COUNTIF([.C5:.K5];&quot;51☻&quot;)" office:value-type="float" office:value="1" calcext:value-type="float">
            <text:p>1</text:p>
          </table:table-cell>
          <table:table-cell table:style-name="ce78" table:formula="of:=COUNTIF([.C5:.K5];&quot;52&quot;)+COUNTIF([.C5:.K5];&quot;52☻&quot;)" office:value-type="float" office:value="0" calcext:value-type="float">
            <text:p>0</text:p>
          </table:table-cell>
          <table:table-cell table:style-name="ce78" table:formula="of:=COUNTIF([.C5:.K5];&quot;11-19&quot;)+COUNTIF([.C5:.K5];&quot;2&quot;)" office:value-type="float" office:value="1" calcext:value-type="float">
            <text:p>1</text:p>
          </table:table-cell>
          <table:table-cell table:style-name="ce78" table:formula="of:=COUNTIF([.C5:.K5];&quot;U&quot;)+COUNTIF([.C5:.K5];&quot;U☻&quot;)" office:value-type="float" office:value="1" calcext:value-type="float">
            <text:p>1</text:p>
          </table:table-cell>
          <table:table-cell table:style-name="ce78" table:formula="of:=COUNTIF([.C5:.K5];&quot;KVIT&quot;)+COUNTIF([.C5:.K5];&quot;KVIT☻&quot;)" office:value-type="float" office:value="1" calcext:value-type="float">
            <text:p>1</text:p>
          </table:table-cell>
          <table:table-cell table:style-name="ce79" table:formula="of:=COUNTBLANK([.C5:.K5])" office:value-type="float" office:value="1" calcext:value-type="float">
            <text:p>1</text:p>
          </table:table-cell>
          <table:table-cell table:style-name="ce80" table:formula="of:=COUNTIF([.C5:.K5];&quot;x&quot;)" office:value-type="float" office:value="1" calcext:value-type="float">
            <text:p>1</text:p>
          </table:table-cell>
          <table:table-cell table:style-name="ce81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5]" office:value-type="string" office:string-value="52" calcext:value-type="string">
            <text:p>52</text:p>
          </table:table-cell>
          <table:table-cell table:number-columns-repeated="1001"/>
        </table:table-row>
        <table:table-row table:style-name="ro5">
          <table:table-cell table:style-name="ce11" office:value-type="date" office:date-value="2008-04-05" calcext:value-type="date">
            <text:p>5. IV. 08</text:p>
          </table:table-cell>
          <table:table-cell table:style-name="ce70" table:formula="of:=TEXT([.A6];&quot;Ddd&quot;)" office:value-type="string" office:string-value="sob" calcext:value-type="string">
            <text:p>sob</text:p>
          </table:table-cell>
          <table:table-cell table:style-name="ce22" office:value-type="string" calcext:value-type="string">
            <text:p>☻</text:p>
          </table:table-cell>
          <table:table-cell table:style-name="ce21" office:value-type="string" calcext:value-type="string">
            <office:annotation draw:style-name="gr25" draw:text-style-name="P4" svg:width="2.71cm" svg:height="1.984cm" svg:x="5.919cm" svg:y="2.964cm" draw:caption-point-x="-0.169cm" draw:caption-point-y="0.556cm">
              <dc:date>2022-03-21T00:00:00</dc:date>
              <text:p text:style-name="P3">službeno odsotnost od 2.4. do 5.4. </text:p>
            </office:annotation>
            <text:p>SO</text:p>
          </table:table-cell>
          <table:table-cell table:style-name="ce74"/>
          <table:table-cell table:style-name="ce21" table:number-columns-repeated="2"/>
          <table:table-cell table:style-name="ce20"/>
          <table:table-cell table:style-name="ce21" table:number-columns-repeated="3"/>
          <table:table-cell table:style-name="ce34" office:value-type="string" calcext:value-type="string">
            <text:p>KOS</text:p>
          </table:table-cell>
          <table:table-cell table:style-name="ce77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78" table:formula="of:=COUNTIF([.C6:.K6];&quot;51&quot;)+COUNTIF([.C6:.K6];&quot;51☻&quot;)" office:value-type="float" office:value="0" calcext:value-type="float">
            <text:p>0</text:p>
          </table:table-cell>
          <table:table-cell table:style-name="ce78" table:formula="of:=COUNTIF([.C6:.K6];&quot;52&quot;)+COUNTIF([.C6:.K6];&quot;52☻&quot;)" office:value-type="float" office:value="0" calcext:value-type="float">
            <text:p>0</text:p>
          </table:table-cell>
          <table:table-cell table:style-name="ce78" table:formula="of:=COUNTIF([.C6:.K6];&quot;11-19&quot;)+COUNTIF([.C6:.K6];&quot;2&quot;)" office:value-type="float" office:value="0" calcext:value-type="float">
            <text:p>0</text:p>
          </table:table-cell>
          <table:table-cell table:style-name="ce78" table:formula="of:=COUNTIF([.C6:.K6];&quot;U&quot;)+COUNTIF([.C6:.K6];&quot;U☻&quot;)" office:value-type="float" office:value="0" calcext:value-type="float">
            <text:p>0</text:p>
          </table:table-cell>
          <table:table-cell table:style-name="ce78" table:formula="of:=COUNTIF([.C6:.K6];&quot;KVIT&quot;)+COUNTIF([.C6:.K6];&quot;KVIT☻&quot;)" office:value-type="float" office:value="0" calcext:value-type="float">
            <text:p>0</text:p>
          </table:table-cell>
          <table:table-cell table:style-name="ce79" table:formula="of:=COUNTBLANK([.C6:.K6])" office:value-type="float" office:value="7" calcext:value-type="float">
            <text:p>7</text:p>
          </table:table-cell>
          <table:table-cell table:style-name="ce80" table:formula="of:=COUNTIF([.C6:.K6];&quot;x&quot;)" office:value-type="float" office:value="0" calcext:value-type="float">
            <text:p>0</text:p>
          </table:table-cell>
          <table:table-cell table:style-name="ce81" table:formula="of:=COUNTIF([.C6:.K6];&quot;51&quot;)+COUNTIF([.C6:.K6];&quot;51☻&quot;)+COUNTIF([.C6:.K6];&quot;2&quot;)+COUNTIF([.C6:.K6];&quot;52&quot;)+COUNTIF([.C6:.K6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februar.$W$6]" office:value-type="string" office:string-value="KVIT" calcext:value-type="string">
            <text:p>KVIT</text:p>
          </table:table-cell>
          <table:table-cell table:number-columns-repeated="1001"/>
        </table:table-row>
        <table:table-row table:style-name="ro5">
          <table:table-cell table:style-name="ce11" office:value-type="date" office:date-value="2008-04-06" calcext:value-type="date">
            <text:p>6. IV. 08</text:p>
          </table:table-cell>
          <table:table-cell table:style-name="ce70" table:formula="of:=TEXT([.A7];&quot;Ddd&quot;)" office:value-type="string" office:string-value="ned" calcext:value-type="string">
            <text:p>ned</text:p>
          </table:table-cell>
          <table:table-cell table:style-name="ce20"/>
          <table:table-cell table:style-name="ce21"/>
          <table:table-cell table:style-name="ce74"/>
          <table:table-cell table:style-name="ce22" office:value-type="string" calcext:value-type="string">
            <text:p>☻</text:p>
          </table:table-cell>
          <table:table-cell table:style-name="ce21"/>
          <table:table-cell table:style-name="ce28">
            <office:annotation draw:style-name="gr30" draw:text-style-name="P4" svg:width="2.71cm" svg:height="0.686cm" svg:x="11.189cm" svg:y="2.336cm" draw:caption-point-x="-0.232cm" draw:caption-point-y="1.886cm">
              <dc:date>2022-03-21T00:00:00</dc:date>
              <text:p text:style-name="P3">pučnik</text:p>
            </office:annotation>
          </table:table-cell>
          <table:table-cell table:style-name="ce20"/>
          <table:table-cell table:style-name="ce21" table:number-columns-repeated="2"/>
          <table:table-cell table:style-name="ce34" office:value-type="string" calcext:value-type="string">
            <text:p>KOS</text:p>
          </table:table-cell>
          <table:table-cell table:style-name="ce77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78" table:formula="of:=COUNTIF([.C7:.K7];&quot;51&quot;)+COUNTIF([.C7:.K7];&quot;51☻&quot;)" office:value-type="float" office:value="0" calcext:value-type="float">
            <text:p>0</text:p>
          </table:table-cell>
          <table:table-cell table:style-name="ce78" table:formula="of:=COUNTIF([.C7:.K7];&quot;52&quot;)+COUNTIF([.C7:.K7];&quot;52☻&quot;)" office:value-type="float" office:value="0" calcext:value-type="float">
            <text:p>0</text:p>
          </table:table-cell>
          <table:table-cell table:style-name="ce78" table:formula="of:=COUNTIF([.C7:.K7];&quot;11-19&quot;)+COUNTIF([.C7:.K7];&quot;2&quot;)" office:value-type="float" office:value="0" calcext:value-type="float">
            <text:p>0</text:p>
          </table:table-cell>
          <table:table-cell table:style-name="ce78" table:formula="of:=COUNTIF([.C7:.K7];&quot;U&quot;)+COUNTIF([.C7:.K7];&quot;U☻&quot;)" office:value-type="float" office:value="0" calcext:value-type="float">
            <text:p>0</text:p>
          </table:table-cell>
          <table:table-cell table:style-name="ce78" table:formula="of:=COUNTIF([.C7:.K7];&quot;KVIT&quot;)+COUNTIF([.C7:.K7];&quot;KVIT☻&quot;)" office:value-type="float" office:value="0" calcext:value-type="float">
            <text:p>0</text:p>
          </table:table-cell>
          <table:table-cell table:style-name="ce79" table:formula="of:=COUNTBLANK([.C7:.K7])" office:value-type="float" office:value="8" calcext:value-type="float">
            <text:p>8</text:p>
          </table:table-cell>
          <table:table-cell table:style-name="ce80" table:formula="of:=COUNTIF([.C7:.K7];&quot;x&quot;)" office:value-type="float" office:value="0" calcext:value-type="float">
            <text:p>0</text:p>
          </table:table-cell>
          <table:table-cell table:style-name="ce81" table:formula="of:=COUNTIF([.C7:.K7];&quot;51&quot;)+COUNTIF([.C7:.K7];&quot;51☻&quot;)+COUNTIF([.C7:.K7];&quot;2&quot;)+COUNTIF([.C7:.K7];&quot;52&quot;)+COUNTIF([.C7:.K7];&quot;52☻&quot;)" office:value-type="float" office:value="0" calcext:value-type="float">
            <text:p>0</text:p>
          </table:table-cell>
          <table:table-cell table:style-name="ce14"/>
          <table:table-cell table:style-name="ce4" table:formula="of:=[$februar.$W$7]" office:value-type="string" office:string-value="KVIT☻" calcext:value-type="string">
            <text:p>KVIT☻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07" calcext:value-type="date">
            <text:p>7. IV. 08</text:p>
          </table:table-cell>
          <table:table-cell table:style-name="ce69" table:formula="of:=TEXT([.A8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30" draw:text-style-name="P4" svg:width="2.698cm" svg:height="0.686cm" svg:x="8.597cm" svg:y="3.038cm" draw:caption-point-x="-0.243cm" draw:caption-point-y="1.886cm">
              <dc:date>2022-03-21T00:00:00</dc:date>
              <text:p text:style-name="P3">pučnik</text:p>
            </office:annotation>
            <text:p>X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15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HOL</text:p>
          </table:table-cell>
          <table:table-cell table:style-name="ce77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78" table:formula="of:=COUNTIF([.C8:.K8];&quot;51&quot;)+COUNTIF([.C8:.K8];&quot;51☻&quot;)" office:value-type="float" office:value="1" calcext:value-type="float">
            <text:p>1</text:p>
          </table:table-cell>
          <table:table-cell table:style-name="ce78" table:formula="of:=COUNTIF([.C8:.K8];&quot;52&quot;)+COUNTIF([.C8:.K8];&quot;52☻&quot;)" office:value-type="float" office:value="2" calcext:value-type="float">
            <text:p>2</text:p>
          </table:table-cell>
          <table:table-cell table:style-name="ce78" table:formula="of:=COUNTIF([.C8:.K8];&quot;11-19&quot;)+COUNTIF([.C8:.K8];&quot;2&quot;)" office:value-type="float" office:value="1" calcext:value-type="float">
            <text:p>1</text:p>
          </table:table-cell>
          <table:table-cell table:style-name="ce78" table:formula="of:=COUNTIF([.C8:.K8];&quot;U&quot;)+COUNTIF([.C8:.K8];&quot;U☻&quot;)" office:value-type="float" office:value="1" calcext:value-type="float">
            <text:p>1</text:p>
          </table:table-cell>
          <table:table-cell table:style-name="ce78" table:formula="of:=COUNTIF([.C8:.K8];&quot;KVIT&quot;)+COUNTIF([.C8:.K8];&quot;KVIT☻&quot;)" office:value-type="float" office:value="1" calcext:value-type="float">
            <text:p>1</text:p>
          </table:table-cell>
          <table:table-cell table:style-name="ce79" table:formula="of:=COUNTBLANK([.C8:.K8])" office:value-type="float" office:value="1" calcext:value-type="float">
            <text:p>1</text:p>
          </table:table-cell>
          <table:table-cell table:style-name="ce80" table:formula="of:=COUNTIF([.C8:.K8];&quot;x&quot;)" office:value-type="float" office:value="1" calcext:value-type="float">
            <text:p>1</text:p>
          </table:table-cell>
          <table:table-cell table:style-name="ce81" table:formula="of:=COUNTIF([.C8:.K8];&quot;51&quot;)+COUNTIF([.C8:.K8];&quot;51☻&quot;)+COUNTIF([.C8:.K8];&quot;2&quot;)+COUNTIF([.C8:.K8];&quot;52&quot;)+COUNTIF([.C8:.K8];&quot;52☻&quot;)" office:value-type="float" office:value="3" calcext:value-type="float">
            <text:p>3</text:p>
          </table:table-cell>
          <table:table-cell table:style-name="ce14"/>
          <table:table-cell table:style-name="ce3" table:formula="of:=[$februar.$W$8]" office:value-type="string" office:string-value="U" calcext:value-type="string">
            <text:p>U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08" calcext:value-type="date">
            <text:p>8. IV. 08</text:p>
          </table:table-cell>
          <table:table-cell table:style-name="ce69" table:formula="of:=TEXT([.A9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8" office:value-type="float" office:value="52" calcext:value-type="float">
            <text:p>52</text:p>
          </table:table-cell>
          <table:table-cell table:style-name="ce34" office:value-type="string" calcext:value-type="string">
            <text:p>PIN</text:p>
          </table:table-cell>
          <table:table-cell table:style-name="ce77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78" table:formula="of:=COUNTIF([.C9:.K9];&quot;51&quot;)+COUNTIF([.C9:.K9];&quot;51☻&quot;)" office:value-type="float" office:value="2" calcext:value-type="float">
            <text:p>2</text:p>
          </table:table-cell>
          <table:table-cell table:style-name="ce78" table:formula="of:=COUNTIF([.C9:.K9];&quot;52&quot;)+COUNTIF([.C9:.K9];&quot;52☻&quot;)" office:value-type="float" office:value="1" calcext:value-type="float">
            <text:p>1</text:p>
          </table:table-cell>
          <table:table-cell table:style-name="ce78" table:formula="of:=COUNTIF([.C9:.K9];&quot;11-19&quot;)+COUNTIF([.C9:.K9];&quot;2&quot;)" office:value-type="float" office:value="1" calcext:value-type="float">
            <text:p>1</text:p>
          </table:table-cell>
          <table:table-cell table:style-name="ce78" table:formula="of:=COUNTIF([.C9:.K9];&quot;U&quot;)+COUNTIF([.C9:.K9];&quot;U☻&quot;)" office:value-type="float" office:value="1" calcext:value-type="float">
            <text:p>1</text:p>
          </table:table-cell>
          <table:table-cell table:style-name="ce78" table:formula="of:=COUNTIF([.C9:.K9];&quot;KVIT&quot;)+COUNTIF([.C9:.K9];&quot;KVIT☻&quot;)" office:value-type="float" office:value="1" calcext:value-type="float">
            <text:p>1</text:p>
          </table:table-cell>
          <table:table-cell table:style-name="ce79" table:formula="of:=COUNTBLANK([.C9:.K9])" office:value-type="float" office:value="0" calcext:value-type="float">
            <text:p>0</text:p>
          </table:table-cell>
          <table:table-cell table:style-name="ce80" table:formula="of:=COUNTIF([.C9:.K9];&quot;x&quot;)" office:value-type="float" office:value="1" calcext:value-type="float">
            <text:p>1</text:p>
          </table:table-cell>
          <table:table-cell table:style-name="ce81" table:formula="of:=COUNTIF([.C9:.K9];&quot;51&quot;)+COUNTIF([.C9:.K9];&quot;51☻&quot;)+COUNTIF([.C9:.K9];&quot;2&quot;)+COUNTIF([.C9:.K9];&quot;52&quot;)+COUNTIF([.C9:.K9];&quot;52☻&quot;)" office:value-type="float" office:value="3" calcext:value-type="float">
            <text:p>3</text:p>
          </table:table-cell>
          <table:table-cell table:style-name="ce14"/>
          <table:table-cell table:style-name="ce2" table:formula="of:=[$februar.$W$9]" office:value-type="string" office:string-value="U☻" calcext:value-type="string">
            <text:p>U☻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09" calcext:value-type="date">
            <text:p>9. IV. 08</text:p>
          </table:table-cell>
          <table:table-cell table:style-name="ce69" table:formula="of:=TEXT([.A10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27" office:value-type="string" calcext:value-type="string">
            <text:p>KVIT☻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77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78" table:formula="of:=COUNTIF([.C10:.K10];&quot;51&quot;)+COUNTIF([.C10:.K10];&quot;51☻&quot;)" office:value-type="float" office:value="1" calcext:value-type="float">
            <text:p>1</text:p>
          </table:table-cell>
          <table:table-cell table:style-name="ce78" table:formula="of:=COUNTIF([.C10:.K10];&quot;52&quot;)+COUNTIF([.C10:.K10];&quot;52☻&quot;)" office:value-type="float" office:value="1" calcext:value-type="float">
            <text:p>1</text:p>
          </table:table-cell>
          <table:table-cell table:style-name="ce78" table:formula="of:=COUNTIF([.C10:.K10];&quot;11-19&quot;)+COUNTIF([.C10:.K10];&quot;2&quot;)" office:value-type="float" office:value="1" calcext:value-type="float">
            <text:p>1</text:p>
          </table:table-cell>
          <table:table-cell table:style-name="ce78" table:formula="of:=COUNTIF([.C10:.K10];&quot;U&quot;)+COUNTIF([.C10:.K10];&quot;U☻&quot;)" office:value-type="float" office:value="1" calcext:value-type="float">
            <text:p>1</text:p>
          </table:table-cell>
          <table:table-cell table:style-name="ce78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79" table:formula="of:=COUNTBLANK([.C10:.K10])" office:value-type="float" office:value="1" calcext:value-type="float">
            <text:p>1</text:p>
          </table:table-cell>
          <table:table-cell table:style-name="ce80" table:formula="of:=COUNTIF([.C10:.K10];&quot;x&quot;)" office:value-type="float" office:value="2" calcext:value-type="float">
            <text:p>2</text:p>
          </table:table-cell>
          <table:table-cell table:style-name="ce81" table:formula="of:=COUNTIF([.C10:.K10];&quot;51&quot;)+COUNTIF([.C10:.K10];&quot;51☻&quot;)+COUNTIF([.C10:.K10];&quot;2&quot;)+COUNTIF([.C10:.K10];&quot;52&quot;)+COUNTIF([.C10:.K10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10]" office:value-type="string" office:string-value="11-19" calcext:value-type="string">
            <text:p>11-19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10" calcext:value-type="date">
            <text:p>10. IV. 08</text:p>
          </table:table-cell>
          <table:table-cell table:style-name="ce69" table:formula="of:=TEXT([.A11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D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77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78" table:formula="of:=COUNTIF([.C11:.K11];&quot;51&quot;)+COUNTIF([.C11:.K11];&quot;51☻&quot;)" office:value-type="float" office:value="1" calcext:value-type="float">
            <text:p>1</text:p>
          </table:table-cell>
          <table:table-cell table:style-name="ce78" table:formula="of:=COUNTIF([.C11:.K11];&quot;52&quot;)+COUNTIF([.C11:.K11];&quot;52☻&quot;)" office:value-type="float" office:value="1" calcext:value-type="float">
            <text:p>1</text:p>
          </table:table-cell>
          <table:table-cell table:style-name="ce78" table:formula="of:=COUNTIF([.C11:.K11];&quot;11-19&quot;)+COUNTIF([.C11:.K11];&quot;2&quot;)" office:value-type="float" office:value="1" calcext:value-type="float">
            <text:p>1</text:p>
          </table:table-cell>
          <table:table-cell table:style-name="ce78" table:formula="of:=COUNTIF([.C11:.K11];&quot;U&quot;)+COUNTIF([.C11:.K11];&quot;U☻&quot;)" office:value-type="float" office:value="1" calcext:value-type="float">
            <text:p>1</text:p>
          </table:table-cell>
          <table:table-cell table:style-name="ce78" table:formula="of:=COUNTIF([.C11:.K11];&quot;KVIT&quot;)+COUNTIF([.C11:.K11];&quot;KVIT☻&quot;)" office:value-type="float" office:value="2" calcext:value-type="float">
            <text:p>2</text:p>
          </table:table-cell>
          <table:table-cell table:style-name="ce79" table:formula="of:=COUNTBLANK([.C11:.K11])" office:value-type="float" office:value="1" calcext:value-type="float">
            <text:p>1</text:p>
          </table:table-cell>
          <table:table-cell table:style-name="ce80" table:formula="of:=COUNTIF([.C11:.K11];&quot;x&quot;)" office:value-type="float" office:value="1" calcext:value-type="float">
            <text:p>1</text:p>
          </table:table-cell>
          <table:table-cell table:style-name="ce81" table:formula="of:=COUNTIF([.C11:.K11];&quot;51&quot;)+COUNTIF([.C11:.K11];&quot;51☻&quot;)+COUNTIF([.C11:.K11];&quot;2&quot;)+COUNTIF([.C11:.K11];&quot;52&quot;)+COUNTIF([.C11:.K11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11]" office:value-type="string" office:string-value="X" calcext:value-type="string">
            <text:p>X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11" calcext:value-type="date">
            <text:p>11. IV. 08</text:p>
          </table:table-cell>
          <table:table-cell table:style-name="ce69" table:formula="of:=TEXT([.A12];&quot;Ddd&quot;)" office:value-type="string" office:string-value="pet" calcext:value-type="string">
            <text:p>pet</text:p>
          </table:table-cell>
          <table:table-cell table:style-name="ce26" office:value-type="string" calcext:value-type="string">
            <office:annotation draw:style-name="gr31" draw:text-style-name="P4" svg:width="2.709cm" svg:height="2.992cm" svg:x="4.618cm" svg:y="7.166cm" draw:caption-point-x="-0.169cm" draw:caption-point-y="0.566cm">
              <dc:date>2022-03-21T00:00:00</dc:date>
              <text:p text:style-name="P3">Prosim, če je lahko v petek pred dežurnim vikendom v pripravljenosti za TX nekdo drug. </text:p>
            </office:annotation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2"/>
          <table:table-cell table:style-name="ce3" office:value-type="string" calcext:value-type="string">
            <office:annotation draw:style-name="gr32" draw:text-style-name="P4" svg:width="2.972cm" svg:height="1.994cm" svg:x="13.719cm" svg:y="7.166cm" draw:caption-point-x="-0.158cm" draw:caption-point-y="0.566cm">
              <dc:date>2022-03-21T00:00:00</dc:date>
              <text:p text:style-name="P3">da od 11. do 13.04.2008 nisem dežuren</text:p>
            </office:annotation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N</text:p>
          </table:table-cell>
          <table:table-cell table:style-name="ce77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78" table:formula="of:=COUNTIF([.C12:.K12];&quot;51&quot;)+COUNTIF([.C12:.K12];&quot;51☻&quot;)" office:value-type="float" office:value="1" calcext:value-type="float">
            <text:p>1</text:p>
          </table:table-cell>
          <table:table-cell table:style-name="ce78" table:formula="of:=COUNTIF([.C12:.K12];&quot;52&quot;)+COUNTIF([.C12:.K12];&quot;52☻&quot;)" office:value-type="float" office:value="2" calcext:value-type="float">
            <text:p>2</text:p>
          </table:table-cell>
          <table:table-cell table:style-name="ce78" table:formula="of:=COUNTIF([.C12:.K12];&quot;11-19&quot;)+COUNTIF([.C12:.K12];&quot;2&quot;)" office:value-type="float" office:value="1" calcext:value-type="float">
            <text:p>1</text:p>
          </table:table-cell>
          <table:table-cell table:style-name="ce78" table:formula="of:=COUNTIF([.C12:.K12];&quot;U&quot;)+COUNTIF([.C12:.K12];&quot;U☻&quot;)" office:value-type="float" office:value="1" calcext:value-type="float">
            <text:p>1</text:p>
          </table:table-cell>
          <table:table-cell table:style-name="ce78" table:formula="of:=COUNTIF([.C12:.K12];&quot;KVIT&quot;)+COUNTIF([.C12:.K12];&quot;KVIT☻&quot;)" office:value-type="float" office:value="2" calcext:value-type="float">
            <text:p>2</text:p>
          </table:table-cell>
          <table:table-cell table:style-name="ce79" table:formula="of:=COUNTBLANK([.C12:.K12])" office:value-type="float" office:value="1" calcext:value-type="float">
            <text:p>1</text:p>
          </table:table-cell>
          <table:table-cell table:style-name="ce80" table:formula="of:=COUNTIF([.C12:.K12];&quot;x&quot;)" office:value-type="float" office:value="1" calcext:value-type="float">
            <text:p>1</text:p>
          </table:table-cell>
          <table:table-cell table:style-name="ce81" table:formula="of:=COUNTIF([.C12:.K12];&quot;51&quot;)+COUNTIF([.C12:.K12];&quot;51☻&quot;)+COUNTIF([.C12:.K12];&quot;2&quot;)+COUNTIF([.C12:.K12];&quot;52&quot;)+COUNTIF([.C12:.K12];&quot;52☻&quot;)" office:value-type="float" office:value="3" calcext:value-type="float">
            <text:p>3</text:p>
          </table:table-cell>
          <table:table-cell table:style-name="ce14"/>
          <table:table-cell table:style-name="ce3" table:formula="of:=[$februar.$W$12]" office:value-type="string" office:string-value="D" calcext:value-type="string">
            <text:p>D</text:p>
          </table:table-cell>
          <table:table-cell table:number-columns-repeated="1001"/>
        </table:table-row>
        <table:table-row table:style-name="ro5">
          <table:table-cell table:style-name="ce11" office:value-type="date" office:date-value="2008-04-12" calcext:value-type="date">
            <text:p>12. IV. 08</text:p>
          </table:table-cell>
          <table:table-cell table:style-name="ce70" table:formula="of:=TEXT([.A13];&quot;Ddd&quot;)" office:value-type="string" office:string-value="sob" calcext:value-type="string">
            <text:p>sob</text:p>
          </table:table-cell>
          <table:table-cell table:style-name="ce22">
            <office:annotation draw:style-name="gr28" draw:text-style-name="P4" svg:width="2.709cm" svg:height="2.597cm" svg:x="4.618cm" svg:y="7.868cm" draw:caption-point-x="-0.169cm" draw:caption-point-y="0.566cm">
              <dc:date>2022-03-21T00:00:00</dc:date>
              <text:p text:style-name="P3">dežurni vikend 5. in 6. april ( lahko tudi 12. in 13. april) s pripadajočim KVIT</text:p>
            </office:annotation>
          </table:table-cell>
          <table:table-cell table:style-name="ce21" table:number-columns-repeated="2"/>
          <table:table-cell table:style-name="ce22" office:value-type="string" calcext:value-type="string">
            <text:p>☻</text:p>
          </table:table-cell>
          <table:table-cell table:style-name="ce20"/>
          <table:table-cell table:style-name="ce21"/>
          <table:table-cell table:style-name="ce73"/>
          <table:table-cell table:style-name="ce72">
            <office:annotation draw:style-name="gr28" draw:text-style-name="P4" svg:width="2.972cm" svg:height="2.005cm" svg:x="13.719cm" svg:y="7.868cm" draw:caption-point-x="-0.158cm" draw:caption-point-y="0.566cm">
              <dc:date>2022-03-21T00:00:00</dc:date>
              <text:p text:style-name="P3">da od 11. do 13.04.2008 nisem dežuren</text:p>
            </office:annotation>
          </table:table-cell>
          <table:table-cell table:style-name="ce21"/>
          <table:table-cell table:style-name="ce34" office:value-type="string" calcext:value-type="string">
            <text:p>PIN</text:p>
          </table:table-cell>
          <table:table-cell table:style-name="ce77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78" table:formula="of:=COUNTIF([.C13:.K13];&quot;51&quot;)+COUNTIF([.C13:.K13];&quot;51☻&quot;)" office:value-type="float" office:value="0" calcext:value-type="float">
            <text:p>0</text:p>
          </table:table-cell>
          <table:table-cell table:style-name="ce78" table:formula="of:=COUNTIF([.C13:.K13];&quot;52&quot;)+COUNTIF([.C13:.K13];&quot;52☻&quot;)" office:value-type="float" office:value="0" calcext:value-type="float">
            <text:p>0</text:p>
          </table:table-cell>
          <table:table-cell table:style-name="ce78" table:formula="of:=COUNTIF([.C13:.K13];&quot;11-19&quot;)+COUNTIF([.C13:.K13];&quot;2&quot;)" office:value-type="float" office:value="0" calcext:value-type="float">
            <text:p>0</text:p>
          </table:table-cell>
          <table:table-cell table:style-name="ce78" table:formula="of:=COUNTIF([.C13:.K13];&quot;U&quot;)+COUNTIF([.C13:.K13];&quot;U☻&quot;)" office:value-type="float" office:value="0" calcext:value-type="float">
            <text:p>0</text:p>
          </table:table-cell>
          <table:table-cell table:style-name="ce78" table:formula="of:=COUNTIF([.C13:.K13];&quot;KVIT&quot;)+COUNTIF([.C13:.K13];&quot;KVIT☻&quot;)" office:value-type="float" office:value="0" calcext:value-type="float">
            <text:p>0</text:p>
          </table:table-cell>
          <table:table-cell table:style-name="ce79" table:formula="of:=COUNTBLANK([.C13:.K13])" office:value-type="float" office:value="8" calcext:value-type="float">
            <text:p>8</text:p>
          </table:table-cell>
          <table:table-cell table:style-name="ce80" table:formula="of:=COUNTIF([.C13:.K13];&quot;x&quot;)" office:value-type="float" office:value="0" calcext:value-type="float">
            <text:p>0</text:p>
          </table:table-cell>
          <table:table-cell table:style-name="ce81" table:formula="of:=COUNTIF([.C13:.K13];&quot;51&quot;)+COUNTIF([.C13:.K13];&quot;51☻&quot;)+COUNTIF([.C13:.K13];&quot;2&quot;)+COUNTIF([.C13:.K13];&quot;52&quot;)+COUNTIF([.C13:.K1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februar.$W$13]" office:value-type="string" office:string-value="BOL" calcext:value-type="string">
            <text:p>BOL</text:p>
          </table:table-cell>
          <table:table-cell table:number-columns-repeated="1001"/>
        </table:table-row>
        <table:table-row table:style-name="ro5">
          <table:table-cell table:style-name="ce11" office:value-type="date" office:date-value="2008-04-13" calcext:value-type="date">
            <text:p>13. IV. 08</text:p>
          </table:table-cell>
          <table:table-cell table:style-name="ce70" table:formula="of:=TEXT([.A14];&quot;Ddd&quot;)" office:value-type="string" office:string-value="ned" calcext:value-type="string">
            <text:p>ned</text:p>
          </table:table-cell>
          <table:table-cell table:style-name="ce22" office:value-type="string" calcext:value-type="string">
            <office:annotation draw:style-name="gr32" draw:text-style-name="P4" svg:width="2.709cm" svg:height="2.597cm" svg:x="4.618cm" svg:y="8.57cm" draw:caption-point-x="-0.169cm" draw:caption-point-y="0.566cm">
              <dc:date>2022-03-21T00:00:00</dc:date>
              <text:p text:style-name="P3">dežurni vikend 5. in 6. april ( lahko tudi 12. in 13. april) s pripadajočim KVIT</text:p>
            </office:annotation>
            <text:p>☻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28"/>
          <table:table-cell table:style-name="ce25"/>
          <table:table-cell table:style-name="ce72">
            <office:annotation draw:style-name="gr32" draw:text-style-name="P4" svg:width="2.972cm" svg:height="1.994cm" svg:x="13.719cm" svg:y="8.57cm" draw:caption-point-x="-0.158cm" draw:caption-point-y="0.566cm">
              <dc:date>2022-03-21T00:00:00</dc:date>
              <text:p text:style-name="P3">da od 11. do 13.04.2008 nisem dežuren</text:p>
            </office:annotation>
          </table:table-cell>
          <table:table-cell table:style-name="ce72"/>
          <table:table-cell table:style-name="ce34" office:value-type="string" calcext:value-type="string">
            <text:p>PIN</text:p>
          </table:table-cell>
          <table:table-cell table:style-name="ce77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78" table:formula="of:=COUNTIF([.C14:.K14];&quot;51&quot;)+COUNTIF([.C14:.K14];&quot;51☻&quot;)" office:value-type="float" office:value="0" calcext:value-type="float">
            <text:p>0</text:p>
          </table:table-cell>
          <table:table-cell table:style-name="ce78" table:formula="of:=COUNTIF([.C14:.K14];&quot;52&quot;)+COUNTIF([.C14:.K14];&quot;52☻&quot;)" office:value-type="float" office:value="0" calcext:value-type="float">
            <text:p>0</text:p>
          </table:table-cell>
          <table:table-cell table:style-name="ce78" table:formula="of:=COUNTIF([.C14:.K14];&quot;11-19&quot;)+COUNTIF([.C14:.K14];&quot;2&quot;)" office:value-type="float" office:value="0" calcext:value-type="float">
            <text:p>0</text:p>
          </table:table-cell>
          <table:table-cell table:style-name="ce78" table:formula="of:=COUNTIF([.C14:.K14];&quot;U&quot;)+COUNTIF([.C14:.K14];&quot;U☻&quot;)" office:value-type="float" office:value="0" calcext:value-type="float">
            <text:p>0</text:p>
          </table:table-cell>
          <table:table-cell table:style-name="ce78" table:formula="of:=COUNTIF([.C14:.K14];&quot;KVIT&quot;)+COUNTIF([.C14:.K14];&quot;KVIT☻&quot;)" office:value-type="float" office:value="0" calcext:value-type="float">
            <text:p>0</text:p>
          </table:table-cell>
          <table:table-cell table:style-name="ce79" table:formula="of:=COUNTBLANK([.C14:.K14])" office:value-type="float" office:value="8" calcext:value-type="float">
            <text:p>8</text:p>
          </table:table-cell>
          <table:table-cell table:style-name="ce80" table:formula="of:=COUNTIF([.C14:.K14];&quot;x&quot;)" office:value-type="float" office:value="0" calcext:value-type="float">
            <text:p>0</text:p>
          </table:table-cell>
          <table:table-cell table:style-name="ce81" table:formula="of:=COUNTIF([.C14:.K14];&quot;51&quot;)+COUNTIF([.C14:.K14];&quot;51☻&quot;)+COUNTIF([.C14:.K14];&quot;2&quot;)+COUNTIF([.C14:.K14];&quot;52&quot;)+COUNTIF([.C14:.K14];&quot;52☻&quot;)" office:value-type="float" office:value="0" calcext:value-type="float">
            <text:p>0</text:p>
          </table:table-cell>
          <table:table-cell table:style-name="ce14"/>
          <table:table-cell table:style-name="ce6" table:formula="of:=[$februar.$W$14]" office:value-type="string" office:string-value="☻" calcext:value-type="string">
            <text:p>☻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14" calcext:value-type="date">
            <text:p>14. IV. 08</text:p>
          </table:table-cell>
          <table:table-cell table:style-name="ce69" table:formula="of:=TEXT([.A15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2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office:annotation draw:style-name="gr30" draw:text-style-name="P4" svg:width="2.71cm" svg:height="0.686cm" svg:x="11.189cm" svg:y="7.942cm" draw:caption-point-x="-0.232cm" draw:caption-point-y="1.896cm">
              <dc:date>2022-03-21T00:00:00</dc:date>
              <text:p text:style-name="P3">pučnik</text:p>
            </office:annotation>
            <text:p>D</text:p>
          </table:table-cell>
          <table:table-cell table:style-name="ce31"/>
          <table:table-cell table:style-name="ce3" office:value-type="string" calcext:value-type="string">
            <text:p>SO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PIN</text:p>
          </table:table-cell>
          <table:table-cell table:style-name="ce77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78" table:formula="of:=COUNTIF([.C15:.K15];&quot;51&quot;)+COUNTIF([.C15:.K15];&quot;51☻&quot;)" office:value-type="float" office:value="1" calcext:value-type="float">
            <text:p>1</text:p>
          </table:table-cell>
          <table:table-cell table:style-name="ce78" table:formula="of:=COUNTIF([.C15:.K15];&quot;52&quot;)+COUNTIF([.C15:.K15];&quot;52☻&quot;)" office:value-type="float" office:value="0" calcext:value-type="float">
            <text:p>0</text:p>
          </table:table-cell>
          <table:table-cell table:style-name="ce78" table:formula="of:=COUNTIF([.C15:.K15];&quot;11-19&quot;)+COUNTIF([.C15:.K15];&quot;2&quot;)" office:value-type="float" office:value="1" calcext:value-type="float">
            <text:p>1</text:p>
          </table:table-cell>
          <table:table-cell table:style-name="ce78" table:formula="of:=COUNTIF([.C15:.K15];&quot;U&quot;)+COUNTIF([.C15:.K15];&quot;U☻&quot;)" office:value-type="float" office:value="1" calcext:value-type="float">
            <text:p>1</text:p>
          </table:table-cell>
          <table:table-cell table:style-name="ce78" table:formula="of:=COUNTIF([.C15:.K15];&quot;KVIT&quot;)+COUNTIF([.C15:.K15];&quot;KVIT☻&quot;)" office:value-type="float" office:value="1" calcext:value-type="float">
            <text:p>1</text:p>
          </table:table-cell>
          <table:table-cell table:style-name="ce79" table:formula="of:=COUNTBLANK([.C15:.K15])" office:value-type="float" office:value="1" calcext:value-type="float">
            <text:p>1</text:p>
          </table:table-cell>
          <table:table-cell table:style-name="ce80" table:formula="of:=COUNTIF([.C15:.K15];&quot;x&quot;)" office:value-type="float" office:value="1" calcext:value-type="float">
            <text:p>1</text:p>
          </table:table-cell>
          <table:table-cell table:style-name="ce81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15]" office:value-type="string" office:string-value="SO" calcext:value-type="string">
            <text:p>SO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15" calcext:value-type="date">
            <text:p>15. IV. 08</text:p>
          </table:table-cell>
          <table:table-cell table:style-name="ce69" table:formula="of:=TEXT([.A16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SO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PIN</text:p>
          </table:table-cell>
          <table:table-cell table:style-name="ce77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78" table:formula="of:=COUNTIF([.C16:.K16];&quot;51&quot;)+COUNTIF([.C16:.K16];&quot;51☻&quot;)" office:value-type="float" office:value="1" calcext:value-type="float">
            <text:p>1</text:p>
          </table:table-cell>
          <table:table-cell table:style-name="ce78" table:formula="of:=COUNTIF([.C16:.K16];&quot;52&quot;)+COUNTIF([.C16:.K16];&quot;52☻&quot;)" office:value-type="float" office:value="1" calcext:value-type="float">
            <text:p>1</text:p>
          </table:table-cell>
          <table:table-cell table:style-name="ce78" table:formula="of:=COUNTIF([.C16:.K16];&quot;11-19&quot;)+COUNTIF([.C16:.K16];&quot;2&quot;)" office:value-type="float" office:value="1" calcext:value-type="float">
            <text:p>1</text:p>
          </table:table-cell>
          <table:table-cell table:style-name="ce78" table:formula="of:=COUNTIF([.C16:.K16];&quot;U&quot;)+COUNTIF([.C16:.K16];&quot;U☻&quot;)" office:value-type="float" office:value="1" calcext:value-type="float">
            <text:p>1</text:p>
          </table:table-cell>
          <table:table-cell table:style-name="ce78" table:formula="of:=COUNTIF([.C16:.K16];&quot;KVIT&quot;)+COUNTIF([.C16:.K16];&quot;KVIT☻&quot;)" office:value-type="float" office:value="1" calcext:value-type="float">
            <text:p>1</text:p>
          </table:table-cell>
          <table:table-cell table:style-name="ce79" table:formula="of:=COUNTBLANK([.C16:.K16])" office:value-type="float" office:value="0" calcext:value-type="float">
            <text:p>0</text:p>
          </table:table-cell>
          <table:table-cell table:style-name="ce80" table:formula="of:=COUNTIF([.C16:.K16];&quot;x&quot;)" office:value-type="float" office:value="1" calcext:value-type="float">
            <text:p>1</text:p>
          </table:table-cell>
          <table:table-cell table:style-name="ce81" table:formula="of:=COUNTIF([.C16:.K16];&quot;51&quot;)+COUNTIF([.C16:.K16];&quot;51☻&quot;)+COUNTIF([.C16:.K16];&quot;2&quot;)+COUNTIF([.C16:.K16];&quot;52&quot;)+COUNTIF([.C16:.K16];&quot;52☻&quot;)" office:value-type="float" office:value="2" calcext:value-type="float">
            <text:p>2</text:p>
          </table:table-cell>
          <table:table-cell table:style-name="ce14"/>
          <table:table-cell table:style-name="ce7" table:formula="of:=[$februar.$W$16]" office:value-type="string" office:string-value="☻" calcext:value-type="string">
            <text:p>☻</text:p>
          </table:table-cell>
          <table:table-cell table:number-columns-repeated="1001"/>
        </table:table-row>
        <table:table-row table:style-name="ro5">
          <table:table-cell table:style-name="ce12" office:value-type="date" office:date-value="2008-04-16" calcext:value-type="date">
            <text:p>16. IV. 08</text:p>
          </table:table-cell>
          <table:table-cell table:style-name="ce69" table:formula="of:=TEXT([.A17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3"/>
          <table:table-cell table:style-name="ce3" office:value-type="string" calcext:value-type="string">
            <text:p>SO</text:p>
          </table:table-cell>
          <table:table-cell table:style-name="ce8" office:value-type="float" office:value="51" calcext:value-type="float">
            <text:p>51</text:p>
          </table:table-cell>
          <table:table-cell table:style-name="ce34" office:value-type="string" calcext:value-type="string">
            <text:p>PIN</text:p>
          </table:table-cell>
          <table:table-cell table:style-name="ce77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78" table:formula="of:=COUNTIF([.C17:.K17];&quot;51&quot;)+COUNTIF([.C17:.K17];&quot;51☻&quot;)" office:value-type="float" office:value="1" calcext:value-type="float">
            <text:p>1</text:p>
          </table:table-cell>
          <table:table-cell table:style-name="ce78" table:formula="of:=COUNTIF([.C17:.K17];&quot;52&quot;)+COUNTIF([.C17:.K17];&quot;52☻&quot;)" office:value-type="float" office:value="1" calcext:value-type="float">
            <text:p>1</text:p>
          </table:table-cell>
          <table:table-cell table:style-name="ce78" table:formula="of:=COUNTIF([.C17:.K17];&quot;11-19&quot;)+COUNTIF([.C17:.K17];&quot;2&quot;)" office:value-type="float" office:value="1" calcext:value-type="float">
            <text:p>1</text:p>
          </table:table-cell>
          <table:table-cell table:style-name="ce78" table:formula="of:=COUNTIF([.C17:.K17];&quot;U&quot;)+COUNTIF([.C17:.K17];&quot;U☻&quot;)" office:value-type="float" office:value="1" calcext:value-type="float">
            <text:p>1</text:p>
          </table:table-cell>
          <table:table-cell table:style-name="ce78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79" table:formula="of:=COUNTBLANK([.C17:.K17])" office:value-type="float" office:value="1" calcext:value-type="float">
            <text:p>1</text:p>
          </table:table-cell>
          <table:table-cell table:style-name="ce80" table:formula="of:=COUNTIF([.C17:.K17];&quot;x&quot;)" office:value-type="float" office:value="1" calcext:value-type="float">
            <text:p>1</text:p>
          </table:table-cell>
          <table:table-cell table:style-name="ce81" table:formula="of:=COUNTIF([.C17:.K17];&quot;51&quot;)+COUNTIF([.C17:.K17];&quot;51☻&quot;)+COUNTIF([.C17:.K17];&quot;2&quot;)+COUNTIF([.C17:.K17];&quot;52&quot;)+COUNTIF([.C17:.K17];&quot;52☻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number-columns-repeated="1001"/>
        </table:table-row>
        <table:table-row table:style-name="ro5">
          <table:table-cell table:style-name="ce12" office:value-type="date" office:date-value="2008-04-17" calcext:value-type="date">
            <text:p>17. IV. 08</text:p>
          </table:table-cell>
          <table:table-cell table:style-name="ce69" table:formula="of:=TEXT([.A18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SO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75"/>
          <table:table-cell table:style-name="ce3" office:value-type="string" calcext:value-type="string">
            <text:p>SO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PIN</text:p>
          </table:table-cell>
          <table:table-cell table:style-name="ce77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78" table:formula="of:=COUNTIF([.C18:.K18];&quot;51&quot;)+COUNTIF([.C18:.K18];&quot;51☻&quot;)" office:value-type="float" office:value="1" calcext:value-type="float">
            <text:p>1</text:p>
          </table:table-cell>
          <table:table-cell table:style-name="ce78" table:formula="of:=COUNTIF([.C18:.K18];&quot;52&quot;)+COUNTIF([.C18:.K18];&quot;52☻&quot;)" office:value-type="float" office:value="1" calcext:value-type="float">
            <text:p>1</text:p>
          </table:table-cell>
          <table:table-cell table:style-name="ce78" table:formula="of:=COUNTIF([.C18:.K18];&quot;11-19&quot;)+COUNTIF([.C18:.K18];&quot;2&quot;)" office:value-type="float" office:value="1" calcext:value-type="float">
            <text:p>1</text:p>
          </table:table-cell>
          <table:table-cell table:style-name="ce78" table:formula="of:=COUNTIF([.C18:.K18];&quot;U&quot;)+COUNTIF([.C18:.K18];&quot;U☻&quot;)" office:value-type="float" office:value="1" calcext:value-type="float">
            <text:p>1</text:p>
          </table:table-cell>
          <table:table-cell table:style-name="ce78" table:formula="of:=COUNTIF([.C18:.K18];&quot;KVIT&quot;)+COUNTIF([.C18:.K18];&quot;KVIT☻&quot;)" office:value-type="float" office:value="1" calcext:value-type="float">
            <text:p>1</text:p>
          </table:table-cell>
          <table:table-cell table:style-name="ce79" table:formula="of:=COUNTBLANK([.C18:.K18])" office:value-type="float" office:value="1" calcext:value-type="float">
            <text:p>1</text:p>
          </table:table-cell>
          <table:table-cell table:style-name="ce80" table:formula="of:=COUNTIF([.C18:.K18];&quot;x&quot;)" office:value-type="float" office:value="1" calcext:value-type="float">
            <text:p>1</text:p>
          </table:table-cell>
          <table:table-cell table:style-name="ce81" table:formula="of:=COUNTIF([.C18:.K18];&quot;51&quot;)+COUNTIF([.C18:.K18];&quot;51☻&quot;)+COUNTIF([.C18:.K18];&quot;2&quot;)+COUNTIF([.C18:.K18];&quot;52&quot;)+COUNTIF([.C18:.K18];&quot;52☻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number-columns-repeated="1001"/>
        </table:table-row>
        <table:table-row table:style-name="ro5">
          <table:table-cell table:style-name="ce12" office:value-type="date" office:date-value="2008-04-18" calcext:value-type="date">
            <text:p>18. IV. 08</text:p>
          </table:table-cell>
          <table:table-cell table:style-name="ce69" table:formula="of:=TEXT([.A19];&quot;Ddd&quot;)" office:value-type="string" office:string-value="pet" calcext:value-type="string">
            <text:p>pet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0" draw:text-style-name="P4" svg:width="2.709cm" svg:height="0.686cm" svg:x="8.597cm" svg:y="10.739cm" draw:caption-point-x="-0.243cm" draw:caption-point-y="1.907cm">
              <dc:date>2022-03-21T00:00:00</dc:date>
              <text:p text:style-name="P3">izola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MŠŠ</text:p>
          </table:table-cell>
          <table:table-cell table:style-name="ce77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78" table:formula="of:=COUNTIF([.C19:.K19];&quot;51&quot;)+COUNTIF([.C19:.K19];&quot;51☻&quot;)" office:value-type="float" office:value="1" calcext:value-type="float">
            <text:p>1</text:p>
          </table:table-cell>
          <table:table-cell table:style-name="ce78" table:formula="of:=COUNTIF([.C19:.K19];&quot;52&quot;)+COUNTIF([.C19:.K19];&quot;52☻&quot;)" office:value-type="float" office:value="1" calcext:value-type="float">
            <text:p>1</text:p>
          </table:table-cell>
          <table:table-cell table:style-name="ce78" table:formula="of:=COUNTIF([.C19:.K19];&quot;11-19&quot;)+COUNTIF([.C19:.K19];&quot;2&quot;)" office:value-type="float" office:value="1" calcext:value-type="float">
            <text:p>1</text:p>
          </table:table-cell>
          <table:table-cell table:style-name="ce78" table:formula="of:=COUNTIF([.C19:.K19];&quot;U&quot;)+COUNTIF([.C19:.K19];&quot;U☻&quot;)" office:value-type="float" office:value="1" calcext:value-type="float">
            <text:p>1</text:p>
          </table:table-cell>
          <table:table-cell table:style-name="ce78" table:formula="of:=COUNTIF([.C19:.K19];&quot;KVIT&quot;)+COUNTIF([.C19:.K19];&quot;KVIT☻&quot;)" office:value-type="float" office:value="1" calcext:value-type="float">
            <text:p>1</text:p>
          </table:table-cell>
          <table:table-cell table:style-name="ce79" table:formula="of:=COUNTBLANK([.C19:.K19])" office:value-type="float" office:value="1" calcext:value-type="float">
            <text:p>1</text:p>
          </table:table-cell>
          <table:table-cell table:style-name="ce80" table:formula="of:=COUNTIF([.C19:.K19];&quot;x&quot;)" office:value-type="float" office:value="2" calcext:value-type="float">
            <text:p>2</text:p>
          </table:table-cell>
          <table:table-cell table:style-name="ce81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number-columns-repeated="1001"/>
        </table:table-row>
        <table:table-row table:style-name="ro5">
          <table:table-cell table:style-name="ce11" office:value-type="date" office:date-value="2008-04-19" calcext:value-type="date">
            <text:p>19. IV. 08</text:p>
          </table:table-cell>
          <table:table-cell table:style-name="ce70" table:formula="of:=TEXT([.A20];&quot;Ddd&quot;)" office:value-type="string" office:string-value="sob" calcext:value-type="string">
            <text:p>sob</text:p>
          </table:table-cell>
          <table:table-cell table:style-name="ce72"/>
          <table:table-cell table:style-name="ce21"/>
          <table:table-cell table:style-name="ce22" office:value-type="string" calcext:value-type="string">
            <text:p>☻</text:p>
          </table:table-cell>
          <table:table-cell table:style-name="ce74"/>
          <table:table-cell table:style-name="ce20"/>
          <table:table-cell table:style-name="ce28"/>
          <table:table-cell table:style-name="ce21" table:number-columns-repeated="3"/>
          <table:table-cell table:style-name="ce34" office:value-type="string" calcext:value-type="string">
            <text:p>MŠŠ</text:p>
          </table:table-cell>
          <table:table-cell table:style-name="ce77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78" table:formula="of:=COUNTIF([.C20:.K20];&quot;51&quot;)+COUNTIF([.C20:.K20];&quot;51☻&quot;)" office:value-type="float" office:value="0" calcext:value-type="float">
            <text:p>0</text:p>
          </table:table-cell>
          <table:table-cell table:style-name="ce78" table:formula="of:=COUNTIF([.C20:.K20];&quot;52&quot;)+COUNTIF([.C20:.K20];&quot;52☻&quot;)" office:value-type="float" office:value="0" calcext:value-type="float">
            <text:p>0</text:p>
          </table:table-cell>
          <table:table-cell table:style-name="ce78" table:formula="of:=COUNTIF([.C20:.K20];&quot;11-19&quot;)+COUNTIF([.C20:.K20];&quot;2&quot;)" office:value-type="float" office:value="0" calcext:value-type="float">
            <text:p>0</text:p>
          </table:table-cell>
          <table:table-cell table:style-name="ce78" table:formula="of:=COUNTIF([.C20:.K20];&quot;U&quot;)+COUNTIF([.C20:.K20];&quot;U☻&quot;)" office:value-type="float" office:value="0" calcext:value-type="float">
            <text:p>0</text:p>
          </table:table-cell>
          <table:table-cell table:style-name="ce78" table:formula="of:=COUNTIF([.C20:.K20];&quot;KVIT&quot;)+COUNTIF([.C20:.K20];&quot;KVIT☻&quot;)" office:value-type="float" office:value="0" calcext:value-type="float">
            <text:p>0</text:p>
          </table:table-cell>
          <table:table-cell table:style-name="ce79" table:formula="of:=COUNTBLANK([.C20:.K20])" office:value-type="float" office:value="8" calcext:value-type="float">
            <text:p>8</text:p>
          </table:table-cell>
          <table:table-cell table:style-name="ce80" table:formula="of:=COUNTIF([.C20:.K20];&quot;x&quot;)" office:value-type="float" office:value="0" calcext:value-type="float">
            <text:p>0</text:p>
          </table:table-cell>
          <table:table-cell table:style-name="ce81" table:formula="of:=COUNTIF([.C20:.K20];&quot;51&quot;)+COUNTIF([.C20:.K20];&quot;51☻&quot;)+COUNTIF([.C20:.K20];&quot;2&quot;)+COUNTIF([.C20:.K20];&quot;52&quot;)+COUNTIF([.C20:.K20];&quot;52☻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04-20" calcext:value-type="date">
            <text:p>20. IV. 08</text:p>
          </table:table-cell>
          <table:table-cell table:style-name="ce70" table:formula="of:=TEXT([.A21];&quot;Ddd&quot;)" office:value-type="string" office:string-value="ned" calcext:value-type="string">
            <text:p>ned</text:p>
          </table:table-cell>
          <table:table-cell table:style-name="ce20"/>
          <table:table-cell table:style-name="ce73"/>
          <table:table-cell table:style-name="ce22" office:value-type="string" calcext:value-type="string">
            <text:p>☻</text:p>
          </table:table-cell>
          <table:table-cell table:style-name="ce74"/>
          <table:table-cell table:style-name="ce21"/>
          <table:table-cell table:style-name="ce28"/>
          <table:table-cell table:style-name="ce21" table:number-columns-repeated="3"/>
          <table:table-cell table:style-name="ce34" office:value-type="string" calcext:value-type="string">
            <text:p>MŠŠ</text:p>
          </table:table-cell>
          <table:table-cell table:style-name="ce77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78" table:formula="of:=COUNTIF([.C21:.K21];&quot;51&quot;)+COUNTIF([.C21:.K21];&quot;51☻&quot;)" office:value-type="float" office:value="0" calcext:value-type="float">
            <text:p>0</text:p>
          </table:table-cell>
          <table:table-cell table:style-name="ce78" table:formula="of:=COUNTIF([.C21:.K21];&quot;52&quot;)+COUNTIF([.C21:.K21];&quot;52☻&quot;)" office:value-type="float" office:value="0" calcext:value-type="float">
            <text:p>0</text:p>
          </table:table-cell>
          <table:table-cell table:style-name="ce78" table:formula="of:=COUNTIF([.C21:.K21];&quot;11-19&quot;)+COUNTIF([.C21:.K21];&quot;2&quot;)" office:value-type="float" office:value="0" calcext:value-type="float">
            <text:p>0</text:p>
          </table:table-cell>
          <table:table-cell table:style-name="ce78" table:formula="of:=COUNTIF([.C21:.K21];&quot;U&quot;)+COUNTIF([.C21:.K21];&quot;U☻&quot;)" office:value-type="float" office:value="0" calcext:value-type="float">
            <text:p>0</text:p>
          </table:table-cell>
          <table:table-cell table:style-name="ce78" table:formula="of:=COUNTIF([.C21:.K21];&quot;KVIT&quot;)+COUNTIF([.C21:.K21];&quot;KVIT☻&quot;)" office:value-type="float" office:value="0" calcext:value-type="float">
            <text:p>0</text:p>
          </table:table-cell>
          <table:table-cell table:style-name="ce79" table:formula="of:=COUNTBLANK([.C21:.K21])" office:value-type="float" office:value="8" calcext:value-type="float">
            <text:p>8</text:p>
          </table:table-cell>
          <table:table-cell table:style-name="ce80" table:formula="of:=COUNTIF([.C21:.K21];&quot;x&quot;)" office:value-type="float" office:value="0" calcext:value-type="float">
            <text:p>0</text:p>
          </table:table-cell>
          <table:table-cell table:style-name="ce81" table:formula="of:=COUNTIF([.C21:.K21];&quot;51&quot;)+COUNTIF([.C21:.K21];&quot;51☻&quot;)+COUNTIF([.C21:.K21];&quot;2&quot;)+COUNTIF([.C21:.K21];&quot;52&quot;)+COUNTIF([.C21:.K21];&quot;52☻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1" calcext:value-type="date">
            <text:p>21. IV. 08</text:p>
          </table:table-cell>
          <table:table-cell table:style-name="ce69" table:formula="of:=TEXT([.A22];&quot;Ddd&quot;)" office:value-type="string" office:string-value="pon" calcext:value-type="string">
            <text:p>pon</text:p>
          </table:table-cell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75"/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77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78" table:formula="of:=COUNTIF([.C22:.K22];&quot;51&quot;)+COUNTIF([.C22:.K22];&quot;51☻&quot;)" office:value-type="float" office:value="1" calcext:value-type="float">
            <text:p>1</text:p>
          </table:table-cell>
          <table:table-cell table:style-name="ce78" table:formula="of:=COUNTIF([.C22:.K22];&quot;52&quot;)+COUNTIF([.C22:.K22];&quot;52☻&quot;)" office:value-type="float" office:value="1" calcext:value-type="float">
            <text:p>1</text:p>
          </table:table-cell>
          <table:table-cell table:style-name="ce78" table:formula="of:=COUNTIF([.C22:.K22];&quot;11-19&quot;)+COUNTIF([.C22:.K22];&quot;2&quot;)" office:value-type="float" office:value="1" calcext:value-type="float">
            <text:p>1</text:p>
          </table:table-cell>
          <table:table-cell table:style-name="ce78" table:formula="of:=COUNTIF([.C22:.K22];&quot;U&quot;)+COUNTIF([.C22:.K22];&quot;U☻&quot;)" office:value-type="float" office:value="1" calcext:value-type="float">
            <text:p>1</text:p>
          </table:table-cell>
          <table:table-cell table:style-name="ce78" table:formula="of:=COUNTIF([.C22:.K22];&quot;KVIT&quot;)+COUNTIF([.C22:.K22];&quot;KVIT☻&quot;)" office:value-type="float" office:value="2" calcext:value-type="float">
            <text:p>2</text:p>
          </table:table-cell>
          <table:table-cell table:style-name="ce79" table:formula="of:=COUNTBLANK([.C22:.K22])" office:value-type="float" office:value="1" calcext:value-type="float">
            <text:p>1</text:p>
          </table:table-cell>
          <table:table-cell table:style-name="ce80" table:formula="of:=COUNTIF([.C22:.K22];&quot;x&quot;)" office:value-type="float" office:value="1" calcext:value-type="float">
            <text:p>1</text:p>
          </table:table-cell>
          <table:table-cell table:style-name="ce81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2" calcext:value-type="date">
            <text:p>22. IV. 08</text:p>
          </table:table-cell>
          <table:table-cell table:style-name="ce69" table:formula="of:=TEXT([.A23];&quot;Ddd&quot;)" office:value-type="string" office:string-value="tor" calcext:value-type="string">
            <text:p>tor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0" draw:text-style-name="P4" svg:width="2.72cm" svg:height="0.686cm" svg:x="11.189cm" svg:y="13.547cm" draw:caption-point-x="-0.232cm" draw:caption-point-y="1.907cm">
              <dc:date>2022-03-21T00:00:00</dc:date>
              <text:p text:style-name="P3">izola</text:p>
            </office:annotation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77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78" table:formula="of:=COUNTIF([.C23:.K23];&quot;51&quot;)+COUNTIF([.C23:.K23];&quot;51☻&quot;)" office:value-type="float" office:value="1" calcext:value-type="float">
            <text:p>1</text:p>
          </table:table-cell>
          <table:table-cell table:style-name="ce78" table:formula="of:=COUNTIF([.C23:.K23];&quot;52&quot;)+COUNTIF([.C23:.K23];&quot;52☻&quot;)" office:value-type="float" office:value="2" calcext:value-type="float">
            <text:p>2</text:p>
          </table:table-cell>
          <table:table-cell table:style-name="ce78" table:formula="of:=COUNTIF([.C23:.K23];&quot;11-19&quot;)+COUNTIF([.C23:.K23];&quot;2&quot;)" office:value-type="float" office:value="1" calcext:value-type="float">
            <text:p>1</text:p>
          </table:table-cell>
          <table:table-cell table:style-name="ce78" table:formula="of:=COUNTIF([.C23:.K23];&quot;U&quot;)+COUNTIF([.C23:.K23];&quot;U☻&quot;)" office:value-type="float" office:value="1" calcext:value-type="float">
            <text:p>1</text:p>
          </table:table-cell>
          <table:table-cell table:style-name="ce78" table:formula="of:=COUNTIF([.C23:.K23];&quot;KVIT&quot;)+COUNTIF([.C23:.K23];&quot;KVIT☻&quot;)" office:value-type="float" office:value="2" calcext:value-type="float">
            <text:p>2</text:p>
          </table:table-cell>
          <table:table-cell table:style-name="ce79" table:formula="of:=COUNTBLANK([.C23:.K23])" office:value-type="float" office:value="0" calcext:value-type="float">
            <text:p>0</text:p>
          </table:table-cell>
          <table:table-cell table:style-name="ce80" table:formula="of:=COUNTIF([.C23:.K23];&quot;x&quot;)" office:value-type="float" office:value="1" calcext:value-type="float">
            <text:p>1</text:p>
          </table:table-cell>
          <table:table-cell table:style-name="ce81" table:formula="of:=COUNTIF([.C23:.K23];&quot;51&quot;)+COUNTIF([.C23:.K23];&quot;51☻&quot;)+COUNTIF([.C23:.K23];&quot;2&quot;)+COUNTIF([.C23:.K23];&quot;52&quot;)+COUNTIF([.C23:.K23];&quot;52☻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3" calcext:value-type="date">
            <text:p>23. IV. 08</text:p>
          </table:table-cell>
          <table:table-cell table:style-name="ce69" table:formula="of:=TEXT([.A24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75"/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77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78" table:formula="of:=COUNTIF([.C24:.K24];&quot;51&quot;)+COUNTIF([.C24:.K24];&quot;51☻&quot;)" office:value-type="float" office:value="1" calcext:value-type="float">
            <text:p>1</text:p>
          </table:table-cell>
          <table:table-cell table:style-name="ce78" table:formula="of:=COUNTIF([.C24:.K24];&quot;52&quot;)+COUNTIF([.C24:.K24];&quot;52☻&quot;)" office:value-type="float" office:value="1" calcext:value-type="float">
            <text:p>1</text:p>
          </table:table-cell>
          <table:table-cell table:style-name="ce78" table:formula="of:=COUNTIF([.C24:.K24];&quot;11-19&quot;)+COUNTIF([.C24:.K24];&quot;2&quot;)" office:value-type="float" office:value="1" calcext:value-type="float">
            <text:p>1</text:p>
          </table:table-cell>
          <table:table-cell table:style-name="ce78" table:formula="of:=COUNTIF([.C24:.K24];&quot;U&quot;)+COUNTIF([.C24:.K24];&quot;U☻&quot;)" office:value-type="float" office:value="1" calcext:value-type="float">
            <text:p>1</text:p>
          </table:table-cell>
          <table:table-cell table:style-name="ce78" table:formula="of:=COUNTIF([.C24:.K24];&quot;KVIT&quot;)+COUNTIF([.C24:.K24];&quot;KVIT☻&quot;)" office:value-type="float" office:value="3" calcext:value-type="float">
            <text:p>3</text:p>
          </table:table-cell>
          <table:table-cell table:style-name="ce79" table:formula="of:=COUNTBLANK([.C24:.K24])" office:value-type="float" office:value="1" calcext:value-type="float">
            <text:p>1</text:p>
          </table:table-cell>
          <table:table-cell table:style-name="ce80" table:formula="of:=COUNTIF([.C24:.K24];&quot;x&quot;)" office:value-type="float" office:value="1" calcext:value-type="float">
            <text:p>1</text:p>
          </table:table-cell>
          <table:table-cell table:style-name="ce81" table:formula="of:=COUNTIF([.C24:.K24];&quot;51&quot;)+COUNTIF([.C24:.K24];&quot;51☻&quot;)+COUNTIF([.C24:.K24];&quot;2&quot;)+COUNTIF([.C24:.K24];&quot;52&quot;)+COUNTIF([.C24:.K24];&quot;52☻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4" calcext:value-type="date">
            <text:p>24. IV. 08</text:p>
          </table:table-cell>
          <table:table-cell table:style-name="ce69" table:formula="of:=TEXT([.A25];&quot;Ddd&quot;)" office:value-type="string" office:string-value="čet" calcext:value-type="string">
            <text:p>čet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75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77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78" table:formula="of:=COUNTIF([.C25:.K25];&quot;51&quot;)+COUNTIF([.C25:.K25];&quot;51☻&quot;)" office:value-type="float" office:value="1" calcext:value-type="float">
            <text:p>1</text:p>
          </table:table-cell>
          <table:table-cell table:style-name="ce78" table:formula="of:=COUNTIF([.C25:.K25];&quot;52&quot;)+COUNTIF([.C25:.K25];&quot;52☻&quot;)" office:value-type="float" office:value="2" calcext:value-type="float">
            <text:p>2</text:p>
          </table:table-cell>
          <table:table-cell table:style-name="ce78" table:formula="of:=COUNTIF([.C25:.K25];&quot;11-19&quot;)+COUNTIF([.C25:.K25];&quot;2&quot;)" office:value-type="float" office:value="1" calcext:value-type="float">
            <text:p>1</text:p>
          </table:table-cell>
          <table:table-cell table:style-name="ce78" table:formula="of:=COUNTIF([.C25:.K25];&quot;U&quot;)+COUNTIF([.C25:.K25];&quot;U☻&quot;)" office:value-type="float" office:value="1" calcext:value-type="float">
            <text:p>1</text:p>
          </table:table-cell>
          <table:table-cell table:style-name="ce78" table:formula="of:=COUNTIF([.C25:.K25];&quot;KVIT&quot;)+COUNTIF([.C25:.K25];&quot;KVIT☻&quot;)" office:value-type="float" office:value="1" calcext:value-type="float">
            <text:p>1</text:p>
          </table:table-cell>
          <table:table-cell table:style-name="ce79" table:formula="of:=COUNTBLANK([.C25:.K25])" office:value-type="float" office:value="1" calcext:value-type="float">
            <text:p>1</text:p>
          </table:table-cell>
          <table:table-cell table:style-name="ce80" table:formula="of:=COUNTIF([.C25:.K25];&quot;x&quot;)" office:value-type="float" office:value="1" calcext:value-type="float">
            <text:p>1</text:p>
          </table:table-cell>
          <table:table-cell table:style-name="ce81" table:formula="of:=COUNTIF([.C25:.K25];&quot;51&quot;)+COUNTIF([.C25:.K25];&quot;51☻&quot;)+COUNTIF([.C25:.K25];&quot;2&quot;)+COUNTIF([.C25:.K25];&quot;52&quot;)+COUNTIF([.C25:.K25];&quot;52☻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5" calcext:value-type="date">
            <text:p>25. IV. 08</text:p>
          </table:table-cell>
          <table:table-cell table:style-name="ce69" table:formula="of:=TEXT([.A26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office:annotation draw:style-name="gr25" draw:text-style-name="P4" svg:width="2.709cm" svg:height="1.984cm" svg:x="4.618cm" svg:y="16.983cm" draw:caption-point-x="-0.169cm" draw:caption-point-y="0.577cm">
              <dc:date>2022-03-21T00:00:00</dc:date>
              <text:p text:style-name="P3">dopust 25. aprila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8" office:value-type="float" office:value="51" calcext:value-type="float">
            <text:p>51</text:p>
          </table:table-cell>
          <table:table-cell table:style-name="ce75"/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DAN</text:p>
          </table:table-cell>
          <table:table-cell table:style-name="ce77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78" table:formula="of:=COUNTIF([.C26:.K26];&quot;51&quot;)+COUNTIF([.C26:.K26];&quot;51☻&quot;)" office:value-type="float" office:value="1" calcext:value-type="float">
            <text:p>1</text:p>
          </table:table-cell>
          <table:table-cell table:style-name="ce78" table:formula="of:=COUNTIF([.C26:.K26];&quot;52&quot;)+COUNTIF([.C26:.K26];&quot;52☻&quot;)" office:value-type="float" office:value="1" calcext:value-type="float">
            <text:p>1</text:p>
          </table:table-cell>
          <table:table-cell table:style-name="ce78" table:formula="of:=COUNTIF([.C26:.K26];&quot;11-19&quot;)+COUNTIF([.C26:.K26];&quot;2&quot;)" office:value-type="float" office:value="0" calcext:value-type="float">
            <text:p>0</text:p>
          </table:table-cell>
          <table:table-cell table:style-name="ce78" table:formula="of:=COUNTIF([.C26:.K26];&quot;U&quot;)+COUNTIF([.C26:.K26];&quot;U☻&quot;)" office:value-type="float" office:value="1" calcext:value-type="float">
            <text:p>1</text:p>
          </table:table-cell>
          <table:table-cell table:style-name="ce78" table:formula="of:=COUNTIF([.C26:.K26];&quot;KVIT&quot;)+COUNTIF([.C26:.K26];&quot;KVIT☻&quot;)" office:value-type="float" office:value="1" calcext:value-type="float">
            <text:p>1</text:p>
          </table:table-cell>
          <table:table-cell table:style-name="ce79" table:formula="of:=COUNTBLANK([.C26:.K26])" office:value-type="float" office:value="1" calcext:value-type="float">
            <text:p>1</text:p>
          </table:table-cell>
          <table:table-cell table:style-name="ce80" table:formula="of:=COUNTIF([.C26:.K26];&quot;x&quot;)" office:value-type="float" office:value="1" calcext:value-type="float">
            <text:p>1</text:p>
          </table:table-cell>
          <table:table-cell table:style-name="ce81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04-26" calcext:value-type="date">
            <text:p>26. IV. 08</text:p>
          </table:table-cell>
          <table:table-cell table:style-name="ce70" table:formula="of:=TEXT([.A27];&quot;Ddd&quot;)" office:value-type="string" office:string-value="sob" calcext:value-type="string">
            <text:p>sob</text:p>
          </table:table-cell>
          <table:table-cell table:style-name="ce21"/>
          <table:table-cell table:style-name="ce72"/>
          <table:table-cell table:style-name="ce21"/>
          <table:table-cell table:style-name="ce21" office:value-type="string" calcext:value-type="string">
            <office:annotation draw:style-name="gr25" draw:text-style-name="P4" svg:width="2.719cm" svg:height="1.984cm" svg:x="8.512cm" svg:y="17.685cm" draw:caption-point-x="-0.158cm" draw:caption-point-y="0.577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1"/>
          <table:table-cell table:style-name="ce28"/>
          <table:table-cell table:style-name="ce21"/>
          <table:table-cell table:style-name="ce74"/>
          <table:table-cell table:style-name="ce22" office:value-type="string" calcext:value-type="string">
            <office:annotation draw:style-name="gr25" draw:text-style-name="P4" svg:width="2.869cm" svg:height="1.984cm" svg:x="15.021cm" svg:y="17.685cm" draw:caption-point-x="-0.158cm" draw:caption-point-y="0.577cm">
              <dc:date>2022-03-21T00:00:00</dc:date>
              <text:p text:style-name="P3">vikend dežurno v aprilu zadnji vikend (26./27.)</text:p>
            </office:annotation>
            <text:p>☻</text:p>
          </table:table-cell>
          <table:table-cell table:style-name="ce34" office:value-type="string" calcext:value-type="string">
            <text:p>DAN</text:p>
          </table:table-cell>
          <table:table-cell table:style-name="ce77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78" table:formula="of:=COUNTIF([.C27:.K27];&quot;51&quot;)+COUNTIF([.C27:.K27];&quot;51☻&quot;)" office:value-type="float" office:value="0" calcext:value-type="float">
            <text:p>0</text:p>
          </table:table-cell>
          <table:table-cell table:style-name="ce78" table:formula="of:=COUNTIF([.C27:.K27];&quot;52&quot;)+COUNTIF([.C27:.K27];&quot;52☻&quot;)" office:value-type="float" office:value="0" calcext:value-type="float">
            <text:p>0</text:p>
          </table:table-cell>
          <table:table-cell table:style-name="ce78" table:formula="of:=COUNTIF([.C27:.K27];&quot;11-19&quot;)+COUNTIF([.C27:.K27];&quot;2&quot;)" office:value-type="float" office:value="0" calcext:value-type="float">
            <text:p>0</text:p>
          </table:table-cell>
          <table:table-cell table:style-name="ce78" table:formula="of:=COUNTIF([.C27:.K27];&quot;U&quot;)+COUNTIF([.C27:.K27];&quot;U☻&quot;)" office:value-type="float" office:value="0" calcext:value-type="float">
            <text:p>0</text:p>
          </table:table-cell>
          <table:table-cell table:style-name="ce78" table:formula="of:=COUNTIF([.C27:.K27];&quot;KVIT&quot;)+COUNTIF([.C27:.K27];&quot;KVIT☻&quot;)" office:value-type="float" office:value="0" calcext:value-type="float">
            <text:p>0</text:p>
          </table:table-cell>
          <table:table-cell table:style-name="ce79" table:formula="of:=COUNTBLANK([.C27:.K27])" office:value-type="float" office:value="7" calcext:value-type="float">
            <text:p>7</text:p>
          </table:table-cell>
          <table:table-cell table:style-name="ce80" table:formula="of:=COUNTIF([.C27:.K27];&quot;x&quot;)" office:value-type="float" office:value="0" calcext:value-type="float">
            <text:p>0</text:p>
          </table:table-cell>
          <table:table-cell table:style-name="ce81" table:formula="of:=COUNTIF([.C27:.K27];&quot;51&quot;)+COUNTIF([.C27:.K27];&quot;51☻&quot;)+COUNTIF([.C27:.K27];&quot;2&quot;)+COUNTIF([.C27:.K27];&quot;52&quot;)+COUNTIF([.C27:.K27];&quot;52☻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04-27" calcext:value-type="date">
            <text:p>27. IV. 08</text:p>
          </table:table-cell>
          <table:table-cell table:style-name="ce70" table:formula="of:=TEXT([.A28];&quot;Ddd&quot;)" office:value-type="string" office:string-value="ned" calcext:value-type="string">
            <text:p>ned</text:p>
          </table:table-cell>
          <table:table-cell table:style-name="ce21" table:number-columns-repeated="2"/>
          <table:table-cell table:style-name="ce21" office:value-type="string" calcext:value-type="string">
            <office:annotation draw:style-name="gr32" draw:text-style-name="P4" svg:width="2.71cm" svg:height="1.994cm" svg:x="7.221cm" svg:y="18.377cm" draw:caption-point-x="-0.169cm" draw:caption-point-y="0.587cm">
              <dc:date>2022-03-21T00:00:00</dc:date>
              <text:p text:style-name="P3">dopust rabim od 27.april do 8 maj</text:p>
            </office:annotation>
            <text:p>D</text:p>
          </table:table-cell>
          <table:table-cell table:style-name="ce21" office:value-type="string" calcext:value-type="string">
            <office:annotation draw:style-name="gr32" draw:text-style-name="P4" svg:width="2.719cm" svg:height="1.994cm" svg:x="8.512cm" svg:y="18.377cm" draw:caption-point-x="-0.158cm" draw:caption-point-y="0.587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72"/>
          <table:table-cell table:style-name="ce21" table:number-columns-repeated="2"/>
          <table:table-cell table:style-name="ce74"/>
          <table:table-cell table:style-name="ce22" office:value-type="string" calcext:value-type="string">
            <office:annotation draw:style-name="gr32" draw:text-style-name="P4" svg:width="2.869cm" svg:height="1.994cm" svg:x="15.021cm" svg:y="18.377cm" draw:caption-point-x="-0.158cm" draw:caption-point-y="0.587cm">
              <dc:date>2022-03-21T00:00:00</dc:date>
              <text:p text:style-name="P3">vikend dežurno v aprilu zadnji vikend (26./27.)</text:p>
            </office:annotation>
            <text:p>☻</text:p>
          </table:table-cell>
          <table:table-cell table:style-name="ce34" office:value-type="string" calcext:value-type="string">
            <text:p>DAN</text:p>
          </table:table-cell>
          <table:table-cell table:style-name="ce77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78" table:formula="of:=COUNTIF([.C28:.K28];&quot;51&quot;)+COUNTIF([.C28:.K28];&quot;51☻&quot;)" office:value-type="float" office:value="0" calcext:value-type="float">
            <text:p>0</text:p>
          </table:table-cell>
          <table:table-cell table:style-name="ce78" table:formula="of:=COUNTIF([.C28:.K28];&quot;52&quot;)+COUNTIF([.C28:.K28];&quot;52☻&quot;)" office:value-type="float" office:value="0" calcext:value-type="float">
            <text:p>0</text:p>
          </table:table-cell>
          <table:table-cell table:style-name="ce78" table:formula="of:=COUNTIF([.C28:.K28];&quot;11-19&quot;)+COUNTIF([.C28:.K28];&quot;2&quot;)" office:value-type="float" office:value="0" calcext:value-type="float">
            <text:p>0</text:p>
          </table:table-cell>
          <table:table-cell table:style-name="ce78" table:formula="of:=COUNTIF([.C28:.K28];&quot;U&quot;)+COUNTIF([.C28:.K28];&quot;U☻&quot;)" office:value-type="float" office:value="0" calcext:value-type="float">
            <text:p>0</text:p>
          </table:table-cell>
          <table:table-cell table:style-name="ce78" table:formula="of:=COUNTIF([.C28:.K28];&quot;KVIT&quot;)+COUNTIF([.C28:.K28];&quot;KVIT☻&quot;)" office:value-type="float" office:value="0" calcext:value-type="float">
            <text:p>0</text:p>
          </table:table-cell>
          <table:table-cell table:style-name="ce79" table:formula="of:=COUNTBLANK([.C28:.K28])" office:value-type="float" office:value="6" calcext:value-type="float">
            <text:p>6</text:p>
          </table:table-cell>
          <table:table-cell table:style-name="ce80" table:formula="of:=COUNTIF([.C28:.K28];&quot;x&quot;)" office:value-type="float" office:value="0" calcext:value-type="float">
            <text:p>0</text:p>
          </table:table-cell>
          <table:table-cell table:style-name="ce81" table:formula="of:=COUNTIF([.C28:.K28];&quot;51&quot;)+COUNTIF([.C28:.K28];&quot;51☻&quot;)+COUNTIF([.C28:.K28];&quot;2&quot;)+COUNTIF([.C28:.K28];&quot;52&quot;)+COUNTIF([.C28:.K28];&quot;52☻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8" calcext:value-type="date">
            <text:p>28. IV. 08</text:p>
          </table:table-cell>
          <table:table-cell table:style-name="ce69" table:formula="of:=TEXT([.A29];&quot;Ddd&quot;)" office:value-type="string" office:string-value="pon" calcext:value-type="string">
            <text:p>pon</text:p>
          </table:table-cell>
          <table:table-cell table:style-name="ce8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office:annotation draw:style-name="gr32" draw:text-style-name="P4" svg:width="2.71cm" svg:height="1.994cm" svg:x="7.221cm" svg:y="19.079cm" draw:caption-point-x="-0.169cm" draw:caption-point-y="0.587cm">
              <dc:date>2022-03-21T00:00:00</dc:date>
              <text:p text:style-name="P3">dopust rabim od 27.april do 8 maj</text:p>
            </office:annotation>
            <text:p>D</text:p>
          </table:table-cell>
          <table:table-cell table:style-name="ce3" office:value-type="string" calcext:value-type="string">
            <office:annotation draw:style-name="gr32" draw:text-style-name="P4" svg:width="2.719cm" svg:height="1.994cm" svg:x="8.512cm" svg:y="19.079cm" draw:caption-point-x="-0.158cm" draw:caption-point-y="0.587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DAN</text:p>
          </table:table-cell>
          <table:table-cell table:style-name="ce77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78" table:formula="of:=COUNTIF([.C29:.K29];&quot;51&quot;)+COUNTIF([.C29:.K29];&quot;51☻&quot;)" office:value-type="float" office:value="1" calcext:value-type="float">
            <text:p>1</text:p>
          </table:table-cell>
          <table:table-cell table:style-name="ce78" table:formula="of:=COUNTIF([.C29:.K29];&quot;52&quot;)+COUNTIF([.C29:.K29];&quot;52☻&quot;)" office:value-type="float" office:value="1" calcext:value-type="float">
            <text:p>1</text:p>
          </table:table-cell>
          <table:table-cell table:style-name="ce78" table:formula="of:=COUNTIF([.C29:.K29];&quot;11-19&quot;)+COUNTIF([.C29:.K29];&quot;2&quot;)" office:value-type="float" office:value="0" calcext:value-type="float">
            <text:p>0</text:p>
          </table:table-cell>
          <table:table-cell table:style-name="ce78" table:formula="of:=COUNTIF([.C29:.K29];&quot;U&quot;)+COUNTIF([.C29:.K29];&quot;U☻&quot;)" office:value-type="float" office:value="0" calcext:value-type="float">
            <text:p>0</text:p>
          </table:table-cell>
          <table:table-cell table:style-name="ce78" table:formula="of:=COUNTIF([.C29:.K29];&quot;KVIT&quot;)+COUNTIF([.C29:.K29];&quot;KVIT☻&quot;)" office:value-type="float" office:value="1" calcext:value-type="float">
            <text:p>1</text:p>
          </table:table-cell>
          <table:table-cell table:style-name="ce79" table:formula="of:=COUNTBLANK([.C29:.K29])" office:value-type="float" office:value="1" calcext:value-type="float">
            <text:p>1</text:p>
          </table:table-cell>
          <table:table-cell table:style-name="ce80" table:formula="of:=COUNTIF([.C29:.K29];&quot;x&quot;)" office:value-type="float" office:value="1" calcext:value-type="float">
            <text:p>1</text:p>
          </table:table-cell>
          <table:table-cell table:style-name="ce81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29" calcext:value-type="date">
            <text:p>29. IV. 08</text:p>
          </table:table-cell>
          <table:table-cell table:style-name="ce69" table:formula="of:=TEXT([.A30];&quot;Ddd&quot;)" office:value-type="string" office:string-value="tor" calcext:value-type="string">
            <text:p>tor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office:annotation draw:style-name="gr2" draw:text-style-name="P4" svg:width="2.71cm" svg:height="1.568cm" svg:x="5.919cm" svg:y="19.781cm" draw:caption-point-x="-0.169cm" draw:caption-point-y="0.587cm">
              <dc:date>2022-03-21T00:00:00</dc:date>
              <text:p text:style-name="P3">službeno odsotnost od <text:s/>29.4. do 4.5</text:p>
            </office:annotation>
            <text:p>SO</text:p>
          </table:table-cell>
          <table:table-cell table:style-name="ce3" office:value-type="string" calcext:value-type="string">
            <office:annotation draw:style-name="gr2" draw:text-style-name="P4" svg:width="2.71cm" svg:height="1.568cm" svg:x="7.221cm" svg:y="19.781cm" draw:caption-point-x="-0.169cm" draw:caption-point-y="0.587cm">
              <dc:date>2022-03-21T00:00:00</dc:date>
              <text:p text:style-name="P3">dopust rabim od 27.april do 8 maj</text:p>
            </office:annotation>
            <text:p>D</text:p>
          </table:table-cell>
          <table:table-cell table:style-name="ce3" office:value-type="string" calcext:value-type="string">
            <office:annotation draw:style-name="gr2" draw:text-style-name="P4" svg:width="2.719cm" svg:height="1.568cm" svg:x="8.512cm" svg:y="19.781cm" draw:caption-point-x="-0.158cm" draw:caption-point-y="0.587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string" calcext:value-type="string">
            <text:p>KVIT☻</text:p>
          </table:table-cell>
          <table:table-cell table:style-name="ce2" office:value-type="string" calcext:value-type="string">
            <office:annotation draw:style-name="gr2" draw:text-style-name="P4" svg:width="2.869cm" svg:height="1.807cm" svg:x="15.021cm" svg:y="19.781cm" draw:caption-point-x="-0.158cm" draw:caption-point-y="0.587cm">
              <dc:date>2022-03-21T00:00:00</dc:date>
              <text:p text:style-name="P3">službena odsotnost 29.4. - 4.5. (grem na Kos).</text:p>
            </office:annotation>
            <text:p>SO</text:p>
          </table:table-cell>
          <table:table-cell table:style-name="ce34" office:value-type="string" calcext:value-type="string">
            <text:p>HOL</text:p>
          </table:table-cell>
          <table:table-cell table:style-name="ce77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78" table:formula="of:=COUNTIF([.C30:.K30];&quot;51&quot;)+COUNTIF([.C30:.K30];&quot;51☻&quot;)" office:value-type="float" office:value="1" calcext:value-type="float">
            <text:p>1</text:p>
          </table:table-cell>
          <table:table-cell table:style-name="ce78" table:formula="of:=COUNTIF([.C30:.K30];&quot;52&quot;)+COUNTIF([.C30:.K30];&quot;52☻&quot;)" office:value-type="float" office:value="1" calcext:value-type="float">
            <text:p>1</text:p>
          </table:table-cell>
          <table:table-cell table:style-name="ce78" table:formula="of:=COUNTIF([.C30:.K30];&quot;11-19&quot;)+COUNTIF([.C30:.K30];&quot;2&quot;)" office:value-type="float" office:value="0" calcext:value-type="float">
            <text:p>0</text:p>
          </table:table-cell>
          <table:table-cell table:style-name="ce78" table:formula="of:=COUNTIF([.C30:.K30];&quot;U&quot;)+COUNTIF([.C30:.K30];&quot;U☻&quot;)" office:value-type="float" office:value="0" calcext:value-type="float">
            <text:p>0</text:p>
          </table:table-cell>
          <table:table-cell table:style-name="ce78" table:formula="of:=COUNTIF([.C30:.K30];&quot;KVIT&quot;)+COUNTIF([.C30:.K30];&quot;KVIT☻&quot;)" office:value-type="float" office:value="1" calcext:value-type="float">
            <text:p>1</text:p>
          </table:table-cell>
          <table:table-cell table:style-name="ce79" table:formula="of:=COUNTBLANK([.C30:.K30])" office:value-type="float" office:value="0" calcext:value-type="float">
            <text:p>0</text:p>
          </table:table-cell>
          <table:table-cell table:style-name="ce80" table:formula="of:=COUNTIF([.C30:.K30];&quot;x&quot;)" office:value-type="float" office:value="1" calcext:value-type="float">
            <text:p>1</text:p>
          </table:table-cell>
          <table:table-cell table:style-name="ce81" table:formula="of:=COUNTIF([.C30:.K30];&quot;51&quot;)+COUNTIF([.C30:.K30];&quot;51☻&quot;)+COUNTIF([.C30:.K30];&quot;2&quot;)+COUNTIF([.C30:.K30];&quot;52&quot;)+COUNTIF([.C30:.K30];&quot;52☻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4-30" calcext:value-type="date">
            <text:p>30. IV. 08</text:p>
          </table:table-cell>
          <table:table-cell table:style-name="ce69" table:formula="of:=TEXT([.A31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office:annotation draw:style-name="gr33" draw:text-style-name="P4" svg:width="2.71cm" svg:height="1.873cm" svg:x="5.919cm" svg:y="20.483cm" draw:caption-point-x="-0.169cm" draw:caption-point-y="0.587cm">
              <dc:date>2022-03-21T00:00:00</dc:date>
              <text:p text:style-name="P3">službeno odsotnost od <text:s/>29.4. do 4.5</text:p>
            </office:annotation>
            <text:p>SO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3" draw:text-style-name="P4" svg:width="2.719cm" svg:height="1.873cm" svg:x="8.512cm" svg:y="20.483cm" draw:caption-point-x="-0.158cm" draw:caption-point-y="0.587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7" office:value-type="string" calcext:value-type="string">
            <text:p>KVIT☻</text:p>
          </table:table-cell>
          <table:table-cell table:style-name="ce15">
            <office:annotation draw:style-name="gr30" draw:text-style-name="P4" svg:width="2.699cm" svg:height="0.686cm" svg:x="12.491cm" svg:y="19.153cm" draw:caption-point-x="-0.232cm" draw:caption-point-y="1.917cm">
              <dc:date>2022-03-21T00:00:00</dc:date>
              <text:p text:style-name="P3">pučnik</text:p>
            </office:annotation>
          </table:table-cell>
          <table:table-cell table:style-name="ce3" office:value-type="string" calcext:value-type="string">
            <office:annotation draw:style-name="gr33" draw:text-style-name="P4" svg:width="2.972cm" svg:height="1.873cm" svg:x="13.719cm" svg:y="20.483cm" draw:caption-point-x="-0.158cm" draw:caption-point-y="0.587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2" office:value-type="string" calcext:value-type="string">
            <office:annotation draw:style-name="gr33" draw:text-style-name="P4" svg:width="2.869cm" svg:height="1.873cm" svg:x="15.021cm" svg:y="20.483cm" draw:caption-point-x="-0.158cm" draw:caption-point-y="0.587cm">
              <dc:date>2022-03-21T00:00:00</dc:date>
              <text:p text:style-name="P3">službena odsotnost 29.4. - 4.5. (grem na Kos).</text:p>
            </office:annotation>
            <text:p>SO</text:p>
          </table:table-cell>
          <table:table-cell table:style-name="ce34" office:value-type="string" calcext:value-type="string">
            <text:p>PIN</text:p>
          </table:table-cell>
          <table:table-cell table:style-name="ce77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78" table:formula="of:=COUNTIF([.C31:.K31];&quot;51&quot;)+COUNTIF([.C31:.K31];&quot;51☻&quot;)" office:value-type="float" office:value="1" calcext:value-type="float">
            <text:p>1</text:p>
          </table:table-cell>
          <table:table-cell table:style-name="ce78" table:formula="of:=COUNTIF([.C31:.K31];&quot;52&quot;)+COUNTIF([.C31:.K31];&quot;52☻&quot;)" office:value-type="float" office:value="1" calcext:value-type="float">
            <text:p>1</text:p>
          </table:table-cell>
          <table:table-cell table:style-name="ce78" table:formula="of:=COUNTIF([.C31:.K31];&quot;11-19&quot;)+COUNTIF([.C31:.K31];&quot;2&quot;)" office:value-type="float" office:value="0" calcext:value-type="float">
            <text:p>0</text:p>
          </table:table-cell>
          <table:table-cell table:style-name="ce78" table:formula="of:=COUNTIF([.C31:.K31];&quot;U&quot;)+COUNTIF([.C31:.K31];&quot;U☻&quot;)" office:value-type="float" office:value="0" calcext:value-type="float">
            <text:p>0</text:p>
          </table:table-cell>
          <table:table-cell table:style-name="ce78" table:formula="of:=COUNTIF([.C31:.K31];&quot;KVIT&quot;)+COUNTIF([.C31:.K31];&quot;KVIT☻&quot;)" office:value-type="float" office:value="1" calcext:value-type="float">
            <text:p>1</text:p>
          </table:table-cell>
          <table:table-cell table:style-name="ce79" table:formula="of:=COUNTBLANK([.C31:.K31])" office:value-type="float" office:value="1" calcext:value-type="float">
            <text:p>1</text:p>
          </table:table-cell>
          <table:table-cell table:style-name="ce80" table:formula="of:=COUNTIF([.C31:.K31];&quot;x&quot;)" office:value-type="float" office:value="0" calcext:value-type="float">
            <text:p>0</text:p>
          </table:table-cell>
          <table:table-cell table:style-name="ce81" table:formula="of:=COUNTIF([.C31:.K31];&quot;51&quot;)+COUNTIF([.C31:.K31];&quot;51☻&quot;)+COUNTIF([.C31:.K31];&quot;2&quot;)+COUNTIF([.C31:.K31];&quot;52&quot;)+COUNTIF([.C31:.K31];&quot;52☻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1">
          <table:table-cell table:number-columns-repeated="12"/>
          <table:table-cell table:style-name="ce38" table:number-columns-repeated="10"/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5" calcext:value-type="float">
            <text:p>5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2">
          <table:table-cell table:style-name="ce38" table:number-columns-repeated="11"/>
          <table:table-cell table:style-name="ce14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2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18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 table:style-name="ce1" table:number-columns-repeated="2"/>
          <table:table-cell table:number-columns-repeated="1000"/>
        </table:table-row>
        <table:table-row table:style-name="ro1" table:number-rows-repeated="2">
          <table:table-cell table:number-columns-repeated="12"/>
          <table:table-cell table:style-name="ce38" table:number-columns-repeated="10"/>
          <table:table-cell table:style-name="ce1"/>
          <table:table-cell table:number-columns-repeated="1001"/>
        </table:table-row>
        <table:table-row table:style-name="ro2" table:number-rows-repeated="874">
          <table:table-cell table:number-columns-repeated="12"/>
          <table:table-cell table:style-name="ce38" table:number-columns-repeated="10"/>
          <table:table-cell table:number-columns-repeated="1002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pril.B2:april.B31">
            <calcext:condition calcext:apply-style-name="ConditionalStyle_35" calcext:value="=&quot;sob&quot;" calcext:base-cell-address="april.B2"/>
            <calcext:condition calcext:apply-style-name="ConditionalStyle_36" calcext:value="=&quot;ned&quot;" calcext:base-cell-address="april.B2"/>
          </calcext:conditional-format>
          <calcext:conditional-format calcext:target-range-address="april.M2:april.M31">
            <calcext:condition calcext:apply-style-name="ConditionalStyle_37" calcext:value="&lt;1" calcext:base-cell-address="april.M2"/>
            <calcext:condition calcext:apply-style-name="ConditionalStyle_38" calcext:value="&gt;1" calcext:base-cell-address="april.M2"/>
          </calcext:conditional-format>
          <calcext:conditional-format calcext:target-range-address="april.N2:april.R31">
            <calcext:condition calcext:apply-style-name="ConditionalStyle_39" calcext:value="&lt;1" calcext:base-cell-address="april.N2"/>
            <calcext:condition calcext:apply-style-name="ConditionalStyle_40" calcext:value="&gt;1" calcext:base-cell-address="april.N2"/>
          </calcext:conditional-format>
          <calcext:conditional-format calcext:target-range-address="april.S2:april.S31">
            <calcext:condition calcext:apply-style-name="ConditionalStyle_41" calcext:value="!=0" calcext:base-cell-address="april.S2"/>
          </calcext:conditional-format>
          <calcext:conditional-format calcext:target-range-address="april.T2:april.T31">
            <calcext:condition calcext:apply-style-name="ConditionalStyle_42" calcext:value="=1" calcext:base-cell-address="april.T2"/>
            <calcext:condition calcext:apply-style-name="ConditionalStyle_43" calcext:value="&gt;1" calcext:base-cell-address="april.T2"/>
          </calcext:conditional-format>
          <calcext:conditional-format calcext:target-range-address="april.U2:april.U31">
            <calcext:condition calcext:apply-style-name="ConditionalStyle_44" calcext:value="&lt;2" calcext:base-cell-address="april.U2"/>
            <calcext:condition calcext:apply-style-name="ConditionalStyle_45" calcext:value="&gt;2" calcext:base-cell-address="april.U2"/>
          </calcext:conditional-format>
        </calcext:conditional-formats>
      </table:table>
      <table:table table:name="maj" table:style-name="ta6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number-columns-repeated="2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KNE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3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1" office:value-type="date" office:date-value="2008-05-01" calcext:value-type="date">
            <text:p>1. V. 08</text:p>
          </table:table-cell>
          <table:table-cell table:style-name="ce82" table:formula="of:=TEXT([.A2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office:annotation draw:style-name="gr34" draw:text-style-name="P4" svg:width="2.709cm" svg:height="1.017cm" svg:x="4.692cm" svg:y="-0.013cm" draw:caption-point-x="-0.243cm" draw:caption-point-y="0.725cm">
              <dc:date>2022-03-21T00:00:00</dc:date>
              <text:p text:style-name="P3">dopust <text:s/>od 1. do 4. maja</text:p>
            </office:annotation>
            <text:p>D</text:p>
          </table:table-cell>
          <table:table-cell table:style-name="ce20" office:value-type="string" calcext:value-type="string">
            <office:annotation draw:style-name="gr2" draw:text-style-name="P4" svg:width="2.71cm" svg:height="1.568cm" svg:x="5.993cm" svg:y="-0.013cm" draw:caption-point-x="-0.243cm" draw:caption-point-y="0.725cm">
              <dc:date>2022-03-21T00:00:00</dc:date>
              <text:p text:style-name="P3">službeno odsotnost od <text:s/>29.4. do 4.5</text:p>
            </office:annotation>
            <text:p>SO</text:p>
          </table:table-cell>
          <table:table-cell table:style-name="ce72"/>
          <table:table-cell table:style-name="ce21" office:value-type="string" calcext:value-type="string">
            <office:annotation draw:style-name="gr35" draw:text-style-name="P4" svg:width="2.709cm" svg:height="1.412cm" svg:x="8.597cm" svg:y="-0.013cm" draw:caption-point-x="-0.243cm" draw:caption-point-y="0.725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28"/>
          <table:table-cell table:style-name="ce21" office:value-type="string" calcext:value-type="string">
            <office:annotation draw:style-name="gr35" draw:text-style-name="P4" svg:width="2.972cm" svg:height="1.412cm" svg:x="13.793cm" svg:y="-0.013cm" draw:caption-point-x="-0.232cm" draw:caption-point-y="0.725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20" office:value-type="string" calcext:value-type="string">
            <office:annotation draw:style-name="gr2" draw:text-style-name="P4" svg:width="2.88cm" svg:height="1.807cm" svg:x="15.095cm" svg:y="-0.013cm" draw:caption-point-x="-0.232cm" draw:caption-point-y="0.725cm">
              <dc:date>2022-03-21T00:00:00</dc:date>
              <text:p text:style-name="P3">službena odsotnost 29.4. - 4.5. (grem na Kos).</text:p>
            </office:annotation>
            <text:p>SO</text:p>
          </table:table-cell>
          <table:table-cell table:style-name="ce34"/>
          <table:table-cell table:style-name="ce8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85" table:formula="of:=COUNTIF([.C2:.K2];&quot;51&quot;)+COUNTIF([.C2:.K2];&quot;51☻&quot;)" office:value-type="float" office:value="0" calcext:value-type="float">
            <text:p>0</text:p>
          </table:table-cell>
          <table:table-cell table:style-name="ce85" table:formula="of:=COUNTIF([.C2:.K2];&quot;52&quot;)+COUNTIF([.C2:.K2];&quot;52☻&quot;)" office:value-type="float" office:value="0" calcext:value-type="float">
            <text:p>0</text:p>
          </table:table-cell>
          <table:table-cell table:style-name="ce85" table:formula="of:=COUNTIF([.C2:.K2];&quot;11-19&quot;)+COUNTIF([.C2:.K2];&quot;2&quot;)" office:value-type="float" office:value="0" calcext:value-type="float">
            <text:p>0</text:p>
          </table:table-cell>
          <table:table-cell table:style-name="ce85" table:formula="of:=COUNTIF([.C2:.K2];&quot;U&quot;)+COUNTIF([.C2:.K2];&quot;U☻&quot;)" office:value-type="float" office:value="0" calcext:value-type="float">
            <text:p>0</text:p>
          </table:table-cell>
          <table:table-cell table:style-name="ce85" table:formula="of:=COUNTIF([.C2:.K2];&quot;KVIT&quot;)+COUNTIF([.C2:.K2];&quot;KVIT☻&quot;)" office:value-type="float" office:value="0" calcext:value-type="float">
            <text:p>0</text:p>
          </table:table-cell>
          <table:table-cell table:style-name="ce86" table:formula="of:=COUNTBLANK([.C2:.K2])" office:value-type="float" office:value="3" calcext:value-type="float">
            <text:p>3</text:p>
          </table:table-cell>
          <table:table-cell table:style-name="ce87" table:formula="of:=COUNTIF([.C2:.K2];&quot;x&quot;)" office:value-type="float" office:value="0" calcext:value-type="float">
            <text:p>0</text:p>
          </table:table-cell>
          <table:table-cell table:style-name="ce88" table:formula="of:=COUNTIF([.C2:.K2];&quot;51&quot;)+COUNTIF([.C2:.K2];&quot;51☻&quot;)+COUNTIF([.C2:.K2];&quot;2&quot;)+COUNTIF([.C2:.K2];&quot;52&quot;)+COUNTIF([.C2:.K2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februar.$W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1" office:value-type="date" office:date-value="2008-05-02" calcext:value-type="date">
            <text:p>2. V. 08</text:p>
          </table:table-cell>
          <table:table-cell table:style-name="ce82" table:formula="of:=TEXT([.A3];&quot;Ddd&quot;)" office:value-type="string" office:string-value="pet" calcext:value-type="string">
            <text:p>pet</text:p>
          </table:table-cell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office:annotation draw:style-name="gr2" draw:text-style-name="P4" svg:width="2.71cm" svg:height="1.568cm" svg:x="5.993cm" svg:y="-0.013cm" draw:caption-point-x="-0.243cm" draw:caption-point-y="1.427cm">
              <dc:date>2022-03-21T00:00:00</dc:date>
              <text:p text:style-name="P3">službeno odsotnost od <text:s/>29.4. do 4.5</text:p>
            </office:annotation>
            <text:p>SO</text:p>
          </table:table-cell>
          <table:table-cell table:style-name="ce72"/>
          <table:table-cell table:style-name="ce21" office:value-type="string" calcext:value-type="string">
            <office:annotation draw:style-name="gr35" draw:text-style-name="P4" svg:width="2.709cm" svg:height="1.412cm" svg:x="8.597cm" svg:y="-0.013cm" draw:caption-point-x="-0.243cm" draw:caption-point-y="1.427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1"/>
          <table:table-cell table:style-name="ce72"/>
          <table:table-cell table:style-name="ce28"/>
          <table:table-cell table:style-name="ce21" office:value-type="string" calcext:value-type="string">
            <office:annotation draw:style-name="gr35" draw:text-style-name="P4" svg:width="2.972cm" svg:height="1.412cm" svg:x="13.793cm" svg:y="-0.013cm" draw:caption-point-x="-0.232cm" draw:caption-point-y="1.427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20" office:value-type="string" calcext:value-type="string">
            <office:annotation draw:style-name="gr2" draw:text-style-name="P4" svg:width="2.88cm" svg:height="1.807cm" svg:x="15.095cm" svg:y="-0.013cm" draw:caption-point-x="-0.232cm" draw:caption-point-y="1.427cm">
              <dc:date>2022-03-21T00:00:00</dc:date>
              <text:p text:style-name="P3">službena odsotnost 29.4. - 4.5. (grem na Kos).</text:p>
            </office:annotation>
            <text:p>SO</text:p>
          </table:table-cell>
          <table:table-cell table:style-name="ce34"/>
          <table:table-cell table:style-name="ce8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85" table:formula="of:=COUNTIF([.C3:.K3];&quot;51&quot;)+COUNTIF([.C3:.K3];&quot;51☻&quot;)" office:value-type="float" office:value="0" calcext:value-type="float">
            <text:p>0</text:p>
          </table:table-cell>
          <table:table-cell table:style-name="ce85" table:formula="of:=COUNTIF([.C3:.K3];&quot;52&quot;)+COUNTIF([.C3:.K3];&quot;52☻&quot;)" office:value-type="float" office:value="0" calcext:value-type="float">
            <text:p>0</text:p>
          </table:table-cell>
          <table:table-cell table:style-name="ce85" table:formula="of:=COUNTIF([.C3:.K3];&quot;11-19&quot;)+COUNTIF([.C3:.K3];&quot;2&quot;)" office:value-type="float" office:value="0" calcext:value-type="float">
            <text:p>0</text:p>
          </table:table-cell>
          <table:table-cell table:style-name="ce85" table:formula="of:=COUNTIF([.C3:.K3];&quot;U&quot;)+COUNTIF([.C3:.K3];&quot;U☻&quot;)" office:value-type="float" office:value="0" calcext:value-type="float">
            <text:p>0</text:p>
          </table:table-cell>
          <table:table-cell table:style-name="ce85" table:formula="of:=COUNTIF([.C3:.K3];&quot;KVIT&quot;)+COUNTIF([.C3:.K3];&quot;KVIT☻&quot;)" office:value-type="float" office:value="0" calcext:value-type="float">
            <text:p>0</text:p>
          </table:table-cell>
          <table:table-cell table:style-name="ce86" table:formula="of:=COUNTBLANK([.C3:.K3])" office:value-type="float" office:value="4" calcext:value-type="float">
            <text:p>4</text:p>
          </table:table-cell>
          <table:table-cell table:style-name="ce87" table:formula="of:=COUNTIF([.C3:.K3];&quot;x&quot;)" office:value-type="float" office:value="0" calcext:value-type="float">
            <text:p>0</text:p>
          </table:table-cell>
          <table:table-cell table:style-name="ce88" table:formula="of:=COUNTIF([.C3:.K3];&quot;51&quot;)+COUNTIF([.C3:.K3];&quot;51☻&quot;)+COUNTIF([.C3:.K3];&quot;2&quot;)+COUNTIF([.C3:.K3];&quot;52&quot;)+COUNTIF([.C3:.K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februar.$W$3]" office:value-type="string" office:string-value="52☻" calcext:value-type="string">
            <text:p>52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5-03" calcext:value-type="date">
            <text:p>3. V. 08</text:p>
          </table:table-cell>
          <table:table-cell table:style-name="ce82" table:formula="of:=TEXT([.A4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office:annotation draw:style-name="gr8" draw:text-style-name="P4" svg:width="2.709cm" svg:height="1.25cm" svg:x="4.692cm" svg:y="0.23cm" draw:caption-point-x="-0.243cm" draw:caption-point-y="1.886cm">
              <dc:date>2022-03-21T00:00:00</dc:date>
              <text:p text:style-name="P3">dopust <text:s/>od 1. do 4. maja</text:p>
            </office:annotation>
            <text:p>D</text:p>
          </table:table-cell>
          <table:table-cell table:style-name="ce20" office:value-type="string" calcext:value-type="string">
            <office:annotation draw:style-name="gr29" draw:text-style-name="P4" svg:width="2.71cm" svg:height="1.973cm" svg:x="5.993cm" svg:y="0.23cm" draw:caption-point-x="-0.243cm" draw:caption-point-y="1.886cm">
              <dc:date>2022-03-21T00:00:00</dc:date>
              <text:p text:style-name="P3">službeno odsotnost od <text:s/>29.4. do 4.5</text:p>
            </office:annotation>
            <text:p>SO</text:p>
          </table:table-cell>
          <table:table-cell table:style-name="ce6" office:value-type="string" calcext:value-type="string">
            <office:annotation draw:style-name="gr5" draw:text-style-name="P4" svg:width="2.71cm" svg:height="1.017cm" svg:x="7.295cm" svg:y="0.23cm" draw:caption-point-x="-0.243cm" draw:caption-point-y="1.886cm">
              <dc:date>2022-03-21T00:00:00</dc:date>
              <text:p text:style-name="P3">Dopust preklican</text:p>
            </office:annotation>
            <text:p>☻</text:p>
          </table:table-cell>
          <table:table-cell table:style-name="ce21" office:value-type="string" calcext:value-type="string">
            <office:annotation draw:style-name="gr11" draw:text-style-name="P4" svg:width="2.709cm" svg:height="1.412cm" svg:x="8.597cm" svg:y="0.23cm" draw:caption-point-x="-0.243cm" draw:caption-point-y="1.886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21" table:number-columns-repeated="2"/>
          <table:table-cell table:style-name="ce20"/>
          <table:table-cell table:style-name="ce21" office:value-type="string" calcext:value-type="string">
            <office:annotation draw:style-name="gr11" draw:text-style-name="P4" svg:width="2.972cm" svg:height="1.412cm" svg:x="13.793cm" svg:y="0.23cm" draw:caption-point-x="-0.232cm" draw:caption-point-y="1.886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20" office:value-type="string" calcext:value-type="string">
            <office:annotation draw:style-name="gr32" draw:text-style-name="P4" svg:width="2.88cm" svg:height="1.994cm" svg:x="15.095cm" svg:y="0.23cm" draw:caption-point-x="-0.232cm" draw:caption-point-y="1.886cm">
              <dc:date>2022-03-21T00:00:00</dc:date>
              <text:p text:style-name="P3">službena odsotnost 29.4. - 4.5. (grem na Kos).</text:p>
            </office:annotation>
            <text:p>SO</text:p>
          </table:table-cell>
          <table:table-cell table:style-name="ce34"/>
          <table:table-cell table:style-name="ce8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85" table:formula="of:=COUNTIF([.C4:.K4];&quot;51&quot;)+COUNTIF([.C4:.K4];&quot;51☻&quot;)" office:value-type="float" office:value="0" calcext:value-type="float">
            <text:p>0</text:p>
          </table:table-cell>
          <table:table-cell table:style-name="ce85" table:formula="of:=COUNTIF([.C4:.K4];&quot;52&quot;)+COUNTIF([.C4:.K4];&quot;52☻&quot;)" office:value-type="float" office:value="0" calcext:value-type="float">
            <text:p>0</text:p>
          </table:table-cell>
          <table:table-cell table:style-name="ce85" table:formula="of:=COUNTIF([.C4:.K4];&quot;11-19&quot;)+COUNTIF([.C4:.K4];&quot;2&quot;)" office:value-type="float" office:value="0" calcext:value-type="float">
            <text:p>0</text:p>
          </table:table-cell>
          <table:table-cell table:style-name="ce85" table:formula="of:=COUNTIF([.C4:.K4];&quot;U&quot;)+COUNTIF([.C4:.K4];&quot;U☻&quot;)" office:value-type="float" office:value="0" calcext:value-type="float">
            <text:p>0</text:p>
          </table:table-cell>
          <table:table-cell table:style-name="ce85" table:formula="of:=COUNTIF([.C4:.K4];&quot;KVIT&quot;)+COUNTIF([.C4:.K4];&quot;KVIT☻&quot;)" office:value-type="float" office:value="0" calcext:value-type="float">
            <text:p>0</text:p>
          </table:table-cell>
          <table:table-cell table:style-name="ce86" table:formula="of:=COUNTBLANK([.C4:.K4])" office:value-type="float" office:value="3" calcext:value-type="float">
            <text:p>3</text:p>
          </table:table-cell>
          <table:table-cell table:style-name="ce87" table:formula="of:=COUNTIF([.C4:.K4];&quot;x&quot;)" office:value-type="float" office:value="0" calcext:value-type="float">
            <text:p>0</text:p>
          </table:table-cell>
          <table:table-cell table:style-name="ce88" table:formula="of:=COUNTIF([.C4:.K4];&quot;51&quot;)+COUNTIF([.C4:.K4];&quot;51☻&quot;)+COUNTIF([.C4:.K4];&quot;2&quot;)+COUNTIF([.C4:.K4];&quot;52&quot;)+COUNTIF([.C4:.K4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5-04" calcext:value-type="date">
            <text:p>4. V. 08</text:p>
          </table:table-cell>
          <table:table-cell table:style-name="ce82" table:formula="of:=TEXT([.A5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office:annotation draw:style-name="gr8" draw:text-style-name="P4" svg:width="2.709cm" svg:height="1.25cm" svg:x="4.692cm" svg:y="0.932cm" draw:caption-point-x="-0.243cm" draw:caption-point-y="1.886cm">
              <dc:date>2022-03-21T00:00:00</dc:date>
              <text:p text:style-name="P3">dopust <text:s/>od 1. do 4. maja</text:p>
            </office:annotation>
            <text:p>D</text:p>
          </table:table-cell>
          <table:table-cell table:style-name="ce20" office:value-type="string" calcext:value-type="string">
            <office:annotation draw:style-name="gr25" draw:text-style-name="P4" svg:width="2.71cm" svg:height="1.984cm" svg:x="5.993cm" svg:y="0.932cm" draw:caption-point-x="-0.243cm" draw:caption-point-y="1.886cm">
              <dc:date>2022-03-21T00:00:00</dc:date>
              <text:p text:style-name="P3">službeno odsotnost od <text:s/>29.4. do 4.5</text:p>
            </office:annotation>
            <text:p>SO</text:p>
          </table:table-cell>
          <table:table-cell table:style-name="ce6" office:value-type="string" calcext:value-type="string">
            <office:annotation draw:style-name="gr5" draw:text-style-name="P4" svg:width="2.71cm" svg:height="1.017cm" svg:x="7.295cm" svg:y="0.932cm" draw:caption-point-x="-0.243cm" draw:caption-point-y="1.886cm">
              <dc:date>2022-03-21T00:00:00</dc:date>
              <text:p text:style-name="P3">Dopust preklican</text:p>
            </office:annotation>
            <text:p>☻</text:p>
          </table:table-cell>
          <table:table-cell table:style-name="ce21" office:value-type="string" calcext:value-type="string">
            <office:annotation draw:style-name="gr11" draw:text-style-name="P4" svg:width="2.709cm" svg:height="1.412cm" svg:x="8.597cm" svg:y="0.932cm" draw:caption-point-x="-0.243cm" draw:caption-point-y="1.886cm">
              <dc:date>2022-03-21T00:00:00</dc:date>
              <text:p text:style-name="P3">dopust med 26. Aprilom in 4. Majem</text:p>
            </office:annotation>
            <text:p>D</text:p>
          </table:table-cell>
          <table:table-cell table:style-name="ce72"/>
          <table:table-cell table:style-name="ce21" table:number-columns-repeated="2"/>
          <table:table-cell table:style-name="ce21" office:value-type="string" calcext:value-type="string">
            <office:annotation draw:style-name="gr11" draw:text-style-name="P4" svg:width="2.972cm" svg:height="1.412cm" svg:x="13.793cm" svg:y="0.932cm" draw:caption-point-x="-0.232cm" draw:caption-point-y="1.886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20" office:value-type="string" calcext:value-type="string">
            <office:annotation draw:style-name="gr25" draw:text-style-name="P4" svg:width="2.88cm" svg:height="1.984cm" svg:x="15.095cm" svg:y="0.932cm" draw:caption-point-x="-0.232cm" draw:caption-point-y="1.886cm">
              <dc:date>2022-03-21T00:00:00</dc:date>
              <text:p text:style-name="P3">službena odsotnost 29.4. - 4.5. (grem na Kos).</text:p>
            </office:annotation>
            <text:p>SO</text:p>
          </table:table-cell>
          <table:table-cell table:style-name="ce34"/>
          <table:table-cell table:style-name="ce8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85" table:formula="of:=COUNTIF([.C5:.K5];&quot;51&quot;)+COUNTIF([.C5:.K5];&quot;51☻&quot;)" office:value-type="float" office:value="0" calcext:value-type="float">
            <text:p>0</text:p>
          </table:table-cell>
          <table:table-cell table:style-name="ce85" table:formula="of:=COUNTIF([.C5:.K5];&quot;52&quot;)+COUNTIF([.C5:.K5];&quot;52☻&quot;)" office:value-type="float" office:value="0" calcext:value-type="float">
            <text:p>0</text:p>
          </table:table-cell>
          <table:table-cell table:style-name="ce85" table:formula="of:=COUNTIF([.C5:.K5];&quot;11-19&quot;)+COUNTIF([.C5:.K5];&quot;2&quot;)" office:value-type="float" office:value="0" calcext:value-type="float">
            <text:p>0</text:p>
          </table:table-cell>
          <table:table-cell table:style-name="ce85" table:formula="of:=COUNTIF([.C5:.K5];&quot;U&quot;)+COUNTIF([.C5:.K5];&quot;U☻&quot;)" office:value-type="float" office:value="0" calcext:value-type="float">
            <text:p>0</text:p>
          </table:table-cell>
          <table:table-cell table:style-name="ce85" table:formula="of:=COUNTIF([.C5:.K5];&quot;KVIT&quot;)+COUNTIF([.C5:.K5];&quot;KVIT☻&quot;)" office:value-type="float" office:value="0" calcext:value-type="float">
            <text:p>0</text:p>
          </table:table-cell>
          <table:table-cell table:style-name="ce86" table:formula="of:=COUNTBLANK([.C5:.K5])" office:value-type="float" office:value="3" calcext:value-type="float">
            <text:p>3</text:p>
          </table:table-cell>
          <table:table-cell table:style-name="ce87" table:formula="of:=COUNTIF([.C5:.K5];&quot;x&quot;)" office:value-type="float" office:value="0" calcext:value-type="float">
            <text:p>0</text:p>
          </table:table-cell>
          <table:table-cell table:style-name="ce88" table:formula="of:=COUNTIF([.C5:.K5];&quot;51&quot;)+COUNTIF([.C5:.K5];&quot;51☻&quot;)+COUNTIF([.C5:.K5];&quot;2&quot;)+COUNTIF([.C5:.K5];&quot;52&quot;)+COUNTIF([.C5:.K5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februar.$W$5]" office:value-type="string" office:string-value="52" calcext:value-type="string">
            <text:p>52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05" calcext:value-type="date">
            <text:p>5. V. 08</text:p>
          </table:table-cell>
          <table:table-cell table:style-name="ce83" table:formula="of:=TEXT([.A6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6" draw:text-style-name="P12" svg:width="2.71cm" svg:height="1.24cm" svg:x="5.993cm" svg:y="1.634cm" draw:caption-point-x="-0.243cm" draw:caption-point-y="1.88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office:annotation draw:style-name="gr11" draw:text-style-name="P4" svg:width="2.972cm" svg:height="1.412cm" svg:x="13.793cm" svg:y="1.634cm" draw:caption-point-x="-0.232cm" draw:caption-point-y="1.886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88cm" svg:height="1.24cm" svg:x="15.095cm" svg:y="1.634cm" draw:caption-point-x="-0.232cm" draw:caption-point-y="1.88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8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85" table:formula="of:=COUNTIF([.C6:.K6];&quot;51&quot;)+COUNTIF([.C6:.K6];&quot;51☻&quot;)" office:value-type="float" office:value="1" calcext:value-type="float">
            <text:p>1</text:p>
          </table:table-cell>
          <table:table-cell table:style-name="ce85" table:formula="of:=COUNTIF([.C6:.K6];&quot;52&quot;)+COUNTIF([.C6:.K6];&quot;52☻&quot;)" office:value-type="float" office:value="0" calcext:value-type="float">
            <text:p>0</text:p>
          </table:table-cell>
          <table:table-cell table:style-name="ce85" table:formula="of:=COUNTIF([.C6:.K6];&quot;11-19&quot;)+COUNTIF([.C6:.K6];&quot;2&quot;)" office:value-type="float" office:value="1" calcext:value-type="float">
            <text:p>1</text:p>
          </table:table-cell>
          <table:table-cell table:style-name="ce85" table:formula="of:=COUNTIF([.C6:.K6];&quot;U&quot;)+COUNTIF([.C6:.K6];&quot;U☻&quot;)" office:value-type="float" office:value="1" calcext:value-type="float">
            <text:p>1</text:p>
          </table:table-cell>
          <table:table-cell table:style-name="ce85" table:formula="of:=COUNTIF([.C6:.K6];&quot;KVIT&quot;)+COUNTIF([.C6:.K6];&quot;KVIT☻&quot;)" office:value-type="float" office:value="1" calcext:value-type="float">
            <text:p>1</text:p>
          </table:table-cell>
          <table:table-cell table:style-name="ce86" table:formula="of:=COUNTBLANK([.C6:.K6])" office:value-type="float" office:value="1" calcext:value-type="float">
            <text:p>1</text:p>
          </table:table-cell>
          <table:table-cell table:style-name="ce87" table:formula="of:=COUNTIF([.C6:.K6];&quot;x&quot;)" office:value-type="float" office:value="1" calcext:value-type="float">
            <text:p>1</text:p>
          </table:table-cell>
          <table:table-cell table:style-name="ce88" table:formula="of:=COUNTIF([.C6:.K6];&quot;51&quot;)+COUNTIF([.C6:.K6];&quot;51☻&quot;)+COUNTIF([.C6:.K6];&quot;2&quot;)+COUNTIF([.C6:.K6];&quot;52&quot;)+COUNTIF([.C6:.K6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06" calcext:value-type="date">
            <text:p>6. V. 08</text:p>
          </table:table-cell>
          <table:table-cell table:style-name="ce83" table:formula="of:=TEXT([.A7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6" draw:text-style-name="P12" svg:width="2.71cm" svg:height="1.24cm" svg:x="5.993cm" svg:y="2.336cm" draw:caption-point-x="-0.243cm" draw:caption-point-y="1.88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2"/>
          <table:table-cell table:style-name="ce3" office:value-type="string" calcext:value-type="string">
            <office:annotation draw:style-name="gr23" draw:text-style-name="P4" svg:width="2.972cm" svg:height="1.412cm" svg:x="13.793cm" svg:y="2.336cm" draw:caption-point-x="-0.232cm" draw:caption-point-y="1.886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88cm" svg:height="1.24cm" svg:x="15.095cm" svg:y="2.336cm" draw:caption-point-x="-0.232cm" draw:caption-point-y="1.88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8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85" table:formula="of:=COUNTIF([.C7:.K7];&quot;51&quot;)+COUNTIF([.C7:.K7];&quot;51☻&quot;)" office:value-type="float" office:value="1" calcext:value-type="float">
            <text:p>1</text:p>
          </table:table-cell>
          <table:table-cell table:style-name="ce85" table:formula="of:=COUNTIF([.C7:.K7];&quot;52&quot;)+COUNTIF([.C7:.K7];&quot;52☻&quot;)" office:value-type="float" office:value="0" calcext:value-type="float">
            <text:p>0</text:p>
          </table:table-cell>
          <table:table-cell table:style-name="ce85" table:formula="of:=COUNTIF([.C7:.K7];&quot;11-19&quot;)+COUNTIF([.C7:.K7];&quot;2&quot;)" office:value-type="float" office:value="1" calcext:value-type="float">
            <text:p>1</text:p>
          </table:table-cell>
          <table:table-cell table:style-name="ce85" table:formula="of:=COUNTIF([.C7:.K7];&quot;U&quot;)+COUNTIF([.C7:.K7];&quot;U☻&quot;)" office:value-type="float" office:value="1" calcext:value-type="float">
            <text:p>1</text:p>
          </table:table-cell>
          <table:table-cell table:style-name="ce85" table:formula="of:=COUNTIF([.C7:.K7];&quot;KVIT&quot;)+COUNTIF([.C7:.K7];&quot;KVIT☻&quot;)" office:value-type="float" office:value="1" calcext:value-type="float">
            <text:p>1</text:p>
          </table:table-cell>
          <table:table-cell table:style-name="ce86" table:formula="of:=COUNTBLANK([.C7:.K7])" office:value-type="float" office:value="1" calcext:value-type="float">
            <text:p>1</text:p>
          </table:table-cell>
          <table:table-cell table:style-name="ce87" table:formula="of:=COUNTIF([.C7:.K7];&quot;x&quot;)" office:value-type="float" office:value="1" calcext:value-type="float">
            <text:p>1</text:p>
          </table:table-cell>
          <table:table-cell table:style-name="ce88" table:formula="of:=COUNTIF([.C7:.K7];&quot;51&quot;)+COUNTIF([.C7:.K7];&quot;51☻&quot;)+COUNTIF([.C7:.K7];&quot;2&quot;)+COUNTIF([.C7:.K7];&quot;52&quot;)+COUNTIF([.C7:.K7];&quot;52☻&quot;)" office:value-type="float" office:value="2" calcext:value-type="float">
            <text:p>2</text:p>
          </table:table-cell>
          <table:table-cell table:style-name="ce14"/>
          <table:table-cell table:style-name="ce4" table:formula="of:=[$februar.$W$7]" office:value-type="string" office:string-value="KVIT☻" calcext:value-type="string">
            <text:p>KVIT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07" calcext:value-type="date">
            <text:p>7. V. 08</text:p>
          </table:table-cell>
          <table:table-cell table:style-name="ce83" table:formula="of:=TEXT([.A8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7" draw:text-style-name="P12" svg:width="2.71cm" svg:height="1.229cm" svg:x="5.993cm" svg:y="3.038cm" draw:caption-point-x="-0.243cm" draw:caption-point-y="1.88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15"/>
          <table:table-cell table:style-name="ce3" office:value-type="string" calcext:value-type="string">
            <office:annotation draw:style-name="gr23" draw:text-style-name="P4" svg:width="2.972cm" svg:height="1.412cm" svg:x="13.793cm" svg:y="3.038cm" draw:caption-point-x="-0.232cm" draw:caption-point-y="1.886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3" office:value-type="string" calcext:value-type="string">
            <office:annotation draw:style-name="gr16" draw:text-style-name="P4" svg:width="2.88cm" svg:height="1.229cm" svg:x="15.095cm" svg:y="3.038cm" draw:caption-point-x="-0.232cm" draw:caption-point-y="1.88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8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85" table:formula="of:=COUNTIF([.C8:.K8];&quot;51&quot;)+COUNTIF([.C8:.K8];&quot;51☻&quot;)" office:value-type="float" office:value="1" calcext:value-type="float">
            <text:p>1</text:p>
          </table:table-cell>
          <table:table-cell table:style-name="ce85" table:formula="of:=COUNTIF([.C8:.K8];&quot;52&quot;)+COUNTIF([.C8:.K8];&quot;52☻&quot;)" office:value-type="float" office:value="0" calcext:value-type="float">
            <text:p>0</text:p>
          </table:table-cell>
          <table:table-cell table:style-name="ce85" table:formula="of:=COUNTIF([.C8:.K8];&quot;11-19&quot;)+COUNTIF([.C8:.K8];&quot;2&quot;)" office:value-type="float" office:value="1" calcext:value-type="float">
            <text:p>1</text:p>
          </table:table-cell>
          <table:table-cell table:style-name="ce85" table:formula="of:=COUNTIF([.C8:.K8];&quot;U&quot;)+COUNTIF([.C8:.K8];&quot;U☻&quot;)" office:value-type="float" office:value="1" calcext:value-type="float">
            <text:p>1</text:p>
          </table:table-cell>
          <table:table-cell table:style-name="ce85" table:formula="of:=COUNTIF([.C8:.K8];&quot;KVIT&quot;)+COUNTIF([.C8:.K8];&quot;KVIT☻&quot;)" office:value-type="float" office:value="1" calcext:value-type="float">
            <text:p>1</text:p>
          </table:table-cell>
          <table:table-cell table:style-name="ce86" table:formula="of:=COUNTBLANK([.C8:.K8])" office:value-type="float" office:value="1" calcext:value-type="float">
            <text:p>1</text:p>
          </table:table-cell>
          <table:table-cell table:style-name="ce87" table:formula="of:=COUNTIF([.C8:.K8];&quot;x&quot;)" office:value-type="float" office:value="1" calcext:value-type="float">
            <text:p>1</text:p>
          </table:table-cell>
          <table:table-cell table:style-name="ce88" table:formula="of:=COUNTIF([.C8:.K8];&quot;51&quot;)+COUNTIF([.C8:.K8];&quot;51☻&quot;)+COUNTIF([.C8:.K8];&quot;2&quot;)+COUNTIF([.C8:.K8];&quot;52&quot;)+COUNTIF([.C8:.K8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8]" office:value-type="string" office:string-value="U" calcext:value-type="string">
            <text:p>U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08" calcext:value-type="date">
            <text:p>8. V. 08</text:p>
          </table:table-cell>
          <table:table-cell table:style-name="ce83" table:formula="of:=TEXT([.A9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8" draw:text-style-name="P12" svg:width="2.71cm" svg:height="1.25cm" svg:x="5.993cm" svg:y="3.73cm" draw:caption-point-x="-0.243cm" draw:caption-point-y="1.89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1☻</text:p>
          </table:table-cell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2</text:p>
          </table:table-cell>
          <table:table-cell table:style-name="ce15"/>
          <table:table-cell table:style-name="ce3" office:value-type="string" calcext:value-type="string">
            <office:annotation draw:style-name="gr11" draw:text-style-name="P4" svg:width="2.972cm" svg:height="1.412cm" svg:x="13.793cm" svg:y="3.73cm" draw:caption-point-x="-0.232cm" draw:caption-point-y="1.896cm">
              <dc:date>2022-03-21T00:00:00</dc:date>
              <text:p text:style-name="P3">dopust od30.04.do 08.05.2008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88cm" svg:height="1.25cm" svg:x="15.095cm" svg:y="3.73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8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85" table:formula="of:=COUNTIF([.C9:.K9];&quot;51&quot;)+COUNTIF([.C9:.K9];&quot;51☻&quot;)" office:value-type="float" office:value="1" calcext:value-type="float">
            <text:p>1</text:p>
          </table:table-cell>
          <table:table-cell table:style-name="ce85" table:formula="of:=COUNTIF([.C9:.K9];&quot;52&quot;)+COUNTIF([.C9:.K9];&quot;52☻&quot;)" office:value-type="float" office:value="0" calcext:value-type="float">
            <text:p>0</text:p>
          </table:table-cell>
          <table:table-cell table:style-name="ce85" table:formula="of:=COUNTIF([.C9:.K9];&quot;11-19&quot;)+COUNTIF([.C9:.K9];&quot;2&quot;)" office:value-type="float" office:value="1" calcext:value-type="float">
            <text:p>1</text:p>
          </table:table-cell>
          <table:table-cell table:style-name="ce85" table:formula="of:=COUNTIF([.C9:.K9];&quot;U&quot;)+COUNTIF([.C9:.K9];&quot;U☻&quot;)" office:value-type="float" office:value="1" calcext:value-type="float">
            <text:p>1</text:p>
          </table:table-cell>
          <table:table-cell table:style-name="ce85" table:formula="of:=COUNTIF([.C9:.K9];&quot;KVIT&quot;)+COUNTIF([.C9:.K9];&quot;KVIT☻&quot;)" office:value-type="float" office:value="1" calcext:value-type="float">
            <text:p>1</text:p>
          </table:table-cell>
          <table:table-cell table:style-name="ce86" table:formula="of:=COUNTBLANK([.C9:.K9])" office:value-type="float" office:value="1" calcext:value-type="float">
            <text:p>1</text:p>
          </table:table-cell>
          <table:table-cell table:style-name="ce87" table:formula="of:=COUNTIF([.C9:.K9];&quot;x&quot;)" office:value-type="float" office:value="1" calcext:value-type="float">
            <text:p>1</text:p>
          </table:table-cell>
          <table:table-cell table:style-name="ce88" table:formula="of:=COUNTIF([.C9:.K9];&quot;51&quot;)+COUNTIF([.C9:.K9];&quot;51☻&quot;)+COUNTIF([.C9:.K9];&quot;2&quot;)+COUNTIF([.C9:.K9];&quot;52&quot;)+COUNTIF([.C9:.K9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februar.$W$9]" office:value-type="string" office:string-value="U☻" calcext:value-type="string">
            <text:p>U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09" calcext:value-type="date">
            <text:p>9. V. 08</text:p>
          </table:table-cell>
          <table:table-cell table:style-name="ce83" table:formula="of:=TEXT([.A10];&quot;Ddd&quot;)" office:value-type="string" office:string-value="pet" calcext:value-type="string">
            <text:p>pet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8" draw:text-style-name="P12" svg:width="2.71cm" svg:height="1.25cm" svg:x="5.993cm" svg:y="4.432cm" draw:caption-point-x="-0.243cm" draw:caption-point-y="1.89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3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office:annotation draw:style-name="gr8" draw:text-style-name="P4" svg:width="2.88cm" svg:height="1.25cm" svg:x="15.095cm" svg:y="4.432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8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85" table:formula="of:=COUNTIF([.C10:.K10];&quot;51&quot;)+COUNTIF([.C10:.K10];&quot;51☻&quot;)" office:value-type="float" office:value="1" calcext:value-type="float">
            <text:p>1</text:p>
          </table:table-cell>
          <table:table-cell table:style-name="ce85" table:formula="of:=COUNTIF([.C10:.K10];&quot;52&quot;)+COUNTIF([.C10:.K10];&quot;52☻&quot;)" office:value-type="float" office:value="1" calcext:value-type="float">
            <text:p>1</text:p>
          </table:table-cell>
          <table:table-cell table:style-name="ce85" table:formula="of:=COUNTIF([.C10:.K10];&quot;11-19&quot;)+COUNTIF([.C10:.K10];&quot;2&quot;)" office:value-type="float" office:value="1" calcext:value-type="float">
            <text:p>1</text:p>
          </table:table-cell>
          <table:table-cell table:style-name="ce85" table:formula="of:=COUNTIF([.C10:.K10];&quot;U&quot;)+COUNTIF([.C10:.K10];&quot;U☻&quot;)" office:value-type="float" office:value="1" calcext:value-type="float">
            <text:p>1</text:p>
          </table:table-cell>
          <table:table-cell table:style-name="ce85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86" table:formula="of:=COUNTBLANK([.C10:.K10])" office:value-type="float" office:value="1" calcext:value-type="float">
            <text:p>1</text:p>
          </table:table-cell>
          <table:table-cell table:style-name="ce87" table:formula="of:=COUNTIF([.C10:.K10];&quot;x&quot;)" office:value-type="float" office:value="1" calcext:value-type="float">
            <text:p>1</text:p>
          </table:table-cell>
          <table:table-cell table:style-name="ce88" table:formula="of:=COUNTIF([.C10:.K10];&quot;51&quot;)+COUNTIF([.C10:.K10];&quot;51☻&quot;)+COUNTIF([.C10:.K10];&quot;2&quot;)+COUNTIF([.C10:.K10];&quot;52&quot;)+COUNTIF([.C10:.K10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5-10" calcext:value-type="date">
            <text:p>10. V. 08</text:p>
          </table:table-cell>
          <table:table-cell table:style-name="ce82" table:formula="of:=TEXT([.A11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office:annotation draw:style-name="gr3" draw:text-style-name="P4" svg:width="2.709cm" svg:height="1.261cm" svg:x="4.692cm" svg:y="5.134cm" draw:caption-point-x="-0.243cm" draw:caption-point-y="1.896cm">
              <dc:date>2022-03-21T00:00:00</dc:date>
              <text:p text:style-name="P3">vikend 12. 13. ali 19. 20. maj </text:p>
            </office:annotation>
            <text:p>☻</text:p>
          </table:table-cell>
          <table:table-cell table:style-name="ce21" office:value-type="string" calcext:value-type="string">
            <office:annotation draw:style-name="gr36" draw:text-style-name="P12" svg:width="2.71cm" svg:height="1.24cm" svg:x="5.993cm" svg:y="5.134cm" draw:caption-point-x="-0.243cm" draw:caption-point-y="1.89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20" table:number-columns-repeated="2"/>
          <table:table-cell table:style-name="ce72"/>
          <table:table-cell table:style-name="ce21" table:number-columns-repeated="3"/>
          <table:table-cell table:style-name="ce21" office:value-type="string" calcext:value-type="string">
            <office:annotation draw:style-name="gr7" draw:text-style-name="P4" svg:width="2.88cm" svg:height="1.24cm" svg:x="15.095cm" svg:y="5.134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85" table:formula="of:=COUNTIF([.C11:.K11];&quot;51&quot;)+COUNTIF([.C11:.K11];&quot;51☻&quot;)" office:value-type="float" office:value="0" calcext:value-type="float">
            <text:p>0</text:p>
          </table:table-cell>
          <table:table-cell table:style-name="ce85" table:formula="of:=COUNTIF([.C11:.K11];&quot;52&quot;)+COUNTIF([.C11:.K11];&quot;52☻&quot;)" office:value-type="float" office:value="0" calcext:value-type="float">
            <text:p>0</text:p>
          </table:table-cell>
          <table:table-cell table:style-name="ce85" table:formula="of:=COUNTIF([.C11:.K11];&quot;11-19&quot;)+COUNTIF([.C11:.K11];&quot;2&quot;)" office:value-type="float" office:value="0" calcext:value-type="float">
            <text:p>0</text:p>
          </table:table-cell>
          <table:table-cell table:style-name="ce85" table:formula="of:=COUNTIF([.C11:.K11];&quot;U&quot;)+COUNTIF([.C11:.K11];&quot;U☻&quot;)" office:value-type="float" office:value="0" calcext:value-type="float">
            <text:p>0</text:p>
          </table:table-cell>
          <table:table-cell table:style-name="ce85" table:formula="of:=COUNTIF([.C11:.K11];&quot;KVIT&quot;)+COUNTIF([.C11:.K11];&quot;KVIT☻&quot;)" office:value-type="float" office:value="0" calcext:value-type="float">
            <text:p>0</text:p>
          </table:table-cell>
          <table:table-cell table:style-name="ce86" table:formula="of:=COUNTBLANK([.C11:.K11])" office:value-type="float" office:value="6" calcext:value-type="float">
            <text:p>6</text:p>
          </table:table-cell>
          <table:table-cell table:style-name="ce87" table:formula="of:=COUNTIF([.C11:.K11];&quot;x&quot;)" office:value-type="float" office:value="0" calcext:value-type="float">
            <text:p>0</text:p>
          </table:table-cell>
          <table:table-cell table:style-name="ce88" table:formula="of:=COUNTIF([.C11:.K11];&quot;51&quot;)+COUNTIF([.C11:.K11];&quot;51☻&quot;)+COUNTIF([.C11:.K11];&quot;2&quot;)+COUNTIF([.C11:.K11];&quot;52&quot;)+COUNTIF([.C11:.K11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februar.$W$11]" office:value-type="string" office:string-value="X" calcext:value-type="string">
            <text:p>X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5-11" calcext:value-type="date">
            <text:p>11. V. 08</text:p>
          </table:table-cell>
          <table:table-cell table:style-name="ce82" table:formula="of:=TEXT([.A12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office:annotation draw:style-name="gr38" draw:text-style-name="P12" svg:width="2.71cm" svg:height="1.25cm" svg:x="5.993cm" svg:y="5.836cm" draw:caption-point-x="-0.243cm" draw:caption-point-y="1.896cm">
              <dc:date>2022-03-21T00:00:00</dc:date>
              <text:p text:style-name="P11"><text:s/><text:span text:style-name="T1">dopust od 5.5. do 11.5.</text:span></text:p>
            </office:annotation>
            <text:p>D</text:p>
          </table:table-cell>
          <table:table-cell table:style-name="ce72" table:number-columns-repeated="2"/>
          <table:table-cell table:style-name="ce21" table:number-columns-repeated="2"/>
          <table:table-cell table:style-name="ce20"/>
          <table:table-cell table:style-name="ce72"/>
          <table:table-cell table:style-name="ce21" office:value-type="string" calcext:value-type="string">
            <office:annotation draw:style-name="gr8" draw:text-style-name="P4" svg:width="2.88cm" svg:height="1.25cm" svg:x="15.095cm" svg:y="5.836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85" table:formula="of:=COUNTIF([.C12:.K12];&quot;51&quot;)+COUNTIF([.C12:.K12];&quot;51☻&quot;)" office:value-type="float" office:value="0" calcext:value-type="float">
            <text:p>0</text:p>
          </table:table-cell>
          <table:table-cell table:style-name="ce85" table:formula="of:=COUNTIF([.C12:.K12];&quot;52&quot;)+COUNTIF([.C12:.K12];&quot;52☻&quot;)" office:value-type="float" office:value="0" calcext:value-type="float">
            <text:p>0</text:p>
          </table:table-cell>
          <table:table-cell table:style-name="ce85" table:formula="of:=COUNTIF([.C12:.K12];&quot;11-19&quot;)+COUNTIF([.C12:.K12];&quot;2&quot;)" office:value-type="float" office:value="0" calcext:value-type="float">
            <text:p>0</text:p>
          </table:table-cell>
          <table:table-cell table:style-name="ce85" table:formula="of:=COUNTIF([.C12:.K12];&quot;U&quot;)+COUNTIF([.C12:.K12];&quot;U☻&quot;)" office:value-type="float" office:value="0" calcext:value-type="float">
            <text:p>0</text:p>
          </table:table-cell>
          <table:table-cell table:style-name="ce85" table:formula="of:=COUNTIF([.C12:.K12];&quot;KVIT&quot;)+COUNTIF([.C12:.K12];&quot;KVIT☻&quot;)" office:value-type="float" office:value="0" calcext:value-type="float">
            <text:p>0</text:p>
          </table:table-cell>
          <table:table-cell table:style-name="ce86" table:formula="of:=COUNTBLANK([.C12:.K12])" office:value-type="float" office:value="6" calcext:value-type="float">
            <text:p>6</text:p>
          </table:table-cell>
          <table:table-cell table:style-name="ce87" table:formula="of:=COUNTIF([.C12:.K12];&quot;x&quot;)" office:value-type="float" office:value="0" calcext:value-type="float">
            <text:p>0</text:p>
          </table:table-cell>
          <table:table-cell table:style-name="ce88" table:formula="of:=COUNTIF([.C12:.K12];&quot;51&quot;)+COUNTIF([.C12:.K12];&quot;51☻&quot;)+COUNTIF([.C12:.K12];&quot;2&quot;)+COUNTIF([.C12:.K12];&quot;52&quot;)+COUNTIF([.C12:.K12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februar.$W$12]" office:value-type="string" office:string-value="D" calcext:value-type="string">
            <text:p>D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12" calcext:value-type="date">
            <text:p>12. V. 08</text:p>
          </table:table-cell>
          <table:table-cell table:style-name="ce83" table:formula="of:=TEXT([.A13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30" draw:text-style-name="P4" svg:width="2.709cm" svg:height="0.686cm" svg:x="4.692cm" svg:y="6.538cm" draw:caption-point-x="-0.243cm" draw:caption-point-y="1.896cm">
              <dc:date>2022-03-21T00:00:00</dc:date>
              <text:p text:style-name="P3">IZ</text:p>
            </office:annotation>
            <text:p>X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30" draw:text-style-name="P4" svg:width="2.72cm" svg:height="0.686cm" svg:x="11.189cm" svg:y="6.538cm" draw:caption-point-x="-0.232cm" draw:caption-point-y="1.896cm">
              <dc:date>2022-03-21T00:00:00</dc:date>
              <text:p text:style-name="P3">pučnik</text:p>
            </office:annotation>
            <text:p>D</text:p>
          </table:table-cell>
          <table:table-cell table:style-name="ce75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office:annotation draw:style-name="gr7" draw:text-style-name="P4" svg:width="2.88cm" svg:height="1.24cm" svg:x="15.095cm" svg:y="6.538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8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85" table:formula="of:=COUNTIF([.C13:.K13];&quot;51&quot;)+COUNTIF([.C13:.K13];&quot;51☻&quot;)" office:value-type="float" office:value="1" calcext:value-type="float">
            <text:p>1</text:p>
          </table:table-cell>
          <table:table-cell table:style-name="ce85" table:formula="of:=COUNTIF([.C13:.K13];&quot;52&quot;)+COUNTIF([.C13:.K13];&quot;52☻&quot;)" office:value-type="float" office:value="1" calcext:value-type="float">
            <text:p>1</text:p>
          </table:table-cell>
          <table:table-cell table:style-name="ce85" table:formula="of:=COUNTIF([.C13:.K13];&quot;11-19&quot;)+COUNTIF([.C13:.K13];&quot;2&quot;)" office:value-type="float" office:value="1" calcext:value-type="float">
            <text:p>1</text:p>
          </table:table-cell>
          <table:table-cell table:style-name="ce85" table:formula="of:=COUNTIF([.C13:.K13];&quot;U&quot;)+COUNTIF([.C13:.K13];&quot;U☻&quot;)" office:value-type="float" office:value="1" calcext:value-type="float">
            <text:p>1</text:p>
          </table:table-cell>
          <table:table-cell table:style-name="ce85" table:formula="of:=COUNTIF([.C13:.K13];&quot;KVIT&quot;)+COUNTIF([.C13:.K13];&quot;KVIT☻&quot;)" office:value-type="float" office:value="1" calcext:value-type="float">
            <text:p>1</text:p>
          </table:table-cell>
          <table:table-cell table:style-name="ce86" table:formula="of:=COUNTBLANK([.C13:.K13])" office:value-type="float" office:value="1" calcext:value-type="float">
            <text:p>1</text:p>
          </table:table-cell>
          <table:table-cell table:style-name="ce87" table:formula="of:=COUNTIF([.C13:.K13];&quot;x&quot;)" office:value-type="float" office:value="1" calcext:value-type="float">
            <text:p>1</text:p>
          </table:table-cell>
          <table:table-cell table:style-name="ce88" table:formula="of:=COUNTIF([.C13:.K13];&quot;51&quot;)+COUNTIF([.C13:.K13];&quot;51☻&quot;)+COUNTIF([.C13:.K13];&quot;2&quot;)+COUNTIF([.C13:.K13];&quot;52&quot;)+COUNTIF([.C13:.K13];&quot;52☻&quot;)" office:value-type="float" office:value="2" calcext:value-type="float">
            <text:p>2</text:p>
          </table:table-cell>
          <table:table-cell table:style-name="ce38"/>
          <table:table-cell table:style-name="ce2" table:formula="of:=[$februar.$W$13]" office:value-type="string" office:string-value="BOL" calcext:value-type="string">
            <text:p>BOL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13" calcext:value-type="date">
            <text:p>13. V. 08</text:p>
          </table:table-cell>
          <table:table-cell table:style-name="ce83" table:formula="of:=TEXT([.A14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office:annotation draw:style-name="gr30" draw:text-style-name="P4" svg:width="2.71cm" svg:height="0.686cm" svg:x="5.993cm" svg:y="7.24cm" draw:caption-point-x="-0.243cm" draw:caption-point-y="1.896cm">
              <dc:date>2022-03-21T00:00:00</dc:date>
              <text:p text:style-name="P3">dopust 13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52"/>
          <table:table-cell table:style-name="ce3" office:value-type="string" calcext:value-type="string">
            <office:annotation draw:style-name="gr30" draw:text-style-name="P4" svg:width="2.972cm" svg:height="0.686cm" svg:x="13.793cm" svg:y="7.24cm" draw:caption-point-x="-0.232cm" draw:caption-point-y="1.896cm">
              <dc:date>2022-03-21T00:00:00</dc:date>
              <text:p text:style-name="P3">IZ</text:p>
            </office:annotation>
            <text:p>X</text:p>
          </table:table-cell>
          <table:table-cell table:style-name="ce3" office:value-type="string" calcext:value-type="string">
            <office:annotation draw:style-name="gr8" draw:text-style-name="P4" svg:width="2.88cm" svg:height="1.25cm" svg:x="15.095cm" svg:y="7.24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85" table:formula="of:=COUNTIF([.C14:.K14];&quot;51&quot;)+COUNTIF([.C14:.K14];&quot;51☻&quot;)" office:value-type="float" office:value="1" calcext:value-type="float">
            <text:p>1</text:p>
          </table:table-cell>
          <table:table-cell table:style-name="ce85" table:formula="of:=COUNTIF([.C14:.K14];&quot;52&quot;)+COUNTIF([.C14:.K14];&quot;52☻&quot;)" office:value-type="float" office:value="1" calcext:value-type="float">
            <text:p>1</text:p>
          </table:table-cell>
          <table:table-cell table:style-name="ce85" table:formula="of:=COUNTIF([.C14:.K14];&quot;11-19&quot;)+COUNTIF([.C14:.K14];&quot;2&quot;)" office:value-type="float" office:value="1" calcext:value-type="float">
            <text:p>1</text:p>
          </table:table-cell>
          <table:table-cell table:style-name="ce85" table:formula="of:=COUNTIF([.C14:.K14];&quot;U&quot;)+COUNTIF([.C14:.K14];&quot;U☻&quot;)" office:value-type="float" office:value="1" calcext:value-type="float">
            <text:p>1</text:p>
          </table:table-cell>
          <table:table-cell table:style-name="ce85" table:formula="of:=COUNTIF([.C14:.K14];&quot;KVIT&quot;)+COUNTIF([.C14:.K14];&quot;KVIT☻&quot;)" office:value-type="float" office:value="1" calcext:value-type="float">
            <text:p>1</text:p>
          </table:table-cell>
          <table:table-cell table:style-name="ce86" table:formula="of:=COUNTBLANK([.C14:.K14])" office:value-type="float" office:value="1" calcext:value-type="float">
            <text:p>1</text:p>
          </table:table-cell>
          <table:table-cell table:style-name="ce87" table:formula="of:=COUNTIF([.C14:.K14];&quot;x&quot;)" office:value-type="float" office:value="1" calcext:value-type="float">
            <text:p>1</text:p>
          </table:table-cell>
          <table:table-cell table:style-name="ce88" table:formula="of:=COUNTIF([.C14:.K14];&quot;51&quot;)+COUNTIF([.C14:.K14];&quot;51☻&quot;)+COUNTIF([.C14:.K14];&quot;2&quot;)+COUNTIF([.C14:.K14];&quot;52&quot;)+COUNTIF([.C14:.K14];&quot;52☻&quot;)" office:value-type="float" office:value="2" calcext:value-type="float">
            <text:p>2</text:p>
          </table:table-cell>
          <table:table-cell table:style-name="ce38"/>
          <table:table-cell table:style-name="ce6" table:formula="of:=[$februar.$W$14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14" calcext:value-type="date">
            <text:p>14. V. 08</text:p>
          </table:table-cell>
          <table:table-cell table:style-name="ce83" table:formula="of:=TEXT([.A15];&quot;Ddd&quot;)" office:value-type="string" office:string-value="sre" calcext:value-type="string">
            <text:p>sre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office:annotation draw:style-name="gr5" draw:text-style-name="P4" svg:width="2.71cm" svg:height="0.675cm" svg:x="5.993cm" svg:y="7.942cm" draw:caption-point-x="-0.243cm" draw:caption-point-y="1.896cm">
              <dc:date>2022-03-21T00:00:00</dc:date>
              <text:p text:style-name="P3">Vaje</text:p>
            </office:annotation>
            <text:p>KVIT</text:p>
          </table:table-cell>
          <table:table-cell table:style-name="ce3" office:value-type="string" calcext:value-type="string">
            <office:annotation draw:style-name="gr30" draw:text-style-name="P4" svg:width="2.71cm" svg:height="0.686cm" svg:x="7.295cm" svg:y="7.942cm" draw:caption-point-x="-0.243cm" draw:caption-point-y="1.896cm">
              <dc:date>2022-03-21T00:00:00</dc:date>
              <text:p text:style-name="P3">IZ</text:p>
            </office:annotation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U☻</text:p>
          </table:table-cell>
          <table:table-cell table:style-name="ce31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8" draw:text-style-name="P4" svg:width="2.88cm" svg:height="1.25cm" svg:x="15.095cm" svg:y="7.942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85" table:formula="of:=COUNTIF([.C15:.K15];&quot;51&quot;)+COUNTIF([.C15:.K15];&quot;51☻&quot;)" office:value-type="float" office:value="1" calcext:value-type="float">
            <text:p>1</text:p>
          </table:table-cell>
          <table:table-cell table:style-name="ce85" table:formula="of:=COUNTIF([.C15:.K15];&quot;52&quot;)+COUNTIF([.C15:.K15];&quot;52☻&quot;)" office:value-type="float" office:value="1" calcext:value-type="float">
            <text:p>1</text:p>
          </table:table-cell>
          <table:table-cell table:style-name="ce85" table:formula="of:=COUNTIF([.C15:.K15];&quot;11-19&quot;)+COUNTIF([.C15:.K15];&quot;2&quot;)" office:value-type="float" office:value="1" calcext:value-type="float">
            <text:p>1</text:p>
          </table:table-cell>
          <table:table-cell table:style-name="ce85" table:formula="of:=COUNTIF([.C15:.K15];&quot;U&quot;)+COUNTIF([.C15:.K15];&quot;U☻&quot;)" office:value-type="float" office:value="1" calcext:value-type="float">
            <text:p>1</text:p>
          </table:table-cell>
          <table:table-cell table:style-name="ce85" table:formula="of:=COUNTIF([.C15:.K15];&quot;KVIT&quot;)+COUNTIF([.C15:.K15];&quot;KVIT☻&quot;)" office:value-type="float" office:value="2" calcext:value-type="float">
            <text:p>2</text:p>
          </table:table-cell>
          <table:table-cell table:style-name="ce86" table:formula="of:=COUNTBLANK([.C15:.K15])" office:value-type="float" office:value="1" calcext:value-type="float">
            <text:p>1</text:p>
          </table:table-cell>
          <table:table-cell table:style-name="ce87" table:formula="of:=COUNTIF([.C15:.K15];&quot;x&quot;)" office:value-type="float" office:value="1" calcext:value-type="float">
            <text:p>1</text:p>
          </table:table-cell>
          <table:table-cell table:style-name="ce88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38"/>
          <table:table-cell table:style-name="ce3" table:formula="of:=[$februar.$W$15]" office:value-type="string" office:string-value="SO" calcext:value-type="string">
            <text:p>SO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15" calcext:value-type="date">
            <text:p>15. V. 08</text:p>
          </table:table-cell>
          <table:table-cell table:style-name="ce83" table:formula="of:=TEXT([.A16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office:annotation draw:style-name="gr32" draw:text-style-name="P4" svg:width="2.71cm" svg:height="1.994cm" svg:x="5.993cm" svg:y="8.644cm" draw:caption-point-x="-0.243cm" draw:caption-point-y="1.896cm">
              <dc:date>2022-03-21T00:00:00</dc:date>
              <text:p text:style-name="P3">Vaje</text:p>
            </office:annotation>
            <text:p>KVIT</text:p>
          </table:table-cell>
          <table:table-cell table:style-name="ce2" office:value-type="string" calcext:value-type="string">
            <office:annotation draw:style-name="gr12" draw:text-style-name="P4" svg:width="2.71cm" svg:height="1.419cm" svg:x="7.295cm" svg:y="8.644cm" draw:caption-point-x="-0.243cm" draw:caption-point-y="1.896cm">
              <dc:date>2022-03-21T00:00:00</dc:date>
              <text:p text:style-name="P3">dežurstvo 15 in 21.maja na nevro.</text:p>
            </office:annotation>
            <text:p>U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0" draw:text-style-name="P4" svg:width="2.72cm" svg:height="0.686cm" svg:x="11.189cm" svg:y="8.644cm" draw:caption-point-x="-0.232cm" draw:caption-point-y="1.896cm">
              <dc:date>2022-03-21T00:00:00</dc:date>
              <text:p text:style-name="P3">IZ</text:p>
            </office:annotation>
            <text:p>X</text:p>
          </table:table-cell>
          <table:table-cell table:style-name="ce15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7" draw:text-style-name="P4" svg:width="2.88cm" svg:height="1.24cm" svg:x="15.095cm" svg:y="8.644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85" table:formula="of:=COUNTIF([.C16:.K16];&quot;51&quot;)+COUNTIF([.C16:.K16];&quot;51☻&quot;)" office:value-type="float" office:value="1" calcext:value-type="float">
            <text:p>1</text:p>
          </table:table-cell>
          <table:table-cell table:style-name="ce85" table:formula="of:=COUNTIF([.C16:.K16];&quot;52&quot;)+COUNTIF([.C16:.K16];&quot;52☻&quot;)" office:value-type="float" office:value="1" calcext:value-type="float">
            <text:p>1</text:p>
          </table:table-cell>
          <table:table-cell table:style-name="ce85" table:formula="of:=COUNTIF([.C16:.K16];&quot;11-19&quot;)+COUNTIF([.C16:.K16];&quot;2&quot;)" office:value-type="float" office:value="1" calcext:value-type="float">
            <text:p>1</text:p>
          </table:table-cell>
          <table:table-cell table:style-name="ce85" table:formula="of:=COUNTIF([.C16:.K16];&quot;U&quot;)+COUNTIF([.C16:.K16];&quot;U☻&quot;)" office:value-type="float" office:value="1" calcext:value-type="float">
            <text:p>1</text:p>
          </table:table-cell>
          <table:table-cell table:style-name="ce85" table:formula="of:=COUNTIF([.C16:.K16];&quot;KVIT&quot;)+COUNTIF([.C16:.K16];&quot;KVIT☻&quot;)" office:value-type="float" office:value="2" calcext:value-type="float">
            <text:p>2</text:p>
          </table:table-cell>
          <table:table-cell table:style-name="ce86" table:formula="of:=COUNTBLANK([.C16:.K16])" office:value-type="float" office:value="1" calcext:value-type="float">
            <text:p>1</text:p>
          </table:table-cell>
          <table:table-cell table:style-name="ce87" table:formula="of:=COUNTIF([.C16:.K16];&quot;x&quot;)" office:value-type="float" office:value="1" calcext:value-type="float">
            <text:p>1</text:p>
          </table:table-cell>
          <table:table-cell table:style-name="ce88" table:formula="of:=COUNTIF([.C16:.K16];&quot;51&quot;)+COUNTIF([.C16:.K16];&quot;51☻&quot;)+COUNTIF([.C16:.K16];&quot;2&quot;)+COUNTIF([.C16:.K16];&quot;52&quot;)+COUNTIF([.C16:.K16];&quot;52☻&quot;)" office:value-type="float" office:value="2" calcext:value-type="float">
            <text:p>2</text:p>
          </table:table-cell>
          <table:table-cell table:style-name="ce14"/>
          <table:table-cell table:style-name="ce7" table:formula="of:=[$februar.$W$16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16" calcext:value-type="date">
            <text:p>16. V. 08</text:p>
          </table:table-cell>
          <table:table-cell table:style-name="ce83" table:formula="of:=TEXT([.A17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office:annotation draw:style-name="gr30" draw:text-style-name="P4" svg:width="2.709cm" svg:height="0.686cm" svg:x="4.692cm" svg:y="9.346cm" draw:caption-point-x="-0.243cm" draw:caption-point-y="1.896cm">
              <dc:date>2022-03-21T00:00:00</dc:date>
              <text:p text:style-name="P3">IZ</text:p>
            </office:annotation>
            <text:p>X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" draw:text-style-name="P4" svg:width="2.709cm" svg:height="1.261cm" svg:x="9.899cm" svg:y="9.346cm" draw:caption-point-x="-0.243cm" draw:caption-point-y="1.896cm">
              <dc:date>2022-03-21T00:00:00</dc:date>
              <text:p text:style-name="P3">prost dan, petek 16.05</text:p>
            </office:annotation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8" draw:text-style-name="P4" svg:width="2.88cm" svg:height="1.25cm" svg:x="15.095cm" svg:y="9.346cm" draw:caption-point-x="-0.232cm" draw:caption-point-y="1.896cm">
              <dc:date>2022-03-21T00:00:00</dc:date>
              <text:p text:style-name="P3">dopust od 5.-16.maja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85" table:formula="of:=COUNTIF([.C17:.K17];&quot;51&quot;)+COUNTIF([.C17:.K17];&quot;51☻&quot;)" office:value-type="float" office:value="1" calcext:value-type="float">
            <text:p>1</text:p>
          </table:table-cell>
          <table:table-cell table:style-name="ce85" table:formula="of:=COUNTIF([.C17:.K17];&quot;52&quot;)+COUNTIF([.C17:.K17];&quot;52☻&quot;)" office:value-type="float" office:value="1" calcext:value-type="float">
            <text:p>1</text:p>
          </table:table-cell>
          <table:table-cell table:style-name="ce85" table:formula="of:=COUNTIF([.C17:.K17];&quot;11-19&quot;)+COUNTIF([.C17:.K17];&quot;2&quot;)" office:value-type="float" office:value="1" calcext:value-type="float">
            <text:p>1</text:p>
          </table:table-cell>
          <table:table-cell table:style-name="ce85" table:formula="of:=COUNTIF([.C17:.K17];&quot;U&quot;)+COUNTIF([.C17:.K17];&quot;U☻&quot;)" office:value-type="float" office:value="1" calcext:value-type="float">
            <text:p>1</text:p>
          </table:table-cell>
          <table:table-cell table:style-name="ce85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86" table:formula="of:=COUNTBLANK([.C17:.K17])" office:value-type="float" office:value="1" calcext:value-type="float">
            <text:p>1</text:p>
          </table:table-cell>
          <table:table-cell table:style-name="ce87" table:formula="of:=COUNTIF([.C17:.K17];&quot;x&quot;)" office:value-type="float" office:value="1" calcext:value-type="float">
            <text:p>1</text:p>
          </table:table-cell>
          <table:table-cell table:style-name="ce88" table:formula="of:=COUNTIF([.C17:.K17];&quot;51&quot;)+COUNTIF([.C17:.K17];&quot;51☻&quot;)+COUNTIF([.C17:.K17];&quot;2&quot;)+COUNTIF([.C17:.K17];&quot;52&quot;)+COUNTIF([.C17:.K17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5-17" calcext:value-type="date">
            <text:p>17. V. 08</text:p>
          </table:table-cell>
          <table:table-cell table:style-name="ce82" table:formula="of:=TEXT([.A18];&quot;Ddd&quot;)" office:value-type="string" office:string-value="sob" calcext:value-type="string">
            <text:p>sob</text:p>
          </table:table-cell>
          <table:table-cell table:style-name="ce21">
            <office:annotation draw:style-name="gr8" draw:text-style-name="P4" svg:width="2.709cm" svg:height="1.25cm" svg:x="4.692cm" svg:y="10.048cm" draw:caption-point-x="-0.243cm" draw:caption-point-y="1.896cm">
              <dc:date>2022-03-21T00:00:00</dc:date>
              <text:p text:style-name="P3">vikend 12. 13. ali 19. 20. maj </text:p>
            </office:annotation>
          </table:table-cell>
          <table:table-cell table:style-name="ce72"/>
          <table:table-cell table:style-name="ce20"/>
          <table:table-cell table:style-name="ce6" office:value-type="string" calcext:value-type="string">
            <text:p>☻</text:p>
          </table:table-cell>
          <table:table-cell table:style-name="ce21" table:number-columns-repeated="2"/>
          <table:table-cell table:style-name="ce73"/>
          <table:table-cell table:style-name="ce72"/>
          <table:table-cell table:style-name="ce21"/>
          <table:table-cell table:style-name="ce34" office:value-type="string" calcext:value-type="string">
            <text:p>ŠOŠ</text:p>
          </table:table-cell>
          <table:table-cell table:style-name="ce8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85" table:formula="of:=COUNTIF([.C18:.K18];&quot;51&quot;)+COUNTIF([.C18:.K18];&quot;51☻&quot;)" office:value-type="float" office:value="0" calcext:value-type="float">
            <text:p>0</text:p>
          </table:table-cell>
          <table:table-cell table:style-name="ce85" table:formula="of:=COUNTIF([.C18:.K18];&quot;52&quot;)+COUNTIF([.C18:.K18];&quot;52☻&quot;)" office:value-type="float" office:value="0" calcext:value-type="float">
            <text:p>0</text:p>
          </table:table-cell>
          <table:table-cell table:style-name="ce85" table:formula="of:=COUNTIF([.C18:.K18];&quot;11-19&quot;)+COUNTIF([.C18:.K18];&quot;2&quot;)" office:value-type="float" office:value="0" calcext:value-type="float">
            <text:p>0</text:p>
          </table:table-cell>
          <table:table-cell table:style-name="ce85" table:formula="of:=COUNTIF([.C18:.K18];&quot;U&quot;)+COUNTIF([.C18:.K18];&quot;U☻&quot;)" office:value-type="float" office:value="0" calcext:value-type="float">
            <text:p>0</text:p>
          </table:table-cell>
          <table:table-cell table:style-name="ce85" table:formula="of:=COUNTIF([.C18:.K18];&quot;KVIT&quot;)+COUNTIF([.C18:.K18];&quot;KVIT☻&quot;)" office:value-type="float" office:value="0" calcext:value-type="float">
            <text:p>0</text:p>
          </table:table-cell>
          <table:table-cell table:style-name="ce86" table:formula="of:=COUNTBLANK([.C18:.K18])" office:value-type="float" office:value="8" calcext:value-type="float">
            <text:p>8</text:p>
          </table:table-cell>
          <table:table-cell table:style-name="ce87" table:formula="of:=COUNTIF([.C18:.K18];&quot;x&quot;)" office:value-type="float" office:value="0" calcext:value-type="float">
            <text:p>0</text:p>
          </table:table-cell>
          <table:table-cell table:style-name="ce88" table:formula="of:=COUNTIF([.C18:.K18];&quot;51&quot;)+COUNTIF([.C18:.K18];&quot;51☻&quot;)+COUNTIF([.C18:.K18];&quot;2&quot;)+COUNTIF([.C18:.K18];&quot;52&quot;)+COUNTIF([.C18:.K18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5-18" calcext:value-type="date">
            <text:p>18. V. 08</text:p>
          </table:table-cell>
          <table:table-cell table:style-name="ce82" table:formula="of:=TEXT([.A19];&quot;Ddd&quot;)" office:value-type="string" office:string-value="ned" calcext:value-type="string">
            <text:p>ned</text:p>
          </table:table-cell>
          <table:table-cell table:style-name="ce72"/>
          <table:table-cell table:style-name="ce21"/>
          <table:table-cell table:style-name="ce20"/>
          <table:table-cell table:style-name="ce6" office:value-type="string" calcext:value-type="string">
            <text:p>☻</text:p>
          </table:table-cell>
          <table:table-cell table:style-name="ce21"/>
          <table:table-cell table:style-name="ce21">
            <office:annotation draw:style-name="gr30" draw:text-style-name="P4" svg:width="2.72cm" svg:height="0.686cm" svg:x="11.189cm" svg:y="10.739cm" draw:caption-point-x="-0.232cm" draw:caption-point-y="1.907cm">
              <dc:date>2022-03-21T00:00:00</dc:date>
              <text:p text:style-name="P3">Pučnik</text:p>
            </office:annotation>
          </table:table-cell>
          <table:table-cell table:style-name="ce21" table:number-columns-repeated="3"/>
          <table:table-cell table:style-name="ce34" office:value-type="string" calcext:value-type="string">
            <text:p>ŠOŠ</text:p>
          </table:table-cell>
          <table:table-cell table:style-name="ce8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85" table:formula="of:=COUNTIF([.C19:.K19];&quot;51&quot;)+COUNTIF([.C19:.K19];&quot;51☻&quot;)" office:value-type="float" office:value="0" calcext:value-type="float">
            <text:p>0</text:p>
          </table:table-cell>
          <table:table-cell table:style-name="ce85" table:formula="of:=COUNTIF([.C19:.K19];&quot;52&quot;)+COUNTIF([.C19:.K19];&quot;52☻&quot;)" office:value-type="float" office:value="0" calcext:value-type="float">
            <text:p>0</text:p>
          </table:table-cell>
          <table:table-cell table:style-name="ce85" table:formula="of:=COUNTIF([.C19:.K19];&quot;11-19&quot;)+COUNTIF([.C19:.K19];&quot;2&quot;)" office:value-type="float" office:value="0" calcext:value-type="float">
            <text:p>0</text:p>
          </table:table-cell>
          <table:table-cell table:style-name="ce85" table:formula="of:=COUNTIF([.C19:.K19];&quot;U&quot;)+COUNTIF([.C19:.K19];&quot;U☻&quot;)" office:value-type="float" office:value="0" calcext:value-type="float">
            <text:p>0</text:p>
          </table:table-cell>
          <table:table-cell table:style-name="ce85" table:formula="of:=COUNTIF([.C19:.K19];&quot;KVIT&quot;)+COUNTIF([.C19:.K19];&quot;KVIT☻&quot;)" office:value-type="float" office:value="0" calcext:value-type="float">
            <text:p>0</text:p>
          </table:table-cell>
          <table:table-cell table:style-name="ce86" table:formula="of:=COUNTBLANK([.C19:.K19])" office:value-type="float" office:value="8" calcext:value-type="float">
            <text:p>8</text:p>
          </table:table-cell>
          <table:table-cell table:style-name="ce87" table:formula="of:=COUNTIF([.C19:.K19];&quot;x&quot;)" office:value-type="float" office:value="0" calcext:value-type="float">
            <text:p>0</text:p>
          </table:table-cell>
          <table:table-cell table:style-name="ce88" table:formula="of:=COUNTIF([.C19:.K19];&quot;51&quot;)+COUNTIF([.C19:.K19];&quot;51☻&quot;)+COUNTIF([.C19:.K19];&quot;2&quot;)+COUNTIF([.C19:.K19];&quot;52&quot;)+COUNTIF([.C19:.K19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19" calcext:value-type="date">
            <text:p>19. V. 08</text:p>
          </table:table-cell>
          <table:table-cell table:style-name="ce83" table:formula="of:=TEXT([.A20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12" draw:text-style-name="P4" svg:width="2.709cm" svg:height="1.419cm" svg:x="4.692cm" svg:y="11.441cm" draw:caption-point-x="-0.243cm" draw:caption-point-y="1.907cm">
              <dc:date>2022-03-21T00:00:00</dc:date>
              <text:p text:style-name="P3">19. <text:s/>20., 21. in 22. maj prosto, 23. maj</text:p>
            </office:annotation>
            <text:p>D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30" draw:text-style-name="P4" svg:width="2.709cm" svg:height="0.686cm" svg:x="8.597cm" svg:y="11.441cm" draw:caption-point-x="-0.243cm" draw:caption-point-y="1.907cm">
              <dc:date>2022-03-21T00:00:00</dc:date>
              <text:p text:style-name="P3">IZ</text:p>
            </office:annotation>
            <text:p>X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51☻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85" table:formula="of:=COUNTIF([.C20:.K20];&quot;51&quot;)+COUNTIF([.C20:.K20];&quot;51☻&quot;)" office:value-type="float" office:value="1" calcext:value-type="float">
            <text:p>1</text:p>
          </table:table-cell>
          <table:table-cell table:style-name="ce85" table:formula="of:=COUNTIF([.C20:.K20];&quot;52&quot;)+COUNTIF([.C20:.K20];&quot;52☻&quot;)" office:value-type="float" office:value="1" calcext:value-type="float">
            <text:p>1</text:p>
          </table:table-cell>
          <table:table-cell table:style-name="ce85" table:formula="of:=COUNTIF([.C20:.K20];&quot;11-19&quot;)+COUNTIF([.C20:.K20];&quot;2&quot;)" office:value-type="float" office:value="1" calcext:value-type="float">
            <text:p>1</text:p>
          </table:table-cell>
          <table:table-cell table:style-name="ce85" table:formula="of:=COUNTIF([.C20:.K20];&quot;U&quot;)+COUNTIF([.C20:.K20];&quot;U☻&quot;)" office:value-type="float" office:value="1" calcext:value-type="float">
            <text:p>1</text:p>
          </table:table-cell>
          <table:table-cell table:style-name="ce85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86" table:formula="of:=COUNTBLANK([.C20:.K20])" office:value-type="float" office:value="1" calcext:value-type="float">
            <text:p>1</text:p>
          </table:table-cell>
          <table:table-cell table:style-name="ce87" table:formula="of:=COUNTIF([.C20:.K20];&quot;x&quot;)" office:value-type="float" office:value="1" calcext:value-type="float">
            <text:p>1</text:p>
          </table:table-cell>
          <table:table-cell table:style-name="ce88" table:formula="of:=COUNTIF([.C20:.K20];&quot;51&quot;)+COUNTIF([.C20:.K20];&quot;51☻&quot;)+COUNTIF([.C20:.K20];&quot;2&quot;)+COUNTIF([.C20:.K20];&quot;52&quot;)+COUNTIF([.C20:.K20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20" calcext:value-type="date">
            <text:p>20. V. 08</text:p>
          </table:table-cell>
          <table:table-cell table:style-name="ce83" table:formula="of:=TEXT([.A21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12" draw:text-style-name="P4" svg:width="2.709cm" svg:height="1.419cm" svg:x="4.692cm" svg:y="12.143cm" draw:caption-point-x="-0.243cm" draw:caption-point-y="1.907cm">
              <dc:date>2022-03-21T00:00:00</dc:date>
              <text:p text:style-name="P3">19. <text:s/>20., 21. in 22. maj prosto, 23. maj</text:p>
            </office:annotation>
            <text:p>D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office:annotation draw:style-name="gr28" draw:text-style-name="P4" svg:width="2.71cm" svg:height="2.005cm" svg:x="7.295cm" svg:y="12.143cm" draw:caption-point-x="-0.243cm" draw:caption-point-y="1.907cm">
              <dc:date>2022-03-21T00:00:00</dc:date>
              <text:p text:style-name="P3">20 maja bi dodatno vzela dopust, ker rabijo 2 v Izoli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0" draw:text-style-name="P4" svg:width="2.72cm" svg:height="0.686cm" svg:x="11.189cm" svg:y="12.143cm" draw:caption-point-x="-0.232cm" draw:caption-point-y="1.907cm">
              <dc:date>2022-03-21T00:00:00</dc:date>
              <text:p text:style-name="P3">IZ</text:p>
            </office:annotation>
            <text:p>X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85" table:formula="of:=COUNTIF([.C21:.K21];&quot;51&quot;)+COUNTIF([.C21:.K21];&quot;51☻&quot;)" office:value-type="float" office:value="1" calcext:value-type="float">
            <text:p>1</text:p>
          </table:table-cell>
          <table:table-cell table:style-name="ce85" table:formula="of:=COUNTIF([.C21:.K21];&quot;52&quot;)+COUNTIF([.C21:.K21];&quot;52☻&quot;)" office:value-type="float" office:value="1" calcext:value-type="float">
            <text:p>1</text:p>
          </table:table-cell>
          <table:table-cell table:style-name="ce85" table:formula="of:=COUNTIF([.C21:.K21];&quot;11-19&quot;)+COUNTIF([.C21:.K21];&quot;2&quot;)" office:value-type="float" office:value="1" calcext:value-type="float">
            <text:p>1</text:p>
          </table:table-cell>
          <table:table-cell table:style-name="ce85" table:formula="of:=COUNTIF([.C21:.K21];&quot;U&quot;)+COUNTIF([.C21:.K21];&quot;U☻&quot;)" office:value-type="float" office:value="1" calcext:value-type="float">
            <text:p>1</text:p>
          </table:table-cell>
          <table:table-cell table:style-name="ce85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86" table:formula="of:=COUNTBLANK([.C21:.K21])" office:value-type="float" office:value="1" calcext:value-type="float">
            <text:p>1</text:p>
          </table:table-cell>
          <table:table-cell table:style-name="ce87" table:formula="of:=COUNTIF([.C21:.K21];&quot;x&quot;)" office:value-type="float" office:value="1" calcext:value-type="float">
            <text:p>1</text:p>
          </table:table-cell>
          <table:table-cell table:style-name="ce88" table:formula="of:=COUNTIF([.C21:.K21];&quot;51&quot;)+COUNTIF([.C21:.K21];&quot;51☻&quot;)+COUNTIF([.C21:.K21];&quot;2&quot;)+COUNTIF([.C21:.K21];&quot;52&quot;)+COUNTIF([.C21:.K21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21" calcext:value-type="date">
            <text:p>21. V. 08</text:p>
          </table:table-cell>
          <table:table-cell table:style-name="ce83" table:formula="of:=TEXT([.A22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12" draw:text-style-name="P4" svg:width="2.709cm" svg:height="1.419cm" svg:x="4.692cm" svg:y="12.845cm" draw:caption-point-x="-0.243cm" draw:caption-point-y="1.907cm">
              <dc:date>2022-03-21T00:00:00</dc:date>
              <text:p text:style-name="P3">19. <text:s/>20., 21. in 22. maj prosto, 23. maj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office:annotation draw:style-name="gr12" draw:text-style-name="P4" svg:width="2.71cm" svg:height="1.419cm" svg:x="7.295cm" svg:y="12.845cm" draw:caption-point-x="-0.243cm" draw:caption-point-y="1.907cm">
              <dc:date>2022-03-21T00:00:00</dc:date>
              <text:p text:style-name="P3">dežurstvo 15 in 21.maja na nevro.</text:p>
            </office:annotation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office:value-type="string" calcext:value-type="string">
            <office:annotation draw:style-name="gr30" draw:text-style-name="P4" svg:width="2.972cm" svg:height="0.686cm" svg:x="13.793cm" svg:y="12.845cm" draw:caption-point-x="-0.232cm" draw:caption-point-y="1.907cm">
              <dc:date>2022-03-21T00:00:00</dc:date>
              <text:p text:style-name="P3">IZ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88cm" svg:height="0.686cm" svg:x="15.095cm" svg:y="12.845cm" draw:caption-point-x="-0.232cm" draw:caption-point-y="1.907cm">
              <dc:date>2022-03-21T00:00:00</dc:date>
              <text:p text:style-name="P3">IZ</text:p>
            </office:annotation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85" table:formula="of:=COUNTIF([.C22:.K22];&quot;51&quot;)+COUNTIF([.C22:.K22];&quot;51☻&quot;)" office:value-type="float" office:value="1" calcext:value-type="float">
            <text:p>1</text:p>
          </table:table-cell>
          <table:table-cell table:style-name="ce85" table:formula="of:=COUNTIF([.C22:.K22];&quot;52&quot;)+COUNTIF([.C22:.K22];&quot;52☻&quot;)" office:value-type="float" office:value="1" calcext:value-type="float">
            <text:p>1</text:p>
          </table:table-cell>
          <table:table-cell table:style-name="ce85" table:formula="of:=COUNTIF([.C22:.K22];&quot;11-19&quot;)+COUNTIF([.C22:.K22];&quot;2&quot;)" office:value-type="float" office:value="1" calcext:value-type="float">
            <text:p>1</text:p>
          </table:table-cell>
          <table:table-cell table:style-name="ce85" table:formula="of:=COUNTIF([.C22:.K22];&quot;U&quot;)+COUNTIF([.C22:.K22];&quot;U☻&quot;)" office:value-type="float" office:value="1" calcext:value-type="float">
            <text:p>1</text:p>
          </table:table-cell>
          <table:table-cell table:style-name="ce85" table:formula="of:=COUNTIF([.C22:.K22];&quot;KVIT&quot;)+COUNTIF([.C22:.K22];&quot;KVIT☻&quot;)" office:value-type="float" office:value="1" calcext:value-type="float">
            <text:p>1</text:p>
          </table:table-cell>
          <table:table-cell table:style-name="ce86" table:formula="of:=COUNTBLANK([.C22:.K22])" office:value-type="float" office:value="1" calcext:value-type="float">
            <text:p>1</text:p>
          </table:table-cell>
          <table:table-cell table:style-name="ce87" table:formula="of:=COUNTIF([.C22:.K22];&quot;x&quot;)" office:value-type="float" office:value="1" calcext:value-type="float">
            <text:p>1</text:p>
          </table:table-cell>
          <table:table-cell table:style-name="ce88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22" calcext:value-type="date">
            <text:p>22. V. 08</text:p>
          </table:table-cell>
          <table:table-cell table:style-name="ce83" table:formula="of:=TEXT([.A23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office:annotation draw:style-name="gr12" draw:text-style-name="P4" svg:width="2.709cm" svg:height="1.419cm" svg:x="4.692cm" svg:y="13.547cm" draw:caption-point-x="-0.243cm" draw:caption-point-y="1.907cm">
              <dc:date>2022-03-21T00:00:00</dc:date>
              <text:p text:style-name="P3">19. <text:s/>20., 21. in 22. maj prosto, 23. maj</text:p>
            </office:annotation>
            <text:p>D</text:p>
          </table:table-cell>
          <table:table-cell table:style-name="ce2" office:value-type="string" calcext:value-type="string">
            <office:annotation draw:style-name="gr3" draw:text-style-name="P4" svg:width="2.71cm" svg:height="1.261cm" svg:x="5.993cm" svg:y="13.547cm" draw:caption-point-x="-0.243cm" draw:caption-point-y="1.907cm">
              <dc:date>2022-03-21T00:00:00</dc:date>
              <text:p text:style-name="P3">vaje 22.5 od 11. ure</text:p>
            </office:annotation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15"/>
          <table:table-cell table:style-name="ce3" office:value-type="string" calcext:value-type="string">
            <office:annotation draw:style-name="gr3" draw:text-style-name="P4" svg:width="2.972cm" svg:height="1.261cm" svg:x="13.793cm" svg:y="13.547cm" draw:caption-point-x="-0.232cm" draw:caption-point-y="1.907cm">
              <dc:date>2022-03-21T00:00:00</dc:date>
              <text:p text:style-name="P3">dožurstvo 22.5. in 26.5.2008.</text:p>
            </office:annotation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85" table:formula="of:=COUNTIF([.C23:.K23];&quot;51&quot;)+COUNTIF([.C23:.K23];&quot;51☻&quot;)" office:value-type="float" office:value="1" calcext:value-type="float">
            <text:p>1</text:p>
          </table:table-cell>
          <table:table-cell table:style-name="ce85" table:formula="of:=COUNTIF([.C23:.K23];&quot;52&quot;)+COUNTIF([.C23:.K23];&quot;52☻&quot;)" office:value-type="float" office:value="1" calcext:value-type="float">
            <text:p>1</text:p>
          </table:table-cell>
          <table:table-cell table:style-name="ce85" table:formula="of:=COUNTIF([.C23:.K23];&quot;11-19&quot;)+COUNTIF([.C23:.K23];&quot;2&quot;)" office:value-type="float" office:value="1" calcext:value-type="float">
            <text:p>1</text:p>
          </table:table-cell>
          <table:table-cell table:style-name="ce85" table:formula="of:=COUNTIF([.C23:.K23];&quot;U&quot;)+COUNTIF([.C23:.K23];&quot;U☻&quot;)" office:value-type="float" office:value="1" calcext:value-type="float">
            <text:p>1</text:p>
          </table:table-cell>
          <table:table-cell table:style-name="ce85" table:formula="of:=COUNTIF([.C23:.K23];&quot;KVIT&quot;)+COUNTIF([.C23:.K23];&quot;KVIT☻&quot;)" office:value-type="float" office:value="2" calcext:value-type="float">
            <text:p>2</text:p>
          </table:table-cell>
          <table:table-cell table:style-name="ce86" table:formula="of:=COUNTBLANK([.C23:.K23])" office:value-type="float" office:value="1" calcext:value-type="float">
            <text:p>1</text:p>
          </table:table-cell>
          <table:table-cell table:style-name="ce87" table:formula="of:=COUNTIF([.C23:.K23];&quot;x&quot;)" office:value-type="float" office:value="1" calcext:value-type="float">
            <text:p>1</text:p>
          </table:table-cell>
          <table:table-cell table:style-name="ce88" table:formula="of:=COUNTIF([.C23:.K23];&quot;51&quot;)+COUNTIF([.C23:.K23];&quot;51☻&quot;)+COUNTIF([.C23:.K23];&quot;2&quot;)+COUNTIF([.C23:.K23];&quot;52&quot;)+COUNTIF([.C23:.K23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23" calcext:value-type="date">
            <text:p>23. V. 08</text:p>
          </table:table-cell>
          <table:table-cell table:style-name="ce83" table:formula="of:=TEXT([.A24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office:annotation draw:style-name="gr12" draw:text-style-name="P4" svg:width="2.709cm" svg:height="1.419cm" svg:x="4.692cm" svg:y="14.249cm" draw:caption-point-x="-0.243cm" draw:caption-point-y="1.907cm">
              <dc:date>2022-03-21T00:00:00</dc:date>
              <text:p text:style-name="P3">19. <text:s/>20., 21. in 22. maj prosto, 23. maj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30" draw:text-style-name="P4" svg:width="2.72cm" svg:height="0.686cm" svg:x="11.189cm" svg:y="14.249cm" draw:caption-point-x="-0.232cm" draw:caption-point-y="1.907cm">
              <dc:date>2022-03-21T00:00:00</dc:date>
              <text:p text:style-name="P3">pučnik</text:p>
            </office:annotation>
            <text:p>D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85" table:formula="of:=COUNTIF([.C24:.K24];&quot;51&quot;)+COUNTIF([.C24:.K24];&quot;51☻&quot;)" office:value-type="float" office:value="1" calcext:value-type="float">
            <text:p>1</text:p>
          </table:table-cell>
          <table:table-cell table:style-name="ce85" table:formula="of:=COUNTIF([.C24:.K24];&quot;52&quot;)+COUNTIF([.C24:.K24];&quot;52☻&quot;)" office:value-type="float" office:value="1" calcext:value-type="float">
            <text:p>1</text:p>
          </table:table-cell>
          <table:table-cell table:style-name="ce85" table:formula="of:=COUNTIF([.C24:.K24];&quot;11-19&quot;)+COUNTIF([.C24:.K24];&quot;2&quot;)" office:value-type="float" office:value="1" calcext:value-type="float">
            <text:p>1</text:p>
          </table:table-cell>
          <table:table-cell table:style-name="ce85" table:formula="of:=COUNTIF([.C24:.K24];&quot;U&quot;)+COUNTIF([.C24:.K24];&quot;U☻&quot;)" office:value-type="float" office:value="1" calcext:value-type="float">
            <text:p>1</text:p>
          </table:table-cell>
          <table:table-cell table:style-name="ce85" table:formula="of:=COUNTIF([.C24:.K24];&quot;KVIT&quot;)+COUNTIF([.C24:.K24];&quot;KVIT☻&quot;)" office:value-type="float" office:value="1" calcext:value-type="float">
            <text:p>1</text:p>
          </table:table-cell>
          <table:table-cell table:style-name="ce86" table:formula="of:=COUNTBLANK([.C24:.K24])" office:value-type="float" office:value="1" calcext:value-type="float">
            <text:p>1</text:p>
          </table:table-cell>
          <table:table-cell table:style-name="ce87" table:formula="of:=COUNTIF([.C24:.K24];&quot;x&quot;)" office:value-type="float" office:value="1" calcext:value-type="float">
            <text:p>1</text:p>
          </table:table-cell>
          <table:table-cell table:style-name="ce88" table:formula="of:=COUNTIF([.C24:.K24];&quot;51&quot;)+COUNTIF([.C24:.K24];&quot;51☻&quot;)+COUNTIF([.C24:.K24];&quot;2&quot;)+COUNTIF([.C24:.K24];&quot;52&quot;)+COUNTIF([.C24:.K24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5-24" calcext:value-type="date">
            <text:p>24. V. 08</text:p>
          </table:table-cell>
          <table:table-cell table:style-name="ce82" table:formula="of:=TEXT([.A25];&quot;Ddd&quot;)" office:value-type="string" office:string-value="sob" calcext:value-type="string">
            <text:p>sob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21" table:number-columns-repeated="5"/>
          <table:table-cell table:style-name="ce20"/>
          <table:table-cell table:style-name="ce72"/>
          <table:table-cell table:style-name="ce34" office:value-type="string" calcext:value-type="string">
            <text:p>KNE</text:p>
          </table:table-cell>
          <table:table-cell table:style-name="ce8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85" table:formula="of:=COUNTIF([.C25:.K25];&quot;51&quot;)+COUNTIF([.C25:.K25];&quot;51☻&quot;)" office:value-type="float" office:value="0" calcext:value-type="float">
            <text:p>0</text:p>
          </table:table-cell>
          <table:table-cell table:style-name="ce85" table:formula="of:=COUNTIF([.C25:.K25];&quot;52&quot;)+COUNTIF([.C25:.K25];&quot;52☻&quot;)" office:value-type="float" office:value="0" calcext:value-type="float">
            <text:p>0</text:p>
          </table:table-cell>
          <table:table-cell table:style-name="ce85" table:formula="of:=COUNTIF([.C25:.K25];&quot;11-19&quot;)+COUNTIF([.C25:.K25];&quot;2&quot;)" office:value-type="float" office:value="0" calcext:value-type="float">
            <text:p>0</text:p>
          </table:table-cell>
          <table:table-cell table:style-name="ce85" table:formula="of:=COUNTIF([.C25:.K25];&quot;U&quot;)+COUNTIF([.C25:.K25];&quot;U☻&quot;)" office:value-type="float" office:value="0" calcext:value-type="float">
            <text:p>0</text:p>
          </table:table-cell>
          <table:table-cell table:style-name="ce85" table:formula="of:=COUNTIF([.C25:.K25];&quot;KVIT&quot;)+COUNTIF([.C25:.K25];&quot;KVIT☻&quot;)" office:value-type="float" office:value="0" calcext:value-type="float">
            <text:p>0</text:p>
          </table:table-cell>
          <table:table-cell table:style-name="ce86" table:formula="of:=COUNTBLANK([.C25:.K25])" office:value-type="float" office:value="8" calcext:value-type="float">
            <text:p>8</text:p>
          </table:table-cell>
          <table:table-cell table:style-name="ce87" table:formula="of:=COUNTIF([.C25:.K25];&quot;x&quot;)" office:value-type="float" office:value="0" calcext:value-type="float">
            <text:p>0</text:p>
          </table:table-cell>
          <table:table-cell table:style-name="ce88" table:formula="of:=COUNTIF([.C25:.K25];&quot;51&quot;)+COUNTIF([.C25:.K25];&quot;51☻&quot;)+COUNTIF([.C25:.K25];&quot;2&quot;)+COUNTIF([.C25:.K25];&quot;52&quot;)+COUNTIF([.C25:.K25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5-25" calcext:value-type="date">
            <text:p>25. V. 08</text:p>
          </table:table-cell>
          <table:table-cell table:style-name="ce82" table:formula="of:=TEXT([.A26];&quot;Ddd&quot;)" office:value-type="string" office:string-value="ned" calcext:value-type="string">
            <text:p>ned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72"/>
          <table:table-cell table:style-name="ce21" table:number-columns-repeated="3"/>
          <table:table-cell table:style-name="ce73"/>
          <table:table-cell table:style-name="ce20"/>
          <table:table-cell table:style-name="ce21"/>
          <table:table-cell table:style-name="ce34" office:value-type="string" calcext:value-type="string">
            <text:p>KNE</text:p>
          </table:table-cell>
          <table:table-cell table:style-name="ce8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85" table:formula="of:=COUNTIF([.C26:.K26];&quot;51&quot;)+COUNTIF([.C26:.K26];&quot;51☻&quot;)" office:value-type="float" office:value="0" calcext:value-type="float">
            <text:p>0</text:p>
          </table:table-cell>
          <table:table-cell table:style-name="ce85" table:formula="of:=COUNTIF([.C26:.K26];&quot;52&quot;)+COUNTIF([.C26:.K26];&quot;52☻&quot;)" office:value-type="float" office:value="0" calcext:value-type="float">
            <text:p>0</text:p>
          </table:table-cell>
          <table:table-cell table:style-name="ce85" table:formula="of:=COUNTIF([.C26:.K26];&quot;11-19&quot;)+COUNTIF([.C26:.K26];&quot;2&quot;)" office:value-type="float" office:value="0" calcext:value-type="float">
            <text:p>0</text:p>
          </table:table-cell>
          <table:table-cell table:style-name="ce85" table:formula="of:=COUNTIF([.C26:.K26];&quot;U&quot;)+COUNTIF([.C26:.K26];&quot;U☻&quot;)" office:value-type="float" office:value="0" calcext:value-type="float">
            <text:p>0</text:p>
          </table:table-cell>
          <table:table-cell table:style-name="ce85" table:formula="of:=COUNTIF([.C26:.K26];&quot;KVIT&quot;)+COUNTIF([.C26:.K26];&quot;KVIT☻&quot;)" office:value-type="float" office:value="0" calcext:value-type="float">
            <text:p>0</text:p>
          </table:table-cell>
          <table:table-cell table:style-name="ce86" table:formula="of:=COUNTBLANK([.C26:.K26])" office:value-type="float" office:value="8" calcext:value-type="float">
            <text:p>8</text:p>
          </table:table-cell>
          <table:table-cell table:style-name="ce87" table:formula="of:=COUNTIF([.C26:.K26];&quot;x&quot;)" office:value-type="float" office:value="0" calcext:value-type="float">
            <text:p>0</text:p>
          </table:table-cell>
          <table:table-cell table:style-name="ce88" table:formula="of:=COUNTIF([.C26:.K26];&quot;51&quot;)+COUNTIF([.C26:.K26];&quot;51☻&quot;)+COUNTIF([.C26:.K26];&quot;2&quot;)+COUNTIF([.C26:.K26];&quot;52&quot;)+COUNTIF([.C26:.K26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26" calcext:value-type="date">
            <text:p>26. V. 08</text:p>
          </table:table-cell>
          <table:table-cell table:style-name="ce83" table:formula="of:=TEXT([.A27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office:annotation draw:style-name="gr12" draw:text-style-name="P4" svg:width="2.709cm" svg:height="1.419cm" svg:x="4.692cm" svg:y="16.355cm" draw:caption-point-x="-0.243cm" draw:caption-point-y="1.907cm">
              <dc:date>2022-03-21T00:00:00</dc:date>
              <text:p text:style-name="P3">po 26. maju, grem najbrž v Izrael,</text:p>
            </office:annotation>
            <text:p>SO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/>
          <table:table-cell table:style-name="ce3" office:value-type="string" calcext:value-type="string">
            <office:annotation draw:style-name="gr3" draw:text-style-name="P4" svg:width="2.972cm" svg:height="1.261cm" svg:x="13.793cm" svg:y="16.355cm" draw:caption-point-x="-0.232cm" draw:caption-point-y="1.907cm">
              <dc:date>2022-03-21T00:00:00</dc:date>
              <text:p text:style-name="P3">dožurstvo 22.5. in 26.5.2008.</text:p>
            </office:annotation>
            <text:p>51☻</text:p>
          </table:table-cell>
          <table:table-cell table:style-name="ce2" office:value-type="string" calcext:value-type="string">
            <office:annotation draw:style-name="gr12" draw:text-style-name="P4" svg:width="2.88cm" svg:height="1.419cm" svg:x="15.095cm" svg:y="16.355cm" draw:caption-point-x="-0.232cm" draw:caption-point-y="1.907cm">
              <dc:date>2022-03-21T00:00:00</dc:date>
              <text:p text:style-name="P3">po 26. maju, grem najbrž v Izrael,</text:p>
            </office:annotation>
            <text:p>SO</text:p>
          </table:table-cell>
          <table:table-cell table:style-name="ce34" office:value-type="string" calcext:value-type="string">
            <text:p>KNE</text:p>
          </table:table-cell>
          <table:table-cell table:style-name="ce8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85" table:formula="of:=COUNTIF([.C27:.K27];&quot;51&quot;)+COUNTIF([.C27:.K27];&quot;51☻&quot;)" office:value-type="float" office:value="1" calcext:value-type="float">
            <text:p>1</text:p>
          </table:table-cell>
          <table:table-cell table:style-name="ce85" table:formula="of:=COUNTIF([.C27:.K27];&quot;52&quot;)+COUNTIF([.C27:.K27];&quot;52☻&quot;)" office:value-type="float" office:value="1" calcext:value-type="float">
            <text:p>1</text:p>
          </table:table-cell>
          <table:table-cell table:style-name="ce85" table:formula="of:=COUNTIF([.C27:.K27];&quot;11-19&quot;)+COUNTIF([.C27:.K27];&quot;2&quot;)" office:value-type="float" office:value="1" calcext:value-type="float">
            <text:p>1</text:p>
          </table:table-cell>
          <table:table-cell table:style-name="ce85" table:formula="of:=COUNTIF([.C27:.K27];&quot;U&quot;)+COUNTIF([.C27:.K27];&quot;U☻&quot;)" office:value-type="float" office:value="1" calcext:value-type="float">
            <text:p>1</text:p>
          </table:table-cell>
          <table:table-cell table:style-name="ce85" table:formula="of:=COUNTIF([.C27:.K27];&quot;KVIT&quot;)+COUNTIF([.C27:.K27];&quot;KVIT☻&quot;)" office:value-type="float" office:value="1" calcext:value-type="float">
            <text:p>1</text:p>
          </table:table-cell>
          <table:table-cell table:style-name="ce86" table:formula="of:=COUNTBLANK([.C27:.K27])" office:value-type="float" office:value="1" calcext:value-type="float">
            <text:p>1</text:p>
          </table:table-cell>
          <table:table-cell table:style-name="ce87" table:formula="of:=COUNTIF([.C27:.K27];&quot;x&quot;)" office:value-type="float" office:value="1" calcext:value-type="float">
            <text:p>1</text:p>
          </table:table-cell>
          <table:table-cell table:style-name="ce88" table:formula="of:=COUNTIF([.C27:.K27];&quot;51&quot;)+COUNTIF([.C27:.K27];&quot;51☻&quot;)+COUNTIF([.C27:.K27];&quot;2&quot;)+COUNTIF([.C27:.K27];&quot;52&quot;)+COUNTIF([.C27:.K27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5-27" calcext:value-type="date">
            <text:p>27. V. 08</text:p>
          </table:table-cell>
          <table:table-cell table:style-name="ce83" table:formula="of:=TEXT([.A28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office:annotation draw:style-name="gr11" draw:text-style-name="P4" svg:width="2.709cm" svg:height="1.412cm" svg:x="4.692cm" svg:y="17.057cm" draw:caption-point-x="-0.243cm" draw:caption-point-y="1.907cm">
              <dc:date>2022-03-21T00:00:00</dc:date>
              <text:p text:style-name="P3">po 26. maju, grem najbrž v Izrael,</text:p>
            </office:annotation>
            <text:p>SO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8" office:value-type="float" office:value="52" calcext:value-type="float">
            <text:p>5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11" draw:text-style-name="P4" svg:width="2.88cm" svg:height="1.412cm" svg:x="15.095cm" svg:y="17.057cm" draw:caption-point-x="-0.232cm" draw:caption-point-y="1.907cm">
              <dc:date>2022-03-21T00:00:00</dc:date>
              <text:p text:style-name="P3">po 26. maju, grem najbrž v Izrael,</text:p>
            </office:annotation>
            <text:p>SO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85" table:formula="of:=COUNTIF([.C28:.K28];&quot;51&quot;)+COUNTIF([.C28:.K28];&quot;51☻&quot;)" office:value-type="float" office:value="1" calcext:value-type="float">
            <text:p>1</text:p>
          </table:table-cell>
          <table:table-cell table:style-name="ce85" table:formula="of:=COUNTIF([.C28:.K28];&quot;52&quot;)+COUNTIF([.C28:.K28];&quot;52☻&quot;)" office:value-type="float" office:value="1" calcext:value-type="float">
            <text:p>1</text:p>
          </table:table-cell>
          <table:table-cell table:style-name="ce85" table:formula="of:=COUNTIF([.C28:.K28];&quot;11-19&quot;)+COUNTIF([.C28:.K28];&quot;2&quot;)" office:value-type="float" office:value="1" calcext:value-type="float">
            <text:p>1</text:p>
          </table:table-cell>
          <table:table-cell table:style-name="ce85" table:formula="of:=COUNTIF([.C28:.K28];&quot;U&quot;)+COUNTIF([.C28:.K28];&quot;U☻&quot;)" office:value-type="float" office:value="1" calcext:value-type="float">
            <text:p>1</text:p>
          </table:table-cell>
          <table:table-cell table:style-name="ce85" table:formula="of:=COUNTIF([.C28:.K28];&quot;KVIT&quot;)+COUNTIF([.C28:.K28];&quot;KVIT☻&quot;)" office:value-type="float" office:value="1" calcext:value-type="float">
            <text:p>1</text:p>
          </table:table-cell>
          <table:table-cell table:style-name="ce86" table:formula="of:=COUNTBLANK([.C28:.K28])" office:value-type="float" office:value="1" calcext:value-type="float">
            <text:p>1</text:p>
          </table:table-cell>
          <table:table-cell table:style-name="ce87" table:formula="of:=COUNTIF([.C28:.K28];&quot;x&quot;)" office:value-type="float" office:value="1" calcext:value-type="float">
            <text:p>1</text:p>
          </table:table-cell>
          <table:table-cell table:style-name="ce88" table:formula="of:=COUNTIF([.C28:.K28];&quot;51&quot;)+COUNTIF([.C28:.K28];&quot;51☻&quot;)+COUNTIF([.C28:.K28];&quot;2&quot;)+COUNTIF([.C28:.K28];&quot;52&quot;)+COUNTIF([.C28:.K28];&quot;52☻&quot;)" office:value-type="float" office:value="2" calcext:value-type="float">
            <text:p>2</text:p>
          </table:table-cell>
          <table:table-cell table:style-name="ce38" table:number-columns-repeated="2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28" calcext:value-type="date">
            <text:p>28. V. 08</text:p>
          </table:table-cell>
          <table:table-cell table:style-name="ce83" table:formula="of:=TEXT([.A29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office:annotation draw:style-name="gr12" draw:text-style-name="P4" svg:width="2.709cm" svg:height="1.419cm" svg:x="4.692cm" svg:y="17.749cm" draw:caption-point-x="-0.243cm" draw:caption-point-y="1.917cm">
              <dc:date>2022-03-21T00:00:00</dc:date>
              <text:p text:style-name="P3">po 26. maju, grem najbrž v Izrael,</text:p>
            </office:annotation>
            <text:p>SO</text:p>
          </table:table-cell>
          <table:table-cell table:style-name="ce3" office:value-type="string" calcext:value-type="string">
            <text:p>X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office:annotation draw:style-name="gr30" draw:text-style-name="P4" svg:width="2.709cm" svg:height="0.686cm" svg:x="8.597cm" svg:y="17.749cm" draw:caption-point-x="-0.243cm" draw:caption-point-y="1.917cm">
              <dc:date>2022-03-21T00:00:00</dc:date>
              <text:p text:style-name="P3">pučnik</text:p>
            </office:annotation>
            <text:p>D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U</text:p>
          </table:table-cell>
          <table:table-cell table:style-name="ce15"/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office:annotation draw:style-name="gr12" draw:text-style-name="P4" svg:width="2.88cm" svg:height="1.419cm" svg:x="15.095cm" svg:y="17.749cm" draw:caption-point-x="-0.232cm" draw:caption-point-y="1.917cm">
              <dc:date>2022-03-21T00:00:00</dc:date>
              <text:p text:style-name="P3">po 26. maju, grem najbrž v Izrael,</text:p>
            </office:annotation>
            <text:p>SO</text:p>
          </table:table-cell>
          <table:table-cell table:style-name="ce34" office:value-type="string" calcext:value-type="string">
            <text:p>PIN</text:p>
          </table:table-cell>
          <table:table-cell table:style-name="ce8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85" table:formula="of:=COUNTIF([.C29:.K29];&quot;51&quot;)+COUNTIF([.C29:.K29];&quot;51☻&quot;)" office:value-type="float" office:value="0" calcext:value-type="float">
            <text:p>0</text:p>
          </table:table-cell>
          <table:table-cell table:style-name="ce85" table:formula="of:=COUNTIF([.C29:.K29];&quot;52&quot;)+COUNTIF([.C29:.K29];&quot;52☻&quot;)" office:value-type="float" office:value="1" calcext:value-type="float">
            <text:p>1</text:p>
          </table:table-cell>
          <table:table-cell table:style-name="ce85" table:formula="of:=COUNTIF([.C29:.K29];&quot;11-19&quot;)+COUNTIF([.C29:.K29];&quot;2&quot;)" office:value-type="float" office:value="1" calcext:value-type="float">
            <text:p>1</text:p>
          </table:table-cell>
          <table:table-cell table:style-name="ce85" table:formula="of:=COUNTIF([.C29:.K29];&quot;U&quot;)+COUNTIF([.C29:.K29];&quot;U☻&quot;)" office:value-type="float" office:value="1" calcext:value-type="float">
            <text:p>1</text:p>
          </table:table-cell>
          <table:table-cell table:style-name="ce85" table:formula="of:=COUNTIF([.C29:.K29];&quot;KVIT&quot;)+COUNTIF([.C29:.K29];&quot;KVIT☻&quot;)" office:value-type="float" office:value="1" calcext:value-type="float">
            <text:p>1</text:p>
          </table:table-cell>
          <table:table-cell table:style-name="ce86" table:formula="of:=COUNTBLANK([.C29:.K29])" office:value-type="float" office:value="1" calcext:value-type="float">
            <text:p>1</text:p>
          </table:table-cell>
          <table:table-cell table:style-name="ce87" table:formula="of:=COUNTIF([.C29:.K29];&quot;x&quot;)" office:value-type="float" office:value="1" calcext:value-type="float">
            <text:p>1</text:p>
          </table:table-cell>
          <table:table-cell table:style-name="ce88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38" table:number-columns-repeated="2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29" calcext:value-type="date">
            <text:p>29. V. 08</text:p>
          </table:table-cell>
          <table:table-cell table:style-name="ce83" table:formula="of:=TEXT([.A30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8" office:value-type="float" office:value="52" calcext:value-type="float">
            <text:p>52</text:p>
          </table:table-cell>
          <table:table-cell table:style-name="ce15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8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85" table:formula="of:=COUNTIF([.C30:.K30];&quot;51&quot;)+COUNTIF([.C30:.K30];&quot;51☻&quot;)" office:value-type="float" office:value="1" calcext:value-type="float">
            <text:p>1</text:p>
          </table:table-cell>
          <table:table-cell table:style-name="ce85" table:formula="of:=COUNTIF([.C30:.K30];&quot;52&quot;)+COUNTIF([.C30:.K30];&quot;52☻&quot;)" office:value-type="float" office:value="1" calcext:value-type="float">
            <text:p>1</text:p>
          </table:table-cell>
          <table:table-cell table:style-name="ce85" table:formula="of:=COUNTIF([.C30:.K30];&quot;11-19&quot;)+COUNTIF([.C30:.K30];&quot;2&quot;)" office:value-type="float" office:value="1" calcext:value-type="float">
            <text:p>1</text:p>
          </table:table-cell>
          <table:table-cell table:style-name="ce85" table:formula="of:=COUNTIF([.C30:.K30];&quot;U&quot;)+COUNTIF([.C30:.K30];&quot;U☻&quot;)" office:value-type="float" office:value="1" calcext:value-type="float">
            <text:p>1</text:p>
          </table:table-cell>
          <table:table-cell table:style-name="ce85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86" table:formula="of:=COUNTBLANK([.C30:.K30])" office:value-type="float" office:value="1" calcext:value-type="float">
            <text:p>1</text:p>
          </table:table-cell>
          <table:table-cell table:style-name="ce87" table:formula="of:=COUNTIF([.C30:.K30];&quot;x&quot;)" office:value-type="float" office:value="1" calcext:value-type="float">
            <text:p>1</text:p>
          </table:table-cell>
          <table:table-cell table:style-name="ce88" table:formula="of:=COUNTIF([.C30:.K30];&quot;51&quot;)+COUNTIF([.C30:.K30];&quot;51☻&quot;)+COUNTIF([.C30:.K30];&quot;2&quot;)+COUNTIF([.C30:.K30];&quot;52&quot;)+COUNTIF([.C30:.K30];&quot;52☻&quot;)" office:value-type="float" office:value="2" calcext:value-type="float">
            <text:p>2</text:p>
          </table:table-cell>
          <table:table-cell table:style-name="ce38" table:number-columns-repeated="2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5-30" calcext:value-type="date">
            <text:p>30. V. 08</text:p>
          </table:table-cell>
          <table:table-cell table:style-name="ce83" table:formula="of:=TEXT([.A31];&quot;Ddd&quot;)" office:value-type="string" office:string-value="pet" calcext:value-type="string">
            <text:p>pet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8" office:value-type="float" office:value="52" calcext:value-type="float">
            <text:p>52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U</text:p>
          </table:table-cell>
          <table:table-cell table:style-name="ce15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85" table:formula="of:=COUNTIF([.C31:.K31];&quot;51&quot;)+COUNTIF([.C31:.K31];&quot;51☻&quot;)" office:value-type="float" office:value="1" calcext:value-type="float">
            <text:p>1</text:p>
          </table:table-cell>
          <table:table-cell table:style-name="ce85" table:formula="of:=COUNTIF([.C31:.K31];&quot;52&quot;)+COUNTIF([.C31:.K31];&quot;52☻&quot;)" office:value-type="float" office:value="1" calcext:value-type="float">
            <text:p>1</text:p>
          </table:table-cell>
          <table:table-cell table:style-name="ce85" table:formula="of:=COUNTIF([.C31:.K31];&quot;11-19&quot;)+COUNTIF([.C31:.K31];&quot;2&quot;)" office:value-type="float" office:value="1" calcext:value-type="float">
            <text:p>1</text:p>
          </table:table-cell>
          <table:table-cell table:style-name="ce85" table:formula="of:=COUNTIF([.C31:.K31];&quot;U&quot;)+COUNTIF([.C31:.K31];&quot;U☻&quot;)" office:value-type="float" office:value="1" calcext:value-type="float">
            <text:p>1</text:p>
          </table:table-cell>
          <table:table-cell table:style-name="ce85" table:formula="of:=COUNTIF([.C31:.K31];&quot;KVIT&quot;)+COUNTIF([.C31:.K31];&quot;KVIT☻&quot;)" office:value-type="float" office:value="1" calcext:value-type="float">
            <text:p>1</text:p>
          </table:table-cell>
          <table:table-cell table:style-name="ce86" table:formula="of:=COUNTBLANK([.C31:.K31])" office:value-type="float" office:value="1" calcext:value-type="float">
            <text:p>1</text:p>
          </table:table-cell>
          <table:table-cell table:style-name="ce87" table:formula="of:=COUNTIF([.C31:.K31];&quot;x&quot;)" office:value-type="float" office:value="1" calcext:value-type="float">
            <text:p>1</text:p>
          </table:table-cell>
          <table:table-cell table:style-name="ce88" table:formula="of:=COUNTIF([.C31:.K31];&quot;51&quot;)+COUNTIF([.C31:.K31];&quot;51☻&quot;)+COUNTIF([.C31:.K31];&quot;2&quot;)+COUNTIF([.C31:.K31];&quot;52&quot;)+COUNTIF([.C31:.K31];&quot;52☻&quot;)" office:value-type="float" office:value="2" calcext:value-type="float">
            <text:p>2</text:p>
          </table:table-cell>
          <table:table-cell table:style-name="ce38" table:number-columns-repeated="2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5-31" calcext:value-type="date">
            <text:p>31. V. 08</text:p>
          </table:table-cell>
          <table:table-cell table:style-name="ce82" table:formula="of:=TEXT([.A32];&quot;Ddd&quot;)" office:value-type="string" office:string-value="sob" calcext:value-type="string">
            <text:p>sob</text:p>
          </table:table-cell>
          <table:table-cell table:style-name="ce21"/>
          <table:table-cell table:style-name="ce72"/>
          <table:table-cell table:style-name="ce21" table:number-columns-repeated="4"/>
          <table:table-cell table:style-name="ce28"/>
          <table:table-cell table:style-name="ce21" office:value-type="string" calcext:value-type="string">
            <text:p>SO</text:p>
          </table:table-cell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8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85" table:formula="of:=COUNTIF([.C32:.K32];&quot;51&quot;)+COUNTIF([.C32:.K32];&quot;51☻&quot;)" office:value-type="float" office:value="0" calcext:value-type="float">
            <text:p>0</text:p>
          </table:table-cell>
          <table:table-cell table:style-name="ce85" table:formula="of:=COUNTIF([.C32:.K32];&quot;52&quot;)+COUNTIF([.C32:.K32];&quot;52☻&quot;)" office:value-type="float" office:value="0" calcext:value-type="float">
            <text:p>0</text:p>
          </table:table-cell>
          <table:table-cell table:style-name="ce85" table:formula="of:=COUNTIF([.C32:.K32];&quot;11-19&quot;)+COUNTIF([.C32:.K32];&quot;2&quot;)" office:value-type="float" office:value="0" calcext:value-type="float">
            <text:p>0</text:p>
          </table:table-cell>
          <table:table-cell table:style-name="ce85" table:formula="of:=COUNTIF([.C32:.K32];&quot;U&quot;)+COUNTIF([.C32:.K32];&quot;U☻&quot;)" office:value-type="float" office:value="0" calcext:value-type="float">
            <text:p>0</text:p>
          </table:table-cell>
          <table:table-cell table:style-name="ce85" table:formula="of:=COUNTIF([.C32:.K32];&quot;KVIT&quot;)+COUNTIF([.C32:.K32];&quot;KVIT☻&quot;)" office:value-type="float" office:value="0" calcext:value-type="float">
            <text:p>0</text:p>
          </table:table-cell>
          <table:table-cell table:style-name="ce86" table:formula="of:=COUNTBLANK([.C32:.K32])" office:value-type="float" office:value="7" calcext:value-type="float">
            <text:p>7</text:p>
          </table:table-cell>
          <table:table-cell table:style-name="ce87" table:formula="of:=COUNTIF([.C32:.K32];&quot;x&quot;)" office:value-type="float" office:value="0" calcext:value-type="float">
            <text:p>0</text:p>
          </table:table-cell>
          <table:table-cell table:style-name="ce88" table:formula="of:=COUNTIF([.C32:.K32];&quot;51&quot;)+COUNTIF([.C32:.K32];&quot;51☻&quot;)+COUNTIF([.C32:.K32];&quot;2&quot;)+COUNTIF([.C32:.K32];&quot;52&quot;)+COUNTIF([.C32:.K32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2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 calcext:value-type="float">
            <text:p>5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 calcext:value-type="float">
            <text:p>2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8" calcext:value-type="float">
            <text:p>8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25">
          <table:table-cell table:style-name="ce1" table:number-columns-repeated="12"/>
          <table:table-cell table:style-name="ce36" table:number-columns-repeated="7"/>
          <table:table-cell table:style-name="ce14" table:number-columns-repeated="5"/>
          <table:table-cell table:number-columns-repeated="1000"/>
        </table:table-row>
        <table:table-row table:style-name="ro2" table:number-rows-repeated="874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j.B2:maj.B32">
            <calcext:condition calcext:apply-style-name="ConditionalStyle_46" calcext:value="=&quot;sob&quot;" calcext:base-cell-address="maj.B2"/>
            <calcext:condition calcext:apply-style-name="ConditionalStyle_47" calcext:value="=&quot;ned&quot;" calcext:base-cell-address="maj.B2"/>
          </calcext:conditional-format>
          <calcext:conditional-format calcext:target-range-address="maj.M2:maj.M32">
            <calcext:condition calcext:apply-style-name="ConditionalStyle_48" calcext:value="&lt;1" calcext:base-cell-address="maj.M2"/>
            <calcext:condition calcext:apply-style-name="ConditionalStyle_49" calcext:value="&gt;1" calcext:base-cell-address="maj.M2"/>
          </calcext:conditional-format>
          <calcext:conditional-format calcext:target-range-address="maj.N2:maj.R32">
            <calcext:condition calcext:apply-style-name="ConditionalStyle_50" calcext:value="&lt;1" calcext:base-cell-address="maj.N2"/>
            <calcext:condition calcext:apply-style-name="ConditionalStyle_51" calcext:value="&gt;1" calcext:base-cell-address="maj.N2"/>
          </calcext:conditional-format>
          <calcext:conditional-format calcext:target-range-address="maj.S2:maj.S32">
            <calcext:condition calcext:apply-style-name="ConditionalStyle_52" calcext:value="!=0" calcext:base-cell-address="maj.S2"/>
          </calcext:conditional-format>
          <calcext:conditional-format calcext:target-range-address="maj.T2:maj.T32">
            <calcext:condition calcext:apply-style-name="ConditionalStyle_53" calcext:value="=1" calcext:base-cell-address="maj.T2"/>
            <calcext:condition calcext:apply-style-name="ConditionalStyle_54" calcext:value="&gt;1" calcext:base-cell-address="maj.T2"/>
          </calcext:conditional-format>
          <calcext:conditional-format calcext:target-range-address="maj.U2:maj.U32">
            <calcext:condition calcext:apply-style-name="ConditionalStyle_55" calcext:value="&lt;2" calcext:base-cell-address="maj.U2"/>
            <calcext:condition calcext:apply-style-name="ConditionalStyle_56" calcext:value="&gt;2" calcext:base-cell-address="maj.U2"/>
          </calcext:conditional-format>
        </calcext:conditional-formats>
      </table:table>
      <table:table table:name="junij" table:style-name="ta7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23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KNE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3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1" office:value-type="date" office:date-value="2008-06-01" calcext:value-type="date">
            <text:p>1. VI. 08</text:p>
          </table:table-cell>
          <table:table-cell table:style-name="ce89" table:formula="of:=TEXT([.A2];&quot;Ddd&quot;)" office:value-type="string" office:string-value="ned" calcext:value-type="string">
            <text:p>ned</text:p>
          </table:table-cell>
          <table:table-cell table:style-name="ce91"/>
          <table:table-cell table:style-name="ce21"/>
          <table:table-cell table:style-name="ce20"/>
          <table:table-cell table:style-name="ce21" office:value-type="string" calcext:value-type="string">
            <office:annotation draw:style-name="gr39" draw:text-style-name="P4" svg:width="2.709cm" svg:height="1.017cm" svg:x="8.597cm" svg:y="-0.013cm" draw:caption-point-x="-0.243cm" draw:caption-point-y="0.725cm">
              <dc:date>2022-03-21T00:00:00</dc:date>
              <text:p text:style-name="P3">dopustu bi bil: 1-15.6 </text:p>
            </office:annotation>
            <text:p>D</text:p>
          </table:table-cell>
          <table:table-cell table:style-name="ce72" table:number-columns-repeated="2"/>
          <table:table-cell table:style-name="ce28"/>
          <table:table-cell table:style-name="ce21" office:value-type="string" calcext:value-type="string">
            <office:annotation draw:style-name="gr39" draw:text-style-name="P4" svg:width="2.972cm" svg:height="1.017cm" svg:x="13.793cm" svg:y="-0.013cm" draw:caption-point-x="-0.232cm" draw:caption-point-y="0.725cm">
              <dc:date>2022-03-21T00:00:00</dc:date>
              <text:p text:style-name="P3">ESA od 31.05-3.06 </text:p>
            </office:annotation>
            <text:p>SO</text:p>
          </table:table-cell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92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93" table:formula="of:=COUNTIF([.C2:.K2];&quot;51&quot;)+COUNTIF([.C2:.K2];&quot;51☻&quot;)" office:value-type="float" office:value="0" calcext:value-type="float">
            <text:p>0</text:p>
          </table:table-cell>
          <table:table-cell table:style-name="ce93" table:formula="of:=COUNTIF([.C2:.K2];&quot;52&quot;)+COUNTIF([.C2:.K2];&quot;52☻&quot;)" office:value-type="float" office:value="0" calcext:value-type="float">
            <text:p>0</text:p>
          </table:table-cell>
          <table:table-cell table:style-name="ce93" table:formula="of:=COUNTIF([.C2:.K2];&quot;11-19&quot;)+COUNTIF([.C2:.K2];&quot;2&quot;)" office:value-type="float" office:value="0" calcext:value-type="float">
            <text:p>0</text:p>
          </table:table-cell>
          <table:table-cell table:style-name="ce93" table:formula="of:=COUNTIF([.C2:.K2];&quot;U&quot;)+COUNTIF([.C2:.K2];&quot;U☻&quot;)" office:value-type="float" office:value="0" calcext:value-type="float">
            <text:p>0</text:p>
          </table:table-cell>
          <table:table-cell table:style-name="ce93" table:formula="of:=COUNTIF([.C2:.K2];&quot;KVIT&quot;)+COUNTIF([.C2:.K2];&quot;KVIT☻&quot;)" office:value-type="float" office:value="0" calcext:value-type="float">
            <text:p>0</text:p>
          </table:table-cell>
          <table:table-cell table:style-name="ce94" table:formula="of:=COUNTBLANK([.C2:.K2])" office:value-type="float" office:value="6" calcext:value-type="float">
            <text:p>6</text:p>
          </table:table-cell>
          <table:table-cell table:style-name="ce95" table:formula="of:=COUNTIF([.C2:.K2];&quot;x&quot;)" office:value-type="float" office:value="0" calcext:value-type="float">
            <text:p>0</text:p>
          </table:table-cell>
          <table:table-cell table:style-name="ce96" table:formula="of:=COUNTIF([.C2:.K2];&quot;51&quot;)+COUNTIF([.C2:.K2];&quot;51☻&quot;)+COUNTIF([.C2:.K2];&quot;2&quot;)+COUNTIF([.C2:.K2];&quot;52&quot;)+COUNTIF([.C2:.K2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februar.$W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06-02" calcext:value-type="date">
            <text:p>2. VI. 08</text:p>
          </table:table-cell>
          <table:table-cell table:style-name="ce90" table:formula="of:=TEXT([.A3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office:annotation draw:style-name="gr39" draw:text-style-name="P4" svg:width="2.709cm" svg:height="1.017cm" svg:x="8.597cm" svg:y="-0.013cm" draw:caption-point-x="-0.243cm" draw:caption-point-y="1.427cm">
              <dc:date>2022-03-21T00:00:00</dc:date>
              <text:p text:style-name="P3">dopustu bi bil: 1-15.6 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8" office:value-type="float" office:value="51" calcext:value-type="float">
            <text:p>51</text:p>
          </table:table-cell>
          <table:table-cell table:style-name="ce15"/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92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93" table:formula="of:=COUNTIF([.C3:.K3];&quot;51&quot;)+COUNTIF([.C3:.K3];&quot;51☻&quot;)" office:value-type="float" office:value="1" calcext:value-type="float">
            <text:p>1</text:p>
          </table:table-cell>
          <table:table-cell table:style-name="ce93" table:formula="of:=COUNTIF([.C3:.K3];&quot;52&quot;)+COUNTIF([.C3:.K3];&quot;52☻&quot;)" office:value-type="float" office:value="1" calcext:value-type="float">
            <text:p>1</text:p>
          </table:table-cell>
          <table:table-cell table:style-name="ce93" table:formula="of:=COUNTIF([.C3:.K3];&quot;11-19&quot;)+COUNTIF([.C3:.K3];&quot;2&quot;)" office:value-type="float" office:value="1" calcext:value-type="float">
            <text:p>1</text:p>
          </table:table-cell>
          <table:table-cell table:style-name="ce93" table:formula="of:=COUNTIF([.C3:.K3];&quot;U&quot;)+COUNTIF([.C3:.K3];&quot;U☻&quot;)" office:value-type="float" office:value="1" calcext:value-type="float">
            <text:p>1</text:p>
          </table:table-cell>
          <table:table-cell table:style-name="ce93" table:formula="of:=COUNTIF([.C3:.K3];&quot;KVIT&quot;)+COUNTIF([.C3:.K3];&quot;KVIT☻&quot;)" office:value-type="float" office:value="1" calcext:value-type="float">
            <text:p>1</text:p>
          </table:table-cell>
          <table:table-cell table:style-name="ce94" table:formula="of:=COUNTBLANK([.C3:.K3])" office:value-type="float" office:value="1" calcext:value-type="float">
            <text:p>1</text:p>
          </table:table-cell>
          <table:table-cell table:style-name="ce95" table:formula="of:=COUNTIF([.C3:.K3];&quot;x&quot;)" office:value-type="float" office:value="1" calcext:value-type="float">
            <text:p>1</text:p>
          </table:table-cell>
          <table:table-cell table:style-name="ce96" table:formula="of:=COUNTIF([.C3:.K3];&quot;51&quot;)+COUNTIF([.C3:.K3];&quot;51☻&quot;)+COUNTIF([.C3:.K3];&quot;2&quot;)+COUNTIF([.C3:.K3];&quot;52&quot;)+COUNTIF([.C3:.K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februar.$W$3]" office:value-type="string" office:string-value="52☻" calcext:value-type="string">
            <text:p>52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03" calcext:value-type="date">
            <text:p>3. VI. 08</text:p>
          </table:table-cell>
          <table:table-cell table:style-name="ce90" table:formula="of:=TEXT([.A4];&quot;Ddd&quot;)" office:value-type="string" office:string-value="tor" calcext:value-type="string">
            <text:p>tor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0.23cm" draw:caption-point-x="-0.243cm" draw:caption-point-y="1.886cm">
              <dc:date>2022-03-21T00:00:00</dc:date>
              <text:p text:style-name="P3">dopustu bi bil: 1-15.6 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office:annotation draw:style-name="gr40" draw:text-style-name="P4" svg:width="2.72cm" svg:height="2.597cm" svg:x="11.189cm" svg:y="0.23cm" draw:caption-point-x="-0.232cm" draw:caption-point-y="1.886cm">
              <dc:date>2022-03-21T00:00:00</dc:date>
              <text:p text:style-name="P3">torek, 3.6. in četrtek, 5.6.2008 ob 20:30 uri v učilnici ANMP Kranj</text:p>
            </office:annotation>
            <text:p>U</text:p>
          </table:table-cell>
          <table:table-cell table:style-name="ce15"/>
          <table:table-cell table:style-name="ce3" office:value-type="string" calcext:value-type="string">
            <text:p>SO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ŠOŠ</text:p>
          </table:table-cell>
          <table:table-cell table:style-name="ce92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93" table:formula="of:=COUNTIF([.C4:.K4];&quot;51&quot;)+COUNTIF([.C4:.K4];&quot;51☻&quot;)" office:value-type="float" office:value="1" calcext:value-type="float">
            <text:p>1</text:p>
          </table:table-cell>
          <table:table-cell table:style-name="ce93" table:formula="of:=COUNTIF([.C4:.K4];&quot;52&quot;)+COUNTIF([.C4:.K4];&quot;52☻&quot;)" office:value-type="float" office:value="1" calcext:value-type="float">
            <text:p>1</text:p>
          </table:table-cell>
          <table:table-cell table:style-name="ce93" table:formula="of:=COUNTIF([.C4:.K4];&quot;11-19&quot;)+COUNTIF([.C4:.K4];&quot;2&quot;)" office:value-type="float" office:value="1" calcext:value-type="float">
            <text:p>1</text:p>
          </table:table-cell>
          <table:table-cell table:style-name="ce93" table:formula="of:=COUNTIF([.C4:.K4];&quot;U&quot;)+COUNTIF([.C4:.K4];&quot;U☻&quot;)" office:value-type="float" office:value="1" calcext:value-type="float">
            <text:p>1</text:p>
          </table:table-cell>
          <table:table-cell table:style-name="ce93" table:formula="of:=COUNTIF([.C4:.K4];&quot;KVIT&quot;)+COUNTIF([.C4:.K4];&quot;KVIT☻&quot;)" office:value-type="float" office:value="1" calcext:value-type="float">
            <text:p>1</text:p>
          </table:table-cell>
          <table:table-cell table:style-name="ce94" table:formula="of:=COUNTBLANK([.C4:.K4])" office:value-type="float" office:value="1" calcext:value-type="float">
            <text:p>1</text:p>
          </table:table-cell>
          <table:table-cell table:style-name="ce95" table:formula="of:=COUNTIF([.C4:.K4];&quot;x&quot;)" office:value-type="float" office:value="1" calcext:value-type="float">
            <text:p>1</text:p>
          </table:table-cell>
          <table:table-cell table:style-name="ce96" table:formula="of:=COUNTIF([.C4:.K4];&quot;51&quot;)+COUNTIF([.C4:.K4];&quot;51☻&quot;)+COUNTIF([.C4:.K4];&quot;2&quot;)+COUNTIF([.C4:.K4];&quot;52&quot;)+COUNTIF([.C4:.K4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04" calcext:value-type="date">
            <text:p>4. VI. 08</text:p>
          </table:table-cell>
          <table:table-cell table:style-name="ce90" table:formula="of:=TEXT([.A5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0.932cm" draw:caption-point-x="-0.243cm" draw:caption-point-y="1.886cm">
              <dc:date>2022-03-21T00:00:00</dc:date>
              <text:p text:style-name="P3">4. in 5. junija so otroci.</text:p>
            </office:annotation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office:annotation draw:style-name="gr41" draw:text-style-name="P4" svg:width="2.71cm" svg:height="1.462cm" svg:x="7.295cm" svg:y="0.932cm" draw:caption-point-x="-0.243cm" draw:caption-point-y="1.886cm">
              <dc:date>2022-03-21T00:00:00</dc:date>
              <text:p text:style-name="P3">dopust od 4.junija do 8 junuja. </text:p>
            </office:annotation>
            <text:p>D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0.932cm" draw:caption-point-x="-0.243cm" draw:caption-point-y="1.886cm">
              <dc:date>2022-03-21T00:00:00</dc:date>
              <text:p text:style-name="P3">dopustu bi bil: 1-15.6 </text:p>
            </office:annotation>
            <text:p>D</text:p>
          </table:table-cell>
          <table:table-cell table:style-name="ce2" office:value-type="string" calcext:value-type="string">
            <text:p>U☻</text:p>
          </table:table-cell>
          <table:table-cell table:style-name="ce8" office:value-type="float" office:value="52" calcext:value-type="float">
            <text:p>52</text:p>
          </table:table-cell>
          <table:table-cell table:style-name="ce15"/>
          <table:table-cell table:style-name="ce2" office:value-type="string" calcext:value-type="string">
            <office:annotation draw:style-name="gr3" draw:text-style-name="P4" svg:width="2.972cm" svg:height="1.261cm" svg:x="13.793cm" svg:y="0.932cm" draw:caption-point-x="-0.232cm" draw:caption-point-y="1.886cm">
              <dc:date>2022-03-21T00:00:00</dc:date>
              <text:p text:style-name="P3">4. in 5. junija so otroci.</text:p>
            </office:annotation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92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93" table:formula="of:=COUNTIF([.C5:.K5];&quot;51&quot;)+COUNTIF([.C5:.K5];&quot;51☻&quot;)" office:value-type="float" office:value="1" calcext:value-type="float">
            <text:p>1</text:p>
          </table:table-cell>
          <table:table-cell table:style-name="ce93" table:formula="of:=COUNTIF([.C5:.K5];&quot;52&quot;)+COUNTIF([.C5:.K5];&quot;52☻&quot;)" office:value-type="float" office:value="1" calcext:value-type="float">
            <text:p>1</text:p>
          </table:table-cell>
          <table:table-cell table:style-name="ce93" table:formula="of:=COUNTIF([.C5:.K5];&quot;11-19&quot;)+COUNTIF([.C5:.K5];&quot;2&quot;)" office:value-type="float" office:value="1" calcext:value-type="float">
            <text:p>1</text:p>
          </table:table-cell>
          <table:table-cell table:style-name="ce93" table:formula="of:=COUNTIF([.C5:.K5];&quot;U&quot;)+COUNTIF([.C5:.K5];&quot;U☻&quot;)" office:value-type="float" office:value="1" calcext:value-type="float">
            <text:p>1</text:p>
          </table:table-cell>
          <table:table-cell table:style-name="ce93" table:formula="of:=COUNTIF([.C5:.K5];&quot;KVIT&quot;)+COUNTIF([.C5:.K5];&quot;KVIT☻&quot;)" office:value-type="float" office:value="1" calcext:value-type="float">
            <text:p>1</text:p>
          </table:table-cell>
          <table:table-cell table:style-name="ce94" table:formula="of:=COUNTBLANK([.C5:.K5])" office:value-type="float" office:value="1" calcext:value-type="float">
            <text:p>1</text:p>
          </table:table-cell>
          <table:table-cell table:style-name="ce95" table:formula="of:=COUNTIF([.C5:.K5];&quot;x&quot;)" office:value-type="float" office:value="1" calcext:value-type="float">
            <text:p>1</text:p>
          </table:table-cell>
          <table:table-cell table:style-name="ce96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5]" office:value-type="string" office:string-value="52" calcext:value-type="string">
            <text:p>52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05" calcext:value-type="date">
            <text:p>5. VI. 08</text:p>
          </table:table-cell>
          <table:table-cell table:style-name="ce90" table:formula="of:=TEXT([.A6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1.634cm" draw:caption-point-x="-0.243cm" draw:caption-point-y="1.886cm">
              <dc:date>2022-03-21T00:00:00</dc:date>
              <text:p text:style-name="P3">4. in 5. junija so otroci.</text:p>
            </office:annotation>
            <text:p>11-19</text:p>
          </table:table-cell>
          <table:table-cell table:style-name="ce26" office:value-type="string" calcext:value-type="string">
            <text:p>KVIT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1.634cm" draw:caption-point-x="-0.243cm" draw:caption-point-y="1.886cm">
              <dc:date>2022-03-21T00:00:00</dc:date>
              <text:p text:style-name="P3">dopustu bi bil: 1-15.6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19" draw:text-style-name="P4" svg:width="2.72cm" svg:height="2.597cm" svg:x="11.189cm" svg:y="1.634cm" draw:caption-point-x="-0.232cm" draw:caption-point-y="1.886cm">
              <dc:date>2022-03-21T00:00:00</dc:date>
              <text:p text:style-name="P3">torek, 3.6. in četrtek, 5.6.2008 ob 20:30 uri v učilnici ANMP Kranj</text:p>
            </office:annotation>
            <text:p>52</text:p>
          </table:table-cell>
          <table:table-cell table:style-name="ce15"/>
          <table:table-cell table:style-name="ce2" office:value-type="string" calcext:value-type="string">
            <office:annotation draw:style-name="gr3" draw:text-style-name="P4" svg:width="2.972cm" svg:height="1.261cm" svg:x="13.793cm" svg:y="1.634cm" draw:caption-point-x="-0.232cm" draw:caption-point-y="1.886cm">
              <dc:date>2022-03-21T00:00:00</dc:date>
              <text:p text:style-name="P3">4. in 5. junija so otroci.</text:p>
            </office:annotation>
            <text:p>51☻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ŠOŠ</text:p>
          </table:table-cell>
          <table:table-cell table:style-name="ce92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93" table:formula="of:=COUNTIF([.C6:.K6];&quot;51&quot;)+COUNTIF([.C6:.K6];&quot;51☻&quot;)" office:value-type="float" office:value="1" calcext:value-type="float">
            <text:p>1</text:p>
          </table:table-cell>
          <table:table-cell table:style-name="ce93" table:formula="of:=COUNTIF([.C6:.K6];&quot;52&quot;)+COUNTIF([.C6:.K6];&quot;52☻&quot;)" office:value-type="float" office:value="1" calcext:value-type="float">
            <text:p>1</text:p>
          </table:table-cell>
          <table:table-cell table:style-name="ce93" table:formula="of:=COUNTIF([.C6:.K6];&quot;11-19&quot;)+COUNTIF([.C6:.K6];&quot;2&quot;)" office:value-type="float" office:value="1" calcext:value-type="float">
            <text:p>1</text:p>
          </table:table-cell>
          <table:table-cell table:style-name="ce93" table:formula="of:=COUNTIF([.C6:.K6];&quot;U&quot;)+COUNTIF([.C6:.K6];&quot;U☻&quot;)" office:value-type="float" office:value="1" calcext:value-type="float">
            <text:p>1</text:p>
          </table:table-cell>
          <table:table-cell table:style-name="ce93" table:formula="of:=COUNTIF([.C6:.K6];&quot;KVIT&quot;)+COUNTIF([.C6:.K6];&quot;KVIT☻&quot;)" office:value-type="float" office:value="1" calcext:value-type="float">
            <text:p>1</text:p>
          </table:table-cell>
          <table:table-cell table:style-name="ce94" table:formula="of:=COUNTBLANK([.C6:.K6])" office:value-type="float" office:value="1" calcext:value-type="float">
            <text:p>1</text:p>
          </table:table-cell>
          <table:table-cell table:style-name="ce95" table:formula="of:=COUNTIF([.C6:.K6];&quot;x&quot;)" office:value-type="float" office:value="1" calcext:value-type="float">
            <text:p>1</text:p>
          </table:table-cell>
          <table:table-cell table:style-name="ce96" table:formula="of:=COUNTIF([.C6:.K6];&quot;51&quot;)+COUNTIF([.C6:.K6];&quot;51☻&quot;)+COUNTIF([.C6:.K6];&quot;2&quot;)+COUNTIF([.C6:.K6];&quot;52&quot;)+COUNTIF([.C6:.K6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06" calcext:value-type="date">
            <text:p>6. VI. 08</text:p>
          </table:table-cell>
          <table:table-cell table:style-name="ce90" table:formula="of:=TEXT([.A7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2.336cm" draw:caption-point-x="-0.243cm" draw:caption-point-y="1.886cm">
              <dc:date>2022-03-21T00:00:00</dc:date>
              <text:p text:style-name="P3">dopustu bi bil: 1-15.6 </text:p>
            </office:annotation>
            <text:p>D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92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93" table:formula="of:=COUNTIF([.C7:.K7];&quot;51&quot;)+COUNTIF([.C7:.K7];&quot;51☻&quot;)" office:value-type="float" office:value="1" calcext:value-type="float">
            <text:p>1</text:p>
          </table:table-cell>
          <table:table-cell table:style-name="ce93" table:formula="of:=COUNTIF([.C7:.K7];&quot;52&quot;)+COUNTIF([.C7:.K7];&quot;52☻&quot;)" office:value-type="float" office:value="1" calcext:value-type="float">
            <text:p>1</text:p>
          </table:table-cell>
          <table:table-cell table:style-name="ce93" table:formula="of:=COUNTIF([.C7:.K7];&quot;11-19&quot;)+COUNTIF([.C7:.K7];&quot;2&quot;)" office:value-type="float" office:value="1" calcext:value-type="float">
            <text:p>1</text:p>
          </table:table-cell>
          <table:table-cell table:style-name="ce93" table:formula="of:=COUNTIF([.C7:.K7];&quot;U&quot;)+COUNTIF([.C7:.K7];&quot;U☻&quot;)" office:value-type="float" office:value="1" calcext:value-type="float">
            <text:p>1</text:p>
          </table:table-cell>
          <table:table-cell table:style-name="ce93" table:formula="of:=COUNTIF([.C7:.K7];&quot;KVIT&quot;)+COUNTIF([.C7:.K7];&quot;KVIT☻&quot;)" office:value-type="float" office:value="1" calcext:value-type="float">
            <text:p>1</text:p>
          </table:table-cell>
          <table:table-cell table:style-name="ce94" table:formula="of:=COUNTBLANK([.C7:.K7])" office:value-type="float" office:value="1" calcext:value-type="float">
            <text:p>1</text:p>
          </table:table-cell>
          <table:table-cell table:style-name="ce95" table:formula="of:=COUNTIF([.C7:.K7];&quot;x&quot;)" office:value-type="float" office:value="1" calcext:value-type="float">
            <text:p>1</text:p>
          </table:table-cell>
          <table:table-cell table:style-name="ce96" table:formula="of:=COUNTIF([.C7:.K7];&quot;51&quot;)+COUNTIF([.C7:.K7];&quot;51☻&quot;)+COUNTIF([.C7:.K7];&quot;2&quot;)+COUNTIF([.C7:.K7];&quot;52&quot;)+COUNTIF([.C7:.K7];&quot;52☻&quot;)" office:value-type="float" office:value="2" calcext:value-type="float">
            <text:p>2</text:p>
          </table:table-cell>
          <table:table-cell table:style-name="ce14"/>
          <table:table-cell table:style-name="ce4" table:formula="of:=[$februar.$W$7]" office:value-type="string" office:string-value="KVIT☻" calcext:value-type="string">
            <text:p>KVIT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6-07" calcext:value-type="date">
            <text:p>7. VI. 08</text:p>
          </table:table-cell>
          <table:table-cell table:style-name="ce89" table:formula="of:=TEXT([.A8];&quot;Ddd&quot;)" office:value-type="string" office:string-value="sob" calcext:value-type="string">
            <text:p>sob</text:p>
          </table:table-cell>
          <table:table-cell table:style-name="ce91"/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text:p>D</text:p>
          </table:table-cell>
          <table:table-cell table:style-name="ce21" office:value-type="string" calcext:value-type="string">
            <office:annotation draw:style-name="gr8" draw:text-style-name="P4" svg:width="2.709cm" svg:height="1.25cm" svg:x="8.597cm" svg:y="3.038cm" draw:caption-point-x="-0.243cm" draw:caption-point-y="1.886cm">
              <dc:date>2022-03-21T00:00:00</dc:date>
              <text:p text:style-name="P3">dopustu bi bil: 1-15.6 </text:p>
            </office:annotation>
            <text:p>D</text:p>
          </table:table-cell>
          <table:table-cell table:style-name="ce72" table:number-columns-repeated="2"/>
          <table:table-cell table:style-name="ce28" table:number-columns-repeated="3"/>
          <table:table-cell table:style-name="ce34" office:value-type="string" calcext:value-type="string">
            <text:p>KOS</text:p>
          </table:table-cell>
          <table:table-cell table:style-name="ce92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93" table:formula="of:=COUNTIF([.C8:.K8];&quot;51&quot;)+COUNTIF([.C8:.K8];&quot;51☻&quot;)" office:value-type="float" office:value="0" calcext:value-type="float">
            <text:p>0</text:p>
          </table:table-cell>
          <table:table-cell table:style-name="ce93" table:formula="of:=COUNTIF([.C8:.K8];&quot;52&quot;)+COUNTIF([.C8:.K8];&quot;52☻&quot;)" office:value-type="float" office:value="0" calcext:value-type="float">
            <text:p>0</text:p>
          </table:table-cell>
          <table:table-cell table:style-name="ce93" table:formula="of:=COUNTIF([.C8:.K8];&quot;11-19&quot;)+COUNTIF([.C8:.K8];&quot;2&quot;)" office:value-type="float" office:value="0" calcext:value-type="float">
            <text:p>0</text:p>
          </table:table-cell>
          <table:table-cell table:style-name="ce93" table:formula="of:=COUNTIF([.C8:.K8];&quot;U&quot;)+COUNTIF([.C8:.K8];&quot;U☻&quot;)" office:value-type="float" office:value="0" calcext:value-type="float">
            <text:p>0</text:p>
          </table:table-cell>
          <table:table-cell table:style-name="ce93" table:formula="of:=COUNTIF([.C8:.K8];&quot;KVIT&quot;)+COUNTIF([.C8:.K8];&quot;KVIT☻&quot;)" office:value-type="float" office:value="0" calcext:value-type="float">
            <text:p>0</text:p>
          </table:table-cell>
          <table:table-cell table:style-name="ce94" table:formula="of:=COUNTBLANK([.C8:.K8])" office:value-type="float" office:value="6" calcext:value-type="float">
            <text:p>6</text:p>
          </table:table-cell>
          <table:table-cell table:style-name="ce95" table:formula="of:=COUNTIF([.C8:.K8];&quot;x&quot;)" office:value-type="float" office:value="0" calcext:value-type="float">
            <text:p>0</text:p>
          </table:table-cell>
          <table:table-cell table:style-name="ce96" table:formula="of:=COUNTIF([.C8:.K8];&quot;51&quot;)+COUNTIF([.C8:.K8];&quot;51☻&quot;)+COUNTIF([.C8:.K8];&quot;2&quot;)+COUNTIF([.C8:.K8];&quot;52&quot;)+COUNTIF([.C8:.K8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februar.$W$8]" office:value-type="string" office:string-value="U" calcext:value-type="string">
            <text:p>U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6-08" calcext:value-type="date">
            <text:p>8. VI. 08</text:p>
          </table:table-cell>
          <table:table-cell table:style-name="ce89" table:formula="of:=TEXT([.A9];&quot;Ddd&quot;)" office:value-type="string" office:string-value="ned" calcext:value-type="string">
            <text:p>ned</text:p>
          </table:table-cell>
          <table:table-cell table:style-name="ce91"/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text:p>D</text:p>
          </table:table-cell>
          <table:table-cell table:style-name="ce21" office:value-type="string" calcext:value-type="string">
            <office:annotation draw:style-name="gr3" draw:text-style-name="P4" svg:width="2.709cm" svg:height="1.261cm" svg:x="8.597cm" svg:y="3.73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72" table:number-columns-repeated="2"/>
          <table:table-cell table:style-name="ce28" table:number-columns-repeated="3"/>
          <table:table-cell table:style-name="ce34" office:value-type="string" calcext:value-type="string">
            <text:p>KOS</text:p>
          </table:table-cell>
          <table:table-cell table:style-name="ce92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93" table:formula="of:=COUNTIF([.C9:.K9];&quot;51&quot;)+COUNTIF([.C9:.K9];&quot;51☻&quot;)" office:value-type="float" office:value="0" calcext:value-type="float">
            <text:p>0</text:p>
          </table:table-cell>
          <table:table-cell table:style-name="ce93" table:formula="of:=COUNTIF([.C9:.K9];&quot;52&quot;)+COUNTIF([.C9:.K9];&quot;52☻&quot;)" office:value-type="float" office:value="0" calcext:value-type="float">
            <text:p>0</text:p>
          </table:table-cell>
          <table:table-cell table:style-name="ce93" table:formula="of:=COUNTIF([.C9:.K9];&quot;11-19&quot;)+COUNTIF([.C9:.K9];&quot;2&quot;)" office:value-type="float" office:value="0" calcext:value-type="float">
            <text:p>0</text:p>
          </table:table-cell>
          <table:table-cell table:style-name="ce93" table:formula="of:=COUNTIF([.C9:.K9];&quot;U&quot;)+COUNTIF([.C9:.K9];&quot;U☻&quot;)" office:value-type="float" office:value="0" calcext:value-type="float">
            <text:p>0</text:p>
          </table:table-cell>
          <table:table-cell table:style-name="ce93" table:formula="of:=COUNTIF([.C9:.K9];&quot;KVIT&quot;)+COUNTIF([.C9:.K9];&quot;KVIT☻&quot;)" office:value-type="float" office:value="0" calcext:value-type="float">
            <text:p>0</text:p>
          </table:table-cell>
          <table:table-cell table:style-name="ce94" table:formula="of:=COUNTBLANK([.C9:.K9])" office:value-type="float" office:value="6" calcext:value-type="float">
            <text:p>6</text:p>
          </table:table-cell>
          <table:table-cell table:style-name="ce95" table:formula="of:=COUNTIF([.C9:.K9];&quot;x&quot;)" office:value-type="float" office:value="0" calcext:value-type="float">
            <text:p>0</text:p>
          </table:table-cell>
          <table:table-cell table:style-name="ce96" table:formula="of:=COUNTIF([.C9:.K9];&quot;51&quot;)+COUNTIF([.C9:.K9];&quot;51☻&quot;)+COUNTIF([.C9:.K9];&quot;2&quot;)+COUNTIF([.C9:.K9];&quot;52&quot;)+COUNTIF([.C9:.K9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februar.$W$9]" office:value-type="string" office:string-value="U☻" calcext:value-type="string">
            <text:p>U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09" calcext:value-type="date">
            <text:p>9. VI. 08</text:p>
          </table:table-cell>
          <table:table-cell table:style-name="ce90" table:formula="of:=TEXT([.A10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42" draw:text-style-name="P12" svg:width="2.71cm" svg:height="2.005cm" svg:x="7.295cm" svg:y="4.432cm" draw:caption-point-x="-0.243cm" draw:caption-point-y="1.896cm">
              <dc:date>2022-03-21T00:00:00</dc:date>
              <text:p text:style-name="P11"><text:s/><text:span text:style-name="T1">Zaradi EACTE imama studijski dopust od 9 do 15 junija.</text:span></text:p>
            </office:annotation>
            <text:p>SO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4.432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8" office:value-type="float" office:value="52" calcext:value-type="float">
            <text:p>52</text:p>
          </table:table-cell>
          <table:table-cell table:style-name="ce15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92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93" table:formula="of:=COUNTIF([.C10:.K10];&quot;51&quot;)+COUNTIF([.C10:.K10];&quot;51☻&quot;)" office:value-type="float" office:value="1" calcext:value-type="float">
            <text:p>1</text:p>
          </table:table-cell>
          <table:table-cell table:style-name="ce93" table:formula="of:=COUNTIF([.C10:.K10];&quot;52&quot;)+COUNTIF([.C10:.K10];&quot;52☻&quot;)" office:value-type="float" office:value="1" calcext:value-type="float">
            <text:p>1</text:p>
          </table:table-cell>
          <table:table-cell table:style-name="ce93" table:formula="of:=COUNTIF([.C10:.K10];&quot;11-19&quot;)+COUNTIF([.C10:.K10];&quot;2&quot;)" office:value-type="float" office:value="1" calcext:value-type="float">
            <text:p>1</text:p>
          </table:table-cell>
          <table:table-cell table:style-name="ce93" table:formula="of:=COUNTIF([.C10:.K10];&quot;U&quot;)+COUNTIF([.C10:.K10];&quot;U☻&quot;)" office:value-type="float" office:value="1" calcext:value-type="float">
            <text:p>1</text:p>
          </table:table-cell>
          <table:table-cell table:style-name="ce93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94" table:formula="of:=COUNTBLANK([.C10:.K10])" office:value-type="float" office:value="1" calcext:value-type="float">
            <text:p>1</text:p>
          </table:table-cell>
          <table:table-cell table:style-name="ce95" table:formula="of:=COUNTIF([.C10:.K10];&quot;x&quot;)" office:value-type="float" office:value="1" calcext:value-type="float">
            <text:p>1</text:p>
          </table:table-cell>
          <table:table-cell table:style-name="ce96" table:formula="of:=COUNTIF([.C10:.K10];&quot;51&quot;)+COUNTIF([.C10:.K10];&quot;51☻&quot;)+COUNTIF([.C10:.K10];&quot;2&quot;)+COUNTIF([.C10:.K10];&quot;52&quot;)+COUNTIF([.C10:.K10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10" calcext:value-type="date">
            <text:p>10. VI. 08</text:p>
          </table:table-cell>
          <table:table-cell table:style-name="ce90" table:formula="of:=TEXT([.A11];&quot;Ddd&quot;)" office:value-type="string" office:string-value="tor" calcext:value-type="string">
            <text:p>tor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SO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5.134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SO</text:p>
          </table:table-cell>
          <table:table-cell table:style-name="ce15"/>
          <table:table-cell table:style-name="ce2" office:value-type="string" calcext:value-type="string">
            <text:p>1☻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92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93" table:formula="of:=COUNTIF([.C11:.K11];&quot;51&quot;)+COUNTIF([.C11:.K11];&quot;51☻&quot;)" office:value-type="float" office:value="0" calcext:value-type="float">
            <text:p>0</text:p>
          </table:table-cell>
          <table:table-cell table:style-name="ce93" table:formula="of:=COUNTIF([.C11:.K11];&quot;52&quot;)+COUNTIF([.C11:.K11];&quot;52☻&quot;)" office:value-type="float" office:value="0" calcext:value-type="float">
            <text:p>0</text:p>
          </table:table-cell>
          <table:table-cell table:style-name="ce93" table:formula="of:=COUNTIF([.C11:.K11];&quot;11-19&quot;)+COUNTIF([.C11:.K11];&quot;2&quot;)" office:value-type="float" office:value="1" calcext:value-type="float">
            <text:p>1</text:p>
          </table:table-cell>
          <table:table-cell table:style-name="ce93" table:formula="of:=COUNTIF([.C11:.K11];&quot;U&quot;)+COUNTIF([.C11:.K11];&quot;U☻&quot;)" office:value-type="float" office:value="1" calcext:value-type="float">
            <text:p>1</text:p>
          </table:table-cell>
          <table:table-cell table:style-name="ce93" table:formula="of:=COUNTIF([.C11:.K11];&quot;KVIT&quot;)+COUNTIF([.C11:.K11];&quot;KVIT☻&quot;)" office:value-type="float" office:value="1" calcext:value-type="float">
            <text:p>1</text:p>
          </table:table-cell>
          <table:table-cell table:style-name="ce94" table:formula="of:=COUNTBLANK([.C11:.K11])" office:value-type="float" office:value="1" calcext:value-type="float">
            <text:p>1</text:p>
          </table:table-cell>
          <table:table-cell table:style-name="ce95" table:formula="of:=COUNTIF([.C11:.K11];&quot;x&quot;)" office:value-type="float" office:value="1" calcext:value-type="float">
            <text:p>1</text:p>
          </table:table-cell>
          <table:table-cell table:style-name="ce96" table:formula="of:=COUNTIF([.C11:.K11];&quot;51&quot;)+COUNTIF([.C11:.K11];&quot;51☻&quot;)+COUNTIF([.C11:.K11];&quot;2&quot;)+COUNTIF([.C11:.K11];&quot;52&quot;)+COUNTIF([.C11:.K11];&quot;52☻&quot;)" office:value-type="float" office:value="1" calcext:value-type="float">
            <text:p>1</text:p>
          </table:table-cell>
          <table:table-cell table:style-name="ce14"/>
          <table:table-cell table:style-name="ce3" table:formula="of:=[$februar.$W$11]" office:value-type="string" office:string-value="X" calcext:value-type="string">
            <text:p>X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11" calcext:value-type="date">
            <text:p>11. VI. 08</text:p>
          </table:table-cell>
          <table:table-cell table:style-name="ce90" table:formula="of:=TEXT([.A12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SO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5.836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SO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U☻</text:p>
          </table:table-cell>
          <table:table-cell table:style-name="ce34" office:value-type="string" calcext:value-type="string">
            <text:p>KOS</text:p>
          </table:table-cell>
          <table:table-cell table:style-name="ce92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93" table:formula="of:=COUNTIF([.C12:.K12];&quot;51&quot;)+COUNTIF([.C12:.K12];&quot;51☻&quot;)" office:value-type="float" office:value="0" calcext:value-type="float">
            <text:p>0</text:p>
          </table:table-cell>
          <table:table-cell table:style-name="ce93" table:formula="of:=COUNTIF([.C12:.K12];&quot;52&quot;)+COUNTIF([.C12:.K12];&quot;52☻&quot;)" office:value-type="float" office:value="0" calcext:value-type="float">
            <text:p>0</text:p>
          </table:table-cell>
          <table:table-cell table:style-name="ce93" table:formula="of:=COUNTIF([.C12:.K12];&quot;11-19&quot;)+COUNTIF([.C12:.K12];&quot;2&quot;)" office:value-type="float" office:value="1" calcext:value-type="float">
            <text:p>1</text:p>
          </table:table-cell>
          <table:table-cell table:style-name="ce93" table:formula="of:=COUNTIF([.C12:.K12];&quot;U&quot;)+COUNTIF([.C12:.K12];&quot;U☻&quot;)" office:value-type="float" office:value="1" calcext:value-type="float">
            <text:p>1</text:p>
          </table:table-cell>
          <table:table-cell table:style-name="ce93" table:formula="of:=COUNTIF([.C12:.K12];&quot;KVIT&quot;)+COUNTIF([.C12:.K12];&quot;KVIT☻&quot;)" office:value-type="float" office:value="1" calcext:value-type="float">
            <text:p>1</text:p>
          </table:table-cell>
          <table:table-cell table:style-name="ce94" table:formula="of:=COUNTBLANK([.C12:.K12])" office:value-type="float" office:value="1" calcext:value-type="float">
            <text:p>1</text:p>
          </table:table-cell>
          <table:table-cell table:style-name="ce95" table:formula="of:=COUNTIF([.C12:.K12];&quot;x&quot;)" office:value-type="float" office:value="1" calcext:value-type="float">
            <text:p>1</text:p>
          </table:table-cell>
          <table:table-cell table:style-name="ce96" table:formula="of:=COUNTIF([.C12:.K12];&quot;51&quot;)+COUNTIF([.C12:.K12];&quot;51☻&quot;)+COUNTIF([.C12:.K12];&quot;2&quot;)+COUNTIF([.C12:.K12];&quot;52&quot;)+COUNTIF([.C12:.K12];&quot;52☻&quot;)" office:value-type="float" office:value="1" calcext:value-type="float">
            <text:p>1</text:p>
          </table:table-cell>
          <table:table-cell table:style-name="ce14"/>
          <table:table-cell table:style-name="ce3" table:formula="of:=[$februar.$W$12]" office:value-type="string" office:string-value="D" calcext:value-type="string">
            <text:p>D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12" calcext:value-type="date">
            <text:p>12. VI. 08</text:p>
          </table:table-cell>
          <table:table-cell table:style-name="ce90" table:formula="of:=TEXT([.A13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SO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6.538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2" office:value-type="string" calcext:value-type="string">
            <text:p>U☻</text:p>
          </table:table-cell>
          <table:table-cell table:style-name="ce2" office:value-type="string" calcext:value-type="string">
            <text:p>SO</text:p>
          </table:table-cell>
          <table:table-cell table:style-name="ce15"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92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93" table:formula="of:=COUNTIF([.C13:.K13];&quot;51&quot;)+COUNTIF([.C13:.K13];&quot;51☻&quot;)" office:value-type="float" office:value="0" calcext:value-type="float">
            <text:p>0</text:p>
          </table:table-cell>
          <table:table-cell table:style-name="ce93" table:formula="of:=COUNTIF([.C13:.K13];&quot;52&quot;)+COUNTIF([.C13:.K13];&quot;52☻&quot;)" office:value-type="float" office:value="0" calcext:value-type="float">
            <text:p>0</text:p>
          </table:table-cell>
          <table:table-cell table:style-name="ce93" table:formula="of:=COUNTIF([.C13:.K13];&quot;11-19&quot;)+COUNTIF([.C13:.K13];&quot;2&quot;)" office:value-type="float" office:value="1" calcext:value-type="float">
            <text:p>1</text:p>
          </table:table-cell>
          <table:table-cell table:style-name="ce93" table:formula="of:=COUNTIF([.C13:.K13];&quot;U&quot;)+COUNTIF([.C13:.K13];&quot;U☻&quot;)" office:value-type="float" office:value="1" calcext:value-type="float">
            <text:p>1</text:p>
          </table:table-cell>
          <table:table-cell table:style-name="ce93" table:formula="of:=COUNTIF([.C13:.K13];&quot;KVIT&quot;)+COUNTIF([.C13:.K13];&quot;KVIT☻&quot;)" office:value-type="float" office:value="1" calcext:value-type="float">
            <text:p>1</text:p>
          </table:table-cell>
          <table:table-cell table:style-name="ce94" table:formula="of:=COUNTBLANK([.C13:.K13])" office:value-type="float" office:value="1" calcext:value-type="float">
            <text:p>1</text:p>
          </table:table-cell>
          <table:table-cell table:style-name="ce95" table:formula="of:=COUNTIF([.C13:.K13];&quot;x&quot;)" office:value-type="float" office:value="1" calcext:value-type="float">
            <text:p>1</text:p>
          </table:table-cell>
          <table:table-cell table:style-name="ce96" table:formula="of:=COUNTIF([.C13:.K13];&quot;51&quot;)+COUNTIF([.C13:.K13];&quot;51☻&quot;)+COUNTIF([.C13:.K13];&quot;2&quot;)+COUNTIF([.C13:.K13];&quot;52&quot;)+COUNTIF([.C13:.K13];&quot;52☻&quot;)" office:value-type="float" office:value="1" calcext:value-type="float">
            <text:p>1</text:p>
          </table:table-cell>
          <table:table-cell table:style-name="ce14"/>
          <table:table-cell table:style-name="ce2" table:formula="of:=[$februar.$W$13]" office:value-type="string" office:string-value="BOL" calcext:value-type="string">
            <text:p>BOL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13" calcext:value-type="date">
            <text:p>13. VI. 08</text:p>
          </table:table-cell>
          <table:table-cell table:style-name="ce90" table:formula="of:=TEXT([.A14];&quot;Ddd&quot;)" office:value-type="string" office:string-value="pet" calcext:value-type="string">
            <text:p>pet</text:p>
          </table:table-cell>
          <table:table-cell table:style-name="ce26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SO</text:p>
          </table:table-cell>
          <table:table-cell table:style-name="ce3" office:value-type="string" calcext:value-type="string">
            <office:annotation draw:style-name="gr3" draw:text-style-name="P4" svg:width="2.709cm" svg:height="1.261cm" svg:x="8.597cm" svg:y="7.24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SO</text:p>
          </table:table-cell>
          <table:table-cell table:style-name="ce15"/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1☻</text:p>
          </table:table-cell>
          <table:table-cell table:style-name="ce34" office:value-type="string" calcext:value-type="string">
            <text:p>DAN</text:p>
          </table:table-cell>
          <table:table-cell table:style-name="ce92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93" table:formula="of:=COUNTIF([.C14:.K14];&quot;51&quot;)+COUNTIF([.C14:.K14];&quot;51☻&quot;)" office:value-type="float" office:value="0" calcext:value-type="float">
            <text:p>0</text:p>
          </table:table-cell>
          <table:table-cell table:style-name="ce93" table:formula="of:=COUNTIF([.C14:.K14];&quot;52&quot;)+COUNTIF([.C14:.K14];&quot;52☻&quot;)" office:value-type="float" office:value="0" calcext:value-type="float">
            <text:p>0</text:p>
          </table:table-cell>
          <table:table-cell table:style-name="ce93" table:formula="of:=COUNTIF([.C14:.K14];&quot;11-19&quot;)+COUNTIF([.C14:.K14];&quot;2&quot;)" office:value-type="float" office:value="1" calcext:value-type="float">
            <text:p>1</text:p>
          </table:table-cell>
          <table:table-cell table:style-name="ce93" table:formula="of:=COUNTIF([.C14:.K14];&quot;U&quot;)+COUNTIF([.C14:.K14];&quot;U☻&quot;)" office:value-type="float" office:value="1" calcext:value-type="float">
            <text:p>1</text:p>
          </table:table-cell>
          <table:table-cell table:style-name="ce93" table:formula="of:=COUNTIF([.C14:.K14];&quot;KVIT&quot;)+COUNTIF([.C14:.K14];&quot;KVIT☻&quot;)" office:value-type="float" office:value="1" calcext:value-type="float">
            <text:p>1</text:p>
          </table:table-cell>
          <table:table-cell table:style-name="ce94" table:formula="of:=COUNTBLANK([.C14:.K14])" office:value-type="float" office:value="1" calcext:value-type="float">
            <text:p>1</text:p>
          </table:table-cell>
          <table:table-cell table:style-name="ce95" table:formula="of:=COUNTIF([.C14:.K14];&quot;x&quot;)" office:value-type="float" office:value="1" calcext:value-type="float">
            <text:p>1</text:p>
          </table:table-cell>
          <table:table-cell table:style-name="ce96" table:formula="of:=COUNTIF([.C14:.K14];&quot;51&quot;)+COUNTIF([.C14:.K14];&quot;51☻&quot;)+COUNTIF([.C14:.K14];&quot;2&quot;)+COUNTIF([.C14:.K14];&quot;52&quot;)+COUNTIF([.C14:.K14];&quot;52☻&quot;)" office:value-type="float" office:value="1" calcext:value-type="float">
            <text:p>1</text:p>
          </table:table-cell>
          <table:table-cell table:style-name="ce14"/>
          <table:table-cell table:style-name="ce6" table:formula="of:=[$februar.$W$14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6-14" calcext:value-type="date">
            <text:p>14. VI. 08</text:p>
          </table:table-cell>
          <table:table-cell table:style-name="ce89" table:formula="of:=TEXT([.A15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office:annotation draw:style-name="gr12" draw:text-style-name="P4" svg:width="2.709cm" svg:height="1.419cm" svg:x="4.692cm" svg:y="7.942cm" draw:caption-point-x="-0.243cm" draw:caption-point-y="1.896cm">
              <dc:date>2022-03-21T00:00:00</dc:date>
              <text:p text:style-name="P3">dežurni vikend, ki je 14. in 15. junij,</text:p>
            </office:annotation>
            <text:p>☻</text:p>
          </table:table-cell>
          <table:table-cell table:style-name="ce21"/>
          <table:table-cell table:style-name="ce20" office:value-type="string" calcext:value-type="string">
            <text:p>SO</text:p>
          </table:table-cell>
          <table:table-cell table:style-name="ce21" office:value-type="string" calcext:value-type="string">
            <office:annotation draw:style-name="gr3" draw:text-style-name="P4" svg:width="2.709cm" svg:height="1.261cm" svg:x="8.597cm" svg:y="7.942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72"/>
          <table:table-cell table:style-name="ce20" office:value-type="string" calcext:value-type="string">
            <text:p>SO</text:p>
          </table:table-cell>
          <table:table-cell table:style-name="ce28"/>
          <table:table-cell table:style-name="ce21"/>
          <table:table-cell table:style-name="ce28"/>
          <table:table-cell table:style-name="ce34" office:value-type="string" calcext:value-type="string">
            <text:p>DAN</text:p>
          </table:table-cell>
          <table:table-cell table:style-name="ce92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93" table:formula="of:=COUNTIF([.C15:.K15];&quot;51&quot;)+COUNTIF([.C15:.K15];&quot;51☻&quot;)" office:value-type="float" office:value="0" calcext:value-type="float">
            <text:p>0</text:p>
          </table:table-cell>
          <table:table-cell table:style-name="ce93" table:formula="of:=COUNTIF([.C15:.K15];&quot;52&quot;)+COUNTIF([.C15:.K15];&quot;52☻&quot;)" office:value-type="float" office:value="0" calcext:value-type="float">
            <text:p>0</text:p>
          </table:table-cell>
          <table:table-cell table:style-name="ce93" table:formula="of:=COUNTIF([.C15:.K15];&quot;11-19&quot;)+COUNTIF([.C15:.K15];&quot;2&quot;)" office:value-type="float" office:value="0" calcext:value-type="float">
            <text:p>0</text:p>
          </table:table-cell>
          <table:table-cell table:style-name="ce93" table:formula="of:=COUNTIF([.C15:.K15];&quot;U&quot;)+COUNTIF([.C15:.K15];&quot;U☻&quot;)" office:value-type="float" office:value="0" calcext:value-type="float">
            <text:p>0</text:p>
          </table:table-cell>
          <table:table-cell table:style-name="ce93" table:formula="of:=COUNTIF([.C15:.K15];&quot;KVIT&quot;)+COUNTIF([.C15:.K15];&quot;KVIT☻&quot;)" office:value-type="float" office:value="0" calcext:value-type="float">
            <text:p>0</text:p>
          </table:table-cell>
          <table:table-cell table:style-name="ce94" table:formula="of:=COUNTBLANK([.C15:.K15])" office:value-type="float" office:value="5" calcext:value-type="float">
            <text:p>5</text:p>
          </table:table-cell>
          <table:table-cell table:style-name="ce95" table:formula="of:=COUNTIF([.C15:.K15];&quot;x&quot;)" office:value-type="float" office:value="0" calcext:value-type="float">
            <text:p>0</text:p>
          </table:table-cell>
          <table:table-cell table:style-name="ce96" table:formula="of:=COUNTIF([.C15:.K15];&quot;51&quot;)+COUNTIF([.C15:.K15];&quot;51☻&quot;)+COUNTIF([.C15:.K15];&quot;2&quot;)+COUNTIF([.C15:.K15];&quot;52&quot;)+COUNTIF([.C15:.K15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februar.$W$15]" office:value-type="string" office:string-value="SO" calcext:value-type="string">
            <text:p>SO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6-15" calcext:value-type="date">
            <text:p>15. VI. 08</text:p>
          </table:table-cell>
          <table:table-cell table:style-name="ce89" table:formula="of:=TEXT([.A16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office:annotation draw:style-name="gr12" draw:text-style-name="P4" svg:width="2.709cm" svg:height="1.419cm" svg:x="4.692cm" svg:y="8.644cm" draw:caption-point-x="-0.243cm" draw:caption-point-y="1.896cm">
              <dc:date>2022-03-21T00:00:00</dc:date>
              <text:p text:style-name="P3">dežurni vikend, ki je 14. in 15. junij,</text:p>
            </office:annotation>
            <text:p>☻</text:p>
          </table:table-cell>
          <table:table-cell table:style-name="ce21"/>
          <table:table-cell table:style-name="ce20" office:value-type="string" calcext:value-type="string">
            <text:p>SO</text:p>
          </table:table-cell>
          <table:table-cell table:style-name="ce21" office:value-type="string" calcext:value-type="string">
            <office:annotation draw:style-name="gr3" draw:text-style-name="P4" svg:width="2.709cm" svg:height="1.261cm" svg:x="8.597cm" svg:y="8.644cm" draw:caption-point-x="-0.243cm" draw:caption-point-y="1.896cm">
              <dc:date>2022-03-21T00:00:00</dc:date>
              <text:p text:style-name="P3">dopustu bi bil: 1-15.6 </text:p>
            </office:annotation>
            <text:p>D</text:p>
          </table:table-cell>
          <table:table-cell table:style-name="ce72"/>
          <table:table-cell table:style-name="ce20" office:value-type="string" calcext:value-type="string">
            <text:p>SO</text:p>
          </table:table-cell>
          <table:table-cell table:style-name="ce28"/>
          <table:table-cell table:style-name="ce21"/>
          <table:table-cell table:style-name="ce28"/>
          <table:table-cell table:style-name="ce34" office:value-type="string" calcext:value-type="string">
            <text:p>DAN</text:p>
          </table:table-cell>
          <table:table-cell table:style-name="ce92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93" table:formula="of:=COUNTIF([.C16:.K16];&quot;51&quot;)+COUNTIF([.C16:.K16];&quot;51☻&quot;)" office:value-type="float" office:value="0" calcext:value-type="float">
            <text:p>0</text:p>
          </table:table-cell>
          <table:table-cell table:style-name="ce93" table:formula="of:=COUNTIF([.C16:.K16];&quot;52&quot;)+COUNTIF([.C16:.K16];&quot;52☻&quot;)" office:value-type="float" office:value="0" calcext:value-type="float">
            <text:p>0</text:p>
          </table:table-cell>
          <table:table-cell table:style-name="ce93" table:formula="of:=COUNTIF([.C16:.K16];&quot;11-19&quot;)+COUNTIF([.C16:.K16];&quot;2&quot;)" office:value-type="float" office:value="0" calcext:value-type="float">
            <text:p>0</text:p>
          </table:table-cell>
          <table:table-cell table:style-name="ce93" table:formula="of:=COUNTIF([.C16:.K16];&quot;U&quot;)+COUNTIF([.C16:.K16];&quot;U☻&quot;)" office:value-type="float" office:value="0" calcext:value-type="float">
            <text:p>0</text:p>
          </table:table-cell>
          <table:table-cell table:style-name="ce93" table:formula="of:=COUNTIF([.C16:.K16];&quot;KVIT&quot;)+COUNTIF([.C16:.K16];&quot;KVIT☻&quot;)" office:value-type="float" office:value="0" calcext:value-type="float">
            <text:p>0</text:p>
          </table:table-cell>
          <table:table-cell table:style-name="ce94" table:formula="of:=COUNTBLANK([.C16:.K16])" office:value-type="float" office:value="5" calcext:value-type="float">
            <text:p>5</text:p>
          </table:table-cell>
          <table:table-cell table:style-name="ce95" table:formula="of:=COUNTIF([.C16:.K16];&quot;x&quot;)" office:value-type="float" office:value="0" calcext:value-type="float">
            <text:p>0</text:p>
          </table:table-cell>
          <table:table-cell table:style-name="ce96" table:formula="of:=COUNTIF([.C16:.K16];&quot;51&quot;)+COUNTIF([.C16:.K16];&quot;51☻&quot;)+COUNTIF([.C16:.K16];&quot;2&quot;)+COUNTIF([.C16:.K16];&quot;52&quot;)+COUNTIF([.C16:.K16];&quot;52☻&quot;)" office:value-type="float" office:value="0" calcext:value-type="float">
            <text:p>0</text:p>
          </table:table-cell>
          <table:table-cell table:style-name="ce14"/>
          <table:table-cell table:style-name="ce7" table:formula="of:=[$februar.$W$16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6-16" calcext:value-type="date">
            <text:p>16. VI. 08</text:p>
          </table:table-cell>
          <table:table-cell table:style-name="ce90" table:formula="of:=TEXT([.A17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9.346cm" draw:caption-point-x="-0.243cm" draw:caption-point-y="1.896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3" office:value-type="string" calcext:value-type="string">
            <office:annotation draw:style-name="gr3" draw:text-style-name="P4" svg:width="2.71cm" svg:height="1.261cm" svg:x="5.993cm" svg:y="9.346cm" draw:caption-point-x="-0.243cm" draw:caption-point-y="1.896cm">
              <dc:date>2022-03-21T00:00:00</dc:date>
              <text:p text:style-name="P3">dopust od 16. do 20. junija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9.346cm" draw:caption-point-x="-0.243cm" draw:caption-point-y="1.896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43" draw:text-style-name="P12" svg:width="2.88cm" svg:height="0.686cm" svg:x="15.095cm" svg:y="9.346cm" draw:caption-point-x="-0.232cm" draw:caption-point-y="1.896cm">
              <dc:date>2022-03-21T00:00:00</dc:date>
              <text:p text:style-name="P11"><text:s/><text:span text:style-name="T1">SO 16. in 17.6</text:span></text:p>
            </office:annotation>
            <text:p>SO</text:p>
          </table:table-cell>
          <table:table-cell table:style-name="ce34" office:value-type="string" calcext:value-type="string">
            <text:p>DAN</text:p>
          </table:table-cell>
          <table:table-cell table:style-name="ce92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93" table:formula="of:=COUNTIF([.C17:.K17];&quot;51&quot;)+COUNTIF([.C17:.K17];&quot;51☻&quot;)" office:value-type="float" office:value="1" calcext:value-type="float">
            <text:p>1</text:p>
          </table:table-cell>
          <table:table-cell table:style-name="ce93" table:formula="of:=COUNTIF([.C17:.K17];&quot;52&quot;)+COUNTIF([.C17:.K17];&quot;52☻&quot;)" office:value-type="float" office:value="1" calcext:value-type="float">
            <text:p>1</text:p>
          </table:table-cell>
          <table:table-cell table:style-name="ce93" table:formula="of:=COUNTIF([.C17:.K17];&quot;11-19&quot;)+COUNTIF([.C17:.K17];&quot;2&quot;)" office:value-type="float" office:value="1" calcext:value-type="float">
            <text:p>1</text:p>
          </table:table-cell>
          <table:table-cell table:style-name="ce93" table:formula="of:=COUNTIF([.C17:.K17];&quot;U&quot;)+COUNTIF([.C17:.K17];&quot;U☻&quot;)" office:value-type="float" office:value="0" calcext:value-type="float">
            <text:p>0</text:p>
          </table:table-cell>
          <table:table-cell table:style-name="ce93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94" table:formula="of:=COUNTBLANK([.C17:.K17])" office:value-type="float" office:value="1" calcext:value-type="float">
            <text:p>1</text:p>
          </table:table-cell>
          <table:table-cell table:style-name="ce95" table:formula="of:=COUNTIF([.C17:.K17];&quot;x&quot;)" office:value-type="float" office:value="0" calcext:value-type="float">
            <text:p>0</text:p>
          </table:table-cell>
          <table:table-cell table:style-name="ce96" table:formula="of:=COUNTIF([.C17:.K17];&quot;51&quot;)+COUNTIF([.C17:.K17];&quot;51☻&quot;)+COUNTIF([.C17:.K17];&quot;2&quot;)+COUNTIF([.C17:.K17];&quot;52&quot;)+COUNTIF([.C17:.K17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17" calcext:value-type="date">
            <text:p>17. VI. 08</text:p>
          </table:table-cell>
          <table:table-cell table:style-name="ce90" table:formula="of:=TEXT([.A18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office:annotation draw:style-name="gr8" draw:text-style-name="P4" svg:width="2.709cm" svg:height="1.25cm" svg:x="4.692cm" svg:y="10.048cm" draw:caption-point-x="-0.243cm" draw:caption-point-y="1.896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5.993cm" svg:y="10.048cm" draw:caption-point-x="-0.243cm" draw:caption-point-y="1.896cm">
              <dc:date>2022-03-21T00:00:00</dc:date>
              <text:p text:style-name="P3">dopust od 16. do 20. junija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1☻</text:p>
          </table:table-cell>
          <table:table-cell table:style-name="ce2" office:value-type="string" calcext:value-type="string">
            <office:annotation draw:style-name="gr11" draw:text-style-name="P4" svg:width="2.709cm" svg:height="1.412cm" svg:x="9.899cm" svg:y="10.048cm" draw:caption-point-x="-0.243cm" draw:caption-point-y="1.896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8" office:value-type="string" calcext:value-type="string">
            <text:p>1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43" draw:text-style-name="P12" svg:width="2.88cm" svg:height="0.686cm" svg:x="15.095cm" svg:y="10.048cm" draw:caption-point-x="-0.232cm" draw:caption-point-y="1.896cm">
              <dc:date>2022-03-21T00:00:00</dc:date>
              <text:p text:style-name="P11"><text:s/><text:span text:style-name="T1">SO 16. in 17.6</text:span></text:p>
            </office:annotation>
            <text:p>SO</text:p>
          </table:table-cell>
          <table:table-cell table:style-name="ce34" office:value-type="string" calcext:value-type="string">
            <text:p>DAN</text:p>
          </table:table-cell>
          <table:table-cell table:style-name="ce92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93" table:formula="of:=COUNTIF([.C18:.K18];&quot;51&quot;)+COUNTIF([.C18:.K18];&quot;51☻&quot;)" office:value-type="float" office:value="0" calcext:value-type="float">
            <text:p>0</text:p>
          </table:table-cell>
          <table:table-cell table:style-name="ce93" table:formula="of:=COUNTIF([.C18:.K18];&quot;52&quot;)+COUNTIF([.C18:.K18];&quot;52☻&quot;)" office:value-type="float" office:value="0" calcext:value-type="float">
            <text:p>0</text:p>
          </table:table-cell>
          <table:table-cell table:style-name="ce93" table:formula="of:=COUNTIF([.C18:.K18];&quot;11-19&quot;)+COUNTIF([.C18:.K18];&quot;2&quot;)" office:value-type="float" office:value="0" calcext:value-type="float">
            <text:p>0</text:p>
          </table:table-cell>
          <table:table-cell table:style-name="ce93" table:formula="of:=COUNTIF([.C18:.K18];&quot;U&quot;)+COUNTIF([.C18:.K18];&quot;U☻&quot;)" office:value-type="float" office:value="0" calcext:value-type="float">
            <text:p>0</text:p>
          </table:table-cell>
          <table:table-cell table:style-name="ce93" table:formula="of:=COUNTIF([.C18:.K18];&quot;KVIT&quot;)+COUNTIF([.C18:.K18];&quot;KVIT☻&quot;)" office:value-type="float" office:value="1" calcext:value-type="float">
            <text:p>1</text:p>
          </table:table-cell>
          <table:table-cell table:style-name="ce94" table:formula="of:=COUNTBLANK([.C18:.K18])" office:value-type="float" office:value="1" calcext:value-type="float">
            <text:p>1</text:p>
          </table:table-cell>
          <table:table-cell table:style-name="ce95" table:formula="of:=COUNTIF([.C18:.K18];&quot;x&quot;)" office:value-type="float" office:value="1" calcext:value-type="float">
            <text:p>1</text:p>
          </table:table-cell>
          <table:table-cell table:style-name="ce96" table:formula="of:=COUNTIF([.C18:.K18];&quot;51&quot;)+COUNTIF([.C18:.K18];&quot;51☻&quot;)+COUNTIF([.C18:.K18];&quot;2&quot;)+COUNTIF([.C18:.K18];&quot;52&quot;)+COUNTIF([.C18:.K18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18" calcext:value-type="date">
            <text:p>18. VI. 08</text:p>
          </table:table-cell>
          <table:table-cell table:style-name="ce90" table:formula="of:=TEXT([.A19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10.739cm" draw:caption-point-x="-0.243cm" draw:caption-point-y="1.907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3" office:value-type="string" calcext:value-type="string">
            <office:annotation draw:style-name="gr3" draw:text-style-name="P4" svg:width="2.71cm" svg:height="1.261cm" svg:x="5.993cm" svg:y="10.739cm" draw:caption-point-x="-0.243cm" draw:caption-point-y="1.907cm">
              <dc:date>2022-03-21T00:00:00</dc:date>
              <text:p text:style-name="P3">dopust od 16. do 20. junija</text:p>
            </office:annotation>
            <text:p>D</text:p>
          </table:table-cell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10.739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2" office:value-type="string" calcext:value-type="string">
            <text:p>U☻</text:p>
          </table:table-cell>
          <table:table-cell table:style-name="ce15"/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DAN</text:p>
          </table:table-cell>
          <table:table-cell table:style-name="ce92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93" table:formula="of:=COUNTIF([.C19:.K19];&quot;51&quot;)+COUNTIF([.C19:.K19];&quot;51☻&quot;)" office:value-type="float" office:value="0" calcext:value-type="float">
            <text:p>0</text:p>
          </table:table-cell>
          <table:table-cell table:style-name="ce93" table:formula="of:=COUNTIF([.C19:.K19];&quot;52&quot;)+COUNTIF([.C19:.K19];&quot;52☻&quot;)" office:value-type="float" office:value="0" calcext:value-type="float">
            <text:p>0</text:p>
          </table:table-cell>
          <table:table-cell table:style-name="ce93" table:formula="of:=COUNTIF([.C19:.K19];&quot;11-19&quot;)+COUNTIF([.C19:.K19];&quot;2&quot;)" office:value-type="float" office:value="1" calcext:value-type="float">
            <text:p>1</text:p>
          </table:table-cell>
          <table:table-cell table:style-name="ce93" table:formula="of:=COUNTIF([.C19:.K19];&quot;U&quot;)+COUNTIF([.C19:.K19];&quot;U☻&quot;)" office:value-type="float" office:value="1" calcext:value-type="float">
            <text:p>1</text:p>
          </table:table-cell>
          <table:table-cell table:style-name="ce93" table:formula="of:=COUNTIF([.C19:.K19];&quot;KVIT&quot;)+COUNTIF([.C19:.K19];&quot;KVIT☻&quot;)" office:value-type="float" office:value="1" calcext:value-type="float">
            <text:p>1</text:p>
          </table:table-cell>
          <table:table-cell table:style-name="ce94" table:formula="of:=COUNTBLANK([.C19:.K19])" office:value-type="float" office:value="1" calcext:value-type="float">
            <text:p>1</text:p>
          </table:table-cell>
          <table:table-cell table:style-name="ce95" table:formula="of:=COUNTIF([.C19:.K19];&quot;x&quot;)" office:value-type="float" office:value="1" calcext:value-type="float">
            <text:p>1</text:p>
          </table:table-cell>
          <table:table-cell table:style-name="ce96" table:formula="of:=COUNTIF([.C19:.K19];&quot;51&quot;)+COUNTIF([.C19:.K19];&quot;51☻&quot;)+COUNTIF([.C19:.K19];&quot;2&quot;)+COUNTIF([.C19:.K19];&quot;52&quot;)+COUNTIF([.C19:.K19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19" calcext:value-type="date">
            <text:p>19. VI. 08</text:p>
          </table:table-cell>
          <table:table-cell table:style-name="ce90" table:formula="of:=TEXT([.A20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11.441cm" draw:caption-point-x="-0.243cm" draw:caption-point-y="1.907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3" office:value-type="string" calcext:value-type="string">
            <office:annotation draw:style-name="gr3" draw:text-style-name="P4" svg:width="2.71cm" svg:height="1.261cm" svg:x="5.993cm" svg:y="11.441cm" draw:caption-point-x="-0.243cm" draw:caption-point-y="1.907cm">
              <dc:date>2022-03-21T00:00:00</dc:date>
              <text:p text:style-name="P3">dopust od 16. do 20. junija</text:p>
            </office:annotation>
            <text:p>D</text:p>
          </table:table-cell>
          <table:table-cell table:style-name="ce2" office:value-type="string" calcext:value-type="string">
            <text:p>U☻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11.441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2cm" svg:height="0.686cm" svg:x="11.189cm" svg:y="11.441cm" draw:caption-point-x="-0.232cm" draw:caption-point-y="1.907cm">
              <dc:date>2022-03-21T00:00:00</dc:date>
              <text:p text:style-name="P3">Pučnik</text:p>
            </office:annotation>
            <text:p>X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1</text:p>
          </table:table-cell>
          <table:table-cell table:style-name="ce34" office:value-type="string" calcext:value-type="string">
            <text:p>DAN</text:p>
          </table:table-cell>
          <table:table-cell table:style-name="ce92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93" table:formula="of:=COUNTIF([.C20:.K20];&quot;51&quot;)+COUNTIF([.C20:.K20];&quot;51☻&quot;)" office:value-type="float" office:value="0" calcext:value-type="float">
            <text:p>0</text:p>
          </table:table-cell>
          <table:table-cell table:style-name="ce93" table:formula="of:=COUNTIF([.C20:.K20];&quot;52&quot;)+COUNTIF([.C20:.K20];&quot;52☻&quot;)" office:value-type="float" office:value="0" calcext:value-type="float">
            <text:p>0</text:p>
          </table:table-cell>
          <table:table-cell table:style-name="ce93" table:formula="of:=COUNTIF([.C20:.K20];&quot;11-19&quot;)+COUNTIF([.C20:.K20];&quot;2&quot;)" office:value-type="float" office:value="1" calcext:value-type="float">
            <text:p>1</text:p>
          </table:table-cell>
          <table:table-cell table:style-name="ce93" table:formula="of:=COUNTIF([.C20:.K20];&quot;U&quot;)+COUNTIF([.C20:.K20];&quot;U☻&quot;)" office:value-type="float" office:value="1" calcext:value-type="float">
            <text:p>1</text:p>
          </table:table-cell>
          <table:table-cell table:style-name="ce93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94" table:formula="of:=COUNTBLANK([.C20:.K20])" office:value-type="float" office:value="1" calcext:value-type="float">
            <text:p>1</text:p>
          </table:table-cell>
          <table:table-cell table:style-name="ce95" table:formula="of:=COUNTIF([.C20:.K20];&quot;x&quot;)" office:value-type="float" office:value="1" calcext:value-type="float">
            <text:p>1</text:p>
          </table:table-cell>
          <table:table-cell table:style-name="ce96" table:formula="of:=COUNTIF([.C20:.K20];&quot;51&quot;)+COUNTIF([.C20:.K20];&quot;51☻&quot;)+COUNTIF([.C20:.K20];&quot;2&quot;)+COUNTIF([.C20:.K20];&quot;52&quot;)+COUNTIF([.C20:.K20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20" calcext:value-type="date">
            <text:p>20. VI. 08</text:p>
          </table:table-cell>
          <table:table-cell table:style-name="ce90" table:formula="of:=TEXT([.A21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12.143cm" draw:caption-point-x="-0.243cm" draw:caption-point-y="1.907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3" office:value-type="string" calcext:value-type="string">
            <office:annotation draw:style-name="gr3" draw:text-style-name="P4" svg:width="2.71cm" svg:height="1.261cm" svg:x="5.993cm" svg:y="12.143cm" draw:caption-point-x="-0.243cm" draw:caption-point-y="1.907cm">
              <dc:date>2022-03-21T00:00:00</dc:date>
              <text:p text:style-name="P3">dopust od 16. do 20. junija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U☻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12.143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text:p>2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1</text:p>
          </table:table-cell>
          <table:table-cell table:style-name="ce34" office:value-type="string" calcext:value-type="string">
            <text:p>MŠŠ</text:p>
          </table:table-cell>
          <table:table-cell table:style-name="ce92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93" table:formula="of:=COUNTIF([.C21:.K21];&quot;51&quot;)+COUNTIF([.C21:.K21];&quot;51☻&quot;)" office:value-type="float" office:value="0" calcext:value-type="float">
            <text:p>0</text:p>
          </table:table-cell>
          <table:table-cell table:style-name="ce93" table:formula="of:=COUNTIF([.C21:.K21];&quot;52&quot;)+COUNTIF([.C21:.K21];&quot;52☻&quot;)" office:value-type="float" office:value="0" calcext:value-type="float">
            <text:p>0</text:p>
          </table:table-cell>
          <table:table-cell table:style-name="ce93" table:formula="of:=COUNTIF([.C21:.K21];&quot;11-19&quot;)+COUNTIF([.C21:.K21];&quot;2&quot;)" office:value-type="float" office:value="1" calcext:value-type="float">
            <text:p>1</text:p>
          </table:table-cell>
          <table:table-cell table:style-name="ce93" table:formula="of:=COUNTIF([.C21:.K21];&quot;U&quot;)+COUNTIF([.C21:.K21];&quot;U☻&quot;)" office:value-type="float" office:value="1" calcext:value-type="float">
            <text:p>1</text:p>
          </table:table-cell>
          <table:table-cell table:style-name="ce93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94" table:formula="of:=COUNTBLANK([.C21:.K21])" office:value-type="float" office:value="1" calcext:value-type="float">
            <text:p>1</text:p>
          </table:table-cell>
          <table:table-cell table:style-name="ce95" table:formula="of:=COUNTIF([.C21:.K21];&quot;x&quot;)" office:value-type="float" office:value="1" calcext:value-type="float">
            <text:p>1</text:p>
          </table:table-cell>
          <table:table-cell table:style-name="ce96" table:formula="of:=COUNTIF([.C21:.K21];&quot;51&quot;)+COUNTIF([.C21:.K21];&quot;51☻&quot;)+COUNTIF([.C21:.K21];&quot;2&quot;)+COUNTIF([.C21:.K21];&quot;52&quot;)+COUNTIF([.C21:.K21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6-21" calcext:value-type="date">
            <text:p>21. VI. 08</text:p>
          </table:table-cell>
          <table:table-cell table:style-name="ce89" table:formula="of:=TEXT([.A22];&quot;Ddd&quot;)" office:value-type="string" office:string-value="sob" calcext:value-type="string">
            <text:p>sob</text:p>
          </table:table-cell>
          <table:table-cell table:style-name="ce20" office:value-type="string" calcext:value-type="string">
            <office:annotation draw:style-name="gr3" draw:text-style-name="P4" svg:width="2.709cm" svg:height="1.261cm" svg:x="4.692cm" svg:y="12.845cm" draw:caption-point-x="-0.243cm" draw:caption-point-y="1.907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21"/>
          <table:table-cell table:style-name="ce20"/>
          <table:table-cell table:style-name="ce28"/>
          <table:table-cell table:style-name="ce20" office:value-type="string" calcext:value-type="string">
            <office:annotation draw:style-name="gr12" draw:text-style-name="P4" svg:width="2.709cm" svg:height="1.419cm" svg:x="9.899cm" svg:y="12.845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72"/>
          <table:table-cell table:style-name="ce28"/>
          <table:table-cell table:style-name="ce6" office:value-type="string" calcext:value-type="string">
            <text:p>☻</text:p>
          </table:table-cell>
          <table:table-cell table:style-name="ce28"/>
          <table:table-cell table:style-name="ce34" office:value-type="string" calcext:value-type="string">
            <text:p>MŠŠ</text:p>
          </table:table-cell>
          <table:table-cell table:style-name="ce92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93" table:formula="of:=COUNTIF([.C22:.K22];&quot;51&quot;)+COUNTIF([.C22:.K22];&quot;51☻&quot;)" office:value-type="float" office:value="0" calcext:value-type="float">
            <text:p>0</text:p>
          </table:table-cell>
          <table:table-cell table:style-name="ce93" table:formula="of:=COUNTIF([.C22:.K22];&quot;52&quot;)+COUNTIF([.C22:.K22];&quot;52☻&quot;)" office:value-type="float" office:value="0" calcext:value-type="float">
            <text:p>0</text:p>
          </table:table-cell>
          <table:table-cell table:style-name="ce93" table:formula="of:=COUNTIF([.C22:.K22];&quot;11-19&quot;)+COUNTIF([.C22:.K22];&quot;2&quot;)" office:value-type="float" office:value="0" calcext:value-type="float">
            <text:p>0</text:p>
          </table:table-cell>
          <table:table-cell table:style-name="ce93" table:formula="of:=COUNTIF([.C22:.K22];&quot;U&quot;)+COUNTIF([.C22:.K22];&quot;U☻&quot;)" office:value-type="float" office:value="0" calcext:value-type="float">
            <text:p>0</text:p>
          </table:table-cell>
          <table:table-cell table:style-name="ce93" table:formula="of:=COUNTIF([.C22:.K22];&quot;KVIT&quot;)+COUNTIF([.C22:.K22];&quot;KVIT☻&quot;)" office:value-type="float" office:value="0" calcext:value-type="float">
            <text:p>0</text:p>
          </table:table-cell>
          <table:table-cell table:style-name="ce94" table:formula="of:=COUNTBLANK([.C22:.K22])" office:value-type="float" office:value="6" calcext:value-type="float">
            <text:p>6</text:p>
          </table:table-cell>
          <table:table-cell table:style-name="ce95" table:formula="of:=COUNTIF([.C22:.K22];&quot;x&quot;)" office:value-type="float" office:value="0" calcext:value-type="float">
            <text:p>0</text:p>
          </table:table-cell>
          <table:table-cell table:style-name="ce96" table:formula="of:=COUNTIF([.C22:.K22];&quot;51&quot;)+COUNTIF([.C22:.K22];&quot;51☻&quot;)+COUNTIF([.C22:.K22];&quot;2&quot;)+COUNTIF([.C22:.K22];&quot;52&quot;)+COUNTIF([.C22:.K22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6-22" calcext:value-type="date">
            <text:p>22. VI. 08</text:p>
          </table:table-cell>
          <table:table-cell table:style-name="ce89" table:formula="of:=TEXT([.A23];&quot;Ddd&quot;)" office:value-type="string" office:string-value="ned" calcext:value-type="string">
            <text:p>ned</text:p>
          </table:table-cell>
          <table:table-cell table:style-name="ce20" office:value-type="string" calcext:value-type="string">
            <office:annotation draw:style-name="gr3" draw:text-style-name="P4" svg:width="2.709cm" svg:height="1.261cm" svg:x="4.692cm" svg:y="13.547cm" draw:caption-point-x="-0.243cm" draw:caption-point-y="1.907cm">
              <dc:date>2022-03-21T00:00:00</dc:date>
              <text:p text:style-name="P3">dopust od 16. do 22. junija.</text:p>
            </office:annotation>
            <text:p>D</text:p>
          </table:table-cell>
          <table:table-cell table:style-name="ce21"/>
          <table:table-cell table:style-name="ce20"/>
          <table:table-cell table:style-name="ce28"/>
          <table:table-cell table:style-name="ce20" office:value-type="string" calcext:value-type="string">
            <office:annotation draw:style-name="gr12" draw:text-style-name="P4" svg:width="2.709cm" svg:height="1.419cm" svg:x="9.899cm" svg:y="13.547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72"/>
          <table:table-cell table:style-name="ce28"/>
          <table:table-cell table:style-name="ce6" office:value-type="string" calcext:value-type="string">
            <text:p>☻</text:p>
          </table:table-cell>
          <table:table-cell table:style-name="ce28"/>
          <table:table-cell table:style-name="ce34" office:value-type="string" calcext:value-type="string">
            <text:p>MŠŠ</text:p>
          </table:table-cell>
          <table:table-cell table:style-name="ce92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93" table:formula="of:=COUNTIF([.C23:.K23];&quot;51&quot;)+COUNTIF([.C23:.K23];&quot;51☻&quot;)" office:value-type="float" office:value="0" calcext:value-type="float">
            <text:p>0</text:p>
          </table:table-cell>
          <table:table-cell table:style-name="ce93" table:formula="of:=COUNTIF([.C23:.K23];&quot;52&quot;)+COUNTIF([.C23:.K23];&quot;52☻&quot;)" office:value-type="float" office:value="0" calcext:value-type="float">
            <text:p>0</text:p>
          </table:table-cell>
          <table:table-cell table:style-name="ce93" table:formula="of:=COUNTIF([.C23:.K23];&quot;11-19&quot;)+COUNTIF([.C23:.K23];&quot;2&quot;)" office:value-type="float" office:value="0" calcext:value-type="float">
            <text:p>0</text:p>
          </table:table-cell>
          <table:table-cell table:style-name="ce93" table:formula="of:=COUNTIF([.C23:.K23];&quot;U&quot;)+COUNTIF([.C23:.K23];&quot;U☻&quot;)" office:value-type="float" office:value="0" calcext:value-type="float">
            <text:p>0</text:p>
          </table:table-cell>
          <table:table-cell table:style-name="ce93" table:formula="of:=COUNTIF([.C23:.K23];&quot;KVIT&quot;)+COUNTIF([.C23:.K23];&quot;KVIT☻&quot;)" office:value-type="float" office:value="0" calcext:value-type="float">
            <text:p>0</text:p>
          </table:table-cell>
          <table:table-cell table:style-name="ce94" table:formula="of:=COUNTBLANK([.C23:.K23])" office:value-type="float" office:value="6" calcext:value-type="float">
            <text:p>6</text:p>
          </table:table-cell>
          <table:table-cell table:style-name="ce95" table:formula="of:=COUNTIF([.C23:.K23];&quot;x&quot;)" office:value-type="float" office:value="0" calcext:value-type="float">
            <text:p>0</text:p>
          </table:table-cell>
          <table:table-cell table:style-name="ce96" table:formula="of:=COUNTIF([.C23:.K23];&quot;51&quot;)+COUNTIF([.C23:.K23];&quot;51☻&quot;)+COUNTIF([.C23:.K23];&quot;2&quot;)+COUNTIF([.C23:.K23];&quot;52&quot;)+COUNTIF([.C23:.K23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23" calcext:value-type="date">
            <text:p>23. VI. 08</text:p>
          </table:table-cell>
          <table:table-cell table:style-name="ce90" table:formula="of:=TEXT([.A24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office:annotation draw:style-name="gr3" draw:text-style-name="P4" svg:width="2.709cm" svg:height="1.261cm" svg:x="4.692cm" svg:y="14.249cm" draw:caption-point-x="-0.243cm" draw:caption-point-y="1.907cm">
              <dc:date>2022-03-21T00:00:00</dc:date>
              <text:p text:style-name="P3">Pondeljki in srede</text:p>
            </office:annotation>
            <text:p>U</text:p>
          </table:table-cell>
          <table:table-cell table:style-name="ce2" office:value-type="string" calcext:value-type="string">
            <text:p>1☻</text:p>
          </table:table-cell>
          <table:table-cell table:style-name="ce3" office:value-type="string" calcext:value-type="string">
            <office:annotation draw:style-name="gr28" draw:text-style-name="P4" svg:width="2.71cm" svg:height="2.005cm" svg:x="7.295cm" svg:y="14.249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14.249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26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2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93" table:formula="of:=COUNTIF([.C24:.K24];&quot;51&quot;)+COUNTIF([.C24:.K24];&quot;51☻&quot;)" office:value-type="float" office:value="0" calcext:value-type="float">
            <text:p>0</text:p>
          </table:table-cell>
          <table:table-cell table:style-name="ce93" table:formula="of:=COUNTIF([.C24:.K24];&quot;52&quot;)+COUNTIF([.C24:.K24];&quot;52☻&quot;)" office:value-type="float" office:value="0" calcext:value-type="float">
            <text:p>0</text:p>
          </table:table-cell>
          <table:table-cell table:style-name="ce93" table:formula="of:=COUNTIF([.C24:.K24];&quot;11-19&quot;)+COUNTIF([.C24:.K24];&quot;2&quot;)" office:value-type="float" office:value="1" calcext:value-type="float">
            <text:p>1</text:p>
          </table:table-cell>
          <table:table-cell table:style-name="ce93" table:formula="of:=COUNTIF([.C24:.K24];&quot;U&quot;)+COUNTIF([.C24:.K24];&quot;U☻&quot;)" office:value-type="float" office:value="1" calcext:value-type="float">
            <text:p>1</text:p>
          </table:table-cell>
          <table:table-cell table:style-name="ce93" table:formula="of:=COUNTIF([.C24:.K24];&quot;KVIT&quot;)+COUNTIF([.C24:.K24];&quot;KVIT☻&quot;)" office:value-type="float" office:value="1" calcext:value-type="float">
            <text:p>1</text:p>
          </table:table-cell>
          <table:table-cell table:style-name="ce94" table:formula="of:=COUNTBLANK([.C24:.K24])" office:value-type="float" office:value="1" calcext:value-type="float">
            <text:p>1</text:p>
          </table:table-cell>
          <table:table-cell table:style-name="ce95" table:formula="of:=COUNTIF([.C24:.K24];&quot;x&quot;)" office:value-type="float" office:value="1" calcext:value-type="float">
            <text:p>1</text:p>
          </table:table-cell>
          <table:table-cell table:style-name="ce96" table:formula="of:=COUNTIF([.C24:.K24];&quot;51&quot;)+COUNTIF([.C24:.K24];&quot;51☻&quot;)+COUNTIF([.C24:.K24];&quot;2&quot;)+COUNTIF([.C24:.K24];&quot;52&quot;)+COUNTIF([.C24:.K24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24" calcext:value-type="date">
            <text:p>24. VI. 08</text:p>
          </table:table-cell>
          <table:table-cell table:style-name="ce90" table:formula="of:=TEXT([.A25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U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28" draw:text-style-name="P4" svg:width="2.71cm" svg:height="2.005cm" svg:x="7.295cm" svg:y="14.951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14.951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2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93" table:formula="of:=COUNTIF([.C25:.K25];&quot;51&quot;)+COUNTIF([.C25:.K25];&quot;51☻&quot;)" office:value-type="float" office:value="0" calcext:value-type="float">
            <text:p>0</text:p>
          </table:table-cell>
          <table:table-cell table:style-name="ce93" table:formula="of:=COUNTIF([.C25:.K25];&quot;52&quot;)+COUNTIF([.C25:.K25];&quot;52☻&quot;)" office:value-type="float" office:value="0" calcext:value-type="float">
            <text:p>0</text:p>
          </table:table-cell>
          <table:table-cell table:style-name="ce93" table:formula="of:=COUNTIF([.C25:.K25];&quot;11-19&quot;)+COUNTIF([.C25:.K25];&quot;2&quot;)" office:value-type="float" office:value="1" calcext:value-type="float">
            <text:p>1</text:p>
          </table:table-cell>
          <table:table-cell table:style-name="ce93" table:formula="of:=COUNTIF([.C25:.K25];&quot;U&quot;)+COUNTIF([.C25:.K25];&quot;U☻&quot;)" office:value-type="float" office:value="1" calcext:value-type="float">
            <text:p>1</text:p>
          </table:table-cell>
          <table:table-cell table:style-name="ce93" table:formula="of:=COUNTIF([.C25:.K25];&quot;KVIT&quot;)+COUNTIF([.C25:.K25];&quot;KVIT☻&quot;)" office:value-type="float" office:value="1" calcext:value-type="float">
            <text:p>1</text:p>
          </table:table-cell>
          <table:table-cell table:style-name="ce94" table:formula="of:=COUNTBLANK([.C25:.K25])" office:value-type="float" office:value="1" calcext:value-type="float">
            <text:p>1</text:p>
          </table:table-cell>
          <table:table-cell table:style-name="ce95" table:formula="of:=COUNTIF([.C25:.K25];&quot;x&quot;)" office:value-type="float" office:value="1" calcext:value-type="float">
            <text:p>1</text:p>
          </table:table-cell>
          <table:table-cell table:style-name="ce96" table:formula="of:=COUNTIF([.C25:.K25];&quot;51&quot;)+COUNTIF([.C25:.K25];&quot;51☻&quot;)+COUNTIF([.C25:.K25];&quot;2&quot;)+COUNTIF([.C25:.K25];&quot;52&quot;)+COUNTIF([.C25:.K25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6-25" calcext:value-type="date">
            <text:p>25. VI. 08</text:p>
          </table:table-cell>
          <table:table-cell table:style-name="ce89" table:formula="of:=TEXT([.A26];&quot;Ddd&quot;)" office:value-type="string" office:string-value="sre" calcext:value-type="string">
            <text:p>sre</text:p>
          </table:table-cell>
          <table:table-cell table:style-name="ce28" table:number-columns-repeated="2"/>
          <table:table-cell table:style-name="ce21" office:value-type="string" calcext:value-type="string">
            <office:annotation draw:style-name="gr28" draw:text-style-name="P4" svg:width="2.71cm" svg:height="2.005cm" svg:x="7.295cm" svg:y="15.653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office:annotation draw:style-name="gr12" draw:text-style-name="P4" svg:width="2.709cm" svg:height="1.419cm" svg:x="9.899cm" svg:y="15.653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8" table:number-columns-repeated="3"/>
          <table:table-cell table:style-name="ce34" office:value-type="string" calcext:value-type="string">
            <text:p>MŠŠ</text:p>
          </table:table-cell>
          <table:table-cell table:style-name="ce92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93" table:formula="of:=COUNTIF([.C26:.K26];&quot;51&quot;)+COUNTIF([.C26:.K26];&quot;51☻&quot;)" office:value-type="float" office:value="0" calcext:value-type="float">
            <text:p>0</text:p>
          </table:table-cell>
          <table:table-cell table:style-name="ce93" table:formula="of:=COUNTIF([.C26:.K26];&quot;52&quot;)+COUNTIF([.C26:.K26];&quot;52☻&quot;)" office:value-type="float" office:value="0" calcext:value-type="float">
            <text:p>0</text:p>
          </table:table-cell>
          <table:table-cell table:style-name="ce93" table:formula="of:=COUNTIF([.C26:.K26];&quot;11-19&quot;)+COUNTIF([.C26:.K26];&quot;2&quot;)" office:value-type="float" office:value="0" calcext:value-type="float">
            <text:p>0</text:p>
          </table:table-cell>
          <table:table-cell table:style-name="ce93" table:formula="of:=COUNTIF([.C26:.K26];&quot;U&quot;)+COUNTIF([.C26:.K26];&quot;U☻&quot;)" office:value-type="float" office:value="0" calcext:value-type="float">
            <text:p>0</text:p>
          </table:table-cell>
          <table:table-cell table:style-name="ce93" table:formula="of:=COUNTIF([.C26:.K26];&quot;KVIT&quot;)+COUNTIF([.C26:.K26];&quot;KVIT☻&quot;)" office:value-type="float" office:value="0" calcext:value-type="float">
            <text:p>0</text:p>
          </table:table-cell>
          <table:table-cell table:style-name="ce94" table:formula="of:=COUNTBLANK([.C26:.K26])" office:value-type="float" office:value="5" calcext:value-type="float">
            <text:p>5</text:p>
          </table:table-cell>
          <table:table-cell table:style-name="ce95" table:formula="of:=COUNTIF([.C26:.K26];&quot;x&quot;)" office:value-type="float" office:value="0" calcext:value-type="float">
            <text:p>0</text:p>
          </table:table-cell>
          <table:table-cell table:style-name="ce96" table:formula="of:=COUNTIF([.C26:.K26];&quot;51&quot;)+COUNTIF([.C26:.K26];&quot;51☻&quot;)+COUNTIF([.C26:.K26];&quot;2&quot;)+COUNTIF([.C26:.K26];&quot;52&quot;)+COUNTIF([.C26:.K26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26" calcext:value-type="date">
            <text:p>26. VI. 08</text:p>
          </table:table-cell>
          <table:table-cell table:style-name="ce90" table:formula="of:=TEXT([.A27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office:annotation draw:style-name="gr32" draw:text-style-name="P4" svg:width="2.71cm" svg:height="1.994cm" svg:x="7.295cm" svg:y="16.355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12" draw:text-style-name="P4" svg:width="2.709cm" svg:height="1.419cm" svg:x="9.899cm" svg:y="16.355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2" office:value-type="string" calcext:value-type="string">
            <text:p>U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2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93" table:formula="of:=COUNTIF([.C27:.K27];&quot;51&quot;)+COUNTIF([.C27:.K27];&quot;51☻&quot;)" office:value-type="float" office:value="0" calcext:value-type="float">
            <text:p>0</text:p>
          </table:table-cell>
          <table:table-cell table:style-name="ce93" table:formula="of:=COUNTIF([.C27:.K27];&quot;52&quot;)+COUNTIF([.C27:.K27];&quot;52☻&quot;)" office:value-type="float" office:value="0" calcext:value-type="float">
            <text:p>0</text:p>
          </table:table-cell>
          <table:table-cell table:style-name="ce93" table:formula="of:=COUNTIF([.C27:.K27];&quot;11-19&quot;)+COUNTIF([.C27:.K27];&quot;2&quot;)" office:value-type="float" office:value="1" calcext:value-type="float">
            <text:p>1</text:p>
          </table:table-cell>
          <table:table-cell table:style-name="ce93" table:formula="of:=COUNTIF([.C27:.K27];&quot;U&quot;)+COUNTIF([.C27:.K27];&quot;U☻&quot;)" office:value-type="float" office:value="1" calcext:value-type="float">
            <text:p>1</text:p>
          </table:table-cell>
          <table:table-cell table:style-name="ce93" table:formula="of:=COUNTIF([.C27:.K27];&quot;KVIT&quot;)+COUNTIF([.C27:.K27];&quot;KVIT☻&quot;)" office:value-type="float" office:value="1" calcext:value-type="float">
            <text:p>1</text:p>
          </table:table-cell>
          <table:table-cell table:style-name="ce94" table:formula="of:=COUNTBLANK([.C27:.K27])" office:value-type="float" office:value="1" calcext:value-type="float">
            <text:p>1</text:p>
          </table:table-cell>
          <table:table-cell table:style-name="ce95" table:formula="of:=COUNTIF([.C27:.K27];&quot;x&quot;)" office:value-type="float" office:value="1" calcext:value-type="float">
            <text:p>1</text:p>
          </table:table-cell>
          <table:table-cell table:style-name="ce96" table:formula="of:=COUNTIF([.C27:.K27];&quot;51&quot;)+COUNTIF([.C27:.K27];&quot;51☻&quot;)+COUNTIF([.C27:.K27];&quot;2&quot;)+COUNTIF([.C27:.K27];&quot;52&quot;)+COUNTIF([.C27:.K27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27" calcext:value-type="date">
            <text:p>27. VI. 08</text:p>
          </table:table-cell>
          <table:table-cell table:style-name="ce90" table:formula="of:=TEXT([.A28];&quot;Ddd&quot;)" office:value-type="string" office:string-value="pet" calcext:value-type="string">
            <text:p>pet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U☻</text:p>
          </table:table-cell>
          <table:table-cell table:style-name="ce3" office:value-type="string" calcext:value-type="string">
            <office:annotation draw:style-name="gr32" draw:text-style-name="P4" svg:width="2.71cm" svg:height="1.994cm" svg:x="7.295cm" svg:y="17.057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office:annotation draw:style-name="gr11" draw:text-style-name="P4" svg:width="2.709cm" svg:height="1.412cm" svg:x="9.899cm" svg:y="17.057cm" draw:caption-point-x="-0.243cm" draw:caption-point-y="1.90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KON</text:p>
          </table:table-cell>
          <table:table-cell table:style-name="ce92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93" table:formula="of:=COUNTIF([.C28:.K28];&quot;51&quot;)+COUNTIF([.C28:.K28];&quot;51☻&quot;)" office:value-type="float" office:value="0" calcext:value-type="float">
            <text:p>0</text:p>
          </table:table-cell>
          <table:table-cell table:style-name="ce93" table:formula="of:=COUNTIF([.C28:.K28];&quot;52&quot;)+COUNTIF([.C28:.K28];&quot;52☻&quot;)" office:value-type="float" office:value="0" calcext:value-type="float">
            <text:p>0</text:p>
          </table:table-cell>
          <table:table-cell table:style-name="ce93" table:formula="of:=COUNTIF([.C28:.K28];&quot;11-19&quot;)+COUNTIF([.C28:.K28];&quot;2&quot;)" office:value-type="float" office:value="1" calcext:value-type="float">
            <text:p>1</text:p>
          </table:table-cell>
          <table:table-cell table:style-name="ce93" table:formula="of:=COUNTIF([.C28:.K28];&quot;U&quot;)+COUNTIF([.C28:.K28];&quot;U☻&quot;)" office:value-type="float" office:value="1" calcext:value-type="float">
            <text:p>1</text:p>
          </table:table-cell>
          <table:table-cell table:style-name="ce93" table:formula="of:=COUNTIF([.C28:.K28];&quot;KVIT&quot;)+COUNTIF([.C28:.K28];&quot;KVIT☻&quot;)" office:value-type="float" office:value="1" calcext:value-type="float">
            <text:p>1</text:p>
          </table:table-cell>
          <table:table-cell table:style-name="ce94" table:formula="of:=COUNTBLANK([.C28:.K28])" office:value-type="float" office:value="1" calcext:value-type="float">
            <text:p>1</text:p>
          </table:table-cell>
          <table:table-cell table:style-name="ce95" table:formula="of:=COUNTIF([.C28:.K28];&quot;x&quot;)" office:value-type="float" office:value="1" calcext:value-type="float">
            <text:p>1</text:p>
          </table:table-cell>
          <table:table-cell table:style-name="ce96" table:formula="of:=COUNTIF([.C28:.K28];&quot;51&quot;)+COUNTIF([.C28:.K28];&quot;51☻&quot;)+COUNTIF([.C28:.K28];&quot;2&quot;)+COUNTIF([.C28:.K28];&quot;52&quot;)+COUNTIF([.C28:.K28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6-28" calcext:value-type="date">
            <text:p>28. VI. 08</text:p>
          </table:table-cell>
          <table:table-cell table:style-name="ce89" table:formula="of:=TEXT([.A29];&quot;Ddd&quot;)" office:value-type="string" office:string-value="sob" calcext:value-type="string">
            <text:p>sob</text:p>
          </table:table-cell>
          <table:table-cell table:style-name="ce91"/>
          <table:table-cell table:style-name="ce21"/>
          <table:table-cell table:style-name="ce21" office:value-type="string" calcext:value-type="string">
            <office:annotation draw:style-name="gr28" draw:text-style-name="P4" svg:width="2.71cm" svg:height="2.005cm" svg:x="7.295cm" svg:y="17.749cm" draw:caption-point-x="-0.243cm" draw:caption-point-y="1.917cm">
              <dc:date>2022-03-21T00:00:00</dc:date>
              <text:p text:style-name="P3">Letni dopust 23.6-27.7.</text:p>
            </office:annotation>
            <text:p>D</text:p>
          </table:table-cell>
          <table:table-cell table:style-name="ce28"/>
          <table:table-cell table:style-name="ce20" office:value-type="string" calcext:value-type="string">
            <office:annotation draw:style-name="gr12" draw:text-style-name="P4" svg:width="2.709cm" svg:height="1.419cm" svg:x="9.899cm" svg:y="17.749cm" draw:caption-point-x="-0.243cm" draw:caption-point-y="1.91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8"/>
          <table:table-cell table:style-name="ce21" office:value-type="string" calcext:value-type="string">
            <office:annotation draw:style-name="gr44" draw:text-style-name="P12" svg:width="2.972cm" svg:height="1.261cm" svg:x="13.793cm" svg:y="17.749cm" draw:caption-point-x="-0.232cm" draw:caption-point-y="1.917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KON</text:p>
          </table:table-cell>
          <table:table-cell table:style-name="ce92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93" table:formula="of:=COUNTIF([.C29:.K29];&quot;51&quot;)+COUNTIF([.C29:.K29];&quot;51☻&quot;)" office:value-type="float" office:value="0" calcext:value-type="float">
            <text:p>0</text:p>
          </table:table-cell>
          <table:table-cell table:style-name="ce93" table:formula="of:=COUNTIF([.C29:.K29];&quot;52&quot;)+COUNTIF([.C29:.K29];&quot;52☻&quot;)" office:value-type="float" office:value="0" calcext:value-type="float">
            <text:p>0</text:p>
          </table:table-cell>
          <table:table-cell table:style-name="ce93" table:formula="of:=COUNTIF([.C29:.K29];&quot;11-19&quot;)+COUNTIF([.C29:.K29];&quot;2&quot;)" office:value-type="float" office:value="0" calcext:value-type="float">
            <text:p>0</text:p>
          </table:table-cell>
          <table:table-cell table:style-name="ce93" table:formula="of:=COUNTIF([.C29:.K29];&quot;U&quot;)+COUNTIF([.C29:.K29];&quot;U☻&quot;)" office:value-type="float" office:value="0" calcext:value-type="float">
            <text:p>0</text:p>
          </table:table-cell>
          <table:table-cell table:style-name="ce93" table:formula="of:=COUNTIF([.C29:.K29];&quot;KVIT&quot;)+COUNTIF([.C29:.K29];&quot;KVIT☻&quot;)" office:value-type="float" office:value="0" calcext:value-type="float">
            <text:p>0</text:p>
          </table:table-cell>
          <table:table-cell table:style-name="ce94" table:formula="of:=COUNTBLANK([.C29:.K29])" office:value-type="float" office:value="4" calcext:value-type="float">
            <text:p>4</text:p>
          </table:table-cell>
          <table:table-cell table:style-name="ce95" table:formula="of:=COUNTIF([.C29:.K29];&quot;x&quot;)" office:value-type="float" office:value="0" calcext:value-type="float">
            <text:p>0</text:p>
          </table:table-cell>
          <table:table-cell table:style-name="ce96" table:formula="of:=COUNTIF([.C29:.K29];&quot;51&quot;)+COUNTIF([.C29:.K29];&quot;51☻&quot;)+COUNTIF([.C29:.K29];&quot;2&quot;)+COUNTIF([.C29:.K29];&quot;52&quot;)+COUNTIF([.C29:.K29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6-29" calcext:value-type="date">
            <text:p>29. VI. 08</text:p>
          </table:table-cell>
          <table:table-cell table:style-name="ce89" table:formula="of:=TEXT([.A30];&quot;Ddd&quot;)" office:value-type="string" office:string-value="ned" calcext:value-type="string">
            <text:p>ned</text:p>
          </table:table-cell>
          <table:table-cell table:style-name="ce91"/>
          <table:table-cell table:style-name="ce21"/>
          <table:table-cell table:style-name="ce21" office:value-type="string" calcext:value-type="string">
            <office:annotation draw:style-name="gr28" draw:text-style-name="P4" svg:width="2.71cm" svg:height="2.005cm" svg:x="7.295cm" svg:y="18.451cm" draw:caption-point-x="-0.243cm" draw:caption-point-y="1.917cm">
              <dc:date>2022-03-21T00:00:00</dc:date>
              <text:p text:style-name="P3">Letni dopust 23.6-27.7.</text:p>
            </office:annotation>
            <text:p>D</text:p>
          </table:table-cell>
          <table:table-cell table:style-name="ce28"/>
          <table:table-cell table:style-name="ce20" office:value-type="string" calcext:value-type="string">
            <office:annotation draw:style-name="gr12" draw:text-style-name="P4" svg:width="2.709cm" svg:height="1.419cm" svg:x="9.899cm" svg:y="18.451cm" draw:caption-point-x="-0.243cm" draw:caption-point-y="1.917cm">
              <dc:date>2022-03-21T00:00:00</dc:date>
              <text:p text:style-name="P3">dopust <text:s/>od 16.06. do 06.07.200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8"/>
          <table:table-cell table:style-name="ce21" office:value-type="string" calcext:value-type="string">
            <office:annotation draw:style-name="gr44" draw:text-style-name="P12" svg:width="2.972cm" svg:height="1.261cm" svg:x="13.793cm" svg:y="18.451cm" draw:caption-point-x="-0.232cm" draw:caption-point-y="1.917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KON</text:p>
          </table:table-cell>
          <table:table-cell table:style-name="ce92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93" table:formula="of:=COUNTIF([.C30:.K30];&quot;51&quot;)+COUNTIF([.C30:.K30];&quot;51☻&quot;)" office:value-type="float" office:value="0" calcext:value-type="float">
            <text:p>0</text:p>
          </table:table-cell>
          <table:table-cell table:style-name="ce93" table:formula="of:=COUNTIF([.C30:.K30];&quot;52&quot;)+COUNTIF([.C30:.K30];&quot;52☻&quot;)" office:value-type="float" office:value="0" calcext:value-type="float">
            <text:p>0</text:p>
          </table:table-cell>
          <table:table-cell table:style-name="ce93" table:formula="of:=COUNTIF([.C30:.K30];&quot;11-19&quot;)+COUNTIF([.C30:.K30];&quot;2&quot;)" office:value-type="float" office:value="0" calcext:value-type="float">
            <text:p>0</text:p>
          </table:table-cell>
          <table:table-cell table:style-name="ce93" table:formula="of:=COUNTIF([.C30:.K30];&quot;U&quot;)+COUNTIF([.C30:.K30];&quot;U☻&quot;)" office:value-type="float" office:value="0" calcext:value-type="float">
            <text:p>0</text:p>
          </table:table-cell>
          <table:table-cell table:style-name="ce93" table:formula="of:=COUNTIF([.C30:.K30];&quot;KVIT&quot;)+COUNTIF([.C30:.K30];&quot;KVIT☻&quot;)" office:value-type="float" office:value="0" calcext:value-type="float">
            <text:p>0</text:p>
          </table:table-cell>
          <table:table-cell table:style-name="ce94" table:formula="of:=COUNTBLANK([.C30:.K30])" office:value-type="float" office:value="4" calcext:value-type="float">
            <text:p>4</text:p>
          </table:table-cell>
          <table:table-cell table:style-name="ce95" table:formula="of:=COUNTIF([.C30:.K30];&quot;x&quot;)" office:value-type="float" office:value="0" calcext:value-type="float">
            <text:p>0</text:p>
          </table:table-cell>
          <table:table-cell table:style-name="ce96" table:formula="of:=COUNTIF([.C30:.K30];&quot;51&quot;)+COUNTIF([.C30:.K30];&quot;51☻&quot;)+COUNTIF([.C30:.K30];&quot;2&quot;)+COUNTIF([.C30:.K30];&quot;52&quot;)+COUNTIF([.C30:.K30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6-30" calcext:value-type="date">
            <text:p>30. VI. 08</text:p>
          </table:table-cell>
          <table:table-cell table:style-name="ce90" table:formula="of:=TEXT([.A31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1☻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9.153cm" draw:caption-point-x="-0.243cm" draw:caption-point-y="1.91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28" draw:text-style-name="P4" svg:width="2.71cm" svg:height="2.005cm" svg:x="7.295cm" svg:y="19.153cm" draw:caption-point-x="-0.243cm" draw:caption-point-y="1.917cm">
              <dc:date>2022-03-21T00:00:00</dc:date>
              <text:p text:style-name="P3">Letni dopust 23.6-27.7.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44" draw:text-style-name="P12" svg:width="2.972cm" svg:height="1.261cm" svg:x="13.793cm" svg:y="19.153cm" draw:caption-point-x="-0.232cm" draw:caption-point-y="1.917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N</text:p>
          </table:table-cell>
          <table:table-cell table:style-name="ce92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93" table:formula="of:=COUNTIF([.C31:.K31];&quot;51&quot;)+COUNTIF([.C31:.K31];&quot;51☻&quot;)" office:value-type="float" office:value="0" calcext:value-type="float">
            <text:p>0</text:p>
          </table:table-cell>
          <table:table-cell table:style-name="ce93" table:formula="of:=COUNTIF([.C31:.K31];&quot;52&quot;)+COUNTIF([.C31:.K31];&quot;52☻&quot;)" office:value-type="float" office:value="0" calcext:value-type="float">
            <text:p>0</text:p>
          </table:table-cell>
          <table:table-cell table:style-name="ce93" table:formula="of:=COUNTIF([.C31:.K31];&quot;11-19&quot;)+COUNTIF([.C31:.K31];&quot;2&quot;)" office:value-type="float" office:value="1" calcext:value-type="float">
            <text:p>1</text:p>
          </table:table-cell>
          <table:table-cell table:style-name="ce93" table:formula="of:=COUNTIF([.C31:.K31];&quot;U&quot;)+COUNTIF([.C31:.K31];&quot;U☻&quot;)" office:value-type="float" office:value="0" calcext:value-type="float">
            <text:p>0</text:p>
          </table:table-cell>
          <table:table-cell table:style-name="ce93" table:formula="of:=COUNTIF([.C31:.K31];&quot;KVIT&quot;)+COUNTIF([.C31:.K31];&quot;KVIT☻&quot;)" office:value-type="float" office:value="1" calcext:value-type="float">
            <text:p>1</text:p>
          </table:table-cell>
          <table:table-cell table:style-name="ce94" table:formula="of:=COUNTBLANK([.C31:.K31])" office:value-type="float" office:value="1" calcext:value-type="float">
            <text:p>1</text:p>
          </table:table-cell>
          <table:table-cell table:style-name="ce95" table:formula="of:=COUNTIF([.C31:.K31];&quot;x&quot;)" office:value-type="float" office:value="1" calcext:value-type="float">
            <text:p>1</text:p>
          </table:table-cell>
          <table:table-cell table:style-name="ce96" table:formula="of:=COUNTIF([.C31:.K31];&quot;51&quot;)+COUNTIF([.C31:.K31];&quot;51☻&quot;)+COUNTIF([.C31:.K31];&quot;2&quot;)+COUNTIF([.C31:.K31];&quot;52&quot;)+COUNTIF([.C31:.K31];&quot;52☻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1">
          <table:table-cell table:style-name="ce1"/>
          <table:table-cell table:number-columns-repeated="11"/>
          <table:table-cell table:style-name="ce38" table:number-columns-repeated="10"/>
          <table:table-cell table:style-name="ce14"/>
          <table:table-cell table:style-name="ce38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5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 calcext:value-type="float">
            <text:p>1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23">
          <table:table-cell table:style-name="ce1" table:number-columns-repeated="12"/>
          <table:table-cell table:style-name="ce36" table:number-columns-repeated="7"/>
          <table:table-cell table:style-name="ce14" table:number-columns-repeated="5"/>
          <table:table-cell table:number-columns-repeated="1000"/>
        </table:table-row>
        <table:table-row table:style-name="ro1" table:number-rows-repeated="2">
          <table:table-cell table:style-name="ce1"/>
          <table:table-cell table:number-columns-repeated="11"/>
          <table:table-cell table:style-name="ce38" table:number-columns-repeated="10"/>
          <table:table-cell table:style-name="ce14"/>
          <table:table-cell table:style-name="ce38"/>
          <table:table-cell table:number-columns-repeated="1000"/>
        </table:table-row>
        <table:table-row table:style-name="ro2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873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unij.B2:junij.B31">
            <calcext:condition calcext:apply-style-name="ConditionalStyle_57" calcext:value="=&quot;sob&quot;" calcext:base-cell-address="junij.B2"/>
            <calcext:condition calcext:apply-style-name="ConditionalStyle_58" calcext:value="=&quot;ned&quot;" calcext:base-cell-address="junij.B2"/>
          </calcext:conditional-format>
          <calcext:conditional-format calcext:target-range-address="junij.M2:junij.M31">
            <calcext:condition calcext:apply-style-name="ConditionalStyle_59" calcext:value="&lt;1" calcext:base-cell-address="junij.M2"/>
            <calcext:condition calcext:apply-style-name="ConditionalStyle_60" calcext:value="&gt;1" calcext:base-cell-address="junij.M2"/>
          </calcext:conditional-format>
          <calcext:conditional-format calcext:target-range-address="junij.N2:junij.R31">
            <calcext:condition calcext:apply-style-name="ConditionalStyle_61" calcext:value="&lt;1" calcext:base-cell-address="junij.N2"/>
            <calcext:condition calcext:apply-style-name="ConditionalStyle_62" calcext:value="&gt;1" calcext:base-cell-address="junij.N2"/>
          </calcext:conditional-format>
          <calcext:conditional-format calcext:target-range-address="junij.S2:junij.S31">
            <calcext:condition calcext:apply-style-name="ConditionalStyle_63" calcext:value="!=0" calcext:base-cell-address="junij.S2"/>
          </calcext:conditional-format>
          <calcext:conditional-format calcext:target-range-address="junij.T2:junij.T31">
            <calcext:condition calcext:apply-style-name="ConditionalStyle_64" calcext:value="=1" calcext:base-cell-address="junij.T2"/>
            <calcext:condition calcext:apply-style-name="ConditionalStyle_65" calcext:value="&gt;1" calcext:base-cell-address="junij.T2"/>
          </calcext:conditional-format>
          <calcext:conditional-format calcext:target-range-address="junij.U2:junij.U31">
            <calcext:condition calcext:apply-style-name="ConditionalStyle_66" calcext:value="&lt;2" calcext:base-cell-address="junij.U2"/>
            <calcext:condition calcext:apply-style-name="ConditionalStyle_67" calcext:value="&gt;2" calcext:base-cell-address="junij.U2"/>
          </calcext:conditional-format>
        </calcext:conditional-formats>
      </table:table>
      <table:table table:name="julij" table:style-name="ta8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7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KNE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3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07-01" calcext:value-type="date">
            <text:p>1. VII. 08</text:p>
          </table:table-cell>
          <table:table-cell table:style-name="ce97" table:formula="of:=TEXT([.A2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45" draw:text-style-name="P4" svg:width="2.71cm" svg:height="1.412cm" svg:x="5.993cm" svg:y="-0.013cm" draw:caption-point-x="-0.243cm" draw:caption-point-y="0.725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34" draw:text-style-name="P4" svg:width="2.71cm" svg:height="1.017cm" svg:x="7.295cm" svg:y="-0.013cm" draw:caption-point-x="-0.243cm" draw:caption-point-y="0.725cm">
              <dc:date>2022-03-21T00:00:00</dc:date>
              <text:p text:style-name="P3">Letni dopust 23.6-27.7.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46" draw:text-style-name="P12" svg:width="2.972cm" svg:height="1.017cm" svg:x="13.793cm" svg:y="-0.013cm" draw:caption-point-x="-0.232cm" draw:caption-point-y="0.725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float" office:value="52" calcext:value-type="float">
            <text:p>52</text:p>
          </table:table-cell>
          <table:table-cell table:style-name="ce34" office:value-type="string" calcext:value-type="string">
            <text:p>KON</text:p>
          </table:table-cell>
          <table:table-cell table:style-name="ce99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00" table:formula="of:=COUNTIF([.C2:.K2];&quot;51&quot;)+COUNTIF([.C2:.K2];&quot;51☻&quot;)" office:value-type="float" office:value="1" calcext:value-type="float">
            <text:p>1</text:p>
          </table:table-cell>
          <table:table-cell table:style-name="ce100" table:formula="of:=COUNTIF([.C2:.K2];&quot;52&quot;)+COUNTIF([.C2:.K2];&quot;52☻&quot;)" office:value-type="float" office:value="1" calcext:value-type="float">
            <text:p>1</text:p>
          </table:table-cell>
          <table:table-cell table:style-name="ce100" table:formula="of:=COUNTIF([.C2:.K2];&quot;11-19&quot;)+COUNTIF([.C2:.K2];&quot;2&quot;)" office:value-type="float" office:value="0" calcext:value-type="float">
            <text:p>0</text:p>
          </table:table-cell>
          <table:table-cell table:style-name="ce100" table:formula="of:=COUNTIF([.C2:.K2];&quot;U&quot;)+COUNTIF([.C2:.K2];&quot;U☻&quot;)" office:value-type="float" office:value="0" calcext:value-type="float">
            <text:p>0</text:p>
          </table:table-cell>
          <table:table-cell table:style-name="ce100" table:formula="of:=COUNTIF([.C2:.K2];&quot;KVIT&quot;)+COUNTIF([.C2:.K2];&quot;KVIT☻&quot;)" office:value-type="float" office:value="1" calcext:value-type="float">
            <text:p>1</text:p>
          </table:table-cell>
          <table:table-cell table:style-name="ce101" table:formula="of:=COUNTBLANK([.C2:.K2])" office:value-type="float" office:value="1" calcext:value-type="float">
            <text:p>1</text:p>
          </table:table-cell>
          <table:table-cell table:style-name="ce102" table:formula="of:=COUNTIF([.C2:.K2];&quot;x&quot;)" office:value-type="float" office:value="1" calcext:value-type="float">
            <text:p>1</text:p>
          </table:table-cell>
          <table:table-cell table:style-name="ce103" table:formula="of:=COUNTIF([.C2:.K2];&quot;51&quot;)+COUNTIF([.C2:.K2];&quot;51☻&quot;)+COUNTIF([.C2:.K2];&quot;2&quot;)+COUNTIF([.C2:.K2];&quot;52&quot;)+COUNTIF([.C2:.K2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07-02" calcext:value-type="date">
            <text:p>2. VII. 08</text:p>
          </table:table-cell>
          <table:table-cell table:style-name="ce97" table:formula="of:=TEXT([.A3];&quot;Ddd&quot;)" office:value-type="string" office:string-value="sre" calcext:value-type="string">
            <text:p>sr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45" draw:text-style-name="P4" svg:width="2.71cm" svg:height="1.412cm" svg:x="5.993cm" svg:y="-0.013cm" draw:caption-point-x="-0.243cm" draw:caption-point-y="1.42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34" draw:text-style-name="P4" svg:width="2.71cm" svg:height="1.017cm" svg:x="7.295cm" svg:y="-0.013cm" draw:caption-point-x="-0.243cm" draw:caption-point-y="1.427cm">
              <dc:date>2022-03-21T00:00:00</dc:date>
              <text:p text:style-name="P3">Letni dopust 23.6-27.7.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46" draw:text-style-name="P12" svg:width="2.972cm" svg:height="1.017cm" svg:x="13.793cm" svg:y="-0.013cm" draw:caption-point-x="-0.232cm" draw:caption-point-y="1.427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N</text:p>
          </table:table-cell>
          <table:table-cell table:style-name="ce99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00" table:formula="of:=COUNTIF([.C3:.K3];&quot;51&quot;)+COUNTIF([.C3:.K3];&quot;51☻&quot;)" office:value-type="float" office:value="1" calcext:value-type="float">
            <text:p>1</text:p>
          </table:table-cell>
          <table:table-cell table:style-name="ce100" table:formula="of:=COUNTIF([.C3:.K3];&quot;52&quot;)+COUNTIF([.C3:.K3];&quot;52☻&quot;)" office:value-type="float" office:value="1" calcext:value-type="float">
            <text:p>1</text:p>
          </table:table-cell>
          <table:table-cell table:style-name="ce100" table:formula="of:=COUNTIF([.C3:.K3];&quot;11-19&quot;)+COUNTIF([.C3:.K3];&quot;2&quot;)" office:value-type="float" office:value="0" calcext:value-type="float">
            <text:p>0</text:p>
          </table:table-cell>
          <table:table-cell table:style-name="ce100" table:formula="of:=COUNTIF([.C3:.K3];&quot;U&quot;)+COUNTIF([.C3:.K3];&quot;U☻&quot;)" office:value-type="float" office:value="0" calcext:value-type="float">
            <text:p>0</text:p>
          </table:table-cell>
          <table:table-cell table:style-name="ce100" table:formula="of:=COUNTIF([.C3:.K3];&quot;KVIT&quot;)+COUNTIF([.C3:.K3];&quot;KVIT☻&quot;)" office:value-type="float" office:value="1" calcext:value-type="float">
            <text:p>1</text:p>
          </table:table-cell>
          <table:table-cell table:style-name="ce101" table:formula="of:=COUNTBLANK([.C3:.K3])" office:value-type="float" office:value="1" calcext:value-type="float">
            <text:p>1</text:p>
          </table:table-cell>
          <table:table-cell table:style-name="ce102" table:formula="of:=COUNTIF([.C3:.K3];&quot;x&quot;)" office:value-type="float" office:value="1" calcext:value-type="float">
            <text:p>1</text:p>
          </table:table-cell>
          <table:table-cell table:style-name="ce103" table:formula="of:=COUNTIF([.C3:.K3];&quot;51&quot;)+COUNTIF([.C3:.K3];&quot;51☻&quot;)+COUNTIF([.C3:.K3];&quot;2&quot;)+COUNTIF([.C3:.K3];&quot;52&quot;)+COUNTIF([.C3:.K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03" calcext:value-type="date">
            <text:p>3. VII. 08</text:p>
          </table:table-cell>
          <table:table-cell table:style-name="ce97" table:formula="of:=TEXT([.A4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0.23cm" draw:caption-point-x="-0.243cm" draw:caption-point-y="1.88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0.23cm" draw:caption-point-x="-0.243cm" draw:caption-point-y="1.886cm">
              <dc:date>2022-03-21T00:00:00</dc:date>
              <text:p text:style-name="P3">Letni dopust 23.6-27.7.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D</text:p>
          </table:table-cell>
          <table:table-cell table:style-name="ce2"/>
          <table:table-cell table:style-name="ce3" office:value-type="string" calcext:value-type="string">
            <office:annotation draw:style-name="gr44" draw:text-style-name="P12" svg:width="2.972cm" svg:height="1.261cm" svg:x="13.793cm" svg:y="0.23cm" draw:caption-point-x="-0.232cm" draw:caption-point-y="1.88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N</text:p>
          </table:table-cell>
          <table:table-cell table:style-name="ce99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00" table:formula="of:=COUNTIF([.C4:.K4];&quot;51&quot;)+COUNTIF([.C4:.K4];&quot;51☻&quot;)" office:value-type="float" office:value="1" calcext:value-type="float">
            <text:p>1</text:p>
          </table:table-cell>
          <table:table-cell table:style-name="ce100" table:formula="of:=COUNTIF([.C4:.K4];&quot;52&quot;)+COUNTIF([.C4:.K4];&quot;52☻&quot;)" office:value-type="float" office:value="1" calcext:value-type="float">
            <text:p>1</text:p>
          </table:table-cell>
          <table:table-cell table:style-name="ce100" table:formula="of:=COUNTIF([.C4:.K4];&quot;11-19&quot;)+COUNTIF([.C4:.K4];&quot;2&quot;)" office:value-type="float" office:value="0" calcext:value-type="float">
            <text:p>0</text:p>
          </table:table-cell>
          <table:table-cell table:style-name="ce100" table:formula="of:=COUNTIF([.C4:.K4];&quot;U&quot;)+COUNTIF([.C4:.K4];&quot;U☻&quot;)" office:value-type="float" office:value="0" calcext:value-type="float">
            <text:p>0</text:p>
          </table:table-cell>
          <table:table-cell table:style-name="ce100" table:formula="of:=COUNTIF([.C4:.K4];&quot;KVIT&quot;)+COUNTIF([.C4:.K4];&quot;KVIT☻&quot;)" office:value-type="float" office:value="1" calcext:value-type="float">
            <text:p>1</text:p>
          </table:table-cell>
          <table:table-cell table:style-name="ce101" table:formula="of:=COUNTBLANK([.C4:.K4])" office:value-type="float" office:value="1" calcext:value-type="float">
            <text:p>1</text:p>
          </table:table-cell>
          <table:table-cell table:style-name="ce102" table:formula="of:=COUNTIF([.C4:.K4];&quot;x&quot;)" office:value-type="float" office:value="1" calcext:value-type="float">
            <text:p>1</text:p>
          </table:table-cell>
          <table:table-cell table:style-name="ce103" table:formula="of:=COUNTIF([.C4:.K4];&quot;51&quot;)+COUNTIF([.C4:.K4];&quot;51☻&quot;)+COUNTIF([.C4:.K4];&quot;2&quot;)+COUNTIF([.C4:.K4];&quot;52&quot;)+COUNTIF([.C4:.K4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04" calcext:value-type="date">
            <text:p>4. VII. 08</text:p>
          </table:table-cell>
          <table:table-cell table:style-name="ce97" table:formula="of:=TEXT([.A5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0.932cm" draw:caption-point-x="-0.243cm" draw:caption-point-y="1.88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0.932cm" draw:caption-point-x="-0.243cm" draw:caption-point-y="1.886cm">
              <dc:date>2022-03-21T00:00:00</dc:date>
              <text:p text:style-name="P3">Letni dopust 23.6-27.7.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office:annotation draw:style-name="gr44" draw:text-style-name="P12" svg:width="2.972cm" svg:height="1.261cm" svg:x="13.793cm" svg:y="0.932cm" draw:caption-point-x="-0.232cm" draw:caption-point-y="1.88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float" office:value="52" calcext:value-type="float">
            <text:p>52</text:p>
          </table:table-cell>
          <table:table-cell table:style-name="ce34" office:value-type="string" calcext:value-type="string">
            <text:p>KNE</text:p>
          </table:table-cell>
          <table:table-cell table:style-name="ce99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00" table:formula="of:=COUNTIF([.C5:.K5];&quot;51&quot;)+COUNTIF([.C5:.K5];&quot;51☻&quot;)" office:value-type="float" office:value="1" calcext:value-type="float">
            <text:p>1</text:p>
          </table:table-cell>
          <table:table-cell table:style-name="ce100" table:formula="of:=COUNTIF([.C5:.K5];&quot;52&quot;)+COUNTIF([.C5:.K5];&quot;52☻&quot;)" office:value-type="float" office:value="1" calcext:value-type="float">
            <text:p>1</text:p>
          </table:table-cell>
          <table:table-cell table:style-name="ce100" table:formula="of:=COUNTIF([.C5:.K5];&quot;11-19&quot;)+COUNTIF([.C5:.K5];&quot;2&quot;)" office:value-type="float" office:value="0" calcext:value-type="float">
            <text:p>0</text:p>
          </table:table-cell>
          <table:table-cell table:style-name="ce100" table:formula="of:=COUNTIF([.C5:.K5];&quot;U&quot;)+COUNTIF([.C5:.K5];&quot;U☻&quot;)" office:value-type="float" office:value="0" calcext:value-type="float">
            <text:p>0</text:p>
          </table:table-cell>
          <table:table-cell table:style-name="ce100" table:formula="of:=COUNTIF([.C5:.K5];&quot;KVIT&quot;)+COUNTIF([.C5:.K5];&quot;KVIT☻&quot;)" office:value-type="float" office:value="1" calcext:value-type="float">
            <text:p>1</text:p>
          </table:table-cell>
          <table:table-cell table:style-name="ce101" table:formula="of:=COUNTBLANK([.C5:.K5])" office:value-type="float" office:value="1" calcext:value-type="float">
            <text:p>1</text:p>
          </table:table-cell>
          <table:table-cell table:style-name="ce102" table:formula="of:=COUNTIF([.C5:.K5];&quot;x&quot;)" office:value-type="float" office:value="1" calcext:value-type="float">
            <text:p>1</text:p>
          </table:table-cell>
          <table:table-cell table:style-name="ce103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7-05" calcext:value-type="date">
            <text:p>5. VII. 08</text:p>
          </table:table-cell>
          <table:table-cell table:style-name="ce97" table:formula="of:=TEXT([.A6];&quot;Ddd&quot;)" office:value-type="string" office:string-value="sob" calcext:value-type="string">
            <text:p>sob</text:p>
          </table:table-cell>
          <table:table-cell table:style-name="ce21"/>
          <table:table-cell table:style-name="ce21" office:value-type="string" calcext:value-type="string">
            <office:annotation draw:style-name="gr12" draw:text-style-name="P4" svg:width="2.71cm" svg:height="1.419cm" svg:x="5.993cm" svg:y="1.634cm" draw:caption-point-x="-0.243cm" draw:caption-point-y="1.88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7" draw:text-style-name="P4" svg:width="2.71cm" svg:height="1.24cm" svg:x="7.295cm" svg:y="1.634cm" draw:caption-point-x="-0.243cm" draw:caption-point-y="1.886cm">
              <dc:date>2022-03-21T00:00:00</dc:date>
              <text:p text:style-name="P3">Letni dopust 23.6-27.7.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0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office:annotation draw:style-name="gr44" draw:text-style-name="P12" svg:width="2.972cm" svg:height="1.261cm" svg:x="13.793cm" svg:y="1.634cm" draw:caption-point-x="-0.232cm" draw:caption-point-y="1.88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KNE</text:p>
          </table:table-cell>
          <table:table-cell table:style-name="ce99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00" table:formula="of:=COUNTIF([.C6:.K6];&quot;51&quot;)+COUNTIF([.C6:.K6];&quot;51☻&quot;)" office:value-type="float" office:value="0" calcext:value-type="float">
            <text:p>0</text:p>
          </table:table-cell>
          <table:table-cell table:style-name="ce100" table:formula="of:=COUNTIF([.C6:.K6];&quot;52&quot;)+COUNTIF([.C6:.K6];&quot;52☻&quot;)" office:value-type="float" office:value="0" calcext:value-type="float">
            <text:p>0</text:p>
          </table:table-cell>
          <table:table-cell table:style-name="ce100" table:formula="of:=COUNTIF([.C6:.K6];&quot;11-19&quot;)+COUNTIF([.C6:.K6];&quot;2&quot;)" office:value-type="float" office:value="0" calcext:value-type="float">
            <text:p>0</text:p>
          </table:table-cell>
          <table:table-cell table:style-name="ce100" table:formula="of:=COUNTIF([.C6:.K6];&quot;U&quot;)+COUNTIF([.C6:.K6];&quot;U☻&quot;)" office:value-type="float" office:value="0" calcext:value-type="float">
            <text:p>0</text:p>
          </table:table-cell>
          <table:table-cell table:style-name="ce100" table:formula="of:=COUNTIF([.C6:.K6];&quot;KVIT&quot;)+COUNTIF([.C6:.K6];&quot;KVIT☻&quot;)" office:value-type="float" office:value="0" calcext:value-type="float">
            <text:p>0</text:p>
          </table:table-cell>
          <table:table-cell table:style-name="ce101" table:formula="of:=COUNTBLANK([.C6:.K6])" office:value-type="float" office:value="4" calcext:value-type="float">
            <text:p>4</text:p>
          </table:table-cell>
          <table:table-cell table:style-name="ce102" table:formula="of:=COUNTIF([.C6:.K6];&quot;x&quot;)" office:value-type="float" office:value="0" calcext:value-type="float">
            <text:p>0</text:p>
          </table:table-cell>
          <table:table-cell table:style-name="ce103" table:formula="of:=COUNTIF([.C6:.K6];&quot;51&quot;)+COUNTIF([.C6:.K6];&quot;51☻&quot;)+COUNTIF([.C6:.K6];&quot;2&quot;)+COUNTIF([.C6:.K6];&quot;52&quot;)+COUNTIF([.C6:.K6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7-06" calcext:value-type="date">
            <text:p>6. VII. 08</text:p>
          </table:table-cell>
          <table:table-cell table:style-name="ce97" table:formula="of:=TEXT([.A7];&quot;Ddd&quot;)" office:value-type="string" office:string-value="ned" calcext:value-type="string">
            <text:p>ned</text:p>
          </table:table-cell>
          <table:table-cell table:style-name="ce21"/>
          <table:table-cell table:style-name="ce21" office:value-type="string" calcext:value-type="string">
            <office:annotation draw:style-name="gr12" draw:text-style-name="P4" svg:width="2.71cm" svg:height="1.419cm" svg:x="5.993cm" svg:y="2.336cm" draw:caption-point-x="-0.243cm" draw:caption-point-y="1.88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7" draw:text-style-name="P4" svg:width="2.71cm" svg:height="1.24cm" svg:x="7.295cm" svg:y="2.336cm" draw:caption-point-x="-0.243cm" draw:caption-point-y="1.886cm">
              <dc:date>2022-03-21T00:00:00</dc:date>
              <text:p text:style-name="P3">Letni dopust 23.6-27.7.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0"/>
          <table:table-cell table:style-name="ce21" office:value-type="string" calcext:value-type="string">
            <text:p>D</text:p>
          </table:table-cell>
          <table:table-cell table:style-name="ce20"/>
          <table:table-cell table:style-name="ce21" office:value-type="string" calcext:value-type="string">
            <office:annotation draw:style-name="gr44" draw:text-style-name="P12" svg:width="2.972cm" svg:height="1.261cm" svg:x="13.793cm" svg:y="2.336cm" draw:caption-point-x="-0.232cm" draw:caption-point-y="1.88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KNE</text:p>
          </table:table-cell>
          <table:table-cell table:style-name="ce99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00" table:formula="of:=COUNTIF([.C7:.K7];&quot;51&quot;)+COUNTIF([.C7:.K7];&quot;51☻&quot;)" office:value-type="float" office:value="0" calcext:value-type="float">
            <text:p>0</text:p>
          </table:table-cell>
          <table:table-cell table:style-name="ce100" table:formula="of:=COUNTIF([.C7:.K7];&quot;52&quot;)+COUNTIF([.C7:.K7];&quot;52☻&quot;)" office:value-type="float" office:value="0" calcext:value-type="float">
            <text:p>0</text:p>
          </table:table-cell>
          <table:table-cell table:style-name="ce100" table:formula="of:=COUNTIF([.C7:.K7];&quot;11-19&quot;)+COUNTIF([.C7:.K7];&quot;2&quot;)" office:value-type="float" office:value="0" calcext:value-type="float">
            <text:p>0</text:p>
          </table:table-cell>
          <table:table-cell table:style-name="ce100" table:formula="of:=COUNTIF([.C7:.K7];&quot;U&quot;)+COUNTIF([.C7:.K7];&quot;U☻&quot;)" office:value-type="float" office:value="0" calcext:value-type="float">
            <text:p>0</text:p>
          </table:table-cell>
          <table:table-cell table:style-name="ce100" table:formula="of:=COUNTIF([.C7:.K7];&quot;KVIT&quot;)+COUNTIF([.C7:.K7];&quot;KVIT☻&quot;)" office:value-type="float" office:value="0" calcext:value-type="float">
            <text:p>0</text:p>
          </table:table-cell>
          <table:table-cell table:style-name="ce101" table:formula="of:=COUNTBLANK([.C7:.K7])" office:value-type="float" office:value="4" calcext:value-type="float">
            <text:p>4</text:p>
          </table:table-cell>
          <table:table-cell table:style-name="ce102" table:formula="of:=COUNTIF([.C7:.K7];&quot;x&quot;)" office:value-type="float" office:value="0" calcext:value-type="float">
            <text:p>0</text:p>
          </table:table-cell>
          <table:table-cell table:style-name="ce103" table:formula="of:=COUNTIF([.C7:.K7];&quot;51&quot;)+COUNTIF([.C7:.K7];&quot;51☻&quot;)+COUNTIF([.C7:.K7];&quot;2&quot;)+COUNTIF([.C7:.K7];&quot;52&quot;)+COUNTIF([.C7:.K7];&quot;52☻&quot;)" office:value-type="float" office:value="0" calcext:value-type="float">
            <text:p>0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07" calcext:value-type="date">
            <text:p>7. VII. 08</text:p>
          </table:table-cell>
          <table:table-cell table:style-name="ce97" table:formula="of:=TEXT([.A8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office:annotation draw:style-name="gr32" draw:text-style-name="P4" svg:width="2.709cm" svg:height="1.994cm" svg:x="4.692cm" svg:y="3.038cm" draw:caption-point-x="-0.243cm" draw:caption-point-y="1.886cm">
              <dc:date>2022-03-21T00:00:00</dc:date>
              <text:p text:style-name="P3">Julij: 7-10: operacije odraslih - nad 14 let</text:p>
            </office:annotation>
            <text:p>51</text:p>
          </table:table-cell>
          <table:table-cell table:style-name="ce3" office:value-type="string" calcext:value-type="string">
            <office:annotation draw:style-name="gr11" draw:text-style-name="P4" svg:width="2.71cm" svg:height="1.412cm" svg:x="5.993cm" svg:y="3.038cm" draw:caption-point-x="-0.243cm" draw:caption-point-y="1.88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16" draw:text-style-name="P4" svg:width="2.71cm" svg:height="1.229cm" svg:x="7.295cm" svg:y="3.038cm" draw:caption-point-x="-0.243cm" draw:caption-point-y="1.88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38" draw:text-style-name="P12" svg:width="2.972cm" svg:height="1.25cm" svg:x="13.793cm" svg:y="3.038cm" draw:caption-point-x="-0.232cm" draw:caption-point-y="1.88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KNE</text:p>
          </table:table-cell>
          <table:table-cell table:style-name="ce99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00" table:formula="of:=COUNTIF([.C8:.K8];&quot;51&quot;)+COUNTIF([.C8:.K8];&quot;51☻&quot;)" office:value-type="float" office:value="1" calcext:value-type="float">
            <text:p>1</text:p>
          </table:table-cell>
          <table:table-cell table:style-name="ce100" table:formula="of:=COUNTIF([.C8:.K8];&quot;52&quot;)+COUNTIF([.C8:.K8];&quot;52☻&quot;)" office:value-type="float" office:value="1" calcext:value-type="float">
            <text:p>1</text:p>
          </table:table-cell>
          <table:table-cell table:style-name="ce100" table:formula="of:=COUNTIF([.C8:.K8];&quot;11-19&quot;)+COUNTIF([.C8:.K8];&quot;2&quot;)" office:value-type="float" office:value="0" calcext:value-type="float">
            <text:p>0</text:p>
          </table:table-cell>
          <table:table-cell table:style-name="ce100" table:formula="of:=COUNTIF([.C8:.K8];&quot;U&quot;)+COUNTIF([.C8:.K8];&quot;U☻&quot;)" office:value-type="float" office:value="0" calcext:value-type="float">
            <text:p>0</text:p>
          </table:table-cell>
          <table:table-cell table:style-name="ce100" table:formula="of:=COUNTIF([.C8:.K8];&quot;KVIT&quot;)+COUNTIF([.C8:.K8];&quot;KVIT☻&quot;)" office:value-type="float" office:value="1" calcext:value-type="float">
            <text:p>1</text:p>
          </table:table-cell>
          <table:table-cell table:style-name="ce101" table:formula="of:=COUNTBLANK([.C8:.K8])" office:value-type="float" office:value="1" calcext:value-type="float">
            <text:p>1</text:p>
          </table:table-cell>
          <table:table-cell table:style-name="ce102" table:formula="of:=COUNTIF([.C8:.K8];&quot;x&quot;)" office:value-type="float" office:value="1" calcext:value-type="float">
            <text:p>1</text:p>
          </table:table-cell>
          <table:table-cell table:style-name="ce103" table:formula="of:=COUNTIF([.C8:.K8];&quot;51&quot;)+COUNTIF([.C8:.K8];&quot;51☻&quot;)+COUNTIF([.C8:.K8];&quot;2&quot;)+COUNTIF([.C8:.K8];&quot;52&quot;)+COUNTIF([.C8:.K8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08" calcext:value-type="date">
            <text:p>8. VII. 08</text:p>
          </table:table-cell>
          <table:table-cell table:style-name="ce97" table:formula="of:=TEXT([.A9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office:annotation draw:style-name="gr28" draw:text-style-name="P4" svg:width="2.709cm" svg:height="2.005cm" svg:x="4.692cm" svg:y="3.73cm" draw:caption-point-x="-0.243cm" draw:caption-point-y="1.896cm">
              <dc:date>2022-03-21T00:00:00</dc:date>
              <text:p text:style-name="P3">Julij: 7-10: operacije odraslih - nad 14 let</text:p>
            </office:annotation>
            <text:p>51☻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3.73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3.73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44" draw:text-style-name="P12" svg:width="2.972cm" svg:height="1.261cm" svg:x="13.793cm" svg:y="3.73cm" draw:caption-point-x="-0.232cm" draw:caption-point-y="1.89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NE</text:p>
          </table:table-cell>
          <table:table-cell table:style-name="ce99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00" table:formula="of:=COUNTIF([.C9:.K9];&quot;51&quot;)+COUNTIF([.C9:.K9];&quot;51☻&quot;)" office:value-type="float" office:value="1" calcext:value-type="float">
            <text:p>1</text:p>
          </table:table-cell>
          <table:table-cell table:style-name="ce100" table:formula="of:=COUNTIF([.C9:.K9];&quot;52&quot;)+COUNTIF([.C9:.K9];&quot;52☻&quot;)" office:value-type="float" office:value="1" calcext:value-type="float">
            <text:p>1</text:p>
          </table:table-cell>
          <table:table-cell table:style-name="ce100" table:formula="of:=COUNTIF([.C9:.K9];&quot;11-19&quot;)+COUNTIF([.C9:.K9];&quot;2&quot;)" office:value-type="float" office:value="0" calcext:value-type="float">
            <text:p>0</text:p>
          </table:table-cell>
          <table:table-cell table:style-name="ce100" table:formula="of:=COUNTIF([.C9:.K9];&quot;U&quot;)+COUNTIF([.C9:.K9];&quot;U☻&quot;)" office:value-type="float" office:value="0" calcext:value-type="float">
            <text:p>0</text:p>
          </table:table-cell>
          <table:table-cell table:style-name="ce100" table:formula="of:=COUNTIF([.C9:.K9];&quot;KVIT&quot;)+COUNTIF([.C9:.K9];&quot;KVIT☻&quot;)" office:value-type="float" office:value="1" calcext:value-type="float">
            <text:p>1</text:p>
          </table:table-cell>
          <table:table-cell table:style-name="ce101" table:formula="of:=COUNTBLANK([.C9:.K9])" office:value-type="float" office:value="1" calcext:value-type="float">
            <text:p>1</text:p>
          </table:table-cell>
          <table:table-cell table:style-name="ce102" table:formula="of:=COUNTIF([.C9:.K9];&quot;x&quot;)" office:value-type="float" office:value="1" calcext:value-type="float">
            <text:p>1</text:p>
          </table:table-cell>
          <table:table-cell table:style-name="ce103" table:formula="of:=COUNTIF([.C9:.K9];&quot;51&quot;)+COUNTIF([.C9:.K9];&quot;51☻&quot;)+COUNTIF([.C9:.K9];&quot;2&quot;)+COUNTIF([.C9:.K9];&quot;52&quot;)+COUNTIF([.C9:.K9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09" calcext:value-type="date">
            <text:p>9. VII. 08</text:p>
          </table:table-cell>
          <table:table-cell table:style-name="ce97" table:formula="of:=TEXT([.A10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office:annotation draw:style-name="gr28" draw:text-style-name="P4" svg:width="2.709cm" svg:height="2.005cm" svg:x="4.692cm" svg:y="4.432cm" draw:caption-point-x="-0.243cm" draw:caption-point-y="1.896cm">
              <dc:date>2022-03-21T00:00:00</dc:date>
              <text:p text:style-name="P3">Julij: 7-10: operacije odraslih - nad 14 let</text:p>
            </office:annotation>
            <text:p>X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4.432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4.432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office:annotation draw:style-name="gr44" draw:text-style-name="P12" svg:width="2.972cm" svg:height="1.261cm" svg:x="13.793cm" svg:y="4.432cm" draw:caption-point-x="-0.232cm" draw:caption-point-y="1.89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KNE</text:p>
          </table:table-cell>
          <table:table-cell table:style-name="ce99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00" table:formula="of:=COUNTIF([.C10:.K10];&quot;51&quot;)+COUNTIF([.C10:.K10];&quot;51☻&quot;)" office:value-type="float" office:value="1" calcext:value-type="float">
            <text:p>1</text:p>
          </table:table-cell>
          <table:table-cell table:style-name="ce100" table:formula="of:=COUNTIF([.C10:.K10];&quot;52&quot;)+COUNTIF([.C10:.K10];&quot;52☻&quot;)" office:value-type="float" office:value="1" calcext:value-type="float">
            <text:p>1</text:p>
          </table:table-cell>
          <table:table-cell table:style-name="ce100" table:formula="of:=COUNTIF([.C10:.K10];&quot;11-19&quot;)+COUNTIF([.C10:.K10];&quot;2&quot;)" office:value-type="float" office:value="0" calcext:value-type="float">
            <text:p>0</text:p>
          </table:table-cell>
          <table:table-cell table:style-name="ce100" table:formula="of:=COUNTIF([.C10:.K10];&quot;U&quot;)+COUNTIF([.C10:.K10];&quot;U☻&quot;)" office:value-type="float" office:value="0" calcext:value-type="float">
            <text:p>0</text:p>
          </table:table-cell>
          <table:table-cell table:style-name="ce100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101" table:formula="of:=COUNTBLANK([.C10:.K10])" office:value-type="float" office:value="1" calcext:value-type="float">
            <text:p>1</text:p>
          </table:table-cell>
          <table:table-cell table:style-name="ce102" table:formula="of:=COUNTIF([.C10:.K10];&quot;x&quot;)" office:value-type="float" office:value="1" calcext:value-type="float">
            <text:p>1</text:p>
          </table:table-cell>
          <table:table-cell table:style-name="ce103" table:formula="of:=COUNTIF([.C10:.K10];&quot;51&quot;)+COUNTIF([.C10:.K10];&quot;51☻&quot;)+COUNTIF([.C10:.K10];&quot;2&quot;)+COUNTIF([.C10:.K10];&quot;52&quot;)+COUNTIF([.C10:.K10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10" calcext:value-type="date">
            <text:p>10. VII. 08</text:p>
          </table:table-cell>
          <table:table-cell table:style-name="ce97" table:formula="of:=TEXT([.A11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office:annotation draw:style-name="gr28" draw:text-style-name="P4" svg:width="2.709cm" svg:height="2.005cm" svg:x="4.692cm" svg:y="5.134cm" draw:caption-point-x="-0.243cm" draw:caption-point-y="1.896cm">
              <dc:date>2022-03-21T00:00:00</dc:date>
              <text:p text:style-name="P3">Julij: 7-10: operacije odraslih - nad 14 let</text:p>
            </office:annotation>
            <text:p>51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5.134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71cm" svg:height="1.24cm" svg:x="7.295cm" svg:y="5.134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office:annotation draw:style-name="gr44" draw:text-style-name="P12" svg:width="2.972cm" svg:height="1.261cm" svg:x="13.793cm" svg:y="5.134cm" draw:caption-point-x="-0.232cm" draw:caption-point-y="1.89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KNE</text:p>
          </table:table-cell>
          <table:table-cell table:style-name="ce99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00" table:formula="of:=COUNTIF([.C11:.K11];&quot;51&quot;)+COUNTIF([.C11:.K11];&quot;51☻&quot;)" office:value-type="float" office:value="1" calcext:value-type="float">
            <text:p>1</text:p>
          </table:table-cell>
          <table:table-cell table:style-name="ce100" table:formula="of:=COUNTIF([.C11:.K11];&quot;52&quot;)+COUNTIF([.C11:.K11];&quot;52☻&quot;)" office:value-type="float" office:value="1" calcext:value-type="float">
            <text:p>1</text:p>
          </table:table-cell>
          <table:table-cell table:style-name="ce100" table:formula="of:=COUNTIF([.C11:.K11];&quot;11-19&quot;)+COUNTIF([.C11:.K11];&quot;2&quot;)" office:value-type="float" office:value="0" calcext:value-type="float">
            <text:p>0</text:p>
          </table:table-cell>
          <table:table-cell table:style-name="ce100" table:formula="of:=COUNTIF([.C11:.K11];&quot;U&quot;)+COUNTIF([.C11:.K11];&quot;U☻&quot;)" office:value-type="float" office:value="0" calcext:value-type="float">
            <text:p>0</text:p>
          </table:table-cell>
          <table:table-cell table:style-name="ce100" table:formula="of:=COUNTIF([.C11:.K11];&quot;KVIT&quot;)+COUNTIF([.C11:.K11];&quot;KVIT☻&quot;)" office:value-type="float" office:value="1" calcext:value-type="float">
            <text:p>1</text:p>
          </table:table-cell>
          <table:table-cell table:style-name="ce101" table:formula="of:=COUNTBLANK([.C11:.K11])" office:value-type="float" office:value="1" calcext:value-type="float">
            <text:p>1</text:p>
          </table:table-cell>
          <table:table-cell table:style-name="ce102" table:formula="of:=COUNTIF([.C11:.K11];&quot;x&quot;)" office:value-type="float" office:value="1" calcext:value-type="float">
            <text:p>1</text:p>
          </table:table-cell>
          <table:table-cell table:style-name="ce103" table:formula="of:=COUNTIF([.C11:.K11];&quot;51&quot;)+COUNTIF([.C11:.K11];&quot;51☻&quot;)+COUNTIF([.C11:.K11];&quot;2&quot;)+COUNTIF([.C11:.K11];&quot;52&quot;)+COUNTIF([.C11:.K11];&quot;52☻&quot;)" office:value-type="float" office:value="2" calcext:value-type="float">
            <text:p>2</text:p>
          </table:table-cell>
          <table:table-cell table:style-name="ce14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11" calcext:value-type="date">
            <text:p>11. VII. 08</text:p>
          </table:table-cell>
          <table:table-cell table:style-name="ce97" table:formula="of:=TEXT([.A12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5.836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5.836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2"/>
          <table:table-cell table:style-name="ce3" office:value-type="string" calcext:value-type="string">
            <office:annotation draw:style-name="gr44" draw:text-style-name="P12" svg:width="2.972cm" svg:height="1.261cm" svg:x="13.793cm" svg:y="5.836cm" draw:caption-point-x="-0.232cm" draw:caption-point-y="1.89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99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00" table:formula="of:=COUNTIF([.C12:.K12];&quot;51&quot;)+COUNTIF([.C12:.K12];&quot;51☻&quot;)" office:value-type="float" office:value="1" calcext:value-type="float">
            <text:p>1</text:p>
          </table:table-cell>
          <table:table-cell table:style-name="ce100" table:formula="of:=COUNTIF([.C12:.K12];&quot;52&quot;)+COUNTIF([.C12:.K12];&quot;52☻&quot;)" office:value-type="float" office:value="1" calcext:value-type="float">
            <text:p>1</text:p>
          </table:table-cell>
          <table:table-cell table:style-name="ce100" table:formula="of:=COUNTIF([.C12:.K12];&quot;11-19&quot;)+COUNTIF([.C12:.K12];&quot;2&quot;)" office:value-type="float" office:value="0" calcext:value-type="float">
            <text:p>0</text:p>
          </table:table-cell>
          <table:table-cell table:style-name="ce100" table:formula="of:=COUNTIF([.C12:.K12];&quot;U&quot;)+COUNTIF([.C12:.K12];&quot;U☻&quot;)" office:value-type="float" office:value="0" calcext:value-type="float">
            <text:p>0</text:p>
          </table:table-cell>
          <table:table-cell table:style-name="ce100" table:formula="of:=COUNTIF([.C12:.K12];&quot;KVIT&quot;)+COUNTIF([.C12:.K12];&quot;KVIT☻&quot;)" office:value-type="float" office:value="1" calcext:value-type="float">
            <text:p>1</text:p>
          </table:table-cell>
          <table:table-cell table:style-name="ce101" table:formula="of:=COUNTBLANK([.C12:.K12])" office:value-type="float" office:value="1" calcext:value-type="float">
            <text:p>1</text:p>
          </table:table-cell>
          <table:table-cell table:style-name="ce102" table:formula="of:=COUNTIF([.C12:.K12];&quot;x&quot;)" office:value-type="float" office:value="1" calcext:value-type="float">
            <text:p>1</text:p>
          </table:table-cell>
          <table:table-cell table:style-name="ce103" table:formula="of:=COUNTIF([.C12:.K12];&quot;51&quot;)+COUNTIF([.C12:.K12];&quot;51☻&quot;)+COUNTIF([.C12:.K12];&quot;2&quot;)+COUNTIF([.C12:.K12];&quot;52&quot;)+COUNTIF([.C12:.K12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7-12" calcext:value-type="date">
            <text:p>12. VII. 08</text:p>
          </table:table-cell>
          <table:table-cell table:style-name="ce98" table:formula="of:=TEXT([.A13];&quot;Ddd&quot;)" office:value-type="string" office:string-value="sob" calcext:value-type="string">
            <text:p>sob</text:p>
          </table:table-cell>
          <table:table-cell table:style-name="ce74">
            <office:annotation draw:style-name="gr28" draw:text-style-name="P4" svg:width="2.709cm" svg:height="2.005cm" svg:x="4.692cm" svg:y="6.538cm" draw:caption-point-x="-0.243cm" draw:caption-point-y="1.896cm">
              <dc:date>2022-03-21T00:00:00</dc:date>
              <text:p text:style-name="P3">lahko dežuram 12., 13. ali 19., 20. s KVIT tednom.</text:p>
            </office:annotation>
          </table:table-cell>
          <table:table-cell table:style-name="ce21" office:value-type="string" calcext:value-type="string">
            <office:annotation draw:style-name="gr12" draw:text-style-name="P4" svg:width="2.71cm" svg:height="1.419cm" svg:x="5.993cm" svg:y="6.538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7" draw:text-style-name="P4" svg:width="2.71cm" svg:height="1.24cm" svg:x="7.295cm" svg:y="6.538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21" office:value-type="string" calcext:value-type="string">
            <office:annotation draw:style-name="gr30" draw:text-style-name="P4" svg:width="2.709cm" svg:height="1.017cm" svg:x="8.597cm" svg:y="6.538cm" draw:caption-point-x="-0.243cm" draw:caption-point-y="1.896cm">
              <dc:date>2022-03-21T00:00:00</dc:date>
              <text:p text:style-name="P3">Dopust: 12-31.7 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text:p>D</text:p>
          </table:table-cell>
          <table:table-cell table:style-name="ce73"/>
          <table:table-cell table:style-name="ce21" office:value-type="string" calcext:value-type="string">
            <office:annotation draw:style-name="gr44" draw:text-style-name="P12" svg:width="2.972cm" svg:height="1.261cm" svg:x="13.793cm" svg:y="6.538cm" draw:caption-point-x="-0.232cm" draw:caption-point-y="1.89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KOS</text:p>
          </table:table-cell>
          <table:table-cell table:style-name="ce99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00" table:formula="of:=COUNTIF([.C13:.K13];&quot;51&quot;)+COUNTIF([.C13:.K13];&quot;51☻&quot;)" office:value-type="float" office:value="0" calcext:value-type="float">
            <text:p>0</text:p>
          </table:table-cell>
          <table:table-cell table:style-name="ce100" table:formula="of:=COUNTIF([.C13:.K13];&quot;52&quot;)+COUNTIF([.C13:.K13];&quot;52☻&quot;)" office:value-type="float" office:value="0" calcext:value-type="float">
            <text:p>0</text:p>
          </table:table-cell>
          <table:table-cell table:style-name="ce100" table:formula="of:=COUNTIF([.C13:.K13];&quot;11-19&quot;)+COUNTIF([.C13:.K13];&quot;2&quot;)" office:value-type="float" office:value="0" calcext:value-type="float">
            <text:p>0</text:p>
          </table:table-cell>
          <table:table-cell table:style-name="ce100" table:formula="of:=COUNTIF([.C13:.K13];&quot;U&quot;)+COUNTIF([.C13:.K13];&quot;U☻&quot;)" office:value-type="float" office:value="0" calcext:value-type="float">
            <text:p>0</text:p>
          </table:table-cell>
          <table:table-cell table:style-name="ce100" table:formula="of:=COUNTIF([.C13:.K13];&quot;KVIT&quot;)+COUNTIF([.C13:.K13];&quot;KVIT☻&quot;)" office:value-type="float" office:value="0" calcext:value-type="float">
            <text:p>0</text:p>
          </table:table-cell>
          <table:table-cell table:style-name="ce101" table:formula="of:=COUNTBLANK([.C13:.K13])" office:value-type="float" office:value="3" calcext:value-type="float">
            <text:p>3</text:p>
          </table:table-cell>
          <table:table-cell table:style-name="ce102" table:formula="of:=COUNTIF([.C13:.K13];&quot;x&quot;)" office:value-type="float" office:value="0" calcext:value-type="float">
            <text:p>0</text:p>
          </table:table-cell>
          <table:table-cell table:style-name="ce103" table:formula="of:=COUNTIF([.C13:.K13];&quot;51&quot;)+COUNTIF([.C13:.K13];&quot;51☻&quot;)+COUNTIF([.C13:.K13];&quot;2&quot;)+COUNTIF([.C13:.K13];&quot;52&quot;)+COUNTIF([.C13:.K1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7-13" calcext:value-type="date">
            <text:p>13. VII. 08</text:p>
          </table:table-cell>
          <table:table-cell table:style-name="ce98" table:formula="of:=TEXT([.A14];&quot;Ddd&quot;)" office:value-type="string" office:string-value="ned" calcext:value-type="string">
            <text:p>ned</text:p>
          </table:table-cell>
          <table:table-cell table:style-name="ce74"/>
          <table:table-cell table:style-name="ce21" office:value-type="string" calcext:value-type="string">
            <office:annotation draw:style-name="gr12" draw:text-style-name="P4" svg:width="2.71cm" svg:height="1.419cm" svg:x="5.993cm" svg:y="7.24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8" draw:text-style-name="P4" svg:width="2.71cm" svg:height="1.25cm" svg:x="7.295cm" svg:y="7.24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21" office:value-type="string" calcext:value-type="string">
            <office:annotation draw:style-name="gr30" draw:text-style-name="P4" svg:width="2.709cm" svg:height="1.017cm" svg:x="8.597cm" svg:y="7.24cm" draw:caption-point-x="-0.243cm" draw:caption-point-y="1.896cm">
              <dc:date>2022-03-21T00:00:00</dc:date>
              <text:p text:style-name="P3">Dopust: 12-31.7 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text:p>D</text:p>
          </table:table-cell>
          <table:table-cell table:style-name="ce25"/>
          <table:table-cell table:style-name="ce21" office:value-type="string" calcext:value-type="string">
            <office:annotation draw:style-name="gr44" draw:text-style-name="P12" svg:width="2.972cm" svg:height="1.261cm" svg:x="13.793cm" svg:y="7.24cm" draw:caption-point-x="-0.232cm" draw:caption-point-y="1.896cm">
              <dc:date>2022-03-21T00:00:00</dc:date>
              <text:p text:style-name="P11"><text:s/><text:span text:style-name="T1">dopust od 28.6. do 13.7.2008 in </text:span></text:p>
            </office:annotation>
            <text:p>D</text:p>
          </table:table-cell>
          <table:table-cell table:style-name="ce72"/>
          <table:table-cell table:style-name="ce34" office:value-type="string" calcext:value-type="string">
            <text:p>KOS</text:p>
          </table:table-cell>
          <table:table-cell table:style-name="ce99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00" table:formula="of:=COUNTIF([.C14:.K14];&quot;51&quot;)+COUNTIF([.C14:.K14];&quot;51☻&quot;)" office:value-type="float" office:value="0" calcext:value-type="float">
            <text:p>0</text:p>
          </table:table-cell>
          <table:table-cell table:style-name="ce100" table:formula="of:=COUNTIF([.C14:.K14];&quot;52&quot;)+COUNTIF([.C14:.K14];&quot;52☻&quot;)" office:value-type="float" office:value="0" calcext:value-type="float">
            <text:p>0</text:p>
          </table:table-cell>
          <table:table-cell table:style-name="ce100" table:formula="of:=COUNTIF([.C14:.K14];&quot;11-19&quot;)+COUNTIF([.C14:.K14];&quot;2&quot;)" office:value-type="float" office:value="0" calcext:value-type="float">
            <text:p>0</text:p>
          </table:table-cell>
          <table:table-cell table:style-name="ce100" table:formula="of:=COUNTIF([.C14:.K14];&quot;U&quot;)+COUNTIF([.C14:.K14];&quot;U☻&quot;)" office:value-type="float" office:value="0" calcext:value-type="float">
            <text:p>0</text:p>
          </table:table-cell>
          <table:table-cell table:style-name="ce100" table:formula="of:=COUNTIF([.C14:.K14];&quot;KVIT&quot;)+COUNTIF([.C14:.K14];&quot;KVIT☻&quot;)" office:value-type="float" office:value="0" calcext:value-type="float">
            <text:p>0</text:p>
          </table:table-cell>
          <table:table-cell table:style-name="ce101" table:formula="of:=COUNTBLANK([.C14:.K14])" office:value-type="float" office:value="3" calcext:value-type="float">
            <text:p>3</text:p>
          </table:table-cell>
          <table:table-cell table:style-name="ce102" table:formula="of:=COUNTIF([.C14:.K14];&quot;x&quot;)" office:value-type="float" office:value="0" calcext:value-type="float">
            <text:p>0</text:p>
          </table:table-cell>
          <table:table-cell table:style-name="ce103" table:formula="of:=COUNTIF([.C14:.K14];&quot;51&quot;)+COUNTIF([.C14:.K14];&quot;51☻&quot;)+COUNTIF([.C14:.K14];&quot;2&quot;)+COUNTIF([.C14:.K14];&quot;52&quot;)+COUNTIF([.C14:.K14];&quot;52☻&quot;)" office:value-type="float" office:value="0" calcext:value-type="float">
            <text:p>0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14" calcext:value-type="date">
            <text:p>14. VII. 08</text:p>
          </table:table-cell>
          <table:table-cell table:style-name="ce97" table:formula="of:=TEXT([.A15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7.942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7.942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7.942cm" draw:caption-point-x="-0.243cm" draw:caption-point-y="1.896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1"/>
          <table:table-cell table:style-name="ce3" office:value-type="float" office:value="51" calcext:value-type="float">
            <text:p>51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99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00" table:formula="of:=COUNTIF([.C15:.K15];&quot;51&quot;)+COUNTIF([.C15:.K15];&quot;51☻&quot;)" office:value-type="float" office:value="1" calcext:value-type="float">
            <text:p>1</text:p>
          </table:table-cell>
          <table:table-cell table:style-name="ce100" table:formula="of:=COUNTIF([.C15:.K15];&quot;52&quot;)+COUNTIF([.C15:.K15];&quot;52☻&quot;)" office:value-type="float" office:value="1" calcext:value-type="float">
            <text:p>1</text:p>
          </table:table-cell>
          <table:table-cell table:style-name="ce100" table:formula="of:=COUNTIF([.C15:.K15];&quot;11-19&quot;)+COUNTIF([.C15:.K15];&quot;2&quot;)" office:value-type="float" office:value="1" calcext:value-type="float">
            <text:p>1</text:p>
          </table:table-cell>
          <table:table-cell table:style-name="ce100" table:formula="of:=COUNTIF([.C15:.K15];&quot;U&quot;)+COUNTIF([.C15:.K15];&quot;U☻&quot;)" office:value-type="float" office:value="0" calcext:value-type="float">
            <text:p>0</text:p>
          </table:table-cell>
          <table:table-cell table:style-name="ce100" table:formula="of:=COUNTIF([.C15:.K15];&quot;KVIT&quot;)+COUNTIF([.C15:.K15];&quot;KVIT☻&quot;)" office:value-type="float" office:value="1" calcext:value-type="float">
            <text:p>1</text:p>
          </table:table-cell>
          <table:table-cell table:style-name="ce101" table:formula="of:=COUNTBLANK([.C15:.K15])" office:value-type="float" office:value="1" calcext:value-type="float">
            <text:p>1</text:p>
          </table:table-cell>
          <table:table-cell table:style-name="ce102" table:formula="of:=COUNTIF([.C15:.K15];&quot;x&quot;)" office:value-type="float" office:value="1" calcext:value-type="float">
            <text:p>1</text:p>
          </table:table-cell>
          <table:table-cell table:style-name="ce103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15" calcext:value-type="date">
            <text:p>15. VII. 08</text:p>
          </table:table-cell>
          <table:table-cell table:style-name="ce97" table:formula="of:=TEXT([.A16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8.644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71cm" svg:height="1.24cm" svg:x="7.295cm" svg:y="8.644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8.644cm" draw:caption-point-x="-0.243cm" draw:caption-point-y="1.896cm">
              <dc:date>2022-03-21T00:00:00</dc:date>
              <text:p text:style-name="P3">Dopust: 12-31.7 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15"/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99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00" table:formula="of:=COUNTIF([.C16:.K16];&quot;51&quot;)+COUNTIF([.C16:.K16];&quot;51☻&quot;)" office:value-type="float" office:value="1" calcext:value-type="float">
            <text:p>1</text:p>
          </table:table-cell>
          <table:table-cell table:style-name="ce100" table:formula="of:=COUNTIF([.C16:.K16];&quot;52&quot;)+COUNTIF([.C16:.K16];&quot;52☻&quot;)" office:value-type="float" office:value="1" calcext:value-type="float">
            <text:p>1</text:p>
          </table:table-cell>
          <table:table-cell table:style-name="ce100" table:formula="of:=COUNTIF([.C16:.K16];&quot;11-19&quot;)+COUNTIF([.C16:.K16];&quot;2&quot;)" office:value-type="float" office:value="1" calcext:value-type="float">
            <text:p>1</text:p>
          </table:table-cell>
          <table:table-cell table:style-name="ce100" table:formula="of:=COUNTIF([.C16:.K16];&quot;U&quot;)+COUNTIF([.C16:.K16];&quot;U☻&quot;)" office:value-type="float" office:value="0" calcext:value-type="float">
            <text:p>0</text:p>
          </table:table-cell>
          <table:table-cell table:style-name="ce100" table:formula="of:=COUNTIF([.C16:.K16];&quot;KVIT&quot;)+COUNTIF([.C16:.K16];&quot;KVIT☻&quot;)" office:value-type="float" office:value="1" calcext:value-type="float">
            <text:p>1</text:p>
          </table:table-cell>
          <table:table-cell table:style-name="ce101" table:formula="of:=COUNTBLANK([.C16:.K16])" office:value-type="float" office:value="1" calcext:value-type="float">
            <text:p>1</text:p>
          </table:table-cell>
          <table:table-cell table:style-name="ce102" table:formula="of:=COUNTIF([.C16:.K16];&quot;x&quot;)" office:value-type="float" office:value="1" calcext:value-type="float">
            <text:p>1</text:p>
          </table:table-cell>
          <table:table-cell table:style-name="ce103" table:formula="of:=COUNTIF([.C16:.K16];&quot;51&quot;)+COUNTIF([.C16:.K16];&quot;51☻&quot;)+COUNTIF([.C16:.K16];&quot;2&quot;)+COUNTIF([.C16:.K16];&quot;52&quot;)+COUNTIF([.C16:.K16];&quot;52☻&quot;)" office:value-type="float" office:value="2" calcext:value-type="float">
            <text:p>2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16" calcext:value-type="date">
            <text:p>16. VII. 08</text:p>
          </table:table-cell>
          <table:table-cell table:style-name="ce97" table:formula="of:=TEXT([.A17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9.346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9.346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9.346cm" draw:caption-point-x="-0.243cm" draw:caption-point-y="1.896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KOS</text:p>
          </table:table-cell>
          <table:table-cell table:style-name="ce99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00" table:formula="of:=COUNTIF([.C17:.K17];&quot;51&quot;)+COUNTIF([.C17:.K17];&quot;51☻&quot;)" office:value-type="float" office:value="1" calcext:value-type="float">
            <text:p>1</text:p>
          </table:table-cell>
          <table:table-cell table:style-name="ce100" table:formula="of:=COUNTIF([.C17:.K17];&quot;52&quot;)+COUNTIF([.C17:.K17];&quot;52☻&quot;)" office:value-type="float" office:value="1" calcext:value-type="float">
            <text:p>1</text:p>
          </table:table-cell>
          <table:table-cell table:style-name="ce100" table:formula="of:=COUNTIF([.C17:.K17];&quot;11-19&quot;)+COUNTIF([.C17:.K17];&quot;2&quot;)" office:value-type="float" office:value="1" calcext:value-type="float">
            <text:p>1</text:p>
          </table:table-cell>
          <table:table-cell table:style-name="ce100" table:formula="of:=COUNTIF([.C17:.K17];&quot;U&quot;)+COUNTIF([.C17:.K17];&quot;U☻&quot;)" office:value-type="float" office:value="0" calcext:value-type="float">
            <text:p>0</text:p>
          </table:table-cell>
          <table:table-cell table:style-name="ce100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101" table:formula="of:=COUNTBLANK([.C17:.K17])" office:value-type="float" office:value="1" calcext:value-type="float">
            <text:p>1</text:p>
          </table:table-cell>
          <table:table-cell table:style-name="ce102" table:formula="of:=COUNTIF([.C17:.K17];&quot;x&quot;)" office:value-type="float" office:value="1" calcext:value-type="float">
            <text:p>1</text:p>
          </table:table-cell>
          <table:table-cell table:style-name="ce103" table:formula="of:=COUNTIF([.C17:.K17];&quot;51&quot;)+COUNTIF([.C17:.K17];&quot;51☻&quot;)+COUNTIF([.C17:.K17];&quot;2&quot;)+COUNTIF([.C17:.K17];&quot;52&quot;)+COUNTIF([.C17:.K17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17" calcext:value-type="date">
            <text:p>17. VII. 08</text:p>
          </table:table-cell>
          <table:table-cell table:style-name="ce97" table:formula="of:=TEXT([.A18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1" draw:text-style-name="P4" svg:width="2.71cm" svg:height="1.412cm" svg:x="5.993cm" svg:y="10.048cm" draw:caption-point-x="-0.243cm" draw:caption-point-y="1.896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16" draw:text-style-name="P4" svg:width="2.71cm" svg:height="1.229cm" svg:x="7.295cm" svg:y="10.048cm" draw:caption-point-x="-0.243cm" draw:caption-point-y="1.896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0.048cm" draw:caption-point-x="-0.243cm" draw:caption-point-y="1.896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7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99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00" table:formula="of:=COUNTIF([.C18:.K18];&quot;51&quot;)+COUNTIF([.C18:.K18];&quot;51☻&quot;)" office:value-type="float" office:value="1" calcext:value-type="float">
            <text:p>1</text:p>
          </table:table-cell>
          <table:table-cell table:style-name="ce100" table:formula="of:=COUNTIF([.C18:.K18];&quot;52&quot;)+COUNTIF([.C18:.K18];&quot;52☻&quot;)" office:value-type="float" office:value="1" calcext:value-type="float">
            <text:p>1</text:p>
          </table:table-cell>
          <table:table-cell table:style-name="ce100" table:formula="of:=COUNTIF([.C18:.K18];&quot;11-19&quot;)+COUNTIF([.C18:.K18];&quot;2&quot;)" office:value-type="float" office:value="1" calcext:value-type="float">
            <text:p>1</text:p>
          </table:table-cell>
          <table:table-cell table:style-name="ce100" table:formula="of:=COUNTIF([.C18:.K18];&quot;U&quot;)+COUNTIF([.C18:.K18];&quot;U☻&quot;)" office:value-type="float" office:value="0" calcext:value-type="float">
            <text:p>0</text:p>
          </table:table-cell>
          <table:table-cell table:style-name="ce100" table:formula="of:=COUNTIF([.C18:.K18];&quot;KVIT&quot;)+COUNTIF([.C18:.K18];&quot;KVIT☻&quot;)" office:value-type="float" office:value="1" calcext:value-type="float">
            <text:p>1</text:p>
          </table:table-cell>
          <table:table-cell table:style-name="ce101" table:formula="of:=COUNTBLANK([.C18:.K18])" office:value-type="float" office:value="1" calcext:value-type="float">
            <text:p>1</text:p>
          </table:table-cell>
          <table:table-cell table:style-name="ce102" table:formula="of:=COUNTIF([.C18:.K18];&quot;x&quot;)" office:value-type="float" office:value="1" calcext:value-type="float">
            <text:p>1</text:p>
          </table:table-cell>
          <table:table-cell table:style-name="ce103" table:formula="of:=COUNTIF([.C18:.K18];&quot;51&quot;)+COUNTIF([.C18:.K18];&quot;51☻&quot;)+COUNTIF([.C18:.K18];&quot;2&quot;)+COUNTIF([.C18:.K18];&quot;52&quot;)+COUNTIF([.C18:.K18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18" calcext:value-type="date">
            <text:p>18. VII. 08</text:p>
          </table:table-cell>
          <table:table-cell table:style-name="ce97" table:formula="of:=TEXT([.A19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0.739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10.739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0.739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" office:value-type="string" calcext:value-type="string">
            <text:p>52☻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99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00" table:formula="of:=COUNTIF([.C19:.K19];&quot;51&quot;)+COUNTIF([.C19:.K19];&quot;51☻&quot;)" office:value-type="float" office:value="1" calcext:value-type="float">
            <text:p>1</text:p>
          </table:table-cell>
          <table:table-cell table:style-name="ce100" table:formula="of:=COUNTIF([.C19:.K19];&quot;52&quot;)+COUNTIF([.C19:.K19];&quot;52☻&quot;)" office:value-type="float" office:value="1" calcext:value-type="float">
            <text:p>1</text:p>
          </table:table-cell>
          <table:table-cell table:style-name="ce100" table:formula="of:=COUNTIF([.C19:.K19];&quot;11-19&quot;)+COUNTIF([.C19:.K19];&quot;2&quot;)" office:value-type="float" office:value="1" calcext:value-type="float">
            <text:p>1</text:p>
          </table:table-cell>
          <table:table-cell table:style-name="ce100" table:formula="of:=COUNTIF([.C19:.K19];&quot;U&quot;)+COUNTIF([.C19:.K19];&quot;U☻&quot;)" office:value-type="float" office:value="0" calcext:value-type="float">
            <text:p>0</text:p>
          </table:table-cell>
          <table:table-cell table:style-name="ce100" table:formula="of:=COUNTIF([.C19:.K19];&quot;KVIT&quot;)+COUNTIF([.C19:.K19];&quot;KVIT☻&quot;)" office:value-type="float" office:value="1" calcext:value-type="float">
            <text:p>1</text:p>
          </table:table-cell>
          <table:table-cell table:style-name="ce101" table:formula="of:=COUNTBLANK([.C19:.K19])" office:value-type="float" office:value="1" calcext:value-type="float">
            <text:p>1</text:p>
          </table:table-cell>
          <table:table-cell table:style-name="ce102" table:formula="of:=COUNTIF([.C19:.K19];&quot;x&quot;)" office:value-type="float" office:value="1" calcext:value-type="float">
            <text:p>1</text:p>
          </table:table-cell>
          <table:table-cell table:style-name="ce103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7-19" calcext:value-type="date">
            <text:p>19. VII. 08</text:p>
          </table:table-cell>
          <table:table-cell table:style-name="ce98" table:formula="of:=TEXT([.A20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office:annotation draw:style-name="gr12" draw:text-style-name="P4" svg:width="2.71cm" svg:height="1.419cm" svg:x="5.993cm" svg:y="11.441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7" draw:text-style-name="P4" svg:width="2.71cm" svg:height="1.24cm" svg:x="7.295cm" svg:y="11.441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21" office:value-type="string" calcext:value-type="string">
            <office:annotation draw:style-name="gr30" draw:text-style-name="P4" svg:width="2.709cm" svg:height="1.017cm" svg:x="8.597cm" svg:y="11.441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20"/>
          <table:table-cell table:style-name="ce28"/>
          <table:table-cell table:style-name="ce21" table:number-columns-repeated="3"/>
          <table:table-cell table:style-name="ce34" office:value-type="string" calcext:value-type="string">
            <text:p>DAN</text:p>
          </table:table-cell>
          <table:table-cell table:style-name="ce99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00" table:formula="of:=COUNTIF([.C20:.K20];&quot;51&quot;)+COUNTIF([.C20:.K20];&quot;51☻&quot;)" office:value-type="float" office:value="0" calcext:value-type="float">
            <text:p>0</text:p>
          </table:table-cell>
          <table:table-cell table:style-name="ce100" table:formula="of:=COUNTIF([.C20:.K20];&quot;52&quot;)+COUNTIF([.C20:.K20];&quot;52☻&quot;)" office:value-type="float" office:value="0" calcext:value-type="float">
            <text:p>0</text:p>
          </table:table-cell>
          <table:table-cell table:style-name="ce100" table:formula="of:=COUNTIF([.C20:.K20];&quot;11-19&quot;)+COUNTIF([.C20:.K20];&quot;2&quot;)" office:value-type="float" office:value="0" calcext:value-type="float">
            <text:p>0</text:p>
          </table:table-cell>
          <table:table-cell table:style-name="ce100" table:formula="of:=COUNTIF([.C20:.K20];&quot;U&quot;)+COUNTIF([.C20:.K20];&quot;U☻&quot;)" office:value-type="float" office:value="0" calcext:value-type="float">
            <text:p>0</text:p>
          </table:table-cell>
          <table:table-cell table:style-name="ce100" table:formula="of:=COUNTIF([.C20:.K20];&quot;KVIT&quot;)+COUNTIF([.C20:.K20];&quot;KVIT☻&quot;)" office:value-type="float" office:value="0" calcext:value-type="float">
            <text:p>0</text:p>
          </table:table-cell>
          <table:table-cell table:style-name="ce101" table:formula="of:=COUNTBLANK([.C20:.K20])" office:value-type="float" office:value="5" calcext:value-type="float">
            <text:p>5</text:p>
          </table:table-cell>
          <table:table-cell table:style-name="ce102" table:formula="of:=COUNTIF([.C20:.K20];&quot;x&quot;)" office:value-type="float" office:value="0" calcext:value-type="float">
            <text:p>0</text:p>
          </table:table-cell>
          <table:table-cell table:style-name="ce103" table:formula="of:=COUNTIF([.C20:.K20];&quot;51&quot;)+COUNTIF([.C20:.K20];&quot;51☻&quot;)+COUNTIF([.C20:.K20];&quot;2&quot;)+COUNTIF([.C20:.K20];&quot;52&quot;)+COUNTIF([.C20:.K20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7-20" calcext:value-type="date">
            <text:p>20. VII. 08</text:p>
          </table:table-cell>
          <table:table-cell table:style-name="ce98" table:formula="of:=TEXT([.A21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office:annotation draw:style-name="gr12" draw:text-style-name="P4" svg:width="2.71cm" svg:height="1.419cm" svg:x="5.993cm" svg:y="12.143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7" draw:text-style-name="P4" svg:width="2.71cm" svg:height="1.24cm" svg:x="7.295cm" svg:y="12.143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21" office:value-type="string" calcext:value-type="string">
            <office:annotation draw:style-name="gr30" draw:text-style-name="P4" svg:width="2.709cm" svg:height="1.017cm" svg:x="8.597cm" svg:y="12.143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21"/>
          <table:table-cell table:style-name="ce28"/>
          <table:table-cell table:style-name="ce21" table:number-columns-repeated="3"/>
          <table:table-cell table:style-name="ce34" office:value-type="string" calcext:value-type="string">
            <text:p>DAN</text:p>
          </table:table-cell>
          <table:table-cell table:style-name="ce99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00" table:formula="of:=COUNTIF([.C21:.K21];&quot;51&quot;)+COUNTIF([.C21:.K21];&quot;51☻&quot;)" office:value-type="float" office:value="0" calcext:value-type="float">
            <text:p>0</text:p>
          </table:table-cell>
          <table:table-cell table:style-name="ce100" table:formula="of:=COUNTIF([.C21:.K21];&quot;52&quot;)+COUNTIF([.C21:.K21];&quot;52☻&quot;)" office:value-type="float" office:value="0" calcext:value-type="float">
            <text:p>0</text:p>
          </table:table-cell>
          <table:table-cell table:style-name="ce100" table:formula="of:=COUNTIF([.C21:.K21];&quot;11-19&quot;)+COUNTIF([.C21:.K21];&quot;2&quot;)" office:value-type="float" office:value="0" calcext:value-type="float">
            <text:p>0</text:p>
          </table:table-cell>
          <table:table-cell table:style-name="ce100" table:formula="of:=COUNTIF([.C21:.K21];&quot;U&quot;)+COUNTIF([.C21:.K21];&quot;U☻&quot;)" office:value-type="float" office:value="0" calcext:value-type="float">
            <text:p>0</text:p>
          </table:table-cell>
          <table:table-cell table:style-name="ce100" table:formula="of:=COUNTIF([.C21:.K21];&quot;KVIT&quot;)+COUNTIF([.C21:.K21];&quot;KVIT☻&quot;)" office:value-type="float" office:value="0" calcext:value-type="float">
            <text:p>0</text:p>
          </table:table-cell>
          <table:table-cell table:style-name="ce101" table:formula="of:=COUNTBLANK([.C21:.K21])" office:value-type="float" office:value="5" calcext:value-type="float">
            <text:p>5</text:p>
          </table:table-cell>
          <table:table-cell table:style-name="ce102" table:formula="of:=COUNTIF([.C21:.K21];&quot;x&quot;)" office:value-type="float" office:value="0" calcext:value-type="float">
            <text:p>0</text:p>
          </table:table-cell>
          <table:table-cell table:style-name="ce103" table:formula="of:=COUNTIF([.C21:.K21];&quot;51&quot;)+COUNTIF([.C21:.K21];&quot;51☻&quot;)+COUNTIF([.C21:.K21];&quot;2&quot;)+COUNTIF([.C21:.K21];&quot;52&quot;)+COUNTIF([.C21:.K21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1" calcext:value-type="date">
            <text:p>21. VII. 08</text:p>
          </table:table-cell>
          <table:table-cell table:style-name="ce97" table:formula="of:=TEXT([.A22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2.845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2.845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12.845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2.845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text:p>52☻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DAN</text:p>
          </table:table-cell>
          <table:table-cell table:style-name="ce99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00" table:formula="of:=COUNTIF([.C22:.K22];&quot;51&quot;)+COUNTIF([.C22:.K22];&quot;51☻&quot;)" office:value-type="float" office:value="1" calcext:value-type="float">
            <text:p>1</text:p>
          </table:table-cell>
          <table:table-cell table:style-name="ce100" table:formula="of:=COUNTIF([.C22:.K22];&quot;52&quot;)+COUNTIF([.C22:.K22];&quot;52☻&quot;)" office:value-type="float" office:value="1" calcext:value-type="float">
            <text:p>1</text:p>
          </table:table-cell>
          <table:table-cell table:style-name="ce100" table:formula="of:=COUNTIF([.C22:.K22];&quot;11-19&quot;)+COUNTIF([.C22:.K22];&quot;2&quot;)" office:value-type="float" office:value="1" calcext:value-type="float">
            <text:p>1</text:p>
          </table:table-cell>
          <table:table-cell table:style-name="ce100" table:formula="of:=COUNTIF([.C22:.K22];&quot;U&quot;)+COUNTIF([.C22:.K22];&quot;U☻&quot;)" office:value-type="float" office:value="0" calcext:value-type="float">
            <text:p>0</text:p>
          </table:table-cell>
          <table:table-cell table:style-name="ce100" table:formula="of:=COUNTIF([.C22:.K22];&quot;KVIT&quot;)+COUNTIF([.C22:.K22];&quot;KVIT☻&quot;)" office:value-type="float" office:value="1" calcext:value-type="float">
            <text:p>1</text:p>
          </table:table-cell>
          <table:table-cell table:style-name="ce101" table:formula="of:=COUNTBLANK([.C22:.K22])" office:value-type="float" office:value="1" calcext:value-type="float">
            <text:p>1</text:p>
          </table:table-cell>
          <table:table-cell table:style-name="ce102" table:formula="of:=COUNTIF([.C22:.K22];&quot;x&quot;)" office:value-type="float" office:value="0" calcext:value-type="float">
            <text:p>0</text:p>
          </table:table-cell>
          <table:table-cell table:style-name="ce103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2" calcext:value-type="date">
            <text:p>22. VII. 08</text:p>
          </table:table-cell>
          <table:table-cell table:style-name="ce97" table:formula="of:=TEXT([.A23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3.547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3.547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71cm" svg:height="1.24cm" svg:x="7.295cm" svg:y="13.547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3.547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DAN</text:p>
          </table:table-cell>
          <table:table-cell table:style-name="ce99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00" table:formula="of:=COUNTIF([.C23:.K23];&quot;51&quot;)+COUNTIF([.C23:.K23];&quot;51☻&quot;)" office:value-type="float" office:value="1" calcext:value-type="float">
            <text:p>1</text:p>
          </table:table-cell>
          <table:table-cell table:style-name="ce100" table:formula="of:=COUNTIF([.C23:.K23];&quot;52&quot;)+COUNTIF([.C23:.K23];&quot;52☻&quot;)" office:value-type="float" office:value="1" calcext:value-type="float">
            <text:p>1</text:p>
          </table:table-cell>
          <table:table-cell table:style-name="ce100" table:formula="of:=COUNTIF([.C23:.K23];&quot;11-19&quot;)+COUNTIF([.C23:.K23];&quot;2&quot;)" office:value-type="float" office:value="0" calcext:value-type="float">
            <text:p>0</text:p>
          </table:table-cell>
          <table:table-cell table:style-name="ce100" table:formula="of:=COUNTIF([.C23:.K23];&quot;U&quot;)+COUNTIF([.C23:.K23];&quot;U☻&quot;)" office:value-type="float" office:value="0" calcext:value-type="float">
            <text:p>0</text:p>
          </table:table-cell>
          <table:table-cell table:style-name="ce100" table:formula="of:=COUNTIF([.C23:.K23];&quot;KVIT&quot;)+COUNTIF([.C23:.K23];&quot;KVIT☻&quot;)" office:value-type="float" office:value="1" calcext:value-type="float">
            <text:p>1</text:p>
          </table:table-cell>
          <table:table-cell table:style-name="ce101" table:formula="of:=COUNTBLANK([.C23:.K23])" office:value-type="float" office:value="1" calcext:value-type="float">
            <text:p>1</text:p>
          </table:table-cell>
          <table:table-cell table:style-name="ce102" table:formula="of:=COUNTIF([.C23:.K23];&quot;x&quot;)" office:value-type="float" office:value="1" calcext:value-type="float">
            <text:p>1</text:p>
          </table:table-cell>
          <table:table-cell table:style-name="ce103" table:formula="of:=COUNTIF([.C23:.K23];&quot;51&quot;)+COUNTIF([.C23:.K23];&quot;51☻&quot;)+COUNTIF([.C23:.K23];&quot;2&quot;)+COUNTIF([.C23:.K23];&quot;52&quot;)+COUNTIF([.C23:.K23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3" calcext:value-type="date">
            <text:p>23. VII. 08</text:p>
          </table:table-cell>
          <table:table-cell table:style-name="ce97" table:formula="of:=TEXT([.A24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4.249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4.249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8" draw:text-style-name="P4" svg:width="2.71cm" svg:height="1.25cm" svg:x="7.295cm" svg:y="14.249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4.249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2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DAN</text:p>
          </table:table-cell>
          <table:table-cell table:style-name="ce99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00" table:formula="of:=COUNTIF([.C24:.K24];&quot;51&quot;)+COUNTIF([.C24:.K24];&quot;51☻&quot;)" office:value-type="float" office:value="1" calcext:value-type="float">
            <text:p>1</text:p>
          </table:table-cell>
          <table:table-cell table:style-name="ce100" table:formula="of:=COUNTIF([.C24:.K24];&quot;52&quot;)+COUNTIF([.C24:.K24];&quot;52☻&quot;)" office:value-type="float" office:value="1" calcext:value-type="float">
            <text:p>1</text:p>
          </table:table-cell>
          <table:table-cell table:style-name="ce100" table:formula="of:=COUNTIF([.C24:.K24];&quot;11-19&quot;)+COUNTIF([.C24:.K24];&quot;2&quot;)" office:value-type="float" office:value="0" calcext:value-type="float">
            <text:p>0</text:p>
          </table:table-cell>
          <table:table-cell table:style-name="ce100" table:formula="of:=COUNTIF([.C24:.K24];&quot;U&quot;)+COUNTIF([.C24:.K24];&quot;U☻&quot;)" office:value-type="float" office:value="0" calcext:value-type="float">
            <text:p>0</text:p>
          </table:table-cell>
          <table:table-cell table:style-name="ce100" table:formula="of:=COUNTIF([.C24:.K24];&quot;KVIT&quot;)+COUNTIF([.C24:.K24];&quot;KVIT☻&quot;)" office:value-type="float" office:value="1" calcext:value-type="float">
            <text:p>1</text:p>
          </table:table-cell>
          <table:table-cell table:style-name="ce101" table:formula="of:=COUNTBLANK([.C24:.K24])" office:value-type="float" office:value="1" calcext:value-type="float">
            <text:p>1</text:p>
          </table:table-cell>
          <table:table-cell table:style-name="ce102" table:formula="of:=COUNTIF([.C24:.K24];&quot;x&quot;)" office:value-type="float" office:value="1" calcext:value-type="float">
            <text:p>1</text:p>
          </table:table-cell>
          <table:table-cell table:style-name="ce103" table:formula="of:=COUNTIF([.C24:.K24];&quot;51&quot;)+COUNTIF([.C24:.K24];&quot;51☻&quot;)+COUNTIF([.C24:.K24];&quot;2&quot;)+COUNTIF([.C24:.K24];&quot;52&quot;)+COUNTIF([.C24:.K24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4" calcext:value-type="date">
            <text:p>24. VII. 08</text:p>
          </table:table-cell>
          <table:table-cell table:style-name="ce97" table:formula="of:=TEXT([.A25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4.951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4.951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71cm" svg:height="1.24cm" svg:x="7.295cm" svg:y="14.951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4.951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"/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DAN</text:p>
          </table:table-cell>
          <table:table-cell table:style-name="ce99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00" table:formula="of:=COUNTIF([.C25:.K25];&quot;51&quot;)+COUNTIF([.C25:.K25];&quot;51☻&quot;)" office:value-type="float" office:value="1" calcext:value-type="float">
            <text:p>1</text:p>
          </table:table-cell>
          <table:table-cell table:style-name="ce100" table:formula="of:=COUNTIF([.C25:.K25];&quot;52&quot;)+COUNTIF([.C25:.K25];&quot;52☻&quot;)" office:value-type="float" office:value="1" calcext:value-type="float">
            <text:p>1</text:p>
          </table:table-cell>
          <table:table-cell table:style-name="ce100" table:formula="of:=COUNTIF([.C25:.K25];&quot;11-19&quot;)+COUNTIF([.C25:.K25];&quot;2&quot;)" office:value-type="float" office:value="0" calcext:value-type="float">
            <text:p>0</text:p>
          </table:table-cell>
          <table:table-cell table:style-name="ce100" table:formula="of:=COUNTIF([.C25:.K25];&quot;U&quot;)+COUNTIF([.C25:.K25];&quot;U☻&quot;)" office:value-type="float" office:value="0" calcext:value-type="float">
            <text:p>0</text:p>
          </table:table-cell>
          <table:table-cell table:style-name="ce100" table:formula="of:=COUNTIF([.C25:.K25];&quot;KVIT&quot;)+COUNTIF([.C25:.K25];&quot;KVIT☻&quot;)" office:value-type="float" office:value="1" calcext:value-type="float">
            <text:p>1</text:p>
          </table:table-cell>
          <table:table-cell table:style-name="ce101" table:formula="of:=COUNTBLANK([.C25:.K25])" office:value-type="float" office:value="1" calcext:value-type="float">
            <text:p>1</text:p>
          </table:table-cell>
          <table:table-cell table:style-name="ce102" table:formula="of:=COUNTIF([.C25:.K25];&quot;x&quot;)" office:value-type="float" office:value="1" calcext:value-type="float">
            <text:p>1</text:p>
          </table:table-cell>
          <table:table-cell table:style-name="ce103" table:formula="of:=COUNTIF([.C25:.K25];&quot;51&quot;)+COUNTIF([.C25:.K25];&quot;51☻&quot;)+COUNTIF([.C25:.K25];&quot;2&quot;)+COUNTIF([.C25:.K25];&quot;52&quot;)+COUNTIF([.C25:.K25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5" calcext:value-type="date">
            <text:p>25. VII. 08</text:p>
          </table:table-cell>
          <table:table-cell table:style-name="ce97" table:formula="of:=TEXT([.A26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5.653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cm" svg:height="1.419cm" svg:x="5.993cm" svg:y="15.653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3" office:value-type="string" calcext:value-type="string">
            <office:annotation draw:style-name="gr7" draw:text-style-name="P4" svg:width="2.71cm" svg:height="1.24cm" svg:x="7.295cm" svg:y="15.653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5.653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75"/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DAN</text:p>
          </table:table-cell>
          <table:table-cell table:style-name="ce99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00" table:formula="of:=COUNTIF([.C26:.K26];&quot;51&quot;)+COUNTIF([.C26:.K26];&quot;51☻&quot;)" office:value-type="float" office:value="1" calcext:value-type="float">
            <text:p>1</text:p>
          </table:table-cell>
          <table:table-cell table:style-name="ce100" table:formula="of:=COUNTIF([.C26:.K26];&quot;52&quot;)+COUNTIF([.C26:.K26];&quot;52☻&quot;)" office:value-type="float" office:value="1" calcext:value-type="float">
            <text:p>1</text:p>
          </table:table-cell>
          <table:table-cell table:style-name="ce100" table:formula="of:=COUNTIF([.C26:.K26];&quot;11-19&quot;)+COUNTIF([.C26:.K26];&quot;2&quot;)" office:value-type="float" office:value="0" calcext:value-type="float">
            <text:p>0</text:p>
          </table:table-cell>
          <table:table-cell table:style-name="ce100" table:formula="of:=COUNTIF([.C26:.K26];&quot;U&quot;)+COUNTIF([.C26:.K26];&quot;U☻&quot;)" office:value-type="float" office:value="0" calcext:value-type="float">
            <text:p>0</text:p>
          </table:table-cell>
          <table:table-cell table:style-name="ce100" table:formula="of:=COUNTIF([.C26:.K26];&quot;KVIT&quot;)+COUNTIF([.C26:.K26];&quot;KVIT☻&quot;)" office:value-type="float" office:value="1" calcext:value-type="float">
            <text:p>1</text:p>
          </table:table-cell>
          <table:table-cell table:style-name="ce101" table:formula="of:=COUNTBLANK([.C26:.K26])" office:value-type="float" office:value="1" calcext:value-type="float">
            <text:p>1</text:p>
          </table:table-cell>
          <table:table-cell table:style-name="ce102" table:formula="of:=COUNTIF([.C26:.K26];&quot;x&quot;)" office:value-type="float" office:value="1" calcext:value-type="float">
            <text:p>1</text:p>
          </table:table-cell>
          <table:table-cell table:style-name="ce103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7-26" calcext:value-type="date">
            <text:p>26. VII. 08</text:p>
          </table:table-cell>
          <table:table-cell table:style-name="ce98" table:formula="of:=TEXT([.A27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office:annotation draw:style-name="gr11" draw:text-style-name="P4" svg:width="2.709cm" svg:height="1.412cm" svg:x="4.692cm" svg:y="16.355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21" office:value-type="string" calcext:value-type="string">
            <office:annotation draw:style-name="gr12" draw:text-style-name="P4" svg:width="2.71cm" svg:height="1.419cm" svg:x="5.993cm" svg:y="16.355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8" draw:text-style-name="P4" svg:width="2.71cm" svg:height="1.25cm" svg:x="7.295cm" svg:y="16.355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21" office:value-type="string" calcext:value-type="string">
            <office:annotation draw:style-name="gr30" draw:text-style-name="P4" svg:width="2.709cm" svg:height="1.017cm" svg:x="8.597cm" svg:y="16.355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21"/>
          <table:table-cell table:style-name="ce28"/>
          <table:table-cell table:style-name="ce21"/>
          <table:table-cell table:style-name="ce6" office:value-type="string" calcext:value-type="string">
            <text:p>☻</text:p>
          </table:table-cell>
          <table:table-cell table:style-name="ce21"/>
          <table:table-cell table:style-name="ce34" office:value-type="string" calcext:value-type="string">
            <text:p>MŠŠ</text:p>
          </table:table-cell>
          <table:table-cell table:style-name="ce99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00" table:formula="of:=COUNTIF([.C27:.K27];&quot;51&quot;)+COUNTIF([.C27:.K27];&quot;51☻&quot;)" office:value-type="float" office:value="0" calcext:value-type="float">
            <text:p>0</text:p>
          </table:table-cell>
          <table:table-cell table:style-name="ce100" table:formula="of:=COUNTIF([.C27:.K27];&quot;52&quot;)+COUNTIF([.C27:.K27];&quot;52☻&quot;)" office:value-type="float" office:value="0" calcext:value-type="float">
            <text:p>0</text:p>
          </table:table-cell>
          <table:table-cell table:style-name="ce100" table:formula="of:=COUNTIF([.C27:.K27];&quot;11-19&quot;)+COUNTIF([.C27:.K27];&quot;2&quot;)" office:value-type="float" office:value="0" calcext:value-type="float">
            <text:p>0</text:p>
          </table:table-cell>
          <table:table-cell table:style-name="ce100" table:formula="of:=COUNTIF([.C27:.K27];&quot;U&quot;)+COUNTIF([.C27:.K27];&quot;U☻&quot;)" office:value-type="float" office:value="0" calcext:value-type="float">
            <text:p>0</text:p>
          </table:table-cell>
          <table:table-cell table:style-name="ce100" table:formula="of:=COUNTIF([.C27:.K27];&quot;KVIT&quot;)+COUNTIF([.C27:.K27];&quot;KVIT☻&quot;)" office:value-type="float" office:value="0" calcext:value-type="float">
            <text:p>0</text:p>
          </table:table-cell>
          <table:table-cell table:style-name="ce101" table:formula="of:=COUNTBLANK([.C27:.K27])" office:value-type="float" office:value="4" calcext:value-type="float">
            <text:p>4</text:p>
          </table:table-cell>
          <table:table-cell table:style-name="ce102" table:formula="of:=COUNTIF([.C27:.K27];&quot;x&quot;)" office:value-type="float" office:value="0" calcext:value-type="float">
            <text:p>0</text:p>
          </table:table-cell>
          <table:table-cell table:style-name="ce103" table:formula="of:=COUNTIF([.C27:.K27];&quot;51&quot;)+COUNTIF([.C27:.K27];&quot;51☻&quot;)+COUNTIF([.C27:.K27];&quot;2&quot;)+COUNTIF([.C27:.K27];&quot;52&quot;)+COUNTIF([.C27:.K27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7-27" calcext:value-type="date">
            <text:p>27. VII. 08</text:p>
          </table:table-cell>
          <table:table-cell table:style-name="ce98" table:formula="of:=TEXT([.A28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office:annotation draw:style-name="gr23" draw:text-style-name="P4" svg:width="2.709cm" svg:height="1.412cm" svg:x="4.692cm" svg:y="17.057cm" draw:caption-point-x="-0.243cm" draw:caption-point-y="1.90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21" office:value-type="string" calcext:value-type="string">
            <office:annotation draw:style-name="gr11" draw:text-style-name="P4" svg:width="2.71cm" svg:height="1.412cm" svg:x="5.993cm" svg:y="17.057cm" draw:caption-point-x="-0.243cm" draw:caption-point-y="1.907cm">
              <dc:date>2022-03-21T00:00:00</dc:date>
              <text:p text:style-name="P3">LD, ki bi ga imela od 30.6 do 27.7.</text:p>
            </office:annotation>
            <text:p>D</text:p>
          </table:table-cell>
          <table:table-cell table:style-name="ce21" office:value-type="string" calcext:value-type="string">
            <office:annotation draw:style-name="gr16" draw:text-style-name="P4" svg:width="2.71cm" svg:height="1.229cm" svg:x="7.295cm" svg:y="17.057cm" draw:caption-point-x="-0.243cm" draw:caption-point-y="1.907cm">
              <dc:date>2022-03-21T00:00:00</dc:date>
              <text:p text:style-name="P3">Letni dopust 23.6-27.7.</text:p>
            </office:annotation>
            <text:p>D</text:p>
          </table:table-cell>
          <table:table-cell table:style-name="ce21" office:value-type="string" calcext:value-type="string">
            <office:annotation draw:style-name="gr30" draw:text-style-name="P4" svg:width="2.709cm" svg:height="1.017cm" svg:x="8.597cm" svg:y="17.057cm" draw:caption-point-x="-0.243cm" draw:caption-point-y="1.907cm">
              <dc:date>2022-03-21T00:00:00</dc:date>
              <text:p text:style-name="P3">Dopust: 12-31.7 </text:p>
            </office:annotation>
            <text:p>D</text:p>
          </table:table-cell>
          <table:table-cell table:style-name="ce72"/>
          <table:table-cell table:style-name="ce21" table:number-columns-repeated="2"/>
          <table:table-cell table:style-name="ce6" office:value-type="string" calcext:value-type="string">
            <text:p>☻</text:p>
          </table:table-cell>
          <table:table-cell table:style-name="ce72"/>
          <table:table-cell table:style-name="ce34" office:value-type="string" calcext:value-type="string">
            <text:p>MŠŠ</text:p>
          </table:table-cell>
          <table:table-cell table:style-name="ce99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00" table:formula="of:=COUNTIF([.C28:.K28];&quot;51&quot;)+COUNTIF([.C28:.K28];&quot;51☻&quot;)" office:value-type="float" office:value="0" calcext:value-type="float">
            <text:p>0</text:p>
          </table:table-cell>
          <table:table-cell table:style-name="ce100" table:formula="of:=COUNTIF([.C28:.K28];&quot;52&quot;)+COUNTIF([.C28:.K28];&quot;52☻&quot;)" office:value-type="float" office:value="0" calcext:value-type="float">
            <text:p>0</text:p>
          </table:table-cell>
          <table:table-cell table:style-name="ce100" table:formula="of:=COUNTIF([.C28:.K28];&quot;11-19&quot;)+COUNTIF([.C28:.K28];&quot;2&quot;)" office:value-type="float" office:value="0" calcext:value-type="float">
            <text:p>0</text:p>
          </table:table-cell>
          <table:table-cell table:style-name="ce100" table:formula="of:=COUNTIF([.C28:.K28];&quot;U&quot;)+COUNTIF([.C28:.K28];&quot;U☻&quot;)" office:value-type="float" office:value="0" calcext:value-type="float">
            <text:p>0</text:p>
          </table:table-cell>
          <table:table-cell table:style-name="ce100" table:formula="of:=COUNTIF([.C28:.K28];&quot;KVIT&quot;)+COUNTIF([.C28:.K28];&quot;KVIT☻&quot;)" office:value-type="float" office:value="0" calcext:value-type="float">
            <text:p>0</text:p>
          </table:table-cell>
          <table:table-cell table:style-name="ce101" table:formula="of:=COUNTBLANK([.C28:.K28])" office:value-type="float" office:value="4" calcext:value-type="float">
            <text:p>4</text:p>
          </table:table-cell>
          <table:table-cell table:style-name="ce102" table:formula="of:=COUNTIF([.C28:.K28];&quot;x&quot;)" office:value-type="float" office:value="0" calcext:value-type="float">
            <text:p>0</text:p>
          </table:table-cell>
          <table:table-cell table:style-name="ce103" table:formula="of:=COUNTIF([.C28:.K28];&quot;51&quot;)+COUNTIF([.C28:.K28];&quot;51☻&quot;)+COUNTIF([.C28:.K28];&quot;2&quot;)+COUNTIF([.C28:.K28];&quot;52&quot;)+COUNTIF([.C28:.K28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8" calcext:value-type="date">
            <text:p>28. VII. 08</text:p>
          </table:table-cell>
          <table:table-cell table:style-name="ce97" table:formula="of:=TEXT([.A29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7.749cm" draw:caption-point-x="-0.243cm" draw:caption-point-y="1.91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7.749cm" draw:caption-point-x="-0.243cm" draw:caption-point-y="1.917cm">
              <dc:date>2022-03-21T00:00:00</dc:date>
              <text:p text:style-name="P3">Dopust: 12-31.7 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text:p>52☻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9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00" table:formula="of:=COUNTIF([.C29:.K29];&quot;51&quot;)+COUNTIF([.C29:.K29];&quot;51☻&quot;)" office:value-type="float" office:value="1" calcext:value-type="float">
            <text:p>1</text:p>
          </table:table-cell>
          <table:table-cell table:style-name="ce100" table:formula="of:=COUNTIF([.C29:.K29];&quot;52&quot;)+COUNTIF([.C29:.K29];&quot;52☻&quot;)" office:value-type="float" office:value="1" calcext:value-type="float">
            <text:p>1</text:p>
          </table:table-cell>
          <table:table-cell table:style-name="ce100" table:formula="of:=COUNTIF([.C29:.K29];&quot;11-19&quot;)+COUNTIF([.C29:.K29];&quot;2&quot;)" office:value-type="float" office:value="1" calcext:value-type="float">
            <text:p>1</text:p>
          </table:table-cell>
          <table:table-cell table:style-name="ce100" table:formula="of:=COUNTIF([.C29:.K29];&quot;U&quot;)+COUNTIF([.C29:.K29];&quot;U☻&quot;)" office:value-type="float" office:value="0" calcext:value-type="float">
            <text:p>0</text:p>
          </table:table-cell>
          <table:table-cell table:style-name="ce100" table:formula="of:=COUNTIF([.C29:.K29];&quot;KVIT&quot;)+COUNTIF([.C29:.K29];&quot;KVIT☻&quot;)" office:value-type="float" office:value="2" calcext:value-type="float">
            <text:p>2</text:p>
          </table:table-cell>
          <table:table-cell table:style-name="ce101" table:formula="of:=COUNTBLANK([.C29:.K29])" office:value-type="float" office:value="1" calcext:value-type="float">
            <text:p>1</text:p>
          </table:table-cell>
          <table:table-cell table:style-name="ce102" table:formula="of:=COUNTIF([.C29:.K29];&quot;x&quot;)" office:value-type="float" office:value="1" calcext:value-type="float">
            <text:p>1</text:p>
          </table:table-cell>
          <table:table-cell table:style-name="ce103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29" calcext:value-type="date">
            <text:p>29. VII. 08</text:p>
          </table:table-cell>
          <table:table-cell table:style-name="ce97" table:formula="of:=TEXT([.A30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8.451cm" draw:caption-point-x="-0.243cm" draw:caption-point-y="1.91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8.451cm" draw:caption-point-x="-0.243cm" draw:caption-point-y="1.917cm">
              <dc:date>2022-03-21T00:00:00</dc:date>
              <text:p text:style-name="P3">Dopust: 12-31.7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1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9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00" table:formula="of:=COUNTIF([.C30:.K30];&quot;51&quot;)+COUNTIF([.C30:.K30];&quot;51☻&quot;)" office:value-type="float" office:value="1" calcext:value-type="float">
            <text:p>1</text:p>
          </table:table-cell>
          <table:table-cell table:style-name="ce100" table:formula="of:=COUNTIF([.C30:.K30];&quot;52&quot;)+COUNTIF([.C30:.K30];&quot;52☻&quot;)" office:value-type="float" office:value="1" calcext:value-type="float">
            <text:p>1</text:p>
          </table:table-cell>
          <table:table-cell table:style-name="ce100" table:formula="of:=COUNTIF([.C30:.K30];&quot;11-19&quot;)+COUNTIF([.C30:.K30];&quot;2&quot;)" office:value-type="float" office:value="1" calcext:value-type="float">
            <text:p>1</text:p>
          </table:table-cell>
          <table:table-cell table:style-name="ce100" table:formula="of:=COUNTIF([.C30:.K30];&quot;U&quot;)+COUNTIF([.C30:.K30];&quot;U☻&quot;)" office:value-type="float" office:value="0" calcext:value-type="float">
            <text:p>0</text:p>
          </table:table-cell>
          <table:table-cell table:style-name="ce100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101" table:formula="of:=COUNTBLANK([.C30:.K30])" office:value-type="float" office:value="1" calcext:value-type="float">
            <text:p>1</text:p>
          </table:table-cell>
          <table:table-cell table:style-name="ce102" table:formula="of:=COUNTIF([.C30:.K30];&quot;x&quot;)" office:value-type="float" office:value="1" calcext:value-type="float">
            <text:p>1</text:p>
          </table:table-cell>
          <table:table-cell table:style-name="ce103" table:formula="of:=COUNTIF([.C30:.K30];&quot;51&quot;)+COUNTIF([.C30:.K30];&quot;51☻&quot;)+COUNTIF([.C30:.K30];&quot;2&quot;)+COUNTIF([.C30:.K30];&quot;52&quot;)+COUNTIF([.C30:.K30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7-30" calcext:value-type="date">
            <text:p>30. VII. 08</text:p>
          </table:table-cell>
          <table:table-cell table:style-name="ce97" table:formula="of:=TEXT([.A31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9.153cm" draw:caption-point-x="-0.243cm" draw:caption-point-y="1.91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9.153cm" draw:caption-point-x="-0.243cm" draw:caption-point-y="1.917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1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9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00" table:formula="of:=COUNTIF([.C31:.K31];&quot;51&quot;)+COUNTIF([.C31:.K31];&quot;51☻&quot;)" office:value-type="float" office:value="1" calcext:value-type="float">
            <text:p>1</text:p>
          </table:table-cell>
          <table:table-cell table:style-name="ce100" table:formula="of:=COUNTIF([.C31:.K31];&quot;52&quot;)+COUNTIF([.C31:.K31];&quot;52☻&quot;)" office:value-type="float" office:value="1" calcext:value-type="float">
            <text:p>1</text:p>
          </table:table-cell>
          <table:table-cell table:style-name="ce100" table:formula="of:=COUNTIF([.C31:.K31];&quot;11-19&quot;)+COUNTIF([.C31:.K31];&quot;2&quot;)" office:value-type="float" office:value="1" calcext:value-type="float">
            <text:p>1</text:p>
          </table:table-cell>
          <table:table-cell table:style-name="ce100" table:formula="of:=COUNTIF([.C31:.K31];&quot;U&quot;)+COUNTIF([.C31:.K31];&quot;U☻&quot;)" office:value-type="float" office:value="0" calcext:value-type="float">
            <text:p>0</text:p>
          </table:table-cell>
          <table:table-cell table:style-name="ce100" table:formula="of:=COUNTIF([.C31:.K31];&quot;KVIT&quot;)+COUNTIF([.C31:.K31];&quot;KVIT☻&quot;)" office:value-type="float" office:value="1" calcext:value-type="float">
            <text:p>1</text:p>
          </table:table-cell>
          <table:table-cell table:style-name="ce101" table:formula="of:=COUNTBLANK([.C31:.K31])" office:value-type="float" office:value="1" calcext:value-type="float">
            <text:p>1</text:p>
          </table:table-cell>
          <table:table-cell table:style-name="ce102" table:formula="of:=COUNTIF([.C31:.K31];&quot;x&quot;)" office:value-type="float" office:value="1" calcext:value-type="float">
            <text:p>1</text:p>
          </table:table-cell>
          <table:table-cell table:style-name="ce103" table:formula="of:=COUNTIF([.C31:.K31];&quot;51&quot;)+COUNTIF([.C31:.K31];&quot;51☻&quot;)+COUNTIF([.C31:.K31];&quot;2&quot;)+COUNTIF([.C31:.K31];&quot;52&quot;)+COUNTIF([.C31:.K31];&quot;52☻&quot;)" office:value-type="float" office:value="2" calcext:value-type="float">
            <text:p>2</text:p>
          </table:table-cell>
          <table:table-cell table:style-name="ce14"/>
          <table:table-cell table:style-name="ce38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7-31" calcext:value-type="date">
            <text:p>31. VII. 08</text:p>
          </table:table-cell>
          <table:table-cell table:style-name="ce97" table:formula="of:=TEXT([.A32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office:annotation draw:style-name="gr11" draw:text-style-name="P4" svg:width="2.709cm" svg:height="1.412cm" svg:x="4.692cm" svg:y="19.855cm" draw:caption-point-x="-0.243cm" draw:caption-point-y="1.917cm">
              <dc:date>2022-03-21T00:00:00</dc:date>
              <text:p text:style-name="P3">dopust, od 21. julija do 17, avgusta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office:annotation draw:style-name="gr30" draw:text-style-name="P4" svg:width="2.709cm" svg:height="1.017cm" svg:x="8.597cm" svg:y="19.855cm" draw:caption-point-x="-0.243cm" draw:caption-point-y="1.917cm">
              <dc:date>2022-03-21T00:00:00</dc:date>
              <text:p text:style-name="P3">Dopust: 12-31.7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15"/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99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00" table:formula="of:=COUNTIF([.C32:.K32];&quot;51&quot;)+COUNTIF([.C32:.K32];&quot;51☻&quot;)" office:value-type="float" office:value="1" calcext:value-type="float">
            <text:p>1</text:p>
          </table:table-cell>
          <table:table-cell table:style-name="ce100" table:formula="of:=COUNTIF([.C32:.K32];&quot;52&quot;)+COUNTIF([.C32:.K32];&quot;52☻&quot;)" office:value-type="float" office:value="1" calcext:value-type="float">
            <text:p>1</text:p>
          </table:table-cell>
          <table:table-cell table:style-name="ce100" table:formula="of:=COUNTIF([.C32:.K32];&quot;11-19&quot;)+COUNTIF([.C32:.K32];&quot;2&quot;)" office:value-type="float" office:value="1" calcext:value-type="float">
            <text:p>1</text:p>
          </table:table-cell>
          <table:table-cell table:style-name="ce100" table:formula="of:=COUNTIF([.C32:.K32];&quot;U&quot;)+COUNTIF([.C32:.K32];&quot;U☻&quot;)" office:value-type="float" office:value="0" calcext:value-type="float">
            <text:p>0</text:p>
          </table:table-cell>
          <table:table-cell table:style-name="ce100" table:formula="of:=COUNTIF([.C32:.K32];&quot;KVIT&quot;)+COUNTIF([.C32:.K32];&quot;KVIT☻&quot;)" office:value-type="float" office:value="2" calcext:value-type="float">
            <text:p>2</text:p>
          </table:table-cell>
          <table:table-cell table:style-name="ce101" table:formula="of:=COUNTBLANK([.C32:.K32])" office:value-type="float" office:value="1" calcext:value-type="float">
            <text:p>1</text:p>
          </table:table-cell>
          <table:table-cell table:style-name="ce102" table:formula="of:=COUNTIF([.C32:.K32];&quot;x&quot;)" office:value-type="float" office:value="1" calcext:value-type="float">
            <text:p>1</text:p>
          </table:table-cell>
          <table:table-cell table:style-name="ce103" table:formula="of:=COUNTIF([.C32:.K32];&quot;51&quot;)+COUNTIF([.C32:.K32];&quot;51☻&quot;)+COUNTIF([.C32:.K32];&quot;2&quot;)+COUNTIF([.C32:.K32];&quot;52&quot;)+COUNTIF([.C32:.K32];&quot;52☻&quot;)" office:value-type="float" office:value="2" calcext:value-type="float">
            <text:p>2</text:p>
          </table:table-cell>
          <table:table-cell table:style-name="ce14"/>
          <table:table-cell table:style-name="ce38"/>
          <table:table-cell table:style-name="ce14"/>
          <table:table-cell table:number-columns-repeated="1000"/>
        </table:table-row>
        <table:table-row table:style-name="ro1">
          <table:table-cell table:number-columns-repeated="12"/>
          <table:table-cell table:style-name="ce38" table:number-columns-repeated="10"/>
          <table:table-cell table:style-name="ce14"/>
          <table:table-cell table:style-name="ce38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1" calcext:value-type="float">
            <text:p>1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 calcext:value-type="float">
            <text:p>1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5" calcext:value-type="float">
            <text:p>5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5" calcext:value-type="float">
            <text:p>5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23">
          <table:table-cell table:style-name="ce1" table:number-columns-repeated="12"/>
          <table:table-cell table:style-name="ce36" table:number-columns-repeated="7"/>
          <table:table-cell table:style-name="ce14" table:number-columns-repeated="5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 table:style-name="ce38"/>
          <table:table-cell table:style-name="ce14"/>
          <table:table-cell table:number-columns-repeated="1000"/>
        </table:table-row>
        <table:table-row table:style-name="ro2" table:number-rows-repeated="875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ulij.S2:julij.S32">
            <calcext:condition calcext:apply-style-name="ConditionalStyle_68" calcext:value="!=0" calcext:base-cell-address="julij.S2"/>
          </calcext:conditional-format>
          <calcext:conditional-format calcext:target-range-address="julij.T2:julij.T32">
            <calcext:condition calcext:apply-style-name="ConditionalStyle_69" calcext:value="=1" calcext:base-cell-address="julij.T2"/>
            <calcext:condition calcext:apply-style-name="ConditionalStyle_70" calcext:value="&gt;1" calcext:base-cell-address="julij.T2"/>
          </calcext:conditional-format>
          <calcext:conditional-format calcext:target-range-address="julij.U2:julij.U32">
            <calcext:condition calcext:apply-style-name="ConditionalStyle_71" calcext:value="&lt;2" calcext:base-cell-address="julij.U2"/>
            <calcext:condition calcext:apply-style-name="ConditionalStyle_72" calcext:value="&gt;2" calcext:base-cell-address="julij.U2"/>
          </calcext:conditional-format>
          <calcext:conditional-format calcext:target-range-address="julij.B2:julij.B32">
            <calcext:condition calcext:apply-style-name="ConditionalStyle_73" calcext:value="=&quot;sob&quot;" calcext:base-cell-address="julij.B2"/>
            <calcext:condition calcext:apply-style-name="ConditionalStyle_74" calcext:value="=&quot;ned&quot;" calcext:base-cell-address="julij.B2"/>
          </calcext:conditional-format>
          <calcext:conditional-format calcext:target-range-address="julij.M2:julij.M32">
            <calcext:condition calcext:apply-style-name="ConditionalStyle_75" calcext:value="&lt;1" calcext:base-cell-address="julij.M2"/>
            <calcext:condition calcext:apply-style-name="ConditionalStyle_76" calcext:value="&gt;1" calcext:base-cell-address="julij.M2"/>
          </calcext:conditional-format>
          <calcext:conditional-format calcext:target-range-address="julij.N2:julij.R32">
            <calcext:condition calcext:apply-style-name="ConditionalStyle_77" calcext:value="&lt;1" calcext:base-cell-address="julij.N2"/>
            <calcext:condition calcext:apply-style-name="ConditionalStyle_78" calcext:value="&gt;1" calcext:base-cell-address="julij.N2"/>
          </calcext:conditional-format>
        </calcext:conditional-formats>
      </table:table>
      <table:table table:name="avgust" table:style-name="ta9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number-columns-repeated="2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KNE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3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08-01" calcext:value-type="date">
            <text:p>1. VIII. 08</text:p>
          </table:table-cell>
          <table:table-cell table:style-name="ce104" table:formula="of:=TEXT([.A2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-0.013cm" draw:caption-point-x="-0.243cm" draw:caption-point-y="0.725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08" table:formula="of:=COUNTIF([.C2:.K2];&quot;51&quot;)+COUNTIF([.C2:.K2];&quot;51☻&quot;)" office:value-type="float" office:value="1" calcext:value-type="float">
            <text:p>1</text:p>
          </table:table-cell>
          <table:table-cell table:style-name="ce108" table:formula="of:=COUNTIF([.C2:.K2];&quot;52&quot;)+COUNTIF([.C2:.K2];&quot;52☻&quot;)" office:value-type="float" office:value="1" calcext:value-type="float">
            <text:p>1</text:p>
          </table:table-cell>
          <table:table-cell table:style-name="ce108" table:formula="of:=COUNTIF([.C2:.K2];&quot;11-19&quot;)+COUNTIF([.C2:.K2];&quot;2&quot;)" office:value-type="float" office:value="1" calcext:value-type="float">
            <text:p>1</text:p>
          </table:table-cell>
          <table:table-cell table:style-name="ce108" table:formula="of:=COUNTIF([.C2:.K2];&quot;U&quot;)+COUNTIF([.C2:.K2];&quot;U☻&quot;)" office:value-type="float" office:value="0" calcext:value-type="float">
            <text:p>0</text:p>
          </table:table-cell>
          <table:table-cell table:style-name="ce108" table:formula="of:=COUNTIF([.C2:.K2];&quot;KVIT&quot;)+COUNTIF([.C2:.K2];&quot;KVIT☻&quot;)" office:value-type="float" office:value="1" calcext:value-type="float">
            <text:p>1</text:p>
          </table:table-cell>
          <table:table-cell table:style-name="ce109" table:formula="of:=COUNTBLANK([.C2:.K2])" office:value-type="float" office:value="1" calcext:value-type="float">
            <text:p>1</text:p>
          </table:table-cell>
          <table:table-cell table:style-name="ce110" table:formula="of:=COUNTIF([.C2:.K2];&quot;x&quot;)" office:value-type="float" office:value="1" calcext:value-type="float">
            <text:p>1</text:p>
          </table:table-cell>
          <table:table-cell table:style-name="ce111" table:formula="of:=COUNTIF([.C2:.K2];&quot;51&quot;)+COUNTIF([.C2:.K2];&quot;51☻&quot;)+COUNTIF([.C2:.K2];&quot;2&quot;)+COUNTIF([.C2:.K2];&quot;52&quot;)+COUNTIF([.C2:.K2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1" office:value-type="date" office:date-value="2008-08-02" calcext:value-type="date">
            <text:p>2. VIII. 08</text:p>
          </table:table-cell>
          <table:table-cell table:style-name="ce105" table:formula="of:=TEXT([.A3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office:annotation draw:style-name="gr47" draw:text-style-name="P6" svg:width="2.709cm" svg:height="1.529cm" svg:x="4.692cm" svg:y="-0.013cm" draw:caption-point-x="-0.243cm" draw:caption-point-y="1.427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1"/>
          <table:table-cell table:style-name="ce20"/>
          <table:table-cell table:style-name="ce28"/>
          <table:table-cell table:style-name="ce72"/>
          <table:table-cell table:style-name="ce21" office:value-type="string" calcext:value-type="string">
            <text:p>D</text:p>
          </table:table-cell>
          <table:table-cell table:style-name="ce28"/>
          <table:table-cell table:style-name="ce21" office:value-type="string" calcext:value-type="string">
            <office:annotation draw:style-name="gr39" draw:text-style-name="P4" svg:width="2.972cm" svg:height="1.017cm" svg:x="13.793cm" svg:y="-0.013cm" draw:caption-point-x="-0.232cm" draw:caption-point-y="1.427cm">
              <dc:date>2022-03-21T00:00:00</dc:date>
              <text:p text:style-name="P3">od 2.8. do 17.8.2008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08" table:formula="of:=COUNTIF([.C3:.K3];&quot;51&quot;)+COUNTIF([.C3:.K3];&quot;51☻&quot;)" office:value-type="float" office:value="0" calcext:value-type="float">
            <text:p>0</text:p>
          </table:table-cell>
          <table:table-cell table:style-name="ce108" table:formula="of:=COUNTIF([.C3:.K3];&quot;52&quot;)+COUNTIF([.C3:.K3];&quot;52☻&quot;)" office:value-type="float" office:value="0" calcext:value-type="float">
            <text:p>0</text:p>
          </table:table-cell>
          <table:table-cell table:style-name="ce108" table:formula="of:=COUNTIF([.C3:.K3];&quot;11-19&quot;)+COUNTIF([.C3:.K3];&quot;2&quot;)" office:value-type="float" office:value="0" calcext:value-type="float">
            <text:p>0</text:p>
          </table:table-cell>
          <table:table-cell table:style-name="ce108" table:formula="of:=COUNTIF([.C3:.K3];&quot;U&quot;)+COUNTIF([.C3:.K3];&quot;U☻&quot;)" office:value-type="float" office:value="0" calcext:value-type="float">
            <text:p>0</text:p>
          </table:table-cell>
          <table:table-cell table:style-name="ce108" table:formula="of:=COUNTIF([.C3:.K3];&quot;KVIT&quot;)+COUNTIF([.C3:.K3];&quot;KVIT☻&quot;)" office:value-type="float" office:value="0" calcext:value-type="float">
            <text:p>0</text:p>
          </table:table-cell>
          <table:table-cell table:style-name="ce109" table:formula="of:=COUNTBLANK([.C3:.K3])" office:value-type="float" office:value="5" calcext:value-type="float">
            <text:p>5</text:p>
          </table:table-cell>
          <table:table-cell table:style-name="ce110" table:formula="of:=COUNTIF([.C3:.K3];&quot;x&quot;)" office:value-type="float" office:value="0" calcext:value-type="float">
            <text:p>0</text:p>
          </table:table-cell>
          <table:table-cell table:style-name="ce111" table:formula="of:=COUNTIF([.C3:.K3];&quot;51&quot;)+COUNTIF([.C3:.K3];&quot;51☻&quot;)+COUNTIF([.C3:.K3];&quot;2&quot;)+COUNTIF([.C3:.K3];&quot;52&quot;)+COUNTIF([.C3:.K3];&quot;52☻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8-03" calcext:value-type="date">
            <text:p>3. VIII. 08</text:p>
          </table:table-cell>
          <table:table-cell table:style-name="ce105" table:formula="of:=TEXT([.A4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office:annotation draw:style-name="gr47" draw:text-style-name="P6" svg:width="2.709cm" svg:height="1.529cm" svg:x="4.692cm" svg:y="0.23cm" draw:caption-point-x="-0.243cm" draw:caption-point-y="1.88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1" table:number-columns-repeated="2"/>
          <table:table-cell table:style-name="ce72"/>
          <table:table-cell table:style-name="ce21"/>
          <table:table-cell table:style-name="ce21" office:value-type="string" calcext:value-type="string">
            <text:p>D</text:p>
          </table:table-cell>
          <table:table-cell table:style-name="ce20"/>
          <table:table-cell table:style-name="ce21" office:value-type="string" calcext:value-type="string">
            <office:annotation draw:style-name="gr3" draw:text-style-name="P4" svg:width="2.972cm" svg:height="1.261cm" svg:x="13.793cm" svg:y="0.23cm" draw:caption-point-x="-0.232cm" draw:caption-point-y="1.886cm">
              <dc:date>2022-03-21T00:00:00</dc:date>
              <text:p text:style-name="P3">od 2.8. do 17.8.2008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08" table:formula="of:=COUNTIF([.C4:.K4];&quot;51&quot;)+COUNTIF([.C4:.K4];&quot;51☻&quot;)" office:value-type="float" office:value="0" calcext:value-type="float">
            <text:p>0</text:p>
          </table:table-cell>
          <table:table-cell table:style-name="ce108" table:formula="of:=COUNTIF([.C4:.K4];&quot;52&quot;)+COUNTIF([.C4:.K4];&quot;52☻&quot;)" office:value-type="float" office:value="0" calcext:value-type="float">
            <text:p>0</text:p>
          </table:table-cell>
          <table:table-cell table:style-name="ce108" table:formula="of:=COUNTIF([.C4:.K4];&quot;11-19&quot;)+COUNTIF([.C4:.K4];&quot;2&quot;)" office:value-type="float" office:value="0" calcext:value-type="float">
            <text:p>0</text:p>
          </table:table-cell>
          <table:table-cell table:style-name="ce108" table:formula="of:=COUNTIF([.C4:.K4];&quot;U&quot;)+COUNTIF([.C4:.K4];&quot;U☻&quot;)" office:value-type="float" office:value="0" calcext:value-type="float">
            <text:p>0</text:p>
          </table:table-cell>
          <table:table-cell table:style-name="ce108" table:formula="of:=COUNTIF([.C4:.K4];&quot;KVIT&quot;)+COUNTIF([.C4:.K4];&quot;KVIT☻&quot;)" office:value-type="float" office:value="0" calcext:value-type="float">
            <text:p>0</text:p>
          </table:table-cell>
          <table:table-cell table:style-name="ce109" table:formula="of:=COUNTBLANK([.C4:.K4])" office:value-type="float" office:value="5" calcext:value-type="float">
            <text:p>5</text:p>
          </table:table-cell>
          <table:table-cell table:style-name="ce110" table:formula="of:=COUNTIF([.C4:.K4];&quot;x&quot;)" office:value-type="float" office:value="0" calcext:value-type="float">
            <text:p>0</text:p>
          </table:table-cell>
          <table:table-cell table:style-name="ce111" table:formula="of:=COUNTIF([.C4:.K4];&quot;51&quot;)+COUNTIF([.C4:.K4];&quot;51☻&quot;)+COUNTIF([.C4:.K4];&quot;2&quot;)+COUNTIF([.C4:.K4];&quot;52&quot;)+COUNTIF([.C4:.K4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04" calcext:value-type="date">
            <text:p>4. VIII. 08</text:p>
          </table:table-cell>
          <table:table-cell table:style-name="ce104" table:formula="of:=TEXT([.A5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0.932cm" draw:caption-point-x="-0.243cm" draw:caption-point-y="1.88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office:annotation draw:style-name="gr3" draw:text-style-name="P4" svg:width="2.972cm" svg:height="1.261cm" svg:x="13.793cm" svg:y="0.932cm" draw:caption-point-x="-0.232cm" draw:caption-point-y="1.886cm">
              <dc:date>2022-03-21T00:00:00</dc:date>
              <text:p text:style-name="P3">od 2.8. do 17.8.2008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08" table:formula="of:=COUNTIF([.C5:.K5];&quot;51&quot;)+COUNTIF([.C5:.K5];&quot;51☻&quot;)" office:value-type="float" office:value="1" calcext:value-type="float">
            <text:p>1</text:p>
          </table:table-cell>
          <table:table-cell table:style-name="ce108" table:formula="of:=COUNTIF([.C5:.K5];&quot;52&quot;)+COUNTIF([.C5:.K5];&quot;52☻&quot;)" office:value-type="float" office:value="1" calcext:value-type="float">
            <text:p>1</text:p>
          </table:table-cell>
          <table:table-cell table:style-name="ce108" table:formula="of:=COUNTIF([.C5:.K5];&quot;11-19&quot;)+COUNTIF([.C5:.K5];&quot;2&quot;)" office:value-type="float" office:value="1" calcext:value-type="float">
            <text:p>1</text:p>
          </table:table-cell>
          <table:table-cell table:style-name="ce108" table:formula="of:=COUNTIF([.C5:.K5];&quot;U&quot;)+COUNTIF([.C5:.K5];&quot;U☻&quot;)" office:value-type="float" office:value="0" calcext:value-type="float">
            <text:p>0</text:p>
          </table:table-cell>
          <table:table-cell table:style-name="ce108" table:formula="of:=COUNTIF([.C5:.K5];&quot;KVIT&quot;)+COUNTIF([.C5:.K5];&quot;KVIT☻&quot;)" office:value-type="float" office:value="1" calcext:value-type="float">
            <text:p>1</text:p>
          </table:table-cell>
          <table:table-cell table:style-name="ce109" table:formula="of:=COUNTBLANK([.C5:.K5])" office:value-type="float" office:value="1" calcext:value-type="float">
            <text:p>1</text:p>
          </table:table-cell>
          <table:table-cell table:style-name="ce110" table:formula="of:=COUNTIF([.C5:.K5];&quot;x&quot;)" office:value-type="float" office:value="1" calcext:value-type="float">
            <text:p>1</text:p>
          </table:table-cell>
          <table:table-cell table:style-name="ce111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05" calcext:value-type="date">
            <text:p>5. VIII. 08</text:p>
          </table:table-cell>
          <table:table-cell table:style-name="ce104" table:formula="of:=TEXT([.A6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1.634cm" draw:caption-point-x="-0.243cm" draw:caption-point-y="1.88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office:annotation draw:style-name="gr3" draw:text-style-name="P4" svg:width="2.972cm" svg:height="1.261cm" svg:x="13.793cm" svg:y="1.634cm" draw:caption-point-x="-0.232cm" draw:caption-point-y="1.886cm">
              <dc:date>2022-03-21T00:00:00</dc:date>
              <text:p text:style-name="P3">od 2.8. do 17.8.2008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08" table:formula="of:=COUNTIF([.C6:.K6];&quot;51&quot;)+COUNTIF([.C6:.K6];&quot;51☻&quot;)" office:value-type="float" office:value="1" calcext:value-type="float">
            <text:p>1</text:p>
          </table:table-cell>
          <table:table-cell table:style-name="ce108" table:formula="of:=COUNTIF([.C6:.K6];&quot;52&quot;)+COUNTIF([.C6:.K6];&quot;52☻&quot;)" office:value-type="float" office:value="1" calcext:value-type="float">
            <text:p>1</text:p>
          </table:table-cell>
          <table:table-cell table:style-name="ce108" table:formula="of:=COUNTIF([.C6:.K6];&quot;11-19&quot;)+COUNTIF([.C6:.K6];&quot;2&quot;)" office:value-type="float" office:value="1" calcext:value-type="float">
            <text:p>1</text:p>
          </table:table-cell>
          <table:table-cell table:style-name="ce108" table:formula="of:=COUNTIF([.C6:.K6];&quot;U&quot;)+COUNTIF([.C6:.K6];&quot;U☻&quot;)" office:value-type="float" office:value="0" calcext:value-type="float">
            <text:p>0</text:p>
          </table:table-cell>
          <table:table-cell table:style-name="ce108" table:formula="of:=COUNTIF([.C6:.K6];&quot;KVIT&quot;)+COUNTIF([.C6:.K6];&quot;KVIT☻&quot;)" office:value-type="float" office:value="1" calcext:value-type="float">
            <text:p>1</text:p>
          </table:table-cell>
          <table:table-cell table:style-name="ce109" table:formula="of:=COUNTBLANK([.C6:.K6])" office:value-type="float" office:value="1" calcext:value-type="float">
            <text:p>1</text:p>
          </table:table-cell>
          <table:table-cell table:style-name="ce110" table:formula="of:=COUNTIF([.C6:.K6];&quot;x&quot;)" office:value-type="float" office:value="1" calcext:value-type="float">
            <text:p>1</text:p>
          </table:table-cell>
          <table:table-cell table:style-name="ce111" table:formula="of:=COUNTIF([.C6:.K6];&quot;51&quot;)+COUNTIF([.C6:.K6];&quot;51☻&quot;)+COUNTIF([.C6:.K6];&quot;2&quot;)+COUNTIF([.C6:.K6];&quot;52&quot;)+COUNTIF([.C6:.K6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06" calcext:value-type="date">
            <text:p>6. VIII. 08</text:p>
          </table:table-cell>
          <table:table-cell table:style-name="ce104" table:formula="of:=TEXT([.A7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48" draw:text-style-name="P6" svg:width="2.709cm" svg:height="1.529cm" svg:x="4.692cm" svg:y="2.336cm" draw:caption-point-x="-0.243cm" draw:caption-point-y="1.88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2"/>
          <table:table-cell table:style-name="ce3" office:value-type="string" calcext:value-type="string">
            <office:annotation draw:style-name="gr3" draw:text-style-name="P4" svg:width="2.972cm" svg:height="1.261cm" svg:x="13.793cm" svg:y="2.336cm" draw:caption-point-x="-0.232cm" draw:caption-point-y="1.886cm">
              <dc:date>2022-03-21T00:00:00</dc:date>
              <text:p text:style-name="P3">od 2.8. do 17.8.2008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08" table:formula="of:=COUNTIF([.C7:.K7];&quot;51&quot;)+COUNTIF([.C7:.K7];&quot;51☻&quot;)" office:value-type="float" office:value="1" calcext:value-type="float">
            <text:p>1</text:p>
          </table:table-cell>
          <table:table-cell table:style-name="ce108" table:formula="of:=COUNTIF([.C7:.K7];&quot;52&quot;)+COUNTIF([.C7:.K7];&quot;52☻&quot;)" office:value-type="float" office:value="1" calcext:value-type="float">
            <text:p>1</text:p>
          </table:table-cell>
          <table:table-cell table:style-name="ce108" table:formula="of:=COUNTIF([.C7:.K7];&quot;11-19&quot;)+COUNTIF([.C7:.K7];&quot;2&quot;)" office:value-type="float" office:value="1" calcext:value-type="float">
            <text:p>1</text:p>
          </table:table-cell>
          <table:table-cell table:style-name="ce108" table:formula="of:=COUNTIF([.C7:.K7];&quot;U&quot;)+COUNTIF([.C7:.K7];&quot;U☻&quot;)" office:value-type="float" office:value="0" calcext:value-type="float">
            <text:p>0</text:p>
          </table:table-cell>
          <table:table-cell table:style-name="ce108" table:formula="of:=COUNTIF([.C7:.K7];&quot;KVIT&quot;)+COUNTIF([.C7:.K7];&quot;KVIT☻&quot;)" office:value-type="float" office:value="1" calcext:value-type="float">
            <text:p>1</text:p>
          </table:table-cell>
          <table:table-cell table:style-name="ce109" table:formula="of:=COUNTBLANK([.C7:.K7])" office:value-type="float" office:value="1" calcext:value-type="float">
            <text:p>1</text:p>
          </table:table-cell>
          <table:table-cell table:style-name="ce110" table:formula="of:=COUNTIF([.C7:.K7];&quot;x&quot;)" office:value-type="float" office:value="1" calcext:value-type="float">
            <text:p>1</text:p>
          </table:table-cell>
          <table:table-cell table:style-name="ce111" table:formula="of:=COUNTIF([.C7:.K7];&quot;51&quot;)+COUNTIF([.C7:.K7];&quot;51☻&quot;)+COUNTIF([.C7:.K7];&quot;2&quot;)+COUNTIF([.C7:.K7];&quot;52&quot;)+COUNTIF([.C7:.K7];&quot;52☻&quot;)" office:value-type="float" office:value="2" calcext:value-type="float">
            <text:p>2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07" calcext:value-type="date">
            <text:p>7. VIII. 08</text:p>
          </table:table-cell>
          <table:table-cell table:style-name="ce104" table:formula="of:=TEXT([.A8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office:annotation draw:style-name="gr48" draw:text-style-name="P6" svg:width="2.709cm" svg:height="1.529cm" svg:x="4.692cm" svg:y="3.038cm" draw:caption-point-x="-0.243cm" draw:caption-point-y="1.88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8" draw:text-style-name="P4" svg:width="2.972cm" svg:height="1.25cm" svg:x="13.793cm" svg:y="3.038cm" draw:caption-point-x="-0.232cm" draw:caption-point-y="1.886cm">
              <dc:date>2022-03-21T00:00:00</dc:date>
              <text:p text:style-name="P3">od 2.8. do 17.8.2008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ŠOŠ</text:p>
          </table:table-cell>
          <table:table-cell table:style-name="ce107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08" table:formula="of:=COUNTIF([.C8:.K8];&quot;51&quot;)+COUNTIF([.C8:.K8];&quot;51☻&quot;)" office:value-type="float" office:value="1" calcext:value-type="float">
            <text:p>1</text:p>
          </table:table-cell>
          <table:table-cell table:style-name="ce108" table:formula="of:=COUNTIF([.C8:.K8];&quot;52&quot;)+COUNTIF([.C8:.K8];&quot;52☻&quot;)" office:value-type="float" office:value="1" calcext:value-type="float">
            <text:p>1</text:p>
          </table:table-cell>
          <table:table-cell table:style-name="ce108" table:formula="of:=COUNTIF([.C8:.K8];&quot;11-19&quot;)+COUNTIF([.C8:.K8];&quot;2&quot;)" office:value-type="float" office:value="1" calcext:value-type="float">
            <text:p>1</text:p>
          </table:table-cell>
          <table:table-cell table:style-name="ce108" table:formula="of:=COUNTIF([.C8:.K8];&quot;U&quot;)+COUNTIF([.C8:.K8];&quot;U☻&quot;)" office:value-type="float" office:value="0" calcext:value-type="float">
            <text:p>0</text:p>
          </table:table-cell>
          <table:table-cell table:style-name="ce108" table:formula="of:=COUNTIF([.C8:.K8];&quot;KVIT&quot;)+COUNTIF([.C8:.K8];&quot;KVIT☻&quot;)" office:value-type="float" office:value="1" calcext:value-type="float">
            <text:p>1</text:p>
          </table:table-cell>
          <table:table-cell table:style-name="ce109" table:formula="of:=COUNTBLANK([.C8:.K8])" office:value-type="float" office:value="1" calcext:value-type="float">
            <text:p>1</text:p>
          </table:table-cell>
          <table:table-cell table:style-name="ce110" table:formula="of:=COUNTIF([.C8:.K8];&quot;x&quot;)" office:value-type="float" office:value="1" calcext:value-type="float">
            <text:p>1</text:p>
          </table:table-cell>
          <table:table-cell table:style-name="ce111" table:formula="of:=COUNTIF([.C8:.K8];&quot;51&quot;)+COUNTIF([.C8:.K8];&quot;51☻&quot;)+COUNTIF([.C8:.K8];&quot;2&quot;)+COUNTIF([.C8:.K8];&quot;52&quot;)+COUNTIF([.C8:.K8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08" calcext:value-type="date">
            <text:p>8. VIII. 08</text:p>
          </table:table-cell>
          <table:table-cell table:style-name="ce104" table:formula="of:=TEXT([.A9];&quot;Ddd&quot;)" office:value-type="string" office:string-value="pet" calcext:value-type="string">
            <text:p>pet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3.73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office:value-type="string" calcext:value-type="string">
            <office:annotation draw:style-name="gr3" draw:text-style-name="P4" svg:width="2.972cm" svg:height="1.261cm" svg:x="13.793cm" svg:y="3.73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4" office:value-type="string" calcext:value-type="string">
            <text:p>PIN</text:p>
          </table:table-cell>
          <table:table-cell table:style-name="ce107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08" table:formula="of:=COUNTIF([.C9:.K9];&quot;51&quot;)+COUNTIF([.C9:.K9];&quot;51☻&quot;)" office:value-type="float" office:value="1" calcext:value-type="float">
            <text:p>1</text:p>
          </table:table-cell>
          <table:table-cell table:style-name="ce108" table:formula="of:=COUNTIF([.C9:.K9];&quot;52&quot;)+COUNTIF([.C9:.K9];&quot;52☻&quot;)" office:value-type="float" office:value="1" calcext:value-type="float">
            <text:p>1</text:p>
          </table:table-cell>
          <table:table-cell table:style-name="ce108" table:formula="of:=COUNTIF([.C9:.K9];&quot;11-19&quot;)+COUNTIF([.C9:.K9];&quot;2&quot;)" office:value-type="float" office:value="1" calcext:value-type="float">
            <text:p>1</text:p>
          </table:table-cell>
          <table:table-cell table:style-name="ce108" table:formula="of:=COUNTIF([.C9:.K9];&quot;U&quot;)+COUNTIF([.C9:.K9];&quot;U☻&quot;)" office:value-type="float" office:value="0" calcext:value-type="float">
            <text:p>0</text:p>
          </table:table-cell>
          <table:table-cell table:style-name="ce108" table:formula="of:=COUNTIF([.C9:.K9];&quot;KVIT&quot;)+COUNTIF([.C9:.K9];&quot;KVIT☻&quot;)" office:value-type="float" office:value="1" calcext:value-type="float">
            <text:p>1</text:p>
          </table:table-cell>
          <table:table-cell table:style-name="ce109" table:formula="of:=COUNTBLANK([.C9:.K9])" office:value-type="float" office:value="1" calcext:value-type="float">
            <text:p>1</text:p>
          </table:table-cell>
          <table:table-cell table:style-name="ce110" table:formula="of:=COUNTIF([.C9:.K9];&quot;x&quot;)" office:value-type="float" office:value="1" calcext:value-type="float">
            <text:p>1</text:p>
          </table:table-cell>
          <table:table-cell table:style-name="ce111" table:formula="of:=COUNTIF([.C9:.K9];&quot;51&quot;)+COUNTIF([.C9:.K9];&quot;51☻&quot;)+COUNTIF([.C9:.K9];&quot;2&quot;)+COUNTIF([.C9:.K9];&quot;52&quot;)+COUNTIF([.C9:.K9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8-09" calcext:value-type="date">
            <text:p>9. VIII. 08</text:p>
          </table:table-cell>
          <table:table-cell table:style-name="ce105" table:formula="of:=TEXT([.A10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office:annotation draw:style-name="gr47" draw:text-style-name="P6" svg:width="2.709cm" svg:height="1.529cm" svg:x="4.692cm" svg:y="4.432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1" table:number-columns-repeated="2"/>
          <table:table-cell table:style-name="ce72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office:annotation draw:style-name="gr3" draw:text-style-name="P4" svg:width="2.972cm" svg:height="1.261cm" svg:x="13.793cm" svg:y="4.432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PIN</text:p>
          </table:table-cell>
          <table:table-cell table:style-name="ce107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08" table:formula="of:=COUNTIF([.C10:.K10];&quot;51&quot;)+COUNTIF([.C10:.K10];&quot;51☻&quot;)" office:value-type="float" office:value="0" calcext:value-type="float">
            <text:p>0</text:p>
          </table:table-cell>
          <table:table-cell table:style-name="ce108" table:formula="of:=COUNTIF([.C10:.K10];&quot;52&quot;)+COUNTIF([.C10:.K10];&quot;52☻&quot;)" office:value-type="float" office:value="0" calcext:value-type="float">
            <text:p>0</text:p>
          </table:table-cell>
          <table:table-cell table:style-name="ce108" table:formula="of:=COUNTIF([.C10:.K10];&quot;11-19&quot;)+COUNTIF([.C10:.K10];&quot;2&quot;)" office:value-type="float" office:value="0" calcext:value-type="float">
            <text:p>0</text:p>
          </table:table-cell>
          <table:table-cell table:style-name="ce108" table:formula="of:=COUNTIF([.C10:.K10];&quot;U&quot;)+COUNTIF([.C10:.K10];&quot;U☻&quot;)" office:value-type="float" office:value="0" calcext:value-type="float">
            <text:p>0</text:p>
          </table:table-cell>
          <table:table-cell table:style-name="ce108" table:formula="of:=COUNTIF([.C10:.K10];&quot;KVIT&quot;)+COUNTIF([.C10:.K10];&quot;KVIT☻&quot;)" office:value-type="float" office:value="0" calcext:value-type="float">
            <text:p>0</text:p>
          </table:table-cell>
          <table:table-cell table:style-name="ce109" table:formula="of:=COUNTBLANK([.C10:.K10])" office:value-type="float" office:value="5" calcext:value-type="float">
            <text:p>5</text:p>
          </table:table-cell>
          <table:table-cell table:style-name="ce110" table:formula="of:=COUNTIF([.C10:.K10];&quot;x&quot;)" office:value-type="float" office:value="0" calcext:value-type="float">
            <text:p>0</text:p>
          </table:table-cell>
          <table:table-cell table:style-name="ce111" table:formula="of:=COUNTIF([.C10:.K10];&quot;51&quot;)+COUNTIF([.C10:.K10];&quot;51☻&quot;)+COUNTIF([.C10:.K10];&quot;2&quot;)+COUNTIF([.C10:.K10];&quot;52&quot;)+COUNTIF([.C10:.K10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8-10" calcext:value-type="date">
            <text:p>10. VIII. 08</text:p>
          </table:table-cell>
          <table:table-cell table:style-name="ce105" table:formula="of:=TEXT([.A11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office:annotation draw:style-name="gr47" draw:text-style-name="P6" svg:width="2.709cm" svg:height="1.529cm" svg:x="4.692cm" svg:y="5.134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0" table:number-columns-repeated="2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office:annotation draw:style-name="gr3" draw:text-style-name="P4" svg:width="2.972cm" svg:height="1.261cm" svg:x="13.793cm" svg:y="5.134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PIN</text:p>
          </table:table-cell>
          <table:table-cell table:style-name="ce107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08" table:formula="of:=COUNTIF([.C11:.K11];&quot;51&quot;)+COUNTIF([.C11:.K11];&quot;51☻&quot;)" office:value-type="float" office:value="0" calcext:value-type="float">
            <text:p>0</text:p>
          </table:table-cell>
          <table:table-cell table:style-name="ce108" table:formula="of:=COUNTIF([.C11:.K11];&quot;52&quot;)+COUNTIF([.C11:.K11];&quot;52☻&quot;)" office:value-type="float" office:value="0" calcext:value-type="float">
            <text:p>0</text:p>
          </table:table-cell>
          <table:table-cell table:style-name="ce108" table:formula="of:=COUNTIF([.C11:.K11];&quot;11-19&quot;)+COUNTIF([.C11:.K11];&quot;2&quot;)" office:value-type="float" office:value="0" calcext:value-type="float">
            <text:p>0</text:p>
          </table:table-cell>
          <table:table-cell table:style-name="ce108" table:formula="of:=COUNTIF([.C11:.K11];&quot;U&quot;)+COUNTIF([.C11:.K11];&quot;U☻&quot;)" office:value-type="float" office:value="0" calcext:value-type="float">
            <text:p>0</text:p>
          </table:table-cell>
          <table:table-cell table:style-name="ce108" table:formula="of:=COUNTIF([.C11:.K11];&quot;KVIT&quot;)+COUNTIF([.C11:.K11];&quot;KVIT☻&quot;)" office:value-type="float" office:value="0" calcext:value-type="float">
            <text:p>0</text:p>
          </table:table-cell>
          <table:table-cell table:style-name="ce109" table:formula="of:=COUNTBLANK([.C11:.K11])" office:value-type="float" office:value="5" calcext:value-type="float">
            <text:p>5</text:p>
          </table:table-cell>
          <table:table-cell table:style-name="ce110" table:formula="of:=COUNTIF([.C11:.K11];&quot;x&quot;)" office:value-type="float" office:value="0" calcext:value-type="float">
            <text:p>0</text:p>
          </table:table-cell>
          <table:table-cell table:style-name="ce111" table:formula="of:=COUNTIF([.C11:.K11];&quot;51&quot;)+COUNTIF([.C11:.K11];&quot;51☻&quot;)+COUNTIF([.C11:.K11];&quot;2&quot;)+COUNTIF([.C11:.K11];&quot;52&quot;)+COUNTIF([.C11:.K11];&quot;52☻&quot;)" office:value-type="float" office:value="0" calcext:value-type="float">
            <text:p>0</text:p>
          </table:table-cell>
          <table:table-cell table:style-name="ce14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11" calcext:value-type="date">
            <text:p>11. VIII. 08</text:p>
          </table:table-cell>
          <table:table-cell table:style-name="ce104" table:formula="of:=TEXT([.A12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5.836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2"/>
          <table:table-cell table:style-name="ce3" office:value-type="string" calcext:value-type="string">
            <office:annotation draw:style-name="gr3" draw:text-style-name="P4" svg:width="2.972cm" svg:height="1.261cm" svg:x="13.793cm" svg:y="5.836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PIN</text:p>
          </table:table-cell>
          <table:table-cell table:style-name="ce107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08" table:formula="of:=COUNTIF([.C12:.K12];&quot;51&quot;)+COUNTIF([.C12:.K12];&quot;51☻&quot;)" office:value-type="float" office:value="1" calcext:value-type="float">
            <text:p>1</text:p>
          </table:table-cell>
          <table:table-cell table:style-name="ce108" table:formula="of:=COUNTIF([.C12:.K12];&quot;52&quot;)+COUNTIF([.C12:.K12];&quot;52☻&quot;)" office:value-type="float" office:value="1" calcext:value-type="float">
            <text:p>1</text:p>
          </table:table-cell>
          <table:table-cell table:style-name="ce108" table:formula="of:=COUNTIF([.C12:.K12];&quot;11-19&quot;)+COUNTIF([.C12:.K12];&quot;2&quot;)" office:value-type="float" office:value="1" calcext:value-type="float">
            <text:p>1</text:p>
          </table:table-cell>
          <table:table-cell table:style-name="ce108" table:formula="of:=COUNTIF([.C12:.K12];&quot;U&quot;)+COUNTIF([.C12:.K12];&quot;U☻&quot;)" office:value-type="float" office:value="0" calcext:value-type="float">
            <text:p>0</text:p>
          </table:table-cell>
          <table:table-cell table:style-name="ce108" table:formula="of:=COUNTIF([.C12:.K12];&quot;KVIT&quot;)+COUNTIF([.C12:.K12];&quot;KVIT☻&quot;)" office:value-type="float" office:value="1" calcext:value-type="float">
            <text:p>1</text:p>
          </table:table-cell>
          <table:table-cell table:style-name="ce109" table:formula="of:=COUNTBLANK([.C12:.K12])" office:value-type="float" office:value="1" calcext:value-type="float">
            <text:p>1</text:p>
          </table:table-cell>
          <table:table-cell table:style-name="ce110" table:formula="of:=COUNTIF([.C12:.K12];&quot;x&quot;)" office:value-type="float" office:value="1" calcext:value-type="float">
            <text:p>1</text:p>
          </table:table-cell>
          <table:table-cell table:style-name="ce111" table:formula="of:=COUNTIF([.C12:.K12];&quot;51&quot;)+COUNTIF([.C12:.K12];&quot;51☻&quot;)+COUNTIF([.C12:.K12];&quot;2&quot;)+COUNTIF([.C12:.K12];&quot;52&quot;)+COUNTIF([.C12:.K12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12" calcext:value-type="date">
            <text:p>12. VIII. 08</text:p>
          </table:table-cell>
          <table:table-cell table:style-name="ce104" table:formula="of:=TEXT([.A13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6.538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75"/>
          <table:table-cell table:style-name="ce3" office:value-type="string" calcext:value-type="string">
            <office:annotation draw:style-name="gr3" draw:text-style-name="P4" svg:width="2.972cm" svg:height="1.261cm" svg:x="13.793cm" svg:y="6.538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PIN</text:p>
          </table:table-cell>
          <table:table-cell table:style-name="ce107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08" table:formula="of:=COUNTIF([.C13:.K13];&quot;51&quot;)+COUNTIF([.C13:.K13];&quot;51☻&quot;)" office:value-type="float" office:value="1" calcext:value-type="float">
            <text:p>1</text:p>
          </table:table-cell>
          <table:table-cell table:style-name="ce108" table:formula="of:=COUNTIF([.C13:.K13];&quot;52&quot;)+COUNTIF([.C13:.K13];&quot;52☻&quot;)" office:value-type="float" office:value="1" calcext:value-type="float">
            <text:p>1</text:p>
          </table:table-cell>
          <table:table-cell table:style-name="ce108" table:formula="of:=COUNTIF([.C13:.K13];&quot;11-19&quot;)+COUNTIF([.C13:.K13];&quot;2&quot;)" office:value-type="float" office:value="1" calcext:value-type="float">
            <text:p>1</text:p>
          </table:table-cell>
          <table:table-cell table:style-name="ce108" table:formula="of:=COUNTIF([.C13:.K13];&quot;U&quot;)+COUNTIF([.C13:.K13];&quot;U☻&quot;)" office:value-type="float" office:value="0" calcext:value-type="float">
            <text:p>0</text:p>
          </table:table-cell>
          <table:table-cell table:style-name="ce108" table:formula="of:=COUNTIF([.C13:.K13];&quot;KVIT&quot;)+COUNTIF([.C13:.K13];&quot;KVIT☻&quot;)" office:value-type="float" office:value="1" calcext:value-type="float">
            <text:p>1</text:p>
          </table:table-cell>
          <table:table-cell table:style-name="ce109" table:formula="of:=COUNTBLANK([.C13:.K13])" office:value-type="float" office:value="1" calcext:value-type="float">
            <text:p>1</text:p>
          </table:table-cell>
          <table:table-cell table:style-name="ce110" table:formula="of:=COUNTIF([.C13:.K13];&quot;x&quot;)" office:value-type="float" office:value="1" calcext:value-type="float">
            <text:p>1</text:p>
          </table:table-cell>
          <table:table-cell table:style-name="ce111" table:formula="of:=COUNTIF([.C13:.K13];&quot;51&quot;)+COUNTIF([.C13:.K13];&quot;51☻&quot;)+COUNTIF([.C13:.K13];&quot;2&quot;)+COUNTIF([.C13:.K13];&quot;52&quot;)+COUNTIF([.C13:.K1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13" calcext:value-type="date">
            <text:p>13. VIII. 08</text:p>
          </table:table-cell>
          <table:table-cell table:style-name="ce104" table:formula="of:=TEXT([.A14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7.24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52"/>
          <table:table-cell table:style-name="ce3" office:value-type="string" calcext:value-type="string">
            <office:annotation draw:style-name="gr3" draw:text-style-name="P4" svg:width="2.972cm" svg:height="1.261cm" svg:x="13.793cm" svg:y="7.24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PIN</text:p>
          </table:table-cell>
          <table:table-cell table:style-name="ce107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08" table:formula="of:=COUNTIF([.C14:.K14];&quot;51&quot;)+COUNTIF([.C14:.K14];&quot;51☻&quot;)" office:value-type="float" office:value="1" calcext:value-type="float">
            <text:p>1</text:p>
          </table:table-cell>
          <table:table-cell table:style-name="ce108" table:formula="of:=COUNTIF([.C14:.K14];&quot;52&quot;)+COUNTIF([.C14:.K14];&quot;52☻&quot;)" office:value-type="float" office:value="1" calcext:value-type="float">
            <text:p>1</text:p>
          </table:table-cell>
          <table:table-cell table:style-name="ce108" table:formula="of:=COUNTIF([.C14:.K14];&quot;11-19&quot;)+COUNTIF([.C14:.K14];&quot;2&quot;)" office:value-type="float" office:value="1" calcext:value-type="float">
            <text:p>1</text:p>
          </table:table-cell>
          <table:table-cell table:style-name="ce108" table:formula="of:=COUNTIF([.C14:.K14];&quot;U&quot;)+COUNTIF([.C14:.K14];&quot;U☻&quot;)" office:value-type="float" office:value="0" calcext:value-type="float">
            <text:p>0</text:p>
          </table:table-cell>
          <table:table-cell table:style-name="ce108" table:formula="of:=COUNTIF([.C14:.K14];&quot;KVIT&quot;)+COUNTIF([.C14:.K14];&quot;KVIT☻&quot;)" office:value-type="float" office:value="1" calcext:value-type="float">
            <text:p>1</text:p>
          </table:table-cell>
          <table:table-cell table:style-name="ce109" table:formula="of:=COUNTBLANK([.C14:.K14])" office:value-type="float" office:value="1" calcext:value-type="float">
            <text:p>1</text:p>
          </table:table-cell>
          <table:table-cell table:style-name="ce110" table:formula="of:=COUNTIF([.C14:.K14];&quot;x&quot;)" office:value-type="float" office:value="1" calcext:value-type="float">
            <text:p>1</text:p>
          </table:table-cell>
          <table:table-cell table:style-name="ce111" table:formula="of:=COUNTIF([.C14:.K14];&quot;51&quot;)+COUNTIF([.C14:.K14];&quot;51☻&quot;)+COUNTIF([.C14:.K14];&quot;2&quot;)+COUNTIF([.C14:.K14];&quot;52&quot;)+COUNTIF([.C14:.K14];&quot;52☻&quot;)" office:value-type="float" office:value="2" calcext:value-type="float">
            <text:p>2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08-14" calcext:value-type="date">
            <text:p>14. VIII. 08</text:p>
          </table:table-cell>
          <table:table-cell table:style-name="ce104" table:formula="of:=TEXT([.A15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office:annotation draw:style-name="gr47" draw:text-style-name="P6" svg:width="2.709cm" svg:height="1.529cm" svg:x="4.692cm" svg:y="7.942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1"/>
          <table:table-cell table:style-name="ce3" office:value-type="string" calcext:value-type="string">
            <office:annotation draw:style-name="gr3" draw:text-style-name="P4" svg:width="2.972cm" svg:height="1.261cm" svg:x="13.793cm" svg:y="7.942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PIN</text:p>
          </table:table-cell>
          <table:table-cell table:style-name="ce107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08" table:formula="of:=COUNTIF([.C15:.K15];&quot;51&quot;)+COUNTIF([.C15:.K15];&quot;51☻&quot;)" office:value-type="float" office:value="1" calcext:value-type="float">
            <text:p>1</text:p>
          </table:table-cell>
          <table:table-cell table:style-name="ce108" table:formula="of:=COUNTIF([.C15:.K15];&quot;52&quot;)+COUNTIF([.C15:.K15];&quot;52☻&quot;)" office:value-type="float" office:value="1" calcext:value-type="float">
            <text:p>1</text:p>
          </table:table-cell>
          <table:table-cell table:style-name="ce108" table:formula="of:=COUNTIF([.C15:.K15];&quot;11-19&quot;)+COUNTIF([.C15:.K15];&quot;2&quot;)" office:value-type="float" office:value="1" calcext:value-type="float">
            <text:p>1</text:p>
          </table:table-cell>
          <table:table-cell table:style-name="ce108" table:formula="of:=COUNTIF([.C15:.K15];&quot;U&quot;)+COUNTIF([.C15:.K15];&quot;U☻&quot;)" office:value-type="float" office:value="0" calcext:value-type="float">
            <text:p>0</text:p>
          </table:table-cell>
          <table:table-cell table:style-name="ce108" table:formula="of:=COUNTIF([.C15:.K15];&quot;KVIT&quot;)+COUNTIF([.C15:.K15];&quot;KVIT☻&quot;)" office:value-type="float" office:value="1" calcext:value-type="float">
            <text:p>1</text:p>
          </table:table-cell>
          <table:table-cell table:style-name="ce109" table:formula="of:=COUNTBLANK([.C15:.K15])" office:value-type="float" office:value="1" calcext:value-type="float">
            <text:p>1</text:p>
          </table:table-cell>
          <table:table-cell table:style-name="ce110" table:formula="of:=COUNTIF([.C15:.K15];&quot;x&quot;)" office:value-type="float" office:value="1" calcext:value-type="float">
            <text:p>1</text:p>
          </table:table-cell>
          <table:table-cell table:style-name="ce111" table:formula="of:=COUNTIF([.C15:.K15];&quot;51&quot;)+COUNTIF([.C15:.K15];&quot;51☻&quot;)+COUNTIF([.C15:.K15];&quot;2&quot;)+COUNTIF([.C15:.K15];&quot;52&quot;)+COUNTIF([.C15:.K1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8-15" calcext:value-type="date">
            <text:p>15. VIII. 08</text:p>
          </table:table-cell>
          <table:table-cell table:style-name="ce105" table:formula="of:=TEXT([.A16];&quot;Ddd&quot;)" office:value-type="string" office:string-value="pet" calcext:value-type="string">
            <text:p>pet</text:p>
          </table:table-cell>
          <table:table-cell table:style-name="ce21" office:value-type="string" calcext:value-type="string">
            <office:annotation draw:style-name="gr47" draw:text-style-name="P6" svg:width="2.709cm" svg:height="1.529cm" svg:x="4.692cm" svg:y="8.644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8" table:number-columns-repeated="2"/>
          <table:table-cell table:style-name="ce20" office:value-type="string" calcext:value-type="string">
            <office:annotation draw:style-name="gr30" draw:text-style-name="P4" svg:width="2.709cm" svg:height="1.017cm" svg:x="8.597cm" svg:y="8.644cm" draw:caption-point-x="-0.243cm" draw:caption-point-y="1.896cm">
              <dc:date>2022-03-21T00:00:00</dc:date>
              <text:p text:style-name="P3">Dopust: 15-31.8 </text:p>
            </office:annotation>
            <text:p>D</text:p>
          </table:table-cell>
          <table:table-cell table:number-columns-repeated="2" table:style-name="ce21" office:value-type="string" calcext:value-type="string">
            <text:p>D</text:p>
          </table:table-cell>
          <table:table-cell table:style-name="ce28"/>
          <table:table-cell table:style-name="ce21" office:value-type="string" calcext:value-type="string">
            <office:annotation draw:style-name="gr3" draw:text-style-name="P4" svg:width="2.972cm" svg:height="1.261cm" svg:x="13.793cm" svg:y="8.644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20" office:value-type="string" calcext:value-type="string">
            <text:p>☻</text:p>
          </table:table-cell>
          <table:table-cell table:style-name="ce34" office:value-type="string" calcext:value-type="string">
            <text:p>PIN</text:p>
          </table:table-cell>
          <table:table-cell table:style-name="ce107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08" table:formula="of:=COUNTIF([.C16:.K16];&quot;51&quot;)+COUNTIF([.C16:.K16];&quot;51☻&quot;)" office:value-type="float" office:value="0" calcext:value-type="float">
            <text:p>0</text:p>
          </table:table-cell>
          <table:table-cell table:style-name="ce108" table:formula="of:=COUNTIF([.C16:.K16];&quot;52&quot;)+COUNTIF([.C16:.K16];&quot;52☻&quot;)" office:value-type="float" office:value="0" calcext:value-type="float">
            <text:p>0</text:p>
          </table:table-cell>
          <table:table-cell table:style-name="ce108" table:formula="of:=COUNTIF([.C16:.K16];&quot;11-19&quot;)+COUNTIF([.C16:.K16];&quot;2&quot;)" office:value-type="float" office:value="0" calcext:value-type="float">
            <text:p>0</text:p>
          </table:table-cell>
          <table:table-cell table:style-name="ce108" table:formula="of:=COUNTIF([.C16:.K16];&quot;U&quot;)+COUNTIF([.C16:.K16];&quot;U☻&quot;)" office:value-type="float" office:value="0" calcext:value-type="float">
            <text:p>0</text:p>
          </table:table-cell>
          <table:table-cell table:style-name="ce108" table:formula="of:=COUNTIF([.C16:.K16];&quot;KVIT&quot;)+COUNTIF([.C16:.K16];&quot;KVIT☻&quot;)" office:value-type="float" office:value="0" calcext:value-type="float">
            <text:p>0</text:p>
          </table:table-cell>
          <table:table-cell table:style-name="ce109" table:formula="of:=COUNTBLANK([.C16:.K16])" office:value-type="float" office:value="3" calcext:value-type="float">
            <text:p>3</text:p>
          </table:table-cell>
          <table:table-cell table:style-name="ce110" table:formula="of:=COUNTIF([.C16:.K16];&quot;x&quot;)" office:value-type="float" office:value="0" calcext:value-type="float">
            <text:p>0</text:p>
          </table:table-cell>
          <table:table-cell table:style-name="ce111" table:formula="of:=COUNTIF([.C16:.K16];&quot;51&quot;)+COUNTIF([.C16:.K16];&quot;51☻&quot;)+COUNTIF([.C16:.K16];&quot;2&quot;)+COUNTIF([.C16:.K16];&quot;52&quot;)+COUNTIF([.C16:.K16];&quot;52☻&quot;)" office:value-type="float" office:value="0" calcext:value-type="float">
            <text:p>0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8-16" calcext:value-type="date">
            <text:p>16. VIII. 08</text:p>
          </table:table-cell>
          <table:table-cell table:style-name="ce105" table:formula="of:=TEXT([.A17];&quot;Ddd&quot;)" office:value-type="string" office:string-value="sob" calcext:value-type="string">
            <text:p>sob</text:p>
          </table:table-cell>
          <table:table-cell table:style-name="ce21" office:value-type="string" calcext:value-type="string">
            <office:annotation draw:style-name="gr47" draw:text-style-name="P6" svg:width="2.709cm" svg:height="1.529cm" svg:x="4.692cm" svg:y="9.346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office:annotation draw:style-name="gr30" draw:text-style-name="P4" svg:width="2.709cm" svg:height="1.017cm" svg:x="8.597cm" svg:y="9.346cm" draw:caption-point-x="-0.243cm" draw:caption-point-y="1.896cm">
              <dc:date>2022-03-21T00:00:00</dc:date>
              <text:p text:style-name="P3">Dopust: 15-31.8 </text:p>
            </office:annotation>
            <text:p>D</text:p>
          </table:table-cell>
          <table:table-cell table:number-columns-repeated="2"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office:annotation draw:style-name="gr3" draw:text-style-name="P4" svg:width="2.972cm" svg:height="1.261cm" svg:x="13.793cm" svg:y="9.346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MŠŠ</text:p>
          </table:table-cell>
          <table:table-cell table:style-name="ce107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08" table:formula="of:=COUNTIF([.C17:.K17];&quot;51&quot;)+COUNTIF([.C17:.K17];&quot;51☻&quot;)" office:value-type="float" office:value="0" calcext:value-type="float">
            <text:p>0</text:p>
          </table:table-cell>
          <table:table-cell table:style-name="ce108" table:formula="of:=COUNTIF([.C17:.K17];&quot;52&quot;)+COUNTIF([.C17:.K17];&quot;52☻&quot;)" office:value-type="float" office:value="0" calcext:value-type="float">
            <text:p>0</text:p>
          </table:table-cell>
          <table:table-cell table:style-name="ce108" table:formula="of:=COUNTIF([.C17:.K17];&quot;11-19&quot;)+COUNTIF([.C17:.K17];&quot;2&quot;)" office:value-type="float" office:value="0" calcext:value-type="float">
            <text:p>0</text:p>
          </table:table-cell>
          <table:table-cell table:style-name="ce108" table:formula="of:=COUNTIF([.C17:.K17];&quot;U&quot;)+COUNTIF([.C17:.K17];&quot;U☻&quot;)" office:value-type="float" office:value="0" calcext:value-type="float">
            <text:p>0</text:p>
          </table:table-cell>
          <table:table-cell table:style-name="ce108" table:formula="of:=COUNTIF([.C17:.K17];&quot;KVIT&quot;)+COUNTIF([.C17:.K17];&quot;KVIT☻&quot;)" office:value-type="float" office:value="0" calcext:value-type="float">
            <text:p>0</text:p>
          </table:table-cell>
          <table:table-cell table:style-name="ce109" table:formula="of:=COUNTBLANK([.C17:.K17])" office:value-type="float" office:value="3" calcext:value-type="float">
            <text:p>3</text:p>
          </table:table-cell>
          <table:table-cell table:style-name="ce110" table:formula="of:=COUNTIF([.C17:.K17];&quot;x&quot;)" office:value-type="float" office:value="0" calcext:value-type="float">
            <text:p>0</text:p>
          </table:table-cell>
          <table:table-cell table:style-name="ce111" table:formula="of:=COUNTIF([.C17:.K17];&quot;51&quot;)+COUNTIF([.C17:.K17];&quot;51☻&quot;)+COUNTIF([.C17:.K17];&quot;2&quot;)+COUNTIF([.C17:.K17];&quot;52&quot;)+COUNTIF([.C17:.K17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8-17" calcext:value-type="date">
            <text:p>17. VIII. 08</text:p>
          </table:table-cell>
          <table:table-cell table:style-name="ce105" table:formula="of:=TEXT([.A18];&quot;Ddd&quot;)" office:value-type="string" office:string-value="ned" calcext:value-type="string">
            <text:p>ned</text:p>
          </table:table-cell>
          <table:table-cell table:style-name="ce21" office:value-type="string" calcext:value-type="string">
            <office:annotation draw:style-name="gr48" draw:text-style-name="P6" svg:width="2.709cm" svg:height="1.529cm" svg:x="4.692cm" svg:y="10.048cm" draw:caption-point-x="-0.243cm" draw:caption-point-y="1.896cm">
              <dc:date>2022-03-21T00:00:00</dc:date>
              <text:p text:style-name="P5">dopust, od 21. julija do 17, avgusta </text:p>
            </office:annotation>
            <text:p>D</text:p>
          </table:table-cell>
          <table:table-cell table:style-name="ce72"/>
          <table:table-cell table:style-name="ce6" office:value-type="string" calcext:value-type="string">
            <text:p>☻</text:p>
          </table:table-cell>
          <table:table-cell table:style-name="ce20" office:value-type="string" calcext:value-type="string">
            <office:annotation draw:style-name="gr30" draw:text-style-name="P4" svg:width="2.709cm" svg:height="1.017cm" svg:x="8.597cm" svg:y="10.048cm" draw:caption-point-x="-0.243cm" draw:caption-point-y="1.896cm">
              <dc:date>2022-03-21T00:00:00</dc:date>
              <text:p text:style-name="P3">Dopust: 15-31.8 </text:p>
            </office:annotation>
            <text:p>D</text:p>
          </table:table-cell>
          <table:table-cell table:number-columns-repeated="2" table:style-name="ce21" office:value-type="string" calcext:value-type="string">
            <text:p>D</text:p>
          </table:table-cell>
          <table:table-cell table:style-name="ce73"/>
          <table:table-cell table:style-name="ce21" office:value-type="string" calcext:value-type="string">
            <office:annotation draw:style-name="gr8" draw:text-style-name="P4" svg:width="2.972cm" svg:height="1.25cm" svg:x="13.793cm" svg:y="10.048cm" draw:caption-point-x="-0.232cm" draw:caption-point-y="1.896cm">
              <dc:date>2022-03-21T00:00:00</dc:date>
              <text:p text:style-name="P3">od 2.8. do 17.8.2008</text:p>
            </office:annotation>
            <text:p>D</text:p>
          </table:table-cell>
          <table:table-cell table:style-name="ce21"/>
          <table:table-cell table:style-name="ce34" office:value-type="string" calcext:value-type="string">
            <text:p>MŠŠ</text:p>
          </table:table-cell>
          <table:table-cell table:style-name="ce107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08" table:formula="of:=COUNTIF([.C18:.K18];&quot;51&quot;)+COUNTIF([.C18:.K18];&quot;51☻&quot;)" office:value-type="float" office:value="0" calcext:value-type="float">
            <text:p>0</text:p>
          </table:table-cell>
          <table:table-cell table:style-name="ce108" table:formula="of:=COUNTIF([.C18:.K18];&quot;52&quot;)+COUNTIF([.C18:.K18];&quot;52☻&quot;)" office:value-type="float" office:value="0" calcext:value-type="float">
            <text:p>0</text:p>
          </table:table-cell>
          <table:table-cell table:style-name="ce108" table:formula="of:=COUNTIF([.C18:.K18];&quot;11-19&quot;)+COUNTIF([.C18:.K18];&quot;2&quot;)" office:value-type="float" office:value="0" calcext:value-type="float">
            <text:p>0</text:p>
          </table:table-cell>
          <table:table-cell table:style-name="ce108" table:formula="of:=COUNTIF([.C18:.K18];&quot;U&quot;)+COUNTIF([.C18:.K18];&quot;U☻&quot;)" office:value-type="float" office:value="0" calcext:value-type="float">
            <text:p>0</text:p>
          </table:table-cell>
          <table:table-cell table:style-name="ce108" table:formula="of:=COUNTIF([.C18:.K18];&quot;KVIT&quot;)+COUNTIF([.C18:.K18];&quot;KVIT☻&quot;)" office:value-type="float" office:value="0" calcext:value-type="float">
            <text:p>0</text:p>
          </table:table-cell>
          <table:table-cell table:style-name="ce109" table:formula="of:=COUNTBLANK([.C18:.K18])" office:value-type="float" office:value="3" calcext:value-type="float">
            <text:p>3</text:p>
          </table:table-cell>
          <table:table-cell table:style-name="ce110" table:formula="of:=COUNTIF([.C18:.K18];&quot;x&quot;)" office:value-type="float" office:value="0" calcext:value-type="float">
            <text:p>0</text:p>
          </table:table-cell>
          <table:table-cell table:style-name="ce111" table:formula="of:=COUNTIF([.C18:.K18];&quot;51&quot;)+COUNTIF([.C18:.K18];&quot;51☻&quot;)+COUNTIF([.C18:.K18];&quot;2&quot;)+COUNTIF([.C18:.K18];&quot;52&quot;)+COUNTIF([.C18:.K18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18" calcext:value-type="date">
            <text:p>18. VIII. 08</text:p>
          </table:table-cell>
          <table:table-cell table:style-name="ce104" table:formula="of:=TEXT([.A19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3" draw:text-style-name="P4" svg:width="2.709cm" svg:height="1.261cm" svg:x="4.692cm" svg:y="10.739cm" draw:caption-point-x="-0.243cm" draw:caption-point-y="1.907cm">
              <dc:date>2022-03-21T00:00:00</dc:date>
              <text:p text:style-name="P3">Avgust: 18-21: operacije otrok</text:p>
            </office:annotation>
            <text:p>51</text:p>
          </table:table-cell>
          <table:table-cell table:style-name="ce2" table:formula="of:=[$februar.$W$3]" office:value-type="string" office:string-value="52☻" calcext:value-type="string">
            <text:p>52☻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0.739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/>
          <table:table-cell table:style-name="ce3" office:value-type="string" calcext:value-type="string">
            <office:annotation draw:style-name="gr3" draw:text-style-name="P4" svg:width="2.972cm" svg:height="1.261cm" svg:x="13.793cm" svg:y="10.739cm" draw:caption-point-x="-0.232cm" draw:caption-point-y="1.907cm">
              <dc:date>2022-03-21T00:00:00</dc:date>
              <text:p text:style-name="P3">Avgust: 18-21: operacije otrok</text:p>
            </office:annotation>
            <text:p>11-19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4" office:value-type="string" calcext:value-type="string">
            <text:p>HOL</text:p>
          </table:table-cell>
          <table:table-cell table:style-name="ce107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08" table:formula="of:=COUNTIF([.C19:.K19];&quot;51&quot;)+COUNTIF([.C19:.K19];&quot;51☻&quot;)" office:value-type="float" office:value="1" calcext:value-type="float">
            <text:p>1</text:p>
          </table:table-cell>
          <table:table-cell table:style-name="ce108" table:formula="of:=COUNTIF([.C19:.K19];&quot;52&quot;)+COUNTIF([.C19:.K19];&quot;52☻&quot;)" office:value-type="float" office:value="1" calcext:value-type="float">
            <text:p>1</text:p>
          </table:table-cell>
          <table:table-cell table:style-name="ce108" table:formula="of:=COUNTIF([.C19:.K19];&quot;11-19&quot;)+COUNTIF([.C19:.K19];&quot;2&quot;)" office:value-type="float" office:value="1" calcext:value-type="float">
            <text:p>1</text:p>
          </table:table-cell>
          <table:table-cell table:style-name="ce108" table:formula="of:=COUNTIF([.C19:.K19];&quot;U&quot;)+COUNTIF([.C19:.K19];&quot;U☻&quot;)" office:value-type="float" office:value="0" calcext:value-type="float">
            <text:p>0</text:p>
          </table:table-cell>
          <table:table-cell table:style-name="ce108" table:formula="of:=COUNTIF([.C19:.K19];&quot;KVIT&quot;)+COUNTIF([.C19:.K19];&quot;KVIT☻&quot;)" office:value-type="float" office:value="1" calcext:value-type="float">
            <text:p>1</text:p>
          </table:table-cell>
          <table:table-cell table:style-name="ce109" table:formula="of:=COUNTBLANK([.C19:.K19])" office:value-type="float" office:value="1" calcext:value-type="float">
            <text:p>1</text:p>
          </table:table-cell>
          <table:table-cell table:style-name="ce110" table:formula="of:=COUNTIF([.C19:.K19];&quot;x&quot;)" office:value-type="float" office:value="1" calcext:value-type="float">
            <text:p>1</text:p>
          </table:table-cell>
          <table:table-cell table:style-name="ce111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19" calcext:value-type="date">
            <text:p>19. VIII. 08</text:p>
          </table:table-cell>
          <table:table-cell table:style-name="ce104" table:formula="of:=TEXT([.A20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3" draw:text-style-name="P4" svg:width="2.709cm" svg:height="1.261cm" svg:x="4.692cm" svg:y="11.441cm" draw:caption-point-x="-0.243cm" draw:caption-point-y="1.907cm">
              <dc:date>2022-03-21T00:00:00</dc:date>
              <text:p text:style-name="P3">Avgust: 18-21: operacije otrok</text:p>
            </office:annotation>
            <text:p>11-19</text:p>
          </table:table-cell>
          <table:table-cell table:style-name="ce3" office:value-type="string" calcext:value-type="string">
            <office:annotation draw:style-name="gr3" draw:text-style-name="P4" svg:width="2.71cm" svg:height="1.261cm" svg:x="5.993cm" svg:y="11.441cm" draw:caption-point-x="-0.243cm" draw:caption-point-y="1.907cm">
              <dc:date>2022-03-21T00:00:00</dc:date>
              <text:p text:style-name="P3">Avgust: 18-21: operacije otrok</text:p>
            </office:annotation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1.441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/>
          <table:table-cell table:style-name="ce3" office:value-type="string" calcext:value-type="string">
            <office:annotation draw:style-name="gr3" draw:text-style-name="P4" svg:width="2.972cm" svg:height="1.261cm" svg:x="13.793cm" svg:y="11.441cm" draw:caption-point-x="-0.232cm" draw:caption-point-y="1.907cm">
              <dc:date>2022-03-21T00:00:00</dc:date>
              <text:p text:style-name="P3">Avgust: 18-21: operacije otrok</text:p>
            </office:annotation>
            <text:p>51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4" office:value-type="string" calcext:value-type="string">
            <text:p>HOL</text:p>
          </table:table-cell>
          <table:table-cell table:style-name="ce107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08" table:formula="of:=COUNTIF([.C20:.K20];&quot;51&quot;)+COUNTIF([.C20:.K20];&quot;51☻&quot;)" office:value-type="float" office:value="1" calcext:value-type="float">
            <text:p>1</text:p>
          </table:table-cell>
          <table:table-cell table:style-name="ce108" table:formula="of:=COUNTIF([.C20:.K20];&quot;52&quot;)+COUNTIF([.C20:.K20];&quot;52☻&quot;)" office:value-type="float" office:value="1" calcext:value-type="float">
            <text:p>1</text:p>
          </table:table-cell>
          <table:table-cell table:style-name="ce108" table:formula="of:=COUNTIF([.C20:.K20];&quot;11-19&quot;)+COUNTIF([.C20:.K20];&quot;2&quot;)" office:value-type="float" office:value="1" calcext:value-type="float">
            <text:p>1</text:p>
          </table:table-cell>
          <table:table-cell table:style-name="ce108" table:formula="of:=COUNTIF([.C20:.K20];&quot;U&quot;)+COUNTIF([.C20:.K20];&quot;U☻&quot;)" office:value-type="float" office:value="0" calcext:value-type="float">
            <text:p>0</text:p>
          </table:table-cell>
          <table:table-cell table:style-name="ce108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109" table:formula="of:=COUNTBLANK([.C20:.K20])" office:value-type="float" office:value="1" calcext:value-type="float">
            <text:p>1</text:p>
          </table:table-cell>
          <table:table-cell table:style-name="ce110" table:formula="of:=COUNTIF([.C20:.K20];&quot;x&quot;)" office:value-type="float" office:value="1" calcext:value-type="float">
            <text:p>1</text:p>
          </table:table-cell>
          <table:table-cell table:style-name="ce111" table:formula="of:=COUNTIF([.C20:.K20];&quot;51&quot;)+COUNTIF([.C20:.K20];&quot;51☻&quot;)+COUNTIF([.C20:.K20];&quot;2&quot;)+COUNTIF([.C20:.K20];&quot;52&quot;)+COUNTIF([.C20:.K20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0" calcext:value-type="date">
            <text:p>20. VIII. 08</text:p>
          </table:table-cell>
          <table:table-cell table:style-name="ce104" table:formula="of:=TEXT([.A21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3" draw:text-style-name="P4" svg:width="2.709cm" svg:height="1.261cm" svg:x="4.692cm" svg:y="12.143cm" draw:caption-point-x="-0.243cm" draw:caption-point-y="1.907cm">
              <dc:date>2022-03-21T00:00:00</dc:date>
              <text:p text:style-name="P3">Avgust: 18-21: operacije otrok</text:p>
            </office:annotation>
            <text:p>51</text:p>
          </table:table-cell>
          <table:table-cell table:style-name="ce106" office:value-type="string" calcext:value-type="string">
            <office:annotation draw:style-name="gr3" draw:text-style-name="P4" svg:width="2.71cm" svg:height="1.261cm" svg:x="5.993cm" svg:y="12.143cm" draw:caption-point-x="-0.243cm" draw:caption-point-y="1.907cm">
              <dc:date>2022-03-21T00:00:00</dc:date>
              <text:p text:style-name="P3">Avgust: 18-21: operacije otrok</text:p>
            </office:annotation>
            <text:p>KVIT☻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2.143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"/>
          <table:table-cell table:style-name="ce3" office:value-type="string" calcext:value-type="string">
            <office:annotation draw:style-name="gr3" draw:text-style-name="P4" svg:width="2.972cm" svg:height="1.261cm" svg:x="13.793cm" svg:y="12.143cm" draw:caption-point-x="-0.232cm" draw:caption-point-y="1.907cm">
              <dc:date>2022-03-21T00:00:00</dc:date>
              <text:p text:style-name="P3">Avgust: 18-21: operacije otrok</text:p>
            </office:annotation>
            <text:p>2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07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08" table:formula="of:=COUNTIF([.C21:.K21];&quot;51&quot;)+COUNTIF([.C21:.K21];&quot;51☻&quot;)" office:value-type="float" office:value="1" calcext:value-type="float">
            <text:p>1</text:p>
          </table:table-cell>
          <table:table-cell table:style-name="ce108" table:formula="of:=COUNTIF([.C21:.K21];&quot;52&quot;)+COUNTIF([.C21:.K21];&quot;52☻&quot;)" office:value-type="float" office:value="0" calcext:value-type="float">
            <text:p>0</text:p>
          </table:table-cell>
          <table:table-cell table:style-name="ce108" table:formula="of:=COUNTIF([.C21:.K21];&quot;11-19&quot;)+COUNTIF([.C21:.K21];&quot;2&quot;)" office:value-type="float" office:value="1" calcext:value-type="float">
            <text:p>1</text:p>
          </table:table-cell>
          <table:table-cell table:style-name="ce108" table:formula="of:=COUNTIF([.C21:.K21];&quot;U&quot;)+COUNTIF([.C21:.K21];&quot;U☻&quot;)" office:value-type="float" office:value="0" calcext:value-type="float">
            <text:p>0</text:p>
          </table:table-cell>
          <table:table-cell table:style-name="ce108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109" table:formula="of:=COUNTBLANK([.C21:.K21])" office:value-type="float" office:value="1" calcext:value-type="float">
            <text:p>1</text:p>
          </table:table-cell>
          <table:table-cell table:style-name="ce110" table:formula="of:=COUNTIF([.C21:.K21];&quot;x&quot;)" office:value-type="float" office:value="1" calcext:value-type="float">
            <text:p>1</text:p>
          </table:table-cell>
          <table:table-cell table:style-name="ce111" table:formula="of:=COUNTIF([.C21:.K21];&quot;51&quot;)+COUNTIF([.C21:.K21];&quot;51☻&quot;)+COUNTIF([.C21:.K21];&quot;2&quot;)+COUNTIF([.C21:.K21];&quot;52&quot;)+COUNTIF([.C21:.K21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1" calcext:value-type="date">
            <text:p>21. VIII. 08</text:p>
          </table:table-cell>
          <table:table-cell table:style-name="ce104" table:formula="of:=TEXT([.A22];&quot;Ddd&quot;)" office:value-type="string" office:string-value="čet" calcext:value-type="string">
            <text:p>čet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49" draw:text-style-name="P4" svg:width="2.71cm" svg:height="3.387cm" svg:x="5.993cm" svg:y="12.845cm" draw:caption-point-x="-0.243cm" draw:caption-point-y="1.907cm">
              <dc:date>2022-03-21T00:00:00</dc:date>
              <text:p text:style-name="P3">dežurna v četrtek 21 avgusta. Še raje pa bi imela 22 avgusta dopust Avgust: 18-21: operacije otrok</text:p>
            </office:annotation>
            <text:p>X</text:p>
          </table:table-cell>
          <table:table-cell table:style-name="ce3" table:formula="of:=[$februar.$W$5]" office:value-type="string" office:string-value="52" calcext:value-type="string">
            <text:p>52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2.845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15"/>
          <table:table-cell table:style-name="ce2" office:value-type="string" calcext:value-type="string">
            <office:annotation draw:style-name="gr3" draw:text-style-name="P4" svg:width="2.972cm" svg:height="1.261cm" svg:x="13.793cm" svg:y="12.845cm" draw:caption-point-x="-0.232cm" draw:caption-point-y="1.907cm">
              <dc:date>2022-03-21T00:00:00</dc:date>
              <text:p text:style-name="P3">Avgust: 18-21: operacije otrok</text:p>
            </office:annotation>
            <text:p>51☻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4" office:value-type="string" calcext:value-type="string">
            <text:p>HOL</text:p>
          </table:table-cell>
          <table:table-cell table:style-name="ce107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08" table:formula="of:=COUNTIF([.C22:.K22];&quot;51&quot;)+COUNTIF([.C22:.K22];&quot;51☻&quot;)" office:value-type="float" office:value="1" calcext:value-type="float">
            <text:p>1</text:p>
          </table:table-cell>
          <table:table-cell table:style-name="ce108" table:formula="of:=COUNTIF([.C22:.K22];&quot;52&quot;)+COUNTIF([.C22:.K22];&quot;52☻&quot;)" office:value-type="float" office:value="1" calcext:value-type="float">
            <text:p>1</text:p>
          </table:table-cell>
          <table:table-cell table:style-name="ce108" table:formula="of:=COUNTIF([.C22:.K22];&quot;11-19&quot;)+COUNTIF([.C22:.K22];&quot;2&quot;)" office:value-type="float" office:value="0" calcext:value-type="float">
            <text:p>0</text:p>
          </table:table-cell>
          <table:table-cell table:style-name="ce108" table:formula="of:=COUNTIF([.C22:.K22];&quot;U&quot;)+COUNTIF([.C22:.K22];&quot;U☻&quot;)" office:value-type="float" office:value="0" calcext:value-type="float">
            <text:p>0</text:p>
          </table:table-cell>
          <table:table-cell table:style-name="ce108" table:formula="of:=COUNTIF([.C22:.K22];&quot;KVIT&quot;)+COUNTIF([.C22:.K22];&quot;KVIT☻&quot;)" office:value-type="float" office:value="1" calcext:value-type="float">
            <text:p>1</text:p>
          </table:table-cell>
          <table:table-cell table:style-name="ce109" table:formula="of:=COUNTBLANK([.C22:.K22])" office:value-type="float" office:value="1" calcext:value-type="float">
            <text:p>1</text:p>
          </table:table-cell>
          <table:table-cell table:style-name="ce110" table:formula="of:=COUNTIF([.C22:.K22];&quot;x&quot;)" office:value-type="float" office:value="1" calcext:value-type="float">
            <text:p>1</text:p>
          </table:table-cell>
          <table:table-cell table:style-name="ce111" table:formula="of:=COUNTIF([.C22:.K22];&quot;51&quot;)+COUNTIF([.C22:.K22];&quot;51☻&quot;)+COUNTIF([.C22:.K22];&quot;2&quot;)+COUNTIF([.C22:.K22];&quot;52&quot;)+COUNTIF([.C22:.K22];&quot;52☻&quot;)" office:value-type="float" office:value="2" calcext:value-type="float">
            <text:p>2</text:p>
          </table:table-cell>
          <table:table-cell table:style-name="ce38"/>
          <table:table-cell table:style-name="ce14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08-22" calcext:value-type="date">
            <text:p>22. VIII. 08</text:p>
          </table:table-cell>
          <table:table-cell table:style-name="ce104" table:formula="of:=TEXT([.A23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3.547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4" office:value-type="string" calcext:value-type="string">
            <text:p>HOL</text:p>
          </table:table-cell>
          <table:table-cell table:style-name="ce107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08" table:formula="of:=COUNTIF([.C23:.K23];&quot;51&quot;)+COUNTIF([.C23:.K23];&quot;51☻&quot;)" office:value-type="float" office:value="1" calcext:value-type="float">
            <text:p>1</text:p>
          </table:table-cell>
          <table:table-cell table:style-name="ce108" table:formula="of:=COUNTIF([.C23:.K23];&quot;52&quot;)+COUNTIF([.C23:.K23];&quot;52☻&quot;)" office:value-type="float" office:value="1" calcext:value-type="float">
            <text:p>1</text:p>
          </table:table-cell>
          <table:table-cell table:style-name="ce108" table:formula="of:=COUNTIF([.C23:.K23];&quot;11-19&quot;)+COUNTIF([.C23:.K23];&quot;2&quot;)" office:value-type="float" office:value="0" calcext:value-type="float">
            <text:p>0</text:p>
          </table:table-cell>
          <table:table-cell table:style-name="ce108" table:formula="of:=COUNTIF([.C23:.K23];&quot;U&quot;)+COUNTIF([.C23:.K23];&quot;U☻&quot;)" office:value-type="float" office:value="0" calcext:value-type="float">
            <text:p>0</text:p>
          </table:table-cell>
          <table:table-cell table:style-name="ce108" table:formula="of:=COUNTIF([.C23:.K23];&quot;KVIT&quot;)+COUNTIF([.C23:.K23];&quot;KVIT☻&quot;)" office:value-type="float" office:value="1" calcext:value-type="float">
            <text:p>1</text:p>
          </table:table-cell>
          <table:table-cell table:style-name="ce109" table:formula="of:=COUNTBLANK([.C23:.K23])" office:value-type="float" office:value="1" calcext:value-type="float">
            <text:p>1</text:p>
          </table:table-cell>
          <table:table-cell table:style-name="ce110" table:formula="of:=COUNTIF([.C23:.K23];&quot;x&quot;)" office:value-type="float" office:value="1" calcext:value-type="float">
            <text:p>1</text:p>
          </table:table-cell>
          <table:table-cell table:style-name="ce111" table:formula="of:=COUNTIF([.C23:.K23];&quot;51&quot;)+COUNTIF([.C23:.K23];&quot;51☻&quot;)+COUNTIF([.C23:.K23];&quot;2&quot;)+COUNTIF([.C23:.K23];&quot;52&quot;)+COUNTIF([.C23:.K23];&quot;52☻&quot;)" office:value-type="float" office:value="2" calcext:value-type="float">
            <text:p>2</text:p>
          </table:table-cell>
          <table:table-cell table:style-name="ce38"/>
          <table:table-cell table:style-name="ce14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08-23" calcext:value-type="date">
            <text:p>23. VIII. 08</text:p>
          </table:table-cell>
          <table:table-cell table:style-name="ce105" table:formula="of:=TEXT([.A24];&quot;Ddd&quot;)" office:value-type="string" office:string-value="sob" calcext:value-type="string">
            <text:p>sob</text:p>
          </table:table-cell>
          <table:table-cell table:style-name="ce22">
            <office:annotation draw:style-name="gr3" draw:text-style-name="P4" svg:width="2.709cm" svg:height="1.412cm" svg:x="4.692cm" svg:y="14.249cm" draw:caption-point-x="-0.243cm" draw:caption-point-y="1.907cm">
              <dc:date>2022-03-21T00:00:00</dc:date>
              <text:p text:style-name="P3">23. in 24. ali 30. in 31 s KVIT</text:p>
            </office:annotation>
          </table:table-cell>
          <table:table-cell table:style-name="ce72">
            <office:annotation draw:style-name="gr44" draw:text-style-name="P12" svg:width="2.71cm" svg:height="1.261cm" svg:x="5.993cm" svg:y="14.249cm" draw:caption-point-x="-0.243cm" draw:caption-point-y="1.907cm">
              <dc:date>2022-03-21T00:00:00</dc:date>
              <text:p text:style-name="P11"><text:s/><text:span text:style-name="T1">vikend 23,24 prosta </text:span></text:p>
            </office:annotation>
          </table:table-cell>
          <table:table-cell table:style-name="ce21"/>
          <table:table-cell table:style-name="ce20" office:value-type="string" calcext:value-type="string">
            <office:annotation draw:style-name="gr30" draw:text-style-name="P4" svg:width="2.709cm" svg:height="1.017cm" svg:x="8.597cm" svg:y="14.249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0" table:number-columns-repeated="3"/>
          <table:table-cell table:style-name="ce34" office:value-type="string" calcext:value-type="string">
            <text:p>KOS</text:p>
          </table:table-cell>
          <table:table-cell table:style-name="ce107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08" table:formula="of:=COUNTIF([.C24:.K24];&quot;51&quot;)+COUNTIF([.C24:.K24];&quot;51☻&quot;)" office:value-type="float" office:value="0" calcext:value-type="float">
            <text:p>0</text:p>
          </table:table-cell>
          <table:table-cell table:style-name="ce108" table:formula="of:=COUNTIF([.C24:.K24];&quot;52&quot;)+COUNTIF([.C24:.K24];&quot;52☻&quot;)" office:value-type="float" office:value="0" calcext:value-type="float">
            <text:p>0</text:p>
          </table:table-cell>
          <table:table-cell table:style-name="ce108" table:formula="of:=COUNTIF([.C24:.K24];&quot;11-19&quot;)+COUNTIF([.C24:.K24];&quot;2&quot;)" office:value-type="float" office:value="0" calcext:value-type="float">
            <text:p>0</text:p>
          </table:table-cell>
          <table:table-cell table:style-name="ce108" table:formula="of:=COUNTIF([.C24:.K24];&quot;U&quot;)+COUNTIF([.C24:.K24];&quot;U☻&quot;)" office:value-type="float" office:value="0" calcext:value-type="float">
            <text:p>0</text:p>
          </table:table-cell>
          <table:table-cell table:style-name="ce108" table:formula="of:=COUNTIF([.C24:.K24];&quot;KVIT&quot;)+COUNTIF([.C24:.K24];&quot;KVIT☻&quot;)" office:value-type="float" office:value="0" calcext:value-type="float">
            <text:p>0</text:p>
          </table:table-cell>
          <table:table-cell table:style-name="ce109" table:formula="of:=COUNTBLANK([.C24:.K24])" office:value-type="float" office:value="6" calcext:value-type="float">
            <text:p>6</text:p>
          </table:table-cell>
          <table:table-cell table:style-name="ce110" table:formula="of:=COUNTIF([.C24:.K24];&quot;x&quot;)" office:value-type="float" office:value="0" calcext:value-type="float">
            <text:p>0</text:p>
          </table:table-cell>
          <table:table-cell table:style-name="ce111" table:formula="of:=COUNTIF([.C24:.K24];&quot;51&quot;)+COUNTIF([.C24:.K24];&quot;51☻&quot;)+COUNTIF([.C24:.K24];&quot;2&quot;)+COUNTIF([.C24:.K24];&quot;52&quot;)+COUNTIF([.C24:.K24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8-24" calcext:value-type="date">
            <text:p>24. VIII. 08</text:p>
          </table:table-cell>
          <table:table-cell table:style-name="ce105" table:formula="of:=TEXT([.A25];&quot;Ddd&quot;)" office:value-type="string" office:string-value="ned" calcext:value-type="string">
            <text:p>ned</text:p>
          </table:table-cell>
          <table:table-cell table:style-name="ce22"/>
          <table:table-cell table:style-name="ce21" table:number-columns-repeated="2"/>
          <table:table-cell table:style-name="ce20" office:value-type="string" calcext:value-type="string">
            <office:annotation draw:style-name="gr30" draw:text-style-name="P4" svg:width="2.709cm" svg:height="1.017cm" svg:x="8.597cm" svg:y="14.951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6" office:value-type="string" calcext:value-type="string">
            <text:p>☻</text:p>
          </table:table-cell>
          <table:table-cell table:style-name="ce21"/>
          <table:table-cell table:style-name="ce20"/>
          <table:table-cell table:style-name="ce21"/>
          <table:table-cell table:style-name="ce34" office:value-type="string" calcext:value-type="string">
            <text:p>KOS</text:p>
          </table:table-cell>
          <table:table-cell table:style-name="ce107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08" table:formula="of:=COUNTIF([.C25:.K25];&quot;51&quot;)+COUNTIF([.C25:.K25];&quot;51☻&quot;)" office:value-type="float" office:value="0" calcext:value-type="float">
            <text:p>0</text:p>
          </table:table-cell>
          <table:table-cell table:style-name="ce108" table:formula="of:=COUNTIF([.C25:.K25];&quot;52&quot;)+COUNTIF([.C25:.K25];&quot;52☻&quot;)" office:value-type="float" office:value="0" calcext:value-type="float">
            <text:p>0</text:p>
          </table:table-cell>
          <table:table-cell table:style-name="ce108" table:formula="of:=COUNTIF([.C25:.K25];&quot;11-19&quot;)+COUNTIF([.C25:.K25];&quot;2&quot;)" office:value-type="float" office:value="0" calcext:value-type="float">
            <text:p>0</text:p>
          </table:table-cell>
          <table:table-cell table:style-name="ce108" table:formula="of:=COUNTIF([.C25:.K25];&quot;U&quot;)+COUNTIF([.C25:.K25];&quot;U☻&quot;)" office:value-type="float" office:value="0" calcext:value-type="float">
            <text:p>0</text:p>
          </table:table-cell>
          <table:table-cell table:style-name="ce108" table:formula="of:=COUNTIF([.C25:.K25];&quot;KVIT&quot;)+COUNTIF([.C25:.K25];&quot;KVIT☻&quot;)" office:value-type="float" office:value="0" calcext:value-type="float">
            <text:p>0</text:p>
          </table:table-cell>
          <table:table-cell table:style-name="ce109" table:formula="of:=COUNTBLANK([.C25:.K25])" office:value-type="float" office:value="6" calcext:value-type="float">
            <text:p>6</text:p>
          </table:table-cell>
          <table:table-cell table:style-name="ce110" table:formula="of:=COUNTIF([.C25:.K25];&quot;x&quot;)" office:value-type="float" office:value="0" calcext:value-type="float">
            <text:p>0</text:p>
          </table:table-cell>
          <table:table-cell table:style-name="ce111" table:formula="of:=COUNTIF([.C25:.K25];&quot;51&quot;)+COUNTIF([.C25:.K25];&quot;51☻&quot;)+COUNTIF([.C25:.K25];&quot;2&quot;)+COUNTIF([.C25:.K25];&quot;52&quot;)+COUNTIF([.C25:.K25];&quot;52☻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5" calcext:value-type="date">
            <text:p>25. VIII. 08</text:p>
          </table:table-cell>
          <table:table-cell table:style-name="ce104" table:formula="of:=TEXT([.A26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5.653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75"/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107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08" table:formula="of:=COUNTIF([.C26:.K26];&quot;51&quot;)+COUNTIF([.C26:.K26];&quot;51☻&quot;)" office:value-type="float" office:value="1" calcext:value-type="float">
            <text:p>1</text:p>
          </table:table-cell>
          <table:table-cell table:style-name="ce108" table:formula="of:=COUNTIF([.C26:.K26];&quot;52&quot;)+COUNTIF([.C26:.K26];&quot;52☻&quot;)" office:value-type="float" office:value="1" calcext:value-type="float">
            <text:p>1</text:p>
          </table:table-cell>
          <table:table-cell table:style-name="ce108" table:formula="of:=COUNTIF([.C26:.K26];&quot;11-19&quot;)+COUNTIF([.C26:.K26];&quot;2&quot;)" office:value-type="float" office:value="1" calcext:value-type="float">
            <text:p>1</text:p>
          </table:table-cell>
          <table:table-cell table:style-name="ce108" table:formula="of:=COUNTIF([.C26:.K26];&quot;U&quot;)+COUNTIF([.C26:.K26];&quot;U☻&quot;)" office:value-type="float" office:value="0" calcext:value-type="float">
            <text:p>0</text:p>
          </table:table-cell>
          <table:table-cell table:style-name="ce108" table:formula="of:=COUNTIF([.C26:.K26];&quot;KVIT&quot;)+COUNTIF([.C26:.K26];&quot;KVIT☻&quot;)" office:value-type="float" office:value="2" calcext:value-type="float">
            <text:p>2</text:p>
          </table:table-cell>
          <table:table-cell table:style-name="ce109" table:formula="of:=COUNTBLANK([.C26:.K26])" office:value-type="float" office:value="1" calcext:value-type="float">
            <text:p>1</text:p>
          </table:table-cell>
          <table:table-cell table:style-name="ce110" table:formula="of:=COUNTIF([.C26:.K26];&quot;x&quot;)" office:value-type="float" office:value="1" calcext:value-type="float">
            <text:p>1</text:p>
          </table:table-cell>
          <table:table-cell table:style-name="ce111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6" calcext:value-type="date">
            <text:p>26. VIII. 08</text:p>
          </table:table-cell>
          <table:table-cell table:style-name="ce104" table:formula="of:=TEXT([.A27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6.355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/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107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08" table:formula="of:=COUNTIF([.C27:.K27];&quot;51&quot;)+COUNTIF([.C27:.K27];&quot;51☻&quot;)" office:value-type="float" office:value="1" calcext:value-type="float">
            <text:p>1</text:p>
          </table:table-cell>
          <table:table-cell table:style-name="ce108" table:formula="of:=COUNTIF([.C27:.K27];&quot;52&quot;)+COUNTIF([.C27:.K27];&quot;52☻&quot;)" office:value-type="float" office:value="1" calcext:value-type="float">
            <text:p>1</text:p>
          </table:table-cell>
          <table:table-cell table:style-name="ce108" table:formula="of:=COUNTIF([.C27:.K27];&quot;11-19&quot;)+COUNTIF([.C27:.K27];&quot;2&quot;)" office:value-type="float" office:value="1" calcext:value-type="float">
            <text:p>1</text:p>
          </table:table-cell>
          <table:table-cell table:style-name="ce108" table:formula="of:=COUNTIF([.C27:.K27];&quot;U&quot;)+COUNTIF([.C27:.K27];&quot;U☻&quot;)" office:value-type="float" office:value="0" calcext:value-type="float">
            <text:p>0</text:p>
          </table:table-cell>
          <table:table-cell table:style-name="ce108" table:formula="of:=COUNTIF([.C27:.K27];&quot;KVIT&quot;)+COUNTIF([.C27:.K27];&quot;KVIT☻&quot;)" office:value-type="float" office:value="2" calcext:value-type="float">
            <text:p>2</text:p>
          </table:table-cell>
          <table:table-cell table:style-name="ce109" table:formula="of:=COUNTBLANK([.C27:.K27])" office:value-type="float" office:value="1" calcext:value-type="float">
            <text:p>1</text:p>
          </table:table-cell>
          <table:table-cell table:style-name="ce110" table:formula="of:=COUNTIF([.C27:.K27];&quot;x&quot;)" office:value-type="float" office:value="1" calcext:value-type="float">
            <text:p>1</text:p>
          </table:table-cell>
          <table:table-cell table:style-name="ce111" table:formula="of:=COUNTIF([.C27:.K27];&quot;51&quot;)+COUNTIF([.C27:.K27];&quot;51☻&quot;)+COUNTIF([.C27:.K27];&quot;2&quot;)+COUNTIF([.C27:.K27];&quot;52&quot;)+COUNTIF([.C27:.K27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7" calcext:value-type="date">
            <text:p>27. VIII. 08</text:p>
          </table:table-cell>
          <table:table-cell table:style-name="ce104" table:formula="of:=TEXT([.A28];&quot;Ddd&quot;)" office:value-type="string" office:string-value="sre" calcext:value-type="string">
            <text:p>sre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7.057cm" draw:caption-point-x="-0.243cm" draw:caption-point-y="1.90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07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08" table:formula="of:=COUNTIF([.C28:.K28];&quot;51&quot;)+COUNTIF([.C28:.K28];&quot;51☻&quot;)" office:value-type="float" office:value="1" calcext:value-type="float">
            <text:p>1</text:p>
          </table:table-cell>
          <table:table-cell table:style-name="ce108" table:formula="of:=COUNTIF([.C28:.K28];&quot;52&quot;)+COUNTIF([.C28:.K28];&quot;52☻&quot;)" office:value-type="float" office:value="1" calcext:value-type="float">
            <text:p>1</text:p>
          </table:table-cell>
          <table:table-cell table:style-name="ce108" table:formula="of:=COUNTIF([.C28:.K28];&quot;11-19&quot;)+COUNTIF([.C28:.K28];&quot;2&quot;)" office:value-type="float" office:value="1" calcext:value-type="float">
            <text:p>1</text:p>
          </table:table-cell>
          <table:table-cell table:style-name="ce108" table:formula="of:=COUNTIF([.C28:.K28];&quot;U&quot;)+COUNTIF([.C28:.K28];&quot;U☻&quot;)" office:value-type="float" office:value="0" calcext:value-type="float">
            <text:p>0</text:p>
          </table:table-cell>
          <table:table-cell table:style-name="ce108" table:formula="of:=COUNTIF([.C28:.K28];&quot;KVIT&quot;)+COUNTIF([.C28:.K28];&quot;KVIT☻&quot;)" office:value-type="float" office:value="2" calcext:value-type="float">
            <text:p>2</text:p>
          </table:table-cell>
          <table:table-cell table:style-name="ce109" table:formula="of:=COUNTBLANK([.C28:.K28])" office:value-type="float" office:value="1" calcext:value-type="float">
            <text:p>1</text:p>
          </table:table-cell>
          <table:table-cell table:style-name="ce110" table:formula="of:=COUNTIF([.C28:.K28];&quot;x&quot;)" office:value-type="float" office:value="1" calcext:value-type="float">
            <text:p>1</text:p>
          </table:table-cell>
          <table:table-cell table:style-name="ce111" table:formula="of:=COUNTIF([.C28:.K28];&quot;51&quot;)+COUNTIF([.C28:.K28];&quot;51☻&quot;)+COUNTIF([.C28:.K28];&quot;2&quot;)+COUNTIF([.C28:.K28];&quot;52&quot;)+COUNTIF([.C28:.K28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8" calcext:value-type="date">
            <text:p>28. VIII. 08</text:p>
          </table:table-cell>
          <table:table-cell table:style-name="ce104" table:formula="of:=TEXT([.A29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7.749cm" draw:caption-point-x="-0.243cm" draw:caption-point-y="1.91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1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107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08" table:formula="of:=COUNTIF([.C29:.K29];&quot;51&quot;)+COUNTIF([.C29:.K29];&quot;51☻&quot;)" office:value-type="float" office:value="1" calcext:value-type="float">
            <text:p>1</text:p>
          </table:table-cell>
          <table:table-cell table:style-name="ce108" table:formula="of:=COUNTIF([.C29:.K29];&quot;52&quot;)+COUNTIF([.C29:.K29];&quot;52☻&quot;)" office:value-type="float" office:value="1" calcext:value-type="float">
            <text:p>1</text:p>
          </table:table-cell>
          <table:table-cell table:style-name="ce108" table:formula="of:=COUNTIF([.C29:.K29];&quot;11-19&quot;)+COUNTIF([.C29:.K29];&quot;2&quot;)" office:value-type="float" office:value="1" calcext:value-type="float">
            <text:p>1</text:p>
          </table:table-cell>
          <table:table-cell table:style-name="ce108" table:formula="of:=COUNTIF([.C29:.K29];&quot;U&quot;)+COUNTIF([.C29:.K29];&quot;U☻&quot;)" office:value-type="float" office:value="0" calcext:value-type="float">
            <text:p>0</text:p>
          </table:table-cell>
          <table:table-cell table:style-name="ce108" table:formula="of:=COUNTIF([.C29:.K29];&quot;KVIT&quot;)+COUNTIF([.C29:.K29];&quot;KVIT☻&quot;)" office:value-type="float" office:value="2" calcext:value-type="float">
            <text:p>2</text:p>
          </table:table-cell>
          <table:table-cell table:style-name="ce109" table:formula="of:=COUNTBLANK([.C29:.K29])" office:value-type="float" office:value="1" calcext:value-type="float">
            <text:p>1</text:p>
          </table:table-cell>
          <table:table-cell table:style-name="ce110" table:formula="of:=COUNTIF([.C29:.K29];&quot;x&quot;)" office:value-type="float" office:value="1" calcext:value-type="float">
            <text:p>1</text:p>
          </table:table-cell>
          <table:table-cell table:style-name="ce111" table:formula="of:=COUNTIF([.C29:.K29];&quot;51&quot;)+COUNTIF([.C29:.K29];&quot;51☻&quot;)+COUNTIF([.C29:.K29];&quot;2&quot;)+COUNTIF([.C29:.K29];&quot;52&quot;)+COUNTIF([.C29:.K29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08-29" calcext:value-type="date">
            <text:p>29. VIII. 08</text:p>
          </table:table-cell>
          <table:table-cell table:style-name="ce104" table:formula="of:=TEXT([.A30];&quot;Ddd&quot;)" office:value-type="string" office:string-value="pet" calcext:value-type="string">
            <text:p>pet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office:value-type="string" calcext:value-type="string">
            <office:annotation draw:style-name="gr30" draw:text-style-name="P4" svg:width="2.709cm" svg:height="1.017cm" svg:x="8.597cm" svg:y="18.451cm" draw:caption-point-x="-0.243cm" draw:caption-point-y="1.917cm">
              <dc:date>2022-03-21T00:00:00</dc:date>
              <text:p text:style-name="P3">Dopust: 15-31.8 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15"/>
          <table:table-cell table:style-name="ce2" office:value-type="string" calcext:value-type="string">
            <text:p>52☻</text:p>
          </table:table-cell>
          <table:table-cell table:style-name="ce3" office:value-type="float" office:value="51" calcext:value-type="float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107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08" table:formula="of:=COUNTIF([.C30:.K30];&quot;51&quot;)+COUNTIF([.C30:.K30];&quot;51☻&quot;)" office:value-type="float" office:value="1" calcext:value-type="float">
            <text:p>1</text:p>
          </table:table-cell>
          <table:table-cell table:style-name="ce108" table:formula="of:=COUNTIF([.C30:.K30];&quot;52&quot;)+COUNTIF([.C30:.K30];&quot;52☻&quot;)" office:value-type="float" office:value="1" calcext:value-type="float">
            <text:p>1</text:p>
          </table:table-cell>
          <table:table-cell table:style-name="ce108" table:formula="of:=COUNTIF([.C30:.K30];&quot;11-19&quot;)+COUNTIF([.C30:.K30];&quot;2&quot;)" office:value-type="float" office:value="1" calcext:value-type="float">
            <text:p>1</text:p>
          </table:table-cell>
          <table:table-cell table:style-name="ce108" table:formula="of:=COUNTIF([.C30:.K30];&quot;U&quot;)+COUNTIF([.C30:.K30];&quot;U☻&quot;)" office:value-type="float" office:value="0" calcext:value-type="float">
            <text:p>0</text:p>
          </table:table-cell>
          <table:table-cell table:style-name="ce108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109" table:formula="of:=COUNTBLANK([.C30:.K30])" office:value-type="float" office:value="1" calcext:value-type="float">
            <text:p>1</text:p>
          </table:table-cell>
          <table:table-cell table:style-name="ce110" table:formula="of:=COUNTIF([.C30:.K30];&quot;x&quot;)" office:value-type="float" office:value="1" calcext:value-type="float">
            <text:p>1</text:p>
          </table:table-cell>
          <table:table-cell table:style-name="ce111" table:formula="of:=COUNTIF([.C30:.K30];&quot;51&quot;)+COUNTIF([.C30:.K30];&quot;51☻&quot;)+COUNTIF([.C30:.K30];&quot;2&quot;)+COUNTIF([.C30:.K30];&quot;52&quot;)+COUNTIF([.C30:.K30];&quot;52☻&quot;)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08-30" calcext:value-type="date">
            <text:p>30. VIII. 08</text:p>
          </table:table-cell>
          <table:table-cell table:style-name="ce105" table:formula="of:=TEXT([.A31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text:p>☻</text:p>
          </table:table-cell>
          <table:table-cell table:style-name="ce72"/>
          <table:table-cell table:style-name="ce21"/>
          <table:table-cell table:style-name="ce20" office:value-type="string" calcext:value-type="string">
            <office:annotation draw:style-name="gr30" draw:text-style-name="P4" svg:width="2.709cm" svg:height="1.017cm" svg:x="8.597cm" svg:y="19.153cm" draw:caption-point-x="-0.243cm" draw:caption-point-y="1.917cm">
              <dc:date>2022-03-21T00:00:00</dc:date>
              <text:p text:style-name="P3">Dopust: 15-31.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8" table:number-columns-repeated="2"/>
          <table:table-cell table:style-name="ce20" table:number-columns-repeated="2"/>
          <table:table-cell table:style-name="ce34" office:value-type="string" calcext:value-type="string">
            <text:p>DAN</text:p>
          </table:table-cell>
          <table:table-cell table:style-name="ce107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08" table:formula="of:=COUNTIF([.C31:.K31];&quot;51&quot;)+COUNTIF([.C31:.K31];&quot;51☻&quot;)" office:value-type="float" office:value="0" calcext:value-type="float">
            <text:p>0</text:p>
          </table:table-cell>
          <table:table-cell table:style-name="ce108" table:formula="of:=COUNTIF([.C31:.K31];&quot;52&quot;)+COUNTIF([.C31:.K31];&quot;52☻&quot;)" office:value-type="float" office:value="0" calcext:value-type="float">
            <text:p>0</text:p>
          </table:table-cell>
          <table:table-cell table:style-name="ce108" table:formula="of:=COUNTIF([.C31:.K31];&quot;11-19&quot;)+COUNTIF([.C31:.K31];&quot;2&quot;)" office:value-type="float" office:value="0" calcext:value-type="float">
            <text:p>0</text:p>
          </table:table-cell>
          <table:table-cell table:style-name="ce108" table:formula="of:=COUNTIF([.C31:.K31];&quot;U&quot;)+COUNTIF([.C31:.K31];&quot;U☻&quot;)" office:value-type="float" office:value="0" calcext:value-type="float">
            <text:p>0</text:p>
          </table:table-cell>
          <table:table-cell table:style-name="ce108" table:formula="of:=COUNTIF([.C31:.K31];&quot;KVIT&quot;)+COUNTIF([.C31:.K31];&quot;KVIT☻&quot;)" office:value-type="float" office:value="0" calcext:value-type="float">
            <text:p>0</text:p>
          </table:table-cell>
          <table:table-cell table:style-name="ce109" table:formula="of:=COUNTBLANK([.C31:.K31])" office:value-type="float" office:value="6" calcext:value-type="float">
            <text:p>6</text:p>
          </table:table-cell>
          <table:table-cell table:style-name="ce110" table:formula="of:=COUNTIF([.C31:.K31];&quot;x&quot;)" office:value-type="float" office:value="0" calcext:value-type="float">
            <text:p>0</text:p>
          </table:table-cell>
          <table:table-cell table:style-name="ce111" table:formula="of:=COUNTIF([.C31:.K31];&quot;51&quot;)+COUNTIF([.C31:.K31];&quot;51☻&quot;)+COUNTIF([.C31:.K31];&quot;2&quot;)+COUNTIF([.C31:.K31];&quot;52&quot;)+COUNTIF([.C31:.K31];&quot;52☻&quot;)" office:value-type="float" office:value="0" calcext:value-type="float">
            <text:p>0</text:p>
          </table:table-cell>
          <table:table-cell table:style-name="ce14"/>
          <table:table-cell table:style-name="ce38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08-31" calcext:value-type="date">
            <text:p>31. VIII. 08</text:p>
          </table:table-cell>
          <table:table-cell table:style-name="ce105" table:formula="of:=TEXT([.A32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text:p>☻</text:p>
          </table:table-cell>
          <table:table-cell table:style-name="ce72"/>
          <table:table-cell table:style-name="ce21"/>
          <table:table-cell table:style-name="ce20" office:value-type="string" calcext:value-type="string">
            <office:annotation draw:style-name="gr30" draw:text-style-name="P4" svg:width="2.709cm" svg:height="1.017cm" svg:x="8.597cm" svg:y="19.855cm" draw:caption-point-x="-0.243cm" draw:caption-point-y="1.917cm">
              <dc:date>2022-03-21T00:00:00</dc:date>
              <text:p text:style-name="P3">Dopust: 15-31.8 </text:p>
            </office:annotation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8" table:number-columns-repeated="2"/>
          <table:table-cell table:style-name="ce20" table:number-columns-repeated="2"/>
          <table:table-cell table:style-name="ce34" office:value-type="string" calcext:value-type="string">
            <text:p>DAN</text:p>
          </table:table-cell>
          <table:table-cell table:style-name="ce107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08" table:formula="of:=COUNTIF([.C32:.K32];&quot;51&quot;)+COUNTIF([.C32:.K32];&quot;51☻&quot;)" office:value-type="float" office:value="0" calcext:value-type="float">
            <text:p>0</text:p>
          </table:table-cell>
          <table:table-cell table:style-name="ce108" table:formula="of:=COUNTIF([.C32:.K32];&quot;52&quot;)+COUNTIF([.C32:.K32];&quot;52☻&quot;)" office:value-type="float" office:value="0" calcext:value-type="float">
            <text:p>0</text:p>
          </table:table-cell>
          <table:table-cell table:style-name="ce108" table:formula="of:=COUNTIF([.C32:.K32];&quot;11-19&quot;)+COUNTIF([.C32:.K32];&quot;2&quot;)" office:value-type="float" office:value="0" calcext:value-type="float">
            <text:p>0</text:p>
          </table:table-cell>
          <table:table-cell table:style-name="ce108" table:formula="of:=COUNTIF([.C32:.K32];&quot;U&quot;)+COUNTIF([.C32:.K32];&quot;U☻&quot;)" office:value-type="float" office:value="0" calcext:value-type="float">
            <text:p>0</text:p>
          </table:table-cell>
          <table:table-cell table:style-name="ce108" table:formula="of:=COUNTIF([.C32:.K32];&quot;KVIT&quot;)+COUNTIF([.C32:.K32];&quot;KVIT☻&quot;)" office:value-type="float" office:value="0" calcext:value-type="float">
            <text:p>0</text:p>
          </table:table-cell>
          <table:table-cell table:style-name="ce109" table:formula="of:=COUNTBLANK([.C32:.K32])" office:value-type="float" office:value="6" calcext:value-type="float">
            <text:p>6</text:p>
          </table:table-cell>
          <table:table-cell table:style-name="ce110" table:formula="of:=COUNTIF([.C32:.K32];&quot;x&quot;)" office:value-type="float" office:value="0" calcext:value-type="float">
            <text:p>0</text:p>
          </table:table-cell>
          <table:table-cell table:style-name="ce111" table:formula="of:=COUNTIF([.C32:.K32];&quot;51&quot;)+COUNTIF([.C32:.K32];&quot;51☻&quot;)+COUNTIF([.C32:.K32];&quot;2&quot;)+COUNTIF([.C32:.K32];&quot;52&quot;)+COUNTIF([.C32:.K32];&quot;52☻&quot;)" office:value-type="float" office:value="0" calcext:value-type="float">
            <text:p>0</text:p>
          </table:table-cell>
          <table:table-cell table:style-name="ce14"/>
          <table:table-cell table:style-name="ce38"/>
          <table:table-cell table:style-name="ce14"/>
          <table:table-cell table:number-columns-repeated="1000"/>
        </table:table-row>
        <table:table-row table:style-name="ro1">
          <table:table-cell table:style-name="ce1"/>
          <table:table-cell table:style-name="ce18"/>
          <table:table-cell table:style-name="ce1" table:number-columns-repeated="10"/>
          <table:table-cell table:style-name="ce36" table:number-columns-repeated="8"/>
          <table:table-cell table:style-name="ce14" table:number-columns-repeated="4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 calcext:value-type="float">
            <text:p>6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36" table:number-columns-repeated="9"/>
          <table:table-cell table:style-name="ce14" table:number-columns-repeated="236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4"/>
          <table:table-cell table:style-name="ce36" table:number-columns-repeated="8"/>
          <table:table-cell table:style-name="ce14" table:number-columns-repeated="236"/>
          <table:table-cell table:number-columns-repeated="768"/>
        </table:table-row>
        <table:table-row table:style-name="ro1">
          <table:table-cell table:style-name="ce1" table:number-columns-repeated="12"/>
          <table:table-cell table:style-name="ce36" table:number-columns-repeated="8"/>
          <table:table-cell table:style-name="ce14" table:number-columns-repeated="4"/>
          <table:table-cell table:number-columns-repeated="1000"/>
        </table:table-row>
        <table:table-row table:style-name="ro1" table:number-rows-repeated="123">
          <table:table-cell table:style-name="ce1" table:number-columns-repeated="12"/>
          <table:table-cell table:style-name="ce36" table:number-columns-repeated="8"/>
          <table:table-cell table:style-name="ce14" table:number-columns-repeated="4"/>
          <table:table-cell table:number-columns-repeated="1000"/>
        </table:table-row>
        <table:table-row table:style-name="ro1" table:number-rows-repeated="2">
          <table:table-cell table:style-name="ce1" table:number-columns-repeated="12"/>
          <table:table-cell table:style-name="ce36" table:number-columns-repeated="8"/>
          <table:table-cell table:style-name="ce14" table:number-columns-repeated="2"/>
          <table:table-cell table:style-name="ce38"/>
          <table:table-cell table:style-name="ce14"/>
          <table:table-cell table:number-columns-repeated="1000"/>
        </table:table-row>
        <table:table-row table:style-name="ro2" table:number-rows-repeated="874">
          <table:table-cell table:number-columns-repeated="12"/>
          <table:table-cell table:style-name="ce38" table:number-columns-repeated="12"/>
          <table:table-cell table:number-columns-repeated="1000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vgust.B2:avgust.B32">
            <calcext:condition calcext:apply-style-name="ConditionalStyle_79" calcext:value="=&quot;sob&quot;" calcext:base-cell-address="avgust.B2"/>
            <calcext:condition calcext:apply-style-name="ConditionalStyle_80" calcext:value="=&quot;ned&quot;" calcext:base-cell-address="avgust.B2"/>
          </calcext:conditional-format>
          <calcext:conditional-format calcext:target-range-address="avgust.M2:avgust.M32">
            <calcext:condition calcext:apply-style-name="ConditionalStyle_81" calcext:value="&lt;1" calcext:base-cell-address="avgust.M2"/>
            <calcext:condition calcext:apply-style-name="ConditionalStyle_82" calcext:value="&gt;1" calcext:base-cell-address="avgust.M2"/>
          </calcext:conditional-format>
          <calcext:conditional-format calcext:target-range-address="avgust.N2:avgust.R32">
            <calcext:condition calcext:apply-style-name="ConditionalStyle_83" calcext:value="&lt;1" calcext:base-cell-address="avgust.N2"/>
            <calcext:condition calcext:apply-style-name="ConditionalStyle_84" calcext:value="&gt;1" calcext:base-cell-address="avgust.N2"/>
          </calcext:conditional-format>
          <calcext:conditional-format calcext:target-range-address="avgust.S2:avgust.S32">
            <calcext:condition calcext:apply-style-name="ConditionalStyle_85" calcext:value="!=0" calcext:base-cell-address="avgust.S2"/>
          </calcext:conditional-format>
          <calcext:conditional-format calcext:target-range-address="avgust.T2:avgust.T32">
            <calcext:condition calcext:apply-style-name="ConditionalStyle_86" calcext:value="=1" calcext:base-cell-address="avgust.T2"/>
            <calcext:condition calcext:apply-style-name="ConditionalStyle_87" calcext:value="&gt;1" calcext:base-cell-address="avgust.T2"/>
          </calcext:conditional-format>
          <calcext:conditional-format calcext:target-range-address="avgust.U2:avgust.U32">
            <calcext:condition calcext:apply-style-name="ConditionalStyle_88" calcext:value="&lt;2" calcext:base-cell-address="avgust.U2"/>
            <calcext:condition calcext:apply-style-name="ConditionalStyle_89" calcext:value="&gt;2" calcext:base-cell-address="avgust.U2"/>
          </calcext:conditional-format>
        </calcext:conditional-formats>
      </table:table>
      <table:table table:name="september" table:style-name="ta10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number-columns-repeated="2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KON</text:p>
          </table:table-cell>
          <table:table-cell table:style-name="ce19" office:value-type="string" calcext:value-type="string">
            <text:p>KNE</text:p>
          </table:table-cell>
          <table:table-cell table:style-name="ce19" office:value-type="string" calcext:value-type="string">
            <text:p>HOL</text:p>
          </table:table-cell>
          <table:table-cell table:style-name="ce5" office:value-type="string" calcext:value-type="string">
            <text:p>?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 table:number-columns-repeated="2"/>
          <table:table-cell table:style-name="ce1" table:number-columns-repeated="233"/>
          <table:table-cell table:number-columns-repeated="768"/>
        </table:table-row>
        <table:table-row table:style-name="ro5">
          <table:table-cell table:style-name="ce12" office:value-type="date" office:date-value="2008-09-01" calcext:value-type="date">
            <text:p>1. IX. 08</text:p>
          </table:table-cell>
          <table:table-cell table:style-name="ce112" table:formula="of:=TEXT([.A2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15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office:value-type="string" calcext:value-type="string">
            <office:annotation draw:style-name="gr39" draw:text-style-name="P4" svg:width="2.88cm" svg:height="1.017cm" svg:x="15.095cm" svg:y="-0.013cm" draw:caption-point-x="-0.232cm" draw:caption-point-y="0.725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17" table:formula="of:=COUNTIF([.C2:.K2];&quot;51&quot;)+COUNTIF([.C2:.K2];&quot;51☻&quot;)" office:value-type="float" office:value="1" calcext:value-type="float">
            <text:p>1</text:p>
          </table:table-cell>
          <table:table-cell table:style-name="ce117" table:formula="of:=COUNTIF([.C2:.K2];&quot;52&quot;)+COUNTIF([.C2:.K2];&quot;52☻&quot;)" office:value-type="float" office:value="1" calcext:value-type="float">
            <text:p>1</text:p>
          </table:table-cell>
          <table:table-cell table:style-name="ce117" table:formula="of:=COUNTIF([.C2:.K2];&quot;11-19&quot;)+COUNTIF([.C2:.K2];&quot;2&quot;)" office:value-type="float" office:value="1" calcext:value-type="float">
            <text:p>1</text:p>
          </table:table-cell>
          <table:table-cell table:style-name="ce117" table:formula="of:=COUNTIF([.C2:.K2];&quot;U&quot;)+COUNTIF([.C2:.K2];&quot;U☻&quot;)" office:value-type="float" office:value="1" calcext:value-type="float">
            <text:p>1</text:p>
          </table:table-cell>
          <table:table-cell table:style-name="ce117" table:formula="of:=COUNTIF([.C2:.K2];&quot;KVIT&quot;)+COUNTIF([.C2:.K2];&quot;KVIT☻&quot;)" office:value-type="float" office:value="1" calcext:value-type="float">
            <text:p>1</text:p>
          </table:table-cell>
          <table:table-cell table:style-name="ce118" table:formula="of:=COUNTBLANK([.C2:.K2])" office:value-type="float" office:value="1" calcext:value-type="float">
            <text:p>1</text:p>
          </table:table-cell>
          <table:table-cell table:style-name="ce119" table:formula="of:=COUNTIF([.C2:.K2];&quot;x&quot;)" office:value-type="float" office:value="1" calcext:value-type="float">
            <text:p>1</text:p>
          </table:table-cell>
          <table:table-cell table:style-name="ce120" table:formula="of:=COUNTIF([.C2:.K2];&quot;51&quot;)+COUNTIF([.C2:.K2];&quot;51☻&quot;)+COUNTIF([.C2:.K2];&quot;2&quot;)+COUNTIF([.C2:.K2];&quot;52&quot;)+COUNTIF([.C2:.K2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" table:number-columns-repeated="233"/>
          <table:table-cell table:number-columns-repeated="768"/>
        </table:table-row>
        <table:table-row table:style-name="ro5">
          <table:table-cell table:style-name="ce12" office:value-type="date" office:date-value="2008-09-02" calcext:value-type="date">
            <text:p>2. IX. 08</text:p>
          </table:table-cell>
          <table:table-cell table:style-name="ce112" table:formula="of:=TEXT([.A3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1" calcext:value-type="float">
            <text:p>51</text:p>
          </table:table-cell>
          <table:table-cell table:style-name="ce15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9" draw:text-style-name="P4" svg:width="2.88cm" svg:height="1.017cm" svg:x="15.095cm" svg:y="-0.013cm" draw:caption-point-x="-0.232cm" draw:caption-point-y="1.42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17" table:formula="of:=COUNTIF([.C3:.K3];&quot;51&quot;)+COUNTIF([.C3:.K3];&quot;51☻&quot;)" office:value-type="float" office:value="1" calcext:value-type="float">
            <text:p>1</text:p>
          </table:table-cell>
          <table:table-cell table:style-name="ce117" table:formula="of:=COUNTIF([.C3:.K3];&quot;52&quot;)+COUNTIF([.C3:.K3];&quot;52☻&quot;)" office:value-type="float" office:value="1" calcext:value-type="float">
            <text:p>1</text:p>
          </table:table-cell>
          <table:table-cell table:style-name="ce117" table:formula="of:=COUNTIF([.C3:.K3];&quot;11-19&quot;)+COUNTIF([.C3:.K3];&quot;2&quot;)" office:value-type="float" office:value="1" calcext:value-type="float">
            <text:p>1</text:p>
          </table:table-cell>
          <table:table-cell table:style-name="ce117" table:formula="of:=COUNTIF([.C3:.K3];&quot;U&quot;)+COUNTIF([.C3:.K3];&quot;U☻&quot;)" office:value-type="float" office:value="1" calcext:value-type="float">
            <text:p>1</text:p>
          </table:table-cell>
          <table:table-cell table:style-name="ce117" table:formula="of:=COUNTIF([.C3:.K3];&quot;KVIT&quot;)+COUNTIF([.C3:.K3];&quot;KVIT☻&quot;)" office:value-type="float" office:value="2" calcext:value-type="float">
            <text:p>2</text:p>
          </table:table-cell>
          <table:table-cell table:style-name="ce118" table:formula="of:=COUNTBLANK([.C3:.K3])" office:value-type="float" office:value="1" calcext:value-type="float">
            <text:p>1</text:p>
          </table:table-cell>
          <table:table-cell table:style-name="ce119" table:formula="of:=COUNTIF([.C3:.K3];&quot;x&quot;)" office:value-type="float" office:value="1" calcext:value-type="float">
            <text:p>1</text:p>
          </table:table-cell>
          <table:table-cell table:style-name="ce120" table:formula="of:=COUNTIF([.C3:.K3];&quot;51&quot;)+COUNTIF([.C3:.K3];&quot;51☻&quot;)+COUNTIF([.C3:.K3];&quot;2&quot;)+COUNTIF([.C3:.K3];&quot;52&quot;)+COUNTIF([.C3:.K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03" calcext:value-type="date">
            <text:p>3. IX. 08</text:p>
          </table:table-cell>
          <table:table-cell table:style-name="ce112" table:formula="of:=TEXT([.A4];&quot;Ddd&quot;)" office:value-type="string" office:string-value="sre" calcext:value-type="string">
            <text:p>sre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office:annotation draw:style-name="gr30" draw:text-style-name="P4" svg:width="2.72cm" svg:height="0.686cm" svg:x="11.189cm" svg:y="0.23cm" draw:caption-point-x="-0.232cm" draw:caption-point-y="1.886cm">
              <dc:date>2022-03-21T00:00:00</dc:date>
              <text:p text:style-name="P3">kazališče</text:p>
            </office:annotation>
            <text:p>52</text:p>
          </table:table-cell>
          <table:table-cell table:style-name="ce2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0.23cm" draw:caption-point-x="-0.232cm" draw:caption-point-y="1.88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17" table:formula="of:=COUNTIF([.C4:.K4];&quot;51&quot;)+COUNTIF([.C4:.K4];&quot;51☻&quot;)" office:value-type="float" office:value="1" calcext:value-type="float">
            <text:p>1</text:p>
          </table:table-cell>
          <table:table-cell table:style-name="ce117" table:formula="of:=COUNTIF([.C4:.K4];&quot;52&quot;)+COUNTIF([.C4:.K4];&quot;52☻&quot;)" office:value-type="float" office:value="1" calcext:value-type="float">
            <text:p>1</text:p>
          </table:table-cell>
          <table:table-cell table:style-name="ce117" table:formula="of:=COUNTIF([.C4:.K4];&quot;11-19&quot;)+COUNTIF([.C4:.K4];&quot;2&quot;)" office:value-type="float" office:value="1" calcext:value-type="float">
            <text:p>1</text:p>
          </table:table-cell>
          <table:table-cell table:style-name="ce117" table:formula="of:=COUNTIF([.C4:.K4];&quot;U&quot;)+COUNTIF([.C4:.K4];&quot;U☻&quot;)" office:value-type="float" office:value="0" calcext:value-type="float">
            <text:p>0</text:p>
          </table:table-cell>
          <table:table-cell table:style-name="ce117" table:formula="of:=COUNTIF([.C4:.K4];&quot;KVIT&quot;)+COUNTIF([.C4:.K4];&quot;KVIT☻&quot;)" office:value-type="float" office:value="2" calcext:value-type="float">
            <text:p>2</text:p>
          </table:table-cell>
          <table:table-cell table:style-name="ce118" table:formula="of:=COUNTBLANK([.C4:.K4])" office:value-type="float" office:value="1" calcext:value-type="float">
            <text:p>1</text:p>
          </table:table-cell>
          <table:table-cell table:style-name="ce119" table:formula="of:=COUNTIF([.C4:.K4];&quot;x&quot;)" office:value-type="float" office:value="1" calcext:value-type="float">
            <text:p>1</text:p>
          </table:table-cell>
          <table:table-cell table:style-name="ce120" table:formula="of:=COUNTIF([.C4:.K4];&quot;51&quot;)+COUNTIF([.C4:.K4];&quot;51☻&quot;)+COUNTIF([.C4:.K4];&quot;2&quot;)+COUNTIF([.C4:.K4];&quot;52&quot;)+COUNTIF([.C4:.K4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04" calcext:value-type="date">
            <text:p>4. IX. 08</text:p>
          </table:table-cell>
          <table:table-cell table:style-name="ce112" table:formula="of:=TEXT([.A5];&quot;Ddd&quot;)" office:value-type="string" office:string-value="čet" calcext:value-type="string">
            <text:p>če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11-19</text:p>
          </table:table-cell>
          <table:table-cell table:style-name="ce3"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0.932cm" draw:caption-point-x="-0.232cm" draw:caption-point-y="1.88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17" table:formula="of:=COUNTIF([.C5:.K5];&quot;51&quot;)+COUNTIF([.C5:.K5];&quot;51☻&quot;)" office:value-type="float" office:value="1" calcext:value-type="float">
            <text:p>1</text:p>
          </table:table-cell>
          <table:table-cell table:style-name="ce117" table:formula="of:=COUNTIF([.C5:.K5];&quot;52&quot;)+COUNTIF([.C5:.K5];&quot;52☻&quot;)" office:value-type="float" office:value="1" calcext:value-type="float">
            <text:p>1</text:p>
          </table:table-cell>
          <table:table-cell table:style-name="ce117" table:formula="of:=COUNTIF([.C5:.K5];&quot;11-19&quot;)+COUNTIF([.C5:.K5];&quot;2&quot;)" office:value-type="float" office:value="1" calcext:value-type="float">
            <text:p>1</text:p>
          </table:table-cell>
          <table:table-cell table:style-name="ce117" table:formula="of:=COUNTIF([.C5:.K5];&quot;U&quot;)+COUNTIF([.C5:.K5];&quot;U☻&quot;)" office:value-type="float" office:value="1" calcext:value-type="float">
            <text:p>1</text:p>
          </table:table-cell>
          <table:table-cell table:style-name="ce117" table:formula="of:=COUNTIF([.C5:.K5];&quot;KVIT&quot;)+COUNTIF([.C5:.K5];&quot;KVIT☻&quot;)" office:value-type="float" office:value="2" calcext:value-type="float">
            <text:p>2</text:p>
          </table:table-cell>
          <table:table-cell table:style-name="ce118" table:formula="of:=COUNTBLANK([.C5:.K5])" office:value-type="float" office:value="1" calcext:value-type="float">
            <text:p>1</text:p>
          </table:table-cell>
          <table:table-cell table:style-name="ce119" table:formula="of:=COUNTIF([.C5:.K5];&quot;x&quot;)" office:value-type="float" office:value="1" calcext:value-type="float">
            <text:p>1</text:p>
          </table:table-cell>
          <table:table-cell table:style-name="ce120" table:formula="of:=COUNTIF([.C5:.K5];&quot;51&quot;)+COUNTIF([.C5:.K5];&quot;51☻&quot;)+COUNTIF([.C5:.K5];&quot;2&quot;)+COUNTIF([.C5:.K5];&quot;52&quot;)+COUNTIF([.C5:.K5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05" calcext:value-type="date">
            <text:p>5. IX. 08</text:p>
          </table:table-cell>
          <table:table-cell table:style-name="ce112" table:formula="of:=TEXT([.A6];&quot;Ddd&quot;)" office:value-type="string" office:string-value="pet" calcext:value-type="string">
            <text:p>pet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3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.634cm" draw:caption-point-x="-0.232cm" draw:caption-point-y="1.88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17" table:formula="of:=COUNTIF([.C6:.K6];&quot;51&quot;)+COUNTIF([.C6:.K6];&quot;51☻&quot;)" office:value-type="float" office:value="1" calcext:value-type="float">
            <text:p>1</text:p>
          </table:table-cell>
          <table:table-cell table:style-name="ce117" table:formula="of:=COUNTIF([.C6:.K6];&quot;52&quot;)+COUNTIF([.C6:.K6];&quot;52☻&quot;)" office:value-type="float" office:value="1" calcext:value-type="float">
            <text:p>1</text:p>
          </table:table-cell>
          <table:table-cell table:style-name="ce117" table:formula="of:=COUNTIF([.C6:.K6];&quot;11-19&quot;)+COUNTIF([.C6:.K6];&quot;2&quot;)" office:value-type="float" office:value="1" calcext:value-type="float">
            <text:p>1</text:p>
          </table:table-cell>
          <table:table-cell table:style-name="ce117" table:formula="of:=COUNTIF([.C6:.K6];&quot;U&quot;)+COUNTIF([.C6:.K6];&quot;U☻&quot;)" office:value-type="float" office:value="0" calcext:value-type="float">
            <text:p>0</text:p>
          </table:table-cell>
          <table:table-cell table:style-name="ce117" table:formula="of:=COUNTIF([.C6:.K6];&quot;KVIT&quot;)+COUNTIF([.C6:.K6];&quot;KVIT☻&quot;)" office:value-type="float" office:value="1" calcext:value-type="float">
            <text:p>1</text:p>
          </table:table-cell>
          <table:table-cell table:style-name="ce118" table:formula="of:=COUNTBLANK([.C6:.K6])" office:value-type="float" office:value="1" calcext:value-type="float">
            <text:p>1</text:p>
          </table:table-cell>
          <table:table-cell table:style-name="ce119" table:formula="of:=COUNTIF([.C6:.K6];&quot;x&quot;)" office:value-type="float" office:value="1" calcext:value-type="float">
            <text:p>1</text:p>
          </table:table-cell>
          <table:table-cell table:style-name="ce120" table:formula="of:=COUNTIF([.C6:.K6];&quot;51&quot;)+COUNTIF([.C6:.K6];&quot;51☻&quot;)+COUNTIF([.C6:.K6];&quot;2&quot;)+COUNTIF([.C6:.K6];&quot;52&quot;)+COUNTIF([.C6:.K6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06" calcext:value-type="date">
            <text:p>6. IX. 08</text:p>
          </table:table-cell>
          <table:table-cell table:style-name="ce113" table:formula="of:=TEXT([.A7];&quot;Ddd&quot;)" office:value-type="string" office:string-value="sob" calcext:value-type="string">
            <text:p>sob</text:p>
          </table:table-cell>
          <table:table-cell table:style-name="ce21" table:number-columns-repeated="2"/>
          <table:table-cell table:style-name="ce74"/>
          <table:table-cell table:style-name="ce28"/>
          <table:table-cell table:style-name="ce21"/>
          <table:table-cell table:style-name="ce28"/>
          <table:table-cell table:style-name="ce20"/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office:annotation draw:style-name="gr3" draw:text-style-name="P4" svg:width="2.88cm" svg:height="1.261cm" svg:x="15.095cm" svg:y="2.336cm" draw:caption-point-x="-0.232cm" draw:caption-point-y="1.88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17" table:formula="of:=COUNTIF([.C7:.K7];&quot;51&quot;)+COUNTIF([.C7:.K7];&quot;51☻&quot;)" office:value-type="float" office:value="0" calcext:value-type="float">
            <text:p>0</text:p>
          </table:table-cell>
          <table:table-cell table:style-name="ce117" table:formula="of:=COUNTIF([.C7:.K7];&quot;52&quot;)+COUNTIF([.C7:.K7];&quot;52☻&quot;)" office:value-type="float" office:value="0" calcext:value-type="float">
            <text:p>0</text:p>
          </table:table-cell>
          <table:table-cell table:style-name="ce117" table:formula="of:=COUNTIF([.C7:.K7];&quot;11-19&quot;)+COUNTIF([.C7:.K7];&quot;2&quot;)" office:value-type="float" office:value="0" calcext:value-type="float">
            <text:p>0</text:p>
          </table:table-cell>
          <table:table-cell table:style-name="ce117" table:formula="of:=COUNTIF([.C7:.K7];&quot;U&quot;)+COUNTIF([.C7:.K7];&quot;U☻&quot;)" office:value-type="float" office:value="0" calcext:value-type="float">
            <text:p>0</text:p>
          </table:table-cell>
          <table:table-cell table:style-name="ce117" table:formula="of:=COUNTIF([.C7:.K7];&quot;KVIT&quot;)+COUNTIF([.C7:.K7];&quot;KVIT☻&quot;)" office:value-type="float" office:value="0" calcext:value-type="float">
            <text:p>0</text:p>
          </table:table-cell>
          <table:table-cell table:style-name="ce118" table:formula="of:=COUNTBLANK([.C7:.K7])" office:value-type="float" office:value="7" calcext:value-type="float">
            <text:p>7</text:p>
          </table:table-cell>
          <table:table-cell table:style-name="ce119" table:formula="of:=COUNTIF([.C7:.K7];&quot;x&quot;)" office:value-type="float" office:value="0" calcext:value-type="float">
            <text:p>0</text:p>
          </table:table-cell>
          <table:table-cell table:style-name="ce120" table:formula="of:=COUNTIF([.C7:.K7];&quot;51&quot;)+COUNTIF([.C7:.K7];&quot;51☻&quot;)+COUNTIF([.C7:.K7];&quot;2&quot;)+COUNTIF([.C7:.K7];&quot;52&quot;)+COUNTIF([.C7:.K7];&quot;52☻&quot;)" office:value-type="float" office:value="0" calcext:value-type="float">
            <text:p>0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07" calcext:value-type="date">
            <text:p>7. IX. 08</text:p>
          </table:table-cell>
          <table:table-cell table:style-name="ce113" table:formula="of:=TEXT([.A8];&quot;Ddd&quot;)" office:value-type="string" office:string-value="ned" calcext:value-type="string">
            <text:p>ned</text:p>
          </table:table-cell>
          <table:table-cell table:style-name="ce20" table:number-columns-repeated="3"/>
          <table:table-cell table:style-name="ce28"/>
          <table:table-cell table:style-name="ce21"/>
          <table:table-cell table:style-name="ce28" table:number-columns-repeated="2"/>
          <table:table-cell table:style-name="ce6" office:value-type="string" calcext:value-type="string">
            <text:p>☻</text:p>
          </table:table-cell>
          <table:table-cell table:style-name="ce21" office:value-type="string" calcext:value-type="string">
            <office:annotation draw:style-name="gr8" draw:text-style-name="P4" svg:width="2.88cm" svg:height="1.25cm" svg:x="15.095cm" svg:y="3.038cm" draw:caption-point-x="-0.232cm" draw:caption-point-y="1.88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17" table:formula="of:=COUNTIF([.C8:.K8];&quot;51&quot;)+COUNTIF([.C8:.K8];&quot;51☻&quot;)" office:value-type="float" office:value="0" calcext:value-type="float">
            <text:p>0</text:p>
          </table:table-cell>
          <table:table-cell table:style-name="ce117" table:formula="of:=COUNTIF([.C8:.K8];&quot;52&quot;)+COUNTIF([.C8:.K8];&quot;52☻&quot;)" office:value-type="float" office:value="0" calcext:value-type="float">
            <text:p>0</text:p>
          </table:table-cell>
          <table:table-cell table:style-name="ce117" table:formula="of:=COUNTIF([.C8:.K8];&quot;11-19&quot;)+COUNTIF([.C8:.K8];&quot;2&quot;)" office:value-type="float" office:value="0" calcext:value-type="float">
            <text:p>0</text:p>
          </table:table-cell>
          <table:table-cell table:style-name="ce117" table:formula="of:=COUNTIF([.C8:.K8];&quot;U&quot;)+COUNTIF([.C8:.K8];&quot;U☻&quot;)" office:value-type="float" office:value="0" calcext:value-type="float">
            <text:p>0</text:p>
          </table:table-cell>
          <table:table-cell table:style-name="ce117" table:formula="of:=COUNTIF([.C8:.K8];&quot;KVIT&quot;)+COUNTIF([.C8:.K8];&quot;KVIT☻&quot;)" office:value-type="float" office:value="0" calcext:value-type="float">
            <text:p>0</text:p>
          </table:table-cell>
          <table:table-cell table:style-name="ce118" table:formula="of:=COUNTBLANK([.C8:.K8])" office:value-type="float" office:value="7" calcext:value-type="float">
            <text:p>7</text:p>
          </table:table-cell>
          <table:table-cell table:style-name="ce119" table:formula="of:=COUNTIF([.C8:.K8];&quot;x&quot;)" office:value-type="float" office:value="0" calcext:value-type="float">
            <text:p>0</text:p>
          </table:table-cell>
          <table:table-cell table:style-name="ce120" table:formula="of:=COUNTIF([.C8:.K8];&quot;51&quot;)+COUNTIF([.C8:.K8];&quot;51☻&quot;)+COUNTIF([.C8:.K8];&quot;2&quot;)+COUNTIF([.C8:.K8];&quot;52&quot;)+COUNTIF([.C8:.K8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08" calcext:value-type="date">
            <text:p>8. IX. 08</text:p>
          </table:table-cell>
          <table:table-cell table:style-name="ce112" table:formula="of:=TEXT([.A9];&quot;Ddd&quot;)" office:value-type="string" office:string-value="pon" calcext:value-type="string">
            <text:p>pon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3.73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17" table:formula="of:=COUNTIF([.C9:.K9];&quot;51&quot;)+COUNTIF([.C9:.K9];&quot;51☻&quot;)" office:value-type="float" office:value="1" calcext:value-type="float">
            <text:p>1</text:p>
          </table:table-cell>
          <table:table-cell table:style-name="ce117" table:formula="of:=COUNTIF([.C9:.K9];&quot;52&quot;)+COUNTIF([.C9:.K9];&quot;52☻&quot;)" office:value-type="float" office:value="1" calcext:value-type="float">
            <text:p>1</text:p>
          </table:table-cell>
          <table:table-cell table:style-name="ce117" table:formula="of:=COUNTIF([.C9:.K9];&quot;11-19&quot;)+COUNTIF([.C9:.K9];&quot;2&quot;)" office:value-type="float" office:value="1" calcext:value-type="float">
            <text:p>1</text:p>
          </table:table-cell>
          <table:table-cell table:style-name="ce117" table:formula="of:=COUNTIF([.C9:.K9];&quot;U&quot;)+COUNTIF([.C9:.K9];&quot;U☻&quot;)" office:value-type="float" office:value="1" calcext:value-type="float">
            <text:p>1</text:p>
          </table:table-cell>
          <table:table-cell table:style-name="ce117" table:formula="of:=COUNTIF([.C9:.K9];&quot;KVIT&quot;)+COUNTIF([.C9:.K9];&quot;KVIT☻&quot;)" office:value-type="float" office:value="2" calcext:value-type="float">
            <text:p>2</text:p>
          </table:table-cell>
          <table:table-cell table:style-name="ce118" table:formula="of:=COUNTBLANK([.C9:.K9])" office:value-type="float" office:value="1" calcext:value-type="float">
            <text:p>1</text:p>
          </table:table-cell>
          <table:table-cell table:style-name="ce119" table:formula="of:=COUNTIF([.C9:.K9];&quot;x&quot;)" office:value-type="float" office:value="1" calcext:value-type="float">
            <text:p>1</text:p>
          </table:table-cell>
          <table:table-cell table:style-name="ce120" table:formula="of:=COUNTIF([.C9:.K9];&quot;51&quot;)+COUNTIF([.C9:.K9];&quot;51☻&quot;)+COUNTIF([.C9:.K9];&quot;2&quot;)+COUNTIF([.C9:.K9];&quot;52&quot;)+COUNTIF([.C9:.K9];&quot;52☻&quot;)" office:value-type="float" office:value="2" calcext:value-type="float">
            <text:p>2</text:p>
          </table:table-cell>
          <table:table-cell table:style-name="ce38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09" calcext:value-type="date">
            <text:p>9. IX. 08</text:p>
          </table:table-cell>
          <table:table-cell table:style-name="ce112" table:formula="of:=TEXT([.A10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7" office:value-type="string" calcext:value-type="string">
            <text:p>KVIT☻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4.432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16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17" table:formula="of:=COUNTIF([.C10:.K10];&quot;51&quot;)+COUNTIF([.C10:.K10];&quot;51☻&quot;)" office:value-type="float" office:value="1" calcext:value-type="float">
            <text:p>1</text:p>
          </table:table-cell>
          <table:table-cell table:style-name="ce117" table:formula="of:=COUNTIF([.C10:.K10];&quot;52&quot;)+COUNTIF([.C10:.K10];&quot;52☻&quot;)" office:value-type="float" office:value="1" calcext:value-type="float">
            <text:p>1</text:p>
          </table:table-cell>
          <table:table-cell table:style-name="ce117" table:formula="of:=COUNTIF([.C10:.K10];&quot;11-19&quot;)+COUNTIF([.C10:.K10];&quot;2&quot;)" office:value-type="float" office:value="1" calcext:value-type="float">
            <text:p>1</text:p>
          </table:table-cell>
          <table:table-cell table:style-name="ce117" table:formula="of:=COUNTIF([.C10:.K10];&quot;U&quot;)+COUNTIF([.C10:.K10];&quot;U☻&quot;)" office:value-type="float" office:value="1" calcext:value-type="float">
            <text:p>1</text:p>
          </table:table-cell>
          <table:table-cell table:style-name="ce117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118" table:formula="of:=COUNTBLANK([.C10:.K10])" office:value-type="float" office:value="1" calcext:value-type="float">
            <text:p>1</text:p>
          </table:table-cell>
          <table:table-cell table:style-name="ce119" table:formula="of:=COUNTIF([.C10:.K10];&quot;x&quot;)" office:value-type="float" office:value="1" calcext:value-type="float">
            <text:p>1</text:p>
          </table:table-cell>
          <table:table-cell table:style-name="ce120" table:formula="of:=COUNTIF([.C10:.K10];&quot;51&quot;)+COUNTIF([.C10:.K10];&quot;51☻&quot;)+COUNTIF([.C10:.K10];&quot;2&quot;)+COUNTIF([.C10:.K10];&quot;52&quot;)+COUNTIF([.C10:.K10];&quot;52☻&quot;)" office:value-type="float" office:value="2" calcext:value-type="float">
            <text:p>2</text:p>
          </table:table-cell>
          <table:table-cell table:style-name="ce38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0" calcext:value-type="date">
            <text:p>10. IX. 08</text:p>
          </table:table-cell>
          <table:table-cell table:style-name="ce112" table:formula="of:=TEXT([.A11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float" office:value="51" calcext:value-type="float">
            <text:p>51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X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office:value-type="float" office:value="52" calcext:value-type="float">
            <text:p>52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5.134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17" table:formula="of:=COUNTIF([.C11:.K11];&quot;51&quot;)+COUNTIF([.C11:.K11];&quot;51☻&quot;)" office:value-type="float" office:value="1" calcext:value-type="float">
            <text:p>1</text:p>
          </table:table-cell>
          <table:table-cell table:style-name="ce117" table:formula="of:=COUNTIF([.C11:.K11];&quot;52&quot;)+COUNTIF([.C11:.K11];&quot;52☻&quot;)" office:value-type="float" office:value="1" calcext:value-type="float">
            <text:p>1</text:p>
          </table:table-cell>
          <table:table-cell table:style-name="ce117" table:formula="of:=COUNTIF([.C11:.K11];&quot;11-19&quot;)+COUNTIF([.C11:.K11];&quot;2&quot;)" office:value-type="float" office:value="1" calcext:value-type="float">
            <text:p>1</text:p>
          </table:table-cell>
          <table:table-cell table:style-name="ce117" table:formula="of:=COUNTIF([.C11:.K11];&quot;U&quot;)+COUNTIF([.C11:.K11];&quot;U☻&quot;)" office:value-type="float" office:value="1" calcext:value-type="float">
            <text:p>1</text:p>
          </table:table-cell>
          <table:table-cell table:style-name="ce117" table:formula="of:=COUNTIF([.C11:.K11];&quot;KVIT&quot;)+COUNTIF([.C11:.K11];&quot;KVIT☻&quot;)" office:value-type="float" office:value="1" calcext:value-type="float">
            <text:p>1</text:p>
          </table:table-cell>
          <table:table-cell table:style-name="ce118" table:formula="of:=COUNTBLANK([.C11:.K11])" office:value-type="float" office:value="1" calcext:value-type="float">
            <text:p>1</text:p>
          </table:table-cell>
          <table:table-cell table:style-name="ce119" table:formula="of:=COUNTIF([.C11:.K11];&quot;x&quot;)" office:value-type="float" office:value="1" calcext:value-type="float">
            <text:p>1</text:p>
          </table:table-cell>
          <table:table-cell table:style-name="ce120" table:formula="of:=COUNTIF([.C11:.K11];&quot;51&quot;)+COUNTIF([.C11:.K11];&quot;51☻&quot;)+COUNTIF([.C11:.K11];&quot;2&quot;)+COUNTIF([.C11:.K11];&quot;52&quot;)+COUNTIF([.C11:.K11];&quot;52☻&quot;)" office:value-type="float" office:value="2" calcext:value-type="float">
            <text:p>2</text:p>
          </table:table-cell>
          <table:table-cell table:style-name="ce14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1" calcext:value-type="date">
            <text:p>11. IX. 08</text:p>
          </table:table-cell>
          <table:table-cell table:style-name="ce112" table:formula="of:=TEXT([.A12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table:formula="of:=[$VzorciVnosov.$A$12]" office:value-type="string" office:string-value="D" calcext:value-type="string">
            <office:annotation draw:style-name="gr30" draw:text-style-name="P4" svg:width="2.72cm" svg:height="0.686cm" svg:x="11.189cm" svg:y="5.836cm" draw:caption-point-x="-0.232cm" draw:caption-point-y="1.896cm">
              <dc:date>2022-03-21T00:00:00</dc:date>
              <text:p text:style-name="P3">Pučnik</text:p>
            </office:annotation>
            <text:p>D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5.836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17" table:formula="of:=COUNTIF([.C12:.K12];&quot;51&quot;)+COUNTIF([.C12:.K12];&quot;51☻&quot;)" office:value-type="float" office:value="1" calcext:value-type="float">
            <text:p>1</text:p>
          </table:table-cell>
          <table:table-cell table:style-name="ce117" table:formula="of:=COUNTIF([.C12:.K12];&quot;52&quot;)+COUNTIF([.C12:.K12];&quot;52☻&quot;)" office:value-type="float" office:value="1" calcext:value-type="float">
            <text:p>1</text:p>
          </table:table-cell>
          <table:table-cell table:style-name="ce117" table:formula="of:=COUNTIF([.C12:.K12];&quot;11-19&quot;)+COUNTIF([.C12:.K12];&quot;2&quot;)" office:value-type="float" office:value="1" calcext:value-type="float">
            <text:p>1</text:p>
          </table:table-cell>
          <table:table-cell table:style-name="ce117" table:formula="of:=COUNTIF([.C12:.K12];&quot;U&quot;)+COUNTIF([.C12:.K12];&quot;U☻&quot;)" office:value-type="float" office:value="0" calcext:value-type="float">
            <text:p>0</text:p>
          </table:table-cell>
          <table:table-cell table:style-name="ce117" table:formula="of:=COUNTIF([.C12:.K12];&quot;KVIT&quot;)+COUNTIF([.C12:.K12];&quot;KVIT☻&quot;)" office:value-type="float" office:value="1" calcext:value-type="float">
            <text:p>1</text:p>
          </table:table-cell>
          <table:table-cell table:style-name="ce118" table:formula="of:=COUNTBLANK([.C12:.K12])" office:value-type="float" office:value="1" calcext:value-type="float">
            <text:p>1</text:p>
          </table:table-cell>
          <table:table-cell table:style-name="ce119" table:formula="of:=COUNTIF([.C12:.K12];&quot;x&quot;)" office:value-type="float" office:value="1" calcext:value-type="float">
            <text:p>1</text:p>
          </table:table-cell>
          <table:table-cell table:style-name="ce120" table:formula="of:=COUNTIF([.C12:.K12];&quot;51&quot;)+COUNTIF([.C12:.K12];&quot;51☻&quot;)+COUNTIF([.C12:.K12];&quot;2&quot;)+COUNTIF([.C12:.K12];&quot;52&quot;)+COUNTIF([.C12:.K12];&quot;52☻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2" calcext:value-type="date">
            <text:p>12. IX. 08</text:p>
          </table:table-cell>
          <table:table-cell table:style-name="ce112" table:formula="of:=TEXT([.A13];&quot;Ddd&quot;)" office:value-type="string" office:string-value="pet" calcext:value-type="string">
            <text:p>pe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75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6.538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17" table:formula="of:=COUNTIF([.C13:.K13];&quot;51&quot;)+COUNTIF([.C13:.K13];&quot;51☻&quot;)" office:value-type="float" office:value="1" calcext:value-type="float">
            <text:p>1</text:p>
          </table:table-cell>
          <table:table-cell table:style-name="ce117" table:formula="of:=COUNTIF([.C13:.K13];&quot;52&quot;)+COUNTIF([.C13:.K13];&quot;52☻&quot;)" office:value-type="float" office:value="1" calcext:value-type="float">
            <text:p>1</text:p>
          </table:table-cell>
          <table:table-cell table:style-name="ce117" table:formula="of:=COUNTIF([.C13:.K13];&quot;11-19&quot;)+COUNTIF([.C13:.K13];&quot;2&quot;)" office:value-type="float" office:value="1" calcext:value-type="float">
            <text:p>1</text:p>
          </table:table-cell>
          <table:table-cell table:style-name="ce117" table:formula="of:=COUNTIF([.C13:.K13];&quot;U&quot;)+COUNTIF([.C13:.K13];&quot;U☻&quot;)" office:value-type="float" office:value="1" calcext:value-type="float">
            <text:p>1</text:p>
          </table:table-cell>
          <table:table-cell table:style-name="ce117" table:formula="of:=COUNTIF([.C13:.K13];&quot;KVIT&quot;)+COUNTIF([.C13:.K13];&quot;KVIT☻&quot;)" office:value-type="float" office:value="1" calcext:value-type="float">
            <text:p>1</text:p>
          </table:table-cell>
          <table:table-cell table:style-name="ce118" table:formula="of:=COUNTBLANK([.C13:.K13])" office:value-type="float" office:value="1" calcext:value-type="float">
            <text:p>1</text:p>
          </table:table-cell>
          <table:table-cell table:style-name="ce119" table:formula="of:=COUNTIF([.C13:.K13];&quot;x&quot;)" office:value-type="float" office:value="1" calcext:value-type="float">
            <text:p>1</text:p>
          </table:table-cell>
          <table:table-cell table:style-name="ce120" table:formula="of:=COUNTIF([.C13:.K13];&quot;51&quot;)+COUNTIF([.C13:.K13];&quot;51☻&quot;)+COUNTIF([.C13:.K13];&quot;2&quot;)+COUNTIF([.C13:.K13];&quot;52&quot;)+COUNTIF([.C13:.K13];&quot;52☻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13" calcext:value-type="date">
            <text:p>13. IX. 08</text:p>
          </table:table-cell>
          <table:table-cell table:style-name="ce113" table:formula="of:=TEXT([.A14];&quot;Ddd&quot;)" office:value-type="string" office:string-value="sob" calcext:value-type="string">
            <text:p>sob</text:p>
          </table:table-cell>
          <table:table-cell table:style-name="ce74"/>
          <table:table-cell table:style-name="ce25" table:number-columns-repeated="2"/>
          <table:table-cell table:style-name="ce6" office:value-type="string" calcext:value-type="string">
            <text:p>☻</text:p>
          </table:table-cell>
          <table:table-cell table:style-name="ce25"/>
          <table:table-cell table:style-name="ce28"/>
          <table:table-cell table:style-name="ce25"/>
          <table:table-cell table:style-name="ce32"/>
          <table:table-cell table:style-name="ce21" office:value-type="string" calcext:value-type="string">
            <office:annotation draw:style-name="gr3" draw:text-style-name="P4" svg:width="2.88cm" svg:height="1.261cm" svg:x="15.095cm" svg:y="7.24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17" table:formula="of:=COUNTIF([.C14:.K14];&quot;51&quot;)+COUNTIF([.C14:.K14];&quot;51☻&quot;)" office:value-type="float" office:value="0" calcext:value-type="float">
            <text:p>0</text:p>
          </table:table-cell>
          <table:table-cell table:style-name="ce117" table:formula="of:=COUNTIF([.C14:.K14];&quot;52&quot;)+COUNTIF([.C14:.K14];&quot;52☻&quot;)" office:value-type="float" office:value="0" calcext:value-type="float">
            <text:p>0</text:p>
          </table:table-cell>
          <table:table-cell table:style-name="ce117" table:formula="of:=COUNTIF([.C14:.K14];&quot;11-19&quot;)+COUNTIF([.C14:.K14];&quot;2&quot;)" office:value-type="float" office:value="0" calcext:value-type="float">
            <text:p>0</text:p>
          </table:table-cell>
          <table:table-cell table:style-name="ce117" table:formula="of:=COUNTIF([.C14:.K14];&quot;U&quot;)+COUNTIF([.C14:.K14];&quot;U☻&quot;)" office:value-type="float" office:value="0" calcext:value-type="float">
            <text:p>0</text:p>
          </table:table-cell>
          <table:table-cell table:style-name="ce117" table:formula="of:=COUNTIF([.C14:.K14];&quot;KVIT&quot;)+COUNTIF([.C14:.K14];&quot;KVIT☻&quot;)" office:value-type="float" office:value="0" calcext:value-type="float">
            <text:p>0</text:p>
          </table:table-cell>
          <table:table-cell table:style-name="ce118" table:formula="of:=COUNTBLANK([.C14:.K14])" office:value-type="float" office:value="7" calcext:value-type="float">
            <text:p>7</text:p>
          </table:table-cell>
          <table:table-cell table:style-name="ce119" table:formula="of:=COUNTIF([.C14:.K14];&quot;x&quot;)" office:value-type="float" office:value="0" calcext:value-type="float">
            <text:p>0</text:p>
          </table:table-cell>
          <table:table-cell table:style-name="ce120" table:formula="of:=COUNTIF([.C14:.K14];&quot;51&quot;)+COUNTIF([.C14:.K14];&quot;51☻&quot;)+COUNTIF([.C14:.K14];&quot;2&quot;)+COUNTIF([.C14:.K14];&quot;52&quot;)+COUNTIF([.C14:.K14];&quot;52☻&quot;)" office:value-type="float" office:value="0" calcext:value-type="float">
            <text:p>0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14" calcext:value-type="date">
            <text:p>14. IX. 08</text:p>
          </table:table-cell>
          <table:table-cell table:style-name="ce113" table:formula="of:=TEXT([.A15];&quot;Ddd&quot;)" office:value-type="string" office:string-value="ned" calcext:value-type="string">
            <text:p>ned</text:p>
          </table:table-cell>
          <table:table-cell table:style-name="ce20"/>
          <table:table-cell table:style-name="ce32"/>
          <table:table-cell table:style-name="ce72"/>
          <table:table-cell table:style-name="ce6" office:value-type="string" calcext:value-type="string">
            <text:p>☻</text:p>
          </table:table-cell>
          <table:table-cell table:style-name="ce25"/>
          <table:table-cell table:style-name="ce21"/>
          <table:table-cell table:style-name="ce29"/>
          <table:table-cell table:style-name="ce115"/>
          <table:table-cell table:style-name="ce21" office:value-type="string" calcext:value-type="string">
            <office:annotation draw:style-name="gr3" draw:text-style-name="P4" svg:width="2.88cm" svg:height="1.261cm" svg:x="15.095cm" svg:y="7.942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17" table:formula="of:=COUNTIF([.C15:.K15];&quot;51&quot;)+COUNTIF([.C15:.K15];&quot;51☻&quot;)" office:value-type="float" office:value="0" calcext:value-type="float">
            <text:p>0</text:p>
          </table:table-cell>
          <table:table-cell table:style-name="ce117" table:formula="of:=COUNTIF([.C15:.K15];&quot;52&quot;)+COUNTIF([.C15:.K15];&quot;52☻&quot;)" office:value-type="float" office:value="0" calcext:value-type="float">
            <text:p>0</text:p>
          </table:table-cell>
          <table:table-cell table:style-name="ce117" table:formula="of:=COUNTIF([.C15:.K15];&quot;11-19&quot;)+COUNTIF([.C15:.K15];&quot;2&quot;)" office:value-type="float" office:value="0" calcext:value-type="float">
            <text:p>0</text:p>
          </table:table-cell>
          <table:table-cell table:style-name="ce117" table:formula="of:=COUNTIF([.C15:.K15];&quot;U&quot;)+COUNTIF([.C15:.K15];&quot;U☻&quot;)" office:value-type="float" office:value="0" calcext:value-type="float">
            <text:p>0</text:p>
          </table:table-cell>
          <table:table-cell table:style-name="ce117" table:formula="of:=COUNTIF([.C15:.K15];&quot;KVIT&quot;)+COUNTIF([.C15:.K15];&quot;KVIT☻&quot;)" office:value-type="float" office:value="0" calcext:value-type="float">
            <text:p>0</text:p>
          </table:table-cell>
          <table:table-cell table:style-name="ce118" table:formula="of:=COUNTBLANK([.C15:.K15])" office:value-type="float" office:value="7" calcext:value-type="float">
            <text:p>7</text:p>
          </table:table-cell>
          <table:table-cell table:style-name="ce119" table:formula="of:=COUNTIF([.C15:.K15];&quot;x&quot;)" office:value-type="float" office:value="0" calcext:value-type="float">
            <text:p>0</text:p>
          </table:table-cell>
          <table:table-cell table:style-name="ce120" table:formula="of:=COUNTIF([.C15:.K15];&quot;51&quot;)+COUNTIF([.C15:.K15];&quot;51☻&quot;)+COUNTIF([.C15:.K15];&quot;2&quot;)+COUNTIF([.C15:.K15];&quot;52&quot;)+COUNTIF([.C15:.K15];&quot;52☻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5" calcext:value-type="date">
            <text:p>15. IX. 08</text:p>
          </table:table-cell>
          <table:table-cell table:style-name="ce112" table:formula="of:=TEXT([.A16];&quot;Ddd&quot;)" office:value-type="string" office:string-value="pon" calcext:value-type="string">
            <text:p>pon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5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8.644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116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17" table:formula="of:=COUNTIF([.C16:.K16];&quot;51&quot;)+COUNTIF([.C16:.K16];&quot;51☻&quot;)" office:value-type="float" office:value="1" calcext:value-type="float">
            <text:p>1</text:p>
          </table:table-cell>
          <table:table-cell table:style-name="ce117" table:formula="of:=COUNTIF([.C16:.K16];&quot;52&quot;)+COUNTIF([.C16:.K16];&quot;52☻&quot;)" office:value-type="float" office:value="1" calcext:value-type="float">
            <text:p>1</text:p>
          </table:table-cell>
          <table:table-cell table:style-name="ce117" table:formula="of:=COUNTIF([.C16:.K16];&quot;11-19&quot;)+COUNTIF([.C16:.K16];&quot;2&quot;)" office:value-type="float" office:value="1" calcext:value-type="float">
            <text:p>1</text:p>
          </table:table-cell>
          <table:table-cell table:style-name="ce117" table:formula="of:=COUNTIF([.C16:.K16];&quot;U&quot;)+COUNTIF([.C16:.K16];&quot;U☻&quot;)" office:value-type="float" office:value="0" calcext:value-type="float">
            <text:p>0</text:p>
          </table:table-cell>
          <table:table-cell table:style-name="ce117" table:formula="of:=COUNTIF([.C16:.K16];&quot;KVIT&quot;)+COUNTIF([.C16:.K16];&quot;KVIT☻&quot;)" office:value-type="float" office:value="0" calcext:value-type="float">
            <text:p>0</text:p>
          </table:table-cell>
          <table:table-cell table:style-name="ce118" table:formula="of:=COUNTBLANK([.C16:.K16])" office:value-type="float" office:value="1" calcext:value-type="float">
            <text:p>1</text:p>
          </table:table-cell>
          <table:table-cell table:style-name="ce119" table:formula="of:=COUNTIF([.C16:.K16];&quot;x&quot;)" office:value-type="float" office:value="1" calcext:value-type="float">
            <text:p>1</text:p>
          </table:table-cell>
          <table:table-cell table:style-name="ce120" table:formula="of:=COUNTIF([.C16:.K16];&quot;51&quot;)+COUNTIF([.C16:.K16];&quot;51☻&quot;)+COUNTIF([.C16:.K16];&quot;2&quot;)+COUNTIF([.C16:.K16];&quot;52&quot;)+COUNTIF([.C16:.K16];&quot;52☻&quot;)" office:value-type="float" office:value="2" calcext:value-type="float">
            <text:p>2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6" calcext:value-type="date">
            <text:p>16. IX. 08</text:p>
          </table:table-cell>
          <table:table-cell table:style-name="ce112" table:formula="of:=TEXT([.A17];&quot;Ddd&quot;)" office:value-type="string" office:string-value="tor" calcext:value-type="string">
            <text:p>tor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office:value-type="string" calcext:value-type="string">
            <text:p>51☻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/>
          <table:table-cell table:style-name="ce3" table:formula="of:=[$VzorciVnosov.$A$12]" office:value-type="string" office:string-value="D" calcext:value-type="string">
            <office:annotation draw:style-name="gr30" draw:text-style-name="P4" svg:width="2.972cm" svg:height="0.686cm" svg:x="13.793cm" svg:y="9.346cm" draw:caption-point-x="-0.232cm" draw:caption-point-y="1.896cm">
              <dc:date>2022-03-21T00:00:00</dc:date>
              <text:p text:style-name="P3">Sodišče</text:p>
            </office:annotation>
            <text:p>D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9.346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16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17" table:formula="of:=COUNTIF([.C17:.K17];&quot;51&quot;)+COUNTIF([.C17:.K17];&quot;51☻&quot;)" office:value-type="float" office:value="1" calcext:value-type="float">
            <text:p>1</text:p>
          </table:table-cell>
          <table:table-cell table:style-name="ce117" table:formula="of:=COUNTIF([.C17:.K17];&quot;52&quot;)+COUNTIF([.C17:.K17];&quot;52☻&quot;)" office:value-type="float" office:value="1" calcext:value-type="float">
            <text:p>1</text:p>
          </table:table-cell>
          <table:table-cell table:style-name="ce117" table:formula="of:=COUNTIF([.C17:.K17];&quot;11-19&quot;)+COUNTIF([.C17:.K17];&quot;2&quot;)" office:value-type="float" office:value="0" calcext:value-type="float">
            <text:p>0</text:p>
          </table:table-cell>
          <table:table-cell table:style-name="ce117" table:formula="of:=COUNTIF([.C17:.K17];&quot;U&quot;)+COUNTIF([.C17:.K17];&quot;U☻&quot;)" office:value-type="float" office:value="0" calcext:value-type="float">
            <text:p>0</text:p>
          </table:table-cell>
          <table:table-cell table:style-name="ce117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118" table:formula="of:=COUNTBLANK([.C17:.K17])" office:value-type="float" office:value="1" calcext:value-type="float">
            <text:p>1</text:p>
          </table:table-cell>
          <table:table-cell table:style-name="ce119" table:formula="of:=COUNTIF([.C17:.K17];&quot;x&quot;)" office:value-type="float" office:value="0" calcext:value-type="float">
            <text:p>0</text:p>
          </table:table-cell>
          <table:table-cell table:style-name="ce120" table:formula="of:=COUNTIF([.C17:.K17];&quot;51&quot;)+COUNTIF([.C17:.K17];&quot;51☻&quot;)+COUNTIF([.C17:.K17];&quot;2&quot;)+COUNTIF([.C17:.K17];&quot;52&quot;)+COUNTIF([.C17:.K17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7" calcext:value-type="date">
            <text:p>17. IX. 08</text:p>
          </table:table-cell>
          <table:table-cell table:style-name="ce112" table:formula="of:=TEXT([.A18];&quot;Ddd&quot;)" office:value-type="string" office:string-value="sre" calcext:value-type="string">
            <text:p>sre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office:value-type="string" calcext:value-type="string">
            <text:p>11-19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75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office:annotation draw:style-name="gr8" draw:text-style-name="P4" svg:width="2.88cm" svg:height="1.25cm" svg:x="15.095cm" svg:y="10.048cm" draw:caption-point-x="-0.232cm" draw:caption-point-y="1.896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17" table:formula="of:=COUNTIF([.C18:.K18];&quot;51&quot;)+COUNTIF([.C18:.K18];&quot;51☻&quot;)" office:value-type="float" office:value="1" calcext:value-type="float">
            <text:p>1</text:p>
          </table:table-cell>
          <table:table-cell table:style-name="ce117" table:formula="of:=COUNTIF([.C18:.K18];&quot;52&quot;)+COUNTIF([.C18:.K18];&quot;52☻&quot;)" office:value-type="float" office:value="1" calcext:value-type="float">
            <text:p>1</text:p>
          </table:table-cell>
          <table:table-cell table:style-name="ce117" table:formula="of:=COUNTIF([.C18:.K18];&quot;11-19&quot;)+COUNTIF([.C18:.K18];&quot;2&quot;)" office:value-type="float" office:value="1" calcext:value-type="float">
            <text:p>1</text:p>
          </table:table-cell>
          <table:table-cell table:style-name="ce117" table:formula="of:=COUNTIF([.C18:.K18];&quot;U&quot;)+COUNTIF([.C18:.K18];&quot;U☻&quot;)" office:value-type="float" office:value="1" calcext:value-type="float">
            <text:p>1</text:p>
          </table:table-cell>
          <table:table-cell table:style-name="ce117" table:formula="of:=COUNTIF([.C18:.K18];&quot;KVIT&quot;)+COUNTIF([.C18:.K18];&quot;KVIT☻&quot;)" office:value-type="float" office:value="0" calcext:value-type="float">
            <text:p>0</text:p>
          </table:table-cell>
          <table:table-cell table:style-name="ce118" table:formula="of:=COUNTBLANK([.C18:.K18])" office:value-type="float" office:value="1" calcext:value-type="float">
            <text:p>1</text:p>
          </table:table-cell>
          <table:table-cell table:style-name="ce119" table:formula="of:=COUNTIF([.C18:.K18];&quot;x&quot;)" office:value-type="float" office:value="1" calcext:value-type="float">
            <text:p>1</text:p>
          </table:table-cell>
          <table:table-cell table:style-name="ce120" table:formula="of:=COUNTIF([.C18:.K18];&quot;51&quot;)+COUNTIF([.C18:.K18];&quot;51☻&quot;)+COUNTIF([.C18:.K18];&quot;2&quot;)+COUNTIF([.C18:.K18];&quot;52&quot;)+COUNTIF([.C18:.K18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8" calcext:value-type="date">
            <text:p>18. IX. 08</text:p>
          </table:table-cell>
          <table:table-cell table:style-name="ce112" table:formula="of:=TEXT([.A19];&quot;Ddd&quot;)" office:value-type="string" office:string-value="čet" calcext:value-type="string">
            <text:p>čet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formula="of:=[$VzorciVnosov.$A$2]" office:value-type="string" office:string-value="51☻" calcext:value-type="string">
            <office:annotation draw:style-name="gr50" draw:text-style-name="P4" svg:width="2.709cm" svg:height="2.739cm" svg:x="8.597cm" svg:y="10.739cm" draw:caption-point-x="-0.243cm" draw:caption-point-y="1.907cm">
              <dc:date>2022-03-21T00:00:00</dc:date>
              <text:p text:style-name="P3">v četrtkih ne razpisuješ za dežurstvo, popoldan ali dodaten program</text:p>
            </office:annotation>
            <text:p>51☻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0.739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116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17" table:formula="of:=COUNTIF([.C19:.K19];&quot;51&quot;)+COUNTIF([.C19:.K19];&quot;51☻&quot;)" office:value-type="float" office:value="1" calcext:value-type="float">
            <text:p>1</text:p>
          </table:table-cell>
          <table:table-cell table:style-name="ce117" table:formula="of:=COUNTIF([.C19:.K19];&quot;52&quot;)+COUNTIF([.C19:.K19];&quot;52☻&quot;)" office:value-type="float" office:value="1" calcext:value-type="float">
            <text:p>1</text:p>
          </table:table-cell>
          <table:table-cell table:style-name="ce117" table:formula="of:=COUNTIF([.C19:.K19];&quot;11-19&quot;)+COUNTIF([.C19:.K19];&quot;2&quot;)" office:value-type="float" office:value="1" calcext:value-type="float">
            <text:p>1</text:p>
          </table:table-cell>
          <table:table-cell table:style-name="ce117" table:formula="of:=COUNTIF([.C19:.K19];&quot;U&quot;)+COUNTIF([.C19:.K19];&quot;U☻&quot;)" office:value-type="float" office:value="0" calcext:value-type="float">
            <text:p>0</text:p>
          </table:table-cell>
          <table:table-cell table:style-name="ce117" table:formula="of:=COUNTIF([.C19:.K19];&quot;KVIT&quot;)+COUNTIF([.C19:.K19];&quot;KVIT☻&quot;)" office:value-type="float" office:value="0" calcext:value-type="float">
            <text:p>0</text:p>
          </table:table-cell>
          <table:table-cell table:style-name="ce118" table:formula="of:=COUNTBLANK([.C19:.K19])" office:value-type="float" office:value="1" calcext:value-type="float">
            <text:p>1</text:p>
          </table:table-cell>
          <table:table-cell table:style-name="ce119" table:formula="of:=COUNTIF([.C19:.K19];&quot;x&quot;)" office:value-type="float" office:value="1" calcext:value-type="float">
            <text:p>1</text:p>
          </table:table-cell>
          <table:table-cell table:style-name="ce120" table:formula="of:=COUNTIF([.C19:.K19];&quot;51&quot;)+COUNTIF([.C19:.K19];&quot;51☻&quot;)+COUNTIF([.C19:.K19];&quot;2&quot;)+COUNTIF([.C19:.K19];&quot;52&quot;)+COUNTIF([.C19:.K19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19" calcext:value-type="date">
            <text:p>19. IX. 08</text:p>
          </table:table-cell>
          <table:table-cell table:style-name="ce112" table:formula="of:=TEXT([.A20];&quot;Ddd&quot;)" office:value-type="string" office:string-value="pet" calcext:value-type="string">
            <text:p>pet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1.441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16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17" table:formula="of:=COUNTIF([.C20:.K20];&quot;51&quot;)+COUNTIF([.C20:.K20];&quot;51☻&quot;)" office:value-type="float" office:value="1" calcext:value-type="float">
            <text:p>1</text:p>
          </table:table-cell>
          <table:table-cell table:style-name="ce117" table:formula="of:=COUNTIF([.C20:.K20];&quot;52&quot;)+COUNTIF([.C20:.K20];&quot;52☻&quot;)" office:value-type="float" office:value="1" calcext:value-type="float">
            <text:p>1</text:p>
          </table:table-cell>
          <table:table-cell table:style-name="ce117" table:formula="of:=COUNTIF([.C20:.K20];&quot;11-19&quot;)+COUNTIF([.C20:.K20];&quot;2&quot;)" office:value-type="float" office:value="1" calcext:value-type="float">
            <text:p>1</text:p>
          </table:table-cell>
          <table:table-cell table:style-name="ce117" table:formula="of:=COUNTIF([.C20:.K20];&quot;U&quot;)+COUNTIF([.C20:.K20];&quot;U☻&quot;)" office:value-type="float" office:value="1" calcext:value-type="float">
            <text:p>1</text:p>
          </table:table-cell>
          <table:table-cell table:style-name="ce117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118" table:formula="of:=COUNTBLANK([.C20:.K20])" office:value-type="float" office:value="1" calcext:value-type="float">
            <text:p>1</text:p>
          </table:table-cell>
          <table:table-cell table:style-name="ce119" table:formula="of:=COUNTIF([.C20:.K20];&quot;x&quot;)" office:value-type="float" office:value="1" calcext:value-type="float">
            <text:p>1</text:p>
          </table:table-cell>
          <table:table-cell table:style-name="ce120" table:formula="of:=COUNTIF([.C20:.K20];&quot;51&quot;)+COUNTIF([.C20:.K20];&quot;51☻&quot;)+COUNTIF([.C20:.K20];&quot;2&quot;)+COUNTIF([.C20:.K20];&quot;52&quot;)+COUNTIF([.C20:.K20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20" calcext:value-type="date">
            <text:p>20. IX. 08</text:p>
          </table:table-cell>
          <table:table-cell table:style-name="ce113" table:formula="of:=TEXT([.A21];&quot;Ddd&quot;)" office:value-type="string" office:string-value="sob" calcext:value-type="string">
            <text:p>sob</text:p>
          </table:table-cell>
          <table:table-cell table:style-name="ce20"/>
          <table:table-cell table:style-name="ce73"/>
          <table:table-cell table:style-name="ce21"/>
          <table:table-cell table:style-name="ce74" table:number-columns-repeated="2"/>
          <table:table-cell table:style-name="ce6" office:value-type="string" calcext:value-type="string">
            <text:p>☻</text:p>
          </table:table-cell>
          <table:table-cell table:style-name="ce21" table:number-columns-repeated="2"/>
          <table:table-cell table:style-name="ce21" office:value-type="string" calcext:value-type="string">
            <office:annotation draw:style-name="gr3" draw:text-style-name="P4" svg:width="2.88cm" svg:height="1.261cm" svg:x="15.095cm" svg:y="12.143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17" table:formula="of:=COUNTIF([.C21:.K21];&quot;51&quot;)+COUNTIF([.C21:.K21];&quot;51☻&quot;)" office:value-type="float" office:value="0" calcext:value-type="float">
            <text:p>0</text:p>
          </table:table-cell>
          <table:table-cell table:style-name="ce117" table:formula="of:=COUNTIF([.C21:.K21];&quot;52&quot;)+COUNTIF([.C21:.K21];&quot;52☻&quot;)" office:value-type="float" office:value="0" calcext:value-type="float">
            <text:p>0</text:p>
          </table:table-cell>
          <table:table-cell table:style-name="ce117" table:formula="of:=COUNTIF([.C21:.K21];&quot;11-19&quot;)+COUNTIF([.C21:.K21];&quot;2&quot;)" office:value-type="float" office:value="0" calcext:value-type="float">
            <text:p>0</text:p>
          </table:table-cell>
          <table:table-cell table:style-name="ce117" table:formula="of:=COUNTIF([.C21:.K21];&quot;U&quot;)+COUNTIF([.C21:.K21];&quot;U☻&quot;)" office:value-type="float" office:value="0" calcext:value-type="float">
            <text:p>0</text:p>
          </table:table-cell>
          <table:table-cell table:style-name="ce117" table:formula="of:=COUNTIF([.C21:.K21];&quot;KVIT&quot;)+COUNTIF([.C21:.K21];&quot;KVIT☻&quot;)" office:value-type="float" office:value="0" calcext:value-type="float">
            <text:p>0</text:p>
          </table:table-cell>
          <table:table-cell table:style-name="ce118" table:formula="of:=COUNTBLANK([.C21:.K21])" office:value-type="float" office:value="7" calcext:value-type="float">
            <text:p>7</text:p>
          </table:table-cell>
          <table:table-cell table:style-name="ce119" table:formula="of:=COUNTIF([.C21:.K21];&quot;x&quot;)" office:value-type="float" office:value="0" calcext:value-type="float">
            <text:p>0</text:p>
          </table:table-cell>
          <table:table-cell table:style-name="ce120" table:formula="of:=COUNTIF([.C21:.K21];&quot;51&quot;)+COUNTIF([.C21:.K21];&quot;51☻&quot;)+COUNTIF([.C21:.K21];&quot;2&quot;)+COUNTIF([.C21:.K21];&quot;52&quot;)+COUNTIF([.C21:.K21];&quot;52☻&quot;)" office:value-type="float" office:value="0" calcext:value-type="float">
            <text:p>0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21" calcext:value-type="date">
            <text:p>21. IX. 08</text:p>
          </table:table-cell>
          <table:table-cell table:style-name="ce113" table:formula="of:=TEXT([.A22];&quot;Ddd&quot;)" office:value-type="string" office:string-value="ned" calcext:value-type="string">
            <text:p>ned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6" office:value-type="string" calcext:value-type="string">
            <text:p>☻</text:p>
          </table:table-cell>
          <table:table-cell table:style-name="ce21">
            <office:annotation draw:style-name="gr30" draw:text-style-name="P4" svg:width="2.72cm" svg:height="0.686cm" svg:x="11.189cm" svg:y="12.845cm" draw:caption-point-x="-0.232cm" draw:caption-point-y="1.907cm">
              <dc:date>2022-03-21T00:00:00</dc:date>
              <text:p text:style-name="P3">Pučnik</text:p>
            </office:annotation>
          </table:table-cell>
          <table:table-cell table:style-name="ce28"/>
          <table:table-cell table:style-name="ce20"/>
          <table:table-cell table:style-name="ce21" office:value-type="string" calcext:value-type="string">
            <office:annotation draw:style-name="gr3" draw:text-style-name="P4" svg:width="2.88cm" svg:height="1.261cm" svg:x="15.095cm" svg:y="12.845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17" table:formula="of:=COUNTIF([.C22:.K22];&quot;51&quot;)+COUNTIF([.C22:.K22];&quot;51☻&quot;)" office:value-type="float" office:value="0" calcext:value-type="float">
            <text:p>0</text:p>
          </table:table-cell>
          <table:table-cell table:style-name="ce117" table:formula="of:=COUNTIF([.C22:.K22];&quot;52&quot;)+COUNTIF([.C22:.K22];&quot;52☻&quot;)" office:value-type="float" office:value="0" calcext:value-type="float">
            <text:p>0</text:p>
          </table:table-cell>
          <table:table-cell table:style-name="ce117" table:formula="of:=COUNTIF([.C22:.K22];&quot;11-19&quot;)+COUNTIF([.C22:.K22];&quot;2&quot;)" office:value-type="float" office:value="0" calcext:value-type="float">
            <text:p>0</text:p>
          </table:table-cell>
          <table:table-cell table:style-name="ce117" table:formula="of:=COUNTIF([.C22:.K22];&quot;U&quot;)+COUNTIF([.C22:.K22];&quot;U☻&quot;)" office:value-type="float" office:value="0" calcext:value-type="float">
            <text:p>0</text:p>
          </table:table-cell>
          <table:table-cell table:style-name="ce117" table:formula="of:=COUNTIF([.C22:.K22];&quot;KVIT&quot;)+COUNTIF([.C22:.K22];&quot;KVIT☻&quot;)" office:value-type="float" office:value="0" calcext:value-type="float">
            <text:p>0</text:p>
          </table:table-cell>
          <table:table-cell table:style-name="ce118" table:formula="of:=COUNTBLANK([.C22:.K22])" office:value-type="float" office:value="7" calcext:value-type="float">
            <text:p>7</text:p>
          </table:table-cell>
          <table:table-cell table:style-name="ce119" table:formula="of:=COUNTIF([.C22:.K22];&quot;x&quot;)" office:value-type="float" office:value="0" calcext:value-type="float">
            <text:p>0</text:p>
          </table:table-cell>
          <table:table-cell table:style-name="ce120" table:formula="of:=COUNTIF([.C22:.K22];&quot;51&quot;)+COUNTIF([.C22:.K22];&quot;51☻&quot;)+COUNTIF([.C22:.K22];&quot;2&quot;)+COUNTIF([.C22:.K22];&quot;52&quot;)+COUNTIF([.C22:.K22];&quot;52☻&quot;)" office:value-type="float" office:value="0" calcext:value-type="float">
            <text:p>0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22" calcext:value-type="date">
            <text:p>22. IX. 08</text:p>
          </table:table-cell>
          <table:table-cell table:style-name="ce112" table:formula="of:=TEXT([.A23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5"/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3.547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17" table:formula="of:=COUNTIF([.C23:.K23];&quot;51&quot;)+COUNTIF([.C23:.K23];&quot;51☻&quot;)" office:value-type="float" office:value="0" calcext:value-type="float">
            <text:p>0</text:p>
          </table:table-cell>
          <table:table-cell table:style-name="ce117" table:formula="of:=COUNTIF([.C23:.K23];&quot;52&quot;)+COUNTIF([.C23:.K23];&quot;52☻&quot;)" office:value-type="float" office:value="0" calcext:value-type="float">
            <text:p>0</text:p>
          </table:table-cell>
          <table:table-cell table:style-name="ce117" table:formula="of:=COUNTIF([.C23:.K23];&quot;11-19&quot;)+COUNTIF([.C23:.K23];&quot;2&quot;)" office:value-type="float" office:value="1" calcext:value-type="float">
            <text:p>1</text:p>
          </table:table-cell>
          <table:table-cell table:style-name="ce117" table:formula="of:=COUNTIF([.C23:.K23];&quot;U&quot;)+COUNTIF([.C23:.K23];&quot;U☻&quot;)" office:value-type="float" office:value="1" calcext:value-type="float">
            <text:p>1</text:p>
          </table:table-cell>
          <table:table-cell table:style-name="ce117" table:formula="of:=COUNTIF([.C23:.K23];&quot;KVIT&quot;)+COUNTIF([.C23:.K23];&quot;KVIT☻&quot;)" office:value-type="float" office:value="2" calcext:value-type="float">
            <text:p>2</text:p>
          </table:table-cell>
          <table:table-cell table:style-name="ce118" table:formula="of:=COUNTBLANK([.C23:.K23])" office:value-type="float" office:value="1" calcext:value-type="float">
            <text:p>1</text:p>
          </table:table-cell>
          <table:table-cell table:style-name="ce119" table:formula="of:=COUNTIF([.C23:.K23];&quot;x&quot;)" office:value-type="float" office:value="1" calcext:value-type="float">
            <text:p>1</text:p>
          </table:table-cell>
          <table:table-cell table:style-name="ce120" table:formula="of:=COUNTIF([.C23:.K23];&quot;51&quot;)+COUNTIF([.C23:.K23];&quot;51☻&quot;)+COUNTIF([.C23:.K23];&quot;2&quot;)+COUNTIF([.C23:.K23];&quot;52&quot;)+COUNTIF([.C23:.K23];&quot;52☻&quot;)" office:value-type="float" office:value="0" calcext:value-type="float">
            <text:p>0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23" calcext:value-type="date">
            <text:p>23. IX. 08</text:p>
          </table:table-cell>
          <table:table-cell table:style-name="ce112" table:formula="of:=TEXT([.A24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11-19</text:p>
          </table:table-cell>
          <table:table-cell table:style-name="ce27" office:value-type="string" calcext:value-type="string">
            <text:p>KVIT☻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4.249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17" table:formula="of:=COUNTIF([.C24:.K24];&quot;51&quot;)+COUNTIF([.C24:.K24];&quot;51☻&quot;)" office:value-type="float" office:value="1" calcext:value-type="float">
            <text:p>1</text:p>
          </table:table-cell>
          <table:table-cell table:style-name="ce117" table:formula="of:=COUNTIF([.C24:.K24];&quot;52&quot;)+COUNTIF([.C24:.K24];&quot;52☻&quot;)" office:value-type="float" office:value="1" calcext:value-type="float">
            <text:p>1</text:p>
          </table:table-cell>
          <table:table-cell table:style-name="ce117" table:formula="of:=COUNTIF([.C24:.K24];&quot;11-19&quot;)+COUNTIF([.C24:.K24];&quot;2&quot;)" office:value-type="float" office:value="1" calcext:value-type="float">
            <text:p>1</text:p>
          </table:table-cell>
          <table:table-cell table:style-name="ce117" table:formula="of:=COUNTIF([.C24:.K24];&quot;U&quot;)+COUNTIF([.C24:.K24];&quot;U☻&quot;)" office:value-type="float" office:value="1" calcext:value-type="float">
            <text:p>1</text:p>
          </table:table-cell>
          <table:table-cell table:style-name="ce117" table:formula="of:=COUNTIF([.C24:.K24];&quot;KVIT&quot;)+COUNTIF([.C24:.K24];&quot;KVIT☻&quot;)" office:value-type="float" office:value="2" calcext:value-type="float">
            <text:p>2</text:p>
          </table:table-cell>
          <table:table-cell table:style-name="ce118" table:formula="of:=COUNTBLANK([.C24:.K24])" office:value-type="float" office:value="1" calcext:value-type="float">
            <text:p>1</text:p>
          </table:table-cell>
          <table:table-cell table:style-name="ce119" table:formula="of:=COUNTIF([.C24:.K24];&quot;x&quot;)" office:value-type="float" office:value="1" calcext:value-type="float">
            <text:p>1</text:p>
          </table:table-cell>
          <table:table-cell table:style-name="ce120" table:formula="of:=COUNTIF([.C24:.K24];&quot;51&quot;)+COUNTIF([.C24:.K24];&quot;51☻&quot;)+COUNTIF([.C24:.K24];&quot;2&quot;)+COUNTIF([.C24:.K24];&quot;52&quot;)+COUNTIF([.C24:.K24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24" calcext:value-type="date">
            <text:p>24. IX. 08</text:p>
          </table:table-cell>
          <table:table-cell table:style-name="ce112" table:formula="of:=TEXT([.A25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4.951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17" table:formula="of:=COUNTIF([.C25:.K25];&quot;51&quot;)+COUNTIF([.C25:.K25];&quot;51☻&quot;)" office:value-type="float" office:value="1" calcext:value-type="float">
            <text:p>1</text:p>
          </table:table-cell>
          <table:table-cell table:style-name="ce117" table:formula="of:=COUNTIF([.C25:.K25];&quot;52&quot;)+COUNTIF([.C25:.K25];&quot;52☻&quot;)" office:value-type="float" office:value="1" calcext:value-type="float">
            <text:p>1</text:p>
          </table:table-cell>
          <table:table-cell table:style-name="ce117" table:formula="of:=COUNTIF([.C25:.K25];&quot;11-19&quot;)+COUNTIF([.C25:.K25];&quot;2&quot;)" office:value-type="float" office:value="1" calcext:value-type="float">
            <text:p>1</text:p>
          </table:table-cell>
          <table:table-cell table:style-name="ce117" table:formula="of:=COUNTIF([.C25:.K25];&quot;U&quot;)+COUNTIF([.C25:.K25];&quot;U☻&quot;)" office:value-type="float" office:value="1" calcext:value-type="float">
            <text:p>1</text:p>
          </table:table-cell>
          <table:table-cell table:style-name="ce117" table:formula="of:=COUNTIF([.C25:.K25];&quot;KVIT&quot;)+COUNTIF([.C25:.K25];&quot;KVIT☻&quot;)" office:value-type="float" office:value="2" calcext:value-type="float">
            <text:p>2</text:p>
          </table:table-cell>
          <table:table-cell table:style-name="ce118" table:formula="of:=COUNTBLANK([.C25:.K25])" office:value-type="float" office:value="1" calcext:value-type="float">
            <text:p>1</text:p>
          </table:table-cell>
          <table:table-cell table:style-name="ce119" table:formula="of:=COUNTIF([.C25:.K25];&quot;x&quot;)" office:value-type="float" office:value="1" calcext:value-type="float">
            <text:p>1</text:p>
          </table:table-cell>
          <table:table-cell table:style-name="ce120" table:formula="of:=COUNTIF([.C25:.K25];&quot;51&quot;)+COUNTIF([.C25:.K25];&quot;51☻&quot;)+COUNTIF([.C25:.K25];&quot;2&quot;)+COUNTIF([.C25:.K25];&quot;52&quot;)+COUNTIF([.C25:.K25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25" calcext:value-type="date">
            <text:p>25. IX. 08</text:p>
          </table:table-cell>
          <table:table-cell table:style-name="ce112" table:formula="of:=TEXT([.A26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office:annotation draw:style-name="gr51" draw:text-style-name="P4" svg:width="2.709cm" svg:height="2.728cm" svg:x="8.597cm" svg:y="15.653cm" draw:caption-point-x="-0.243cm" draw:caption-point-y="1.907cm">
              <dc:date>2022-03-21T00:00:00</dc:date>
              <text:p text:style-name="P3">v četrtkih ne razpisuješ za dežurstvo, popoldan ali dodaten program</text:p>
            </office:annotation>
            <text:p>X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11-19</text:p>
          </table:table-cell>
          <table:table-cell table:style-name="ce75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5.653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16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17" table:formula="of:=COUNTIF([.C26:.K26];&quot;51&quot;)+COUNTIF([.C26:.K26];&quot;51☻&quot;)" office:value-type="float" office:value="1" calcext:value-type="float">
            <text:p>1</text:p>
          </table:table-cell>
          <table:table-cell table:style-name="ce117" table:formula="of:=COUNTIF([.C26:.K26];&quot;52&quot;)+COUNTIF([.C26:.K26];&quot;52☻&quot;)" office:value-type="float" office:value="1" calcext:value-type="float">
            <text:p>1</text:p>
          </table:table-cell>
          <table:table-cell table:style-name="ce117" table:formula="of:=COUNTIF([.C26:.K26];&quot;11-19&quot;)+COUNTIF([.C26:.K26];&quot;2&quot;)" office:value-type="float" office:value="1" calcext:value-type="float">
            <text:p>1</text:p>
          </table:table-cell>
          <table:table-cell table:style-name="ce117" table:formula="of:=COUNTIF([.C26:.K26];&quot;U&quot;)+COUNTIF([.C26:.K26];&quot;U☻&quot;)" office:value-type="float" office:value="1" calcext:value-type="float">
            <text:p>1</text:p>
          </table:table-cell>
          <table:table-cell table:style-name="ce117" table:formula="of:=COUNTIF([.C26:.K26];&quot;KVIT&quot;)+COUNTIF([.C26:.K26];&quot;KVIT☻&quot;)" office:value-type="float" office:value="2" calcext:value-type="float">
            <text:p>2</text:p>
          </table:table-cell>
          <table:table-cell table:style-name="ce118" table:formula="of:=COUNTBLANK([.C26:.K26])" office:value-type="float" office:value="1" calcext:value-type="float">
            <text:p>1</text:p>
          </table:table-cell>
          <table:table-cell table:style-name="ce119" table:formula="of:=COUNTIF([.C26:.K26];&quot;x&quot;)" office:value-type="float" office:value="1" calcext:value-type="float">
            <text:p>1</text:p>
          </table:table-cell>
          <table:table-cell table:style-name="ce120" table:formula="of:=COUNTIF([.C26:.K26];&quot;51&quot;)+COUNTIF([.C26:.K26];&quot;51☻&quot;)+COUNTIF([.C26:.K26];&quot;2&quot;)+COUNTIF([.C26:.K26];&quot;52&quot;)+COUNTIF([.C26:.K26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26" calcext:value-type="date">
            <text:p>26. IX. 08</text:p>
          </table:table-cell>
          <table:table-cell table:style-name="ce112" table:formula="of:=TEXT([.A27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KVIT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6.355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16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17" table:formula="of:=COUNTIF([.C27:.K27];&quot;51&quot;)+COUNTIF([.C27:.K27];&quot;51☻&quot;)" office:value-type="float" office:value="1" calcext:value-type="float">
            <text:p>1</text:p>
          </table:table-cell>
          <table:table-cell table:style-name="ce117" table:formula="of:=COUNTIF([.C27:.K27];&quot;52&quot;)+COUNTIF([.C27:.K27];&quot;52☻&quot;)" office:value-type="float" office:value="1" calcext:value-type="float">
            <text:p>1</text:p>
          </table:table-cell>
          <table:table-cell table:style-name="ce117" table:formula="of:=COUNTIF([.C27:.K27];&quot;11-19&quot;)+COUNTIF([.C27:.K27];&quot;2&quot;)" office:value-type="float" office:value="1" calcext:value-type="float">
            <text:p>1</text:p>
          </table:table-cell>
          <table:table-cell table:style-name="ce117" table:formula="of:=COUNTIF([.C27:.K27];&quot;U&quot;)+COUNTIF([.C27:.K27];&quot;U☻&quot;)" office:value-type="float" office:value="1" calcext:value-type="float">
            <text:p>1</text:p>
          </table:table-cell>
          <table:table-cell table:style-name="ce117" table:formula="of:=COUNTIF([.C27:.K27];&quot;KVIT&quot;)+COUNTIF([.C27:.K27];&quot;KVIT☻&quot;)" office:value-type="float" office:value="2" calcext:value-type="float">
            <text:p>2</text:p>
          </table:table-cell>
          <table:table-cell table:style-name="ce118" table:formula="of:=COUNTBLANK([.C27:.K27])" office:value-type="float" office:value="1" calcext:value-type="float">
            <text:p>1</text:p>
          </table:table-cell>
          <table:table-cell table:style-name="ce119" table:formula="of:=COUNTIF([.C27:.K27];&quot;x&quot;)" office:value-type="float" office:value="1" calcext:value-type="float">
            <text:p>1</text:p>
          </table:table-cell>
          <table:table-cell table:style-name="ce120" table:formula="of:=COUNTIF([.C27:.K27];&quot;51&quot;)+COUNTIF([.C27:.K27];&quot;51☻&quot;)+COUNTIF([.C27:.K27];&quot;2&quot;)+COUNTIF([.C27:.K27];&quot;52&quot;)+COUNTIF([.C27:.K27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27" calcext:value-type="date">
            <text:p>27. IX. 08</text:p>
          </table:table-cell>
          <table:table-cell table:style-name="ce113" table:formula="of:=TEXT([.A28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text:p>☻</text:p>
          </table:table-cell>
          <table:table-cell table:style-name="ce21" table:number-columns-repeated="2"/>
          <table:table-cell table:style-name="ce114"/>
          <table:table-cell table:style-name="ce72"/>
          <table:table-cell table:style-name="ce21" table:number-columns-repeated="2"/>
          <table:table-cell table:style-name="ce74"/>
          <table:table-cell table:style-name="ce21" office:value-type="string" calcext:value-type="string">
            <office:annotation draw:style-name="gr8" draw:text-style-name="P4" svg:width="2.88cm" svg:height="1.25cm" svg:x="15.095cm" svg:y="17.057cm" draw:caption-point-x="-0.232cm" draw:caption-point-y="1.90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16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17" table:formula="of:=COUNTIF([.C28:.K28];&quot;51&quot;)+COUNTIF([.C28:.K28];&quot;51☻&quot;)" office:value-type="float" office:value="0" calcext:value-type="float">
            <text:p>0</text:p>
          </table:table-cell>
          <table:table-cell table:style-name="ce117" table:formula="of:=COUNTIF([.C28:.K28];&quot;52&quot;)+COUNTIF([.C28:.K28];&quot;52☻&quot;)" office:value-type="float" office:value="0" calcext:value-type="float">
            <text:p>0</text:p>
          </table:table-cell>
          <table:table-cell table:style-name="ce117" table:formula="of:=COUNTIF([.C28:.K28];&quot;11-19&quot;)+COUNTIF([.C28:.K28];&quot;2&quot;)" office:value-type="float" office:value="0" calcext:value-type="float">
            <text:p>0</text:p>
          </table:table-cell>
          <table:table-cell table:style-name="ce117" table:formula="of:=COUNTIF([.C28:.K28];&quot;U&quot;)+COUNTIF([.C28:.K28];&quot;U☻&quot;)" office:value-type="float" office:value="0" calcext:value-type="float">
            <text:p>0</text:p>
          </table:table-cell>
          <table:table-cell table:style-name="ce117" table:formula="of:=COUNTIF([.C28:.K28];&quot;KVIT&quot;)+COUNTIF([.C28:.K28];&quot;KVIT☻&quot;)" office:value-type="float" office:value="0" calcext:value-type="float">
            <text:p>0</text:p>
          </table:table-cell>
          <table:table-cell table:style-name="ce118" table:formula="of:=COUNTBLANK([.C28:.K28])" office:value-type="float" office:value="7" calcext:value-type="float">
            <text:p>7</text:p>
          </table:table-cell>
          <table:table-cell table:style-name="ce119" table:formula="of:=COUNTIF([.C28:.K28];&quot;x&quot;)" office:value-type="float" office:value="0" calcext:value-type="float">
            <text:p>0</text:p>
          </table:table-cell>
          <table:table-cell table:style-name="ce120" table:formula="of:=COUNTIF([.C28:.K28];&quot;51&quot;)+COUNTIF([.C28:.K28];&quot;51☻&quot;)+COUNTIF([.C28:.K28];&quot;2&quot;)+COUNTIF([.C28:.K28];&quot;52&quot;)+COUNTIF([.C28:.K28];&quot;52☻&quot;)" office:value-type="float" office:value="0" calcext:value-type="float">
            <text:p>0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09-28" calcext:value-type="date">
            <text:p>28. IX. 08</text:p>
          </table:table-cell>
          <table:table-cell table:style-name="ce113" table:formula="of:=TEXT([.A29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text:p>☻</text:p>
          </table:table-cell>
          <table:table-cell table:style-name="ce20"/>
          <table:table-cell table:style-name="ce21"/>
          <table:table-cell table:style-name="ce72" table:number-columns-repeated="2"/>
          <table:table-cell table:style-name="ce21"/>
          <table:table-cell table:style-name="ce28"/>
          <table:table-cell table:style-name="ce20"/>
          <table:table-cell table:style-name="ce21" office:value-type="string" calcext:value-type="string">
            <office:annotation draw:style-name="gr3" draw:text-style-name="P4" svg:width="2.88cm" svg:height="1.261cm" svg:x="15.095cm" svg:y="17.749cm" draw:caption-point-x="-0.232cm" draw:caption-point-y="1.91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16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17" table:formula="of:=COUNTIF([.C29:.K29];&quot;51&quot;)+COUNTIF([.C29:.K29];&quot;51☻&quot;)" office:value-type="float" office:value="0" calcext:value-type="float">
            <text:p>0</text:p>
          </table:table-cell>
          <table:table-cell table:style-name="ce117" table:formula="of:=COUNTIF([.C29:.K29];&quot;52&quot;)+COUNTIF([.C29:.K29];&quot;52☻&quot;)" office:value-type="float" office:value="0" calcext:value-type="float">
            <text:p>0</text:p>
          </table:table-cell>
          <table:table-cell table:style-name="ce117" table:formula="of:=COUNTIF([.C29:.K29];&quot;11-19&quot;)+COUNTIF([.C29:.K29];&quot;2&quot;)" office:value-type="float" office:value="0" calcext:value-type="float">
            <text:p>0</text:p>
          </table:table-cell>
          <table:table-cell table:style-name="ce117" table:formula="of:=COUNTIF([.C29:.K29];&quot;U&quot;)+COUNTIF([.C29:.K29];&quot;U☻&quot;)" office:value-type="float" office:value="0" calcext:value-type="float">
            <text:p>0</text:p>
          </table:table-cell>
          <table:table-cell table:style-name="ce117" table:formula="of:=COUNTIF([.C29:.K29];&quot;KVIT&quot;)+COUNTIF([.C29:.K29];&quot;KVIT☻&quot;)" office:value-type="float" office:value="0" calcext:value-type="float">
            <text:p>0</text:p>
          </table:table-cell>
          <table:table-cell table:style-name="ce118" table:formula="of:=COUNTBLANK([.C29:.K29])" office:value-type="float" office:value="7" calcext:value-type="float">
            <text:p>7</text:p>
          </table:table-cell>
          <table:table-cell table:style-name="ce119" table:formula="of:=COUNTIF([.C29:.K29];&quot;x&quot;)" office:value-type="float" office:value="0" calcext:value-type="float">
            <text:p>0</text:p>
          </table:table-cell>
          <table:table-cell table:style-name="ce120" table:formula="of:=COUNTIF([.C29:.K29];&quot;51&quot;)+COUNTIF([.C29:.K29];&quot;51☻&quot;)+COUNTIF([.C29:.K29];&quot;2&quot;)+COUNTIF([.C29:.K29];&quot;52&quot;)+COUNTIF([.C29:.K29];&quot;52☻&quot;)" office:value-type="float" office:value="0" calcext:value-type="float">
            <text:p>0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29" calcext:value-type="date">
            <text:p>29. IX. 08</text:p>
          </table:table-cell>
          <table:table-cell table:style-name="ce112" table:formula="of:=TEXT([.A30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52" calcext:value-type="float">
            <text:p>52</text:p>
          </table:table-cell>
          <table:table-cell table:style-name="ce27" office:value-type="string" calcext:value-type="string">
            <text:p>KVIT☻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8.451cm" draw:caption-point-x="-0.232cm" draw:caption-point-y="1.91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16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17" table:formula="of:=COUNTIF([.C30:.K30];&quot;51&quot;)+COUNTIF([.C30:.K30];&quot;51☻&quot;)" office:value-type="float" office:value="1" calcext:value-type="float">
            <text:p>1</text:p>
          </table:table-cell>
          <table:table-cell table:style-name="ce117" table:formula="of:=COUNTIF([.C30:.K30];&quot;52&quot;)+COUNTIF([.C30:.K30];&quot;52☻&quot;)" office:value-type="float" office:value="1" calcext:value-type="float">
            <text:p>1</text:p>
          </table:table-cell>
          <table:table-cell table:style-name="ce117" table:formula="of:=COUNTIF([.C30:.K30];&quot;11-19&quot;)+COUNTIF([.C30:.K30];&quot;2&quot;)" office:value-type="float" office:value="1" calcext:value-type="float">
            <text:p>1</text:p>
          </table:table-cell>
          <table:table-cell table:style-name="ce117" table:formula="of:=COUNTIF([.C30:.K30];&quot;U&quot;)+COUNTIF([.C30:.K30];&quot;U☻&quot;)" office:value-type="float" office:value="1" calcext:value-type="float">
            <text:p>1</text:p>
          </table:table-cell>
          <table:table-cell table:style-name="ce117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118" table:formula="of:=COUNTBLANK([.C30:.K30])" office:value-type="float" office:value="1" calcext:value-type="float">
            <text:p>1</text:p>
          </table:table-cell>
          <table:table-cell table:style-name="ce119" table:formula="of:=COUNTIF([.C30:.K30];&quot;x&quot;)" office:value-type="float" office:value="1" calcext:value-type="float">
            <text:p>1</text:p>
          </table:table-cell>
          <table:table-cell table:style-name="ce120" table:formula="of:=COUNTIF([.C30:.K30];&quot;51&quot;)+COUNTIF([.C30:.K30];&quot;51☻&quot;)+COUNTIF([.C30:.K30];&quot;2&quot;)+COUNTIF([.C30:.K30];&quot;52&quot;)+COUNTIF([.C30:.K30];&quot;52☻&quot;)" office:value-type="float" office:value="2" calcext:value-type="float">
            <text:p>2</text:p>
          </table:table-cell>
          <table:table-cell table:style-name="ce14" table:number-columns-repeated="2"/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09-30" calcext:value-type="date">
            <text:p>30. IX. 08</text:p>
          </table:table-cell>
          <table:table-cell table:style-name="ce112" table:formula="of:=TEXT([.A31];&quot;Ddd&quot;)" office:value-type="string" office:string-value="tor" calcext:value-type="string">
            <text:p>tor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X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5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office:annotation draw:style-name="gr3" draw:text-style-name="P4" svg:width="2.88cm" svg:height="1.261cm" svg:x="15.095cm" svg:y="19.153cm" draw:caption-point-x="-0.232cm" draw:caption-point-y="1.917cm">
              <dc:date>2022-03-21T00:00:00</dc:date>
              <text:p text:style-name="P3">dopust cel september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16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17" table:formula="of:=COUNTIF([.C31:.K31];&quot;51&quot;)+COUNTIF([.C31:.K31];&quot;51☻&quot;)" office:value-type="float" office:value="1" calcext:value-type="float">
            <text:p>1</text:p>
          </table:table-cell>
          <table:table-cell table:style-name="ce117" table:formula="of:=COUNTIF([.C31:.K31];&quot;52&quot;)+COUNTIF([.C31:.K31];&quot;52☻&quot;)" office:value-type="float" office:value="1" calcext:value-type="float">
            <text:p>1</text:p>
          </table:table-cell>
          <table:table-cell table:style-name="ce117" table:formula="of:=COUNTIF([.C31:.K31];&quot;11-19&quot;)+COUNTIF([.C31:.K31];&quot;2&quot;)" office:value-type="float" office:value="1" calcext:value-type="float">
            <text:p>1</text:p>
          </table:table-cell>
          <table:table-cell table:style-name="ce117" table:formula="of:=COUNTIF([.C31:.K31];&quot;U&quot;)+COUNTIF([.C31:.K31];&quot;U☻&quot;)" office:value-type="float" office:value="1" calcext:value-type="float">
            <text:p>1</text:p>
          </table:table-cell>
          <table:table-cell table:style-name="ce117" table:formula="of:=COUNTIF([.C31:.K31];&quot;KVIT&quot;)+COUNTIF([.C31:.K31];&quot;KVIT☻&quot;)" office:value-type="float" office:value="1" calcext:value-type="float">
            <text:p>1</text:p>
          </table:table-cell>
          <table:table-cell table:style-name="ce118" table:formula="of:=COUNTBLANK([.C31:.K31])" office:value-type="float" office:value="1" calcext:value-type="float">
            <text:p>1</text:p>
          </table:table-cell>
          <table:table-cell table:style-name="ce119" table:formula="of:=COUNTIF([.C31:.K31];&quot;x&quot;)" office:value-type="float" office:value="1" calcext:value-type="float">
            <text:p>1</text:p>
          </table:table-cell>
          <table:table-cell table:style-name="ce120" table:formula="of:=COUNTIF([.C31:.K31];&quot;51&quot;)+COUNTIF([.C31:.K31];&quot;51☻&quot;)+COUNTIF([.C31:.K31];&quot;2&quot;)+COUNTIF([.C31:.K31];&quot;52&quot;)+COUNTIF([.C31:.K31];&quot;52☻&quot;)" office:value-type="float" office:value="2" calcext:value-type="float">
            <text:p>2</text:p>
          </table:table-cell>
          <table:table-cell table:style-name="ce14"/>
          <table:table-cell table:style-name="ce38"/>
          <table:table-cell table:style-name="ce1"/>
          <table:table-cell table:number-columns-repeated="1000"/>
        </table:table-row>
        <table:table-row table:style-name="ro5">
          <table:table-cell table:number-columns-repeated="12"/>
          <table:table-cell table:style-name="ce38" table:number-columns-repeated="11"/>
          <table:table-cell table:number-columns-repeated="1001"/>
        </table:table-row>
        <table:table-row table:style-name="ro1">
          <table:table-cell table:number-columns-repeated="12"/>
          <table:table-cell table:style-name="ce38" table:number-columns-repeated="10"/>
          <table:table-cell table:style-name="ce14"/>
          <table:table-cell table:number-columns-repeated="1001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6" calcext:value-type="float">
            <text:p>6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5" calcext:value-type="float">
            <text:p>5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0" calcext:value-type="float">
            <text:p>0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1">
          <table:table-cell table:style-name="ce14" table:number-columns-repeated="12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23">
          <table:table-cell table:style-name="ce1" table:number-columns-repeated="12"/>
          <table:table-cell table:style-name="ce36" table:number-columns-repeated="7"/>
          <table:table-cell table:style-name="ce14" table:number-columns-repeated="4"/>
          <table:table-cell table:style-name="ce1"/>
          <table:table-cell table:number-columns-repeated="1000"/>
        </table:table-row>
        <table:table-row table:style-name="ro2" table:number-rows-repeated="876">
          <table:table-cell table:number-columns-repeated="12"/>
          <table:table-cell table:style-name="ce38" table:number-columns-repeated="11"/>
          <table:table-cell table:number-columns-repeated="1001"/>
        </table:table-row>
        <table:table-row table:style-name="ro2" table:number-rows-repeated="6450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eptember.B2:september.B31">
            <calcext:condition calcext:apply-style-name="ConditionalStyle_90" calcext:value="=&quot;sob&quot;" calcext:base-cell-address="september.B2"/>
            <calcext:condition calcext:apply-style-name="ConditionalStyle_91" calcext:value="=&quot;ned&quot;" calcext:base-cell-address="september.B2"/>
          </calcext:conditional-format>
          <calcext:conditional-format calcext:target-range-address="september.M2:september.M31">
            <calcext:condition calcext:apply-style-name="ConditionalStyle_92" calcext:value="&lt;1" calcext:base-cell-address="september.M2"/>
            <calcext:condition calcext:apply-style-name="ConditionalStyle_93" calcext:value="&gt;1" calcext:base-cell-address="september.M2"/>
          </calcext:conditional-format>
          <calcext:conditional-format calcext:target-range-address="september.N2:september.R31">
            <calcext:condition calcext:apply-style-name="ConditionalStyle_94" calcext:value="&lt;1" calcext:base-cell-address="september.N2"/>
            <calcext:condition calcext:apply-style-name="ConditionalStyle_95" calcext:value="&gt;1" calcext:base-cell-address="september.N2"/>
          </calcext:conditional-format>
          <calcext:conditional-format calcext:target-range-address="september.S2:september.S31">
            <calcext:condition calcext:apply-style-name="ConditionalStyle_96" calcext:value="!=0" calcext:base-cell-address="september.S2"/>
          </calcext:conditional-format>
          <calcext:conditional-format calcext:target-range-address="september.T2:september.T31">
            <calcext:condition calcext:apply-style-name="ConditionalStyle_97" calcext:value="=1" calcext:base-cell-address="september.T2"/>
            <calcext:condition calcext:apply-style-name="ConditionalStyle_98" calcext:value="&gt;1" calcext:base-cell-address="september.T2"/>
          </calcext:conditional-format>
          <calcext:conditional-format calcext:target-range-address="september.U2:september.U31">
            <calcext:condition calcext:apply-style-name="ConditionalStyle_99" calcext:value="&lt;2" calcext:base-cell-address="september.U2"/>
            <calcext:condition calcext:apply-style-name="ConditionalStyle_100" calcext:value="&gt;2" calcext:base-cell-address="september.U2"/>
          </calcext:conditional-format>
        </calcext:conditional-formats>
      </table:table>
      <table:table table:name="oktober" table:style-name="ta11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14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24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34" office:value-type="string" calcext:value-type="string">
            <text:p>KOS</text:p>
          </table:table-cell>
          <table:table-cell table:style-name="ce34" office:value-type="string" calcext:value-type="string">
            <text:p>ŠOŠ</text:p>
          </table:table-cell>
          <table:table-cell table:style-name="ce34" office:value-type="string" calcext:value-type="string">
            <text:p>PIN</text:p>
          </table:table-cell>
          <table:table-cell table:style-name="ce34" office:value-type="string" calcext:value-type="string">
            <text:p>KON</text:p>
          </table:table-cell>
          <table:table-cell table:style-name="ce34" office:value-type="string" calcext:value-type="string">
            <text:p>KNE</text:p>
          </table:table-cell>
          <table:table-cell table:style-name="ce34" office:value-type="string" calcext:value-type="string">
            <text:p>HOL</text:p>
          </table:table-cell>
          <table:table-cell table:style-name="ce35" office:value-type="string" calcext:value-type="string">
            <text:p>?</text:p>
          </table:table-cell>
          <table:table-cell table:style-name="ce34" office:value-type="string" calcext:value-type="string">
            <text:p>DAN</text:p>
          </table:table-cell>
          <table:table-cell table:style-name="ce34" office:value-type="string" calcext:value-type="string">
            <text:p>MŠŠ</text:p>
          </table:table-cell>
          <table:table-cell table:style-name="ce12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" table:number-columns-repeated="235"/>
          <table:table-cell table:number-columns-repeated="768"/>
        </table:table-row>
        <table:table-row table:style-name="ro5">
          <table:table-cell table:style-name="ce12" office:value-type="date" office:date-value="2008-10-01" calcext:value-type="date">
            <text:p>1. X. 08</text:p>
          </table:table-cell>
          <table:table-cell table:style-name="ce121" table:formula="of:=TEXT([.A2];&quot;Ddd&quot;)" office:value-type="string" office:string-value="sre" calcext:value-type="string">
            <text:p>sre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15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8" office:value-type="string" calcext:value-type="string">
            <text:p>52$</text:p>
          </table:table-cell>
          <table:table-cell table:style-name="ce34" office:value-type="string" calcext:value-type="string">
            <text:p>ŠOŠ</text:p>
          </table:table-cell>
          <table:table-cell table:style-name="ce125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26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26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26" table:formula="of:=COUNTIF([.C2:.K2];&quot;11-19&quot;)+COUNTIF([.C2:.K2];&quot;2&quot;)" office:value-type="float" office:value="1" calcext:value-type="float">
            <text:p>1</text:p>
          </table:table-cell>
          <table:table-cell table:style-name="ce126" table:formula="of:=COUNTIF([.C2:.K2];&quot;U&quot;)+COUNTIF([.C2:.K2];&quot;U☻&quot;)" office:value-type="float" office:value="1" calcext:value-type="float">
            <text:p>1</text:p>
          </table:table-cell>
          <table:table-cell table:style-name="ce126" table:formula="of:=COUNTIF([.C2:.K2];&quot;KVIT&quot;)+COUNTIF([.C2:.K2];&quot;KVIT☻&quot;)" office:value-type="float" office:value="2" calcext:value-type="float">
            <text:p>2</text:p>
          </table:table-cell>
          <table:table-cell table:style-name="ce128" table:formula="of:=COUNTBLANK([.C2:.K2])" office:value-type="float" office:value="1" calcext:value-type="float">
            <text:p>1</text:p>
          </table:table-cell>
          <table:table-cell table:style-name="ce129" table:formula="of:=COUNTIF([.C2:.K2];&quot;x&quot;)" office:value-type="float" office:value="0" calcext:value-type="float">
            <text:p>0</text:p>
          </table:table-cell>
          <table:table-cell table:style-name="ce13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1"/>
          <table:table-cell table:style-name="ce2" office:value-type="string" calcext:value-type="string">
            <text:p>51☻</text:p>
          </table:table-cell>
          <table:table-cell table:style-name="ce1" table:number-columns-repeated="233"/>
          <table:table-cell table:number-columns-repeated="768"/>
        </table:table-row>
        <table:table-row table:style-name="ro5">
          <table:table-cell table:style-name="ce12" office:value-type="date" office:date-value="2008-10-02" calcext:value-type="date">
            <text:p>2. X. 08</text:p>
          </table:table-cell>
          <table:table-cell table:style-name="ce121" table:formula="of:=TEXT([.A3];&quot;Ddd&quot;)" office:value-type="string" office:string-value="čet" calcext:value-type="string">
            <text:p>čet</text:p>
          </table:table-cell>
          <table:table-cell table:style-name="ce8" office:value-type="string" calcext:value-type="string">
            <text:p>52$</text:p>
          </table:table-cell>
          <table:table-cell table:style-name="ce2" office:value-type="string" calcext:value-type="string">
            <text:p>KVIT</text:p>
          </table:table-cell>
          <table:table-cell table:style-name="ce106" office:value-type="string" calcext:value-type="string">
            <text:p><text:span text:style-name="T2">SO</text:span><text:span text:style-name="T3">☻</text:span></text:p>
          </table:table-cell>
          <table:table-cell table:style-name="ce3" office:value-type="string" calcext:value-type="string">
            <office:annotation draw:style-name="gr52" draw:text-style-name="P4" svg:width="2.709cm" svg:height="2.597cm" svg:x="8.597cm" svg:y="-0.013cm" draw:caption-point-x="-0.243cm" draw:caption-point-y="1.427cm">
              <dc:date>2022-03-21T00:00:00</dc:date>
              <text:p text:style-name="P3">v četrtkih ne razpisuješ za dežurstvo, popoldan ali dodaten program</text:p>
            </office:annotation>
            <text:p>X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15"/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3" table:formula="of:=[$februar.$W$15]" office:value-type="string" office:string-value="SO" calcext:value-type="string">
            <text:p>SO</text:p>
          </table:table-cell>
          <table:table-cell table:style-name="ce34" office:value-type="string" calcext:value-type="string">
            <text:p>ŠOŠ</text:p>
          </table:table-cell>
          <table:table-cell table:style-name="ce125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0" calcext:value-type="float">
            <text:p>0</text:p>
          </table:table-cell>
          <table:table-cell table:style-name="ce127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26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26" table:formula="of:=COUNTIF([.C3:.K3];&quot;11-19&quot;)+COUNTIF([.C3:.K3];&quot;2&quot;)" office:value-type="float" office:value="1" calcext:value-type="float">
            <text:p>1</text:p>
          </table:table-cell>
          <table:table-cell table:style-name="ce126" table:formula="of:=COUNTIF([.C3:.K3];&quot;U&quot;)+COUNTIF([.C3:.K3];&quot;U☻&quot;)" office:value-type="float" office:value="1" calcext:value-type="float">
            <text:p>1</text:p>
          </table:table-cell>
          <table:table-cell table:style-name="ce126" table:formula="of:=COUNTIF([.C3:.K3];&quot;KVIT&quot;)+COUNTIF([.C3:.K3];&quot;KVIT☻&quot;)" office:value-type="float" office:value="1" calcext:value-type="float">
            <text:p>1</text:p>
          </table:table-cell>
          <table:table-cell table:style-name="ce128" table:formula="of:=COUNTBLANK([.C3:.K3])" office:value-type="float" office:value="1" calcext:value-type="float">
            <text:p>1</text:p>
          </table:table-cell>
          <table:table-cell table:style-name="ce129" table:formula="of:=COUNTIF([.C3:.K3];&quot;x&quot;)" office:value-type="float" office:value="1" calcext:value-type="float">
            <text:p>1</text:p>
          </table:table-cell>
          <table:table-cell table:style-name="ce13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1"/>
          <table:table-cell table:style-name="ce2" office:value-type="string" calcext:value-type="string">
            <text:p>52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03" calcext:value-type="date">
            <text:p>3. X. 08</text:p>
          </table:table-cell>
          <table:table-cell table:style-name="ce121" table:formula="of:=TEXT([.A4];&quot;Ddd&quot;)" office:value-type="string" office:string-value="pet" calcext:value-type="string">
            <text:p>pet</text:p>
          </table:table-cell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3" table:formula="of:=[$februar.$W$15]" office:value-type="string" office:string-value="SO" calcext:value-type="string">
            <office:annotation draw:style-name="gr3" draw:text-style-name="P4" svg:width="2.392cm" svg:height="1.261cm" svg:x="5.993cm" svg:y="0.23cm" draw:caption-point-x="-0.243cm" draw:caption-point-y="1.886cm">
              <dc:date>2022-03-21T00:00:00</dc:date>
              <text:p text:style-name="P3">Torakalna drenaža</text:p>
            </office:annotation>
            <text:p>SO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8" office:value-type="string" calcext:value-type="string">
            <text:p>52$</text:p>
          </table:table-cell>
          <table:table-cell table:style-name="ce5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D</text:p>
          </table:table-cell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34" office:value-type="string" calcext:value-type="string">
            <text:p>KOS</text:p>
          </table:table-cell>
          <table:table-cell table:style-name="ce125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27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26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26" table:formula="of:=COUNTIF([.C4:.K4];&quot;11-19&quot;)+COUNTIF([.C4:.K4];&quot;2&quot;)" office:value-type="float" office:value="1" calcext:value-type="float">
            <text:p>1</text:p>
          </table:table-cell>
          <table:table-cell table:style-name="ce126" table:formula="of:=COUNTIF([.C4:.K4];&quot;U&quot;)+COUNTIF([.C4:.K4];&quot;U☻&quot;)" office:value-type="float" office:value="0" calcext:value-type="float">
            <text:p>0</text:p>
          </table:table-cell>
          <table:table-cell table:style-name="ce126" table:formula="of:=COUNTIF([.C4:.K4];&quot;KVIT&quot;)+COUNTIF([.C4:.K4];&quot;KVIT☻&quot;)" office:value-type="float" office:value="1" calcext:value-type="float">
            <text:p>1</text:p>
          </table:table-cell>
          <table:table-cell table:style-name="ce128" table:formula="of:=COUNTBLANK([.C4:.K4])" office:value-type="float" office:value="1" calcext:value-type="float">
            <text:p>1</text:p>
          </table:table-cell>
          <table:table-cell table:style-name="ce129" table:formula="of:=COUNTIF([.C4:.K4];&quot;x&quot;)" office:value-type="float" office:value="2" calcext:value-type="float">
            <text:p>2</text:p>
          </table:table-cell>
          <table:table-cell table:style-name="ce13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1"/>
          <table:table-cell table:style-name="ce3" office:value-type="string" calcext:value-type="string">
            <text:p>51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0-04" calcext:value-type="date">
            <text:p>4. X. 08</text:p>
          </table:table-cell>
          <table:table-cell table:style-name="ce122" table:formula="of:=TEXT([.A5];&quot;Ddd&quot;)" office:value-type="string" office:string-value="sob" calcext:value-type="string">
            <text:p>sob</text:p>
          </table:table-cell>
          <table:table-cell table:style-name="ce20"/>
          <table:table-cell table:style-name="ce6" office:value-type="string" calcext:value-type="string">
            <text:p>☻</text:p>
          </table:table-cell>
          <table:table-cell table:style-name="ce21" table:number-columns-repeated="2"/>
          <table:table-cell table:style-name="ce72"/>
          <table:table-cell table:style-name="ce21" table:number-columns-repeated="4"/>
          <table:table-cell table:style-name="ce34" office:value-type="string" calcext:value-type="string">
            <text:p>KOS</text:p>
          </table:table-cell>
          <table:table-cell table:style-name="ce126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26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126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126" table:formula="of:=COUNTIF([.C5:.K5];&quot;11-19&quot;)+COUNTIF([.C5:.K5];&quot;2&quot;)" office:value-type="float" office:value="0" calcext:value-type="float">
            <text:p>0</text:p>
          </table:table-cell>
          <table:table-cell table:style-name="ce126" table:formula="of:=COUNTIF([.C5:.K5];&quot;U&quot;)+COUNTIF([.C5:.K5];&quot;U☻&quot;)" office:value-type="float" office:value="0" calcext:value-type="float">
            <text:p>0</text:p>
          </table:table-cell>
          <table:table-cell table:style-name="ce126" table:formula="of:=COUNTIF([.C5:.K5];&quot;KVIT&quot;)+COUNTIF([.C5:.K5];&quot;KVIT☻&quot;)" office:value-type="float" office:value="0" calcext:value-type="float">
            <text:p>0</text:p>
          </table:table-cell>
          <table:table-cell table:style-name="ce128" table:formula="of:=COUNTBLANK([.C5:.K5])" office:value-type="float" office:value="8" calcext:value-type="float">
            <text:p>8</text:p>
          </table:table-cell>
          <table:table-cell table:style-name="ce129" table:formula="of:=COUNTIF([.C5:.K5];&quot;x&quot;)" office:value-type="float" office:value="0" calcext:value-type="float">
            <text:p>0</text:p>
          </table:table-cell>
          <table:table-cell table:style-name="ce13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52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0-05" calcext:value-type="date">
            <text:p>5. X. 08</text:p>
          </table:table-cell>
          <table:table-cell table:style-name="ce122" table:formula="of:=TEXT([.A6];&quot;Ddd&quot;)" office:value-type="string" office:string-value="ned" calcext:value-type="string">
            <text:p>ned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74"/>
          <table:table-cell table:style-name="ce72"/>
          <table:table-cell table:style-name="ce21"/>
          <table:table-cell table:style-name="ce20"/>
          <table:table-cell table:style-name="ce21" table:number-columns-repeated="3"/>
          <table:table-cell table:style-name="ce34" office:value-type="string" calcext:value-type="string">
            <text:p>KOS</text:p>
          </table:table-cell>
          <table:table-cell table:style-name="ce126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26" table:formula="of:=COUNTIF([.C6:.K6];&quot;51&quot;)+COUNTIF([.C6:.K6];&quot;51$&quot;)+COUNTIF([.C6:.K6];&quot;51☻&quot;)" office:value-type="float" office:value="0" calcext:value-type="float">
            <text:p>0</text:p>
          </table:table-cell>
          <table:table-cell table:style-name="ce126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126" table:formula="of:=COUNTIF([.C6:.K6];&quot;11-19&quot;)+COUNTIF([.C6:.K6];&quot;2&quot;)" office:value-type="float" office:value="0" calcext:value-type="float">
            <text:p>0</text:p>
          </table:table-cell>
          <table:table-cell table:style-name="ce126" table:formula="of:=COUNTIF([.C6:.K6];&quot;U&quot;)+COUNTIF([.C6:.K6];&quot;U☻&quot;)" office:value-type="float" office:value="0" calcext:value-type="float">
            <text:p>0</text:p>
          </table:table-cell>
          <table:table-cell table:style-name="ce126" table:formula="of:=COUNTIF([.C6:.K6];&quot;KVIT&quot;)+COUNTIF([.C6:.K6];&quot;KVIT☻&quot;)" office:value-type="float" office:value="0" calcext:value-type="float">
            <text:p>0</text:p>
          </table:table-cell>
          <table:table-cell table:style-name="ce128" table:formula="of:=COUNTBLANK([.C6:.K6])" office:value-type="float" office:value="8" calcext:value-type="float">
            <text:p>8</text:p>
          </table:table-cell>
          <table:table-cell table:style-name="ce129" table:formula="of:=COUNTIF([.C6:.K6];&quot;x&quot;)" office:value-type="float" office:value="0" calcext:value-type="float">
            <text:p>0</text:p>
          </table:table-cell>
          <table:table-cell table:style-name="ce13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KVIT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06" calcext:value-type="date">
            <text:p>6. X. 08</text:p>
          </table:table-cell>
          <table:table-cell table:style-name="ce121" table:formula="of:=TEXT([.A7];&quot;Ddd&quot;)" office:value-type="string" office:string-value="pon" calcext:value-type="string">
            <text:p>pon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51$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" office:value-type="string" calcext:value-type="string">
            <text:p>52</text:p>
          </table:table-cell>
          <table:table-cell table:style-name="ce2"/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26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26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126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126" table:formula="of:=COUNTIF([.C7:.K7];&quot;11-19&quot;)+COUNTIF([.C7:.K7];&quot;2&quot;)" office:value-type="float" office:value="1" calcext:value-type="float">
            <text:p>1</text:p>
          </table:table-cell>
          <table:table-cell table:style-name="ce126" table:formula="of:=COUNTIF([.C7:.K7];&quot;U&quot;)+COUNTIF([.C7:.K7];&quot;U☻&quot;)" office:value-type="float" office:value="1" calcext:value-type="float">
            <text:p>1</text:p>
          </table:table-cell>
          <table:table-cell table:style-name="ce126" table:formula="of:=COUNTIF([.C7:.K7];&quot;KVIT&quot;)+COUNTIF([.C7:.K7];&quot;KVIT☻&quot;)" office:value-type="float" office:value="2" calcext:value-type="float">
            <text:p>2</text:p>
          </table:table-cell>
          <table:table-cell table:style-name="ce128" table:formula="of:=COUNTBLANK([.C7:.K7])" office:value-type="float" office:value="1" calcext:value-type="float">
            <text:p>1</text:p>
          </table:table-cell>
          <table:table-cell table:style-name="ce129" table:formula="of:=COUNTIF([.C7:.K7];&quot;x&quot;)" office:value-type="float" office:value="1" calcext:value-type="float">
            <text:p>1</text:p>
          </table:table-cell>
          <table:table-cell table:style-name="ce13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1"/>
          <table:table-cell table:style-name="ce4" office:value-type="string" calcext:value-type="string">
            <text:p>KVIT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07" calcext:value-type="date">
            <text:p>7. X. 08</text:p>
          </table:table-cell>
          <table:table-cell table:style-name="ce121" table:formula="of:=TEXT([.A8];&quot;Ddd&quot;)" office:value-type="string" office:string-value="tor" calcext:value-type="string">
            <text:p>tor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D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8" office:value-type="string" calcext:value-type="string">
            <text:p>52$</text:p>
          </table:table-cell>
          <table:table-cell table:style-name="ce15"/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S</text:p>
          </table:table-cell>
          <table:table-cell table:style-name="ce126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26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26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26" table:formula="of:=COUNTIF([.C8:.K8];&quot;11-19&quot;)+COUNTIF([.C8:.K8];&quot;2&quot;)" office:value-type="float" office:value="1" calcext:value-type="float">
            <text:p>1</text:p>
          </table:table-cell>
          <table:table-cell table:style-name="ce126" table:formula="of:=COUNTIF([.C8:.K8];&quot;U&quot;)+COUNTIF([.C8:.K8];&quot;U☻&quot;)" office:value-type="float" office:value="1" calcext:value-type="float">
            <text:p>1</text:p>
          </table:table-cell>
          <table:table-cell table:style-name="ce126" table:formula="of:=COUNTIF([.C8:.K8];&quot;KVIT&quot;)+COUNTIF([.C8:.K8];&quot;KVIT☻&quot;)" office:value-type="float" office:value="1" calcext:value-type="float">
            <text:p>1</text:p>
          </table:table-cell>
          <table:table-cell table:style-name="ce128" table:formula="of:=COUNTBLANK([.C8:.K8])" office:value-type="float" office:value="1" calcext:value-type="float">
            <text:p>1</text:p>
          </table:table-cell>
          <table:table-cell table:style-name="ce129" table:formula="of:=COUNTIF([.C8:.K8];&quot;x&quot;)" office:value-type="float" office:value="2" calcext:value-type="float">
            <text:p>2</text:p>
          </table:table-cell>
          <table:table-cell table:style-name="ce13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1"/>
          <table:table-cell table:style-name="ce3" office:value-type="string" calcext:value-type="string">
            <text:p>U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08" calcext:value-type="date">
            <text:p>8. X. 08</text:p>
          </table:table-cell>
          <table:table-cell table:style-name="ce121" table:formula="of:=TEXT([.A9];&quot;Ddd&quot;)" office:value-type="string" office:string-value="sre" calcext:value-type="string">
            <text:p>sre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" office:value-type="string" calcext:value-type="string">
            <office:annotation draw:style-name="gr12" draw:text-style-name="P4" svg:width="2.72cm" svg:height="1.419cm" svg:x="7.295cm" svg:y="3.73cm" draw:caption-point-x="-0.243cm" draw:caption-point-y="1.896cm">
              <dc:date>2022-03-21T00:00:00</dc:date>
              <text:p text:style-name="P3">prosto še v cetrtek 8. okt Izola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52$</text:p>
          </table:table-cell>
          <table:table-cell table:style-name="ce2" office:value-type="string" calcext:value-type="string">
            <text:p>51☻</text:p>
          </table:table-cell>
          <table:table-cell table:style-name="ce1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126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26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26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26" table:formula="of:=COUNTIF([.C9:.K9];&quot;11-19&quot;)+COUNTIF([.C9:.K9];&quot;2&quot;)" office:value-type="float" office:value="1" calcext:value-type="float">
            <text:p>1</text:p>
          </table:table-cell>
          <table:table-cell table:style-name="ce126" table:formula="of:=COUNTIF([.C9:.K9];&quot;U&quot;)+COUNTIF([.C9:.K9];&quot;U☻&quot;)" office:value-type="float" office:value="1" calcext:value-type="float">
            <text:p>1</text:p>
          </table:table-cell>
          <table:table-cell table:style-name="ce126" table:formula="of:=COUNTIF([.C9:.K9];&quot;KVIT&quot;)+COUNTIF([.C9:.K9];&quot;KVIT☻&quot;)" office:value-type="float" office:value="1" calcext:value-type="float">
            <text:p>1</text:p>
          </table:table-cell>
          <table:table-cell table:style-name="ce128" table:formula="of:=COUNTBLANK([.C9:.K9])" office:value-type="float" office:value="1" calcext:value-type="float">
            <text:p>1</text:p>
          </table:table-cell>
          <table:table-cell table:style-name="ce129" table:formula="of:=COUNTIF([.C9:.K9];&quot;x&quot;)" office:value-type="float" office:value="1" calcext:value-type="float">
            <text:p>1</text:p>
          </table:table-cell>
          <table:table-cell table:style-name="ce13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U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09" calcext:value-type="date">
            <text:p>9. X. 08</text:p>
          </table:table-cell>
          <table:table-cell table:style-name="ce121" table:formula="of:=TEXT([.A10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51$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D</text:p>
          </table:table-cell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3" table:formula="of:=[$februar.$W$11]" office:value-type="string" office:string-value="X" calcext:value-type="string">
            <office:annotation draw:style-name="gr30" draw:text-style-name="P4" svg:width="2.72cm" svg:height="0.686cm" svg:x="11.189cm" svg:y="4.432cm" draw:caption-point-x="-0.232cm" draw:caption-point-y="1.896cm">
              <dc:date>2022-03-21T00:00:00</dc:date>
              <text:p text:style-name="P3">Pučnik</text:p>
            </office:annotation>
            <text:p>X</text:p>
          </table:table-cell>
          <table:table-cell table:style-name="ce3"/>
          <table:table-cell table:style-name="ce3" table:formula="of:=[$februar.$W$8]" office:value-type="string" office:string-value="U" calcext:value-type="string">
            <text:p>U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26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26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26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26" table:formula="of:=COUNTIF([.C10:.K10];&quot;11-19&quot;)+COUNTIF([.C10:.K10];&quot;2&quot;)" office:value-type="float" office:value="1" calcext:value-type="float">
            <text:p>1</text:p>
          </table:table-cell>
          <table:table-cell table:style-name="ce126" table:formula="of:=COUNTIF([.C10:.K10];&quot;U&quot;)+COUNTIF([.C10:.K10];&quot;U☻&quot;)" office:value-type="float" office:value="1" calcext:value-type="float">
            <text:p>1</text:p>
          </table:table-cell>
          <table:table-cell table:style-name="ce126" table:formula="of:=COUNTIF([.C10:.K10];&quot;KVIT&quot;)+COUNTIF([.C10:.K10];&quot;KVIT☻&quot;)" office:value-type="float" office:value="1" calcext:value-type="float">
            <text:p>1</text:p>
          </table:table-cell>
          <table:table-cell table:style-name="ce128" table:formula="of:=COUNTBLANK([.C10:.K10])" office:value-type="float" office:value="1" calcext:value-type="float">
            <text:p>1</text:p>
          </table:table-cell>
          <table:table-cell table:style-name="ce129" table:formula="of:=COUNTIF([.C10:.K10];&quot;x&quot;)" office:value-type="float" office:value="1" calcext:value-type="float">
            <text:p>1</text:p>
          </table:table-cell>
          <table:table-cell table:style-name="ce13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1"/>
          <table:table-cell table:style-name="ce3" office:value-type="string" calcext:value-type="string">
            <text:p>11-19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10" calcext:value-type="date">
            <text:p>10. X. 08</text:p>
          </table:table-cell>
          <table:table-cell table:style-name="ce121" table:formula="of:=TEXT([.A11];&quot;Ddd&quot;)" office:value-type="string" office:string-value="pet" calcext:value-type="string">
            <text:p>pet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office:annotation draw:style-name="gr12" draw:text-style-name="P4" svg:width="2.72cm" svg:height="1.419cm" svg:x="7.295cm" svg:y="5.134cm" draw:caption-point-x="-0.243cm" draw:caption-point-y="1.896cm">
              <dc:date>2022-03-21T00:00:00</dc:date>
              <text:p text:style-name="P3">10.okt . sem se prijavila za Cankarjev dom</text:p>
            </office:annotation>
            <text:p>D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34" office:value-type="string" calcext:value-type="string">
            <text:p>KON</text:p>
          </table:table-cell>
          <table:table-cell table:style-name="ce126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26" table:formula="of:=COUNTIF([.C11:.K11];&quot;51&quot;)+COUNTIF([.C11:.K11];&quot;51$&quot;)+COUNTIF([.C11:.K11];&quot;51☻&quot;)" office:value-type="float" office:value="0" calcext:value-type="float">
            <text:p>0</text:p>
          </table:table-cell>
          <table:table-cell table:style-name="ce126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126" table:formula="of:=COUNTIF([.C11:.K11];&quot;11-19&quot;)+COUNTIF([.C11:.K11];&quot;2&quot;)" office:value-type="float" office:value="0" calcext:value-type="float">
            <text:p>0</text:p>
          </table:table-cell>
          <table:table-cell table:style-name="ce126" table:formula="of:=COUNTIF([.C11:.K11];&quot;U&quot;)+COUNTIF([.C11:.K11];&quot;U☻&quot;)" office:value-type="float" office:value="0" calcext:value-type="float">
            <text:p>0</text:p>
          </table:table-cell>
          <table:table-cell table:style-name="ce126" table:formula="of:=COUNTIF([.C11:.K11];&quot;KVIT&quot;)+COUNTIF([.C11:.K11];&quot;KVIT☻&quot;)" office:value-type="float" office:value="2" calcext:value-type="float">
            <text:p>2</text:p>
          </table:table-cell>
          <table:table-cell table:style-name="ce128" table:formula="of:=COUNTBLANK([.C11:.K11])" office:value-type="float" office:value="1" calcext:value-type="float">
            <text:p>1</text:p>
          </table:table-cell>
          <table:table-cell table:style-name="ce129" table:formula="of:=COUNTIF([.C11:.K11];&quot;x&quot;)" office:value-type="float" office:value="1" calcext:value-type="float">
            <text:p>1</text:p>
          </table:table-cell>
          <table:table-cell table:style-name="ce13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0-11" calcext:value-type="date">
            <text:p>11. X. 08</text:p>
          </table:table-cell>
          <table:table-cell table:style-name="ce122" table:formula="of:=TEXT([.A12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text:p>☻</text:p>
          </table:table-cell>
          <table:table-cell table:style-name="ce21"/>
          <table:table-cell table:style-name="ce72" table:number-columns-repeated="2"/>
          <table:table-cell table:style-name="ce21" table:number-columns-repeated="2"/>
          <table:table-cell table:style-name="ce20"/>
          <table:table-cell table:style-name="ce72"/>
          <table:table-cell table:style-name="ce21"/>
          <table:table-cell table:style-name="ce34" office:value-type="string" calcext:value-type="string">
            <text:p>KON</text:p>
          </table:table-cell>
          <table:table-cell table:style-name="ce126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26" table:formula="of:=COUNTIF([.C12:.K12];&quot;51&quot;)+COUNTIF([.C12:.K12];&quot;51$&quot;)+COUNTIF([.C12:.K12];&quot;51☻&quot;)" office:value-type="float" office:value="0" calcext:value-type="float">
            <text:p>0</text:p>
          </table:table-cell>
          <table:table-cell table:style-name="ce126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126" table:formula="of:=COUNTIF([.C12:.K12];&quot;11-19&quot;)+COUNTIF([.C12:.K12];&quot;2&quot;)" office:value-type="float" office:value="0" calcext:value-type="float">
            <text:p>0</text:p>
          </table:table-cell>
          <table:table-cell table:style-name="ce126" table:formula="of:=COUNTIF([.C12:.K12];&quot;U&quot;)+COUNTIF([.C12:.K12];&quot;U☻&quot;)" office:value-type="float" office:value="0" calcext:value-type="float">
            <text:p>0</text:p>
          </table:table-cell>
          <table:table-cell table:style-name="ce126" table:formula="of:=COUNTIF([.C12:.K12];&quot;KVIT&quot;)+COUNTIF([.C12:.K12];&quot;KVIT☻&quot;)" office:value-type="float" office:value="0" calcext:value-type="float">
            <text:p>0</text:p>
          </table:table-cell>
          <table:table-cell table:style-name="ce128" table:formula="of:=COUNTBLANK([.C12:.K12])" office:value-type="float" office:value="8" calcext:value-type="float">
            <text:p>8</text:p>
          </table:table-cell>
          <table:table-cell table:style-name="ce129" table:formula="of:=COUNTIF([.C12:.K12];&quot;x&quot;)" office:value-type="float" office:value="0" calcext:value-type="float">
            <text:p>0</text:p>
          </table:table-cell>
          <table:table-cell table:style-name="ce13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0-12" calcext:value-type="date">
            <text:p>12. X. 08</text:p>
          </table:table-cell>
          <table:table-cell table:style-name="ce122" table:formula="of:=TEXT([.A13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text:p>☻</text:p>
          </table:table-cell>
          <table:table-cell table:style-name="ce21"/>
          <table:table-cell table:style-name="ce72"/>
          <table:table-cell table:style-name="ce21"/>
          <table:table-cell table:style-name="ce20"/>
          <table:table-cell table:style-name="ce21">
            <office:annotation draw:style-name="gr30" draw:text-style-name="P4" svg:width="2.72cm" svg:height="0.686cm" svg:x="11.189cm" svg:y="6.538cm" draw:caption-point-x="-0.232cm" draw:caption-point-y="1.896cm">
              <dc:date>2022-03-21T00:00:00</dc:date>
              <text:p text:style-name="P3">Pučnik</text:p>
            </office:annotation>
          </table:table-cell>
          <table:table-cell table:style-name="ce73"/>
          <table:table-cell table:style-name="ce72"/>
          <table:table-cell table:style-name="ce21"/>
          <table:table-cell table:style-name="ce34" office:value-type="string" calcext:value-type="string">
            <text:p>KON</text:p>
          </table:table-cell>
          <table:table-cell table:style-name="ce126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26" table:formula="of:=COUNTIF([.C13:.K13];&quot;51&quot;)+COUNTIF([.C13:.K13];&quot;51$&quot;)+COUNTIF([.C13:.K13];&quot;51☻&quot;)" office:value-type="float" office:value="0" calcext:value-type="float">
            <text:p>0</text:p>
          </table:table-cell>
          <table:table-cell table:style-name="ce126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126" table:formula="of:=COUNTIF([.C13:.K13];&quot;11-19&quot;)+COUNTIF([.C13:.K13];&quot;2&quot;)" office:value-type="float" office:value="0" calcext:value-type="float">
            <text:p>0</text:p>
          </table:table-cell>
          <table:table-cell table:style-name="ce126" table:formula="of:=COUNTIF([.C13:.K13];&quot;U&quot;)+COUNTIF([.C13:.K13];&quot;U☻&quot;)" office:value-type="float" office:value="0" calcext:value-type="float">
            <text:p>0</text:p>
          </table:table-cell>
          <table:table-cell table:style-name="ce126" table:formula="of:=COUNTIF([.C13:.K13];&quot;KVIT&quot;)+COUNTIF([.C13:.K13];&quot;KVIT☻&quot;)" office:value-type="float" office:value="0" calcext:value-type="float">
            <text:p>0</text:p>
          </table:table-cell>
          <table:table-cell table:style-name="ce128" table:formula="of:=COUNTBLANK([.C13:.K13])" office:value-type="float" office:value="8" calcext:value-type="float">
            <text:p>8</text:p>
          </table:table-cell>
          <table:table-cell table:style-name="ce129" table:formula="of:=COUNTIF([.C13:.K13];&quot;x&quot;)" office:value-type="float" office:value="0" calcext:value-type="float">
            <text:p>0</text:p>
          </table:table-cell>
          <table:table-cell table:style-name="ce13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BOL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13" calcext:value-type="date">
            <text:p>13. X. 08</text:p>
          </table:table-cell>
          <table:table-cell table:style-name="ce121" table:formula="of:=TEXT([.A14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52$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52"/>
          <table:table-cell table:style-name="ce3" table:formula="of:=[$februar.$W$8]" office:value-type="string" office:string-value="U" calcext:value-type="string"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KON</text:p>
          </table:table-cell>
          <table:table-cell table:style-name="ce126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26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126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126" table:formula="of:=COUNTIF([.C14:.K14];&quot;11-19&quot;)+COUNTIF([.C14:.K14];&quot;2&quot;)" office:value-type="float" office:value="1" calcext:value-type="float">
            <text:p>1</text:p>
          </table:table-cell>
          <table:table-cell table:style-name="ce126" table:formula="of:=COUNTIF([.C14:.K14];&quot;U&quot;)+COUNTIF([.C14:.K14];&quot;U☻&quot;)" office:value-type="float" office:value="1" calcext:value-type="float">
            <text:p>1</text:p>
          </table:table-cell>
          <table:table-cell table:style-name="ce126" table:formula="of:=COUNTIF([.C14:.K14];&quot;KVIT&quot;)+COUNTIF([.C14:.K14];&quot;KVIT☻&quot;)" office:value-type="float" office:value="1" calcext:value-type="float">
            <text:p>1</text:p>
          </table:table-cell>
          <table:table-cell table:style-name="ce128" table:formula="of:=COUNTBLANK([.C14:.K14])" office:value-type="float" office:value="1" calcext:value-type="float">
            <text:p>1</text:p>
          </table:table-cell>
          <table:table-cell table:style-name="ce129" table:formula="of:=COUNTIF([.C14:.K14];&quot;x&quot;)" office:value-type="float" office:value="1" calcext:value-type="float">
            <text:p>1</text:p>
          </table:table-cell>
          <table:table-cell table:style-name="ce13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14" calcext:value-type="date">
            <text:p>14. X. 08</text:p>
          </table:table-cell>
          <table:table-cell table:style-name="ce121" table:formula="of:=TEXT([.A15];&quot;Ddd&quot;)" office:value-type="string" office:string-value="tor" calcext:value-type="string">
            <text:p>tor</text:p>
          </table:table-cell>
          <table:table-cell table:style-name="ce8" office:value-type="string" calcext:value-type="string">
            <text:p>52$</text:p>
          </table:table-cell>
          <table:table-cell table:style-name="ce2" office:value-type="string" calcext:value-type="string">
            <text:p>51☻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1"/>
          <table:table-cell table:style-name="ce3" office:value-type="string" calcext:value-type="string">
            <office:annotation draw:style-name="gr12" draw:text-style-name="P4" svg:width="2.972cm" svg:height="1.419cm" svg:x="13.793cm" svg:y="7.942cm" draw:caption-point-x="-0.232cm" draw:caption-point-y="1.896cm">
              <dc:date>2022-03-21T00:00:00</dc:date>
              <text:p text:style-name="P3">dopust 14.10. zaradi sodne obravnave</text:p>
            </office:annotation>
            <text:p>D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4" office:value-type="string" calcext:value-type="string">
            <text:p>KON</text:p>
          </table:table-cell>
          <table:table-cell table:style-name="ce126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26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126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126" table:formula="of:=COUNTIF([.C15:.K15];&quot;11-19&quot;)+COUNTIF([.C15:.K15];&quot;2&quot;)" office:value-type="float" office:value="1" calcext:value-type="float">
            <text:p>1</text:p>
          </table:table-cell>
          <table:table-cell table:style-name="ce126" table:formula="of:=COUNTIF([.C15:.K15];&quot;U&quot;)+COUNTIF([.C15:.K15];&quot;U☻&quot;)" office:value-type="float" office:value="1" calcext:value-type="float">
            <text:p>1</text:p>
          </table:table-cell>
          <table:table-cell table:style-name="ce126" table:formula="of:=COUNTIF([.C15:.K15];&quot;KVIT&quot;)+COUNTIF([.C15:.K15];&quot;KVIT☻&quot;)" office:value-type="float" office:value="1" calcext:value-type="float">
            <text:p>1</text:p>
          </table:table-cell>
          <table:table-cell table:style-name="ce128" table:formula="of:=COUNTBLANK([.C15:.K15])" office:value-type="float" office:value="1" calcext:value-type="float">
            <text:p>1</text:p>
          </table:table-cell>
          <table:table-cell table:style-name="ce129" table:formula="of:=COUNTIF([.C15:.K15];&quot;x&quot;)" office:value-type="float" office:value="1" calcext:value-type="float">
            <text:p>1</text:p>
          </table:table-cell>
          <table:table-cell table:style-name="ce13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SO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15" calcext:value-type="date">
            <text:p>15. X. 08</text:p>
          </table:table-cell>
          <table:table-cell table:style-name="ce121" table:formula="of:=TEXT([.A16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8" office:value-type="string" calcext:value-type="string">
            <text:p>52$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15"/>
          <table:table-cell table:style-name="ce2" office:value-type="string" calcext:value-type="string">
            <text:p>51☻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126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26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26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26" table:formula="of:=COUNTIF([.C16:.K16];&quot;11-19&quot;)+COUNTIF([.C16:.K16];&quot;2&quot;)" office:value-type="float" office:value="1" calcext:value-type="float">
            <text:p>1</text:p>
          </table:table-cell>
          <table:table-cell table:style-name="ce126" table:formula="of:=COUNTIF([.C16:.K16];&quot;U&quot;)+COUNTIF([.C16:.K16];&quot;U☻&quot;)" office:value-type="float" office:value="1" calcext:value-type="float">
            <text:p>1</text:p>
          </table:table-cell>
          <table:table-cell table:style-name="ce126" table:formula="of:=COUNTIF([.C16:.K16];&quot;KVIT&quot;)+COUNTIF([.C16:.K16];&quot;KVIT☻&quot;)" office:value-type="float" office:value="1" calcext:value-type="float">
            <text:p>1</text:p>
          </table:table-cell>
          <table:table-cell table:style-name="ce128" table:formula="of:=COUNTBLANK([.C16:.K16])" office:value-type="float" office:value="1" calcext:value-type="float">
            <text:p>1</text:p>
          </table:table-cell>
          <table:table-cell table:style-name="ce129" table:formula="of:=COUNTIF([.C16:.K16];&quot;x&quot;)" office:value-type="float" office:value="1" calcext:value-type="float">
            <text:p>1</text:p>
          </table:table-cell>
          <table:table-cell table:style-name="ce13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16" calcext:value-type="date">
            <text:p>16. X. 08</text:p>
          </table:table-cell>
          <table:table-cell table:style-name="ce121" table:formula="of:=TEXT([.A17];&quot;Ddd&quot;)" office:value-type="string" office:string-value="čet" calcext:value-type="string">
            <text:p>čet</text:p>
          </table:table-cell>
          <table:table-cell table:style-name="ce27" office:value-type="string" calcext:value-type="string">
            <text:p>SO☻</text:p>
          </table:table-cell>
          <table:table-cell table:style-name="ce8" office:value-type="string" calcext:value-type="string">
            <text:p>52$</text:p>
          </table:table-cell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3" office:value-type="string" calcext:value-type="string">
            <office:annotation draw:style-name="gr51" draw:text-style-name="P4" svg:width="2.709cm" svg:height="2.728cm" svg:x="8.597cm" svg:y="9.346cm" draw:caption-point-x="-0.243cm" draw:caption-point-y="1.896cm">
              <dc:date>2022-03-21T00:00:00</dc:date>
              <text:p text:style-name="P3">v četrtkih ne razpisuješ za dežurstvo, popoldan ali dodaten program</text:p>
            </office:annotation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O</text:p>
          </table:table-cell>
          <table:table-cell table:style-name="ce3"/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126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0" calcext:value-type="float">
            <text:p>0</text:p>
          </table:table-cell>
          <table:table-cell table:style-name="ce126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26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26" table:formula="of:=COUNTIF([.C17:.K17];&quot;11-19&quot;)+COUNTIF([.C17:.K17];&quot;2&quot;)" office:value-type="float" office:value="1" calcext:value-type="float">
            <text:p>1</text:p>
          </table:table-cell>
          <table:table-cell table:style-name="ce126" table:formula="of:=COUNTIF([.C17:.K17];&quot;U&quot;)+COUNTIF([.C17:.K17];&quot;U☻&quot;)" office:value-type="float" office:value="0" calcext:value-type="float">
            <text:p>0</text:p>
          </table:table-cell>
          <table:table-cell table:style-name="ce126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128" table:formula="of:=COUNTBLANK([.C17:.K17])" office:value-type="float" office:value="1" calcext:value-type="float">
            <text:p>1</text:p>
          </table:table-cell>
          <table:table-cell table:style-name="ce129" table:formula="of:=COUNTIF([.C17:.K17];&quot;x&quot;)" office:value-type="float" office:value="1" calcext:value-type="float">
            <text:p>1</text:p>
          </table:table-cell>
          <table:table-cell table:style-name="ce13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1"/>
          <table:table-cell table:style-name="ce8" office:value-type="string" calcext:value-type="string">
            <text:p>51$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0-17" calcext:value-type="date">
            <text:p>17. X. 08</text:p>
          </table:table-cell>
          <table:table-cell table:style-name="ce121" table:formula="of:=TEXT([.A18];&quot;Ddd&quot;)" office:value-type="string" office:string-value="pet" calcext:value-type="string">
            <text:p>pet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51$</text:p>
          </table:table-cell>
          <table:table-cell table:style-name="ce7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4" office:value-type="string" calcext:value-type="string">
            <office:annotation draw:style-name="gr32" draw:text-style-name="P4" svg:width="2.931cm" svg:height="1.994cm" svg:x="16.176cm" svg:y="10.048cm" draw:caption-point-x="-0.232cm" draw:caption-point-y="1.896cm">
              <dc:date>2022-03-21T00:00:00</dc:date>
              <text:p text:style-name="P3">da nekdo vzame pripravljenost vikend 17., 18. in 19. oktober</text:p>
            </office:annotation>
            <text:p>KOS</text:p>
          </table:table-cell>
          <table:table-cell table:style-name="ce126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26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26" table:formula="of:=COUNTIF([.C18:.K18];&quot;52&quot;)+COUNTIF([.C18:.K18];&quot;52$&quot;)+COUNTIF([.C18:.K18];&quot;52☻&quot;)" office:value-type="float" office:value="0" calcext:value-type="float">
            <text:p>0</text:p>
          </table:table-cell>
          <table:table-cell table:style-name="ce126" table:formula="of:=COUNTIF([.C18:.K18];&quot;11-19&quot;)+COUNTIF([.C18:.K18];&quot;2&quot;)" office:value-type="float" office:value="1" calcext:value-type="float">
            <text:p>1</text:p>
          </table:table-cell>
          <table:table-cell table:style-name="ce126" table:formula="of:=COUNTIF([.C18:.K18];&quot;U&quot;)+COUNTIF([.C18:.K18];&quot;U☻&quot;)" office:value-type="float" office:value="1" calcext:value-type="float">
            <text:p>1</text:p>
          </table:table-cell>
          <table:table-cell table:style-name="ce126" table:formula="of:=COUNTIF([.C18:.K18];&quot;KVIT&quot;)+COUNTIF([.C18:.K18];&quot;KVIT☻&quot;)" office:value-type="float" office:value="2" calcext:value-type="float">
            <text:p>2</text:p>
          </table:table-cell>
          <table:table-cell table:style-name="ce128" table:formula="of:=COUNTBLANK([.C18:.K18])" office:value-type="float" office:value="1" calcext:value-type="float">
            <text:p>1</text:p>
          </table:table-cell>
          <table:table-cell table:style-name="ce129" table:formula="of:=COUNTIF([.C18:.K18];&quot;x&quot;)" office:value-type="float" office:value="1" calcext:value-type="float">
            <text:p>1</text:p>
          </table:table-cell>
          <table:table-cell table:style-name="ce13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1" calcext:value-type="float">
            <text:p>1</text:p>
          </table:table-cell>
          <table:table-cell table:style-name="ce1"/>
          <table:table-cell table:style-name="ce8" office:value-type="string" calcext:value-type="string">
            <text:p>52$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0-18" calcext:value-type="date">
            <text:p>18. X. 08</text:p>
          </table:table-cell>
          <table:table-cell table:style-name="ce122" table:formula="of:=TEXT([.A19];&quot;Ddd&quot;)" office:value-type="string" office:string-value="sob" calcext:value-type="string">
            <text:p>sob</text:p>
          </table:table-cell>
          <table:table-cell table:style-name="ce72"/>
          <table:table-cell table:style-name="ce21"/>
          <table:table-cell table:style-name="ce20"/>
          <table:table-cell table:style-name="ce6" office:value-type="string" calcext:value-type="string">
            <text:p>☻</text:p>
          </table:table-cell>
          <table:table-cell table:style-name="ce21" table:number-columns-repeated="5"/>
          <table:table-cell table:style-name="ce34" office:value-type="string" calcext:value-type="string">
            <office:annotation draw:style-name="gr32" draw:text-style-name="P4" svg:width="2.931cm" svg:height="1.994cm" svg:x="16.176cm" svg:y="10.048cm" draw:caption-point-x="-0.232cm" draw:caption-point-y="2.598cm">
              <dc:date>2022-03-21T00:00:00</dc:date>
              <text:p text:style-name="P3">da nekdo vzame pripravljenost vikend 17., 18. in 19. oktober</text:p>
            </office:annotation>
            <text:p>KOS</text:p>
          </table:table-cell>
          <table:table-cell table:style-name="ce126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26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126" table:formula="of:=COUNTIF([.C19:.K19];&quot;52&quot;)+COUNTIF([.C19:.K19];&quot;52$&quot;)+COUNTIF([.C19:.K19];&quot;52☻&quot;)" office:value-type="float" office:value="0" calcext:value-type="float">
            <text:p>0</text:p>
          </table:table-cell>
          <table:table-cell table:style-name="ce126" table:formula="of:=COUNTIF([.C19:.K19];&quot;11-19&quot;)+COUNTIF([.C19:.K19];&quot;2&quot;)" office:value-type="float" office:value="0" calcext:value-type="float">
            <text:p>0</text:p>
          </table:table-cell>
          <table:table-cell table:style-name="ce126" table:formula="of:=COUNTIF([.C19:.K19];&quot;U&quot;)+COUNTIF([.C19:.K19];&quot;U☻&quot;)" office:value-type="float" office:value="0" calcext:value-type="float">
            <text:p>0</text:p>
          </table:table-cell>
          <table:table-cell table:style-name="ce126" table:formula="of:=COUNTIF([.C19:.K19];&quot;KVIT&quot;)+COUNTIF([.C19:.K19];&quot;KVIT☻&quot;)" office:value-type="float" office:value="0" calcext:value-type="float">
            <text:p>0</text:p>
          </table:table-cell>
          <table:table-cell table:style-name="ce128" table:formula="of:=COUNTBLANK([.C19:.K19])" office:value-type="float" office:value="8" calcext:value-type="float">
            <text:p>8</text:p>
          </table:table-cell>
          <table:table-cell table:style-name="ce129" table:formula="of:=COUNTIF([.C19:.K19];&quot;x&quot;)" office:value-type="float" office:value="0" calcext:value-type="float">
            <text:p>0</text:p>
          </table:table-cell>
          <table:table-cell table:style-name="ce13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10-19" calcext:value-type="date">
            <text:p>19. X. 08</text:p>
          </table:table-cell>
          <table:table-cell table:style-name="ce122" table:formula="of:=TEXT([.A20];&quot;Ddd&quot;)" office:value-type="string" office:string-value="ned" calcext:value-type="string">
            <text:p>ned</text:p>
          </table:table-cell>
          <table:table-cell table:style-name="ce72"/>
          <table:table-cell table:style-name="ce21" table:number-columns-repeated="2"/>
          <table:table-cell table:style-name="ce6" office:value-type="string" calcext:value-type="string">
            <text:p>☻</text:p>
          </table:table-cell>
          <table:table-cell table:style-name="ce20"/>
          <table:table-cell table:style-name="ce28"/>
          <table:table-cell table:style-name="ce21" table:number-columns-repeated="3"/>
          <table:table-cell table:style-name="ce34" office:value-type="string" calcext:value-type="string">
            <office:annotation draw:style-name="gr32" draw:text-style-name="P4" svg:width="2.931cm" svg:height="1.994cm" svg:x="16.176cm" svg:y="10.048cm" draw:caption-point-x="-0.232cm" draw:caption-point-y="3.3cm">
              <dc:date>2022-03-21T00:00:00</dc:date>
              <text:p text:style-name="P3">da nekdo vzame pripravljenost vikend 17., 18. in 19. oktober</text:p>
            </office:annotation>
            <text:p>KOS</text:p>
          </table:table-cell>
          <table:table-cell table:style-name="ce126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26" table:formula="of:=COUNTIF([.C20:.K20];&quot;51&quot;)+COUNTIF([.C20:.K20];&quot;51$&quot;)+COUNTIF([.C20:.K20];&quot;51☻&quot;)" office:value-type="float" office:value="0" calcext:value-type="float">
            <text:p>0</text:p>
          </table:table-cell>
          <table:table-cell table:style-name="ce126" table:formula="of:=COUNTIF([.C20:.K20];&quot;52&quot;)+COUNTIF([.C20:.K20];&quot;52$&quot;)+COUNTIF([.C20:.K20];&quot;52☻&quot;)" office:value-type="float" office:value="0" calcext:value-type="float">
            <text:p>0</text:p>
          </table:table-cell>
          <table:table-cell table:style-name="ce126" table:formula="of:=COUNTIF([.C20:.K20];&quot;11-19&quot;)+COUNTIF([.C20:.K20];&quot;2&quot;)" office:value-type="float" office:value="0" calcext:value-type="float">
            <text:p>0</text:p>
          </table:table-cell>
          <table:table-cell table:style-name="ce126" table:formula="of:=COUNTIF([.C20:.K20];&quot;U&quot;)+COUNTIF([.C20:.K20];&quot;U☻&quot;)" office:value-type="float" office:value="0" calcext:value-type="float">
            <text:p>0</text:p>
          </table:table-cell>
          <table:table-cell table:style-name="ce126" table:formula="of:=COUNTIF([.C20:.K20];&quot;KVIT&quot;)+COUNTIF([.C20:.K20];&quot;KVIT☻&quot;)" office:value-type="float" office:value="0" calcext:value-type="float">
            <text:p>0</text:p>
          </table:table-cell>
          <table:table-cell table:style-name="ce128" table:formula="of:=COUNTBLANK([.C20:.K20])" office:value-type="float" office:value="8" calcext:value-type="float">
            <text:p>8</text:p>
          </table:table-cell>
          <table:table-cell table:style-name="ce129" table:formula="of:=COUNTIF([.C20:.K20];&quot;x&quot;)" office:value-type="float" office:value="0" calcext:value-type="float">
            <text:p>0</text:p>
          </table:table-cell>
          <table:table-cell table:style-name="ce13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0" calcext:value-type="date">
            <text:p>20. X. 08</text:p>
          </table:table-cell>
          <table:table-cell table:style-name="ce121" table:formula="of:=TEXT([.A21];&quot;Ddd&quot;)" office:value-type="string" office:string-value="pon" calcext:value-type="string">
            <text:p>pon</text:p>
          </table:table-cell>
          <table:table-cell table:style-name="ce3" table:formula="of:=[$februar.$W$5]" office:value-type="string" office:string-value="52" calcext:value-type="string">
            <office:annotation draw:style-name="gr12" draw:text-style-name="P4" svg:width="2.73cm" svg:height="1.419cm" svg:x="4.692cm" svg:y="12.143cm" draw:caption-point-x="-0.243cm" draw:caption-point-y="1.907cm">
              <dc:date>2022-03-21T00:00:00</dc:date>
              <text:p text:style-name="P3">kakšen prost dan v tednu 20. do 24.</text:p>
            </office:annotation>
            <text:p>52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3" table:formula="of:=[$februar.$W$12]" office:value-type="string" office:string-value="D" calcext:value-type="string">
            <text:p>D</text:p>
          </table:table-cell>
          <table:table-cell table:style-name="ce3"/>
          <table:table-cell table:style-name="ce8" office:value-type="string" calcext:value-type="string">
            <text:p>51$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26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26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126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126" table:formula="of:=COUNTIF([.C21:.K21];&quot;11-19&quot;)+COUNTIF([.C21:.K21];&quot;2&quot;)" office:value-type="float" office:value="1" calcext:value-type="float">
            <text:p>1</text:p>
          </table:table-cell>
          <table:table-cell table:style-name="ce126" table:formula="of:=COUNTIF([.C21:.K21];&quot;U&quot;)+COUNTIF([.C21:.K21];&quot;U☻&quot;)" office:value-type="float" office:value="1" calcext:value-type="float">
            <text:p>1</text:p>
          </table:table-cell>
          <table:table-cell table:style-name="ce126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128" table:formula="of:=COUNTBLANK([.C21:.K21])" office:value-type="float" office:value="1" calcext:value-type="float">
            <text:p>1</text:p>
          </table:table-cell>
          <table:table-cell table:style-name="ce129" table:formula="of:=COUNTIF([.C21:.K21];&quot;x&quot;)" office:value-type="float" office:value="1" calcext:value-type="float">
            <text:p>1</text:p>
          </table:table-cell>
          <table:table-cell table:style-name="ce13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1" calcext:value-type="date">
            <text:p>21. X. 08</text:p>
          </table:table-cell>
          <table:table-cell table:style-name="ce121" table:formula="of:=TEXT([.A22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5]" office:value-type="string" office:string-value="52" calcext:value-type="string">
            <text:p>52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15"/>
          <table:table-cell table:style-name="ce3" office:value-type="string" calcext:value-type="string">
            <text:p>U</text:p>
          </table:table-cell>
          <table:table-cell table:style-name="ce8" office:value-type="string" calcext:value-type="string">
            <text:p>51$</text:p>
          </table:table-cell>
          <table:table-cell table:style-name="ce34" office:value-type="string" calcext:value-type="string">
            <text:p>PIN</text:p>
          </table:table-cell>
          <table:table-cell table:style-name="ce126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26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126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26" table:formula="of:=COUNTIF([.C22:.K22];&quot;11-19&quot;)+COUNTIF([.C22:.K22];&quot;2&quot;)" office:value-type="float" office:value="1" calcext:value-type="float">
            <text:p>1</text:p>
          </table:table-cell>
          <table:table-cell table:style-name="ce126" table:formula="of:=COUNTIF([.C22:.K22];&quot;U&quot;)+COUNTIF([.C22:.K22];&quot;U☻&quot;)" office:value-type="float" office:value="1" calcext:value-type="float">
            <text:p>1</text:p>
          </table:table-cell>
          <table:table-cell table:style-name="ce126" table:formula="of:=COUNTIF([.C22:.K22];&quot;KVIT&quot;)+COUNTIF([.C22:.K22];&quot;KVIT☻&quot;)" office:value-type="float" office:value="2" calcext:value-type="float">
            <text:p>2</text:p>
          </table:table-cell>
          <table:table-cell table:style-name="ce128" table:formula="of:=COUNTBLANK([.C22:.K22])" office:value-type="float" office:value="1" calcext:value-type="float">
            <text:p>1</text:p>
          </table:table-cell>
          <table:table-cell table:style-name="ce129" table:formula="of:=COUNTIF([.C22:.K22];&quot;x&quot;)" office:value-type="float" office:value="1" calcext:value-type="float">
            <text:p>1</text:p>
          </table:table-cell>
          <table:table-cell table:style-name="ce13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2" calcext:value-type="date">
            <text:p>22. X. 08</text:p>
          </table:table-cell>
          <table:table-cell table:style-name="ce121" table:formula="of:=TEXT([.A23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D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8" office:value-type="string" calcext:value-type="string">
            <text:p>52$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15"/>
          <table:table-cell table:style-name="ce3" table:formula="of:=[$februar.$W$8]" office:value-type="string" office:string-value="U" calcext:value-type="string">
            <text:p>U</text:p>
          </table:table-cell>
          <table:table-cell table:style-name="ce2" office:value-type="string" calcext:value-type="string">
            <text:p>51☻</text:p>
          </table:table-cell>
          <table:table-cell table:style-name="ce34" office:value-type="string" calcext:value-type="string">
            <text:p>PIN</text:p>
          </table:table-cell>
          <table:table-cell table:style-name="ce126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26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126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26" table:formula="of:=COUNTIF([.C23:.K23];&quot;11-19&quot;)+COUNTIF([.C23:.K23];&quot;2&quot;)" office:value-type="float" office:value="1" calcext:value-type="float">
            <text:p>1</text:p>
          </table:table-cell>
          <table:table-cell table:style-name="ce126" table:formula="of:=COUNTIF([.C23:.K23];&quot;U&quot;)+COUNTIF([.C23:.K23];&quot;U☻&quot;)" office:value-type="float" office:value="1" calcext:value-type="float">
            <text:p>1</text:p>
          </table:table-cell>
          <table:table-cell table:style-name="ce126" table:formula="of:=COUNTIF([.C23:.K23];&quot;KVIT&quot;)+COUNTIF([.C23:.K23];&quot;KVIT☻&quot;)" office:value-type="float" office:value="2" calcext:value-type="float">
            <text:p>2</text:p>
          </table:table-cell>
          <table:table-cell table:style-name="ce128" table:formula="of:=COUNTBLANK([.C23:.K23])" office:value-type="float" office:value="1" calcext:value-type="float">
            <text:p>1</text:p>
          </table:table-cell>
          <table:table-cell table:style-name="ce129" table:formula="of:=COUNTIF([.C23:.K23];&quot;x&quot;)" office:value-type="float" office:value="1" calcext:value-type="float">
            <text:p>1</text:p>
          </table:table-cell>
          <table:table-cell table:style-name="ce13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3" calcext:value-type="date">
            <text:p>23. X. 08</text:p>
          </table:table-cell>
          <table:table-cell table:style-name="ce121" table:formula="of:=TEXT([.A24];&quot;Ddd&quot;)" office:value-type="string" office:string-value="čet" calcext:value-type="string">
            <text:p>čet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8" office:value-type="string" calcext:value-type="string">
            <text:p>52$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50" draw:text-style-name="P4" svg:width="2.709cm" svg:height="2.739cm" svg:x="8.597cm" svg:y="14.249cm" draw:caption-point-x="-0.243cm" draw:caption-point-y="1.907cm">
              <dc:date>2022-03-21T00:00:00</dc:date>
              <text:p text:style-name="P3">v četrtkih ne razpisuješ za dežurstvo, popoldan ali dodaten program</text:p>
            </office:annotation>
            <text:p>51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/>
          <table:table-cell table:style-name="ce27" table:formula="of:=[$februar.$W$7]" office:value-type="string" office:string-value="KVIT☻" calcext:value-type="string">
            <text:p>KVIT☻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4" office:value-type="string" calcext:value-type="string">
            <text:p>PIN</text:p>
          </table:table-cell>
          <table:table-cell table:style-name="ce126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26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26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26" table:formula="of:=COUNTIF([.C24:.K24];&quot;11-19&quot;)+COUNTIF([.C24:.K24];&quot;2&quot;)" office:value-type="float" office:value="1" calcext:value-type="float">
            <text:p>1</text:p>
          </table:table-cell>
          <table:table-cell table:style-name="ce126" table:formula="of:=COUNTIF([.C24:.K24];&quot;U&quot;)+COUNTIF([.C24:.K24];&quot;U☻&quot;)" office:value-type="float" office:value="1" calcext:value-type="float">
            <text:p>1</text:p>
          </table:table-cell>
          <table:table-cell table:style-name="ce126" table:formula="of:=COUNTIF([.C24:.K24];&quot;KVIT&quot;)+COUNTIF([.C24:.K24];&quot;KVIT☻&quot;)" office:value-type="float" office:value="3" calcext:value-type="float">
            <text:p>3</text:p>
          </table:table-cell>
          <table:table-cell table:style-name="ce128" table:formula="of:=COUNTBLANK([.C24:.K24])" office:value-type="float" office:value="1" calcext:value-type="float">
            <text:p>1</text:p>
          </table:table-cell>
          <table:table-cell table:style-name="ce129" table:formula="of:=COUNTIF([.C24:.K24];&quot;x&quot;)" office:value-type="float" office:value="1" calcext:value-type="float">
            <text:p>1</text:p>
          </table:table-cell>
          <table:table-cell table:style-name="ce13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4" calcext:value-type="date">
            <text:p>24. X. 08</text:p>
          </table:table-cell>
          <table:table-cell table:style-name="ce121" table:formula="of:=TEXT([.A25];&quot;Ddd&quot;)" office:value-type="string" office:string-value="pet" calcext:value-type="string">
            <text:p>pet</text:p>
          </table:table-cell>
          <table:table-cell table:style-name="ce8" office:value-type="string" calcext:value-type="string">
            <text:p>52$</text:p>
          </table:table-cell>
          <table:table-cell table:style-name="ce2" office:value-type="string" calcext:value-type="string">
            <text:p>51☻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8]" office:value-type="string" office:string-value="U" calcext:value-type="string">
            <text:p>U</text:p>
          </table:table-cell>
          <table:table-cell table:style-name="ce3"/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MŠŠ</text:p>
          </table:table-cell>
          <table:table-cell table:style-name="ce126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26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26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26" table:formula="of:=COUNTIF([.C25:.K25];&quot;11-19&quot;)+COUNTIF([.C25:.K25];&quot;2&quot;)" office:value-type="float" office:value="1" calcext:value-type="float">
            <text:p>1</text:p>
          </table:table-cell>
          <table:table-cell table:style-name="ce126" table:formula="of:=COUNTIF([.C25:.K25];&quot;U&quot;)+COUNTIF([.C25:.K25];&quot;U☻&quot;)" office:value-type="float" office:value="1" calcext:value-type="float">
            <text:p>1</text:p>
          </table:table-cell>
          <table:table-cell table:style-name="ce126" table:formula="of:=COUNTIF([.C25:.K25];&quot;KVIT&quot;)+COUNTIF([.C25:.K25];&quot;KVIT☻&quot;)" office:value-type="float" office:value="2" calcext:value-type="float">
            <text:p>2</text:p>
          </table:table-cell>
          <table:table-cell table:style-name="ce128" table:formula="of:=COUNTBLANK([.C25:.K25])" office:value-type="float" office:value="1" calcext:value-type="float">
            <text:p>1</text:p>
          </table:table-cell>
          <table:table-cell table:style-name="ce129" table:formula="of:=COUNTIF([.C25:.K25];&quot;x&quot;)" office:value-type="float" office:value="1" calcext:value-type="float">
            <text:p>1</text:p>
          </table:table-cell>
          <table:table-cell table:style-name="ce13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10-25" calcext:value-type="date">
            <text:p>25. X. 08</text:p>
          </table:table-cell>
          <table:table-cell table:style-name="ce122" table:formula="of:=TEXT([.A26];&quot;Ddd&quot;)" office:value-type="string" office:string-value="sob" calcext:value-type="string">
            <text:p>sob</text:p>
          </table:table-cell>
          <table:table-cell table:style-name="ce21" table:number-columns-repeated="2"/>
          <table:table-cell table:style-name="ce6" office:value-type="string" calcext:value-type="string">
            <text:p>☻</text:p>
          </table:table-cell>
          <table:table-cell table:style-name="ce21" table:number-columns-repeated="3"/>
          <table:table-cell table:style-name="ce73"/>
          <table:table-cell table:style-name="ce20"/>
          <table:table-cell table:style-name="ce21"/>
          <table:table-cell table:style-name="ce34" office:value-type="string" calcext:value-type="string">
            <text:p>MŠŠ</text:p>
          </table:table-cell>
          <table:table-cell table:style-name="ce126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26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126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126" table:formula="of:=COUNTIF([.C26:.K26];&quot;11-19&quot;)+COUNTIF([.C26:.K26];&quot;2&quot;)" office:value-type="float" office:value="0" calcext:value-type="float">
            <text:p>0</text:p>
          </table:table-cell>
          <table:table-cell table:style-name="ce126" table:formula="of:=COUNTIF([.C26:.K26];&quot;U&quot;)+COUNTIF([.C26:.K26];&quot;U☻&quot;)" office:value-type="float" office:value="0" calcext:value-type="float">
            <text:p>0</text:p>
          </table:table-cell>
          <table:table-cell table:style-name="ce126" table:formula="of:=COUNTIF([.C26:.K26];&quot;KVIT&quot;)+COUNTIF([.C26:.K26];&quot;KVIT☻&quot;)" office:value-type="float" office:value="0" calcext:value-type="float">
            <text:p>0</text:p>
          </table:table-cell>
          <table:table-cell table:style-name="ce128" table:formula="of:=COUNTBLANK([.C26:.K26])" office:value-type="float" office:value="8" calcext:value-type="float">
            <text:p>8</text:p>
          </table:table-cell>
          <table:table-cell table:style-name="ce129" table:formula="of:=COUNTIF([.C26:.K26];&quot;x&quot;)" office:value-type="float" office:value="0" calcext:value-type="float">
            <text:p>0</text:p>
          </table:table-cell>
          <table:table-cell table:style-name="ce13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1" office:value-type="date" office:date-value="2008-10-26" calcext:value-type="date">
            <text:p>26. X. 08</text:p>
          </table:table-cell>
          <table:table-cell table:style-name="ce122" table:formula="of:=TEXT([.A27];&quot;Ddd&quot;)" office:value-type="string" office:string-value="ned" calcext:value-type="string">
            <text:p>ned</text:p>
          </table:table-cell>
          <table:table-cell table:style-name="ce21"/>
          <table:table-cell table:style-name="ce72"/>
          <table:table-cell table:style-name="ce6" office:value-type="string" calcext:value-type="string">
            <text:p>☻</text:p>
          </table:table-cell>
          <table:table-cell table:style-name="ce21" table:number-columns-repeated="2"/>
          <table:table-cell table:style-name="ce28"/>
          <table:table-cell table:style-name="ce21"/>
          <table:table-cell table:style-name="ce74"/>
          <table:table-cell table:style-name="ce21"/>
          <table:table-cell table:style-name="ce34" office:value-type="string" calcext:value-type="string">
            <text:p>MŠŠ</text:p>
          </table:table-cell>
          <table:table-cell table:style-name="ce126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26" table:formula="of:=COUNTIF([.C27:.K27];&quot;51&quot;)+COUNTIF([.C27:.K27];&quot;51$&quot;)+COUNTIF([.C27:.K27];&quot;51☻&quot;)" office:value-type="float" office:value="0" calcext:value-type="float">
            <text:p>0</text:p>
          </table:table-cell>
          <table:table-cell table:style-name="ce126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126" table:formula="of:=COUNTIF([.C27:.K27];&quot;11-19&quot;)+COUNTIF([.C27:.K27];&quot;2&quot;)" office:value-type="float" office:value="0" calcext:value-type="float">
            <text:p>0</text:p>
          </table:table-cell>
          <table:table-cell table:style-name="ce126" table:formula="of:=COUNTIF([.C27:.K27];&quot;U&quot;)+COUNTIF([.C27:.K27];&quot;U☻&quot;)" office:value-type="float" office:value="0" calcext:value-type="float">
            <text:p>0</text:p>
          </table:table-cell>
          <table:table-cell table:style-name="ce126" table:formula="of:=COUNTIF([.C27:.K27];&quot;KVIT&quot;)+COUNTIF([.C27:.K27];&quot;KVIT☻&quot;)" office:value-type="float" office:value="0" calcext:value-type="float">
            <text:p>0</text:p>
          </table:table-cell>
          <table:table-cell table:style-name="ce128" table:formula="of:=COUNTBLANK([.C27:.K27])" office:value-type="float" office:value="8" calcext:value-type="float">
            <text:p>8</text:p>
          </table:table-cell>
          <table:table-cell table:style-name="ce129" table:formula="of:=COUNTIF([.C27:.K27];&quot;x&quot;)" office:value-type="float" office:value="0" calcext:value-type="float">
            <text:p>0</text:p>
          </table:table-cell>
          <table:table-cell table:style-name="ce13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7" calcext:value-type="date">
            <text:p>27. X. 08</text:p>
          </table:table-cell>
          <table:table-cell table:style-name="ce121" table:formula="of:=TEXT([.A28];&quot;Ddd&quot;)" office:value-type="string" office:string-value="pon" calcext:value-type="string">
            <text:p>pon</text:p>
          </table:table-cell>
          <table:table-cell table:style-name="ce3" table:formula="of:=[$februar.$W$4]" office:value-type="string" office:string-value="51" calcext:value-type="string">
            <text:p>51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6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26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126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126" table:formula="of:=COUNTIF([.C28:.K28];&quot;11-19&quot;)+COUNTIF([.C28:.K28];&quot;2&quot;)" office:value-type="float" office:value="1" calcext:value-type="float">
            <text:p>1</text:p>
          </table:table-cell>
          <table:table-cell table:style-name="ce126" table:formula="of:=COUNTIF([.C28:.K28];&quot;U&quot;)+COUNTIF([.C28:.K28];&quot;U☻&quot;)" office:value-type="float" office:value="0" calcext:value-type="float">
            <text:p>0</text:p>
          </table:table-cell>
          <table:table-cell table:style-name="ce126" table:formula="of:=COUNTIF([.C28:.K28];&quot;KVIT&quot;)+COUNTIF([.C28:.K28];&quot;KVIT☻&quot;)" office:value-type="float" office:value="1" calcext:value-type="float">
            <text:p>1</text:p>
          </table:table-cell>
          <table:table-cell table:style-name="ce128" table:formula="of:=COUNTBLANK([.C28:.K28])" office:value-type="float" office:value="1" calcext:value-type="float">
            <text:p>1</text:p>
          </table:table-cell>
          <table:table-cell table:style-name="ce129" table:formula="of:=COUNTIF([.C28:.K28];&quot;x&quot;)" office:value-type="float" office:value="1" calcext:value-type="float">
            <text:p>1</text:p>
          </table:table-cell>
          <table:table-cell table:style-name="ce13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8" calcext:value-type="date">
            <text:p>28. X. 08</text:p>
          </table:table-cell>
          <table:table-cell table:style-name="ce121" table:formula="of:=TEXT([.A29];&quot;Ddd&quot;)" office:value-type="string" office:string-value="tor" calcext:value-type="string">
            <text:p>tor</text:p>
          </table:table-cell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D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2" office:value-type="string" calcext:value-type="string">
            <text:p>51☻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6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26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126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26" table:formula="of:=COUNTIF([.C29:.K29];&quot;11-19&quot;)+COUNTIF([.C29:.K29];&quot;2&quot;)" office:value-type="float" office:value="1" calcext:value-type="float">
            <text:p>1</text:p>
          </table:table-cell>
          <table:table-cell table:style-name="ce126" table:formula="of:=COUNTIF([.C29:.K29];&quot;U&quot;)+COUNTIF([.C29:.K29];&quot;U☻&quot;)" office:value-type="float" office:value="0" calcext:value-type="float">
            <text:p>0</text:p>
          </table:table-cell>
          <table:table-cell table:style-name="ce126" table:formula="of:=COUNTIF([.C29:.K29];&quot;KVIT&quot;)+COUNTIF([.C29:.K29];&quot;KVIT☻&quot;)" office:value-type="float" office:value="1" calcext:value-type="float">
            <text:p>1</text:p>
          </table:table-cell>
          <table:table-cell table:style-name="ce128" table:formula="of:=COUNTBLANK([.C29:.K29])" office:value-type="float" office:value="1" calcext:value-type="float">
            <text:p>1</text:p>
          </table:table-cell>
          <table:table-cell table:style-name="ce129" table:formula="of:=COUNTIF([.C29:.K29];&quot;x&quot;)" office:value-type="float" office:value="1" calcext:value-type="float">
            <text:p>1</text:p>
          </table:table-cell>
          <table:table-cell table:style-name="ce13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29" calcext:value-type="date">
            <text:p>29. X. 08</text:p>
          </table:table-cell>
          <table:table-cell table:style-name="ce121" table:formula="of:=TEXT([.A30];&quot;Ddd&quot;)" office:value-type="string" office:string-value="sre" calcext:value-type="string">
            <text:p>sre</text:p>
          </table:table-cell>
          <table:table-cell table:style-name="ce8" office:value-type="string" calcext:value-type="string">
            <text:p>51$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SO</text:p>
          </table:table-cell>
          <table:table-cell table:style-name="ce3" table:formula="of:=[$februar.$W$12]" office:value-type="string" office:string-value="D" calcext:value-type="string">
            <office:annotation draw:style-name="gr30" draw:text-style-name="P4" svg:width="2.709cm" svg:height="0.686cm" svg:x="8.597cm" svg:y="18.451cm" draw:caption-point-x="-0.243cm" draw:caption-point-y="1.917cm">
              <dc:date>2022-03-21T00:00:00</dc:date>
              <text:p text:style-name="P3">Pučnik</text:p>
            </office:annotation>
            <text:p>D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table:formula="of:=[$februar.$W$11]" office:value-type="string" office:string-value="X" calcext:value-type="string">
            <text:p>X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6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26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26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126" table:formula="of:=COUNTIF([.C30:.K30];&quot;11-19&quot;)+COUNTIF([.C30:.K30];&quot;2&quot;)" office:value-type="float" office:value="0" calcext:value-type="float">
            <text:p>0</text:p>
          </table:table-cell>
          <table:table-cell table:style-name="ce126" table:formula="of:=COUNTIF([.C30:.K30];&quot;U&quot;)+COUNTIF([.C30:.K30];&quot;U☻&quot;)" office:value-type="float" office:value="0" calcext:value-type="float">
            <text:p>0</text:p>
          </table:table-cell>
          <table:table-cell table:style-name="ce126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128" table:formula="of:=COUNTBLANK([.C30:.K30])" office:value-type="float" office:value="1" calcext:value-type="float">
            <text:p>1</text:p>
          </table:table-cell>
          <table:table-cell table:style-name="ce129" table:formula="of:=COUNTIF([.C30:.K30];&quot;x&quot;)" office:value-type="float" office:value="1" calcext:value-type="float">
            <text:p>1</text:p>
          </table:table-cell>
          <table:table-cell table:style-name="ce13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0-30" calcext:value-type="date">
            <text:p>30. X. 08</text:p>
          </table:table-cell>
          <table:table-cell table:style-name="ce121" table:formula="of:=TEXT([.A31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51☻</text:p>
          </table:table-cell>
          <table:table-cell table:style-name="ce3" table:formula="of:=[$februar.$W$11]" office:value-type="string" office:string-value="X" calcext:value-type="string">
            <text:p>X</text:p>
          </table:table-cell>
          <table:table-cell table:style-name="ce3" office:value-type="string" calcext:value-type="string">
            <text:p>SO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8" office:value-type="string" calcext:value-type="string">
            <text:p>52$</text:p>
          </table:table-cell>
          <table:table-cell table:style-name="ce3" office:value-type="string" calcext:value-type="string">
            <text:p>D</text:p>
          </table:table-cell>
          <table:table-cell table:style-name="ce15"/>
          <table:table-cell table:style-name="ce3" table:formula="of:=[$februar.$W$10]" office:value-type="string" office:string-value="11-19" calcext:value-type="string">
            <text:p>11-19</text:p>
          </table:table-cell>
          <table:table-cell table:style-name="ce2" table:formula="of:=[$februar.$W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6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26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26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126" table:formula="of:=COUNTIF([.C31:.K31];&quot;11-19&quot;)+COUNTIF([.C31:.K31];&quot;2&quot;)" office:value-type="float" office:value="1" calcext:value-type="float">
            <text:p>1</text:p>
          </table:table-cell>
          <table:table-cell table:style-name="ce126" table:formula="of:=COUNTIF([.C31:.K31];&quot;U&quot;)+COUNTIF([.C31:.K31];&quot;U☻&quot;)" office:value-type="float" office:value="0" calcext:value-type="float">
            <text:p>0</text:p>
          </table:table-cell>
          <table:table-cell table:style-name="ce126" table:formula="of:=COUNTIF([.C31:.K31];&quot;KVIT&quot;)+COUNTIF([.C31:.K31];&quot;KVIT☻&quot;)" office:value-type="float" office:value="2" calcext:value-type="float">
            <text:p>2</text:p>
          </table:table-cell>
          <table:table-cell table:style-name="ce128" table:formula="of:=COUNTBLANK([.C31:.K31])" office:value-type="float" office:value="1" calcext:value-type="float">
            <text:p>1</text:p>
          </table:table-cell>
          <table:table-cell table:style-name="ce129" table:formula="of:=COUNTIF([.C31:.K31];&quot;x&quot;)" office:value-type="float" office:value="1" calcext:value-type="float">
            <text:p>1</text:p>
          </table:table-cell>
          <table:table-cell table:style-name="ce13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0-31" calcext:value-type="date">
            <text:p>31. X. 08</text:p>
          </table:table-cell>
          <table:table-cell table:style-name="ce122" table:formula="of:=TEXT([.A32];&quot;Ddd&quot;)" office:value-type="string" office:string-value="pet" calcext:value-type="string">
            <text:p>pet</text:p>
          </table:table-cell>
          <table:table-cell table:style-name="ce21"/>
          <table:table-cell table:style-name="ce72"/>
          <table:table-cell table:style-name="ce21" table:number-columns-repeated="2"/>
          <table:table-cell table:style-name="ce6" office:value-type="string" calcext:value-type="string">
            <text:p>☻</text:p>
          </table:table-cell>
          <table:table-cell table:style-name="ce21"/>
          <table:table-cell table:style-name="ce28"/>
          <table:table-cell table:style-name="ce21" table:number-columns-repeated="2"/>
          <table:table-cell table:style-name="ce34" office:value-type="string" calcext:value-type="string">
            <text:p>MŠŠ</text:p>
          </table:table-cell>
          <table:table-cell table:style-name="ce126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26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126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26" table:formula="of:=COUNTIF([.C32:.K32];&quot;11-19&quot;)+COUNTIF([.C32:.K32];&quot;2&quot;)" office:value-type="float" office:value="0" calcext:value-type="float">
            <text:p>0</text:p>
          </table:table-cell>
          <table:table-cell table:style-name="ce126" table:formula="of:=COUNTIF([.C32:.K32];&quot;U&quot;)+COUNTIF([.C32:.K32];&quot;U☻&quot;)" office:value-type="float" office:value="0" calcext:value-type="float">
            <text:p>0</text:p>
          </table:table-cell>
          <table:table-cell table:style-name="ce126" table:formula="of:=COUNTIF([.C32:.K32];&quot;KVIT&quot;)+COUNTIF([.C32:.K32];&quot;KVIT☻&quot;)" office:value-type="float" office:value="0" calcext:value-type="float">
            <text:p>0</text:p>
          </table:table-cell>
          <table:table-cell table:style-name="ce128" table:formula="of:=COUNTBLANK([.C32:.K32])" office:value-type="float" office:value="8" calcext:value-type="float">
            <text:p>8</text:p>
          </table:table-cell>
          <table:table-cell table:style-name="ce129" table:formula="of:=COUNTIF([.C32:.K32];&quot;x&quot;)" office:value-type="float" office:value="0" calcext:value-type="float">
            <text:p>0</text:p>
          </table:table-cell>
          <table:table-cell table:style-name="ce13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18"/>
          <table:table-cell table:style-name="ce1" table:number-columns-repeated="10"/>
          <table:table-cell table:style-name="ce36" table:number-columns-repeated="7"/>
          <table:table-cell table:style-name="ce14" table:number-columns-repeated="2"/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36" table:number-columns-repeated="8"/>
          <table:table-cell table:style-name="ce14" table:number-columns-repeated="237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14"/>
          <table:table-cell table:style-name="ce36" table:number-columns-repeated="7"/>
          <table:table-cell table:style-name="ce14" table:number-columns-repeated="237"/>
          <table:table-cell table:number-columns-repeated="768"/>
        </table:table-row>
        <table:table-row table:style-name="ro7">
          <table:table-cell table:style-name="ce14"/>
          <table:table-cell table:style-name="ce123" office:value-type="string" calcext:value-type="string">
            <text:p>$</text:p>
          </table:table-cell>
          <table:table-cell table:style-name="ce14" table:formula="of:=COUNTIF([.C2:.C32];&quot;51$&quot;)+COUNTIF([.C2:.C32];&quot;52$&quot;)" office:value-type="float" office:value="4" calcext:value-type="float">
            <text:p>4</text:p>
          </table:table-cell>
          <table:table-cell table:style-name="ce14" table:formula="of:=COUNTIF([.D2:.D32];&quot;51$&quot;)+COUNTIF([.D2:.D32];&quot;52$&quot;)" office:value-type="float" office:value="3" calcext:value-type="float">
            <text:p>3</text:p>
          </table:table-cell>
          <table:table-cell table:style-name="ce14" table:formula="of:=COUNTIF([.E2:.E32];&quot;51$&quot;)+COUNTIF([.E2:.E32];&quot;52$&quot;)" office:value-type="float" office:value="2" calcext:value-type="float">
            <text:p>2</text:p>
          </table:table-cell>
          <table:table-cell table:style-name="ce14" table:formula="of:=COUNTIF([.F2:.F32];&quot;51$&quot;)+COUNTIF([.F2:.F32];&quot;52$&quot;)" office:value-type="float" office:value="2" calcext:value-type="float">
            <text:p>2</text:p>
          </table:table-cell>
          <table:table-cell table:style-name="ce14" table:formula="of:=COUNTIF([.G2:.G32];&quot;51$&quot;)+COUNTIF([.G2:.G32];&quot;52$&quot;)" office:value-type="float" office:value="3" calcext:value-type="float">
            <text:p>3</text:p>
          </table:table-cell>
          <table:table-cell table:style-name="ce14" table:formula="of:=COUNTIF([.H2:.H32];&quot;51$&quot;)+COUNTIF([.H2:.H32];&quot;52$&quot;)" office:value-type="float" office:value="2" calcext:value-type="float">
            <text:p>2</text:p>
          </table:table-cell>
          <table:table-cell table:style-name="ce14" table:formula="of:=COUNTIF([.I2:.I32];&quot;51$&quot;)+COUNTIF([.I2:.I32];&quot;52$&quot;)" office:value-type="float" office:value="0" calcext:value-type="float">
            <text:p>0</text:p>
          </table:table-cell>
          <table:table-cell table:style-name="ce14" table:formula="of:=COUNTIF([.J2:.J32];&quot;51$&quot;)+COUNTIF([.J2:.J32];&quot;52$&quot;)" office:value-type="float" office:value="1" calcext:value-type="float">
            <text:p>1</text:p>
          </table:table-cell>
          <table:table-cell table:style-name="ce14" table:formula="of:=COUNTIF([.K2:.K32];&quot;51$&quot;)+COUNTIF([.K2:.K32];&quot;52$&quot;)" office:value-type="float" office:value="2" calcext:value-type="float">
            <text:p>2</text:p>
          </table:table-cell>
          <table:table-cell table:style-name="ce14"/>
          <table:table-cell table:style-name="ce36" table:number-columns-repeated="7"/>
          <table:table-cell table:style-name="ce14" table:number-columns-repeated="5"/>
          <table:table-cell table:style-name="ce38" table:number-columns-repeated="232"/>
          <table:table-cell table:number-columns-repeated="768"/>
        </table:table-row>
        <table:table-row table:style-name="ro1" table:number-rows-repeated="123">
          <table:table-cell table:style-name="ce1" table:number-columns-repeated="12"/>
          <table:table-cell table:style-name="ce36" table:number-columns-repeated="7"/>
          <table:table-cell table:style-name="ce14" table:number-columns-repeated="2"/>
          <table:table-cell table:style-name="ce1" table:number-columns-repeated="3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 table:number-rows-repeated="875">
          <table:table-cell table:number-columns-repeated="12"/>
          <table:table-cell table:style-name="ce38" table:number-columns-repeated="9"/>
          <table:table-cell table:number-columns-repeated="1003"/>
        </table:table-row>
        <table:table-row table:style-name="ro2" table:number-rows-repeated="64500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oktober.B2:oktober.B32">
            <calcext:condition calcext:apply-style-name="ConditionalStyle_101" calcext:value="=&quot;sob&quot;" calcext:base-cell-address="oktober.B2"/>
            <calcext:condition calcext:apply-style-name="ConditionalStyle_102" calcext:value="=&quot;ned&quot;" calcext:base-cell-address="oktober.B2"/>
          </calcext:conditional-format>
          <calcext:conditional-format calcext:target-range-address="oktober.M2:oktober.M4">
            <calcext:condition calcext:apply-style-name="ConditionalStyle_103" calcext:value="&lt;1" calcext:base-cell-address="oktober.M2"/>
            <calcext:condition calcext:apply-style-name="ConditionalStyle_104" calcext:value="&gt;1" calcext:base-cell-address="oktober.M2"/>
          </calcext:conditional-format>
          <calcext:conditional-format calcext:target-range-address="oktober.N2:oktober.R2 oktober.O3:oktober.R4 oktober.M5:oktober.R32">
            <calcext:condition calcext:apply-style-name="ConditionalStyle_105" calcext:value="&lt;1" calcext:base-cell-address="oktober.M5"/>
            <calcext:condition calcext:apply-style-name="ConditionalStyle_106" calcext:value="&gt;1" calcext:base-cell-address="oktober.M5"/>
          </calcext:conditional-format>
          <calcext:conditional-format calcext:target-range-address="oktober.S2:oktober.S32">
            <calcext:condition calcext:apply-style-name="ConditionalStyle_107" calcext:value="!=0" calcext:base-cell-address="oktober.S2"/>
          </calcext:conditional-format>
          <calcext:conditional-format calcext:target-range-address="oktober.T2:oktober.T32">
            <calcext:condition calcext:apply-style-name="ConditionalStyle_108" calcext:value="=1" calcext:base-cell-address="oktober.T2"/>
            <calcext:condition calcext:apply-style-name="ConditionalStyle_109" calcext:value="&gt;1" calcext:base-cell-address="oktober.T2"/>
          </calcext:conditional-format>
          <calcext:conditional-format calcext:target-range-address="oktober.U2:oktober.U32">
            <calcext:condition calcext:apply-style-name="ConditionalStyle_110" calcext:value="&lt;2" calcext:base-cell-address="oktober.U2"/>
            <calcext:condition calcext:apply-style-name="ConditionalStyle_111" calcext:value="&gt;2" calcext:base-cell-address="oktober.U2"/>
          </calcext:conditional-format>
        </calcext:conditional-formats>
      </table:table>
      <table:table table:name="november" table:style-name="ta12"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14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24" table:default-cell-style-name="ce9"/>
        <table:table-column table:style-name="co1" table:number-columns-repeated="3" table:default-cell-style-name="ce9"/>
        <table:table-column table:style-name="co2" table:default-cell-style-name="ce9"/>
        <table:table-column table:style-name="co25" table:number-columns-repeated="11" table:default-cell-style-name="ce9"/>
        <table:table-column table:style-name="co2" table:number-columns-repeated="220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34" office:value-type="string" calcext:value-type="string">
            <text:p>KOS</text:p>
          </table:table-cell>
          <table:table-cell table:style-name="ce34" office:value-type="string" calcext:value-type="string">
            <text:p>ŠOŠ</text:p>
          </table:table-cell>
          <table:table-cell table:style-name="ce34" office:value-type="string" calcext:value-type="string">
            <text:p>PIN</text:p>
          </table:table-cell>
          <table:table-cell table:style-name="ce34" office:value-type="string" calcext:value-type="string">
            <text:p>KON</text:p>
          </table:table-cell>
          <table:table-cell table:style-name="ce34" office:value-type="string" calcext:value-type="string">
            <text:p>KNE</text:p>
          </table:table-cell>
          <table:table-cell table:style-name="ce34" office:value-type="string" calcext:value-type="string">
            <text:p>HOL</text:p>
          </table:table-cell>
          <table:table-cell table:style-name="ce34" office:value-type="string" calcext:value-type="string">
            <text:p>STO</text:p>
          </table:table-cell>
          <table:table-cell table:style-name="ce34" office:value-type="string" calcext:value-type="string">
            <text:p>DAN</text:p>
          </table:table-cell>
          <table:table-cell table:style-name="ce34" office:value-type="string" calcext:value-type="string">
            <text:p>MŠŠ</text:p>
          </table:table-cell>
          <table:table-cell table:style-name="ce12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/>
          <table:table-cell table:style-name="ce1" table:number-columns-repeated="2"/>
          <table:table-cell table:number-columns-repeated="12"/>
          <table:table-cell table:style-name="ce1" table:number-columns-repeated="220"/>
          <table:table-cell table:number-columns-repeated="768"/>
        </table:table-row>
        <table:table-row table:style-name="ro5">
          <table:table-cell table:style-name="ce11" office:value-type="date" office:date-value="2008-11-01" calcext:value-type="date">
            <text:p>1. XI. 08</text:p>
          </table:table-cell>
          <table:table-cell table:style-name="ce131" table:formula="of:=TEXT([.A2];&quot;Ddd&quot;)" office:value-type="string" office:string-value="sob" calcext:value-type="string">
            <text:p>sob</text:p>
          </table:table-cell>
          <table:table-cell table:style-name="ce91"/>
          <table:table-cell table:style-name="ce21"/>
          <table:table-cell table:style-name="ce20"/>
          <table:table-cell table:style-name="ce28"/>
          <table:table-cell table:style-name="ce72" table:number-columns-repeated="2"/>
          <table:table-cell table:style-name="ce28"/>
          <table:table-cell table:style-name="ce21"/>
          <table:table-cell table:style-name="ce6" table:formula="of:=[$februar.$W$14]" office:value-type="string" office:string-value="☻" calcext:value-type="string">
            <office:annotation draw:style-name="gr39" draw:text-style-name="P4" svg:width="2.863cm" svg:height="1.017cm" svg:x="15.095cm" svg:y="-0.013cm" draw:caption-point-x="-0.232cm" draw:caption-point-y="0.725cm">
              <dc:date>2022-03-21T00:00:00</dc:date>
              <text:p text:style-name="P3">dežurno 1. in 2. november</text:p>
            </office:annotation>
            <text:p>☻</text:p>
          </table:table-cell>
          <table:table-cell table:style-name="ce34" office:value-type="string" calcext:value-type="string">
            <text:p>KON</text:p>
          </table:table-cell>
          <table:table-cell table:style-name="ce133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34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134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134" table:formula="of:=COUNTIF([.C2:.K2];&quot;11-19&quot;)+COUNTIF([.C2:.K2];&quot;2&quot;)" office:value-type="float" office:value="0" calcext:value-type="float">
            <text:p>0</text:p>
          </table:table-cell>
          <table:table-cell table:style-name="ce134" table:formula="of:=COUNTIF([.C2:.K2];&quot;U&quot;)+COUNTIF([.C2:.K2];&quot;U☻&quot;)" office:value-type="float" office:value="0" calcext:value-type="float">
            <text:p>0</text:p>
          </table:table-cell>
          <table:table-cell table:style-name="ce134" table:formula="of:=COUNTIF([.C2:.K2];&quot;KVIT&quot;)+COUNTIF([.C2:.K2];&quot;KVIT☻&quot;)" office:value-type="float" office:value="0" calcext:value-type="float">
            <text:p>0</text:p>
          </table:table-cell>
          <table:table-cell table:style-name="ce135" table:formula="of:=COUNTBLANK([.C2:.K2])" office:value-type="float" office:value="8" calcext:value-type="float">
            <text:p>8</text:p>
          </table:table-cell>
          <table:table-cell table:style-name="ce136" table:formula="of:=COUNTIF([.C2:.K2];&quot;x&quot;)" office:value-type="float" office:value="0" calcext:value-type="float">
            <text:p>0</text:p>
          </table:table-cell>
          <table:table-cell table:style-name="ce137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"/>
          <table:table-cell table:number-columns-repeated="12"/>
          <table:table-cell table:style-name="ce1" table:number-columns-repeated="220"/>
          <table:table-cell table:number-columns-repeated="768"/>
        </table:table-row>
        <table:table-row table:style-name="ro5">
          <table:table-cell table:style-name="ce11" office:value-type="date" office:date-value="2008-11-02" calcext:value-type="date">
            <text:p>2. XI. 08</text:p>
          </table:table-cell>
          <table:table-cell table:style-name="ce131" table:formula="of:=TEXT([.A3];&quot;Ddd&quot;)" office:value-type="string" office:string-value="ned" calcext:value-type="string">
            <text:p>ned</text:p>
          </table:table-cell>
          <table:table-cell table:style-name="ce91"/>
          <table:table-cell table:style-name="ce21"/>
          <table:table-cell table:style-name="ce20"/>
          <table:table-cell table:style-name="ce28"/>
          <table:table-cell table:style-name="ce72" table:number-columns-repeated="2"/>
          <table:table-cell table:style-name="ce28"/>
          <table:table-cell table:style-name="ce21"/>
          <table:table-cell table:style-name="ce6" table:formula="of:=[$februar.$W$14]" office:value-type="string" office:string-value="☻" calcext:value-type="string">
            <office:annotation draw:style-name="gr39" draw:text-style-name="P4" svg:width="2.863cm" svg:height="1.017cm" svg:x="15.095cm" svg:y="-0.013cm" draw:caption-point-x="-0.232cm" draw:caption-point-y="1.427cm">
              <dc:date>2022-03-21T00:00:00</dc:date>
              <text:p text:style-name="P3">dežurno 1. in 2. november</text:p>
            </office:annotation>
            <text:p>☻</text:p>
          </table:table-cell>
          <table:table-cell table:style-name="ce34" office:value-type="string" calcext:value-type="string">
            <text:p>KON</text:p>
          </table:table-cell>
          <table:table-cell table:style-name="ce133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34" table:formula="of:=COUNTIF([.C3:.K3];&quot;51&quot;)+COUNTIF([.C3:.K3];&quot;51$&quot;)+COUNTIF([.C3:.K3];&quot;51☻&quot;)" office:value-type="float" office:value="0" calcext:value-type="float">
            <text:p>0</text:p>
          </table:table-cell>
          <table:table-cell table:style-name="ce134" table:formula="of:=COUNTIF([.C3:.K3];&quot;52&quot;)+COUNTIF([.C3:.K3];&quot;52$&quot;)+COUNTIF([.C3:.K3];&quot;52☻&quot;)" office:value-type="float" office:value="0" calcext:value-type="float">
            <text:p>0</text:p>
          </table:table-cell>
          <table:table-cell table:style-name="ce134" table:formula="of:=COUNTIF([.C3:.K3];&quot;11-19&quot;)+COUNTIF([.C3:.K3];&quot;2&quot;)" office:value-type="float" office:value="0" calcext:value-type="float">
            <text:p>0</text:p>
          </table:table-cell>
          <table:table-cell table:style-name="ce134" table:formula="of:=COUNTIF([.C3:.K3];&quot;U&quot;)+COUNTIF([.C3:.K3];&quot;U☻&quot;)" office:value-type="float" office:value="0" calcext:value-type="float">
            <text:p>0</text:p>
          </table:table-cell>
          <table:table-cell table:style-name="ce134" table:formula="of:=COUNTIF([.C3:.K3];&quot;KVIT&quot;)+COUNTIF([.C3:.K3];&quot;KVIT☻&quot;)" office:value-type="float" office:value="0" calcext:value-type="float">
            <text:p>0</text:p>
          </table:table-cell>
          <table:table-cell table:style-name="ce135" table:formula="of:=COUNTBLANK([.C3:.K3])" office:value-type="float" office:value="8" calcext:value-type="float">
            <text:p>8</text:p>
          </table:table-cell>
          <table:table-cell table:style-name="ce136" table:formula="of:=COUNTIF([.C3:.K3];&quot;x&quot;)" office:value-type="float" office:value="0" calcext:value-type="float">
            <text:p>0</text:p>
          </table:table-cell>
          <table:table-cell table:style-name="ce137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03" calcext:value-type="date">
            <text:p>3. XI. 08</text:p>
          </table:table-cell>
          <table:table-cell table:style-name="ce132" table:formula="of:=TEXT([.A4];&quot;Ddd&quot;)" office:value-type="string" office:string-value="pon" calcext:value-type="string">
            <text:p>pon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8" office:value-type="string" calcext:value-type="string">
            <text:p>51$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2"/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133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34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34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34" table:formula="of:=COUNTIF([.C4:.K4];&quot;11-19&quot;)+COUNTIF([.C4:.K4];&quot;2&quot;)" office:value-type="float" office:value="1" calcext:value-type="float">
            <text:p>1</text:p>
          </table:table-cell>
          <table:table-cell table:style-name="ce134" table:formula="of:=COUNTIF([.C4:.K4];&quot;U&quot;)+COUNTIF([.C4:.K4];&quot;U☻&quot;)" office:value-type="float" office:value="1" calcext:value-type="float">
            <text:p>1</text:p>
          </table:table-cell>
          <table:table-cell table:style-name="ce134" table:formula="of:=COUNTIF([.C4:.K4];&quot;KVIT&quot;)+COUNTIF([.C4:.K4];&quot;KVIT☻&quot;)" office:value-type="float" office:value="3" calcext:value-type="float">
            <text:p>3</text:p>
          </table:table-cell>
          <table:table-cell table:style-name="ce135" table:formula="of:=COUNTBLANK([.C4:.K4])" office:value-type="float" office:value="1" calcext:value-type="float">
            <text:p>1</text:p>
          </table:table-cell>
          <table:table-cell table:style-name="ce136" table:formula="of:=COUNTIF([.C4:.K4];&quot;x&quot;)" office:value-type="float" office:value="0" calcext:value-type="float">
            <text:p>0</text:p>
          </table:table-cell>
          <table:table-cell table:style-name="ce137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04" calcext:value-type="date">
            <text:p>4. XI. 08</text:p>
          </table:table-cell>
          <table:table-cell table:style-name="ce132" table:formula="of:=TEXT([.A5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3" office:value-type="string" calcext:value-type="string">
            <text:p>U</text:p>
          </table:table-cell>
          <table:table-cell table:style-name="ce3"/>
          <table:table-cell table:style-name="ce2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13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34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34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134" table:formula="of:=COUNTIF([.C5:.K5];&quot;11-19&quot;)+COUNTIF([.C5:.K5];&quot;2&quot;)" office:value-type="float" office:value="1" calcext:value-type="float">
            <text:p>1</text:p>
          </table:table-cell>
          <table:table-cell table:style-name="ce134" table:formula="of:=COUNTIF([.C5:.K5];&quot;U&quot;)+COUNTIF([.C5:.K5];&quot;U☻&quot;)" office:value-type="float" office:value="1" calcext:value-type="float">
            <text:p>1</text:p>
          </table:table-cell>
          <table:table-cell table:style-name="ce134" table:formula="of:=COUNTIF([.C5:.K5];&quot;KVIT&quot;)+COUNTIF([.C5:.K5];&quot;KVIT☻&quot;)" office:value-type="float" office:value="3" calcext:value-type="float">
            <text:p>3</text:p>
          </table:table-cell>
          <table:table-cell table:style-name="ce135" table:formula="of:=COUNTBLANK([.C5:.K5])" office:value-type="float" office:value="1" calcext:value-type="float">
            <text:p>1</text:p>
          </table:table-cell>
          <table:table-cell table:style-name="ce136" table:formula="of:=COUNTIF([.C5:.K5];&quot;x&quot;)" office:value-type="float" office:value="1" calcext:value-type="float">
            <text:p>1</text:p>
          </table:table-cell>
          <table:table-cell table:style-name="ce137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05" calcext:value-type="date">
            <text:p>5. XI. 08</text:p>
          </table:table-cell>
          <table:table-cell table:style-name="ce132" table:formula="of:=TEXT([.A6];&quot;Ddd&quot;)" office:value-type="string" office:string-value="sre" calcext:value-type="string">
            <text:p>sre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3"/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13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34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134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134" table:formula="of:=COUNTIF([.C6:.K6];&quot;11-19&quot;)+COUNTIF([.C6:.K6];&quot;2&quot;)" office:value-type="float" office:value="1" calcext:value-type="float">
            <text:p>1</text:p>
          </table:table-cell>
          <table:table-cell table:style-name="ce134" table:formula="of:=COUNTIF([.C6:.K6];&quot;U&quot;)+COUNTIF([.C6:.K6];&quot;U☻&quot;)" office:value-type="float" office:value="1" calcext:value-type="float">
            <text:p>1</text:p>
          </table:table-cell>
          <table:table-cell table:style-name="ce134" table:formula="of:=COUNTIF([.C6:.K6];&quot;KVIT&quot;)+COUNTIF([.C6:.K6];&quot;KVIT☻&quot;)" office:value-type="float" office:value="3" calcext:value-type="float">
            <text:p>3</text:p>
          </table:table-cell>
          <table:table-cell table:style-name="ce135" table:formula="of:=COUNTBLANK([.C6:.K6])" office:value-type="float" office:value="1" calcext:value-type="float">
            <text:p>1</text:p>
          </table:table-cell>
          <table:table-cell table:style-name="ce136" table:formula="of:=COUNTIF([.C6:.K6];&quot;x&quot;)" office:value-type="float" office:value="1" calcext:value-type="float">
            <text:p>1</text:p>
          </table:table-cell>
          <table:table-cell table:style-name="ce137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06" calcext:value-type="date">
            <text:p>6. XI. 08</text:p>
          </table:table-cell>
          <table:table-cell table:style-name="ce132" table:formula="of:=TEXT([.A7];&quot;Ddd&quot;)" office:value-type="string" office:string-value="čet" calcext:value-type="string">
            <text:p>čet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2" office:value-type="string" calcext:value-type="string">
            <text:p>52☻</text:p>
          </table:table-cell>
          <table:table-cell table:style-name="ce2"/>
          <table:table-cell table:style-name="ce3" office:value-type="string" calcext:value-type="string">
            <text:p>11-19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13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34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134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134" table:formula="of:=COUNTIF([.C7:.K7];&quot;11-19&quot;)+COUNTIF([.C7:.K7];&quot;2&quot;)" office:value-type="float" office:value="1" calcext:value-type="float">
            <text:p>1</text:p>
          </table:table-cell>
          <table:table-cell table:style-name="ce134" table:formula="of:=COUNTIF([.C7:.K7];&quot;U&quot;)+COUNTIF([.C7:.K7];&quot;U☻&quot;)" office:value-type="float" office:value="1" calcext:value-type="float">
            <text:p>1</text:p>
          </table:table-cell>
          <table:table-cell table:style-name="ce134" table:formula="of:=COUNTIF([.C7:.K7];&quot;KVIT&quot;)+COUNTIF([.C7:.K7];&quot;KVIT☻&quot;)" office:value-type="float" office:value="2" calcext:value-type="float">
            <text:p>2</text:p>
          </table:table-cell>
          <table:table-cell table:style-name="ce135" table:formula="of:=COUNTBLANK([.C7:.K7])" office:value-type="float" office:value="1" calcext:value-type="float">
            <text:p>1</text:p>
          </table:table-cell>
          <table:table-cell table:style-name="ce136" table:formula="of:=COUNTIF([.C7:.K7];&quot;x&quot;)" office:value-type="float" office:value="1" calcext:value-type="float">
            <text:p>1</text:p>
          </table:table-cell>
          <table:table-cell table:style-name="ce137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07" calcext:value-type="date">
            <text:p>7. XI. 08</text:p>
          </table:table-cell>
          <table:table-cell table:style-name="ce132" table:formula="of:=TEXT([.A8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office:annotation draw:style-name="gr51" draw:text-style-name="P4" svg:width="2.73cm" svg:height="2.728cm" svg:x="4.692cm" svg:y="3.038cm" draw:caption-point-x="-0.243cm" draw:caption-point-y="1.886cm">
              <dc:date>2022-03-21T00:00:00</dc:date>
              <text:p text:style-name="P3">ne razpišeš v dežurstvo, pripravljenost ali popoldne v petek, 7. novembra. 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15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13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34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34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34" table:formula="of:=COUNTIF([.C8:.K8];&quot;11-19&quot;)+COUNTIF([.C8:.K8];&quot;2&quot;)" office:value-type="float" office:value="1" calcext:value-type="float">
            <text:p>1</text:p>
          </table:table-cell>
          <table:table-cell table:style-name="ce134" table:formula="of:=COUNTIF([.C8:.K8];&quot;U&quot;)+COUNTIF([.C8:.K8];&quot;U☻&quot;)" office:value-type="float" office:value="1" calcext:value-type="float">
            <text:p>1</text:p>
          </table:table-cell>
          <table:table-cell table:style-name="ce134" table:formula="of:=COUNTIF([.C8:.K8];&quot;KVIT&quot;)+COUNTIF([.C8:.K8];&quot;KVIT☻&quot;)" office:value-type="float" office:value="2" calcext:value-type="float">
            <text:p>2</text:p>
          </table:table-cell>
          <table:table-cell table:style-name="ce135" table:formula="of:=COUNTBLANK([.C8:.K8])" office:value-type="float" office:value="1" calcext:value-type="float">
            <text:p>1</text:p>
          </table:table-cell>
          <table:table-cell table:style-name="ce136" table:formula="of:=COUNTIF([.C8:.K8];&quot;x&quot;)" office:value-type="float" office:value="1" calcext:value-type="float">
            <text:p>1</text:p>
          </table:table-cell>
          <table:table-cell table:style-name="ce137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1-08" calcext:value-type="date">
            <text:p>8. XI. 08</text:p>
          </table:table-cell>
          <table:table-cell table:style-name="ce131" table:formula="of:=TEXT([.A9];&quot;Ddd&quot;)" office:value-type="string" office:string-value="sob" calcext:value-type="string">
            <text:p>sob</text:p>
          </table:table-cell>
          <table:table-cell table:style-name="ce20"/>
          <table:table-cell table:style-name="ce21" table:number-columns-repeated="4"/>
          <table:table-cell table:style-name="ce72"/>
          <table:table-cell table:style-name="ce28"/>
          <table:table-cell table:style-name="ce21"/>
          <table:table-cell table:style-name="ce6" office:value-type="string" calcext:value-type="string">
            <text:p>☻</text:p>
          </table:table-cell>
          <table:table-cell table:style-name="ce34" office:value-type="string" calcext:value-type="string">
            <text:p>KON</text:p>
          </table:table-cell>
          <table:table-cell table:style-name="ce13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34" table:formula="of:=COUNTIF([.C9:.K9];&quot;51&quot;)+COUNTIF([.C9:.K9];&quot;51$&quot;)+COUNTIF([.C9:.K9];&quot;51☻&quot;)" office:value-type="float" office:value="0" calcext:value-type="float">
            <text:p>0</text:p>
          </table:table-cell>
          <table:table-cell table:style-name="ce134" table:formula="of:=COUNTIF([.C9:.K9];&quot;52&quot;)+COUNTIF([.C9:.K9];&quot;52$&quot;)+COUNTIF([.C9:.K9];&quot;52☻&quot;)" office:value-type="float" office:value="0" calcext:value-type="float">
            <text:p>0</text:p>
          </table:table-cell>
          <table:table-cell table:style-name="ce134" table:formula="of:=COUNTIF([.C9:.K9];&quot;11-19&quot;)+COUNTIF([.C9:.K9];&quot;2&quot;)" office:value-type="float" office:value="0" calcext:value-type="float">
            <text:p>0</text:p>
          </table:table-cell>
          <table:table-cell table:style-name="ce134" table:formula="of:=COUNTIF([.C9:.K9];&quot;U&quot;)+COUNTIF([.C9:.K9];&quot;U☻&quot;)" office:value-type="float" office:value="0" calcext:value-type="float">
            <text:p>0</text:p>
          </table:table-cell>
          <table:table-cell table:style-name="ce134" table:formula="of:=COUNTIF([.C9:.K9];&quot;KVIT&quot;)+COUNTIF([.C9:.K9];&quot;KVIT☻&quot;)" office:value-type="float" office:value="0" calcext:value-type="float">
            <text:p>0</text:p>
          </table:table-cell>
          <table:table-cell table:style-name="ce135" table:formula="of:=COUNTBLANK([.C9:.K9])" office:value-type="float" office:value="8" calcext:value-type="float">
            <text:p>8</text:p>
          </table:table-cell>
          <table:table-cell table:style-name="ce136" table:formula="of:=COUNTIF([.C9:.K9];&quot;x&quot;)" office:value-type="float" office:value="0" calcext:value-type="float">
            <text:p>0</text:p>
          </table:table-cell>
          <table:table-cell table:style-name="ce137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 calcext:value-type="float">
            <text:p>0</text:p>
          </table:table-cell>
          <table:table-cell table:style-name="ce14"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1-09" calcext:value-type="date">
            <text:p>9. XI. 08</text:p>
          </table:table-cell>
          <table:table-cell table:style-name="ce131" table:formula="of:=TEXT([.A10];&quot;Ddd&quot;)" office:value-type="string" office:string-value="ned" calcext:value-type="string">
            <text:p>ned</text:p>
          </table:table-cell>
          <table:table-cell table:style-name="ce20"/>
          <table:table-cell table:style-name="ce6" office:value-type="string" calcext:value-type="string">
            <text:p>☻</text:p>
          </table:table-cell>
          <table:table-cell table:style-name="ce21" table:number-columns-repeated="3"/>
          <table:table-cell table:style-name="ce72"/>
          <table:table-cell table:style-name="ce21" table:number-columns-repeated="3"/>
          <table:table-cell table:style-name="ce34" office:value-type="string" calcext:value-type="string">
            <text:p>KON</text:p>
          </table:table-cell>
          <table:table-cell table:style-name="ce13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34" table:formula="of:=COUNTIF([.C10:.K10];&quot;51&quot;)+COUNTIF([.C10:.K10];&quot;51$&quot;)+COUNTIF([.C10:.K10];&quot;51☻&quot;)" office:value-type="float" office:value="0" calcext:value-type="float">
            <text:p>0</text:p>
          </table:table-cell>
          <table:table-cell table:style-name="ce134" table:formula="of:=COUNTIF([.C10:.K10];&quot;52&quot;)+COUNTIF([.C10:.K10];&quot;52$&quot;)+COUNTIF([.C10:.K10];&quot;52☻&quot;)" office:value-type="float" office:value="0" calcext:value-type="float">
            <text:p>0</text:p>
          </table:table-cell>
          <table:table-cell table:style-name="ce134" table:formula="of:=COUNTIF([.C10:.K10];&quot;11-19&quot;)+COUNTIF([.C10:.K10];&quot;2&quot;)" office:value-type="float" office:value="0" calcext:value-type="float">
            <text:p>0</text:p>
          </table:table-cell>
          <table:table-cell table:style-name="ce134" table:formula="of:=COUNTIF([.C10:.K10];&quot;U&quot;)+COUNTIF([.C10:.K10];&quot;U☻&quot;)" office:value-type="float" office:value="0" calcext:value-type="float">
            <text:p>0</text:p>
          </table:table-cell>
          <table:table-cell table:style-name="ce134" table:formula="of:=COUNTIF([.C10:.K10];&quot;KVIT&quot;)+COUNTIF([.C10:.K10];&quot;KVIT☻&quot;)" office:value-type="float" office:value="0" calcext:value-type="float">
            <text:p>0</text:p>
          </table:table-cell>
          <table:table-cell table:style-name="ce135" table:formula="of:=COUNTBLANK([.C10:.K10])" office:value-type="float" office:value="8" calcext:value-type="float">
            <text:p>8</text:p>
          </table:table-cell>
          <table:table-cell table:style-name="ce136" table:formula="of:=COUNTIF([.C10:.K10];&quot;x&quot;)" office:value-type="float" office:value="0" calcext:value-type="float">
            <text:p>0</text:p>
          </table:table-cell>
          <table:table-cell table:style-name="ce137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0" calcext:value-type="date">
            <text:p>10. XI. 08</text:p>
          </table:table-cell>
          <table:table-cell table:style-name="ce132" table:formula="of:=TEXT([.A11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U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51$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5" office:value-type="string" calcext:value-type="string">
            <text:p>X</text:p>
          </table:table-cell>
          <table:table-cell table:style-name="ce3"/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KON</text:p>
          </table:table-cell>
          <table:table-cell table:style-name="ce13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34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34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34" table:formula="of:=COUNTIF([.C11:.K11];&quot;11-19&quot;)+COUNTIF([.C11:.K11];&quot;2&quot;)" office:value-type="float" office:value="1" calcext:value-type="float">
            <text:p>1</text:p>
          </table:table-cell>
          <table:table-cell table:style-name="ce134" table:formula="of:=COUNTIF([.C11:.K11];&quot;U&quot;)+COUNTIF([.C11:.K11];&quot;U☻&quot;)" office:value-type="float" office:value="1" calcext:value-type="float">
            <text:p>1</text:p>
          </table:table-cell>
          <table:table-cell table:style-name="ce134" table:formula="of:=COUNTIF([.C11:.K11];&quot;KVIT&quot;)+COUNTIF([.C11:.K11];&quot;KVIT☻&quot;)" office:value-type="float" office:value="2" calcext:value-type="float">
            <text:p>2</text:p>
          </table:table-cell>
          <table:table-cell table:style-name="ce135" table:formula="of:=COUNTBLANK([.C11:.K11])" office:value-type="float" office:value="1" calcext:value-type="float">
            <text:p>1</text:p>
          </table:table-cell>
          <table:table-cell table:style-name="ce136" table:formula="of:=COUNTIF([.C11:.K11];&quot;x&quot;)" office:value-type="float" office:value="2" calcext:value-type="float">
            <text:p>2</text:p>
          </table:table-cell>
          <table:table-cell table:style-name="ce137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14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1" calcext:value-type="date">
            <text:p>11. XI. 08</text:p>
          </table:table-cell>
          <table:table-cell table:style-name="ce132" table:formula="of:=TEXT([.A12];&quot;Ddd&quot;)" office:value-type="string" office:string-value="tor" calcext:value-type="string">
            <text:p>tor</text:p>
          </table:table-cell>
          <table:table-cell table:style-name="ce8" office:value-type="string" calcext:value-type="string">
            <text:p>51$</text:p>
          </table:table-cell>
          <table:table-cell table:number-columns-repeated="3"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3" office:value-type="string" calcext:value-type="string">
            <text:p>11-19</text:p>
          </table:table-cell>
          <table:table-cell/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KON</text:p>
          </table:table-cell>
          <table:table-cell table:style-name="ce13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34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34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134" table:formula="of:=COUNTIF([.C12:.K12];&quot;11-19&quot;)+COUNTIF([.C12:.K12];&quot;2&quot;)" office:value-type="float" office:value="1" calcext:value-type="float">
            <text:p>1</text:p>
          </table:table-cell>
          <table:table-cell table:style-name="ce134" table:formula="of:=COUNTIF([.C12:.K12];&quot;U&quot;)+COUNTIF([.C12:.K12];&quot;U☻&quot;)" office:value-type="float" office:value="1" calcext:value-type="float">
            <text:p>1</text:p>
          </table:table-cell>
          <table:table-cell table:style-name="ce134" table:formula="of:=COUNTIF([.C12:.K12];&quot;KVIT&quot;)+COUNTIF([.C12:.K12];&quot;KVIT☻&quot;)" office:value-type="float" office:value="4" calcext:value-type="float">
            <text:p>4</text:p>
          </table:table-cell>
          <table:table-cell table:style-name="ce135" table:formula="of:=COUNTBLANK([.C12:.K12])" office:value-type="float" office:value="1" calcext:value-type="float">
            <text:p>1</text:p>
          </table:table-cell>
          <table:table-cell table:style-name="ce136" table:formula="of:=COUNTIF([.C12:.K12];&quot;x&quot;)" office:value-type="float" office:value="0" calcext:value-type="float">
            <text:p>0</text:p>
          </table:table-cell>
          <table:table-cell table:style-name="ce137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2" calcext:value-type="date">
            <text:p>12. XI. 08</text:p>
          </table:table-cell>
          <table:table-cell table:style-name="ce132" table:formula="of:=TEXT([.A13];&quot;Ddd&quot;)" office:value-type="string" office:string-value="sre" calcext:value-type="string">
            <text:p>sre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2☻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75"/>
          <table:table-cell table:style-name="ce5" office:value-type="string" calcext:value-type="string">
            <text:p>X</text:p>
          </table:table-cell>
          <table:table-cell table:style-name="ce3" table:formula="of:=[$VzorciVnosov.$A$15]" office:value-type="string" office:string-value="SO" calcext:value-type="string">
            <office:annotation draw:style-name="gr28" draw:text-style-name="P4" svg:width="6.09cm" svg:height="2.005cm" svg:x="15.095cm" svg:y="6.538cm" draw:caption-point-x="-0.232cm" draw:caption-point-y="1.896cm">
              <dc:date>2022-03-21T00:00:00</dc:date>
              <text:p text:style-name="P3">od 12. do 15.11. prosim za službeno odsotnost, ker nas Erženova pošilja v</text:p>
              <text:p text:style-name="P3">Mainz za simulacijski center</text:p>
            </office:annotation>
            <text:p>SO</text:p>
          </table:table-cell>
          <table:table-cell table:style-name="ce34" office:value-type="string" calcext:value-type="string">
            <text:p>KON</text:p>
          </table:table-cell>
          <table:table-cell table:style-name="ce13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34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134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134" table:formula="of:=COUNTIF([.C13:.K13];&quot;11-19&quot;)+COUNTIF([.C13:.K13];&quot;2&quot;)" office:value-type="float" office:value="1" calcext:value-type="float">
            <text:p>1</text:p>
          </table:table-cell>
          <table:table-cell table:style-name="ce134" table:formula="of:=COUNTIF([.C13:.K13];&quot;U&quot;)+COUNTIF([.C13:.K13];&quot;U☻&quot;)" office:value-type="float" office:value="1" calcext:value-type="float">
            <text:p>1</text:p>
          </table:table-cell>
          <table:table-cell table:style-name="ce134" table:formula="of:=COUNTIF([.C13:.K13];&quot;KVIT&quot;)+COUNTIF([.C13:.K13];&quot;KVIT☻&quot;)" office:value-type="float" office:value="2" calcext:value-type="float">
            <text:p>2</text:p>
          </table:table-cell>
          <table:table-cell table:style-name="ce135" table:formula="of:=COUNTBLANK([.C13:.K13])" office:value-type="float" office:value="1" calcext:value-type="float">
            <text:p>1</text:p>
          </table:table-cell>
          <table:table-cell table:style-name="ce136" table:formula="of:=COUNTIF([.C13:.K13];&quot;x&quot;)" office:value-type="float" office:value="1" calcext:value-type="float">
            <text:p>1</text:p>
          </table:table-cell>
          <table:table-cell table:style-name="ce137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3" calcext:value-type="date">
            <text:p>13. XI. 08</text:p>
          </table:table-cell>
          <table:table-cell table:style-name="ce132" table:formula="of:=TEXT([.A14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52☻</text:p>
          </table:table-cell>
          <table:table-cell table:style-name="ce8" office:value-type="string" calcext:value-type="string">
            <text:p>51$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52"/>
          <table:table-cell table:style-name="ce3" office:value-type="string" calcext:value-type="string">
            <text:p>11-19</text:p>
          </table:table-cell>
          <table:table-cell table:style-name="ce3" table:formula="of:=[$VzorciVnosov.$A$15]" office:value-type="string" office:string-value="SO" calcext:value-type="string">
            <office:annotation draw:style-name="gr53" draw:text-style-name="P4" svg:width="2.873cm" svg:height="4.048cm" svg:x="15.095cm" svg:y="7.24cm" draw:caption-point-x="-0.232cm" draw:caption-point-y="1.896cm">
              <dc:date>2022-03-21T00:00:00</dc:date>
              <text:p text:style-name="P3">od 12. do 15.11. prosim za službeno odsotnost, ker nas Erženova pošilja v</text:p>
              <text:p text:style-name="P3">Mainz za simulacijski center</text:p>
            </office:annotation>
            <text:p>SO</text:p>
          </table:table-cell>
          <table:table-cell table:style-name="ce34" office:value-type="string" calcext:value-type="string">
            <text:p>KON</text:p>
          </table:table-cell>
          <table:table-cell table:style-name="ce13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34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134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134" table:formula="of:=COUNTIF([.C14:.K14];&quot;11-19&quot;)+COUNTIF([.C14:.K14];&quot;2&quot;)" office:value-type="float" office:value="1" calcext:value-type="float">
            <text:p>1</text:p>
          </table:table-cell>
          <table:table-cell table:style-name="ce134" table:formula="of:=COUNTIF([.C14:.K14];&quot;U&quot;)+COUNTIF([.C14:.K14];&quot;U☻&quot;)" office:value-type="float" office:value="1" calcext:value-type="float">
            <text:p>1</text:p>
          </table:table-cell>
          <table:table-cell table:style-name="ce134" table:formula="of:=COUNTIF([.C14:.K14];&quot;KVIT&quot;)+COUNTIF([.C14:.K14];&quot;KVIT☻&quot;)" office:value-type="float" office:value="2" calcext:value-type="float">
            <text:p>2</text:p>
          </table:table-cell>
          <table:table-cell table:style-name="ce135" table:formula="of:=COUNTBLANK([.C14:.K14])" office:value-type="float" office:value="1" calcext:value-type="float">
            <text:p>1</text:p>
          </table:table-cell>
          <table:table-cell table:style-name="ce136" table:formula="of:=COUNTIF([.C14:.K14];&quot;x&quot;)" office:value-type="float" office:value="1" calcext:value-type="float">
            <text:p>1</text:p>
          </table:table-cell>
          <table:table-cell table:style-name="ce137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4" calcext:value-type="date">
            <text:p>14. XI. 08</text:p>
          </table:table-cell>
          <table:table-cell table:style-name="ce132" table:formula="of:=TEXT([.A15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52☻</text:p>
          </table:table-cell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3" table:formula="of:=[$VzorciVnosov.$A$15]" office:value-type="string" office:string-value="SO" calcext:value-type="string">
            <office:annotation draw:style-name="gr28" draw:text-style-name="P4" svg:width="6.09cm" svg:height="2.005cm" svg:x="15.095cm" svg:y="7.942cm" draw:caption-point-x="-0.232cm" draw:caption-point-y="1.896cm">
              <dc:date>2022-03-21T00:00:00</dc:date>
              <text:p text:style-name="P3">od 12. do 15.11. prosim za službeno odsotnost, ker nas Erženova pošilja v</text:p>
              <text:p text:style-name="P3">Mainz za simulacijski center</text:p>
            </office:annotation>
            <text:p>SO</text:p>
          </table:table-cell>
          <table:table-cell table:style-name="ce34" office:value-type="string" calcext:value-type="string">
            <text:p>PIN</text:p>
          </table:table-cell>
          <table:table-cell table:style-name="ce13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34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134" table:formula="of:=COUNTIF([.C15:.K15];&quot;52&quot;)+COUNTIF([.C15:.K15];&quot;52$&quot;)+COUNTIF([.C15:.K15];&quot;52☻&quot;)" office:value-type="float" office:value="2" calcext:value-type="float">
            <text:p>2</text:p>
          </table:table-cell>
          <table:table-cell table:style-name="ce134" table:formula="of:=COUNTIF([.C15:.K15];&quot;11-19&quot;)+COUNTIF([.C15:.K15];&quot;2&quot;)" office:value-type="float" office:value="1" calcext:value-type="float">
            <text:p>1</text:p>
          </table:table-cell>
          <table:table-cell table:style-name="ce134" table:formula="of:=COUNTIF([.C15:.K15];&quot;U&quot;)+COUNTIF([.C15:.K15];&quot;U☻&quot;)" office:value-type="float" office:value="1" calcext:value-type="float">
            <text:p>1</text:p>
          </table:table-cell>
          <table:table-cell table:style-name="ce134" table:formula="of:=COUNTIF([.C15:.K15];&quot;KVIT&quot;)+COUNTIF([.C15:.K15];&quot;KVIT☻&quot;)" office:value-type="float" office:value="2" calcext:value-type="float">
            <text:p>2</text:p>
          </table:table-cell>
          <table:table-cell table:style-name="ce135" table:formula="of:=COUNTBLANK([.C15:.K15])" office:value-type="float" office:value="0" calcext:value-type="float">
            <text:p>0</text:p>
          </table:table-cell>
          <table:table-cell table:style-name="ce136" table:formula="of:=COUNTIF([.C15:.K15];&quot;x&quot;)" office:value-type="float" office:value="1" calcext:value-type="float">
            <text:p>1</text:p>
          </table:table-cell>
          <table:table-cell table:style-name="ce137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3" calcext:value-type="float">
            <text:p>3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1-15" calcext:value-type="date">
            <text:p>15. XI. 08</text:p>
          </table:table-cell>
          <table:table-cell table:style-name="ce131" table:formula="of:=TEXT([.A16];&quot;Ddd&quot;)" office:value-type="string" office:string-value="sob" calcext:value-type="string">
            <text:p>sob</text:p>
          </table:table-cell>
          <table:table-cell table:style-name="ce21" table:number-columns-repeated="3"/>
          <table:table-cell table:style-name="ce6" office:value-type="string" calcext:value-type="string">
            <text:p>☻</text:p>
          </table:table-cell>
          <table:table-cell table:style-name="ce20"/>
          <table:table-cell table:style-name="ce21"/>
          <table:table-cell table:style-name="ce28"/>
          <table:table-cell table:style-name="ce72" table:number-columns-repeated="2"/>
          <table:table-cell table:style-name="ce34" office:value-type="string" calcext:value-type="string">
            <text:p>PIN</text:p>
          </table:table-cell>
          <table:table-cell table:style-name="ce13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34" table:formula="of:=COUNTIF([.C16:.K16];&quot;51&quot;)+COUNTIF([.C16:.K16];&quot;51$&quot;)+COUNTIF([.C16:.K16];&quot;51☻&quot;)" office:value-type="float" office:value="0" calcext:value-type="float">
            <text:p>0</text:p>
          </table:table-cell>
          <table:table-cell table:style-name="ce134" table:formula="of:=COUNTIF([.C16:.K16];&quot;52&quot;)+COUNTIF([.C16:.K16];&quot;52$&quot;)+COUNTIF([.C16:.K16];&quot;52☻&quot;)" office:value-type="float" office:value="0" calcext:value-type="float">
            <text:p>0</text:p>
          </table:table-cell>
          <table:table-cell table:style-name="ce134" table:formula="of:=COUNTIF([.C16:.K16];&quot;11-19&quot;)+COUNTIF([.C16:.K16];&quot;2&quot;)" office:value-type="float" office:value="0" calcext:value-type="float">
            <text:p>0</text:p>
          </table:table-cell>
          <table:table-cell table:style-name="ce134" table:formula="of:=COUNTIF([.C16:.K16];&quot;U&quot;)+COUNTIF([.C16:.K16];&quot;U☻&quot;)" office:value-type="float" office:value="0" calcext:value-type="float">
            <text:p>0</text:p>
          </table:table-cell>
          <table:table-cell table:style-name="ce134" table:formula="of:=COUNTIF([.C16:.K16];&quot;KVIT&quot;)+COUNTIF([.C16:.K16];&quot;KVIT☻&quot;)" office:value-type="float" office:value="0" calcext:value-type="float">
            <text:p>0</text:p>
          </table:table-cell>
          <table:table-cell table:style-name="ce135" table:formula="of:=COUNTBLANK([.C16:.K16])" office:value-type="float" office:value="8" calcext:value-type="float">
            <text:p>8</text:p>
          </table:table-cell>
          <table:table-cell table:style-name="ce136" table:formula="of:=COUNTIF([.C16:.K16];&quot;x&quot;)" office:value-type="float" office:value="0" calcext:value-type="float">
            <text:p>0</text:p>
          </table:table-cell>
          <table:table-cell table:style-name="ce137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 calcext:value-type="float">
            <text:p>0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1" office:value-type="date" office:date-value="2008-11-16" calcext:value-type="date">
            <text:p>16. XI. 08</text:p>
          </table:table-cell>
          <table:table-cell table:style-name="ce131" table:formula="of:=TEXT([.A17];&quot;Ddd&quot;)" office:value-type="string" office:string-value="ned" calcext:value-type="string">
            <text:p>ned</text:p>
          </table:table-cell>
          <table:table-cell table:style-name="ce20"/>
          <table:table-cell table:style-name="ce21" table:number-columns-repeated="2"/>
          <table:table-cell table:style-name="ce6" office:value-type="string" calcext:value-type="string">
            <text:p>☻</text:p>
          </table:table-cell>
          <table:table-cell table:style-name="ce72"/>
          <table:table-cell table:style-name="ce21" table:number-columns-repeated="4"/>
          <table:table-cell table:style-name="ce34" office:value-type="string" calcext:value-type="string">
            <text:p>PIN</text:p>
          </table:table-cell>
          <table:table-cell table:style-name="ce13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34" table:formula="of:=COUNTIF([.C17:.K17];&quot;51&quot;)+COUNTIF([.C17:.K17];&quot;51$&quot;)+COUNTIF([.C17:.K17];&quot;51☻&quot;)" office:value-type="float" office:value="0" calcext:value-type="float">
            <text:p>0</text:p>
          </table:table-cell>
          <table:table-cell table:style-name="ce134" table:formula="of:=COUNTIF([.C17:.K17];&quot;52&quot;)+COUNTIF([.C17:.K17];&quot;52$&quot;)+COUNTIF([.C17:.K17];&quot;52☻&quot;)" office:value-type="float" office:value="0" calcext:value-type="float">
            <text:p>0</text:p>
          </table:table-cell>
          <table:table-cell table:style-name="ce134" table:formula="of:=COUNTIF([.C17:.K17];&quot;11-19&quot;)+COUNTIF([.C17:.K17];&quot;2&quot;)" office:value-type="float" office:value="0" calcext:value-type="float">
            <text:p>0</text:p>
          </table:table-cell>
          <table:table-cell table:style-name="ce134" table:formula="of:=COUNTIF([.C17:.K17];&quot;U&quot;)+COUNTIF([.C17:.K17];&quot;U☻&quot;)" office:value-type="float" office:value="0" calcext:value-type="float">
            <text:p>0</text:p>
          </table:table-cell>
          <table:table-cell table:style-name="ce134" table:formula="of:=COUNTIF([.C17:.K17];&quot;KVIT&quot;)+COUNTIF([.C17:.K17];&quot;KVIT☻&quot;)" office:value-type="float" office:value="0" calcext:value-type="float">
            <text:p>0</text:p>
          </table:table-cell>
          <table:table-cell table:style-name="ce135" table:formula="of:=COUNTBLANK([.C17:.K17])" office:value-type="float" office:value="8" calcext:value-type="float">
            <text:p>8</text:p>
          </table:table-cell>
          <table:table-cell table:style-name="ce136" table:formula="of:=COUNTIF([.C17:.K17];&quot;x&quot;)" office:value-type="float" office:value="0" calcext:value-type="float">
            <text:p>0</text:p>
          </table:table-cell>
          <table:table-cell table:style-name="ce137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 calcext:value-type="float">
            <text:p>0</text:p>
          </table:table-cell>
          <table:table-cell table:style-name="ce14"/>
          <table:table-cell table:style-name="ce8" table:formula="of:=[$VzorciVnosov.$A$17]" office:value-type="string" office:string-value="51$" calcext:value-type="string">
            <text:p>51$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7" calcext:value-type="date">
            <text:p>17. XI. 08</text:p>
          </table:table-cell>
          <table:table-cell table:style-name="ce132" table:formula="of:=TEXT([.A18];&quot;Ddd&quot;)" office:value-type="string" office:string-value="pon" calcext:value-type="string">
            <text:p>pon</text:p>
          </table:table-cell>
          <table:table-cell table:style-name="ce5" office:value-type="string" calcext:value-type="string">
            <text:p>X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8" office:value-type="string" calcext:value-type="string">
            <text:p>51$</text:p>
          </table:table-cell>
          <table:table-cell table:style-name="ce3" office:value-type="string" calcext:value-type="string">
            <text:p>11-19</text:p>
          </table:table-cell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PIN</text:p>
          </table:table-cell>
          <table:table-cell table:style-name="ce13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34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34" table:formula="of:=COUNTIF([.C18:.K18];&quot;52&quot;)+COUNTIF([.C18:.K18];&quot;52$&quot;)+COUNTIF([.C18:.K18];&quot;52☻&quot;)" office:value-type="float" office:value="2" calcext:value-type="float">
            <text:p>2</text:p>
          </table:table-cell>
          <table:table-cell table:style-name="ce134" table:formula="of:=COUNTIF([.C18:.K18];&quot;11-19&quot;)+COUNTIF([.C18:.K18];&quot;2&quot;)" office:value-type="float" office:value="1" calcext:value-type="float">
            <text:p>1</text:p>
          </table:table-cell>
          <table:table-cell table:style-name="ce134" table:formula="of:=COUNTIF([.C18:.K18];&quot;U&quot;)+COUNTIF([.C18:.K18];&quot;U☻&quot;)" office:value-type="float" office:value="1" calcext:value-type="float">
            <text:p>1</text:p>
          </table:table-cell>
          <table:table-cell table:style-name="ce134" table:formula="of:=COUNTIF([.C18:.K18];&quot;KVIT&quot;)+COUNTIF([.C18:.K18];&quot;KVIT☻&quot;)" office:value-type="float" office:value="2" calcext:value-type="float">
            <text:p>2</text:p>
          </table:table-cell>
          <table:table-cell table:style-name="ce135" table:formula="of:=COUNTBLANK([.C18:.K18])" office:value-type="float" office:value="0" calcext:value-type="float">
            <text:p>0</text:p>
          </table:table-cell>
          <table:table-cell table:style-name="ce136" table:formula="of:=COUNTIF([.C18:.K18];&quot;x&quot;)" office:value-type="float" office:value="1" calcext:value-type="float">
            <text:p>1</text:p>
          </table:table-cell>
          <table:table-cell table:style-name="ce137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3" calcext:value-type="float">
            <text:p>3</text:p>
          </table:table-cell>
          <table:table-cell table:style-name="ce14"/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1"/>
          <table:table-cell table:number-columns-repeated="1000"/>
        </table:table-row>
        <table:table-row table:style-name="ro5">
          <table:table-cell table:style-name="ce12" office:value-type="date" office:date-value="2008-11-18" calcext:value-type="date">
            <text:p>18. XI. 08</text:p>
          </table:table-cell>
          <table:table-cell table:style-name="ce132" table:formula="of:=TEXT([.A19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52☻</text:p>
          </table:table-cell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2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51$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office:annotation draw:style-name="gr3" draw:text-style-name="P4" svg:width="2.983cm" svg:height="1.261cm" svg:x="13.783cm" svg:y="10.739cm" draw:caption-point-x="-0.222cm" draw:caption-point-y="1.907cm">
              <dc:date>2022-03-21T00:00:00</dc:date>
              <text:p text:style-name="P3">dopust 18.11.2008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PIN</text:p>
          </table:table-cell>
          <table:table-cell table:style-name="ce13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34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134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34" table:formula="of:=COUNTIF([.C19:.K19];&quot;11-19&quot;)+COUNTIF([.C19:.K19];&quot;2&quot;)" office:value-type="float" office:value="1" calcext:value-type="float">
            <text:p>1</text:p>
          </table:table-cell>
          <table:table-cell table:style-name="ce134" table:formula="of:=COUNTIF([.C19:.K19];&quot;U&quot;)+COUNTIF([.C19:.K19];&quot;U☻&quot;)" office:value-type="float" office:value="1" calcext:value-type="float">
            <text:p>1</text:p>
          </table:table-cell>
          <table:table-cell table:style-name="ce134" table:formula="of:=COUNTIF([.C19:.K19];&quot;KVIT&quot;)+COUNTIF([.C19:.K19];&quot;KVIT☻&quot;)" office:value-type="float" office:value="2" calcext:value-type="float">
            <text:p>2</text:p>
          </table:table-cell>
          <table:table-cell table:style-name="ce135" table:formula="of:=COUNTBLANK([.C19:.K19])" office:value-type="float" office:value="0" calcext:value-type="float">
            <text:p>0</text:p>
          </table:table-cell>
          <table:table-cell table:style-name="ce136" table:formula="of:=COUNTIF([.C19:.K19];&quot;x&quot;)" office:value-type="float" office:value="1" calcext:value-type="float">
            <text:p>1</text:p>
          </table:table-cell>
          <table:table-cell table:style-name="ce137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19" calcext:value-type="date">
            <text:p>19. XI. 08</text:p>
          </table:table-cell>
          <table:table-cell table:style-name="ce132" table:formula="of:=TEXT([.A20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3" office:value-type="string" calcext:value-type="string">
            <text:p>U</text:p>
          </table:table-cell>
          <table:table-cell table:style-name="ce5" office:value-type="string" calcext:value-type="string">
            <text:p>X</text:p>
          </table:table-cell>
          <table:table-cell table:style-name="ce34" office:value-type="string" calcext:value-type="string">
            <text:p>PIN</text:p>
          </table:table-cell>
          <table:table-cell table:style-name="ce13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34" table:formula="of:=COUNTIF([.C20:.K20];&quot;51&quot;)+COUNTIF([.C20:.K20];&quot;51$&quot;)+COUNTIF([.C20:.K20];&quot;51☻&quot;)" office:value-type="float" office:value="2" calcext:value-type="float">
            <text:p>2</text:p>
          </table:table-cell>
          <table:table-cell table:style-name="ce134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134" table:formula="of:=COUNTIF([.C20:.K20];&quot;11-19&quot;)+COUNTIF([.C20:.K20];&quot;2&quot;)" office:value-type="float" office:value="1" calcext:value-type="float">
            <text:p>1</text:p>
          </table:table-cell>
          <table:table-cell table:style-name="ce134" table:formula="of:=COUNTIF([.C20:.K20];&quot;U&quot;)+COUNTIF([.C20:.K20];&quot;U☻&quot;)" office:value-type="float" office:value="1" calcext:value-type="float">
            <text:p>1</text:p>
          </table:table-cell>
          <table:table-cell table:style-name="ce134" table:formula="of:=COUNTIF([.C20:.K20];&quot;KVIT&quot;)+COUNTIF([.C20:.K20];&quot;KVIT☻&quot;)" office:value-type="float" office:value="3" calcext:value-type="float">
            <text:p>3</text:p>
          </table:table-cell>
          <table:table-cell table:style-name="ce135" table:formula="of:=COUNTBLANK([.C20:.K20])" office:value-type="float" office:value="0" calcext:value-type="float">
            <text:p>0</text:p>
          </table:table-cell>
          <table:table-cell table:style-name="ce136" table:formula="of:=COUNTIF([.C20:.K20];&quot;x&quot;)" office:value-type="float" office:value="1" calcext:value-type="float">
            <text:p>1</text:p>
          </table:table-cell>
          <table:table-cell table:style-name="ce137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0" calcext:value-type="date">
            <text:p>20. XI. 08</text:p>
          </table:table-cell>
          <table:table-cell table:style-name="ce132" table:formula="of:=TEXT([.A21];&quot;Ddd&quot;)" office:value-type="string" office:string-value="čet" calcext:value-type="string">
            <text:p>čet</text:p>
          </table:table-cell>
          <table:table-cell table:style-name="ce5" office:value-type="string" calcext:value-type="string">
            <text:p>X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2" office:value-type="string" calcext:value-type="string">
            <text:p>52☻</text:p>
          </table:table-cell>
          <table:table-cell table:style-name="ce8" office:value-type="string" calcext:value-type="string">
            <text:p>51$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office:value-type="string" calcext:value-type="string">
            <text:p>11-19</text:p>
          </table:table-cell>
          <table:table-cell table:style-name="ce34" office:value-type="string" calcext:value-type="string">
            <text:p>PIN</text:p>
          </table:table-cell>
          <table:table-cell table:style-name="ce13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34" table:formula="of:=COUNTIF([.C21:.K21];&quot;51&quot;)+COUNTIF([.C21:.K21];&quot;51$&quot;)+COUNTIF([.C21:.K21];&quot;51☻&quot;)" office:value-type="float" office:value="2" calcext:value-type="float">
            <text:p>2</text:p>
          </table:table-cell>
          <table:table-cell table:style-name="ce134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134" table:formula="of:=COUNTIF([.C21:.K21];&quot;11-19&quot;)+COUNTIF([.C21:.K21];&quot;2&quot;)" office:value-type="float" office:value="1" calcext:value-type="float">
            <text:p>1</text:p>
          </table:table-cell>
          <table:table-cell table:style-name="ce134" table:formula="of:=COUNTIF([.C21:.K21];&quot;U&quot;)+COUNTIF([.C21:.K21];&quot;U☻&quot;)" office:value-type="float" office:value="0" calcext:value-type="float">
            <text:p>0</text:p>
          </table:table-cell>
          <table:table-cell table:style-name="ce134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135" table:formula="of:=COUNTBLANK([.C21:.K21])" office:value-type="float" office:value="0" calcext:value-type="float">
            <text:p>0</text:p>
          </table:table-cell>
          <table:table-cell table:style-name="ce136" table:formula="of:=COUNTIF([.C21:.K21];&quot;x&quot;)" office:value-type="float" office:value="1" calcext:value-type="float">
            <text:p>1</text:p>
          </table:table-cell>
          <table:table-cell table:style-name="ce137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1" calcext:value-type="date">
            <text:p>21. XI. 08</text:p>
          </table:table-cell>
          <table:table-cell table:style-name="ce132" table:formula="of:=TEXT([.A22];&quot;Ddd&quot;)" office:value-type="string" office:string-value="pet" calcext:value-type="string">
            <text:p>pet</text:p>
          </table:table-cell>
          <table:table-cell table:style-name="ce8" office:value-type="string" calcext:value-type="string">
            <text:p>51$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34" office:value-type="string" calcext:value-type="string">
            <text:p>DAN</text:p>
          </table:table-cell>
          <table:table-cell table:style-name="ce13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34" table:formula="of:=COUNTIF([.C22:.K22];&quot;51&quot;)+COUNTIF([.C22:.K22];&quot;51$&quot;)+COUNTIF([.C22:.K22];&quot;51☻&quot;)" office:value-type="float" office:value="2" calcext:value-type="float">
            <text:p>2</text:p>
          </table:table-cell>
          <table:table-cell table:style-name="ce134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34" table:formula="of:=COUNTIF([.C22:.K22];&quot;11-19&quot;)+COUNTIF([.C22:.K22];&quot;2&quot;)" office:value-type="float" office:value="1" calcext:value-type="float">
            <text:p>1</text:p>
          </table:table-cell>
          <table:table-cell table:style-name="ce134" table:formula="of:=COUNTIF([.C22:.K22];&quot;U&quot;)+COUNTIF([.C22:.K22];&quot;U☻&quot;)" office:value-type="float" office:value="1" calcext:value-type="float">
            <text:p>1</text:p>
          </table:table-cell>
          <table:table-cell table:style-name="ce134" table:formula="of:=COUNTIF([.C22:.K22];&quot;KVIT&quot;)+COUNTIF([.C22:.K22];&quot;KVIT☻&quot;)" office:value-type="float" office:value="3" calcext:value-type="float">
            <text:p>3</text:p>
          </table:table-cell>
          <table:table-cell table:style-name="ce135" table:formula="of:=COUNTBLANK([.C22:.K22])" office:value-type="float" office:value="0" calcext:value-type="float">
            <text:p>0</text:p>
          </table:table-cell>
          <table:table-cell table:style-name="ce136" table:formula="of:=COUNTIF([.C22:.K22];&quot;x&quot;)" office:value-type="float" office:value="1" calcext:value-type="float">
            <text:p>1</text:p>
          </table:table-cell>
          <table:table-cell table:style-name="ce137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11-22" calcext:value-type="date">
            <text:p>22. XI. 08</text:p>
          </table:table-cell>
          <table:table-cell table:style-name="ce131" table:formula="of:=TEXT([.A23];&quot;Ddd&quot;)" office:value-type="string" office:string-value="sob" calcext:value-type="string">
            <text:p>sob</text:p>
          </table:table-cell>
          <table:table-cell table:style-name="ce72"/>
          <table:table-cell table:style-name="ce20"/>
          <table:table-cell table:style-name="ce6" office:value-type="string" calcext:value-type="string">
            <text:p>☻</text:p>
          </table:table-cell>
          <table:table-cell table:style-name="ce21" table:number-columns-repeated="3"/>
          <table:table-cell table:style-name="ce28"/>
          <table:table-cell table:style-name="ce20"/>
          <table:table-cell table:style-name="ce72"/>
          <table:table-cell table:style-name="ce34" office:value-type="string" calcext:value-type="string">
            <text:p>DAN</text:p>
          </table:table-cell>
          <table:table-cell table:style-name="ce13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34" table:formula="of:=COUNTIF([.C23:.K23];&quot;51&quot;)+COUNTIF([.C23:.K23];&quot;51$&quot;)+COUNTIF([.C23:.K23];&quot;51☻&quot;)" office:value-type="float" office:value="0" calcext:value-type="float">
            <text:p>0</text:p>
          </table:table-cell>
          <table:table-cell table:style-name="ce134" table:formula="of:=COUNTIF([.C23:.K23];&quot;52&quot;)+COUNTIF([.C23:.K23];&quot;52$&quot;)+COUNTIF([.C23:.K23];&quot;52☻&quot;)" office:value-type="float" office:value="0" calcext:value-type="float">
            <text:p>0</text:p>
          </table:table-cell>
          <table:table-cell table:style-name="ce134" table:formula="of:=COUNTIF([.C23:.K23];&quot;11-19&quot;)+COUNTIF([.C23:.K23];&quot;2&quot;)" office:value-type="float" office:value="0" calcext:value-type="float">
            <text:p>0</text:p>
          </table:table-cell>
          <table:table-cell table:style-name="ce134" table:formula="of:=COUNTIF([.C23:.K23];&quot;U&quot;)+COUNTIF([.C23:.K23];&quot;U☻&quot;)" office:value-type="float" office:value="0" calcext:value-type="float">
            <text:p>0</text:p>
          </table:table-cell>
          <table:table-cell table:style-name="ce134" table:formula="of:=COUNTIF([.C23:.K23];&quot;KVIT&quot;)+COUNTIF([.C23:.K23];&quot;KVIT☻&quot;)" office:value-type="float" office:value="0" calcext:value-type="float">
            <text:p>0</text:p>
          </table:table-cell>
          <table:table-cell table:style-name="ce135" table:formula="of:=COUNTBLANK([.C23:.K23])" office:value-type="float" office:value="8" calcext:value-type="float">
            <text:p>8</text:p>
          </table:table-cell>
          <table:table-cell table:style-name="ce136" table:formula="of:=COUNTIF([.C23:.K23];&quot;x&quot;)" office:value-type="float" office:value="0" calcext:value-type="float">
            <text:p>0</text:p>
          </table:table-cell>
          <table:table-cell table:style-name="ce137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11-23" calcext:value-type="date">
            <text:p>23. XI. 08</text:p>
          </table:table-cell>
          <table:table-cell table:style-name="ce131" table:formula="of:=TEXT([.A24];&quot;Ddd&quot;)" office:value-type="string" office:string-value="ned" calcext:value-type="string">
            <text:p>ned</text:p>
          </table:table-cell>
          <table:table-cell table:style-name="ce21"/>
          <table:table-cell table:style-name="ce72"/>
          <table:table-cell table:style-name="ce6" office:value-type="string" calcext:value-type="string">
            <text:p>☻</text:p>
          </table:table-cell>
          <table:table-cell table:style-name="ce21" table:number-columns-repeated="3"/>
          <table:table-cell table:style-name="ce20" table:number-columns-repeated="2"/>
          <table:table-cell table:style-name="ce21"/>
          <table:table-cell table:style-name="ce34" office:value-type="string" calcext:value-type="string">
            <text:p>DAN</text:p>
          </table:table-cell>
          <table:table-cell table:style-name="ce13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34" table:formula="of:=COUNTIF([.C24:.K24];&quot;51&quot;)+COUNTIF([.C24:.K24];&quot;51$&quot;)+COUNTIF([.C24:.K24];&quot;51☻&quot;)" office:value-type="float" office:value="0" calcext:value-type="float">
            <text:p>0</text:p>
          </table:table-cell>
          <table:table-cell table:style-name="ce134" table:formula="of:=COUNTIF([.C24:.K24];&quot;52&quot;)+COUNTIF([.C24:.K24];&quot;52$&quot;)+COUNTIF([.C24:.K24];&quot;52☻&quot;)" office:value-type="float" office:value="0" calcext:value-type="float">
            <text:p>0</text:p>
          </table:table-cell>
          <table:table-cell table:style-name="ce134" table:formula="of:=COUNTIF([.C24:.K24];&quot;11-19&quot;)+COUNTIF([.C24:.K24];&quot;2&quot;)" office:value-type="float" office:value="0" calcext:value-type="float">
            <text:p>0</text:p>
          </table:table-cell>
          <table:table-cell table:style-name="ce134" table:formula="of:=COUNTIF([.C24:.K24];&quot;U&quot;)+COUNTIF([.C24:.K24];&quot;U☻&quot;)" office:value-type="float" office:value="0" calcext:value-type="float">
            <text:p>0</text:p>
          </table:table-cell>
          <table:table-cell table:style-name="ce134" table:formula="of:=COUNTIF([.C24:.K24];&quot;KVIT&quot;)+COUNTIF([.C24:.K24];&quot;KVIT☻&quot;)" office:value-type="float" office:value="0" calcext:value-type="float">
            <text:p>0</text:p>
          </table:table-cell>
          <table:table-cell table:style-name="ce135" table:formula="of:=COUNTBLANK([.C24:.K24])" office:value-type="float" office:value="8" calcext:value-type="float">
            <text:p>8</text:p>
          </table:table-cell>
          <table:table-cell table:style-name="ce136" table:formula="of:=COUNTIF([.C24:.K24];&quot;x&quot;)" office:value-type="float" office:value="0" calcext:value-type="float">
            <text:p>0</text:p>
          </table:table-cell>
          <table:table-cell table:style-name="ce137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4" calcext:value-type="date">
            <text:p>24. XI. 08</text:p>
          </table:table-cell>
          <table:table-cell table:style-name="ce132" table:formula="of:=TEXT([.A25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11-19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51$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4" office:value-type="string" calcext:value-type="string">
            <text:p>DAN</text:p>
          </table:table-cell>
          <table:table-cell table:style-name="ce13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34" table:formula="of:=COUNTIF([.C25:.K25];&quot;51&quot;)+COUNTIF([.C25:.K25];&quot;51$&quot;)+COUNTIF([.C25:.K25];&quot;51☻&quot;)" office:value-type="float" office:value="2" calcext:value-type="float">
            <text:p>2</text:p>
          </table:table-cell>
          <table:table-cell table:style-name="ce134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34" table:formula="of:=COUNTIF([.C25:.K25];&quot;11-19&quot;)+COUNTIF([.C25:.K25];&quot;2&quot;)" office:value-type="float" office:value="1" calcext:value-type="float">
            <text:p>1</text:p>
          </table:table-cell>
          <table:table-cell table:style-name="ce134" table:formula="of:=COUNTIF([.C25:.K25];&quot;U&quot;)+COUNTIF([.C25:.K25];&quot;U☻&quot;)" office:value-type="float" office:value="1" calcext:value-type="float">
            <text:p>1</text:p>
          </table:table-cell>
          <table:table-cell table:style-name="ce134" table:formula="of:=COUNTIF([.C25:.K25];&quot;KVIT&quot;)+COUNTIF([.C25:.K25];&quot;KVIT☻&quot;)" office:value-type="float" office:value="2" calcext:value-type="float">
            <text:p>2</text:p>
          </table:table-cell>
          <table:table-cell table:style-name="ce135" table:formula="of:=COUNTBLANK([.C25:.K25])" office:value-type="float" office:value="0" calcext:value-type="float">
            <text:p>0</text:p>
          </table:table-cell>
          <table:table-cell table:style-name="ce136" table:formula="of:=COUNTIF([.C25:.K25];&quot;x&quot;)" office:value-type="float" office:value="2" calcext:value-type="float">
            <text:p>2</text:p>
          </table:table-cell>
          <table:table-cell table:style-name="ce137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5" calcext:value-type="date">
            <text:p>25. XI. 08</text:p>
          </table:table-cell>
          <table:table-cell table:style-name="ce132" table:formula="of:=TEXT([.A26];&quot;Ddd&quot;)" office:value-type="string" office:string-value="tor" calcext:value-type="string">
            <text:p>tor</text:p>
          </table:table-cell>
          <table:table-cell table:style-name="ce8" office:value-type="string" calcext:value-type="string">
            <text:p>51$</text:p>
          </table:table-cell>
          <table:table-cell table:style-name="ce2" office:value-type="string" calcext:value-type="string">
            <text:p>KVIT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11-19</text:p>
          </table:table-cell>
          <table:table-cell table:style-name="ce3" office:value-type="string" calcext:value-type="string">
            <text:p>U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2" office:value-type="string" calcext:value-type="string">
            <office:annotation draw:style-name="gr12" draw:text-style-name="P4" svg:width="2.983cm" svg:height="1.419cm" svg:x="13.793cm" svg:y="15.653cm" draw:caption-point-x="-0.232cm" draw:caption-point-y="1.907cm">
              <dc:date>2022-03-21T00:00:00</dc:date>
              <text:p text:style-name="P3">dopust 25.11.2008.Lep pozdrav, Nenad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3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34" table:formula="of:=COUNTIF([.C26:.K26];&quot;51&quot;)+COUNTIF([.C26:.K26];&quot;51$&quot;)+COUNTIF([.C26:.K26];&quot;51☻&quot;)" office:value-type="float" office:value="2" calcext:value-type="float">
            <text:p>2</text:p>
          </table:table-cell>
          <table:table-cell table:style-name="ce134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134" table:formula="of:=COUNTIF([.C26:.K26];&quot;11-19&quot;)+COUNTIF([.C26:.K26];&quot;2&quot;)" office:value-type="float" office:value="1" calcext:value-type="float">
            <text:p>1</text:p>
          </table:table-cell>
          <table:table-cell table:style-name="ce134" table:formula="of:=COUNTIF([.C26:.K26];&quot;U&quot;)+COUNTIF([.C26:.K26];&quot;U☻&quot;)" office:value-type="float" office:value="1" calcext:value-type="float">
            <text:p>1</text:p>
          </table:table-cell>
          <table:table-cell table:style-name="ce134" table:formula="of:=COUNTIF([.C26:.K26];&quot;KVIT&quot;)+COUNTIF([.C26:.K26];&quot;KVIT☻&quot;)" office:value-type="float" office:value="3" calcext:value-type="float">
            <text:p>3</text:p>
          </table:table-cell>
          <table:table-cell table:style-name="ce135" table:formula="of:=COUNTBLANK([.C26:.K26])" office:value-type="float" office:value="0" calcext:value-type="float">
            <text:p>0</text:p>
          </table:table-cell>
          <table:table-cell table:style-name="ce136" table:formula="of:=COUNTIF([.C26:.K26];&quot;x&quot;)" office:value-type="float" office:value="0" calcext:value-type="float">
            <text:p>0</text:p>
          </table:table-cell>
          <table:table-cell table:style-name="ce137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6" calcext:value-type="date">
            <text:p>26. XI. 08</text:p>
          </table:table-cell>
          <table:table-cell table:style-name="ce132" table:formula="of:=TEXT([.A27];&quot;Ddd&quot;)" office:value-type="string" office:string-value="sre" calcext:value-type="string">
            <text:p>sre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office:value-type="string" calcext:value-type="string">
            <text:p>U</text:p>
          </table:table-cell>
          <table:table-cell table:style-name="ce2" office:value-type="string" calcext:value-type="string">
            <text:p>52☻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8" office:value-type="string" calcext:value-type="string">
            <text:p>51$</text:p>
          </table:table-cell>
          <table:table-cell table:style-name="ce34" office:value-type="string" calcext:value-type="string">
            <text:p>DAN</text:p>
          </table:table-cell>
          <table:table-cell table:style-name="ce13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34" table:formula="of:=COUNTIF([.C27:.K27];&quot;51&quot;)+COUNTIF([.C27:.K27];&quot;51$&quot;)+COUNTIF([.C27:.K27];&quot;51☻&quot;)" office:value-type="float" office:value="3" calcext:value-type="float">
            <text:p>3</text:p>
          </table:table-cell>
          <table:table-cell table:style-name="ce134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134" table:formula="of:=COUNTIF([.C27:.K27];&quot;11-19&quot;)+COUNTIF([.C27:.K27];&quot;2&quot;)" office:value-type="float" office:value="1" calcext:value-type="float">
            <text:p>1</text:p>
          </table:table-cell>
          <table:table-cell table:style-name="ce134" table:formula="of:=COUNTIF([.C27:.K27];&quot;U&quot;)+COUNTIF([.C27:.K27];&quot;U☻&quot;)" office:value-type="float" office:value="1" calcext:value-type="float">
            <text:p>1</text:p>
          </table:table-cell>
          <table:table-cell table:style-name="ce134" table:formula="of:=COUNTIF([.C27:.K27];&quot;KVIT&quot;)+COUNTIF([.C27:.K27];&quot;KVIT☻&quot;)" office:value-type="float" office:value="2" calcext:value-type="float">
            <text:p>2</text:p>
          </table:table-cell>
          <table:table-cell table:style-name="ce135" table:formula="of:=COUNTBLANK([.C27:.K27])" office:value-type="float" office:value="0" calcext:value-type="float">
            <text:p>0</text:p>
          </table:table-cell>
          <table:table-cell table:style-name="ce136" table:formula="of:=COUNTIF([.C27:.K27];&quot;x&quot;)" office:value-type="float" office:value="1" calcext:value-type="float">
            <text:p>1</text:p>
          </table:table-cell>
          <table:table-cell table:style-name="ce137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4" calcext:value-type="float">
            <text:p>4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7" calcext:value-type="date">
            <text:p>27. XI. 08</text:p>
          </table:table-cell>
          <table:table-cell table:style-name="ce132" table:formula="of:=TEXT([.A28];&quot;Ddd&quot;)" office:value-type="string" office:string-value="čet" calcext:value-type="string">
            <text:p>čet</text:p>
          </table:table-cell>
          <table:table-cell table:style-name="ce3" office:value-type="string" calcext:value-type="string">
            <text:p>11-19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office:value-type="string" calcext:value-type="string">
            <text:p>11-19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2" office:value-type="string" calcext:value-type="string">
            <text:p>52☻</text:p>
          </table:table-cell>
          <table:table-cell table:style-name="ce34" office:value-type="string" calcext:value-type="string">
            <text:p>DAN</text:p>
          </table:table-cell>
          <table:table-cell table:style-name="ce13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34" table:formula="of:=COUNTIF([.C28:.K28];&quot;51&quot;)+COUNTIF([.C28:.K28];&quot;51$&quot;)+COUNTIF([.C28:.K28];&quot;51☻&quot;)" office:value-type="float" office:value="2" calcext:value-type="float">
            <text:p>2</text:p>
          </table:table-cell>
          <table:table-cell table:style-name="ce134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134" table:formula="of:=COUNTIF([.C28:.K28];&quot;11-19&quot;)+COUNTIF([.C28:.K28];&quot;2&quot;)" office:value-type="float" office:value="2" calcext:value-type="float">
            <text:p>2</text:p>
          </table:table-cell>
          <table:table-cell table:style-name="ce134" table:formula="of:=COUNTIF([.C28:.K28];&quot;U&quot;)+COUNTIF([.C28:.K28];&quot;U☻&quot;)" office:value-type="float" office:value="0" calcext:value-type="float">
            <text:p>0</text:p>
          </table:table-cell>
          <table:table-cell table:style-name="ce134" table:formula="of:=COUNTIF([.C28:.K28];&quot;KVIT&quot;)+COUNTIF([.C28:.K28];&quot;KVIT☻&quot;)" office:value-type="float" office:value="1" calcext:value-type="float">
            <text:p>1</text:p>
          </table:table-cell>
          <table:table-cell table:style-name="ce135" table:formula="of:=COUNTBLANK([.C28:.K28])" office:value-type="float" office:value="0" calcext:value-type="float">
            <text:p>0</text:p>
          </table:table-cell>
          <table:table-cell table:style-name="ce136" table:formula="of:=COUNTIF([.C28:.K28];&quot;x&quot;)" office:value-type="float" office:value="0" calcext:value-type="float">
            <text:p>0</text:p>
          </table:table-cell>
          <table:table-cell table:style-name="ce137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2" office:value-type="date" office:date-value="2008-11-28" calcext:value-type="date">
            <text:p>28. XI. 08</text:p>
          </table:table-cell>
          <table:table-cell table:style-name="ce132" table:formula="of:=TEXT([.A29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52☻</text:p>
          </table:table-cell>
          <table:table-cell table:style-name="ce8" office:value-type="string" calcext:value-type="string">
            <text:p>51$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U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number-columns-repeated="2" table:style-name="ce2" office:value-type="string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13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34" table:formula="of:=COUNTIF([.C29:.K29];&quot;51&quot;)+COUNTIF([.C29:.K29];&quot;51$&quot;)+COUNTIF([.C29:.K29];&quot;51☻&quot;)" office:value-type="float" office:value="2" calcext:value-type="float">
            <text:p>2</text:p>
          </table:table-cell>
          <table:table-cell table:style-name="ce134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34" table:formula="of:=COUNTIF([.C29:.K29];&quot;11-19&quot;)+COUNTIF([.C29:.K29];&quot;2&quot;)" office:value-type="float" office:value="1" calcext:value-type="float">
            <text:p>1</text:p>
          </table:table-cell>
          <table:table-cell table:style-name="ce134" table:formula="of:=COUNTIF([.C29:.K29];&quot;U&quot;)+COUNTIF([.C29:.K29];&quot;U☻&quot;)" office:value-type="float" office:value="1" calcext:value-type="float">
            <text:p>1</text:p>
          </table:table-cell>
          <table:table-cell table:style-name="ce134" table:formula="of:=COUNTIF([.C29:.K29];&quot;KVIT&quot;)+COUNTIF([.C29:.K29];&quot;KVIT☻&quot;)" office:value-type="float" office:value="2" calcext:value-type="float">
            <text:p>2</text:p>
          </table:table-cell>
          <table:table-cell table:style-name="ce135" table:formula="of:=COUNTBLANK([.C29:.K29])" office:value-type="float" office:value="0" calcext:value-type="float">
            <text:p>0</text:p>
          </table:table-cell>
          <table:table-cell table:style-name="ce136" table:formula="of:=COUNTIF([.C29:.K29];&quot;x&quot;)" office:value-type="float" office:value="1" calcext:value-type="float">
            <text:p>1</text:p>
          </table:table-cell>
          <table:table-cell table:style-name="ce137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3" calcext:value-type="float">
            <text:p>3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11-29" calcext:value-type="date">
            <text:p>29. XI. 08</text:p>
          </table:table-cell>
          <table:table-cell table:style-name="ce131" table:formula="of:=TEXT([.A30];&quot;Ddd&quot;)" office:value-type="string" office:string-value="sob" calcext:value-type="string">
            <text:p>sob</text:p>
          </table:table-cell>
          <table:table-cell table:style-name="ce21"/>
          <table:table-cell table:style-name="ce72"/>
          <table:table-cell table:style-name="ce21" table:number-columns-repeated="4"/>
          <table:table-cell table:style-name="ce28"/>
          <table:table-cell table:style-name="ce6" office:value-type="string" calcext:value-type="string">
            <text:p>☻</text:p>
          </table:table-cell>
          <table:table-cell table:style-name="ce20"/>
          <table:table-cell table:style-name="ce34" office:value-type="string" calcext:value-type="string">
            <text:p>KOS</text:p>
          </table:table-cell>
          <table:table-cell table:style-name="ce13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34" table:formula="of:=COUNTIF([.C30:.K30];&quot;51&quot;)+COUNTIF([.C30:.K30];&quot;51$&quot;)+COUNTIF([.C30:.K30];&quot;51☻&quot;)" office:value-type="float" office:value="0" calcext:value-type="float">
            <text:p>0</text:p>
          </table:table-cell>
          <table:table-cell table:style-name="ce134" table:formula="of:=COUNTIF([.C30:.K30];&quot;52&quot;)+COUNTIF([.C30:.K30];&quot;52$&quot;)+COUNTIF([.C30:.K30];&quot;52☻&quot;)" office:value-type="float" office:value="0" calcext:value-type="float">
            <text:p>0</text:p>
          </table:table-cell>
          <table:table-cell table:style-name="ce134" table:formula="of:=COUNTIF([.C30:.K30];&quot;11-19&quot;)+COUNTIF([.C30:.K30];&quot;2&quot;)" office:value-type="float" office:value="0" calcext:value-type="float">
            <text:p>0</text:p>
          </table:table-cell>
          <table:table-cell table:style-name="ce134" table:formula="of:=COUNTIF([.C30:.K30];&quot;U&quot;)+COUNTIF([.C30:.K30];&quot;U☻&quot;)" office:value-type="float" office:value="0" calcext:value-type="float">
            <text:p>0</text:p>
          </table:table-cell>
          <table:table-cell table:style-name="ce134" table:formula="of:=COUNTIF([.C30:.K30];&quot;KVIT&quot;)+COUNTIF([.C30:.K30];&quot;KVIT☻&quot;)" office:value-type="float" office:value="0" calcext:value-type="float">
            <text:p>0</text:p>
          </table:table-cell>
          <table:table-cell table:style-name="ce135" table:formula="of:=COUNTBLANK([.C30:.K30])" office:value-type="float" office:value="8" calcext:value-type="float">
            <text:p>8</text:p>
          </table:table-cell>
          <table:table-cell table:style-name="ce136" table:formula="of:=COUNTIF([.C30:.K30];&quot;x&quot;)" office:value-type="float" office:value="0" calcext:value-type="float">
            <text:p>0</text:p>
          </table:table-cell>
          <table:table-cell table:style-name="ce137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 calcext:value-type="float">
            <text:p>0</text:p>
          </table:table-cell>
          <table:table-cell table:style-name="ce1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1" office:value-type="date" office:date-value="2008-11-30" calcext:value-type="date">
            <text:p>30. XI. 08</text:p>
          </table:table-cell>
          <table:table-cell table:style-name="ce131" table:formula="of:=TEXT([.A31];&quot;Ddd&quot;)" office:value-type="string" office:string-value="ned" calcext:value-type="string">
            <text:p>ned</text:p>
          </table:table-cell>
          <table:table-cell table:style-name="ce21"/>
          <table:table-cell table:style-name="ce72"/>
          <table:table-cell table:style-name="ce21" table:number-columns-repeated="4"/>
          <table:table-cell table:style-name="ce28"/>
          <table:table-cell table:style-name="ce6" office:value-type="string" calcext:value-type="string">
            <text:p>☻</text:p>
          </table:table-cell>
          <table:table-cell table:style-name="ce20"/>
          <table:table-cell table:style-name="ce34" office:value-type="string" calcext:value-type="string">
            <text:p>KOS</text:p>
          </table:table-cell>
          <table:table-cell table:style-name="ce13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34" table:formula="of:=COUNTIF([.C31:.K31];&quot;51&quot;)+COUNTIF([.C31:.K31];&quot;51$&quot;)+COUNTIF([.C31:.K31];&quot;51☻&quot;)" office:value-type="float" office:value="0" calcext:value-type="float">
            <text:p>0</text:p>
          </table:table-cell>
          <table:table-cell table:style-name="ce134" table:formula="of:=COUNTIF([.C31:.K31];&quot;52&quot;)+COUNTIF([.C31:.K31];&quot;52$&quot;)+COUNTIF([.C31:.K31];&quot;52☻&quot;)" office:value-type="float" office:value="0" calcext:value-type="float">
            <text:p>0</text:p>
          </table:table-cell>
          <table:table-cell table:style-name="ce134" table:formula="of:=COUNTIF([.C31:.K31];&quot;11-19&quot;)+COUNTIF([.C31:.K31];&quot;2&quot;)" office:value-type="float" office:value="0" calcext:value-type="float">
            <text:p>0</text:p>
          </table:table-cell>
          <table:table-cell table:style-name="ce134" table:formula="of:=COUNTIF([.C31:.K31];&quot;U&quot;)+COUNTIF([.C31:.K31];&quot;U☻&quot;)" office:value-type="float" office:value="0" calcext:value-type="float">
            <text:p>0</text:p>
          </table:table-cell>
          <table:table-cell table:style-name="ce134" table:formula="of:=COUNTIF([.C31:.K31];&quot;KVIT&quot;)+COUNTIF([.C31:.K31];&quot;KVIT☻&quot;)" office:value-type="float" office:value="0" calcext:value-type="float">
            <text:p>0</text:p>
          </table:table-cell>
          <table:table-cell table:style-name="ce135" table:formula="of:=COUNTBLANK([.C31:.K31])" office:value-type="float" office:value="8" calcext:value-type="float">
            <text:p>8</text:p>
          </table:table-cell>
          <table:table-cell table:style-name="ce136" table:formula="of:=COUNTIF([.C31:.K31];&quot;x&quot;)" office:value-type="float" office:value="0" calcext:value-type="float">
            <text:p>0</text:p>
          </table:table-cell>
          <table:table-cell table:style-name="ce137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 calcext:value-type="float">
            <text:p>0</text:p>
          </table:table-cell>
          <table:table-cell table:style-name="ce14"/>
          <table:table-cell/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/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36" table:number-columns-repeated="8"/>
          <table:table-cell table:style-name="ce14" table:number-columns-repeated="3"/>
          <table:table-cell table:style-name="ce1"/>
          <table:table-cell table:style-name="ce14" table:number-columns-repeated="233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8" calcext:value-type="float">
            <text:p>8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10" calcext:value-type="float">
            <text:p>10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4" calcext:value-type="float">
            <text:p>4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4"/>
          <table:table-cell table:style-name="ce36" table:number-columns-repeated="7"/>
          <table:table-cell table:style-name="ce14" table:number-columns-repeated="3"/>
          <table:table-cell table:style-name="ce1"/>
          <table:table-cell table:style-name="ce14" table:number-columns-repeated="233"/>
          <table:table-cell table:number-columns-repeated="768"/>
        </table:table-row>
        <table:table-row table:style-name="ro7">
          <table:table-cell table:style-name="ce14"/>
          <table:table-cell table:style-name="ce123" office:value-type="string" calcext:value-type="string">
            <text:p>$</text:p>
          </table:table-cell>
          <table:table-cell table:style-name="ce14" table:formula="of:=COUNTIF([.C2:.C32];&quot;51$&quot;)+COUNTIF([.C2:.C32];&quot;52$&quot;)" office:value-type="float" office:value="3" calcext:value-type="float">
            <text:p>3</text:p>
          </table:table-cell>
          <table:table-cell table:style-name="ce14" table:formula="of:=COUNTIF([.D2:.D32];&quot;51$&quot;)+COUNTIF([.D2:.D32];&quot;52$&quot;)" office:value-type="float" office:value="3" calcext:value-type="float">
            <text:p>3</text:p>
          </table:table-cell>
          <table:table-cell table:style-name="ce14" table:formula="of:=COUNTIF([.E2:.E32];&quot;51$&quot;)+COUNTIF([.E2:.E32];&quot;52$&quot;)" office:value-type="float" office:value="2" calcext:value-type="float">
            <text:p>2</text:p>
          </table:table-cell>
          <table:table-cell table:style-name="ce14" table:formula="of:=COUNTIF([.F2:.F32];&quot;51$&quot;)+COUNTIF([.F2:.F32];&quot;52$&quot;)" office:value-type="float" office:value="1" calcext:value-type="float">
            <text:p>1</text:p>
          </table:table-cell>
          <table:table-cell table:style-name="ce14" table:formula="of:=COUNTIF([.G2:.G32];&quot;51$&quot;)+COUNTIF([.G2:.G32];&quot;52$&quot;)" office:value-type="float" office:value="4" calcext:value-type="float">
            <text:p>4</text:p>
          </table:table-cell>
          <table:table-cell table:style-name="ce14" table:formula="of:=COUNTIF([.H2:.H32];&quot;51$&quot;)+COUNTIF([.H2:.H32];&quot;52$&quot;)" office:value-type="float" office:value="4" calcext:value-type="float">
            <text:p>4</text:p>
          </table:table-cell>
          <table:table-cell table:style-name="ce14" table:formula="of:=COUNTIF([.I2:.I32];&quot;51$&quot;)+COUNTIF([.I2:.I32];&quot;52$&quot;)" office:value-type="float" office:value="0" calcext:value-type="float">
            <text:p>0</text:p>
          </table:table-cell>
          <table:table-cell table:style-name="ce14" table:formula="of:=COUNTIF([.J2:.J32];&quot;51$&quot;)+COUNTIF([.J2:.J32];&quot;52$&quot;)" office:value-type="float" office:value="0" calcext:value-type="float">
            <text:p>0</text:p>
          </table:table-cell>
          <table:table-cell table:style-name="ce14" table:formula="of:=COUNTIF([.K2:.K32];&quot;51$&quot;)+COUNTIF([.K2:.K32];&quot;52$&quot;)" office:value-type="float" office:value="1" calcext:value-type="float">
            <text:p>1</text:p>
          </table:table-cell>
          <table:table-cell table:style-name="ce14"/>
          <table:table-cell table:style-name="ce36" table:number-columns-repeated="7"/>
          <table:table-cell table:style-name="ce14" table:number-columns-repeated="3"/>
          <table:table-cell table:style-name="ce1"/>
          <table:table-cell table:style-name="ce14"/>
          <table:table-cell table:style-name="ce38" table:number-columns-repeated="232"/>
          <table:table-cell table:number-columns-repeated="768"/>
        </table:table-row>
        <table:table-row table:style-name="ro1" table:number-rows-repeated="123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/>
          <table:table-cell table:style-name="ce1"/>
          <table:table-cell table:number-columns-repeated="1000"/>
        </table:table-row>
        <table:table-row table:style-name="ro1">
          <table:table-cell table:number-columns-repeated="12"/>
          <table:table-cell table:style-name="ce36" table:number-columns-repeated="7"/>
          <table:table-cell table:style-name="ce14" table:number-columns-repeated="2"/>
          <table:table-cell table:style-name="ce38"/>
          <table:table-cell table:number-columns-repeated="1002"/>
        </table:table-row>
        <table:table-row table:style-name="ro2" table:number-rows-repeated="875">
          <table:table-cell table:number-columns-repeated="12"/>
          <table:table-cell table:style-name="ce38" table:number-columns-repeated="10"/>
          <table:table-cell table:number-columns-repeated="1002"/>
        </table:table-row>
        <table:table-row table:style-name="ro2" table:number-rows-repeated="64500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ovember.B2:november.B31">
            <calcext:condition calcext:apply-style-name="ConditionalStyle_112" calcext:value="=&quot;sob&quot;" calcext:base-cell-address="november.B2"/>
            <calcext:condition calcext:apply-style-name="ConditionalStyle_113" calcext:value="=&quot;ned&quot;" calcext:base-cell-address="november.B2"/>
          </calcext:conditional-format>
          <calcext:conditional-format calcext:target-range-address="november.M2:november.M4">
            <calcext:condition calcext:apply-style-name="ConditionalStyle_114" calcext:value="&lt;1" calcext:base-cell-address="november.M2"/>
            <calcext:condition calcext:apply-style-name="ConditionalStyle_115" calcext:value="&gt;1" calcext:base-cell-address="november.M2"/>
          </calcext:conditional-format>
          <calcext:conditional-format calcext:target-range-address="november.N2:november.R4 november.M5:november.R31">
            <calcext:condition calcext:apply-style-name="ConditionalStyle_116" calcext:value="&lt;1" calcext:base-cell-address="november.M5"/>
            <calcext:condition calcext:apply-style-name="ConditionalStyle_117" calcext:value="&gt;1" calcext:base-cell-address="november.M5"/>
          </calcext:conditional-format>
          <calcext:conditional-format calcext:target-range-address="november.S2:november.S31">
            <calcext:condition calcext:apply-style-name="ConditionalStyle_118" calcext:value="!=0" calcext:base-cell-address="november.S2"/>
          </calcext:conditional-format>
          <calcext:conditional-format calcext:target-range-address="november.T2:november.T31">
            <calcext:condition calcext:apply-style-name="ConditionalStyle_119" calcext:value="=1" calcext:base-cell-address="november.T2"/>
            <calcext:condition calcext:apply-style-name="ConditionalStyle_120" calcext:value="&gt;1" calcext:base-cell-address="november.T2"/>
          </calcext:conditional-format>
          <calcext:conditional-format calcext:target-range-address="november.U2:november.U31">
            <calcext:condition calcext:apply-style-name="ConditionalStyle_121" calcext:value="&lt;2" calcext:base-cell-address="november.U2"/>
            <calcext:condition calcext:apply-style-name="ConditionalStyle_122" calcext:value="&gt;2" calcext:base-cell-address="november.U2"/>
          </calcext:conditional-format>
        </calcext:conditional-formats>
      </table:table>
      <table:table table:name="december" table:style-name="ta13">
        <office:forms form:automatic-focus="false" form:apply-design-mode="false"/>
        <table:table-column table:style-name="co15" table:default-cell-style-name="ce9"/>
        <table:table-column table:style-name="co21" table:default-cell-style-name="ce9"/>
        <table:table-column table:style-name="co6" table:number-columns-repeated="9" table:default-cell-style-name="ce9"/>
        <table:table-column table:style-name="co22" table:default-cell-style-name="ce9"/>
        <table:table-column table:style-name="co7" table:default-cell-style-name="ce9"/>
        <table:table-column table:style-name="co14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24" table:default-cell-style-name="ce9"/>
        <table:table-column table:style-name="co1" table:number-columns-repeated="3" table:default-cell-style-name="ce9"/>
        <table:table-column table:style-name="co2" table:number-columns-repeated="232" table:default-cell-style-name="ce9"/>
        <table:table-column table:style-name="co3" table:number-columns-repeated="768" table:default-cell-style-name="Default"/>
        <table:table-row table:style-name="ro5">
          <table:table-cell table:style-name="ce10" office:value-type="string" calcext:value-type="string">
            <text:p>Datum</text:p>
          </table:table-cell>
          <table:table-cell table:style-name="ce15"/>
          <table:table-cell table:style-name="ce34" office:value-type="string" calcext:value-type="string">
            <text:p>KOS</text:p>
          </table:table-cell>
          <table:table-cell table:style-name="ce34" office:value-type="string" calcext:value-type="string">
            <text:p>ŠOŠ</text:p>
          </table:table-cell>
          <table:table-cell table:style-name="ce34" office:value-type="string" calcext:value-type="string">
            <text:p>PIN</text:p>
          </table:table-cell>
          <table:table-cell table:style-name="ce34" office:value-type="string" calcext:value-type="string">
            <text:p>KON</text:p>
          </table:table-cell>
          <table:table-cell table:style-name="ce34" office:value-type="string" calcext:value-type="string">
            <text:p>KNE</text:p>
          </table:table-cell>
          <table:table-cell table:style-name="ce34" office:value-type="string" calcext:value-type="string">
            <text:p>HOL</text:p>
          </table:table-cell>
          <table:table-cell table:style-name="ce35" office:value-type="string" calcext:value-type="string">
            <text:p>STO</text:p>
          </table:table-cell>
          <table:table-cell table:style-name="ce34" office:value-type="string" calcext:value-type="string">
            <text:p>DAN</text:p>
          </table:table-cell>
          <table:table-cell table:style-name="ce34" office:value-type="string" calcext:value-type="string">
            <text:p>MŠŠ</text:p>
          </table:table-cell>
          <table:table-cell table:style-name="ce124" office:value-type="string" calcext:value-type="string">
            <text:p>TX</text:p>
          </table:table-cell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39" table:formula="of:=[$VzorciVnosov.$A$4]" office:value-type="string" office:string-value="51" calcext:value-type="string">
            <text:p>51</text:p>
          </table:table-cell>
          <table:table-cell table:style-name="ce39" table:formula="of:=[$VzorciVnosov.$A$5]" office:value-type="string" office:string-value="52" calcext:value-type="string">
            <text:p>52</text:p>
          </table:table-cell>
          <table:table-cell table:style-name="ce39" table:formula="of:=[$VzorciVnosov.$A$10]" office:value-type="string" office:string-value="11-19" calcext:value-type="string">
            <text:p>11-19</text:p>
          </table:table-cell>
          <table:table-cell table:style-name="ce41" table:formula="of:=[$VzorciVnosov.$A$8]" office:value-type="string" office:string-value="U" calcext:value-type="string">
            <text:p>U</text:p>
          </table:table-cell>
          <table:table-cell table:style-name="ce39" table:formula="of:=[$VzorciVnosov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36" office:value-type="string" calcext:value-type="string">
            <text:p>X</text:p>
          </table:table-cell>
          <table:table-cell table:style-name="ce14" office:value-type="string" calcext:value-type="string">
            <text:p>Op</text:p>
          </table:table-cell>
          <table:table-cell table:style-name="ce14"/>
          <table:table-cell table:style-name="ce1"/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12-01" calcext:value-type="date">
            <text:p>1. XII. 08</text:p>
          </table:table-cell>
          <table:table-cell table:style-name="ce138" table:formula="of:=TEXT([.A2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2" office:value-type="string" calcext:value-type="string">
            <office:annotation draw:style-name="gr39" draw:text-style-name="P4" svg:width="2.72cm" svg:height="1.017cm" svg:x="7.284cm" svg:y="-0.013cm" draw:caption-point-x="-0.232cm" draw:caption-point-y="0.725cm">
              <dc:date>2022-03-21T00:00:00</dc:date>
              <text:p text:style-name="P3">dopust 1. dec. v ponedeljek</text:p>
            </office:annotation>
            <text:p>D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40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142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43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43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43" table:formula="of:=COUNTIF([.C2:.K2];&quot;11-19&quot;)+COUNTIF([.C2:.K2];&quot;2&quot;)" office:value-type="float" office:value="1" calcext:value-type="float">
            <text:p>1</text:p>
          </table:table-cell>
          <table:table-cell table:style-name="ce143" table:formula="of:=COUNTIF([.C2:.K2];&quot;U&quot;)+COUNTIF([.C2:.K2];&quot;U☻&quot;)" office:value-type="float" office:value="1" calcext:value-type="float">
            <text:p>1</text:p>
          </table:table-cell>
          <table:table-cell table:style-name="ce143" table:formula="of:=COUNTIF([.C2:.K2];&quot;KVIT&quot;)+COUNTIF([.C2:.K2];&quot;KVIT☻&quot;)" office:value-type="float" office:value="1" calcext:value-type="float">
            <text:p>1</text:p>
          </table:table-cell>
          <table:table-cell table:style-name="ce144" table:formula="of:=COUNTBLANK([.C2:.K2])" office:value-type="float" office:value="1" calcext:value-type="float">
            <text:p>1</text:p>
          </table:table-cell>
          <table:table-cell table:style-name="ce145" table:formula="of:=COUNTIF([.C2:.K2];&quot;x&quot;)" office:value-type="float" office:value="2" calcext:value-type="float">
            <text:p>2</text:p>
          </table:table-cell>
          <table:table-cell table:style-name="ce146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38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14"/>
          <table:table-cell table:style-name="ce1" table:number-columns-repeated="232"/>
          <table:table-cell table:number-columns-repeated="768"/>
        </table:table-row>
        <table:table-row table:style-name="ro5">
          <table:table-cell table:style-name="ce12" office:value-type="date" office:date-value="2008-12-02" calcext:value-type="date">
            <text:p>2. XII. 08</text:p>
          </table:table-cell>
          <table:table-cell table:style-name="ce138" table:formula="of:=TEXT([.A3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40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34" office:value-type="string" calcext:value-type="string">
            <text:p>KOS</text:p>
          </table:table-cell>
          <table:table-cell table:style-name="ce142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43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43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43" table:formula="of:=COUNTIF([.C3:.K3];&quot;11-19&quot;)+COUNTIF([.C3:.K3];&quot;2&quot;)" office:value-type="float" office:value="1" calcext:value-type="float">
            <text:p>1</text:p>
          </table:table-cell>
          <table:table-cell table:style-name="ce143" table:formula="of:=COUNTIF([.C3:.K3];&quot;U&quot;)+COUNTIF([.C3:.K3];&quot;U☻&quot;)" office:value-type="float" office:value="1" calcext:value-type="float">
            <text:p>1</text:p>
          </table:table-cell>
          <table:table-cell table:style-name="ce143" table:formula="of:=COUNTIF([.C3:.K3];&quot;KVIT&quot;)+COUNTIF([.C3:.K3];&quot;KVIT☻&quot;)" office:value-type="float" office:value="3" calcext:value-type="float">
            <text:p>3</text:p>
          </table:table-cell>
          <table:table-cell table:style-name="ce144" table:formula="of:=COUNTBLANK([.C3:.K3])" office:value-type="float" office:value="1" calcext:value-type="float">
            <text:p>1</text:p>
          </table:table-cell>
          <table:table-cell table:style-name="ce145" table:formula="of:=COUNTIF([.C3:.K3];&quot;x&quot;)" office:value-type="float" office:value="0" calcext:value-type="float">
            <text:p>0</text:p>
          </table:table-cell>
          <table:table-cell table:style-name="ce146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03" calcext:value-type="date">
            <text:p>3. XII. 08</text:p>
          </table:table-cell>
          <table:table-cell table:style-name="ce138" table:formula="of:=TEXT([.A4];&quot;Ddd&quot;)" office:value-type="string" office:string-value="sre" calcext:value-type="string">
            <text:p>sre</text:p>
          </table:table-cell>
          <table:table-cell table:style-name="ce3" table:formula="of:=[$VzorciVnosov.$A$12]" office:value-type="string" office:string-value="D" calcext:value-type="string">
            <office:annotation draw:style-name="gr30" draw:text-style-name="P4" svg:width="2.73cm" svg:height="0.686cm" svg:x="4.692cm" svg:y="0.23cm" draw:caption-point-x="-0.243cm" draw:caption-point-y="1.886cm">
              <dc:date>2022-03-21T00:00:00</dc:date>
              <text:p text:style-name="P3">Izola</text:p>
            </office:annotation>
            <text:p>D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0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4" office:value-type="string" calcext:value-type="string">
            <text:p>KOS</text:p>
          </table:table-cell>
          <table:table-cell table:style-name="ce142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43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43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43" table:formula="of:=COUNTIF([.C4:.K4];&quot;11-19&quot;)+COUNTIF([.C4:.K4];&quot;2&quot;)" office:value-type="float" office:value="1" calcext:value-type="float">
            <text:p>1</text:p>
          </table:table-cell>
          <table:table-cell table:style-name="ce143" table:formula="of:=COUNTIF([.C4:.K4];&quot;U&quot;)+COUNTIF([.C4:.K4];&quot;U☻&quot;)" office:value-type="float" office:value="1" calcext:value-type="float">
            <text:p>1</text:p>
          </table:table-cell>
          <table:table-cell table:style-name="ce143" table:formula="of:=COUNTIF([.C4:.K4];&quot;KVIT&quot;)+COUNTIF([.C4:.K4];&quot;KVIT☻&quot;)" office:value-type="float" office:value="2" calcext:value-type="float">
            <text:p>2</text:p>
          </table:table-cell>
          <table:table-cell table:style-name="ce144" table:formula="of:=COUNTBLANK([.C4:.K4])" office:value-type="float" office:value="1" calcext:value-type="float">
            <text:p>1</text:p>
          </table:table-cell>
          <table:table-cell table:style-name="ce145" table:formula="of:=COUNTIF([.C4:.K4];&quot;x&quot;)" office:value-type="float" office:value="1" calcext:value-type="float">
            <text:p>1</text:p>
          </table:table-cell>
          <table:table-cell table:style-name="ce146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04" calcext:value-type="date">
            <text:p>4. XII. 08</text:p>
          </table:table-cell>
          <table:table-cell table:style-name="ce138" table:formula="of:=TEXT([.A5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43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43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143" table:formula="of:=COUNTIF([.C5:.K5];&quot;11-19&quot;)+COUNTIF([.C5:.K5];&quot;2&quot;)" office:value-type="float" office:value="1" calcext:value-type="float">
            <text:p>1</text:p>
          </table:table-cell>
          <table:table-cell table:style-name="ce143" table:formula="of:=COUNTIF([.C5:.K5];&quot;U&quot;)+COUNTIF([.C5:.K5];&quot;U☻&quot;)" office:value-type="float" office:value="1" calcext:value-type="float">
            <text:p>1</text:p>
          </table:table-cell>
          <table:table-cell table:style-name="ce143" table:formula="of:=COUNTIF([.C5:.K5];&quot;KVIT&quot;)+COUNTIF([.C5:.K5];&quot;KVIT☻&quot;)" office:value-type="float" office:value="2" calcext:value-type="float">
            <text:p>2</text:p>
          </table:table-cell>
          <table:table-cell table:style-name="ce144" table:formula="of:=COUNTBLANK([.C5:.K5])" office:value-type="float" office:value="1" calcext:value-type="float">
            <text:p>1</text:p>
          </table:table-cell>
          <table:table-cell table:style-name="ce145" table:formula="of:=COUNTIF([.C5:.K5];&quot;x&quot;)" office:value-type="float" office:value="1" calcext:value-type="float">
            <text:p>1</text:p>
          </table:table-cell>
          <table:table-cell table:style-name="ce146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14"/>
          <table:table-cell table:style-name="ce3" table:formula="of:=[$VzorciVnosov.$A$5]" office:value-type="string" office:string-value="52" calcext:value-type="string">
            <text:p>52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05" calcext:value-type="date">
            <text:p>5. XII. 08</text:p>
          </table:table-cell>
          <table:table-cell table:style-name="ce138" table:formula="of:=TEXT([.A6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4" office:value-type="string" calcext:value-type="string">
            <text:p>MŠŠ</text:p>
          </table:table-cell>
          <table:table-cell table:style-name="ce143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43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143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143" table:formula="of:=COUNTIF([.C6:.K6];&quot;11-19&quot;)+COUNTIF([.C6:.K6];&quot;2&quot;)" office:value-type="float" office:value="1" calcext:value-type="float">
            <text:p>1</text:p>
          </table:table-cell>
          <table:table-cell table:style-name="ce143" table:formula="of:=COUNTIF([.C6:.K6];&quot;U&quot;)+COUNTIF([.C6:.K6];&quot;U☻&quot;)" office:value-type="float" office:value="1" calcext:value-type="float">
            <text:p>1</text:p>
          </table:table-cell>
          <table:table-cell table:style-name="ce143" table:formula="of:=COUNTIF([.C6:.K6];&quot;KVIT&quot;)+COUNTIF([.C6:.K6];&quot;KVIT☻&quot;)" office:value-type="float" office:value="2" calcext:value-type="float">
            <text:p>2</text:p>
          </table:table-cell>
          <table:table-cell table:style-name="ce144" table:formula="of:=COUNTBLANK([.C6:.K6])" office:value-type="float" office:value="1" calcext:value-type="float">
            <text:p>1</text:p>
          </table:table-cell>
          <table:table-cell table:style-name="ce145" table:formula="of:=COUNTIF([.C6:.K6];&quot;x&quot;)" office:value-type="float" office:value="1" calcext:value-type="float">
            <text:p>1</text:p>
          </table:table-cell>
          <table:table-cell table:style-name="ce146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06" calcext:value-type="date">
            <text:p>6. XII. 08</text:p>
          </table:table-cell>
          <table:table-cell table:style-name="ce139" table:formula="of:=TEXT([.A7];&quot;Ddd&quot;)" office:value-type="string" office:string-value="sob" calcext:value-type="string">
            <text:p>sob</text:p>
          </table:table-cell>
          <table:table-cell table:style-name="ce6" office:value-type="string" calcext:value-type="string">
            <text:p>☻</text:p>
          </table:table-cell>
          <table:table-cell table:style-name="ce21"/>
          <table:table-cell table:style-name="ce74"/>
          <table:table-cell table:style-name="ce21" table:formula="of:=[$VzorciVnosov.$A$12]" office:value-type="string" office:string-value="D" calcext:value-type="string">
            <office:annotation draw:style-name="gr3" draw:text-style-name="P4" svg:width="2.719cm" svg:height="1.412cm" svg:x="8.586cm" svg:y="2.336cm" draw:caption-point-x="-0.232cm" draw:caption-point-y="1.886cm">
              <dc:date>2022-03-21T00:00:00</dc:date>
              <text:p text:style-name="P3">Med 5. in 8.12 bi želel biti prost</text:p>
            </office:annotation>
            <text:p>D</text:p>
          </table:table-cell>
          <table:table-cell table:style-name="ce21"/>
          <table:table-cell table:style-name="ce20">
            <office:annotation draw:style-name="gr30" draw:text-style-name="P4" svg:width="2.731cm" svg:height="0.686cm" svg:x="11.189cm" svg:y="2.336cm" draw:caption-point-x="-0.232cm" draw:caption-point-y="1.886cm">
              <dc:date>2022-03-21T00:00:00</dc:date>
              <text:p text:style-name="P3">Pučnik</text:p>
            </office:annotation>
          </table:table-cell>
          <table:table-cell table:style-name="ce20"/>
          <table:table-cell table:style-name="ce21" table:number-columns-repeated="2"/>
          <table:table-cell table:style-name="ce34" office:value-type="string" calcext:value-type="string">
            <text:p>MŠŠ</text:p>
          </table:table-cell>
          <table:table-cell table:style-name="ce143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43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143" table:formula="of:=COUNTIF([.C7:.K7];&quot;52&quot;)+COUNTIF([.C7:.K7];&quot;52$&quot;)+COUNTIF([.C7:.K7];&quot;52☻&quot;)" office:value-type="float" office:value="0" calcext:value-type="float">
            <text:p>0</text:p>
          </table:table-cell>
          <table:table-cell table:style-name="ce143" table:formula="of:=COUNTIF([.C7:.K7];&quot;11-19&quot;)+COUNTIF([.C7:.K7];&quot;2&quot;)" office:value-type="float" office:value="0" calcext:value-type="float">
            <text:p>0</text:p>
          </table:table-cell>
          <table:table-cell table:style-name="ce143" table:formula="of:=COUNTIF([.C7:.K7];&quot;U&quot;)+COUNTIF([.C7:.K7];&quot;U☻&quot;)" office:value-type="float" office:value="0" calcext:value-type="float">
            <text:p>0</text:p>
          </table:table-cell>
          <table:table-cell table:style-name="ce143" table:formula="of:=COUNTIF([.C7:.K7];&quot;KVIT&quot;)+COUNTIF([.C7:.K7];&quot;KVIT☻&quot;)" office:value-type="float" office:value="0" calcext:value-type="float">
            <text:p>0</text:p>
          </table:table-cell>
          <table:table-cell table:style-name="ce144" table:formula="of:=COUNTBLANK([.C7:.K7])" office:value-type="float" office:value="7" calcext:value-type="float">
            <text:p>7</text:p>
          </table:table-cell>
          <table:table-cell table:style-name="ce145" table:formula="of:=COUNTIF([.C7:.K7];&quot;x&quot;)" office:value-type="float" office:value="0" calcext:value-type="float">
            <text:p>0</text:p>
          </table:table-cell>
          <table:table-cell table:style-name="ce146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 calcext:value-type="float">
            <text:p>0</text:p>
          </table:table-cell>
          <table:table-cell table:style-name="ce14"/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07" calcext:value-type="date">
            <text:p>7. XII. 08</text:p>
          </table:table-cell>
          <table:table-cell table:style-name="ce139" table:formula="of:=TEXT([.A8];&quot;Ddd&quot;)" office:value-type="string" office:string-value="ned" calcext:value-type="string">
            <text:p>ned</text:p>
          </table:table-cell>
          <table:table-cell table:style-name="ce6" office:value-type="string" calcext:value-type="string">
            <text:p>☻</text:p>
          </table:table-cell>
          <table:table-cell table:style-name="ce20" table:number-columns-repeated="2"/>
          <table:table-cell table:style-name="ce21" table:formula="of:=[$VzorciVnosov.$A$12]" office:value-type="string" office:string-value="D" calcext:value-type="string">
            <office:annotation draw:style-name="gr8" draw:text-style-name="P4" svg:width="2.719cm" svg:height="1.412cm" svg:x="8.586cm" svg:y="3.038cm" draw:caption-point-x="-0.232cm" draw:caption-point-y="1.886cm">
              <dc:date>2022-03-21T00:00:00</dc:date>
              <text:p text:style-name="P3">Med 5. in 8.12 bi želel biti prost</text:p>
            </office:annotation>
            <text:p>D</text:p>
          </table:table-cell>
          <table:table-cell table:style-name="ce21"/>
          <table:table-cell table:style-name="ce28" table:number-columns-repeated="2"/>
          <table:table-cell table:style-name="ce21" table:number-columns-repeated="2"/>
          <table:table-cell table:style-name="ce34" office:value-type="string" calcext:value-type="string">
            <text:p>MŠŠ</text:p>
          </table:table-cell>
          <table:table-cell table:style-name="ce143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43" table:formula="of:=COUNTIF([.C8:.K8];&quot;51&quot;)+COUNTIF([.C8:.K8];&quot;51$&quot;)+COUNTIF([.C8:.K8];&quot;51☻&quot;)" office:value-type="float" office:value="0" calcext:value-type="float">
            <text:p>0</text:p>
          </table:table-cell>
          <table:table-cell table:style-name="ce143" table:formula="of:=COUNTIF([.C8:.K8];&quot;52&quot;)+COUNTIF([.C8:.K8];&quot;52$&quot;)+COUNTIF([.C8:.K8];&quot;52☻&quot;)" office:value-type="float" office:value="0" calcext:value-type="float">
            <text:p>0</text:p>
          </table:table-cell>
          <table:table-cell table:style-name="ce143" table:formula="of:=COUNTIF([.C8:.K8];&quot;11-19&quot;)+COUNTIF([.C8:.K8];&quot;2&quot;)" office:value-type="float" office:value="0" calcext:value-type="float">
            <text:p>0</text:p>
          </table:table-cell>
          <table:table-cell table:style-name="ce143" table:formula="of:=COUNTIF([.C8:.K8];&quot;U&quot;)+COUNTIF([.C8:.K8];&quot;U☻&quot;)" office:value-type="float" office:value="0" calcext:value-type="float">
            <text:p>0</text:p>
          </table:table-cell>
          <table:table-cell table:style-name="ce143" table:formula="of:=COUNTIF([.C8:.K8];&quot;KVIT&quot;)+COUNTIF([.C8:.K8];&quot;KVIT☻&quot;)" office:value-type="float" office:value="0" calcext:value-type="float">
            <text:p>0</text:p>
          </table:table-cell>
          <table:table-cell table:style-name="ce144" table:formula="of:=COUNTBLANK([.C8:.K8])" office:value-type="float" office:value="7" calcext:value-type="float">
            <text:p>7</text:p>
          </table:table-cell>
          <table:table-cell table:style-name="ce145" table:formula="of:=COUNTIF([.C8:.K8];&quot;x&quot;)" office:value-type="float" office:value="0" calcext:value-type="float">
            <text:p>0</text:p>
          </table:table-cell>
          <table:table-cell table:style-name="ce146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08" calcext:value-type="date">
            <text:p>8. XII. 08</text:p>
          </table:table-cell>
          <table:table-cell table:style-name="ce138" table:formula="of:=TEXT([.A9];&quot;Ddd&quot;)" office:value-type="string" office:string-value="pon" calcext:value-type="string">
            <text:p>pon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" table:formula="of:=[$VzorciVnosov.$A$12]" office:value-type="string" office:string-value="D" calcext:value-type="string">
            <office:annotation draw:style-name="gr30" draw:text-style-name="P4" svg:width="2.719cm" svg:height="0.686cm" svg:x="8.586cm" svg:y="3.73cm" draw:caption-point-x="-0.232cm" draw:caption-point-y="1.896cm">
              <dc:date>2022-03-21T00:00:00</dc:date>
              <text:p text:style-name="P3">Pučnik</text:p>
            </office:annotation>
            <text:p>D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0"/>
          <table:table-cell table:style-name="ce141" office:value-type="string" calcext:value-type="string">
            <office:annotation draw:style-name="gr32" draw:text-style-name="P4" svg:width="2.983cm" svg:height="1.994cm" svg:x="13.783cm" svg:y="3.73cm" draw:caption-point-x="-0.222cm" draw:caption-point-y="1.896cm">
              <dc:date>2022-03-21T00:00:00</dc:date>
              <text:p text:style-name="P3">dežuren 8.in 15.12. tako da bi bil prost 10 .in 17.12.</text:p>
            </office:annotation>
            <text:p>KVIT☻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43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43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43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43" table:formula="of:=COUNTIF([.C9:.K9];&quot;11-19&quot;)+COUNTIF([.C9:.K9];&quot;2&quot;)" office:value-type="float" office:value="1" calcext:value-type="float">
            <text:p>1</text:p>
          </table:table-cell>
          <table:table-cell table:style-name="ce143" table:formula="of:=COUNTIF([.C9:.K9];&quot;U&quot;)+COUNTIF([.C9:.K9];&quot;U☻&quot;)" office:value-type="float" office:value="1" calcext:value-type="float">
            <text:p>1</text:p>
          </table:table-cell>
          <table:table-cell table:style-name="ce143" table:formula="of:=COUNTIF([.C9:.K9];&quot;KVIT&quot;)+COUNTIF([.C9:.K9];&quot;KVIT☻&quot;)" office:value-type="float" office:value="2" calcext:value-type="float">
            <text:p>2</text:p>
          </table:table-cell>
          <table:table-cell table:style-name="ce144" table:formula="of:=COUNTBLANK([.C9:.K9])" office:value-type="float" office:value="1" calcext:value-type="float">
            <text:p>1</text:p>
          </table:table-cell>
          <table:table-cell table:style-name="ce145" table:formula="of:=COUNTIF([.C9:.K9];&quot;x&quot;)" office:value-type="float" office:value="1" calcext:value-type="float">
            <text:p>1</text:p>
          </table:table-cell>
          <table:table-cell table:style-name="ce146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/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09" calcext:value-type="date">
            <text:p>9. XII. 08</text:p>
          </table:table-cell>
          <table:table-cell table:style-name="ce138" table:formula="of:=TEXT([.A10];&quot;Ddd&quot;)" office:value-type="string" office:string-value="tor" calcext:value-type="string">
            <text:p>tor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40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34" office:value-type="string" calcext:value-type="string">
            <text:p>KON</text:p>
          </table:table-cell>
          <table:table-cell table:style-name="ce143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43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43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43" table:formula="of:=COUNTIF([.C10:.K10];&quot;11-19&quot;)+COUNTIF([.C10:.K10];&quot;2&quot;)" office:value-type="float" office:value="1" calcext:value-type="float">
            <text:p>1</text:p>
          </table:table-cell>
          <table:table-cell table:style-name="ce143" table:formula="of:=COUNTIF([.C10:.K10];&quot;U&quot;)+COUNTIF([.C10:.K10];&quot;U☻&quot;)" office:value-type="float" office:value="1" calcext:value-type="float">
            <text:p>1</text:p>
          </table:table-cell>
          <table:table-cell table:style-name="ce143" table:formula="of:=COUNTIF([.C10:.K10];&quot;KVIT&quot;)+COUNTIF([.C10:.K10];&quot;KVIT☻&quot;)" office:value-type="float" office:value="2" calcext:value-type="float">
            <text:p>2</text:p>
          </table:table-cell>
          <table:table-cell table:style-name="ce144" table:formula="of:=COUNTBLANK([.C10:.K10])" office:value-type="float" office:value="1" calcext:value-type="float">
            <text:p>1</text:p>
          </table:table-cell>
          <table:table-cell table:style-name="ce145" table:formula="of:=COUNTIF([.C10:.K10];&quot;x&quot;)" office:value-type="float" office:value="1" calcext:value-type="float">
            <text:p>1</text:p>
          </table:table-cell>
          <table:table-cell table:style-name="ce146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0" calcext:value-type="date">
            <text:p>10. XII. 08</text:p>
          </table:table-cell>
          <table:table-cell table:style-name="ce138" table:formula="of:=TEXT([.A11];&quot;Ddd&quot;)" office:value-type="string" office:string-value="sre" calcext:value-type="string">
            <text:p>sre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office:value-type="string" calcext:value-type="string">
            <text:p>KVIT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140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4" office:value-type="string" calcext:value-type="string">
            <text:p>KON</text:p>
          </table:table-cell>
          <table:table-cell table:style-name="ce143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43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43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43" table:formula="of:=COUNTIF([.C11:.K11];&quot;11-19&quot;)+COUNTIF([.C11:.K11];&quot;2&quot;)" office:value-type="float" office:value="1" calcext:value-type="float">
            <text:p>1</text:p>
          </table:table-cell>
          <table:table-cell table:style-name="ce143" table:formula="of:=COUNTIF([.C11:.K11];&quot;U&quot;)+COUNTIF([.C11:.K11];&quot;U☻&quot;)" office:value-type="float" office:value="1" calcext:value-type="float">
            <text:p>1</text:p>
          </table:table-cell>
          <table:table-cell table:style-name="ce143" table:formula="of:=COUNTIF([.C11:.K11];&quot;KVIT&quot;)+COUNTIF([.C11:.K11];&quot;KVIT☻&quot;)" office:value-type="float" office:value="2" calcext:value-type="float">
            <text:p>2</text:p>
          </table:table-cell>
          <table:table-cell table:style-name="ce144" table:formula="of:=COUNTBLANK([.C11:.K11])" office:value-type="float" office:value="1" calcext:value-type="float">
            <text:p>1</text:p>
          </table:table-cell>
          <table:table-cell table:style-name="ce145" table:formula="of:=COUNTIF([.C11:.K11];&quot;x&quot;)" office:value-type="float" office:value="1" calcext:value-type="float">
            <text:p>1</text:p>
          </table:table-cell>
          <table:table-cell table:style-name="ce146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1" calcext:value-type="date">
            <text:p>11. XII. 08</text:p>
          </table:table-cell>
          <table:table-cell table:style-name="ce138" table:formula="of:=TEXT([.A12];&quot;Ddd&quot;)" office:value-type="string" office:string-value="čet" calcext:value-type="string">
            <text:p>čet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2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34" office:value-type="string" calcext:value-type="string">
            <text:p>KON</text:p>
          </table:table-cell>
          <table:table-cell table:style-name="ce143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43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43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143" table:formula="of:=COUNTIF([.C12:.K12];&quot;11-19&quot;)+COUNTIF([.C12:.K12];&quot;2&quot;)" office:value-type="float" office:value="1" calcext:value-type="float">
            <text:p>1</text:p>
          </table:table-cell>
          <table:table-cell table:style-name="ce143" table:formula="of:=COUNTIF([.C12:.K12];&quot;U&quot;)+COUNTIF([.C12:.K12];&quot;U☻&quot;)" office:value-type="float" office:value="1" calcext:value-type="float">
            <text:p>1</text:p>
          </table:table-cell>
          <table:table-cell table:style-name="ce143" table:formula="of:=COUNTIF([.C12:.K12];&quot;KVIT&quot;)+COUNTIF([.C12:.K12];&quot;KVIT☻&quot;)" office:value-type="float" office:value="3" calcext:value-type="float">
            <text:p>3</text:p>
          </table:table-cell>
          <table:table-cell table:style-name="ce144" table:formula="of:=COUNTBLANK([.C12:.K12])" office:value-type="float" office:value="1" calcext:value-type="float">
            <text:p>1</text:p>
          </table:table-cell>
          <table:table-cell table:style-name="ce145" table:formula="of:=COUNTIF([.C12:.K12];&quot;x&quot;)" office:value-type="float" office:value="1" calcext:value-type="float">
            <text:p>1</text:p>
          </table:table-cell>
          <table:table-cell table:style-name="ce146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/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2" calcext:value-type="date">
            <text:p>12. XII. 08</text:p>
          </table:table-cell>
          <table:table-cell table:style-name="ce138" table:formula="of:=TEXT([.A13];&quot;Ddd&quot;)" office:value-type="string" office:string-value="pet" calcext:value-type="string">
            <text:p>pet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2" office:value-type="string" calcext:value-type="string">
            <text:p>KVIT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140"/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43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143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143" table:formula="of:=COUNTIF([.C13:.K13];&quot;11-19&quot;)+COUNTIF([.C13:.K13];&quot;2&quot;)" office:value-type="float" office:value="1" calcext:value-type="float">
            <text:p>1</text:p>
          </table:table-cell>
          <table:table-cell table:style-name="ce143" table:formula="of:=COUNTIF([.C13:.K13];&quot;U&quot;)+COUNTIF([.C13:.K13];&quot;U☻&quot;)" office:value-type="float" office:value="1" calcext:value-type="float">
            <text:p>1</text:p>
          </table:table-cell>
          <table:table-cell table:style-name="ce143" table:formula="of:=COUNTIF([.C13:.K13];&quot;KVIT&quot;)+COUNTIF([.C13:.K13];&quot;KVIT☻&quot;)" office:value-type="float" office:value="2" calcext:value-type="float">
            <text:p>2</text:p>
          </table:table-cell>
          <table:table-cell table:style-name="ce144" table:formula="of:=COUNTBLANK([.C13:.K13])" office:value-type="float" office:value="1" calcext:value-type="float">
            <text:p>1</text:p>
          </table:table-cell>
          <table:table-cell table:style-name="ce145" table:formula="of:=COUNTIF([.C13:.K13];&quot;x&quot;)" office:value-type="float" office:value="1" calcext:value-type="float">
            <text:p>1</text:p>
          </table:table-cell>
          <table:table-cell table:style-name="ce146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14"/>
          <table:table-cell table:style-name="ce2" table:formula="of:=[$VzorciVnosov.$A$13]" office:value-type="string" office:string-value="BOL" calcext:value-type="string">
            <text:p>BOL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13" calcext:value-type="date">
            <text:p>13. XII. 08</text:p>
          </table:table-cell>
          <table:table-cell table:style-name="ce139" table:formula="of:=TEXT([.A14];&quot;Ddd&quot;)" office:value-type="string" office:string-value="sob" calcext:value-type="string">
            <text:p>sob</text:p>
          </table:table-cell>
          <table:table-cell table:style-name="ce25"/>
          <table:table-cell table:style-name="ce74"/>
          <table:table-cell table:style-name="ce25"/>
          <table:table-cell table:style-name="ce22" office:value-type="string" calcext:value-type="string">
            <office:annotation draw:style-name="gr12" draw:text-style-name="P4" svg:width="2.719cm" svg:height="1.419cm" svg:x="8.586cm" svg:y="7.24cm" draw:caption-point-x="-0.232cm" draw:caption-point-y="1.896cm">
              <dc:date>2022-03-21T00:00:00</dc:date>
              <text:p text:style-name="P3">Lahko dežuram 13 in 14. ter 25/26</text:p>
            </office:annotation>
            <text:p>☻</text:p>
          </table:table-cell>
          <table:table-cell table:style-name="ce25" table:number-columns-repeated="3"/>
          <table:table-cell table:style-name="ce32"/>
          <table:table-cell table:style-name="ce72"/>
          <table:table-cell table:style-name="ce34" office:value-type="string" calcext:value-type="string">
            <text:p>PIN</text:p>
          </table:table-cell>
          <table:table-cell table:style-name="ce143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43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143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143" table:formula="of:=COUNTIF([.C14:.K14];&quot;11-19&quot;)+COUNTIF([.C14:.K14];&quot;2&quot;)" office:value-type="float" office:value="0" calcext:value-type="float">
            <text:p>0</text:p>
          </table:table-cell>
          <table:table-cell table:style-name="ce143" table:formula="of:=COUNTIF([.C14:.K14];&quot;U&quot;)+COUNTIF([.C14:.K14];&quot;U☻&quot;)" office:value-type="float" office:value="0" calcext:value-type="float">
            <text:p>0</text:p>
          </table:table-cell>
          <table:table-cell table:style-name="ce143" table:formula="of:=COUNTIF([.C14:.K14];&quot;KVIT&quot;)+COUNTIF([.C14:.K14];&quot;KVIT☻&quot;)" office:value-type="float" office:value="0" calcext:value-type="float">
            <text:p>0</text:p>
          </table:table-cell>
          <table:table-cell table:style-name="ce144" table:formula="of:=COUNTBLANK([.C14:.K14])" office:value-type="float" office:value="8" calcext:value-type="float">
            <text:p>8</text:p>
          </table:table-cell>
          <table:table-cell table:style-name="ce145" table:formula="of:=COUNTIF([.C14:.K14];&quot;x&quot;)" office:value-type="float" office:value="0" calcext:value-type="float">
            <text:p>0</text:p>
          </table:table-cell>
          <table:table-cell table:style-name="ce146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14"/>
          <table:table-cell table:style-name="ce6" table:formula="of:=[$VzorciVnosov.$A$14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14" calcext:value-type="date">
            <text:p>14. XII. 08</text:p>
          </table:table-cell>
          <table:table-cell table:style-name="ce139" table:formula="of:=TEXT([.A15];&quot;Ddd&quot;)" office:value-type="string" office:string-value="ned" calcext:value-type="string">
            <text:p>ned</text:p>
          </table:table-cell>
          <table:table-cell table:style-name="ce29"/>
          <table:table-cell table:style-name="ce20"/>
          <table:table-cell table:style-name="ce72"/>
          <table:table-cell table:style-name="ce22" office:value-type="string" calcext:value-type="string">
            <office:annotation draw:style-name="gr12" draw:text-style-name="P4" svg:width="2.719cm" svg:height="1.419cm" svg:x="8.586cm" svg:y="7.942cm" draw:caption-point-x="-0.232cm" draw:caption-point-y="1.896cm">
              <dc:date>2022-03-21T00:00:00</dc:date>
              <text:p text:style-name="P3">Lahko dežuram 13 in 14. ter 25/26</text:p>
            </office:annotation>
            <text:p>☻</text:p>
          </table:table-cell>
          <table:table-cell table:style-name="ce25"/>
          <table:table-cell table:style-name="ce21"/>
          <table:table-cell table:style-name="ce29"/>
          <table:table-cell table:style-name="ce115"/>
          <table:table-cell table:style-name="ce72"/>
          <table:table-cell table:style-name="ce34" office:value-type="string" calcext:value-type="string">
            <text:p>PIN</text:p>
          </table:table-cell>
          <table:table-cell table:style-name="ce143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43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143" table:formula="of:=COUNTIF([.C15:.K15];&quot;52&quot;)+COUNTIF([.C15:.K15];&quot;52$&quot;)+COUNTIF([.C15:.K15];&quot;52☻&quot;)" office:value-type="float" office:value="0" calcext:value-type="float">
            <text:p>0</text:p>
          </table:table-cell>
          <table:table-cell table:style-name="ce143" table:formula="of:=COUNTIF([.C15:.K15];&quot;11-19&quot;)+COUNTIF([.C15:.K15];&quot;2&quot;)" office:value-type="float" office:value="0" calcext:value-type="float">
            <text:p>0</text:p>
          </table:table-cell>
          <table:table-cell table:style-name="ce143" table:formula="of:=COUNTIF([.C15:.K15];&quot;U&quot;)+COUNTIF([.C15:.K15];&quot;U☻&quot;)" office:value-type="float" office:value="0" calcext:value-type="float">
            <text:p>0</text:p>
          </table:table-cell>
          <table:table-cell table:style-name="ce143" table:formula="of:=COUNTIF([.C15:.K15];&quot;KVIT&quot;)+COUNTIF([.C15:.K15];&quot;KVIT☻&quot;)" office:value-type="float" office:value="0" calcext:value-type="float">
            <text:p>0</text:p>
          </table:table-cell>
          <table:table-cell table:style-name="ce144" table:formula="of:=COUNTBLANK([.C15:.K15])" office:value-type="float" office:value="8" calcext:value-type="float">
            <text:p>8</text:p>
          </table:table-cell>
          <table:table-cell table:style-name="ce145" table:formula="of:=COUNTIF([.C15:.K15];&quot;x&quot;)" office:value-type="float" office:value="0" calcext:value-type="float">
            <text:p>0</text:p>
          </table:table-cell>
          <table:table-cell table:style-name="ce146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14"/>
          <table:table-cell table:style-name="ce3" table:formula="of:=[$VzorciVnosov.$A$15]" office:value-type="string" office:string-value="SO" calcext:value-type="string">
            <text:p>SO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5" calcext:value-type="date">
            <text:p>15. XII. 08</text:p>
          </table:table-cell>
          <table:table-cell table:style-name="ce138" table:formula="of:=TEXT([.A16];&quot;Ddd&quot;)" office:value-type="string" office:string-value="pon" calcext:value-type="string">
            <text:p>pon</text:p>
          </table:table-cell>
          <table:table-cell table:style-name="ce3" office:value-type="string" calcext:value-type="string">
            <office:annotation draw:style-name="gr3" draw:text-style-name="P4" svg:width="2.719cm" svg:height="1.261cm" svg:x="4.681cm" svg:y="8.644cm" draw:caption-point-x="-0.232cm" draw:caption-point-y="1.896cm">
              <dc:date>2022-03-21T00:00:00</dc:date>
              <text:p text:style-name="P3">dopust 15. decebra</text:p>
            </office:annotation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5" office:value-type="string" calcext:value-type="string">
            <office:annotation draw:style-name="gr30" draw:text-style-name="P4" svg:width="2.731cm" svg:height="0.686cm" svg:x="11.189cm" svg:y="8.644cm" draw:caption-point-x="-0.232cm" draw:caption-point-y="1.896cm">
              <dc:date>2022-03-21T00:00:00</dc:date>
              <text:p text:style-name="P3">Pučnik</text:p>
            </office:annotation>
            <text:p>X</text:p>
          </table:table-cell>
          <table:table-cell table:style-name="ce15"/>
          <table:table-cell table:style-name="ce3" office:value-type="string" calcext:value-type="string">
            <office:annotation draw:style-name="gr32" draw:text-style-name="P4" svg:width="2.983cm" svg:height="1.994cm" svg:x="13.783cm" svg:y="8.644cm" draw:caption-point-x="-0.222cm" draw:caption-point-y="1.896cm">
              <dc:date>2022-03-21T00:00:00</dc:date>
              <text:p text:style-name="P3">dežuren 8.in 15.12. tako da bi bil prost 10 .in 17.12.</text:p>
            </office:annotation>
            <text:p>51☻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43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43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43" table:formula="of:=COUNTIF([.C16:.K16];&quot;11-19&quot;)+COUNTIF([.C16:.K16];&quot;2&quot;)" office:value-type="float" office:value="1" calcext:value-type="float">
            <text:p>1</text:p>
          </table:table-cell>
          <table:table-cell table:style-name="ce143" table:formula="of:=COUNTIF([.C16:.K16];&quot;U&quot;)+COUNTIF([.C16:.K16];&quot;U☻&quot;)" office:value-type="float" office:value="1" calcext:value-type="float">
            <text:p>1</text:p>
          </table:table-cell>
          <table:table-cell table:style-name="ce143" table:formula="of:=COUNTIF([.C16:.K16];&quot;KVIT&quot;)+COUNTIF([.C16:.K16];&quot;KVIT☻&quot;)" office:value-type="float" office:value="1" calcext:value-type="float">
            <text:p>1</text:p>
          </table:table-cell>
          <table:table-cell table:style-name="ce144" table:formula="of:=COUNTBLANK([.C16:.K16])" office:value-type="float" office:value="1" calcext:value-type="float">
            <text:p>1</text:p>
          </table:table-cell>
          <table:table-cell table:style-name="ce145" table:formula="of:=COUNTIF([.C16:.K16];&quot;x&quot;)" office:value-type="float" office:value="2" calcext:value-type="float">
            <text:p>2</text:p>
          </table:table-cell>
          <table:table-cell table:style-name="ce146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14"/>
          <table:table-cell table:style-name="ce7" table:formula="of:=[$VzorciVnosov.$A$16]" office:value-type="string" office:string-value="☻" calcext:value-type="string">
            <text:p>☻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6" calcext:value-type="date">
            <text:p>16. XII. 08</text:p>
          </table:table-cell>
          <table:table-cell table:style-name="ce138" table:formula="of:=TEXT([.A17];&quot;Ddd&quot;)" office:value-type="string" office:string-value="tor" calcext:value-type="string">
            <text:p>tor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"/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2" table:formula="of:=[$VzorciVnosov.$A$3]" office:value-type="string" office:string-value="52☻" calcext:value-type="string">
            <text:p>52☻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43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43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43" table:formula="of:=COUNTIF([.C17:.K17];&quot;11-19&quot;)+COUNTIF([.C17:.K17];&quot;2&quot;)" office:value-type="float" office:value="1" calcext:value-type="float">
            <text:p>1</text:p>
          </table:table-cell>
          <table:table-cell table:style-name="ce143" table:formula="of:=COUNTIF([.C17:.K17];&quot;U&quot;)+COUNTIF([.C17:.K17];&quot;U☻&quot;)" office:value-type="float" office:value="1" calcext:value-type="float">
            <text:p>1</text:p>
          </table:table-cell>
          <table:table-cell table:style-name="ce143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144" table:formula="of:=COUNTBLANK([.C17:.K17])" office:value-type="float" office:value="1" calcext:value-type="float">
            <text:p>1</text:p>
          </table:table-cell>
          <table:table-cell table:style-name="ce145" table:formula="of:=COUNTIF([.C17:.K17];&quot;x&quot;)" office:value-type="float" office:value="1" calcext:value-type="float">
            <text:p>1</text:p>
          </table:table-cell>
          <table:table-cell table:style-name="ce146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14"/>
          <table:table-cell table:style-name="ce8" table:formula="of:=[$VzorciVnosov.$A$17]" office:value-type="string" office:string-value="51$" calcext:value-type="string">
            <text:p>51$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7" calcext:value-type="date">
            <text:p>17. XII. 08</text:p>
          </table:table-cell>
          <table:table-cell table:style-name="ce138" table:formula="of:=TEXT([.A18];&quot;Ddd&quot;)" office:value-type="string" office:string-value="sre" calcext:value-type="string">
            <text:p>sre</text:p>
          </table:table-cell>
          <table:table-cell table:style-name="ce3" table:formula="of:=[$VzorciVnosov.$A$4]" office:value-type="string" office:string-value="51" calcext:value-type="string">
            <text:p>51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5" office:value-type="string" calcext:value-type="string">
            <office:annotation draw:style-name="gr30" draw:text-style-name="P4" svg:width="2.719cm" svg:height="0.686cm" svg:x="9.899cm" svg:y="10.048cm" draw:caption-point-x="-0.243cm" draw:caption-point-y="1.896cm">
              <dc:date>2022-03-21T00:00:00</dc:date>
              <text:p text:style-name="P3">Trbovlje</text:p>
            </office:annotation>
            <text:p>X</text:p>
          </table:table-cell>
          <table:table-cell table:style-name="ce2" table:formula="of:=[$VzorciVnosov.$A$9]" office:value-type="string" office:string-value="U☻" calcext:value-type="string">
            <text:p>U☻</text:p>
          </table:table-cell>
          <table:table-cell table:style-name="ce75"/>
          <table:table-cell table:style-name="ce5" table:formula="of:=[$VzorciVnosov.$A$11]" office:value-type="string" office:string-value="X" calcext:value-type="string">
            <office:annotation draw:style-name="gr30" draw:text-style-name="P4" svg:width="2.983cm" svg:height="0.686cm" svg:x="13.793cm" svg:y="10.048cm" draw:caption-point-x="-0.232cm" draw:caption-point-y="1.896cm">
              <dc:date>2022-03-21T00:00:00</dc:date>
              <text:p text:style-name="P3">tRBOVLJE</text:p>
            </office:annotation>
            <text:p>X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43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43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43" table:formula="of:=COUNTIF([.C18:.K18];&quot;11-19&quot;)+COUNTIF([.C18:.K18];&quot;2&quot;)" office:value-type="float" office:value="1" calcext:value-type="float">
            <text:p>1</text:p>
          </table:table-cell>
          <table:table-cell table:style-name="ce143" table:formula="of:=COUNTIF([.C18:.K18];&quot;U&quot;)+COUNTIF([.C18:.K18];&quot;U☻&quot;)" office:value-type="float" office:value="1" calcext:value-type="float">
            <text:p>1</text:p>
          </table:table-cell>
          <table:table-cell table:style-name="ce143" table:formula="of:=COUNTIF([.C18:.K18];&quot;KVIT&quot;)+COUNTIF([.C18:.K18];&quot;KVIT☻&quot;)" office:value-type="float" office:value="1" calcext:value-type="float">
            <text:p>1</text:p>
          </table:table-cell>
          <table:table-cell table:style-name="ce144" table:formula="of:=COUNTBLANK([.C18:.K18])" office:value-type="float" office:value="1" calcext:value-type="float">
            <text:p>1</text:p>
          </table:table-cell>
          <table:table-cell table:style-name="ce145" table:formula="of:=COUNTIF([.C18:.K18];&quot;x&quot;)" office:value-type="float" office:value="3" calcext:value-type="float">
            <text:p>3</text:p>
          </table:table-cell>
          <table:table-cell table:style-name="ce146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14"/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8" calcext:value-type="date">
            <text:p>18. XII. 08</text:p>
          </table:table-cell>
          <table:table-cell table:style-name="ce138" table:formula="of:=TEXT([.A19];&quot;Ddd&quot;)" office:value-type="string" office:string-value="čet" calcext:value-type="string">
            <text:p>čet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3" table:formula="of:=[$VzorciVnosov.$A$12]" office:value-type="string" office:string-value="D" calcext:value-type="string">
            <office:annotation draw:style-name="gr28" draw:text-style-name="P4" svg:width="2.72cm" svg:height="2.005cm" svg:x="7.295cm" svg:y="10.739cm" draw:caption-point-x="-0.243cm" draw:caption-point-y="1.907cm">
              <dc:date>2022-03-21T00:00:00</dc:date>
              <text:p text:style-name="P3">Trbovlje</text:p>
            </office:annotation>
            <text:p>D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43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143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43" table:formula="of:=COUNTIF([.C19:.K19];&quot;11-19&quot;)+COUNTIF([.C19:.K19];&quot;2&quot;)" office:value-type="float" office:value="1" calcext:value-type="float">
            <text:p>1</text:p>
          </table:table-cell>
          <table:table-cell table:style-name="ce143" table:formula="of:=COUNTIF([.C19:.K19];&quot;U&quot;)+COUNTIF([.C19:.K19];&quot;U☻&quot;)" office:value-type="float" office:value="1" calcext:value-type="float">
            <text:p>1</text:p>
          </table:table-cell>
          <table:table-cell table:style-name="ce143" table:formula="of:=COUNTIF([.C19:.K19];&quot;KVIT&quot;)+COUNTIF([.C19:.K19];&quot;KVIT☻&quot;)" office:value-type="float" office:value="2" calcext:value-type="float">
            <text:p>2</text:p>
          </table:table-cell>
          <table:table-cell table:style-name="ce144" table:formula="of:=COUNTBLANK([.C19:.K19])" office:value-type="float" office:value="1" calcext:value-type="float">
            <text:p>1</text:p>
          </table:table-cell>
          <table:table-cell table:style-name="ce145" table:formula="of:=COUNTIF([.C19:.K19];&quot;x&quot;)" office:value-type="float" office:value="0" calcext:value-type="float">
            <text:p>0</text:p>
          </table:table-cell>
          <table:table-cell table:style-name="ce146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19" calcext:value-type="date">
            <text:p>19. XII. 08</text:p>
          </table:table-cell>
          <table:table-cell table:style-name="ce138" table:formula="of:=TEXT([.A20];&quot;Ddd&quot;)" office:value-type="string" office:string-value="pet" calcext:value-type="string">
            <text:p>pet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43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143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143" table:formula="of:=COUNTIF([.C20:.K20];&quot;11-19&quot;)+COUNTIF([.C20:.K20];&quot;2&quot;)" office:value-type="float" office:value="1" calcext:value-type="float">
            <text:p>1</text:p>
          </table:table-cell>
          <table:table-cell table:style-name="ce143" table:formula="of:=COUNTIF([.C20:.K20];&quot;U&quot;)+COUNTIF([.C20:.K20];&quot;U☻&quot;)" office:value-type="float" office:value="1" calcext:value-type="float">
            <text:p>1</text:p>
          </table:table-cell>
          <table:table-cell table:style-name="ce143" table:formula="of:=COUNTIF([.C20:.K20];&quot;KVIT&quot;)+COUNTIF([.C20:.K20];&quot;KVIT☻&quot;)" office:value-type="float" office:value="2" calcext:value-type="float">
            <text:p>2</text:p>
          </table:table-cell>
          <table:table-cell table:style-name="ce144" table:formula="of:=COUNTBLANK([.C20:.K20])" office:value-type="float" office:value="1" calcext:value-type="float">
            <text:p>1</text:p>
          </table:table-cell>
          <table:table-cell table:style-name="ce145" table:formula="of:=COUNTIF([.C20:.K20];&quot;x&quot;)" office:value-type="float" office:value="1" calcext:value-type="float">
            <text:p>1</text:p>
          </table:table-cell>
          <table:table-cell table:style-name="ce146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20" calcext:value-type="date">
            <text:p>20. XII. 08</text:p>
          </table:table-cell>
          <table:table-cell table:style-name="ce139" table:formula="of:=TEXT([.A21];&quot;Ddd&quot;)" office:value-type="string" office:string-value="sob" calcext:value-type="string">
            <text:p>sob</text:p>
          </table:table-cell>
          <table:table-cell table:style-name="ce20"/>
          <table:table-cell table:style-name="ce6" office:value-type="string" calcext:value-type="string">
            <text:p>☻</text:p>
          </table:table-cell>
          <table:table-cell table:style-name="ce21" table:number-columns-repeated="3"/>
          <table:table-cell table:style-name="ce28"/>
          <table:table-cell table:style-name="ce21" table:number-columns-repeated="2"/>
          <table:table-cell table:style-name="ce21" table:formula="of:=[$VzorciVnosov.$A$12]" office:value-type="string" office:string-value="D" calcext:value-type="string">
            <office:annotation draw:style-name="gr3" draw:text-style-name="P4" svg:width="2.863cm" svg:height="1.261cm" svg:x="15.095cm" svg:y="12.143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43" table:formula="of:=COUNTIF([.C21:.K21];&quot;51&quot;)+COUNTIF([.C21:.K21];&quot;51$&quot;)+COUNTIF([.C21:.K21];&quot;51☻&quot;)" office:value-type="float" office:value="0" calcext:value-type="float">
            <text:p>0</text:p>
          </table:table-cell>
          <table:table-cell table:style-name="ce143" table:formula="of:=COUNTIF([.C21:.K21];&quot;52&quot;)+COUNTIF([.C21:.K21];&quot;52$&quot;)+COUNTIF([.C21:.K21];&quot;52☻&quot;)" office:value-type="float" office:value="0" calcext:value-type="float">
            <text:p>0</text:p>
          </table:table-cell>
          <table:table-cell table:style-name="ce143" table:formula="of:=COUNTIF([.C21:.K21];&quot;11-19&quot;)+COUNTIF([.C21:.K21];&quot;2&quot;)" office:value-type="float" office:value="0" calcext:value-type="float">
            <text:p>0</text:p>
          </table:table-cell>
          <table:table-cell table:style-name="ce143" table:formula="of:=COUNTIF([.C21:.K21];&quot;U&quot;)+COUNTIF([.C21:.K21];&quot;U☻&quot;)" office:value-type="float" office:value="0" calcext:value-type="float">
            <text:p>0</text:p>
          </table:table-cell>
          <table:table-cell table:style-name="ce143" table:formula="of:=COUNTIF([.C21:.K21];&quot;KVIT&quot;)+COUNTIF([.C21:.K21];&quot;KVIT☻&quot;)" office:value-type="float" office:value="0" calcext:value-type="float">
            <text:p>0</text:p>
          </table:table-cell>
          <table:table-cell table:style-name="ce144" table:formula="of:=COUNTBLANK([.C21:.K21])" office:value-type="float" office:value="7" calcext:value-type="float">
            <text:p>7</text:p>
          </table:table-cell>
          <table:table-cell table:style-name="ce145" table:formula="of:=COUNTIF([.C21:.K21];&quot;x&quot;)" office:value-type="float" office:value="0" calcext:value-type="float">
            <text:p>0</text:p>
          </table:table-cell>
          <table:table-cell table:style-name="ce146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21" calcext:value-type="date">
            <text:p>21. XII. 08</text:p>
          </table:table-cell>
          <table:table-cell table:style-name="ce139" table:formula="of:=TEXT([.A22];&quot;Ddd&quot;)" office:value-type="string" office:string-value="ned" calcext:value-type="string">
            <text:p>ned</text:p>
          </table:table-cell>
          <table:table-cell table:style-name="ce21"/>
          <table:table-cell table:style-name="ce6" office:value-type="string" calcext:value-type="string">
            <text:p>☻</text:p>
          </table:table-cell>
          <table:table-cell table:style-name="ce28"/>
          <table:table-cell table:style-name="ce72" table:number-columns-repeated="2"/>
          <table:table-cell table:style-name="ce21"/>
          <table:table-cell table:style-name="ce28"/>
          <table:table-cell table:style-name="ce20"/>
          <table:table-cell table:style-name="ce21" table:formula="of:=[$VzorciVnosov.$A$12]" office:value-type="string" office:string-value="D" calcext:value-type="string">
            <office:annotation draw:style-name="gr3" draw:text-style-name="P4" svg:width="2.863cm" svg:height="1.261cm" svg:x="15.095cm" svg:y="12.845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43" table:formula="of:=COUNTIF([.C22:.K22];&quot;51&quot;)+COUNTIF([.C22:.K22];&quot;51$&quot;)+COUNTIF([.C22:.K22];&quot;51☻&quot;)" office:value-type="float" office:value="0" calcext:value-type="float">
            <text:p>0</text:p>
          </table:table-cell>
          <table:table-cell table:style-name="ce143" table:formula="of:=COUNTIF([.C22:.K22];&quot;52&quot;)+COUNTIF([.C22:.K22];&quot;52$&quot;)+COUNTIF([.C22:.K22];&quot;52☻&quot;)" office:value-type="float" office:value="0" calcext:value-type="float">
            <text:p>0</text:p>
          </table:table-cell>
          <table:table-cell table:style-name="ce143" table:formula="of:=COUNTIF([.C22:.K22];&quot;11-19&quot;)+COUNTIF([.C22:.K22];&quot;2&quot;)" office:value-type="float" office:value="0" calcext:value-type="float">
            <text:p>0</text:p>
          </table:table-cell>
          <table:table-cell table:style-name="ce143" table:formula="of:=COUNTIF([.C22:.K22];&quot;U&quot;)+COUNTIF([.C22:.K22];&quot;U☻&quot;)" office:value-type="float" office:value="0" calcext:value-type="float">
            <text:p>0</text:p>
          </table:table-cell>
          <table:table-cell table:style-name="ce143" table:formula="of:=COUNTIF([.C22:.K22];&quot;KVIT&quot;)+COUNTIF([.C22:.K22];&quot;KVIT☻&quot;)" office:value-type="float" office:value="0" calcext:value-type="float">
            <text:p>0</text:p>
          </table:table-cell>
          <table:table-cell table:style-name="ce144" table:formula="of:=COUNTBLANK([.C22:.K22])" office:value-type="float" office:value="7" calcext:value-type="float">
            <text:p>7</text:p>
          </table:table-cell>
          <table:table-cell table:style-name="ce145" table:formula="of:=COUNTIF([.C22:.K22];&quot;x&quot;)" office:value-type="float" office:value="0" calcext:value-type="float">
            <text:p>0</text:p>
          </table:table-cell>
          <table:table-cell table:style-name="ce146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22" calcext:value-type="date">
            <text:p>22. XII. 08</text:p>
          </table:table-cell>
          <table:table-cell table:style-name="ce138" table:formula="of:=TEXT([.A23];&quot;Ddd&quot;)" office:value-type="string" office:string-value="pon" calcext:value-type="string">
            <text:p>pon</text:p>
          </table:table-cell>
          <table:table-cell table:style-name="ce2" office:value-type="string" calcext:value-type="string">
            <text:p>KVIT</text:p>
          </table:table-cell>
          <table:table-cell table:style-name="ce5" office:value-type="string" calcext:value-type="string">
            <text:p>X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table:formula="of:=[$VzorciVnosov.$A$8]" office:value-type="string" office:string-value="U" calcext:value-type="string">
            <text:p>U</text:p>
          </table:table-cell>
          <table:table-cell table:style-name="ce3" table:formula="of:=[$VzorciVnosov.$A$12]" office:value-type="string" office:string-value="D" calcext:value-type="string">
            <text:p>D</text:p>
          </table:table-cell>
          <table:table-cell table:style-name="ce15"/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863cm" svg:height="1.261cm" svg:x="15.095cm" svg:y="13.547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43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143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43" table:formula="of:=COUNTIF([.C23:.K23];&quot;11-19&quot;)+COUNTIF([.C23:.K23];&quot;2&quot;)" office:value-type="float" office:value="1" calcext:value-type="float">
            <text:p>1</text:p>
          </table:table-cell>
          <table:table-cell table:style-name="ce143" table:formula="of:=COUNTIF([.C23:.K23];&quot;U&quot;)+COUNTIF([.C23:.K23];&quot;U☻&quot;)" office:value-type="float" office:value="1" calcext:value-type="float">
            <text:p>1</text:p>
          </table:table-cell>
          <table:table-cell table:style-name="ce143" table:formula="of:=COUNTIF([.C23:.K23];&quot;KVIT&quot;)+COUNTIF([.C23:.K23];&quot;KVIT☻&quot;)" office:value-type="float" office:value="1" calcext:value-type="float">
            <text:p>1</text:p>
          </table:table-cell>
          <table:table-cell table:style-name="ce144" table:formula="of:=COUNTBLANK([.C23:.K23])" office:value-type="float" office:value="1" calcext:value-type="float">
            <text:p>1</text:p>
          </table:table-cell>
          <table:table-cell table:style-name="ce145" table:formula="of:=COUNTIF([.C23:.K23];&quot;x&quot;)" office:value-type="float" office:value="1" calcext:value-type="float">
            <text:p>1</text:p>
          </table:table-cell>
          <table:table-cell table:style-name="ce146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23" calcext:value-type="date">
            <text:p>23. XII. 08</text:p>
          </table:table-cell>
          <table:table-cell table:style-name="ce138" table:formula="of:=TEXT([.A24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text:p>KVIT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72cm" svg:height="1.412cm" svg:x="5.982cm" svg:y="14.249cm" draw:caption-point-x="-0.232cm" draw:caption-point-y="1.90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2"/>
          <table:table-cell table:style-name="ce2" office:value-type="string" calcext:value-type="string">
            <office:annotation draw:style-name="gr19" draw:text-style-name="P4" svg:width="2.983cm" svg:height="2.153cm" svg:x="13.783cm" svg:y="14.249cm" draw:caption-point-x="-0.222cm" draw:caption-point-y="1.907cm">
              <dc:date>2022-03-21T00:00:00</dc:date>
              <text:p text:style-name="P3">dopust 23.12. </text:p>
            </office:annotation>
            <text:p>D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863cm" svg:height="1.261cm" svg:x="15.095cm" svg:y="14.249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43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43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43" table:formula="of:=COUNTIF([.C24:.K24];&quot;11-19&quot;)+COUNTIF([.C24:.K24];&quot;2&quot;)" office:value-type="float" office:value="1" calcext:value-type="float">
            <text:p>1</text:p>
          </table:table-cell>
          <table:table-cell table:style-name="ce143" table:formula="of:=COUNTIF([.C24:.K24];&quot;U&quot;)+COUNTIF([.C24:.K24];&quot;U☻&quot;)" office:value-type="float" office:value="0" calcext:value-type="float">
            <text:p>0</text:p>
          </table:table-cell>
          <table:table-cell table:style-name="ce143" table:formula="of:=COUNTIF([.C24:.K24];&quot;KVIT&quot;)+COUNTIF([.C24:.K24];&quot;KVIT☻&quot;)" office:value-type="float" office:value="2" calcext:value-type="float">
            <text:p>2</text:p>
          </table:table-cell>
          <table:table-cell table:style-name="ce144" table:formula="of:=COUNTBLANK([.C24:.K24])" office:value-type="float" office:value="1" calcext:value-type="float">
            <text:p>1</text:p>
          </table:table-cell>
          <table:table-cell table:style-name="ce145" table:formula="of:=COUNTIF([.C24:.K24];&quot;x&quot;)" office:value-type="float" office:value="0" calcext:value-type="float">
            <text:p>0</text:p>
          </table:table-cell>
          <table:table-cell table:style-name="ce146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24" calcext:value-type="date">
            <text:p>24. XII. 08</text:p>
          </table:table-cell>
          <table:table-cell table:style-name="ce138" table:formula="of:=TEXT([.A25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office:annotation draw:style-name="gr12" draw:text-style-name="P4" svg:width="2.73cm" svg:height="1.419cm" svg:x="4.692cm" svg:y="14.951cm" draw:caption-point-x="-0.243cm" draw:caption-point-y="1.907cm">
              <dc:date>2022-03-21T00:00:00</dc:date>
              <text:p text:style-name="P3">ne bi dežurala 24. in 25. decemra</text:p>
            </office:annotation>
            <text:p>KVIT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72cm" svg:height="1.412cm" svg:x="5.982cm" svg:y="14.951cm" draw:caption-point-x="-0.232cm" draw:caption-point-y="1.90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8" table:formula="of:=[$VzorciVnosov.$A$18]" office:value-type="string" office:string-value="52$" calcext:value-type="string">
            <text:p>52$</text:p>
          </table:table-cell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3" table:formula="of:=[$VzorciVnosov.$A$10]" office:value-type="string" office:string-value="11-19" calcext:value-type="string">
            <text:p>11-19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863cm" svg:height="1.261cm" svg:x="15.095cm" svg:y="14.951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N</text:p>
          </table:table-cell>
          <table:table-cell table:style-name="ce143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43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43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43" table:formula="of:=COUNTIF([.C25:.K25];&quot;11-19&quot;)+COUNTIF([.C25:.K25];&quot;2&quot;)" office:value-type="float" office:value="1" calcext:value-type="float">
            <text:p>1</text:p>
          </table:table-cell>
          <table:table-cell table:style-name="ce143" table:formula="of:=COUNTIF([.C25:.K25];&quot;U&quot;)+COUNTIF([.C25:.K25];&quot;U☻&quot;)" office:value-type="float" office:value="0" calcext:value-type="float">
            <text:p>0</text:p>
          </table:table-cell>
          <table:table-cell table:style-name="ce143" table:formula="of:=COUNTIF([.C25:.K25];&quot;KVIT&quot;)+COUNTIF([.C25:.K25];&quot;KVIT☻&quot;)" office:value-type="float" office:value="2" calcext:value-type="float">
            <text:p>2</text:p>
          </table:table-cell>
          <table:table-cell table:style-name="ce144" table:formula="of:=COUNTBLANK([.C25:.K25])" office:value-type="float" office:value="1" calcext:value-type="float">
            <text:p>1</text:p>
          </table:table-cell>
          <table:table-cell table:style-name="ce145" table:formula="of:=COUNTIF([.C25:.K25];&quot;x&quot;)" office:value-type="float" office:value="1" calcext:value-type="float">
            <text:p>1</text:p>
          </table:table-cell>
          <table:table-cell table:style-name="ce146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25" calcext:value-type="date">
            <text:p>25. XII. 08</text:p>
          </table:table-cell>
          <table:table-cell table:style-name="ce139" table:formula="of:=TEXT([.A26];&quot;Ddd&quot;)" office:value-type="string" office:string-value="čet" calcext:value-type="string">
            <text:p>čet</text:p>
          </table:table-cell>
          <table:table-cell table:style-name="ce21">
            <office:annotation draw:style-name="gr12" draw:text-style-name="P4" svg:width="2.73cm" svg:height="1.419cm" svg:x="4.692cm" svg:y="15.653cm" draw:caption-point-x="-0.243cm" draw:caption-point-y="1.907cm">
              <dc:date>2022-03-21T00:00:00</dc:date>
              <text:p text:style-name="P3">ne bi dežurala 24. in 25. decemra</text:p>
            </office:annotation>
          </table:table-cell>
          <table:table-cell table:style-name="ce20" table:formula="of:=[$VzorciVnosov.$A$12]" office:value-type="string" office:string-value="D" calcext:value-type="string">
            <office:annotation draw:style-name="gr3" draw:text-style-name="P4" svg:width="2.72cm" svg:height="1.412cm" svg:x="5.982cm" svg:y="15.653cm" draw:caption-point-x="-0.232cm" draw:caption-point-y="1.90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72"/>
          <table:table-cell table:style-name="ce21">
            <office:annotation draw:style-name="gr12" draw:text-style-name="P4" svg:width="2.719cm" svg:height="1.419cm" svg:x="8.586cm" svg:y="15.653cm" draw:caption-point-x="-0.232cm" draw:caption-point-y="1.907cm">
              <dc:date>2022-03-21T00:00:00</dc:date>
              <text:p text:style-name="P3">Lahko dežuram 13 in 14. ter 25/26</text:p>
            </office:annotation>
          </table:table-cell>
          <table:table-cell table:style-name="ce22" office:value-type="string" calcext:value-type="string">
            <office:annotation draw:style-name="gr12" draw:text-style-name="P4" svg:width="2.719cm" svg:height="1.419cm" svg:x="9.888cm" svg:y="15.653cm" draw:caption-point-x="-0.232cm" draw:caption-point-y="1.907cm">
              <dc:date>2022-03-21T00:00:00</dc:date>
              <text:p text:style-name="P3">Lahko sem pa dežurna 25. in 26.12.08</text:p>
            </office:annotation>
            <text:p>☻</text:p>
          </table:table-cell>
          <table:table-cell table:style-name="ce21"/>
          <table:table-cell table:style-name="ce73"/>
          <table:table-cell table:style-name="ce20"/>
          <table:table-cell table:style-name="ce21" table:formula="of:=[$VzorciVnosov.$A$12]" office:value-type="string" office:string-value="D" calcext:value-type="string">
            <office:annotation draw:style-name="gr3" draw:text-style-name="P4" svg:width="2.863cm" svg:height="1.261cm" svg:x="15.095cm" svg:y="15.653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43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143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143" table:formula="of:=COUNTIF([.C26:.K26];&quot;11-19&quot;)+COUNTIF([.C26:.K26];&quot;2&quot;)" office:value-type="float" office:value="0" calcext:value-type="float">
            <text:p>0</text:p>
          </table:table-cell>
          <table:table-cell table:style-name="ce143" table:formula="of:=COUNTIF([.C26:.K26];&quot;U&quot;)+COUNTIF([.C26:.K26];&quot;U☻&quot;)" office:value-type="float" office:value="0" calcext:value-type="float">
            <text:p>0</text:p>
          </table:table-cell>
          <table:table-cell table:style-name="ce143" table:formula="of:=COUNTIF([.C26:.K26];&quot;KVIT&quot;)+COUNTIF([.C26:.K26];&quot;KVIT☻&quot;)" office:value-type="float" office:value="0" calcext:value-type="float">
            <text:p>0</text:p>
          </table:table-cell>
          <table:table-cell table:style-name="ce144" table:formula="of:=COUNTBLANK([.C26:.K26])" office:value-type="float" office:value="6" calcext:value-type="float">
            <text:p>6</text:p>
          </table:table-cell>
          <table:table-cell table:style-name="ce145" table:formula="of:=COUNTIF([.C26:.K26];&quot;x&quot;)" office:value-type="float" office:value="0" calcext:value-type="float">
            <text:p>0</text:p>
          </table:table-cell>
          <table:table-cell table:style-name="ce146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26" calcext:value-type="date">
            <text:p>26. XII. 08</text:p>
          </table:table-cell>
          <table:table-cell table:style-name="ce139" table:formula="of:=TEXT([.A27];&quot;Ddd&quot;)" office:value-type="string" office:string-value="pet" calcext:value-type="string">
            <text:p>pet</text:p>
          </table:table-cell>
          <table:table-cell table:style-name="ce20"/>
          <table:table-cell table:style-name="ce20" table:formula="of:=[$VzorciVnosov.$A$12]" office:value-type="string" office:string-value="D" calcext:value-type="string">
            <office:annotation draw:style-name="gr3" draw:text-style-name="P4" svg:width="2.72cm" svg:height="1.412cm" svg:x="5.982cm" svg:y="16.355cm" draw:caption-point-x="-0.232cm" draw:caption-point-y="1.90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21" table:number-columns-repeated="2"/>
          <table:table-cell table:style-name="ce22" office:value-type="string" calcext:value-type="string">
            <office:annotation draw:style-name="gr12" draw:text-style-name="P4" svg:width="2.719cm" svg:height="1.419cm" svg:x="9.888cm" svg:y="15.653cm" draw:caption-point-x="-0.232cm" draw:caption-point-y="2.609cm">
              <dc:date>2022-03-21T00:00:00</dc:date>
              <text:p text:style-name="P3">Lahko sem pa dežurna 25. in 26.12.08</text:p>
            </office:annotation>
            <text:p>☻</text:p>
          </table:table-cell>
          <table:table-cell table:style-name="ce28"/>
          <table:table-cell table:style-name="ce21"/>
          <table:table-cell table:style-name="ce74"/>
          <table:table-cell table:style-name="ce21" table:formula="of:=[$VzorciVnosov.$A$12]" office:value-type="string" office:string-value="D" calcext:value-type="string">
            <office:annotation draw:style-name="gr3" draw:text-style-name="P4" svg:width="2.863cm" svg:height="1.261cm" svg:x="15.095cm" svg:y="16.355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KOS</text:p>
          </table:table-cell>
          <table:table-cell table:style-name="ce143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43" table:formula="of:=COUNTIF([.C27:.K27];&quot;51&quot;)+COUNTIF([.C27:.K27];&quot;51$&quot;)+COUNTIF([.C27:.K27];&quot;51☻&quot;)" office:value-type="float" office:value="0" calcext:value-type="float">
            <text:p>0</text:p>
          </table:table-cell>
          <table:table-cell table:style-name="ce143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143" table:formula="of:=COUNTIF([.C27:.K27];&quot;11-19&quot;)+COUNTIF([.C27:.K27];&quot;2&quot;)" office:value-type="float" office:value="0" calcext:value-type="float">
            <text:p>0</text:p>
          </table:table-cell>
          <table:table-cell table:style-name="ce143" table:formula="of:=COUNTIF([.C27:.K27];&quot;U&quot;)+COUNTIF([.C27:.K27];&quot;U☻&quot;)" office:value-type="float" office:value="0" calcext:value-type="float">
            <text:p>0</text:p>
          </table:table-cell>
          <table:table-cell table:style-name="ce143" table:formula="of:=COUNTIF([.C27:.K27];&quot;KVIT&quot;)+COUNTIF([.C27:.K27];&quot;KVIT☻&quot;)" office:value-type="float" office:value="0" calcext:value-type="float">
            <text:p>0</text:p>
          </table:table-cell>
          <table:table-cell table:style-name="ce144" table:formula="of:=COUNTBLANK([.C27:.K27])" office:value-type="float" office:value="6" calcext:value-type="float">
            <text:p>6</text:p>
          </table:table-cell>
          <table:table-cell table:style-name="ce145" table:formula="of:=COUNTIF([.C27:.K27];&quot;x&quot;)" office:value-type="float" office:value="0" calcext:value-type="float">
            <text:p>0</text:p>
          </table:table-cell>
          <table:table-cell table:style-name="ce146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27" calcext:value-type="date">
            <text:p>27. XII. 08</text:p>
          </table:table-cell>
          <table:table-cell table:style-name="ce138" table:formula="of:=TEXT([.A28];&quot;Ddd&quot;)" office:value-type="string" office:string-value="sob" calcext:value-type="string">
            <text:p>sob</text:p>
          </table:table-cell>
          <table:table-cell table:style-name="ce22" office:value-type="string" calcext:value-type="string">
            <office:annotation draw:style-name="gr11" draw:text-style-name="P4" svg:width="2.73cm" svg:height="1.412cm" svg:x="4.692cm" svg:y="17.057cm" draw:caption-point-x="-0.243cm" draw:caption-point-y="1.907cm">
              <dc:date>2022-03-21T00:00:00</dc:date>
              <text:p text:style-name="P3">lahko 27. in 28. decembra, vikend</text:p>
            </office:annotation>
            <text:p>☻</text:p>
          </table:table-cell>
          <table:table-cell table:style-name="ce20" table:formula="of:=[$VzorciVnosov.$A$12]" office:value-type="string" office:string-value="D" calcext:value-type="string">
            <office:annotation draw:style-name="gr8" draw:text-style-name="P4" svg:width="2.72cm" svg:height="1.412cm" svg:x="5.982cm" svg:y="17.057cm" draw:caption-point-x="-0.232cm" draw:caption-point-y="1.90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21"/>
          <table:table-cell table:style-name="ce114"/>
          <table:table-cell table:style-name="ce72"/>
          <table:table-cell table:style-name="ce21" table:number-columns-repeated="2"/>
          <table:table-cell table:style-name="ce74"/>
          <table:table-cell table:style-name="ce21" table:formula="of:=[$VzorciVnosov.$A$12]" office:value-type="string" office:string-value="D" calcext:value-type="string">
            <office:annotation draw:style-name="gr8" draw:text-style-name="P4" svg:width="2.863cm" svg:height="1.25cm" svg:x="15.095cm" svg:y="17.057cm" draw:caption-point-x="-0.232cm" draw:caption-point-y="1.90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43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43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143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143" table:formula="of:=COUNTIF([.C28:.K28];&quot;11-19&quot;)+COUNTIF([.C28:.K28];&quot;2&quot;)" office:value-type="float" office:value="0" calcext:value-type="float">
            <text:p>0</text:p>
          </table:table-cell>
          <table:table-cell table:style-name="ce143" table:formula="of:=COUNTIF([.C28:.K28];&quot;U&quot;)+COUNTIF([.C28:.K28];&quot;U☻&quot;)" office:value-type="float" office:value="0" calcext:value-type="float">
            <text:p>0</text:p>
          </table:table-cell>
          <table:table-cell table:style-name="ce143" table:formula="of:=COUNTIF([.C28:.K28];&quot;KVIT&quot;)+COUNTIF([.C28:.K28];&quot;KVIT☻&quot;)" office:value-type="float" office:value="0" calcext:value-type="float">
            <text:p>0</text:p>
          </table:table-cell>
          <table:table-cell table:style-name="ce144" table:formula="of:=COUNTBLANK([.C28:.K28])" office:value-type="float" office:value="6" calcext:value-type="float">
            <text:p>6</text:p>
          </table:table-cell>
          <table:table-cell table:style-name="ce145" table:formula="of:=COUNTIF([.C28:.K28];&quot;x&quot;)" office:value-type="float" office:value="0" calcext:value-type="float">
            <text:p>0</text:p>
          </table:table-cell>
          <table:table-cell table:style-name="ce146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1" office:value-type="date" office:date-value="2008-12-28" calcext:value-type="date">
            <text:p>28. XII. 08</text:p>
          </table:table-cell>
          <table:table-cell table:style-name="ce138" table:formula="of:=TEXT([.A29];&quot;Ddd&quot;)" office:value-type="string" office:string-value="ned" calcext:value-type="string">
            <text:p>ned</text:p>
          </table:table-cell>
          <table:table-cell table:style-name="ce22" office:value-type="string" calcext:value-type="string">
            <office:annotation draw:style-name="gr12" draw:text-style-name="P4" svg:width="2.73cm" svg:height="1.419cm" svg:x="4.692cm" svg:y="17.749cm" draw:caption-point-x="-0.243cm" draw:caption-point-y="1.917cm">
              <dc:date>2022-03-21T00:00:00</dc:date>
              <text:p text:style-name="P3">lahko 27. in 28. decembra, vikend</text:p>
            </office:annotation>
            <text:p>☻</text:p>
          </table:table-cell>
          <table:table-cell table:style-name="ce20" table:formula="of:=[$VzorciVnosov.$A$12]" office:value-type="string" office:string-value="D" calcext:value-type="string">
            <office:annotation draw:style-name="gr3" draw:text-style-name="P4" svg:width="2.72cm" svg:height="1.412cm" svg:x="5.982cm" svg:y="17.749cm" draw:caption-point-x="-0.232cm" draw:caption-point-y="1.91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21"/>
          <table:table-cell table:style-name="ce72" table:number-columns-repeated="2"/>
          <table:table-cell table:style-name="ce21"/>
          <table:table-cell table:style-name="ce28"/>
          <table:table-cell table:style-name="ce20"/>
          <table:table-cell table:style-name="ce20" table:formula="of:=[$VzorciVnosov.$A$12]" office:value-type="string" office:string-value="D" calcext:value-type="string">
            <office:annotation draw:style-name="gr3" draw:text-style-name="P4" svg:width="2.863cm" svg:height="1.261cm" svg:x="15.095cm" svg:y="17.749cm" draw:caption-point-x="-0.232cm" draw:caption-point-y="1.91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DAN</text:p>
          </table:table-cell>
          <table:table-cell table:style-name="ce143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43" table:formula="of:=COUNTIF([.C29:.K29];&quot;51&quot;)+COUNTIF([.C29:.K29];&quot;51$&quot;)+COUNTIF([.C29:.K29];&quot;51☻&quot;)" office:value-type="float" office:value="0" calcext:value-type="float">
            <text:p>0</text:p>
          </table:table-cell>
          <table:table-cell table:style-name="ce143" table:formula="of:=COUNTIF([.C29:.K29];&quot;52&quot;)+COUNTIF([.C29:.K29];&quot;52$&quot;)+COUNTIF([.C29:.K29];&quot;52☻&quot;)" office:value-type="float" office:value="0" calcext:value-type="float">
            <text:p>0</text:p>
          </table:table-cell>
          <table:table-cell table:style-name="ce143" table:formula="of:=COUNTIF([.C29:.K29];&quot;11-19&quot;)+COUNTIF([.C29:.K29];&quot;2&quot;)" office:value-type="float" office:value="0" calcext:value-type="float">
            <text:p>0</text:p>
          </table:table-cell>
          <table:table-cell table:style-name="ce143" table:formula="of:=COUNTIF([.C29:.K29];&quot;U&quot;)+COUNTIF([.C29:.K29];&quot;U☻&quot;)" office:value-type="float" office:value="0" calcext:value-type="float">
            <text:p>0</text:p>
          </table:table-cell>
          <table:table-cell table:style-name="ce143" table:formula="of:=COUNTIF([.C29:.K29];&quot;KVIT&quot;)+COUNTIF([.C29:.K29];&quot;KVIT☻&quot;)" office:value-type="float" office:value="0" calcext:value-type="float">
            <text:p>0</text:p>
          </table:table-cell>
          <table:table-cell table:style-name="ce144" table:formula="of:=COUNTBLANK([.C29:.K29])" office:value-type="float" office:value="6" calcext:value-type="float">
            <text:p>6</text:p>
          </table:table-cell>
          <table:table-cell table:style-name="ce145" table:formula="of:=COUNTIF([.C29:.K29];&quot;x&quot;)" office:value-type="float" office:value="0" calcext:value-type="float">
            <text:p>0</text:p>
          </table:table-cell>
          <table:table-cell table:style-name="ce146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2" office:value-type="date" office:date-value="2008-12-29" calcext:value-type="date">
            <text:p>29. XII. 08</text:p>
          </table:table-cell>
          <table:table-cell table:style-name="ce138" table:formula="of:=TEXT([.A30];&quot;Ddd&quot;)" office:value-type="string" office:string-value="pon" calcext:value-type="string">
            <text:p>pon</text:p>
          </table:table-cell>
          <table:table-cell table:style-name="ce3" table:formula="of:=[$VzorciVnosov.$A$12]" office:value-type="string" office:string-value="D" calcext:value-type="string">
            <office:annotation draw:style-name="gr12" draw:text-style-name="P4" svg:width="2.719cm" svg:height="1.419cm" svg:x="4.681cm" svg:y="18.451cm" draw:caption-point-x="-0.232cm" draw:caption-point-y="1.917cm">
              <dc:date>2022-03-21T00:00:00</dc:date>
              <text:p text:style-name="P3">dopust od 29. 12. 2008 do 4. 1. 2009,</text:p>
            </office:annotation>
            <text:p>D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72cm" svg:height="1.412cm" svg:x="5.982cm" svg:y="18.451cm" draw:caption-point-x="-0.232cm" draw:caption-point-y="1.91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11" draw:text-style-name="P4" svg:width="2.719cm" svg:height="1.412cm" svg:x="8.586cm" svg:y="18.451cm" draw:caption-point-x="-0.232cm" draw:caption-point-y="1.917cm">
              <dc:date>2022-03-21T00:00:00</dc:date>
              <text:p text:style-name="P3">dopust od 29.12.2008 do 04.01.2009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9cm" svg:height="1.419cm" svg:x="9.888cm" svg:y="18.451cm" draw:caption-point-x="-0.232cm" draw:caption-point-y="1.917cm">
              <dc:date>2022-03-21T00:00:00</dc:date>
              <text:p text:style-name="P3">dopust od 29.12.2008 do 04.01.2009</text:p>
            </office:annotation>
            <text:p>D</text:p>
          </table:table-cell>
          <table:table-cell table:style-name="ce5" office:value-type="string" calcext:value-type="string">
            <text:p>X</text:p>
          </table:table-cell>
          <table:table-cell table:style-name="ce15"/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2" table:formula="of:=[$VzorciVnosov.$A$12]" office:value-type="string" office:string-value="D" calcext:value-type="string">
            <office:annotation draw:style-name="gr3" draw:text-style-name="P4" svg:width="2.863cm" svg:height="1.261cm" svg:x="15.095cm" svg:y="18.451cm" draw:caption-point-x="-0.232cm" draw:caption-point-y="1.91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43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43" table:formula="of:=COUNTIF([.C30:.K30];&quot;52&quot;)+COUNTIF([.C30:.K30];&quot;52$&quot;)+COUNTIF([.C30:.K30];&quot;52☻&quot;)" office:value-type="float" office:value="0" calcext:value-type="float">
            <text:p>0</text:p>
          </table:table-cell>
          <table:table-cell table:style-name="ce143" table:formula="of:=COUNTIF([.C30:.K30];&quot;11-19&quot;)+COUNTIF([.C30:.K30];&quot;2&quot;)" office:value-type="float" office:value="0" calcext:value-type="float">
            <text:p>0</text:p>
          </table:table-cell>
          <table:table-cell table:style-name="ce143" table:formula="of:=COUNTIF([.C30:.K30];&quot;U&quot;)+COUNTIF([.C30:.K30];&quot;U☻&quot;)" office:value-type="float" office:value="0" calcext:value-type="float">
            <text:p>0</text:p>
          </table:table-cell>
          <table:table-cell table:style-name="ce143" table:formula="of:=COUNTIF([.C30:.K30];&quot;KVIT&quot;)+COUNTIF([.C30:.K30];&quot;KVIT☻&quot;)" office:value-type="float" office:value="1" calcext:value-type="float">
            <text:p>1</text:p>
          </table:table-cell>
          <table:table-cell table:style-name="ce144" table:formula="of:=COUNTBLANK([.C30:.K30])" office:value-type="float" office:value="1" calcext:value-type="float">
            <text:p>1</text:p>
          </table:table-cell>
          <table:table-cell table:style-name="ce145" table:formula="of:=COUNTIF([.C30:.K30];&quot;x&quot;)" office:value-type="float" office:value="1" calcext:value-type="float">
            <text:p>1</text:p>
          </table:table-cell>
          <table:table-cell table:style-name="ce146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2-30" calcext:value-type="date">
            <text:p>30. XII. 08</text:p>
          </table:table-cell>
          <table:table-cell table:style-name="ce138" table:formula="of:=TEXT([.A31];&quot;Ddd&quot;)" office:value-type="string" office:string-value="tor" calcext:value-type="string">
            <text:p>tor</text:p>
          </table:table-cell>
          <table:table-cell table:style-name="ce3" table:formula="of:=[$VzorciVnosov.$A$12]" office:value-type="string" office:string-value="D" calcext:value-type="string">
            <office:annotation draw:style-name="gr12" draw:text-style-name="P4" svg:width="2.719cm" svg:height="1.419cm" svg:x="4.681cm" svg:y="18.451cm" draw:caption-point-x="-0.232cm" draw:caption-point-y="2.619cm">
              <dc:date>2022-03-21T00:00:00</dc:date>
              <text:p text:style-name="P3">dopust od 29. 12. 2008 do 4. 1. 2009,</text:p>
            </office:annotation>
            <text:p>D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72cm" svg:height="1.412cm" svg:x="5.982cm" svg:y="19.153cm" draw:caption-point-x="-0.232cm" draw:caption-point-y="1.91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2" table:formula="of:=[$VzorciVnosov.$A$2]" office:value-type="string" office:string-value="51☻" calcext:value-type="string">
            <text:p>51☻</text:p>
          </table:table-cell>
          <table:table-cell table:style-name="ce3" office:value-type="string" calcext:value-type="string">
            <office:annotation draw:style-name="gr12" draw:text-style-name="P4" svg:width="2.719cm" svg:height="1.419cm" svg:x="8.586cm" svg:y="19.153cm" draw:caption-point-x="-0.232cm" draw:caption-point-y="1.917cm">
              <dc:date>2022-03-21T00:00:00</dc:date>
              <text:p text:style-name="P3">dopust od 29.12.2008 do 04.01.2009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9cm" svg:height="1.419cm" svg:x="9.888cm" svg:y="19.153cm" draw:caption-point-x="-0.232cm" draw:caption-point-y="1.917cm">
              <dc:date>2022-03-21T00:00:00</dc:date>
              <text:p text:style-name="P3">dopust od 29.12.2008 do 04.01.2009</text:p>
            </office:annotation>
            <text:p>D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15"/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2" table:formula="of:=[$VzorciVnosov.$A$12]" office:value-type="string" office:string-value="D" calcext:value-type="string">
            <office:annotation draw:style-name="gr3" draw:text-style-name="P4" svg:width="2.863cm" svg:height="1.261cm" svg:x="15.095cm" svg:y="19.153cm" draw:caption-point-x="-0.232cm" draw:caption-point-y="1.91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HOL</text:p>
          </table:table-cell>
          <table:table-cell table:style-name="ce143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43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43" table:formula="of:=COUNTIF([.C31:.K31];&quot;52&quot;)+COUNTIF([.C31:.K31];&quot;52$&quot;)+COUNTIF([.C31:.K31];&quot;52☻&quot;)" office:value-type="float" office:value="0" calcext:value-type="float">
            <text:p>0</text:p>
          </table:table-cell>
          <table:table-cell table:style-name="ce143" table:formula="of:=COUNTIF([.C31:.K31];&quot;11-19&quot;)+COUNTIF([.C31:.K31];&quot;2&quot;)" office:value-type="float" office:value="0" calcext:value-type="float">
            <text:p>0</text:p>
          </table:table-cell>
          <table:table-cell table:style-name="ce143" table:formula="of:=COUNTIF([.C31:.K31];&quot;U&quot;)+COUNTIF([.C31:.K31];&quot;U☻&quot;)" office:value-type="float" office:value="0" calcext:value-type="float">
            <text:p>0</text:p>
          </table:table-cell>
          <table:table-cell table:style-name="ce143" table:formula="of:=COUNTIF([.C31:.K31];&quot;KVIT&quot;)+COUNTIF([.C31:.K31];&quot;KVIT☻&quot;)" office:value-type="float" office:value="2" calcext:value-type="float">
            <text:p>2</text:p>
          </table:table-cell>
          <table:table-cell table:style-name="ce144" table:formula="of:=COUNTBLANK([.C31:.K31])" office:value-type="float" office:value="1" calcext:value-type="float">
            <text:p>1</text:p>
          </table:table-cell>
          <table:table-cell table:style-name="ce145" table:formula="of:=COUNTIF([.C31:.K31];&quot;x&quot;)" office:value-type="float" office:value="0" calcext:value-type="float">
            <text:p>0</text:p>
          </table:table-cell>
          <table:table-cell table:style-name="ce146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0"/>
        </table:table-row>
        <table:table-row table:style-name="ro5">
          <table:table-cell table:style-name="ce12" office:value-type="date" office:date-value="2008-12-31" calcext:value-type="date">
            <text:p>31. XII. 08</text:p>
          </table:table-cell>
          <table:table-cell table:style-name="ce138" table:formula="of:=TEXT([.A32];&quot;Ddd&quot;)" office:value-type="string" office:string-value="sre" calcext:value-type="string">
            <text:p>sre</text:p>
          </table:table-cell>
          <table:table-cell table:style-name="ce3" table:formula="of:=[$VzorciVnosov.$A$12]" office:value-type="string" office:string-value="D" calcext:value-type="string">
            <office:annotation draw:style-name="gr12" draw:text-style-name="P4" svg:width="2.719cm" svg:height="1.419cm" svg:x="4.681cm" svg:y="18.451cm" draw:caption-point-x="-0.232cm" draw:caption-point-y="3.321cm">
              <dc:date>2022-03-21T00:00:00</dc:date>
              <text:p text:style-name="P3">dopust od 29. 12. 2008 do 4. 1. 2009,</text:p>
            </office:annotation>
            <text:p>D</text:p>
          </table:table-cell>
          <table:table-cell table:style-name="ce3" table:formula="of:=[$VzorciVnosov.$A$12]" office:value-type="string" office:string-value="D" calcext:value-type="string">
            <office:annotation draw:style-name="gr3" draw:text-style-name="P4" svg:width="2.72cm" svg:height="1.412cm" svg:x="5.982cm" svg:y="19.855cm" draw:caption-point-x="-0.232cm" draw:caption-point-y="1.917cm">
              <dc:date>2022-03-21T00:00:00</dc:date>
              <text:p text:style-name="P3">dopust od 20.12 do 3.1.2009</text:p>
            </office:annotation>
            <text:p>D</text:p>
          </table:table-cell>
          <table:table-cell table:style-name="ce2" table:formula="of:=[$VzorciVnosov.$A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12" draw:text-style-name="P4" svg:width="2.719cm" svg:height="1.419cm" svg:x="8.586cm" svg:y="19.855cm" draw:caption-point-x="-0.232cm" draw:caption-point-y="1.917cm">
              <dc:date>2022-03-21T00:00:00</dc:date>
              <text:p text:style-name="P3">dopust od 29.12.2008 do 04.01.2009</text:p>
            </office:annotation>
            <text:p>D</text:p>
          </table:table-cell>
          <table:table-cell table:style-name="ce3" office:value-type="string" calcext:value-type="string">
            <office:annotation draw:style-name="gr12" draw:text-style-name="P4" svg:width="2.719cm" svg:height="1.419cm" svg:x="9.888cm" svg:y="19.855cm" draw:caption-point-x="-0.232cm" draw:caption-point-y="1.917cm">
              <dc:date>2022-03-21T00:00:00</dc:date>
              <text:p text:style-name="P3">dopust od 29.12.2008 do 04.01.2009</text:p>
            </office:annotation>
            <text:p>D</text:p>
          </table:table-cell>
          <table:table-cell table:style-name="ce4" table:formula="of:=[$VzorciVnosov.$A$7]" office:value-type="string" office:string-value="KVIT☻" calcext:value-type="string">
            <text:p>KVIT☻</text:p>
          </table:table-cell>
          <table:table-cell table:style-name="ce15"/>
          <table:table-cell table:style-name="ce5" table:formula="of:=[$VzorciVnosov.$A$11]" office:value-type="string" office:string-value="X" calcext:value-type="string">
            <text:p>X</text:p>
          </table:table-cell>
          <table:table-cell table:style-name="ce2" table:formula="of:=[$VzorciVnosov.$A$12]" office:value-type="string" office:string-value="D" calcext:value-type="string">
            <office:annotation draw:style-name="gr3" draw:text-style-name="P4" svg:width="2.863cm" svg:height="1.261cm" svg:x="15.095cm" svg:y="19.855cm" draw:caption-point-x="-0.232cm" draw:caption-point-y="1.917cm">
              <dc:date>2022-03-21T00:00:00</dc:date>
              <text:p text:style-name="P3">dopust 20.12.08 - 4.1.09 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143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43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143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43" table:formula="of:=COUNTIF([.C32:.K32];&quot;11-19&quot;)+COUNTIF([.C32:.K32];&quot;2&quot;)" office:value-type="float" office:value="0" calcext:value-type="float">
            <text:p>0</text:p>
          </table:table-cell>
          <table:table-cell table:style-name="ce143" table:formula="of:=COUNTIF([.C32:.K32];&quot;U&quot;)+COUNTIF([.C32:.K32];&quot;U☻&quot;)" office:value-type="float" office:value="0" calcext:value-type="float">
            <text:p>0</text:p>
          </table:table-cell>
          <table:table-cell table:style-name="ce143" table:formula="of:=COUNTIF([.C32:.K32];&quot;KVIT&quot;)+COUNTIF([.C32:.K32];&quot;KVIT☻&quot;)" office:value-type="float" office:value="2" calcext:value-type="float">
            <text:p>2</text:p>
          </table:table-cell>
          <table:table-cell table:style-name="ce144" table:formula="of:=COUNTBLANK([.C32:.K32])" office:value-type="float" office:value="1" calcext:value-type="float">
            <text:p>1</text:p>
          </table:table-cell>
          <table:table-cell table:style-name="ce145" table:formula="of:=COUNTIF([.C32:.K32];&quot;x&quot;)" office:value-type="float" office:value="1" calcext:value-type="float">
            <text:p>1</text:p>
          </table:table-cell>
          <table:table-cell table:style-name="ce146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0"/>
        </table:table-row>
        <table:table-row table:style-name="ro1">
          <table:table-cell table:style-name="ce1"/>
          <table:table-cell table:style-name="ce18"/>
          <table:table-cell table:style-name="ce1" table:number-columns-repeated="10"/>
          <table:table-cell table:style-name="ce36" table:number-columns-repeated="7"/>
          <table:table-cell table:style-name="ce14" table:number-columns-repeated="3"/>
          <table:table-cell table:style-name="ce1"/>
          <table:table-cell table:style-name="ce14"/>
          <table:table-cell table:number-columns-repeated="1000"/>
        </table:table-row>
        <table:table-row table:style-name="ro5">
          <table:table-cell table:style-name="ce14"/>
          <table:table-cell table:style-name="ce7" office:value-type="string" calcext:value-type="string">
            <text:p>☻</text:p>
          </table:table-cell>
          <table:table-cell table:style-name="ce14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4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4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4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4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4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5" calcext:value-type="float">
            <text:p>5</text:p>
          </table:table-cell>
          <table:table-cell table:style-name="ce14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4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4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36" table:number-columns-repeated="8"/>
          <table:table-cell table:style-name="ce14" table:number-columns-repeated="3"/>
          <table:table-cell table:style-name="ce1"/>
          <table:table-cell table:style-name="ce14" table:number-columns-repeated="233"/>
          <table:table-cell table:number-columns-repeated="768"/>
        </table:table-row>
        <table:table-row table:style-name="ro5">
          <table:table-cell table:style-name="ce14"/>
          <table:table-cell table:style-name="ce71" office:value-type="string" calcext:value-type="string">
            <text:p>KVIT</text:p>
          </table:table-cell>
          <table:table-cell table:style-name="ce14" table:formula="of:=COUNTIF([.C2:.C32];&quot;KVIT&quot;)+COUNTIF([.C2:.C32];&quot;51KVIT&quot;)+COUNTIF([.C2:.C32];&quot;52KVIT&quot;)+COUNTIF([.C2:.C32];&quot;1KVIT&quot;)" office:value-type="float" office:value="9" calcext:value-type="float">
            <text:p>9</text:p>
          </table:table-cell>
          <table:table-cell table:style-name="ce14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4" table:formula="of:=COUNTIF([.F2:.F32];&quot;KVIT&quot;)+COUNTIF([.F2:.F32];&quot;51KVIT&quot;)+COUNTIF([.F2:.F32];&quot;52KVIT&quot;)+COUNTIF([.F2:.F32];&quot;1KVIT&quot;)" office:value-type="float" office:value="6" calcext:value-type="float">
            <text:p>6</text:p>
          </table:table-cell>
          <table:table-cell table:style-name="ce14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1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1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4" table:formula="of:=COUNTIF([.J2:.J32];&quot;KVIT&quot;)+COUNTIF([.J2:.J32];&quot;51KVIT&quot;)+COUNTIF([.J2:.J32];&quot;52KVIT&quot;)+COUNTIF([.J2:.J32];&quot;1KVIT&quot;)" office:value-type="float" office:value="2" calcext:value-type="float">
            <text:p>2</text:p>
          </table:table-cell>
          <table:table-cell table:style-name="ce14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4"/>
          <table:table-cell table:style-name="ce36" table:number-columns-repeated="7"/>
          <table:table-cell table:style-name="ce14" table:number-columns-repeated="3"/>
          <table:table-cell table:style-name="ce1"/>
          <table:table-cell table:style-name="ce14" table:number-columns-repeated="233"/>
          <table:table-cell table:number-columns-repeated="768"/>
        </table:table-row>
        <table:table-row table:style-name="ro7">
          <table:table-cell table:style-name="ce14"/>
          <table:table-cell table:style-name="ce123" office:value-type="string" calcext:value-type="string">
            <text:p>$</text:p>
          </table:table-cell>
          <table:table-cell table:style-name="ce14" table:formula="of:=COUNTIF([.C2:.C32];&quot;51$&quot;)+COUNTIF([.C2:.C32];&quot;52$&quot;)" office:value-type="float" office:value="0" calcext:value-type="float">
            <text:p>0</text:p>
          </table:table-cell>
          <table:table-cell table:style-name="ce14" table:formula="of:=COUNTIF([.D2:.D32];&quot;51$&quot;)+COUNTIF([.D2:.D32];&quot;52$&quot;)" office:value-type="float" office:value="2" calcext:value-type="float">
            <text:p>2</text:p>
          </table:table-cell>
          <table:table-cell table:style-name="ce14" table:formula="of:=COUNTIF([.E2:.E32];&quot;51$&quot;)+COUNTIF([.E2:.E32];&quot;52$&quot;)" office:value-type="float" office:value="4" calcext:value-type="float">
            <text:p>4</text:p>
          </table:table-cell>
          <table:table-cell table:style-name="ce14" table:formula="of:=COUNTIF([.F2:.F32];&quot;51$&quot;)+COUNTIF([.F2:.F32];&quot;52$&quot;)" office:value-type="float" office:value="3" calcext:value-type="float">
            <text:p>3</text:p>
          </table:table-cell>
          <table:table-cell table:style-name="ce14" table:formula="of:=COUNTIF([.G2:.G32];&quot;51$&quot;)+COUNTIF([.G2:.G32];&quot;52$&quot;)" office:value-type="float" office:value="3" calcext:value-type="float">
            <text:p>3</text:p>
          </table:table-cell>
          <table:table-cell table:style-name="ce14" table:formula="of:=COUNTIF([.H2:.H32];&quot;51$&quot;)+COUNTIF([.H2:.H32];&quot;52$&quot;)" office:value-type="float" office:value="2" calcext:value-type="float">
            <text:p>2</text:p>
          </table:table-cell>
          <table:table-cell table:style-name="ce14" table:formula="of:=COUNTIF([.I2:.I32];&quot;51$&quot;)+COUNTIF([.I2:.I32];&quot;52$&quot;)" office:value-type="float" office:value="0" calcext:value-type="float">
            <text:p>0</text:p>
          </table:table-cell>
          <table:table-cell table:style-name="ce14" table:formula="of:=COUNTIF([.J2:.J32];&quot;51$&quot;)+COUNTIF([.J2:.J32];&quot;52$&quot;)" office:value-type="float" office:value="0" calcext:value-type="float">
            <text:p>0</text:p>
          </table:table-cell>
          <table:table-cell table:style-name="ce14" table:formula="of:=COUNTIF([.K2:.K32];&quot;51$&quot;)+COUNTIF([.K2:.K32];&quot;52$&quot;)" office:value-type="float" office:value="3" calcext:value-type="float">
            <text:p>3</text:p>
          </table:table-cell>
          <table:table-cell table:style-name="ce14"/>
          <table:table-cell table:style-name="ce36" table:number-columns-repeated="7"/>
          <table:table-cell table:style-name="ce14" table:number-columns-repeated="3"/>
          <table:table-cell table:style-name="ce1"/>
          <table:table-cell table:style-name="ce14"/>
          <table:table-cell table:style-name="ce38" table:number-columns-repeated="232"/>
          <table:table-cell table:number-columns-repeated="768"/>
        </table:table-row>
        <table:table-row table:style-name="ro1" table:number-rows-repeated="110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 table:style-name="ce1"/>
          <table:table-cell table:style-name="ce14"/>
          <table:table-cell table:number-columns-repeated="1000"/>
        </table:table-row>
        <table:table-row table:style-name="ro1" table:number-rows-repeated="15">
          <table:table-cell table:style-name="ce1" table:number-columns-repeated="12"/>
          <table:table-cell table:style-name="ce36" table:number-columns-repeated="7"/>
          <table:table-cell table:style-name="ce14" table:number-columns-repeated="3"/>
          <table:table-cell/>
          <table:table-cell table:style-name="ce14"/>
          <table:table-cell table:number-columns-repeated="1000"/>
        </table:table-row>
        <table:table-row table:style-name="ro2" table:number-rows-repeated="875">
          <table:table-cell table:number-columns-repeated="12"/>
          <table:table-cell table:style-name="ce38" table:number-columns-repeated="10"/>
          <table:table-cell/>
          <table:table-cell table:style-name="ce38"/>
          <table:table-cell table:number-columns-repeated="1000"/>
        </table:table-row>
        <table:table-row table:style-name="ro2" table:number-rows-repeated="64500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cember.B2:december.B32">
            <calcext:condition calcext:apply-style-name="ConditionalStyle_123" calcext:value="=&quot;sob&quot;" calcext:base-cell-address="december.B2"/>
            <calcext:condition calcext:apply-style-name="ConditionalStyle_124" calcext:value="=&quot;ned&quot;" calcext:base-cell-address="december.B2"/>
          </calcext:conditional-format>
          <calcext:conditional-format calcext:target-range-address="december.M2:december.M4">
            <calcext:condition calcext:apply-style-name="ConditionalStyle_125" calcext:value="&lt;1" calcext:base-cell-address="december.M2"/>
            <calcext:condition calcext:apply-style-name="ConditionalStyle_126" calcext:value="&gt;1" calcext:base-cell-address="december.M2"/>
          </calcext:conditional-format>
          <calcext:conditional-format calcext:target-range-address="december.N2:december.R4 december.M5:december.R32">
            <calcext:condition calcext:apply-style-name="ConditionalStyle_127" calcext:value="&lt;1" calcext:base-cell-address="december.M5"/>
            <calcext:condition calcext:apply-style-name="ConditionalStyle_128" calcext:value="&gt;1" calcext:base-cell-address="december.M5"/>
          </calcext:conditional-format>
          <calcext:conditional-format calcext:target-range-address="december.S2:december.S32">
            <calcext:condition calcext:apply-style-name="ConditionalStyle_129" calcext:value="!=0" calcext:base-cell-address="december.S2"/>
          </calcext:conditional-format>
          <calcext:conditional-format calcext:target-range-address="december.T2:december.T32">
            <calcext:condition calcext:apply-style-name="ConditionalStyle_130" calcext:value="=1" calcext:base-cell-address="december.T2"/>
            <calcext:condition calcext:apply-style-name="ConditionalStyle_131" calcext:value="&gt;1" calcext:base-cell-address="december.T2"/>
          </calcext:conditional-format>
          <calcext:conditional-format calcext:target-range-address="december.U2:december.U32">
            <calcext:condition calcext:apply-style-name="ConditionalStyle_132" calcext:value="&lt;2" calcext:base-cell-address="december.U2"/>
            <calcext:condition calcext:apply-style-name="ConditionalStyle_133" calcext:value="&gt;2" calcext:base-cell-address="december.U2"/>
          </calcext:conditional-format>
        </calcext:conditional-formats>
      </table:table>
      <table:named-expressions>
        <table:named-range table:name="Excel_BuiltIn_Print_Area_1" table:base-cell-address="$VzorciVnosov.$A$1" table:cell-range-address="$VzorciVnosov.$A$1:.$L$3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ik" style:family="table-cell" style:parent-style-name="Default" style:data-style-name="N0">
      <style:table-cell-properties fo:background-color="#ccffff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aznik_20_1" style:display-name="praznik 1" style:family="table-cell" style:parent-style-name="Default" style:data-style-name="N0">
      <style:table-cell-properties fo:background-color="#ccffff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aznik_20_2" style:display-name="praznik 2" style:family="table-cell" style:parent-style-name="Default" style:data-style-name="N0">
      <style:table-cell-properties fo:background-color="#ccffff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prazno_20_1" style:display-name="prazno 1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prazno_20_2" style:display-name="prazno 2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prepovedano" style:family="table-cell" style:parent-style-name="Default" style:data-style-name="N0">
      <style:table-cell-properties fo:background-color="#ff6633"/>
      <style:text-properties style:use-window-font-color="true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prepovedano_20_1" style:display-name="prepovedano 1" style:family="table-cell" style:parent-style-name="Default" style:data-style-name="N0">
      <style:table-cell-properties fo:background-color="#ff6633"/>
      <style:text-properties style:use-window-font-color="true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preveč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preveč_20_1" style:display-name="preveč 1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STUPID" style:family="table-cell" style:parent-style-name="Default" style:data-style-name="N0">
      <style:table-cell-properties fo:background-color="#000000"/>
      <style:text-properties fo:color="#ffff00" style:text-outline="false" style:text-line-through-style="none" style:text-line-through-type="none" style:font-name="Arial Black" fo:font-family="'Arial Black'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STUPID_20_1" style:display-name="STUPID 1" style:family="table-cell" style:parent-style-name="Default" style:data-style-name="N0">
      <style:table-cell-properties fo:background-color="#000000"/>
      <style:text-properties fo:color="#ffff00" style:text-outline="false" style:text-line-through-style="none" style:text-line-through-type="none" style:font-name="Arial Black" fo:font-family="'Arial Black'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ccffff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ccffff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31" style:display-name="ConditionalStyle_31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1" style:display-name="ConditionalStyle_9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2" style:display-name="ConditionalStyle_9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6" style:display-name="ConditionalStyle_36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7" style:display-name="ConditionalStyle_3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9" style:display-name="ConditionalStyle_3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41" style:display-name="ConditionalStyle_41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5" style:display-name="ConditionalStyle_45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7" style:display-name="ConditionalStyle_47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8" style:display-name="ConditionalStyle_4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9" style:display-name="ConditionalStyle_4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1" style:display-name="ConditionalStyle_5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54" style:display-name="ConditionalStyle_54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55" style:display-name="ConditionalStyle_5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57" style:display-name="ConditionalStyle_57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58" style:display-name="ConditionalStyle_58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59" style:display-name="ConditionalStyle_5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2" style:display-name="ConditionalStyle_6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66" style:display-name="ConditionalStyle_6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3" style:display-name="ConditionalStyle_11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4" style:display-name="ConditionalStyle_11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5" style:display-name="ConditionalStyle_115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6" style:display-name="ConditionalStyle_11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7" style:display-name="ConditionalStyle_11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8" style:display-name="ConditionalStyle_11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19" style:display-name="ConditionalStyle_11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20" style:display-name="ConditionalStyle_120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21" style:display-name="ConditionalStyle_12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2" style:display-name="ConditionalStyle_122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23" style:display-name="ConditionalStyle_12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4" style:display-name="ConditionalStyle_12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5" style:display-name="ConditionalStyle_12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6" style:display-name="ConditionalStyle_12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27" style:display-name="ConditionalStyle_12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8" style:display-name="ConditionalStyle_12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29" style:display-name="ConditionalStyle_12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30" style:display-name="ConditionalStyle_13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31" style:display-name="ConditionalStyle_13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32" style:display-name="ConditionalStyle_13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9" style:display-name="ConditionalStyle_6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2" style:display-name="ConditionalStyle_72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4" style:display-name="ConditionalStyle_7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5" style:display-name="ConditionalStyle_7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7" style:display-name="ConditionalStyle_7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0" style:display-name="ConditionalStyle_8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1" style:display-name="ConditionalStyle_8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3" style:display-name="ConditionalStyle_8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3" style:display-name="ConditionalStyle_13" style:family="table-cell" style:parent-style-name="Default">
      <style:table-cell-properties fo:background-color="#ccffff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ccffff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cffff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ccffff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2" style:display-name="ConditionalStyle_10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3" style:display-name="ConditionalStyle_10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401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4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401cm" fo:margin-right="1.499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401cm" fo:margin-right="1.499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1.401cm" fo:margin-right="1.499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rec" style:display-name="PageStyle_marec" style:page-layout-name="Mpm3">
      <style:header>
        <style:region-left>
          <text:p><text:span text:style-name="MT1">Zadnja sprememba: </text:span><text:span text:style-name="MT1"><text:date style:data-style-name="N2" text:date-value="2022-03-21">00.00.0000</text:date></text:span><text:span text:style-name="MT1"><text:s/></text:span><text:span text:style-name="MT1"><text:time style:data-style-name="N2" text:time-value="19:04:08.903000000">00:00:00</text:time>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zorciVnosov" style:display-name="PageStyle_VzorciVnosov" style:page-layout-name="Mpm4">
      <style:header>
        <style:region-left>
          <text:p><text:span text:style-name="MT2">Zadnja sprememba 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8.910000000">00:00:00</text:time>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>
        <style:region-left>
          <text:p><text:span text:style-name="MT1">Zadnja sprememba: </text:span><text:span text:style-name="MT1"><text:date style:data-style-name="N2" text:date-value="2022-03-21">00.00.0000</text:date></text:span><text:span text:style-name="MT1"><text:s/></text:span><text:span text:style-name="MT1"><text:time style:data-style-name="N2" text:time-value="19:04:09.122000000">00:00:00</text:time>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j" style:display-name="PageStyle_maj" style:page-layout-name="Mpm5">
      <style:header>
        <style:region-left>
          <text:p><text:span text:style-name="MT2">Zadnja sprememba 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9.132000000">00:00:00</text:time>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j" style:display-name="PageStyle_junij" style:page-layout-name="Mpm5">
      <style:header>
        <text:p><text:span text:style-name="MT2">Zadnja sprememba </text:span><text:span text:style-name="MT2"><text:date style:data-style-name="N2" text:date-value="2022-03-21">00.00.0000</text:date></text:span><text:span text:style-name="MT2"><text:s text:c="2"/></text:span><text:span text:style-name="MT2"><text:time style:data-style-name="N2" text:time-value="19:04:09.142000000">00:00:00</text:time>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5">
      <style:header>
        <text:p><text:span text:style-name="MT2">zadnja sprememba <text:s text:c="2"/>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9.142000000">00:00:00</text:time>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er" style:display-name="PageStyle_december" style:page-layout-name="Mpm5">
      <style:header>
        <text:p><text:span text:style-name="MT2">Zadnja sprememba <text:s text:c="2"/>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9.152000000">00:00:00</text:time>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5">
      <style:header>
        <text:p><text:span text:style-name="MT2">Zadnja sprememba <text:s text:c="2"/>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9.152000000">00:00:00</text:time>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5">
      <style:header>
        <text:p><text:span text:style-name="MT2">zadnja sprememba <text:s text:c="2"/></text:span><text:span text:style-name="MT2"><text:date style:data-style-name="N2" text:date-value="2022-03-21">00.00.0000</text:date></text:span><text:span text:style-name="MT2"><text:s text:c="2"/></text:span><text:span text:style-name="MT2"><text:time style:data-style-name="N2" text:time-value="19:04:09.163000000">00:00:00</text:time>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6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<text:date style:data-style-name="N2" text:date-value="2022-03-21">00.00.0000</text:date></text:span><text:span text:style-name="MT2"><text:time style:data-style-name="N2" text:time-value="19:04:09.171000000">00:00:00</text:time></text:span></text:p>
      </style:footer>
      <style:footer-left style:display="false"/>
      <style:footer-first style:display="false"/>
    </style:master-page>
    <style:master-page style:name="PageStyle_5f_januar" style:display-name="PageStyle_januar" style:page-layout-name="Mpm7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<text:date style:data-style-name="N2" text:date-value="2022-03-21">00.00.0000</text:date></text:span><text:span text:style-name="MT2"><text:time style:data-style-name="N2" text:time-value="19:04:09.171000000">00:00:00</text:time></text:span></text:p>
      </style:footer>
      <style:footer-left style:display="false"/>
      <style:footer-first style:display="false"/>
    </style:master-page>
    <style:master-page style:name="PageStyle_5f_oktober" style:display-name="PageStyle_oktober" style:page-layout-name="Mpm6">
      <style:header>
        <text:p><text:span text:style-name="MT2">Zadnja sprememba <text:s text:c="2"/>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9.183000000">00:00:00</text:time></text:span></text:p>
      </style:header>
      <style:header-left style:display="false"/>
      <style:header-first style:display="false"/>
      <style:footer>
        <text:p><text:span text:style-name="MT2">Stran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eptember" style:display-name="PageStyle_september" style:page-layout-name="Mpm5">
      <style:header>
        <text:p><text:span text:style-name="MT2">zadnja sprememba <text:s text:c="2"/></text:span><text:span text:style-name="MT2"><text:date style:data-style-name="N2" text:date-value="2022-03-21">00.00.0000</text:date></text:span><text:span text:style-name="MT2"><text:s/></text:span><text:span text:style-name="MT2"><text:time style:data-style-name="N2" text:time-value="19:04:09.183000000">00:00:00</text:time>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8-11-27T09:54:20</meta:creation-date>
    <dc:language>sl-SI</dc:language>
    <dc:creator>kcpis</dc:creator>
    <meta:print-date>1601-01-01T01:02:05</meta:print-date>
    <dc:date>2008-12-23T15:14:46</dc:date>
    <meta:editing-cycles>7</meta:editing-cycles>
    <meta:editing-duration>PT22H25M</meta:editing-duration>
    <meta:generator>LibreOffice/7.2.5.2$Windows_X86_64 LibreOffice_project/499f9727c189e6ef3471021d6132d4c694f357e5</meta:generator>
    <meta:document-statistic meta:table-count="13" meta:cell-count="7417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